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41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0.552cm"/>
    </style:style>
    <style:style style:name="co7" style:family="table-column">
      <style:table-column-properties fo:break-before="auto" style:column-width="5.888cm"/>
    </style:style>
    <style:style style:name="co8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5.161cm"/>
    </style:style>
    <style:style style:name="co24" style:family="table-column">
      <style:table-column-properties fo:break-before="auto" style:column-width="4.533cm"/>
    </style:style>
    <style:style style:name="co25" style:family="table-column">
      <style:table-column-properties fo:break-before="auto" style:column-width="2.469cm"/>
    </style:style>
    <style:style style:name="co26" style:family="table-column">
      <style:table-column-properties fo:break-before="auto" style:column-width="6.008cm"/>
    </style:style>
    <style:style style:name="co27" style:family="table-column">
      <style:table-column-properties fo:break-before="auto" style:column-width="3.096cm"/>
    </style:style>
    <style:style style:name="co28" style:family="table-column">
      <style:table-column-properties fo:break-before="auto" style:column-width="4.681cm"/>
    </style:style>
    <style:style style:name="co29" style:family="table-column">
      <style:table-column-properties fo:break-before="auto" style:column-width="4.459cm"/>
    </style:style>
    <style:style style:name="co30" style:family="table-column">
      <style:table-column-properties fo:break-before="auto" style:column-width="2.506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6.414cm"/>
    </style:style>
    <style:style style:name="co33" style:family="table-column">
      <style:table-column-properties fo:break-before="auto" style:column-width="4.313cm"/>
    </style:style>
    <style:style style:name="co34" style:family="table-column">
      <style:table-column-properties fo:break-before="auto" style:column-width="4.09cm"/>
    </style:style>
    <style:style style:name="co35" style:family="table-column">
      <style:table-column-properties fo:break-before="auto" style:column-width="2.358cm"/>
    </style:style>
    <style:style style:name="co36" style:family="table-column">
      <style:table-column-properties fo:break-before="auto" style:column-width="6.193cm"/>
    </style:style>
    <style:style style:name="co37" style:family="table-column">
      <style:table-column-properties fo:break-before="auto" style:column-width="2.875cm"/>
    </style:style>
    <style:style style:name="co38" style:family="table-column">
      <style:table-column-properties fo:break-before="auto" style:column-width="4.018cm"/>
    </style:style>
    <style:style style:name="co39" style:family="table-column">
      <style:table-column-properties fo:break-before="auto" style:column-width="4.202cm"/>
    </style:style>
    <style:style style:name="co40" style:family="table-column">
      <style:table-column-properties fo:break-before="auto" style:column-width="2.544cm"/>
    </style:style>
    <style:style style:name="co41" style:family="table-column">
      <style:table-column-properties fo:break-before="auto" style:column-width="2.616cm"/>
    </style:style>
    <style:style style:name="co42" style:family="table-column">
      <style:table-column-properties fo:break-before="auto" style:column-width="3.244cm"/>
    </style:style>
    <style:style style:name="co43" style:family="table-column">
      <style:table-column-properties fo:break-before="auto" style:column-width="2.653cm"/>
    </style:style>
    <style:style style:name="co44" style:family="table-column">
      <style:table-column-properties fo:break-before="auto" style:column-width="2.801cm"/>
    </style:style>
    <style:style style:name="co45" style:family="table-column">
      <style:table-column-properties fo:break-before="auto" style:column-width="4.239cm"/>
    </style:style>
    <style:style style:name="co46" style:family="table-column">
      <style:table-column-properties fo:break-before="auto" style:column-width="5.05cm"/>
    </style:style>
    <style:style style:name="co47" style:family="table-column">
      <style:table-column-properties fo:break-before="auto" style:column-width="2.912cm"/>
    </style:style>
    <style:style style:name="co48" style:family="table-column">
      <style:table-column-properties fo:break-before="auto" style:column-width="4.718cm"/>
    </style:style>
    <style:style style:name="co49" style:family="table-column">
      <style:table-column-properties fo:break-before="auto" style:column-width="2.175cm"/>
    </style:style>
    <style:style style:name="co50" style:family="table-column">
      <style:table-column-properties fo:break-before="auto" style:column-width="2.212cm"/>
    </style:style>
    <style:style style:name="co51" style:family="table-column">
      <style:table-column-properties fo:break-before="auto" style:column-width="3.022cm"/>
    </style:style>
    <style:style style:name="co52" style:family="table-column">
      <style:table-column-properties fo:break-before="auto" style:column-width="3.059cm"/>
    </style:style>
    <style:style style:name="co53" style:family="table-column">
      <style:table-column-properties fo:break-before="auto" style:column-width="1.289cm"/>
    </style:style>
    <style:style style:name="co54" style:family="table-column">
      <style:table-column-properties fo:break-before="auto" style:column-width="4.755cm"/>
    </style:style>
    <style:style style:name="co55" style:family="table-column">
      <style:table-column-properties fo:break-before="auto" style:column-width="3.318cm"/>
    </style:style>
    <style:style style:name="co56" style:family="table-column">
      <style:table-column-properties fo:break-before="auto" style:column-width="5.456cm"/>
    </style:style>
    <style:style style:name="co57" style:family="table-column">
      <style:table-column-properties fo:break-before="auto" style:column-width="2.727cm"/>
    </style:style>
    <style:style style:name="co58" style:family="table-column">
      <style:table-column-properties fo:break-before="auto" style:column-width="3.133cm"/>
    </style:style>
    <style:style style:name="co59" style:family="table-column">
      <style:table-column-properties fo:break-before="auto" style:column-width="5.013cm"/>
    </style:style>
    <style:style style:name="co60" style:family="table-column">
      <style:table-column-properties fo:break-before="auto" style:column-width="3.759cm"/>
    </style:style>
    <style:style style:name="co61" style:family="table-column">
      <style:table-column-properties fo:break-before="auto" style:column-width="3.17cm"/>
    </style:style>
    <style:style style:name="co62" style:family="table-column">
      <style:table-column-properties fo:break-before="auto" style:column-width="2.838cm"/>
    </style:style>
    <style:style style:name="co63" style:family="table-column">
      <style:table-column-properties fo:break-before="auto" style:column-width="4.276cm"/>
    </style:style>
    <style:style style:name="co64" style:family="table-column">
      <style:table-column-properties fo:break-before="auto" style:column-width="4.976cm"/>
    </style:style>
    <style:style style:name="co65" style:family="table-column">
      <style:table-column-properties fo:break-before="auto" style:column-width="2.395cm"/>
    </style:style>
    <style:style style:name="co66" style:family="table-column">
      <style:table-column-properties fo:break-before="auto" style:column-width="3.427cm"/>
    </style:style>
    <style:style style:name="co67" style:family="table-column">
      <style:table-column-properties fo:break-before="auto" style:column-width="4.165cm"/>
    </style:style>
    <style:style style:name="co68" style:family="table-column">
      <style:table-column-properties fo:break-before="auto" style:column-width="3.464cm"/>
    </style:style>
    <style:style style:name="co69" style:family="table-column">
      <style:table-column-properties fo:break-before="auto" style:column-width="3.687cm"/>
    </style:style>
    <style:style style:name="co70" style:family="table-column">
      <style:table-column-properties fo:break-before="auto" style:column-width="5.124cm"/>
    </style:style>
    <style:style style:name="co71" style:family="table-column">
      <style:table-column-properties fo:break-before="auto" style:column-width="4.607cm"/>
    </style:style>
    <style:style style:name="co72" style:family="table-column">
      <style:table-column-properties fo:break-before="auto" style:column-width="3.907cm"/>
    </style:style>
    <style:style style:name="co73" style:family="table-column">
      <style:table-column-properties fo:break-before="auto" style:column-width="3.575cm"/>
    </style:style>
    <style:style style:name="co74" style:family="table-column">
      <style:table-column-properties fo:break-before="auto" style:column-width="4.828cm"/>
    </style:style>
    <style:style style:name="co75" style:family="table-column">
      <style:table-column-properties fo:break-before="auto" style:column-width="5.055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1.974cm"/>
    </style:style>
    <style:style style:name="co78" style:family="table-column">
      <style:table-column-properties fo:break-before="auto" style:column-width="1.984cm"/>
    </style:style>
    <style:style style:name="co79" style:family="table-column">
      <style:table-column-properties fo:break-before="auto" style:column-width="3.621cm"/>
    </style:style>
    <style:style style:name="co80" style:family="table-column">
      <style:table-column-properties fo:break-before="auto" style:column-width="3.373cm"/>
    </style:style>
    <style:style style:name="co81" style:family="table-column">
      <style:table-column-properties fo:break-before="auto" style:column-width="3.067cm"/>
    </style:style>
    <style:style style:name="co82" style:family="table-column">
      <style:table-column-properties fo:break-before="auto" style:column-width="2.847cm"/>
    </style:style>
    <style:style style:name="co83" style:family="table-column">
      <style:table-column-properties fo:break-before="auto" style:column-width="2.023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2.279cm"/>
    </style:style>
    <style:style style:name="co86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2.258cm"/>
    </style:style>
    <style:style style:name="co91" style:family="table-column">
      <style:table-column-properties fo:break-before="auto" style:column-width="4.069cm"/>
    </style:style>
    <style:style style:name="co92" style:family="table-column">
      <style:table-column-properties fo:break-before="auto" style:column-width="2.835cm"/>
    </style:style>
    <style:style style:name="co93" style:family="table-column">
      <style:table-column-properties fo:break-before="auto" style:column-width="2.6cm"/>
    </style:style>
    <style:style style:name="co94" style:family="table-column">
      <style:table-column-properties fo:break-before="auto" style:column-width="3.023cm"/>
    </style:style>
    <style:style style:name="co95" style:family="table-column">
      <style:table-column-properties fo:break-before="auto" style:column-width="3.676cm"/>
    </style:style>
    <style:style style:name="co96" style:family="table-column">
      <style:table-column-properties fo:break-before="auto" style:column-width="2.127cm"/>
    </style:style>
    <style:style style:name="co97" style:family="table-column">
      <style:table-column-properties fo:break-before="auto" style:column-width="2.044cm"/>
    </style:style>
    <style:style style:name="co98" style:family="table-column">
      <style:table-column-properties fo:break-before="auto" style:column-width="1.852cm"/>
    </style:style>
    <style:style style:name="co99" style:family="table-column">
      <style:table-column-properties fo:break-before="auto" style:column-width="1.961cm"/>
    </style:style>
    <style:style style:name="co100" style:family="table-column">
      <style:table-column-properties fo:break-before="auto" style:column-width="1.824cm"/>
    </style:style>
    <style:style style:name="co101" style:family="table-column">
      <style:table-column-properties fo:break-before="auto" style:column-width="1.769cm"/>
    </style:style>
    <style:style style:name="co102" style:family="table-column">
      <style:table-column-properties fo:break-before="auto" style:column-width="1.935cm"/>
    </style:style>
    <style:style style:name="co103" style:family="table-column">
      <style:table-column-properties fo:break-before="auto" style:column-width="1.879cm"/>
    </style:style>
    <style:style style:name="co104" style:family="table-column">
      <style:table-column-properties fo:break-before="auto" style:column-width="1.99cm"/>
    </style:style>
    <style:style style:name="co105" style:family="table-column">
      <style:table-column-properties fo:break-before="auto" style:column-width="2.184cm"/>
    </style:style>
    <style:style style:name="co106" style:family="table-column">
      <style:table-column-properties fo:break-before="auto" style:column-width="2.155cm"/>
    </style:style>
    <style:style style:name="co107" style:family="table-column">
      <style:table-column-properties fo:break-before="auto" style:column-width="2.487cm"/>
    </style:style>
    <style:style style:name="co108" style:family="table-column">
      <style:table-column-properties fo:break-before="auto" style:column-width="2.946cm"/>
    </style:style>
    <style:style style:name="co109" style:family="table-column">
      <style:table-column-properties fo:break-before="auto" style:column-width="2.141cm"/>
    </style:style>
    <style:style style:name="co110" style:family="table-column">
      <style:table-column-properties fo:break-before="auto" style:column-width="2.695cm"/>
    </style:style>
    <style:style style:name="co111" style:family="table-column">
      <style:table-column-properties fo:break-before="auto" style:column-width="2.68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81cm" fo:break-before="auto" style:use-optimal-row-height="true"/>
    </style:style>
    <style:style style:name="ro5" style:family="table-row">
      <style:table-row-properties style:row-height="0.427cm" fo:break-before="page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76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percentage-style style:name="N10011" number:language="de" number:country="DE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8pt" style:font-size-asian="8pt" style:font-size-complex="8pt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fo:font-style="italic" fo:font-weight="bold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/>
    </style:style>
    <style:style style:name="ce15" style:family="table-cell" style:parent-style-name="Default">
      <style:text-properties style:text-position="" fo:font-weight="bold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weight="bold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/>
    </style:style>
    <style:style style:name="ce21" style:family="table-cell" style:parent-style-name="Default">
      <style:text-properties style:text-position="" fo:font-style="italic" fo:font-weight="bold"/>
    </style:style>
    <style:style style:name="ce22" style:family="table-cell" style:parent-style-name="Default">
      <style:table-cell-properties fo:background-color="#cccccc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7">
      <style:text-properties style:text-position="" style:font-name="Arial" fo:font-weight="bold" style:font-name-asian="Arial Unicode MS" style:font-name-complex="Tahoma"/>
    </style:style>
    <style:style style:name="ce26" style:family="table-cell" style:parent-style-name="Default" style:data-style-name="N109">
      <style:text-properties style:text-position="" fo:font-weight="bold"/>
    </style:style>
    <style:style style:name="ce27" style:family="table-cell" style:parent-style-name="Default" style:data-style-name="N107">
      <style:text-properties style:text-position="" fo:font-weight="bold"/>
    </style:style>
    <style:style style:name="ce28" style:family="table-cell" style:parent-style-name="Default" style:data-style-name="N109">
      <style:text-properties style:text-position=""/>
    </style:style>
    <style:style style:name="ce29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fo:font-weight="bold"/>
    </style:style>
    <style:style style:name="ce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8pt" fo:font-weight="bold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fo:font-style="italic" fo:font-weight="bold" style:font-size-asian="10pt" style:font-size-complex="10pt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style:text-position="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6pt" style:text-underline-style="solid" style:text-underline-width="auto" style:text-underline-color="font-color" fo:font-weight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style="italic" fo:font-weight="bold"/>
    </style:style>
    <style:style style:name="ce50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12pt" fo:font-style="italic" fo:font-weight="bold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fo:font-style="italic" fo:font-weight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fo:font-weight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/>
    </style:style>
    <style:style style:name="ce5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12pt" fo:font-weight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text-underline-style="solid" style:text-underline-width="auto" style:text-underline-color="font-color" fo:font-weight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/>
    </style:style>
    <style:style style:name="ce59" style:family="table-cell" style:parent-style-name="Default">
      <style:text-properties style:text-position="" fo:font-size="12pt" fo:font-style="italic" fo:font-weight="bold"/>
    </style:style>
    <style:style style:name="ce60" style:family="table-cell" style:parent-style-name="Default">
      <style:text-properties fo:color="#000000" style:text-outline="false" style:text-line-through-style="none" style:text-position="" style:font-name="Arial" fo:font-size="12pt" fo:font-style="normal" fo:text-shadow="none" style:text-underline-style="none" fo:font-weight="bold"/>
    </style:style>
    <style:style style:name="ce61" style:family="table-cell" style:parent-style-name="Default">
      <style:text-properties style:text-position="" fo:font-size="12pt" fo:font-weight="bold"/>
    </style:style>
    <style:style style:name="ce62" style:family="table-cell" style:parent-style-name="Default" style:data-style-name="N10107">
      <style:table-cell-properties style:text-align-source="fix" style:repeat-content="false"/>
      <style:paragraph-properties fo:text-align="center"/>
      <style:text-properties style:text-position="" fo:font-size="12pt" fo:font-weight="bold"/>
    </style:style>
    <style:style style:name="ce63" style:family="table-cell" style:parent-style-name="Default">
      <style:table-cell-properties style:text-align-source="fix" style:repeat-content="false"/>
      <style:paragraph-properties fo:text-align="center"/>
      <style:text-properties style:text-position="" fo:font-size="12pt" fo:font-weight="bold"/>
    </style:style>
    <style:style style:name="ce64" style:family="table-cell" style:parent-style-name="Default" style:data-style-name="N107">
      <style:text-properties style:text-position=""/>
    </style:style>
    <style:style style:name="ce65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text-position=""/>
    </style:style>
    <style:style style:name="ce66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text-position="" fo:font-size="12pt" fo:font-style="italic" fo:font-weight="bold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text-position="" fo:font-size="12pt" fo:font-weight="bold"/>
    </style:style>
    <style:style style:name="ce6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position="" style:font-name="Arial" fo:font-size="12pt" fo:font-style="normal" fo:text-shadow="none" style:text-underline-style="none" fo:font-weight="bold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text-position="" fo:font-size="12pt" fo:font-weight="bold"/>
    </style:style>
    <style:style style:name="ce70" style:family="table-cell" style:parent-style-name="Default">
      <style:table-cell-properties style:text-align-source="fix" style:repeat-content="false"/>
      <style:paragraph-properties fo:text-align="center"/>
      <style:text-properties style:text-position="" fo:font-size="16pt" style:text-underline-style="solid" style:text-underline-width="auto" style:text-underline-color="font-color" fo:font-weight="bold"/>
    </style:style>
    <style:style style:name="ce71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72" style:family="table-cell" style:parent-style-name="Default">
      <style:table-cell-properties style:text-align-source="fix" style:repeat-content="false"/>
      <style:paragraph-properties fo:text-align="center"/>
      <style:text-properties style:text-position="" fo:font-size="12pt" fo:font-style="italic" fo:font-weight="bold"/>
    </style:style>
    <style:style style:name="ce73" style:family="table-cell" style:parent-style-name="Default" style:data-style-name="N30">
      <style:table-cell-properties style:text-align-source="fix" style:repeat-content="false"/>
      <style:paragraph-properties fo:text-align="center"/>
      <style:text-properties style:text-position="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5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text-position=""/>
    </style:style>
    <style:style style:name="ce76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text-position="" fo:font-size="12pt" fo:font-style="italic" fo:font-weight="bold"/>
    </style:style>
    <style:style style:name="ce10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size="7pt"/>
    </style:style>
    <style:style style:name="ce10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9pt" fo:font-style="italic"/>
    </style:style>
    <style:style style:name="ce10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fo:font-style="normal" fo:font-weight="bold"/>
    </style:style>
    <style:style style:name="ce103" style:family="table-cell" style:parent-style-name="Default">
      <style:text-properties style:text-position="" fo:font-size="8pt"/>
    </style:style>
    <style:style style:name="ce104" style:family="table-cell" style:parent-style-name="Default">
      <style:text-properties style:text-position="" fo:font-size="9pt"/>
    </style:style>
    <style:style style:name="ce105" style:family="table-cell" style:parent-style-name="Default">
      <style:text-properties style:text-position="" fo:font-size="7pt"/>
    </style:style>
    <style:style style:name="ce77" style:family="table-cell" style:parent-style-name="Default">
      <style:table-cell-properties fo:border="0.06pt solid #000000"/>
      <style:text-properties style:text-position="" fo:font-size="13pt" style:text-underline-style="solid" style:text-underline-width="auto" style:text-underline-color="font-color" fo:font-weight="bold"/>
    </style:style>
    <style:style style:name="ce78" style:family="table-cell" style:parent-style-name="Default">
      <style:table-cell-properties fo:background-color="#cccccc" fo:border="0.06pt solid #000000"/>
      <style:text-properties style:text-position="" fo:font-size="8pt"/>
    </style:style>
    <style:style style:name="ce79" style:family="table-cell" style:parent-style-name="Default">
      <style:table-cell-properties fo:background-color="#ffffff" fo:border="0.06pt solid #000000"/>
      <style:text-properties style:text-position="" fo:font-size="8pt"/>
    </style:style>
    <style:style style:name="ce80" style:family="table-cell" style:parent-style-name="Default">
      <style:table-cell-properties fo:background-color="#00ffff" fo:border="0.06pt solid #000000"/>
      <style:text-properties style:text-position="" fo:font-size="8pt"/>
    </style:style>
    <style:style style:name="ce81" style:family="table-cell" style:parent-style-name="Default">
      <style:table-cell-properties fo:border="0.06pt solid #000000"/>
      <style:text-properties style:text-position="" fo:font-size="8pt"/>
    </style:style>
    <style:style style:name="ce82" style:family="table-cell" style:parent-style-name="Default">
      <style:table-cell-properties fo:background-color="#cccccc"/>
      <style:text-properties style:text-position="" fo:font-size="8pt"/>
    </style:style>
    <style:style style:name="ce83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cm"/>
      <style:text-properties style:text-position="" fo:font-size="7pt" fo:font-weight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size="7pt" fo:font-weight="bold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text-position="" fo:font-size="8pt" fo:font-weight="bold"/>
    </style:style>
    <style:style style:name="ce86" style:family="table-cell" style:parent-style-name="Default">
      <style:table-cell-properties fo:background-color="#00ffff" style:text-align-source="fix" style:repeat-content="false" fo:border="0.99pt solid #000000"/>
      <style:paragraph-properties fo:text-align="end" fo:margin-left="0cm"/>
      <style:text-properties style:text-position="" fo:font-size="11pt" fo:font-weight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9pt" fo:font-style="italic"/>
    </style:style>
    <style:style style:name="ce8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fo:font-weight="bold"/>
    </style:style>
    <style:style style:name="ce89" style:family="table-cell" style:parent-style-name="Default" style:data-style-name="N107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size="7pt"/>
    </style:style>
    <style:style style:name="ce90" style:family="table-cell" style:parent-style-name="Default" style:data-style-name="N107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size="7pt"/>
    </style:style>
    <style:style style:name="ce91" style:family="table-cell" style:parent-style-name="Default" style:data-style-name="N107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size="7pt"/>
    </style:style>
    <style:style style:name="ce9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/>
    </style:style>
    <style:style style:name="ce93" style:family="table-cell" style:parent-style-name="Default" style:data-style-name="N107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ff3333" style:text-position="" fo:font-size="7pt" fo:font-weight="bold"/>
    </style:style>
    <style:style style:name="ce9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 fo:font-size="7pt"/>
    </style:style>
    <style:style style:name="ce9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 fo:font-size="8pt"/>
    </style:style>
    <style:style style:name="ce96" style:family="table-cell" style:parent-style-name="Default" style:data-style-name="N107">
      <style:table-cell-properties fo:background-color="#00ffff" style:text-align-source="fix" style:repeat-content="false" fo:border="0.99pt solid #000000"/>
      <style:paragraph-properties fo:text-align="center" fo:margin-left="0cm"/>
      <style:text-properties style:text-position="" fo:font-size="11pt" fo:font-weight="bold"/>
    </style:style>
    <style:style style:name="ce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9pt" fo:font-style="italic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fo:font-style="normal" fo:font-weight="bold"/>
    </style:style>
    <style:style style:name="ce106" style:family="table-cell" style:parent-style-name="Default">
      <style:table-cell-properties fo:wrap-option="wrap"/>
      <style:text-properties style:text-position="" fo:font-size="16pt" style:text-underline-style="solid" style:text-underline-width="auto" style:text-underline-color="font-color" fo:font-weight="bold"/>
    </style:style>
    <style:style style:name="ce107" style:family="table-cell" style:parent-style-name="Default">
      <style:table-cell-properties fo:wrap-option="wrap"/>
      <style:text-properties style:text-position=""/>
    </style:style>
    <style:style style:name="ce108" style:family="table-cell" style:parent-style-name="Default">
      <style:table-cell-properties fo:wrap-option="wrap"/>
      <style:text-properties fo:color="#ffffff" style:text-position="" fo:font-weight="bold"/>
    </style:style>
    <style:style style:name="ce109" style:family="table-cell" style:parent-style-name="Default">
      <style:table-cell-properties fo:wrap-option="wrap"/>
      <style:text-properties fo:color="#ffffff" style:text-position=""/>
    </style:style>
    <style:style style:name="ce11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fo:color="#000000" style:text-position="" fo:font-weight="bold"/>
    </style:style>
    <style:style style:name="ce111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position="" fo:font-size="10pt" fo:font-style="normal" fo:font-weight="bold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position="" fo:font-size="10pt" fo:font-style="normal" fo:font-weight="normal"/>
    </style:style>
    <style:style style:name="ce113" style:family="table-cell" style:parent-style-name="Default" style:data-style-name="N0">
      <style:table-cell-properties fo:background-color="#00ffff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position="" fo:font-size="10pt" fo:font-style="normal" fo:font-weight="normal"/>
    </style:style>
    <style:style style:name="ce114" style:family="table-cell" style:parent-style-name="Default" style:data-style-name="N0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fo:color="#000000" style:text-position="" fo:font-size="10pt" fo:font-style="normal" fo:font-weight="bold"/>
    </style:style>
    <style:style style:name="ce115" style:family="table-cell" style:parent-style-name="Default" style:data-style-name="N0">
      <style:table-cell-properties fo:background-color="#00ffff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position="" fo:font-weight="normal"/>
    </style:style>
    <style:style style:name="ce116" style:family="table-cell" style:parent-style-name="Default" style:data-style-name="N0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fo:color="#000000" style:text-position="" fo:font-size="11pt" fo:font-weight="normal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position="" fo:font-weight="normal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position="" fo:font-weight="normal"/>
    </style:style>
    <style:style style:name="ce119" style:family="table-cell" style:parent-style-name="Default" style:data-style-name="N0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fo:color="#000000" style:text-position="" fo:font-weight="normal"/>
    </style:style>
    <style:style style:name="ce1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position="" fo:font-weight="normal"/>
    </style:style>
    <style:style style:name="ce121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fo:color="#000000" style:text-position="" fo:font-weight="normal"/>
    </style:style>
    <style:style style:name="ce1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tyle="italic" fo:font-weight="bold"/>
    </style:style>
    <style:style style:name="ce1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tyle="normal" fo:font-weight="normal"/>
    </style:style>
    <style:style style:name="ce124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text-position="" fo:font-style="normal" fo:font-weight="normal"/>
    </style:style>
    <style:style style:name="ce125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28" style:family="table-cell" style:parent-style-name="Default" style:data-style-name="N107">
      <style:table-cell-properties fo:wrap-option="wrap"/>
      <style:text-properties style:text-position=""/>
    </style:style>
    <style:style style:name="ce129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tyle="italic" fo:font-weight="bold"/>
    </style:style>
    <style:style style:name="ce130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tyle="normal" fo:font-weight="normal"/>
    </style:style>
    <style:style style:name="ce131" style:family="table-cell" style:parent-style-name="Default" style:data-style-name="N107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text-position="" fo:font-style="normal" fo:font-weight="normal"/>
    </style:style>
    <style:style style:name="ce132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33" style:family="table-cell" style:parent-style-name="Default" style:data-style-name="N107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34" style:family="table-cell" style:parent-style-name="Default" style:data-style-name="N107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35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136" style:family="table-cell" style:parent-style-name="Default" style:data-style-name="N107">
      <style:table-cell-properties style:text-align-source="fix" style:repeat-content="false" fo:wrap-option="no-wrap" fo:border="0.06pt solid #000000" style:vertical-align="bottom"/>
      <style:paragraph-properties fo:text-align="center" fo:margin-left="0cm"/>
      <style:text-properties style:text-position="" fo:font-style="normal" fo:font-weight="normal"/>
    </style:style>
    <style:style style:name="ce137" style:family="table-cell" style:parent-style-name="Default" style:data-style-name="N107">
      <style:table-cell-properties fo:background-color="#00ffff" style:text-align-source="fix" style:repeat-content="false" fo:wrap-option="no-wrap" fo:border="0.06pt solid #000000" style:vertical-align="bottom"/>
      <style:paragraph-properties fo:text-align="center" fo:margin-left="0cm"/>
      <style:text-properties style:text-position="" fo:font-style="normal" fo:font-weight="normal"/>
    </style:style>
    <style:style style:name="ce138" style:family="table-cell" style:parent-style-name="Default" style:data-style-name="N107">
      <style:table-cell-properties fo:background-color="#00ffff" style:text-align-source="fix" style:repeat-content="false" fo:wrap-option="no-wrap" fo:border="0.06pt solid #000000" style:vertical-align="bottom"/>
      <style:paragraph-properties fo:text-align="center" fo:margin-left="0cm"/>
      <style:text-properties style:text-position="" fo:font-style="italic" fo:font-weight="bold"/>
    </style:style>
    <style:style style:name="ce139" style:family="table-cell" style:parent-style-name="Default" style:data-style-name="N107">
      <style:table-cell-properties fo:background-color="#00ffff" style:text-align-source="fix" style:repeat-content="false" fo:wrap-option="no-wrap" fo:border="0.06pt solid #000000" style:vertical-align="bottom"/>
      <style:paragraph-properties fo:text-align="center" fo:margin-left="0cm"/>
      <style:text-properties style:text-position=""/>
    </style:style>
    <style:style style:name="ce140" style:family="table-cell" style:parent-style-name="Default" style:data-style-name="N107">
      <style:table-cell-properties style:text-align-source="fix" style:repeat-content="false" fo:wrap-option="no-wrap" fo:border="0.06pt solid #000000" style:vertical-align="bottom"/>
      <style:paragraph-properties fo:text-align="center" fo:margin-left="0cm"/>
      <style:text-properties style:text-position=""/>
    </style:style>
    <style:style style:name="ce141" style:family="table-cell" style:parent-style-name="Default" style:data-style-name="N107">
      <style:table-cell-properties fo:background-color="#ffffff" style:text-align-source="fix" style:repeat-content="false" fo:wrap-option="no-wrap" fo:border="0.06pt solid #000000" style:vertical-align="bottom"/>
      <style:paragraph-properties fo:text-align="center" fo:margin-left="0cm"/>
      <style:text-properties style:text-position=""/>
    </style:style>
    <style:style style:name="ce142" style:family="table-cell" style:parent-style-name="Default" style:data-style-name="N107">
      <style:table-cell-properties style:text-align-source="fix" style:repeat-content="false" fo:wrap-option="no-wrap" style:vertical-align="bottom"/>
      <style:paragraph-properties fo:text-align="center" fo:margin-left="0cm"/>
      <style:text-properties style:text-position=""/>
    </style:style>
    <style:style style:name="ce143" style:family="table-cell" style:parent-style-name="Default" style:data-style-name="N107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 fo:font-style="normal" fo:font-weight="normal"/>
    </style:style>
    <style:style style:name="ce144" style:family="table-cell" style:parent-style-name="Default" style:data-style-name="N107">
      <style:table-cell-properties fo:background-color="#00ffff"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 fo:font-style="normal" fo:font-weight="normal"/>
    </style:style>
    <style:style style:name="ce145" style:family="table-cell" style:parent-style-name="Default" style:data-style-name="N107">
      <style:table-cell-properties fo:background-color="#00ffff"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 fo:font-style="italic" fo:font-weight="bold"/>
    </style:style>
    <style:style style:name="ce146" style:family="table-cell" style:parent-style-name="Default" style:data-style-name="N107">
      <style:table-cell-properties fo:background-color="#00ffff"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/>
    </style:style>
    <style:style style:name="ce147" style:family="table-cell" style:parent-style-name="Default" style:data-style-name="N107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/>
    </style:style>
    <style:style style:name="ce148" style:family="table-cell" style:parent-style-name="Default" style:data-style-name="N107">
      <style:table-cell-properties fo:background-color="#ffffff"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/>
    </style:style>
    <style:style style:name="ce149" style:family="table-cell" style:parent-style-name="Default" style:data-style-name="N107">
      <style:table-cell-properties style:text-align-source="fix" style:repeat-content="false" fo:wrap-option="wrap" style:vertical-align="automatic"/>
      <style:paragraph-properties fo:text-align="center" fo:margin-left="0cm"/>
      <style:text-properties style:text-position=""/>
    </style:style>
    <style:style style:name="ce150" style:family="table-cell" style:parent-style-name="Default" style:data-style-name="N109">
      <style:table-cell-properties fo:background-color="#00ffff"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152" style:family="table-cell" style:parent-style-name="Default" style:data-style-name="N109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fo:font-weight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9" style:family="table-cell" style:parent-style-name="Default"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ackground-color="#c0c0c0"/>
      <style:text-properties style:text-position=""/>
    </style:style>
    <style:style style:name="ce161" style:family="table-cell" style:parent-style-name="Default" style:data-style-name="N11">
      <style:text-properties style:text-position=""/>
    </style:style>
    <style:style style:name="ce162" style:family="table-cell" style:parent-style-name="Default" style:data-style-name="N10011"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9pt" fo:font-weight="bold"/>
    </style:style>
    <style:style style:name="ce3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9pt" fo:font-weight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9pt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9pt"/>
    </style:style>
    <style:style style:name="ce40" style:family="table-cell" style:parent-style-name="Default" style:data-style-name="N107">
      <style:table-cell-properties style:cell-protect="protected" style:print-content="true" style:text-align-source="fix" style:repeat-content="false"/>
      <style:paragraph-properties fo:text-align="center" fo:margin-left="0cm"/>
      <style:text-properties style:text-position="" fo:font-size="9pt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fo:font-weight="bold"/>
    </style:style>
    <style:style style:name="ce163" style:family="table-cell" style:parent-style-name="Default" style:data-style-name="N111">
      <style:text-properties style:text-position=""/>
    </style:style>
    <style:style style:name="ce164" style:family="table-cell" style:parent-style-name="Default">
      <style:text-properties style:text-position="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fo:background-color="#0000ff" style:text-align-source="fix" style:repeat-content="false"/>
      <style:paragraph-properties fo:text-align="end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0">
      <style:text-properties style:text-position="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1" style:family="table-cell" style:parent-style-name="Default" style:data-style-name="N109">
      <style:table-cell-properties fo:background-color="#ccccff" style:text-align-source="fix" style:repeat-content="false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 style:data-style-name="N109">
      <style:table-cell-properties fo:background-color="#0000ff" style:text-align-source="fix" style:repeat-content="fals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74" style:family="table-cell" style:parent-style-name="Default">
      <style:text-properties style:text-position="" fo:font-size="11pt" style:font-size-asian="11pt" style:font-size-complex="11pt"/>
    </style:style>
    <style:style style:name="ce175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color="#ffffff" style:text-position="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/>
    </style:style>
    <style:style style:name="ce191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size-complex="8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fo:font-weight="bold" style:font-size-asian="10pt" style:font-size-complex="10pt"/>
    </style:style>
    <style:style style:name="ce1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9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tyle="italic" fo:font-weight="bold"/>
    </style:style>
    <style:style style:name="ce200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02" style:family="table-cell" style:parent-style-name="Default">
      <style:text-properties fo:font-weight="bold"/>
    </style:style>
    <style:style style:name="ce20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0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/>
    </style:style>
    <style:style style:name="ce208" style:family="table-cell" style:parent-style-name="Default">
      <style:text-properties fo:font-style="italic" fo:font-weight="bold"/>
    </style:style>
    <style:style style:name="ce209" style:family="table-cell" style:parent-style-name="Default">
      <style:table-cell-properties fo:background-color="#cccccc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1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7">
      <style:text-properties style:font-name="Arial" fo:font-weight="bold" style:font-name-asian="Arial Unicode MS" style:font-name-complex="Tahoma"/>
    </style:style>
    <style:style style:name="ce213" style:family="table-cell" style:parent-style-name="Default" style:data-style-name="N109">
      <style:text-properties fo:font-weight="bold"/>
    </style:style>
    <style:style style:name="ce214" style:family="table-cell" style:parent-style-name="Default" style:data-style-name="N107">
      <style:text-properties fo:font-weight="bold"/>
    </style:style>
    <style:style style:name="ce215" style:family="table-cell" style:parent-style-name="Default" style:data-style-name="N109"/>
    <style:style style:name="ce216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21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2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9pt"/>
    </style:style>
    <style:style style:name="ce22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9pt" fo:font-weight="normal"/>
    </style:style>
    <style:style style:name="ce22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normal"/>
    </style:style>
    <style:style style:name="ce227" style:family="table-cell" style:parent-style-name="Default" style:data-style-name="N107">
      <style:table-cell-properties style:cell-protect="protected" style:print-content="true" style:text-align-source="fix" style:repeat-content="false"/>
      <style:paragraph-properties fo:text-align="center" fo:margin-left="0cm"/>
      <style:text-properties fo:font-size="9pt"/>
    </style:style>
    <style:style style:name="ce22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/>
    </style:style>
    <style:style style:name="ce22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9pt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/>
    </style:style>
    <style:style style:name="ce23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fo:font-weight="normal"/>
    </style:style>
    <style:style style:name="ce23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normal"/>
    </style:style>
    <style:style style:name="ce234" style:family="table-cell" style:parent-style-name="Default" style:data-style-name="N107">
      <style:table-cell-properties style:text-align-source="fix" style:repeat-content="false"/>
      <style:paragraph-properties fo:text-align="center"/>
      <style:text-properties fo:font-size="10pt" fo:font-weight="normal"/>
    </style:style>
    <style:style style:name="ce235" style:family="table-cell" style:parent-style-name="Default" style:data-style-name="N111"/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Jan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Januar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48]-[.H3]+[.K23]" office:value-type="currency" office:currency="EUR" office:value="-92" calcext:value-type="currency">
            <text:p>-92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16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2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eb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Februar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49]-[.H3]+[.K23]" office:value-type="currency" office:currency="EUR" office:value="-91" calcext:value-type="currency">
            <text:p>-91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Jan13.K5]+[.K3]" office:value-type="currency" office:currency="EUR" office:value="-91" calcext:value-type="currency">
            <text:p>-91,00 €</text:p>
          </table:table-cell>
        </table:table-row>
        <table:table-row table:style-name="ro2">
          <table:table-cell table:style-name="ce2"/>
          <table:table-cell table:style-name="ce10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Jan13.K7]+SUM([.H16:.H25])+[.K3]-SUM([.H27:.H36])" office:value-type="currency" office:currency="EUR" office:value="-91" calcext:value-type="currency">
            <text:p>-91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Jan13.K9]+[$Aus2.$AL$43]-(SUM([.K28:.K33]))" office:value-type="currency" office:currency="EUR" office:value="444" calcext:value-type="currency">
            <text:p>444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Jan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5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13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rz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März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0]-[.H3]+[.K23]" office:value-type="currency" office:currency="EUR" office:value="-90" calcext:value-type="currency">
            <text:p>-9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Feb13.K5]+[.K3]" office:value-type="currency" office:currency="EUR" office:value="-181" calcext:value-type="currency">
            <text:p>-181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Feb13.K7]+SUM([.H16:.H25])+[.K3]-SUM([.H27:.H36])" office:value-type="currency" office:currency="EUR" office:value="-181" calcext:value-type="currency">
            <text:p>-181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Feb13.K9]+[$Aus2.$AL$43]-(SUM([.K28:.K33]))" office:value-type="currency" office:currency="EUR" office:value="888" calcext:value-type="currency">
            <text:p>888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Feb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0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18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pr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April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1]-[.H3]+[.K23]" office:value-type="currency" office:currency="EUR" office:value="-89" calcext:value-type="currency">
            <text:p>-89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Mrz13.K5]+[.K3]" office:value-type="currency" office:currency="EUR" office:value="-270" calcext:value-type="currency">
            <text:p>-27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Mrz13.K7]+SUM([.H16:.H25])+[.K3]-SUM([.H27:.H36])" office:value-type="currency" office:currency="EUR" office:value="-270" calcext:value-type="currency">
            <text:p>-27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Mrz13.K9]+[$Aus2.$AL$43]-(SUM([.K28:.K33]))" office:value-type="currency" office:currency="EUR" office:value="1332" calcext:value-type="currency">
            <text:p>1.332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Mrz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affee</text:p>
          </table:table-cell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17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20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i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Mai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2]-[.H3]+[.K23]" office:value-type="currency" office:currency="EUR" office:value="-88" calcext:value-type="currency">
            <text:p>-88,00 €</text:p>
          </table:table-cell>
        </table:table-row>
        <table:table-row table:style-name="ro2">
          <table:table-cell table:number-columns-repeated="6"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number-columns-repeated="6"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Apr13.K5]+[.K3]" office:value-type="currency" office:currency="EUR" office:value="-358" calcext:value-type="currency">
            <text:p>-358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number-columns-repeated="7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Apr13.K7]+SUM([.H16:.H25])+[.K3]-SUM([.H27:.H36])" office:value-type="currency" office:currency="EUR" office:value="-358" calcext:value-type="currency">
            <text:p>-358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number-columns-repeated="7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Apr13.K9]+[$Aus2.$AL$43]-(SUM([.K28:.K33]))" office:value-type="currency" office:currency="EUR" office:value="1776" calcext:value-type="currency">
            <text:p>1.776,00 €</text:p>
          </table:table-cell>
        </table:table-row>
        <table:table-row table:style-name="ro2" table:number-rows-repeated="3">
          <table:table-cell table:number-columns-repeated="7"/>
          <table:table-cell table:style-name="ce2"/>
          <table:table-cell table:number-columns-repeated="3"/>
        </table:table-row>
        <table:table-row table:style-name="ro2">
          <table:table-cell table:number-columns-repeated="6"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Apr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 table:number-columns-repeated="3"/>
        </table:table-row>
        <table:table-row table:style-name="ro2">
          <table:table-cell table:number-columns-repeated="6"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number-columns-repeated="6"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number-columns-repeated="6"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6"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6"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number-columns-repeated="6"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number-columns-repeated="6"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number-columns-repeated="6"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number-columns-repeated="6"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17"/>
          <table:table-cell table:number-columns-repeated="3"/>
        </table:table-row>
        <table:table-row table:style-name="ro2">
          <table:table-cell table:number-columns-repeated="7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number-columns-repeated="7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number-columns-repeated="7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number-columns-repeated="7"/>
          <table:table-cell table:style-name="ce2"/>
          <table:table-cell table:number-columns-repeated="3"/>
        </table:table-row>
        <table:table-row table:style-name="ro2">
          <table:table-cell table:number-columns-repeated="7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number-columns-repeated="7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 office:value-type="string" calcext:value-type="string">
            <text:p>Kaffee</text:p>
          </table:table-cell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7"/>
          <table:table-cell table:style-name="ce2"/>
          <table:table-cell/>
          <table:table-cell table:style-name="ce22" table:number-columns-repeated="2"/>
        </table:table-row>
        <table:table-row table:style-name="ro2" table:number-rows-repeated="24">
          <table:table-cell table:number-columns-repeated="7"/>
          <table:table-cell table:style-name="ce2"/>
          <table:table-cell table:number-columns-repeated="3"/>
        </table:table-row>
        <table:table-row table:style-name="ro2" table:number-rows-repeated="31915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Jun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Juni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3]-[.H3]+[.K23]" office:value-type="currency" office:currency="EUR" office:value="-87" calcext:value-type="currency">
            <text:p>-87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Mai13.K5]+[.K3]" office:value-type="currency" office:currency="EUR" office:value="-445" calcext:value-type="currency">
            <text:p>-445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Mai13.K7]+SUM([.H16:.H25])+[.K3]-SUM([.H27:.H36])" office:value-type="currency" office:currency="EUR" office:value="-445" calcext:value-type="currency">
            <text:p>-445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Mai13.K9]+[$Aus2.$AL$43]-(SUM([.K28:.K33]))" office:value-type="currency" office:currency="EUR" office:value="2220" calcext:value-type="currency">
            <text:p>2.220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Mai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3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1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Jul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Juli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4]-[.H3]+[.K23]" office:value-type="currency" office:currency="EUR" office:value="-86" calcext:value-type="currency">
            <text:p>-86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Jun13.K5]+[.K3]" office:value-type="currency" office:currency="EUR" office:value="-531" calcext:value-type="currency">
            <text:p>-531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Jun13.K7]+SUM([.H16:.H25])+[.K3]-SUM([.H27:.H36])" office:value-type="currency" office:currency="EUR" office:value="-531" calcext:value-type="currency">
            <text:p>-531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Jun13.K9]+[$Aus2.$AL$43]-(SUM([.K28:.K33]))" office:value-type="currency" office:currency="EUR" office:value="2664" calcext:value-type="currency">
            <text:p>2.664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Jun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9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10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ug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88" office:value-type="string" calcext:value-type="string">
            <text:p>Ausgaben für den Monat August:</text:p>
          </table:table-cell>
          <table:table-cell table:style-name="ce193"/>
          <table:table-cell table:style-name="ce189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89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>
          <table:table-cell table:style-name="ce190" office:value-type="string" calcext:value-type="string">
            <text:p>Firma</text:p>
          </table:table-cell>
          <table:table-cell table:style-name="ce195" office:value-type="string" calcext:value-type="string">
            <text:p>Kategorie</text:p>
          </table:table-cell>
          <table:table-cell table:style-name="ce190" office:value-type="string" calcext:value-type="string">
            <text:p>Datum</text:p>
          </table:table-cell>
          <table:table-cell table:style-name="ce199" office:value-type="string" calcext:value-type="string">
            <text:p>Betrag</text:p>
          </table:table-cell>
          <table:table-cell table:style-name="ce199" office:value-type="string" calcext:value-type="string">
            <text:p>Barbetrag</text:p>
          </table:table-cell>
          <table:table-cell/>
          <table:table-cell table:style-name="ce201" office:value-type="string" calcext:value-type="string">
            <text:p>Gesamtausgaben:</text:p>
          </table:table-cell>
          <table:table-cell table:style-name="ce203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201" office:value-type="string" calcext:value-type="string">
            <text:p>Restbetrag:</text:p>
          </table:table-cell>
          <table:table-cell table:style-name="ce212" table:formula="of:=[Ein.I155]-[.H3]+[.K23]" office:value-type="currency" office:currency="EUR" office:value="-85" calcext:value-type="currency">
            <text:p>-85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202"/>
          <table:table-cell table:style-name="ce189"/>
          <table:table-cell/>
          <table:table-cell table:style-name="ce205"/>
          <table:table-cell/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/>
          <table:table-cell table:style-name="ce201" office:value-type="string" calcext:value-type="string">
            <text:p>Barausgaben:</text:p>
          </table:table-cell>
          <table:table-cell table:style-name="ce203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201" office:value-type="string" calcext:value-type="string">
            <text:p>Restbetrag Kumuliert:</text:p>
          </table:table-cell>
          <table:table-cell table:style-name="ce213" table:formula="of:=[Jul13.K5]+[.K3]" office:value-type="currency" office:currency="EUR" office:value="-616" calcext:value-type="currency">
            <text:p>-616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5"/>
          <table:table-cell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1" office:value-type="string" calcext:value-type="string">
            <text:p>Restbetrag nach Ausgleich:</text:p>
          </table:table-cell>
          <table:table-cell table:style-name="ce214" table:formula="of:=[Jul13.K7]+SUM([.H16:.H25])+[.K3]-SUM([.H27:.H36])" office:value-type="currency" office:currency="EUR" office:value="-616" calcext:value-type="currency">
            <text:p>-616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5"/>
          <table:table-cell/>
        </table:table-row>
        <table:table-row table:style-name="ro2">
          <table:table-cell table:style-name="ce191"/>
          <table:table-cell table:style-name="ce196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1" office:value-type="string" calcext:value-type="string">
            <text:p>Erforderliche Rücklagen:</text:p>
          </table:table-cell>
          <table:table-cell table:style-name="ce213" table:formula="of:=[Jul13.K9]+[$Aus2.$AL$43]-(SUM([.K28:.K33]))" office:value-type="currency" office:currency="EUR" office:value="3108" calcext:value-type="currency">
            <text:p>3.108,00 €</text:p>
          </table:table-cell>
        </table:table-row>
        <table:table-row table:style-name="ro2" table:number-rows-repeated="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/>
          <table:table-cell table:style-name="ce200"/>
          <table:table-cell table:number-columns-repeated="2"/>
          <table:table-cell table:style-name="ce189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201" office:value-type="string" calcext:value-type="string">
            <text:p>Ausgleich mit Sparguthaben:</text:p>
          </table:table-cell>
          <table:table-cell table:style-name="ce189"/>
          <table:table-cell/>
          <table:table-cell table:style-name="ce201" office:value-type="string" calcext:value-type="string">
            <text:p>Sparbetrag nach Rückzahlung:</text:p>
          </table:table-cell>
          <table:table-cell table:style-name="ce214" table:formula="of:=[Jul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90" office:value-type="string" calcext:value-type="string">
            <text:p>Datum:</text:p>
          </table:table-cell>
          <table:table-cell table:style-name="ce190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91"/>
          <table:table-cell table:style-name="ce204"/>
          <table:table-cell/>
          <table:table-cell table:style-name="ce206" office:value-type="string" calcext:value-type="string">
            <text:p>Sondereinnahmen:</text:p>
          </table:table-cell>
          <table:table-cell table:style-name="ce203"/>
        </table:table-row>
        <table:table-row table:style-name="ro2" table:number-rows-repeated="6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89"/>
          <table:table-cell table:style-name="ce204"/>
          <table:table-cell table:number-columns-repeated="2"/>
          <table:table-cell table:style-name="ce203"/>
        </table:table-row>
        <table:table-row table:style-name="ro2">
          <table:table-cell table:style-name="ce192"/>
          <table:table-cell table:style-name="ce197"/>
          <table:table-cell table:style-name="ce191"/>
          <table:table-cell table:style-name="ce198" table:number-columns-repeated="2"/>
          <table:table-cell/>
          <table:table-cell table:style-name="ce189"/>
          <table:table-cell table:style-name="ce204"/>
          <table:table-cell/>
          <table:table-cell table:style-name="ce207" office:value-type="string" calcext:value-type="string">
            <text:p>Summe:</text:p>
          </table:table-cell>
          <table:table-cell table:style-name="ce203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91"/>
          <table:table-cell table:style-name="ce196"/>
          <table:table-cell table:style-name="ce191"/>
          <table:table-cell table:style-name="ce198" table:number-columns-repeated="2"/>
          <table:table-cell/>
          <table:table-cell table:style-name="ce201" office:value-type="string" calcext:value-type="string">
            <text:p>Rückzahlung Sparguthaben:</text:p>
          </table:table-cell>
          <table:table-cell table:style-name="ce204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89"/>
          <table:table-cell table:style-name="ce204"/>
          <table:table-cell/>
          <table:table-cell table:style-name="ce201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192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90" office:value-type="string" calcext:value-type="string">
            <text:p>Datum:</text:p>
          </table:table-cell>
          <table:table-cell table:style-name="ce190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91"/>
          <table:table-cell table:style-name="ce204"/>
          <table:table-cell/>
          <table:table-cell table:style-name="ce208" office:value-type="string" calcext:value-type="string">
            <text:p>Leistung:</text:p>
          </table:table-cell>
          <table:table-cell table:style-name="ce190" office:value-type="string" calcext:value-type="string">
            <text:p>Betrag: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91"/>
          <table:table-cell table:style-name="ce204"/>
          <table:table-cell table:number-columns-repeated="2"/>
          <table:table-cell table:style-name="ce215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89"/>
          <table:table-cell table:style-name="ce204"/>
          <table:table-cell table:number-columns-repeated="2"/>
          <table:table-cell table:style-name="ce215"/>
        </table:table-row>
        <table:table-row table:style-name="ro2" table:number-rows-repeated="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/>
          <table:table-cell table:style-name="ce189"/>
          <table:table-cell table:style-name="ce204"/>
          <table:table-cell table:number-columns-repeated="3"/>
        </table:table-row>
        <table:table-row table:style-name="ro2" table:number-rows-repeated="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204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204"/>
          <table:table-cell/>
          <table:table-cell table:style-name="ce209" table:number-columns-repeated="2"/>
        </table:table-row>
        <table:table-row table:style-name="ro1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204"/>
          <table:table-cell/>
          <table:table-cell table:style-name="ce210" office:value-type="string" calcext:value-type="string">
            <text:p>Kategorie:</text:p>
          </table:table-cell>
          <table:table-cell table:style-name="ce210" office:value-type="string" calcext:value-type="string">
            <text:p>Betrag: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204"/>
          <table:table-cell/>
          <table:table-cell table:style-name="ce211" office:value-type="string" calcext:value-type="string">
            <text:p>Lebensmittel</text:p>
          </table:table-cell>
          <table:table-cell table:style-name="ce216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 office:value-type="string" calcext:value-type="string">
            <text:p>Haushalt</text:p>
          </table:table-cell>
          <table:table-cell table:style-name="ce198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 office:value-type="string" calcext:value-type="string">
            <text:p>Kleidung</text:p>
          </table:table-cell>
          <table:table-cell table:style-name="ce216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 office:value-type="string" calcext:value-type="string">
            <text:p>Konsum</text:p>
          </table:table-cell>
          <table:table-cell table:style-name="ce198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 office:value-type="string" calcext:value-type="string">
            <text:p>Ausgehen</text:p>
          </table:table-cell>
          <table:table-cell table:style-name="ce216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 office:value-type="string" calcext:value-type="string">
            <text:p>Tanken</text:p>
          </table:table-cell>
          <table:table-cell table:style-name="ce198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 office:value-type="string" calcext:value-type="string">
            <text:p>Gesundheit</text:p>
          </table:table-cell>
          <table:table-cell table:style-name="ce216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 office:value-type="string" calcext:value-type="string">
            <text:p>Geschenke</text:p>
          </table:table-cell>
          <table:table-cell table:style-name="ce198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 office:value-type="string" calcext:value-type="string">
            <text:p>Geldautomat</text:p>
          </table:table-cell>
          <table:table-cell table:style-name="ce216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 office:value-type="string" calcext:value-type="string">
            <text:p>Sonstiges</text:p>
          </table:table-cell>
          <table:table-cell table:style-name="ce198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9" table:number-columns-repeated="2"/>
        </table:table-row>
        <table:table-row table:style-name="ro2" table:number-rows-repeated="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>
          <table:table-cell table:style-name="ce189"/>
          <table:table-cell table:style-name="ce194"/>
          <table:table-cell table:style-name="ce191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9" table:number-columns-repeated="2"/>
        </table:table-row>
        <table:table-row table:style-name="ro1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0" office:value-type="string" calcext:value-type="string">
            <text:p>Firma:</text:p>
          </table:table-cell>
          <table:table-cell table:style-name="ce210" office:value-type="string" calcext:value-type="string">
            <text:p>Betrag: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 office:value-type="string" calcext:value-type="string">
            <text:p>Pausen</text:p>
          </table:table-cell>
          <table:table-cell table:style-name="ce216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/>
          <table:table-cell table:style-name="ce216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/>
          <table:table-cell table:style-name="ce216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/>
          <table:table-cell table:style-name="ce216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/>
          <table:table-cell table:style-name="ce216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/>
          <table:table-cell table:style-name="ce216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/>
          <table:table-cell table:style-name="ce216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/>
          <table:table-cell table:style-name="ce216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11"/>
          <table:table-cell table:style-name="ce216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189"/>
          <table:table-cell table:style-name="ce216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/>
          <table:table-cell table:style-name="ce209" table:number-columns-repeated="2"/>
        </table:table-row>
        <table:table-row table:style-name="ro2" table:number-rows-repeated="16">
          <table:table-cell table:style-name="ce189"/>
          <table:table-cell table:style-name="ce194"/>
          <table:table-cell table:style-name="ce192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 table:number-rows-repeated="31923">
          <table:table-cell table:style-name="ce189"/>
          <table:table-cell table:style-name="ce194"/>
          <table:table-cell table:style-name="ce189"/>
          <table:table-cell table:style-name="ce198" table:number-columns-repeated="2"/>
          <table:table-cell table:number-columns-repeated="2"/>
          <table:table-cell table:style-name="ce189"/>
          <table:table-cell table:number-columns-repeated="3"/>
        </table:table-row>
        <table:table-row table:style-name="ro2" table:number-rows-repeated="33536">
          <table:table-cell table:style-name="ce189"/>
          <table:table-cell table:style-name="ce194"/>
          <table:table-cell table:style-name="ce189"/>
          <table:table-cell table:style-name="ce198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ep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September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6]-[.H3]+[.K23]" office:value-type="currency" office:currency="EUR" office:value="-84" calcext:value-type="currency">
            <text:p>-84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Aug13.K5]+[.K3]" office:value-type="currency" office:currency="EUR" office:value="-700" calcext:value-type="currency">
            <text:p>-70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Aug13.K7]+SUM([.H16:.H25])+[.K3]-SUM([.H27:.H36])" office:value-type="currency" office:currency="EUR" office:value="-700" calcext:value-type="currency">
            <text:p>-70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Aug13.K9]+[$Aus2.$AL$43]-(SUM([.K28:.K33]))" office:value-type="currency" office:currency="EUR" office:value="3552" calcext:value-type="currency">
            <text:p>3.552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Aug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16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23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kt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sgaben für den Monat Oktober:</text:p>
          </table:table-cell>
          <table:table-cell table:style-name="ce6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3" office:value-type="string" calcext:value-type="string">
            <text:p>Firma</text:p>
          </table:table-cell>
          <table:table-cell table:style-name="ce8" office:value-type="string" calcext:value-type="string">
            <text:p>Kategorie</text:p>
          </table:table-cell>
          <table:table-cell table:style-name="ce3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Barbetrag</text:p>
          </table:table-cell>
          <table:table-cell/>
          <table:table-cell table:style-name="ce14" office:value-type="string" calcext:value-type="string">
            <text:p>Gesamtausgaben:</text:p>
          </table:table-cell>
          <table:table-cell table:style-name="ce16" table:formula="of:=SUM([.D4:.D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:</text:p>
          </table:table-cell>
          <table:table-cell table:style-name="ce25" table:formula="of:=[Ein.I157]-[.H3]+[.K23]" office:value-type="currency" office:currency="EUR" office:value="-83" calcext:value-type="currency">
            <text:p>-83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5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/>
          <table:table-cell table:style-name="ce14" office:value-type="string" calcext:value-type="string">
            <text:p>Barausgaben:</text:p>
          </table:table-cell>
          <table:table-cell table:style-name="ce16" table:formula="of:=SUM([.E4:.E200])" office:value-type="currency" office:currency="EUR" office:value="0" calcext:value-type="currency">
            <text:p>0,00 €</text:p>
          </table:table-cell>
          <table:table-cell/>
          <table:table-cell table:style-name="ce14" office:value-type="string" calcext:value-type="string">
            <text:p>Restbetrag Kumuliert:</text:p>
          </table:table-cell>
          <table:table-cell table:style-name="ce26" table:formula="of:=[Sep13.K5]+[.K3]" office:value-type="currency" office:currency="EUR" office:value="-783" calcext:value-type="currency">
            <text:p>-783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Restbetrag nach Ausgleich:</text:p>
          </table:table-cell>
          <table:table-cell table:style-name="ce27" table:formula="of:=[Sep13.K7]+SUM([.H16:.H25])+[.K3]-SUM([.H27:.H36])" office:value-type="currency" office:currency="EUR" office:value="-783" calcext:value-type="currency">
            <text:p>-783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8"/>
          <table:table-cell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14" office:value-type="string" calcext:value-type="string">
            <text:p>Erforderliche Rücklagen:</text:p>
          </table:table-cell>
          <table:table-cell table:style-name="ce26" table:formula="of:=[Sep13.K9]+[$Aus2.$AL$43]-(SUM([.K28:.K33]))" office:value-type="currency" office:currency="EUR" office:value="3996" calcext:value-type="currency">
            <text:p>3.996,00 €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/>
          <table:table-cell table:style-name="ce13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Ausgleich mit Sparguthaben:</text:p>
          </table:table-cell>
          <table:table-cell table:style-name="ce2"/>
          <table:table-cell/>
          <table:table-cell table:style-name="ce14" office:value-type="string" calcext:value-type="string">
            <text:p>Sparbetrag nach Rückzahlung:</text:p>
          </table:table-cell>
          <table:table-cell table:style-name="ce27" table:formula="of:=[Sep13.K13]-SUM([.H16:.H23])+SUM([.H27:.H3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19" office:value-type="string" calcext:value-type="string">
            <text:p>Sondereinnahmen:</text:p>
          </table:table-cell>
          <table:table-cell table:style-name="ce16"/>
        </table:table-row>
        <table:table-row table:style-name="ro2" table:number-rows-repeated="6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20" office:value-type="string" calcext:value-type="string">
            <text:p>Summe:</text:p>
          </table:table-cell>
          <table:table-cell table:style-name="ce16" table:formula="of:=SUM([.K17:.K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1" table:number-columns-repeated="2"/>
          <table:table-cell/>
          <table:table-cell table:style-name="ce14" office:value-type="string" calcext:value-type="string">
            <text:p>Rückzahlung Sparguthaben: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/>
          <table:table-cell table:style-name="ce14" office:value-type="string" calcext:value-type="string">
            <text:p>Bezahlte Jahresbeiträge (zum Abzug bei Rücklagen)</text:p>
          </table:table-cell>
          <table:table-cell/>
        </table:table-row>
        <table:table-row table:style-name="ro2">
          <table:table-cell table:style-name="ce5"/>
          <table:table-cell table:style-name="ce7"/>
          <table:table-cell table:style-name="ce4"/>
          <table:table-cell table:style-name="ce11" table:number-columns-repeated="2"/>
          <table:table-cell/>
          <table:table-cell table:style-name="ce3" office:value-type="string" calcext:value-type="string">
            <text:p>Datum:</text:p>
          </table:table-cell>
          <table:table-cell table:style-name="ce3" office:value-type="string" calcext:value-type="string">
            <text:p>Betrag: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/>
          <table:table-cell table:style-name="ce21" office:value-type="string" calcext:value-type="string">
            <text:p>Leistung:</text:p>
          </table:table-cell>
          <table:table-cell table:style-name="ce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4"/>
          <table:table-cell table:style-name="ce17"/>
          <table:table-cell table:number-columns-repeated="2"/>
          <table:table-cell table:style-name="ce28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2"/>
          <table:table-cell table:style-name="ce28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/>
          <table:table-cell table:style-name="ce2"/>
          <table:table-cell table:style-name="ce17"/>
          <table:table-cell table:number-columns-repeated="3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3" office:value-type="string" calcext:value-type="string">
            <text:p>Kategorie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17"/>
          <table:table-cell/>
          <table:table-cell table:style-name="ce24" office:value-type="string" calcext:value-type="string">
            <text:p>Lebensmittel</text:p>
          </table:table-cell>
          <table:table-cell table:style-name="ce29" table:formula="of:=SUMIF([.B4:.B250];[.J36];[.D4:.D250])+SUMIF([.B4:.B250];[.J36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Haushalt</text:p>
          </table:table-cell>
          <table:table-cell table:style-name="ce11" table:formula="of:=SUMIF([.B4:.B250];[.J37];[.D4:.D250])+SUMIF([.B4:.B250];[.J37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Kleidung</text:p>
          </table:table-cell>
          <table:table-cell table:style-name="ce29" table:formula="of:=SUMIF([.B4:.B250];[.J38];[.D4:.D250])+SUMIF([.B4:.B250];[.J38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Konsum</text:p>
          </table:table-cell>
          <table:table-cell table:style-name="ce11" table:formula="of:=SUMIF([.B4:.B250];[.J39];[.D4:.D250])+SUMIF([.B4:.B250];[.J39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Ausgehen</text:p>
          </table:table-cell>
          <table:table-cell table:style-name="ce29" table:formula="of:=SUMIF([.B4:.B250];[.J40];[.D4:.D250])+SUMIF([.B4:.B250];[.J40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Tanken</text:p>
          </table:table-cell>
          <table:table-cell table:style-name="ce11" table:formula="of:=SUMIF([.B4:.B250];[.J41];[.D4:.D250])+SUMIF([.B4:.B250];[.J4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sundheit</text:p>
          </table:table-cell>
          <table:table-cell table:style-name="ce29" table:formula="of:=SUMIF([.B4:.B250];[.J42];[.D4:.D250])+SUMIF([.B4:.B250];[.J42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Geschenke</text:p>
          </table:table-cell>
          <table:table-cell table:style-name="ce11" table:formula="of:=SUMIF([.B4:.B250];[.J43];[.D4:.D250])+SUMIF([.B4:.B250];[.J43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Geldautomat</text:p>
          </table:table-cell>
          <table:table-cell table:style-name="ce29" table:formula="of:=SUMIF([.B4:.B250];[.J44];[.D4:.D250])+SUMIF([.B4:.B250];[.J44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 office:value-type="string" calcext:value-type="string">
            <text:p>Sonstiges</text:p>
          </table:table-cell>
          <table:table-cell table:style-name="ce11" table:formula="of:=SUMIF([.B4:.B250];[.J45];[.D4:.D250])+SUMIF([.B4:.B250];[.J45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7"/>
          <table:table-cell table:style-name="ce4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3" office:value-type="string" calcext:value-type="string">
            <text:p>Firma:</text:p>
          </table:table-cell>
          <table:table-cell table:style-name="ce23" office:value-type="string" calcext:value-type="string">
            <text:p>Betrag: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 office:value-type="string" calcext:value-type="string">
            <text:p>Pausen</text:p>
          </table:table-cell>
          <table:table-cell table:style-name="ce29" table:formula="of:=SUMIF([.A4:.A250];[.J51];[.D4:.D250])+SUMIF([.A4:.A250];[.J51];[.E4:.E25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5:.A251];[.J52];[.D5:.D251])+SUMIF([.A5:.A251];[.J52];[.E5:.E25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6:.A252];[.J53];[.D6:.D252])+SUMIF([.A6:.A252];[.J53];[.E6:.E25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7:.A253];[.J54];[.D7:.D253])+SUMIF([.A7:.A253];[.J54];[.E7:.E25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8:.A254];[.J55];[.D8:.D254])+SUMIF([.A8:.A254];[.J55];[.E8:.E25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9:.A255];[.J56];[.D9:.D255])+SUMIF([.A9:.A255];[.J56];[.E9:.E25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0:.A256];[.J57];[.D10:.D256])+SUMIF([.A10:.A256];[.J57];[.E10:.E25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1:.A257];[.J58];[.D11:.D257])+SUMIF([.A11:.A257];[.J58];[.E11:.E25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4"/>
          <table:table-cell table:style-name="ce29" table:formula="of:=SUMIF([.A12:.A258];[.J59];[.D12:.D258])+SUMIF([.A12:.A258];[.J59];[.E12:.E25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"/>
          <table:table-cell table:style-name="ce29" table:formula="of:=SUMIF([.A13:.A259];[.J60];[.D13:.D259])+SUMIF([.A13:.A259];[.J60];[.E13:.E25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/>
          <table:table-cell table:style-name="ce22" table:number-columns-repeated="2"/>
        </table:table-row>
        <table:table-row table:style-name="ro2" table:number-rows-repeated="16">
          <table:table-cell table:style-name="ce2"/>
          <table:table-cell table:style-name="ce7"/>
          <table:table-cell table:style-name="ce5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1923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2" table:number-rows-repeated="33536">
          <table:table-cell table:style-name="ce2"/>
          <table:table-cell table:style-name="ce7"/>
          <table:table-cell table:style-name="ce2"/>
          <table:table-cell table:style-name="ce11" table:number-columns-repeated="2"/>
          <table:table-cell table:number-columns-repeated="6"/>
        </table:table-row>
        <table:table-row table:style-name="ro2" table:number-rows-repeated="9830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Graf" table:style-name="ta1" table:print-ranges="Graf.A1:Graf.N71">
        <table:shapes>
          <draw:frame draw:z-index="0" draw:style-name="gr4" svg:width="29.201cm" svg:height="13.853cm" svg:x="0.054cm" svg:y="6.766cm">
            <draw:object draw:notify-on-update-of-ranges="Graf.B3:Graf.N3 Graf.A4:Graf.A4 Graf.B4:Graf.N4 Graf.A5:Graf.A5 Graf.B5:Graf.N5 Graf.A6:Graf.A6 Graf.B6:Graf.N6 Graf.A7:Graf.A7 Graf.B7:Graf.N7 Graf.A8:Graf.A8 Graf.B8:Graf.N8 Graf.A9:Graf.A9 Graf.B9:Graf.N9 Graf.A10:Graf.A10 Graf.B10:Graf.N10 Graf.A11:Graf.A11 Graf.B11:Graf.N11 Graf.A12:Graf.A12 Graf.B12:Graf.N12 Graf.A13:Graf.A13 Graf.B13:Graf.N13 Graf.A14:Graf.A14 Graf.B14:Graf.N14 Graf.A15:Graf.A15 Graf.B15:Graf.N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2" table:default-cell-style-name="Default"/>
        <table:table-column table:style-name="co107" table:default-cell-style-name="Default"/>
        <table:table-column table:style-name="co3" table:number-columns-repeated="241" table:default-cell-style-name="Default"/>
        <table:table-row table:style-name="ro1">
          <table:table-cell table:style-name="ce188" office:value-type="string" calcext:value-type="string">
            <text:p>Ausgabenstatistik:</text:p>
          </table:table-cell>
          <table:table-cell table:style-name="ce220" table:number-columns-repeated="12"/>
          <table:table-cell table:style-name="ce218"/>
          <table:table-cell table:style-name="ce220" table:number-columns-repeated="242"/>
        </table:table-row>
        <table:table-row table:style-name="ro2">
          <table:table-cell table:style-name="ce217" table:number-columns-repeated="13"/>
          <table:table-cell table:style-name="ce221"/>
          <table:table-cell table:style-name="ce217" table:number-columns-repeated="242"/>
        </table:table-row>
        <table:table-row table:style-name="ro2">
          <table:table-cell table:style-name="ce218" office:value-type="string" calcext:value-type="string">
            <text:p>Monat:</text:p>
          </table:table-cell>
          <table:table-cell table:style-name="ce218" office:value-type="string" calcext:value-type="string">
            <text:p>November</text:p>
          </table:table-cell>
          <table:table-cell table:style-name="ce218" office:value-type="string" calcext:value-type="string">
            <text:p>Dezember</text:p>
          </table:table-cell>
          <table:table-cell table:style-name="ce218" office:value-type="string" calcext:value-type="string">
            <text:p>Januar</text:p>
          </table:table-cell>
          <table:table-cell table:style-name="ce218" office:value-type="string" calcext:value-type="string">
            <text:p>Februar</text:p>
          </table:table-cell>
          <table:table-cell table:style-name="ce218" office:value-type="string" calcext:value-type="string">
            <text:p>März</text:p>
          </table:table-cell>
          <table:table-cell table:style-name="ce218" office:value-type="string" calcext:value-type="string">
            <text:p>April</text:p>
          </table:table-cell>
          <table:table-cell table:style-name="ce218" office:value-type="string" calcext:value-type="string">
            <text:p>Mai</text:p>
          </table:table-cell>
          <table:table-cell table:style-name="ce218" office:value-type="string" calcext:value-type="string">
            <text:p>Juni</text:p>
          </table:table-cell>
          <table:table-cell table:style-name="ce218" office:value-type="string" calcext:value-type="string">
            <text:p>Juli</text:p>
          </table:table-cell>
          <table:table-cell table:style-name="ce218" office:value-type="string" calcext:value-type="string">
            <text:p>August</text:p>
          </table:table-cell>
          <table:table-cell table:style-name="ce218" office:value-type="string" calcext:value-type="string">
            <text:p>September</text:p>
          </table:table-cell>
          <table:table-cell table:style-name="ce218" office:value-type="string" calcext:value-type="string">
            <text:p>Oktober</text:p>
          </table:table-cell>
          <table:table-cell table:style-name="ce222" office:value-type="string" calcext:value-type="string">
            <text:p>Mittelwerte</text:p>
          </table:table-cell>
          <table:table-cell/>
          <table:table-cell table:style-name="ce220" table:number-columns-repeated="241"/>
        </table:table-row>
        <table:table-row table:style-name="ro2">
          <table:table-cell table:style-name="ce218" office:value-type="string" calcext:value-type="string">
            <text:p>2001/2002</text:p>
          </table:table-cell>
          <table:table-cell table:style-name="ce223" office:value-type="currency" office:currency="EUR" office:value="686.307092129684" calcext:value-type="currency">
            <text:p>686,31 €</text:p>
          </table:table-cell>
          <table:table-cell table:style-name="ce223" office:value-type="currency" office:currency="EUR" office:value="731.057530562473" calcext:value-type="currency">
            <text:p>731,06 €</text:p>
          </table:table-cell>
          <table:table-cell table:style-name="ce223" office:value-type="currency" office:currency="EUR" office:value="553.68" calcext:value-type="currency">
            <text:p>553,68 €</text:p>
          </table:table-cell>
          <table:table-cell table:style-name="ce223" office:value-type="currency" office:currency="EUR" office:value="654.47" calcext:value-type="currency">
            <text:p>654,47 €</text:p>
          </table:table-cell>
          <table:table-cell table:style-name="ce223" office:value-type="currency" office:currency="EUR" office:value="890.38" calcext:value-type="currency">
            <text:p>890,38 €</text:p>
          </table:table-cell>
          <table:table-cell table:style-name="ce223" office:value-type="currency" office:currency="EUR" office:value="1201.78" calcext:value-type="currency">
            <text:p>1.201,78 €</text:p>
          </table:table-cell>
          <table:table-cell table:style-name="ce223" office:value-type="currency" office:currency="EUR" office:value="670.34" calcext:value-type="currency">
            <text:p>670,34 €</text:p>
          </table:table-cell>
          <table:table-cell table:style-name="ce223" office:value-type="currency" office:currency="EUR" office:value="867.39" calcext:value-type="currency">
            <text:p>867,39 €</text:p>
          </table:table-cell>
          <table:table-cell table:style-name="ce223" office:value-type="currency" office:currency="EUR" office:value="638.24" calcext:value-type="currency">
            <text:p>638,24 €</text:p>
          </table:table-cell>
          <table:table-cell table:style-name="ce223" office:value-type="currency" office:currency="EUR" office:value="827.74" calcext:value-type="currency">
            <text:p>827,74 €</text:p>
          </table:table-cell>
          <table:table-cell table:style-name="ce223" office:value-type="currency" office:currency="EUR" office:value="913.35" calcext:value-type="currency">
            <text:p>913,35 €</text:p>
          </table:table-cell>
          <table:table-cell table:style-name="ce223" office:value-type="currency" office:currency="EUR" office:value="889.21" calcext:value-type="currency">
            <text:p>889,21 €</text:p>
          </table:table-cell>
          <table:table-cell table:style-name="ce203" table:formula="of:=AVERAGE([.B4:.M4])" office:value-type="currency" office:currency="EUR" office:value="793.662051891013" calcext:value-type="currency">
            <text:p>793,66 €</text:p>
          </table:table-cell>
          <table:table-cell/>
          <table:table-cell table:style-name="ce220" table:number-columns-repeated="241"/>
        </table:table-row>
        <table:table-row table:style-name="ro2">
          <table:table-cell table:style-name="ce219" office:value-type="string" calcext:value-type="string">
            <text:p>2002/2003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5:.M5])" office:value-type="string" office:string-value="#REF!" calcext:value-type="error">
            <text:p>#REF!</text:p>
          </table:table-cell>
          <table:table-cell/>
          <table:table-cell table:style-name="ce223" table:number-columns-repeated="241"/>
        </table:table-row>
        <table:table-row table:style-name="ro2">
          <table:table-cell table:style-name="ce218" office:value-type="string" calcext:value-type="string">
            <text:p>2003/2004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7" table:formula="of:=#REF!" office:value-type="string" office:string-value="#REF!" calcext:value-type="error">
            <text:p>#REF!</text:p>
          </table:table-cell>
          <table:table-cell table:style-name="ce227" table:formula="of:=#REF!" office:value-type="string" office:string-value="#REF!" calcext:value-type="error">
            <text:p>#REF!</text:p>
          </table:table-cell>
          <table:table-cell table:style-name="ce227" table:formula="of:=#REF!" office:value-type="string" office:string-value="#REF!" calcext:value-type="error">
            <text:p>#REF!</text:p>
          </table:table-cell>
          <table:table-cell table:style-name="ce227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6:.M6])" office:value-type="string" office:string-value="#REF!" calcext:value-type="error">
            <text:p>#REF!</text:p>
          </table:table-cell>
          <table:table-cell/>
          <table:table-cell table:style-name="ce220" table:number-columns-repeated="241"/>
        </table:table-row>
        <table:table-row table:style-name="ro2">
          <table:table-cell table:style-name="ce218" office:value-type="string" calcext:value-type="string">
            <text:p>2004/2005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7:.M7])" office:value-type="string" office:string-value="#REF!" calcext:value-type="error">
            <text:p>#REF!</text:p>
          </table:table-cell>
          <table:table-cell/>
          <table:table-cell table:style-name="ce220" table:number-columns-repeated="241"/>
        </table:table-row>
        <table:table-row table:style-name="ro2">
          <table:table-cell table:style-name="ce218" office:value-type="string" calcext:value-type="string">
            <text:p>2005/2006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8:.M8])" office:value-type="string" office:string-value="#REF!" calcext:value-type="error">
            <text:p>#REF!</text:p>
          </table:table-cell>
          <table:table-cell/>
          <table:table-cell table:style-name="ce220" table:number-columns-repeated="241"/>
        </table:table-row>
        <table:table-row table:style-name="ro2">
          <table:table-cell table:style-name="ce218" office:value-type="string" calcext:value-type="string">
            <text:p>2006/2007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9:.M9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7/2008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10:.M10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8/2009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11:.M11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9/2010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12:.M12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0/2011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13:.M13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1/2012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03" table:formula="of:=AVERAGE([.B14:.M14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2/2013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[Jan13.$H$3]" office:value-type="currency" office:currency="EUR" office:value="0" calcext:value-type="currency">
            <text:p>0,00 €</text:p>
          </table:table-cell>
          <table:table-cell table:style-name="ce223" table:formula="of:=[Feb13.$H$3]" office:value-type="currency" office:currency="EUR" office:value="0" calcext:value-type="currency">
            <text:p>0,00 €</text:p>
          </table:table-cell>
          <table:table-cell table:style-name="ce223" table:formula="of:=[Mrz13.$H$3]" office:value-type="currency" office:currency="EUR" office:value="0" calcext:value-type="currency">
            <text:p>0,00 €</text:p>
          </table:table-cell>
          <table:table-cell table:style-name="ce223" table:formula="of:=[Apr13.$H$3]" office:value-type="currency" office:currency="EUR" office:value="0" calcext:value-type="currency">
            <text:p>0,00 €</text:p>
          </table:table-cell>
          <table:table-cell table:style-name="ce223" table:formula="of:=[Mai13.$H$3]" office:value-type="currency" office:currency="EUR" office:value="0" calcext:value-type="currency">
            <text:p>0,00 €</text:p>
          </table:table-cell>
          <table:table-cell table:style-name="ce223" table:formula="of:=[Jun13.$H$3]" office:value-type="currency" office:currency="EUR" office:value="0" calcext:value-type="currency">
            <text:p>0,00 €</text:p>
          </table:table-cell>
          <table:table-cell table:style-name="ce223" table:formula="of:=[Jul13.$H$3]" office:value-type="currency" office:currency="EUR" office:value="0" calcext:value-type="currency">
            <text:p>0,00 €</text:p>
          </table:table-cell>
          <table:table-cell table:style-name="ce223" table:formula="of:=[Aug13.$H$3]" office:value-type="currency" office:currency="EUR" office:value="0" calcext:value-type="currency">
            <text:p>0,00 €</text:p>
          </table:table-cell>
          <table:table-cell table:style-name="ce220" table:number-columns-repeated="2"/>
          <table:table-cell table:style-name="ce231" table:formula="of:=AVERAGE([.B15:.M15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20" table:number-columns-repeated="12"/>
          <table:table-cell table:style-name="ce230"/>
          <table:table-cell table:style-name="ce232"/>
          <table:table-cell table:style-name="ce220" table:number-columns-repeated="242"/>
        </table:table-row>
        <table:table-row table:style-name="ro2">
          <table:table-cell table:style-name="ce220" table:number-columns-repeated="12"/>
          <table:table-cell table:style-name="ce218"/>
          <table:table-cell table:style-name="ce220" table:number-columns-repeated="243"/>
        </table:table-row>
        <table:table-row table:style-name="ro2">
          <table:table-cell table:style-name="ce220" table:number-columns-repeated="11"/>
          <table:table-cell table:style-name="ce229"/>
          <table:table-cell table:style-name="ce224"/>
          <table:table-cell table:style-name="ce220" table:number-columns-repeated="243"/>
        </table:table-row>
        <table:table-row table:style-name="ro2">
          <table:table-cell table:style-name="ce220" table:number-columns-repeated="11"/>
          <table:table-cell table:style-name="ce229"/>
          <table:table-cell table:style-name="ce224"/>
          <table:table-cell table:style-name="ce223"/>
          <table:table-cell table:style-name="ce220" table:number-columns-repeated="242"/>
        </table:table-row>
        <table:table-row table:style-name="ro2" table:number-rows-repeated="2">
          <table:table-cell table:style-name="ce220" table:number-columns-repeated="11"/>
          <table:table-cell table:style-name="ce229"/>
          <table:table-cell table:style-name="ce226"/>
          <table:table-cell table:style-name="ce220" table:number-columns-repeated="243"/>
        </table:table-row>
        <table:table-row table:style-name="ro2">
          <table:table-cell table:style-name="ce220" table:number-columns-repeated="12"/>
          <table:table-cell table:style-name="ce226"/>
          <table:table-cell table:style-name="ce218"/>
          <table:table-cell table:style-name="ce220" table:number-columns-repeated="242"/>
        </table:table-row>
        <table:table-row table:style-name="ro2" table:number-rows-repeated="4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>
          <table:table-cell table:style-name="ce220" table:number-columns-repeated="11"/>
          <table:table-cell table:style-name="ce221"/>
          <table:table-cell table:style-name="ce220"/>
          <table:table-cell table:style-name="ce218"/>
          <table:table-cell table:style-name="ce220" table:number-columns-repeated="242"/>
        </table:table-row>
        <table:table-row table:style-name="ro2" table:number-rows-repeated="7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>
          <table:table-cell table:style-name="ce220" table:number-columns-repeated="11"/>
          <table:table-cell table:style-name="ce218"/>
          <table:table-cell table:style-name="ce220"/>
          <table:table-cell table:style-name="ce218"/>
          <table:table-cell table:style-name="ce220" table:number-columns-repeated="242"/>
        </table:table-row>
        <table:table-row table:style-name="ro2" table:number-rows-repeated="11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 table:number-rows-repeated="3">
          <table:table-cell table:style-name="ce221"/>
          <table:table-cell table:style-name="ce220" table:number-columns-repeated="12"/>
          <table:table-cell table:style-name="ce218"/>
          <table:table-cell table:style-name="ce220" table:number-columns-repeated="242"/>
        </table:table-row>
        <table:table-row table:style-name="ro2">
          <table:table-cell table:style-name="ce221" office:value-type="string" calcext:value-type="string">
            <text:p>Nettolohn nach Fix:</text:p>
          </table:table-cell>
          <table:table-cell table:style-name="ce220" table:number-columns-repeated="12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Monat:</text:p>
          </table:table-cell>
          <table:table-cell table:style-name="ce218" office:value-type="string" calcext:value-type="string">
            <text:p>November</text:p>
          </table:table-cell>
          <table:table-cell table:style-name="ce218" office:value-type="string" calcext:value-type="string">
            <text:p>Dezember</text:p>
          </table:table-cell>
          <table:table-cell table:style-name="ce218" office:value-type="string" calcext:value-type="string">
            <text:p>Januar</text:p>
          </table:table-cell>
          <table:table-cell table:style-name="ce218" office:value-type="string" calcext:value-type="string">
            <text:p>Februar</text:p>
          </table:table-cell>
          <table:table-cell table:style-name="ce218" office:value-type="string" calcext:value-type="string">
            <text:p>März</text:p>
          </table:table-cell>
          <table:table-cell table:style-name="ce218" office:value-type="string" calcext:value-type="string">
            <text:p>April</text:p>
          </table:table-cell>
          <table:table-cell table:style-name="ce218" office:value-type="string" calcext:value-type="string">
            <text:p>Mai</text:p>
          </table:table-cell>
          <table:table-cell table:style-name="ce218" office:value-type="string" calcext:value-type="string">
            <text:p>Juni</text:p>
          </table:table-cell>
          <table:table-cell table:style-name="ce218" office:value-type="string" calcext:value-type="string">
            <text:p>Juli</text:p>
          </table:table-cell>
          <table:table-cell table:style-name="ce218" office:value-type="string" calcext:value-type="string">
            <text:p>August</text:p>
          </table:table-cell>
          <table:table-cell table:style-name="ce218" office:value-type="string" calcext:value-type="string">
            <text:p>September</text:p>
          </table:table-cell>
          <table:table-cell table:style-name="ce218" office:value-type="string" calcext:value-type="string">
            <text:p>Oktober</text:p>
          </table:table-cell>
          <table:table-cell table:style-name="ce218" office:value-type="string" calcext:value-type="string">
            <text:p>Mittelwerte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1/2002</text:p>
          </table:table-cell>
          <table:table-cell table:number-columns-repeated="2" table:style-name="ce224" office:value-type="currency" office:currency="EUR" office:value="801" calcext:value-type="currency">
            <text:p>801,00 €</text:p>
          </table:table-cell>
          <table:table-cell table:number-columns-repeated="6" table:style-name="ce224" office:value-type="currency" office:currency="EUR" office:value="806.8" calcext:value-type="currency">
            <text:p>806,80 €</text:p>
          </table:table-cell>
          <table:table-cell table:number-columns-repeated="2" table:style-name="ce224" office:value-type="currency" office:currency="EUR" office:value="253.65" calcext:value-type="currency">
            <text:p>253,65 €</text:p>
          </table:table-cell>
          <table:table-cell table:number-columns-repeated="2" table:style-name="ce224" office:value-type="currency" office:currency="EUR" office:value="238.65" calcext:value-type="currency">
            <text:p>238,65 €</text:p>
          </table:table-cell>
          <table:table-cell table:style-name="ce219" table:formula="of:=AVERAGE([.B52:.M52])" office:value-type="currency" office:currency="EUR" office:value="618.95" calcext:value-type="currency">
            <text:p>618,95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2/2003</text:p>
          </table:table-cell>
          <table:table-cell table:style-name="ce223" table:formula="of:=[Ein.I26]" office:value-type="string" office:string-value="#REF!" calcext:value-type="error">
            <text:p>#REF!</text:p>
          </table:table-cell>
          <table:table-cell table:style-name="ce223" table:formula="of:=[Ein.I27]" office:value-type="string" office:string-value="#REF!" calcext:value-type="error">
            <text:p>#REF!</text:p>
          </table:table-cell>
          <table:table-cell table:style-name="ce223" table:formula="of:=[Ein.I28]" office:value-type="string" office:string-value="#REF!" calcext:value-type="error">
            <text:p>#REF!</text:p>
          </table:table-cell>
          <table:table-cell table:style-name="ce223" table:formula="of:=[Ein.I29]" office:value-type="string" office:string-value="#REF!" calcext:value-type="error">
            <text:p>#REF!</text:p>
          </table:table-cell>
          <table:table-cell table:style-name="ce223" table:formula="of:=[Ein.I30]" office:value-type="string" office:string-value="#REF!" calcext:value-type="error">
            <text:p>#REF!</text:p>
          </table:table-cell>
          <table:table-cell table:style-name="ce223" table:formula="of:=[Ein.I31]" office:value-type="string" office:string-value="#REF!" calcext:value-type="error">
            <text:p>#REF!</text:p>
          </table:table-cell>
          <table:table-cell table:style-name="ce223" table:formula="of:=[Ein.I32]" office:value-type="string" office:string-value="#REF!" calcext:value-type="error">
            <text:p>#REF!</text:p>
          </table:table-cell>
          <table:table-cell table:style-name="ce223" table:formula="of:=[Ein.I33]" office:value-type="currency" office:currency="EUR" office:value="977" calcext:value-type="currency">
            <text:p>977,00 €</text:p>
          </table:table-cell>
          <table:table-cell table:style-name="ce223" table:formula="of:=[Ein.I34]" office:value-type="currency" office:currency="EUR" office:value="978" calcext:value-type="currency">
            <text:p>978,00 €</text:p>
          </table:table-cell>
          <table:table-cell table:style-name="ce223" table:formula="of:=[Ein.I35]" office:value-type="currency" office:currency="EUR" office:value="979" calcext:value-type="currency">
            <text:p>979,00 €</text:p>
          </table:table-cell>
          <table:table-cell table:style-name="ce223" table:formula="of:=[Ein.I36]" office:value-type="currency" office:currency="EUR" office:value="952" calcext:value-type="currency">
            <text:p>952,00 €</text:p>
          </table:table-cell>
          <table:table-cell table:style-name="ce223" table:formula="of:=[Ein.I37]" office:value-type="currency" office:currency="EUR" office:value="953" calcext:value-type="currency">
            <text:p>953,00 €</text:p>
          </table:table-cell>
          <table:table-cell table:style-name="ce219" table:formula="of:=AVERAGE([.B53:.M53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3/2004</text:p>
          </table:table-cell>
          <table:table-cell table:style-name="ce223" table:formula="of:=[Ein.I38]" office:value-type="currency" office:currency="EUR" office:value="926" calcext:value-type="currency">
            <text:p>926,00 €</text:p>
          </table:table-cell>
          <table:table-cell table:style-name="ce223" table:formula="of:=[Ein.I39]" office:value-type="currency" office:currency="EUR" office:value="927" calcext:value-type="currency">
            <text:p>927,00 €</text:p>
          </table:table-cell>
          <table:table-cell table:style-name="ce223" table:formula="of:=[Ein.I40]" office:value-type="currency" office:currency="EUR" office:value="916" calcext:value-type="currency">
            <text:p>916,00 €</text:p>
          </table:table-cell>
          <table:table-cell table:style-name="ce223" table:formula="of:=[Ein.I41]" office:value-type="currency" office:currency="EUR" office:value="889" calcext:value-type="currency">
            <text:p>889,00 €</text:p>
          </table:table-cell>
          <table:table-cell table:style-name="ce223" table:formula="of:=[Ein.I42]" office:value-type="currency" office:currency="EUR" office:value="890" calcext:value-type="currency">
            <text:p>890,00 €</text:p>
          </table:table-cell>
          <table:table-cell table:style-name="ce223" table:formula="of:=[Ein.I43]" office:value-type="currency" office:currency="EUR" office:value="863" calcext:value-type="currency">
            <text:p>863,00 €</text:p>
          </table:table-cell>
          <table:table-cell table:style-name="ce223" table:formula="of:=[Ein.I44]" office:value-type="currency" office:currency="EUR" office:value="864" calcext:value-type="currency">
            <text:p>864,00 €</text:p>
          </table:table-cell>
          <table:table-cell table:style-name="ce223" table:formula="of:=[Ein.$I$45]" office:value-type="currency" office:currency="EUR" office:value="865" calcext:value-type="currency">
            <text:p>865,00 €</text:p>
          </table:table-cell>
          <table:table-cell table:style-name="ce223" table:formula="of:=[Ein.$I$46]" office:value-type="currency" office:currency="EUR" office:value="838" calcext:value-type="currency">
            <text:p>838,00 €</text:p>
          </table:table-cell>
          <table:table-cell table:style-name="ce223" table:formula="of:=[Ein.$I$47]" office:value-type="currency" office:currency="EUR" office:value="839" calcext:value-type="currency">
            <text:p>839,00 €</text:p>
          </table:table-cell>
          <table:table-cell table:style-name="ce223" table:formula="of:=[Ein.$I$48]" office:value-type="currency" office:currency="EUR" office:value="840" calcext:value-type="currency">
            <text:p>840,00 €</text:p>
          </table:table-cell>
          <table:table-cell table:style-name="ce223" table:formula="of:=[Ein.$I$49]" office:value-type="currency" office:currency="EUR" office:value="841" calcext:value-type="currency">
            <text:p>841,00 €</text:p>
          </table:table-cell>
          <table:table-cell table:style-name="ce219" table:formula="of:=AVERAGE([.B54:.M54])" office:value-type="currency" office:currency="EUR" office:value="874.833333333333" calcext:value-type="currency">
            <text:p>874,8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4/2005</text:p>
          </table:table-cell>
          <table:table-cell table:style-name="ce223" table:formula="of:=[Ein.$I$50]" office:value-type="currency" office:currency="EUR" office:value="842" calcext:value-type="currency">
            <text:p>842,00 €</text:p>
          </table:table-cell>
          <table:table-cell table:style-name="ce223" table:formula="of:=[Ein.$I$51]" office:value-type="currency" office:currency="EUR" office:value="815" calcext:value-type="currency">
            <text:p>815,00 €</text:p>
          </table:table-cell>
          <table:table-cell table:style-name="ce223" table:formula="of:=[Ein.$I$52]" office:value-type="currency" office:currency="EUR" office:value="804" calcext:value-type="currency">
            <text:p>804,00 €</text:p>
          </table:table-cell>
          <table:table-cell table:style-name="ce223" table:formula="of:=[Ein.$I$53]" office:value-type="currency" office:currency="EUR" office:value="777" calcext:value-type="currency">
            <text:p>777,00 €</text:p>
          </table:table-cell>
          <table:table-cell table:style-name="ce223" table:formula="of:=[Ein.$I$54]" office:value-type="currency" office:currency="EUR" office:value="750" calcext:value-type="currency">
            <text:p>750,00 €</text:p>
          </table:table-cell>
          <table:table-cell table:style-name="ce223" table:formula="of:=[Ein.$I$55]" office:value-type="currency" office:currency="EUR" office:value="751" calcext:value-type="currency">
            <text:p>751,00 €</text:p>
          </table:table-cell>
          <table:table-cell table:style-name="ce223" table:formula="of:=[Ein.$I$56]" office:value-type="currency" office:currency="EUR" office:value="724" calcext:value-type="currency">
            <text:p>724,00 €</text:p>
          </table:table-cell>
          <table:table-cell table:style-name="ce223" table:formula="of:=[Ein.$I$57]" office:value-type="currency" office:currency="EUR" office:value="725" calcext:value-type="currency">
            <text:p>725,00 €</text:p>
          </table:table-cell>
          <table:table-cell table:style-name="ce223" table:formula="of:=[Ein.$I$58]" office:value-type="currency" office:currency="EUR" office:value="726" calcext:value-type="currency">
            <text:p>726,00 €</text:p>
          </table:table-cell>
          <table:table-cell table:style-name="ce223" table:formula="of:=[Ein.$I$59]" office:value-type="currency" office:currency="EUR" office:value="727" calcext:value-type="currency">
            <text:p>727,00 €</text:p>
          </table:table-cell>
          <table:table-cell table:style-name="ce223" table:formula="of:=[Ein.$I$60]" office:value-type="currency" office:currency="EUR" office:value="728" calcext:value-type="currency">
            <text:p>728,00 €</text:p>
          </table:table-cell>
          <table:table-cell table:style-name="ce223" table:formula="of:=[Ein.$I$61]" office:value-type="currency" office:currency="EUR" office:value="701" calcext:value-type="currency">
            <text:p>701,00 €</text:p>
          </table:table-cell>
          <table:table-cell table:style-name="ce219" table:formula="of:=AVERAGE([.B55:.M55])" office:value-type="currency" office:currency="EUR" office:value="755.833333333333" calcext:value-type="currency">
            <text:p>755,8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5/2006</text:p>
          </table:table-cell>
          <table:table-cell table:style-name="ce223" table:formula="of:=[Ein.$I$62]" office:value-type="currency" office:currency="EUR" office:value="702" calcext:value-type="currency">
            <text:p>702,00 €</text:p>
          </table:table-cell>
          <table:table-cell table:style-name="ce223" table:formula="of:=[Ein.$I$63]" office:value-type="currency" office:currency="EUR" office:value="664" calcext:value-type="currency">
            <text:p>664,00 €</text:p>
          </table:table-cell>
          <table:table-cell table:style-name="ce223" table:formula="of:=[Ein.$I$64]" office:value-type="currency" office:currency="EUR" office:value="636" calcext:value-type="currency">
            <text:p>636,00 €</text:p>
          </table:table-cell>
          <table:table-cell table:style-name="ce223" table:formula="of:=[Ein.$I$65]" office:value-type="currency" office:currency="EUR" office:value="637" calcext:value-type="currency">
            <text:p>637,00 €</text:p>
          </table:table-cell>
          <table:table-cell table:style-name="ce223" table:formula="of:=[Ein.$I$66]" office:value-type="currency" office:currency="EUR" office:value="638" calcext:value-type="currency">
            <text:p>638,00 €</text:p>
          </table:table-cell>
          <table:table-cell table:style-name="ce223" table:formula="of:=[Ein.$I$67]" office:value-type="currency" office:currency="EUR" office:value="639" calcext:value-type="currency">
            <text:p>639,00 €</text:p>
          </table:table-cell>
          <table:table-cell table:style-name="ce223" table:formula="of:=[Ein.$I$68]" office:value-type="currency" office:currency="EUR" office:value="640" calcext:value-type="currency">
            <text:p>640,00 €</text:p>
          </table:table-cell>
          <table:table-cell table:style-name="ce223" table:formula="of:=[Ein.$I$69]" office:value-type="currency" office:currency="EUR" office:value="641" calcext:value-type="currency">
            <text:p>641,00 €</text:p>
          </table:table-cell>
          <table:table-cell table:style-name="ce223" table:formula="of:=[Ein.$I$70]" office:value-type="currency" office:currency="EUR" office:value="642" calcext:value-type="currency">
            <text:p>642,00 €</text:p>
          </table:table-cell>
          <table:table-cell table:style-name="ce223" table:formula="of:=[Ein.$I$71]" office:value-type="currency" office:currency="EUR" office:value="643" calcext:value-type="currency">
            <text:p>643,00 €</text:p>
          </table:table-cell>
          <table:table-cell table:style-name="ce223" table:formula="of:=[Ein.$I$72]" office:value-type="currency" office:currency="EUR" office:value="616" calcext:value-type="currency">
            <text:p>616,00 €</text:p>
          </table:table-cell>
          <table:table-cell table:style-name="ce223" table:formula="of:=[Ein.$I$73]" office:value-type="currency" office:currency="EUR" office:value="617" calcext:value-type="currency">
            <text:p>617,00 €</text:p>
          </table:table-cell>
          <table:table-cell table:style-name="ce219" table:formula="of:=AVERAGE([.B56:.M56])" office:value-type="currency" office:currency="EUR" office:value="642.916666666667" calcext:value-type="currency">
            <text:p>642,92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6/2007</text:p>
          </table:table-cell>
          <table:table-cell table:style-name="ce223" table:formula="of:=[Ein.$I$74]" office:value-type="currency" office:currency="EUR" office:value="618" calcext:value-type="currency">
            <text:p>618,00 €</text:p>
          </table:table-cell>
          <table:table-cell table:style-name="ce223" table:formula="of:=[Ein.$I75]" office:value-type="currency" office:currency="EUR" office:value="591" calcext:value-type="currency">
            <text:p>591,00 €</text:p>
          </table:table-cell>
          <table:table-cell table:style-name="ce223" table:formula="of:=[Ein.$I$76]" office:value-type="currency" office:currency="EUR" office:value="552" calcext:value-type="currency">
            <text:p>552,00 €</text:p>
          </table:table-cell>
          <table:table-cell table:style-name="ce223" table:formula="of:=[Ein.$I$77]" office:value-type="currency" office:currency="EUR" office:value="525" calcext:value-type="currency">
            <text:p>525,00 €</text:p>
          </table:table-cell>
          <table:table-cell table:style-name="ce223" table:formula="of:=[Ein.$I$78]" office:value-type="currency" office:currency="EUR" office:value="526" calcext:value-type="currency">
            <text:p>526,00 €</text:p>
          </table:table-cell>
          <table:table-cell table:style-name="ce223" table:formula="of:=[Ein.$I$79]" office:value-type="currency" office:currency="EUR" office:value="527" calcext:value-type="currency">
            <text:p>527,00 €</text:p>
          </table:table-cell>
          <table:table-cell table:style-name="ce223" table:formula="of:=[Ein.$I$80]" office:value-type="currency" office:currency="EUR" office:value="528" calcext:value-type="currency">
            <text:p>528,00 €</text:p>
          </table:table-cell>
          <table:table-cell table:style-name="ce223" table:formula="of:=[Ein.$I$81]" office:value-type="currency" office:currency="EUR" office:value="529" calcext:value-type="currency">
            <text:p>529,00 €</text:p>
          </table:table-cell>
          <table:table-cell table:style-name="ce223" table:formula="of:=[Ein.$I$82]" office:value-type="currency" office:currency="EUR" office:value="530" calcext:value-type="currency">
            <text:p>530,00 €</text:p>
          </table:table-cell>
          <table:table-cell table:style-name="ce223" table:formula="of:=[Ein.$I$83]" office:value-type="currency" office:currency="EUR" office:value="531" calcext:value-type="currency">
            <text:p>531,00 €</text:p>
          </table:table-cell>
          <table:table-cell table:style-name="ce223" table:formula="of:=[Ein.$I$84]" office:value-type="currency" office:currency="EUR" office:value="532" calcext:value-type="currency">
            <text:p>532,00 €</text:p>
          </table:table-cell>
          <table:table-cell table:style-name="ce223" table:formula="of:=[Ein.$I$85]" office:value-type="currency" office:currency="EUR" office:value="505" calcext:value-type="currency">
            <text:p>505,00 €</text:p>
          </table:table-cell>
          <table:table-cell table:style-name="ce219" table:formula="of:=AVERAGE([.B57:.M57])" office:value-type="currency" office:currency="EUR" office:value="541.166666666667" calcext:value-type="currency">
            <text:p>541,17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7/2008</text:p>
          </table:table-cell>
          <table:table-cell table:style-name="ce223" table:formula="of:=[Ein.$I$86]" office:value-type="currency" office:currency="EUR" office:value="506" calcext:value-type="currency">
            <text:p>506,00 €</text:p>
          </table:table-cell>
          <table:table-cell table:style-name="ce223" table:formula="of:=[Ein.$I87]" office:value-type="currency" office:currency="EUR" office:value="479" calcext:value-type="currency">
            <text:p>479,00 €</text:p>
          </table:table-cell>
          <table:table-cell table:style-name="ce223" table:formula="of:=[Ein.$I$88]" office:value-type="currency" office:currency="EUR" office:value="440" calcext:value-type="currency">
            <text:p>440,00 €</text:p>
          </table:table-cell>
          <table:table-cell table:style-name="ce223" table:formula="of:=[Ein.$I$89]" office:value-type="currency" office:currency="EUR" office:value="413" calcext:value-type="currency">
            <text:p>413,00 €</text:p>
          </table:table-cell>
          <table:table-cell table:style-name="ce223" table:formula="of:=[Ein.$I$90]" office:value-type="currency" office:currency="EUR" office:value="414" calcext:value-type="currency">
            <text:p>414,00 €</text:p>
          </table:table-cell>
          <table:table-cell table:style-name="ce223" table:formula="of:=[Ein.$I$91]" office:value-type="currency" office:currency="EUR" office:value="415" calcext:value-type="currency">
            <text:p>415,00 €</text:p>
          </table:table-cell>
          <table:table-cell table:style-name="ce223" table:formula="of:=[Ein.$I$92]" office:value-type="currency" office:currency="EUR" office:value="416" calcext:value-type="currency">
            <text:p>416,00 €</text:p>
          </table:table-cell>
          <table:table-cell table:style-name="ce223" table:formula="of:=[Ein.$I$93]" office:value-type="currency" office:currency="EUR" office:value="417" calcext:value-type="currency">
            <text:p>417,00 €</text:p>
          </table:table-cell>
          <table:table-cell table:style-name="ce223" table:formula="of:=[Ein.$I$94]" office:value-type="currency" office:currency="EUR" office:value="418" calcext:value-type="currency">
            <text:p>418,00 €</text:p>
          </table:table-cell>
          <table:table-cell table:style-name="ce223" table:formula="of:=[Ein.$I$95]" office:value-type="currency" office:currency="EUR" office:value="419" calcext:value-type="currency">
            <text:p>419,00 €</text:p>
          </table:table-cell>
          <table:table-cell table:style-name="ce223" table:formula="of:=[Ein.$I$96]" office:value-type="currency" office:currency="EUR" office:value="392" calcext:value-type="currency">
            <text:p>392,00 €</text:p>
          </table:table-cell>
          <table:table-cell table:style-name="ce223" table:formula="of:=[Ein.$I$97]" office:value-type="currency" office:currency="EUR" office:value="393" calcext:value-type="currency">
            <text:p>393,00 €</text:p>
          </table:table-cell>
          <table:table-cell table:style-name="ce219" table:formula="of:=AVERAGE([.B58:.M58])" office:value-type="currency" office:currency="EUR" office:value="426.833333333333" calcext:value-type="currency">
            <text:p>426,8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8/2009</text:p>
          </table:table-cell>
          <table:table-cell table:style-name="ce223" table:formula="of:=[Ein.$I$98]" office:value-type="currency" office:currency="EUR" office:value="394" calcext:value-type="currency">
            <text:p>394,00 €</text:p>
          </table:table-cell>
          <table:table-cell table:style-name="ce223" table:formula="of:=[Ein.$I99]" office:value-type="currency" office:currency="EUR" office:value="367" calcext:value-type="currency">
            <text:p>367,00 €</text:p>
          </table:table-cell>
          <table:table-cell table:style-name="ce223" table:formula="of:=[Ein.$I$100]" office:value-type="currency" office:currency="EUR" office:value="328" calcext:value-type="currency">
            <text:p>328,00 €</text:p>
          </table:table-cell>
          <table:table-cell table:style-name="ce223" table:formula="of:=[Ein.$I$101]" office:value-type="currency" office:currency="EUR" office:value="329" calcext:value-type="currency">
            <text:p>329,00 €</text:p>
          </table:table-cell>
          <table:table-cell table:style-name="ce223" table:formula="of:=[Ein.$I$102]" office:value-type="currency" office:currency="EUR" office:value="330" calcext:value-type="currency">
            <text:p>330,00 €</text:p>
          </table:table-cell>
          <table:table-cell table:style-name="ce223" table:formula="of:=[Ein.$I$103]" office:value-type="currency" office:currency="EUR" office:value="331" calcext:value-type="currency">
            <text:p>331,00 €</text:p>
          </table:table-cell>
          <table:table-cell table:style-name="ce223" table:formula="of:=[Ein.$I$104]" office:value-type="currency" office:currency="EUR" office:value="304" calcext:value-type="currency">
            <text:p>304,00 €</text:p>
          </table:table-cell>
          <table:table-cell table:style-name="ce223" table:formula="of:=[Ein.$I$105]" office:value-type="currency" office:currency="EUR" office:value="305" calcext:value-type="currency">
            <text:p>305,00 €</text:p>
          </table:table-cell>
          <table:table-cell table:style-name="ce223" table:formula="of:=[Ein.$I$106]" office:value-type="currency" office:currency="EUR" office:value="306" calcext:value-type="currency">
            <text:p>306,00 €</text:p>
          </table:table-cell>
          <table:table-cell table:style-name="ce223" table:formula="of:=[Ein.$I$107]" office:value-type="currency" office:currency="EUR" office:value="307" calcext:value-type="currency">
            <text:p>307,00 €</text:p>
          </table:table-cell>
          <table:table-cell table:style-name="ce223" table:formula="of:=[Ein.$I$108]" office:value-type="currency" office:currency="EUR" office:value="308" calcext:value-type="currency">
            <text:p>308,00 €</text:p>
          </table:table-cell>
          <table:table-cell table:style-name="ce223" table:formula="of:=[Ein.$I$109]" office:value-type="currency" office:currency="EUR" office:value="281" calcext:value-type="currency">
            <text:p>281,00 €</text:p>
          </table:table-cell>
          <table:table-cell table:style-name="ce219" table:formula="of:=AVERAGE([.B59:.M59])" office:value-type="currency" office:currency="EUR" office:value="324.166666666667" calcext:value-type="currency">
            <text:p>324,17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9/2010</text:p>
          </table:table-cell>
          <table:table-cell table:style-name="ce223" table:formula="of:=[Ein.$I$110]" office:value-type="currency" office:currency="EUR" office:value="282" calcext:value-type="currency">
            <text:p>282,00 €</text:p>
          </table:table-cell>
          <table:table-cell table:style-name="ce223" table:formula="of:=[Ein.$I111]" office:value-type="currency" office:currency="EUR" office:value="283" calcext:value-type="currency">
            <text:p>283,00 €</text:p>
          </table:table-cell>
          <table:table-cell table:style-name="ce223" table:formula="of:=[Ein.$I$112]" office:value-type="currency" office:currency="EUR" office:value="244" calcext:value-type="currency">
            <text:p>244,00 €</text:p>
          </table:table-cell>
          <table:table-cell table:style-name="ce223" table:formula="of:=[Ein.$I$113]" office:value-type="currency" office:currency="EUR" office:value="217" calcext:value-type="currency">
            <text:p>217,00 €</text:p>
          </table:table-cell>
          <table:table-cell table:style-name="ce223" table:formula="of:=[Ein.$I$114]" office:value-type="currency" office:currency="EUR" office:value="218" calcext:value-type="currency">
            <text:p>218,00 €</text:p>
          </table:table-cell>
          <table:table-cell table:style-name="ce223" table:formula="of:=[Ein.$I$115]" office:value-type="currency" office:currency="EUR" office:value="219" calcext:value-type="currency">
            <text:p>219,00 €</text:p>
          </table:table-cell>
          <table:table-cell table:style-name="ce223" table:formula="of:=[Ein.$I$116]" office:value-type="currency" office:currency="EUR" office:value="192" calcext:value-type="currency">
            <text:p>192,00 €</text:p>
          </table:table-cell>
          <table:table-cell table:style-name="ce223" table:formula="of:=[Ein.$I$117]" office:value-type="currency" office:currency="EUR" office:value="193" calcext:value-type="currency">
            <text:p>193,00 €</text:p>
          </table:table-cell>
          <table:table-cell table:style-name="ce223" table:formula="of:=[Ein.$I$118]" office:value-type="currency" office:currency="EUR" office:value="194" calcext:value-type="currency">
            <text:p>194,00 €</text:p>
          </table:table-cell>
          <table:table-cell table:style-name="ce223" table:formula="of:=[Ein.$I$119]" office:value-type="currency" office:currency="EUR" office:value="195" calcext:value-type="currency">
            <text:p>195,00 €</text:p>
          </table:table-cell>
          <table:table-cell table:style-name="ce223" table:formula="of:=[Ein.$I$120]" office:value-type="currency" office:currency="EUR" office:value="196" calcext:value-type="currency">
            <text:p>196,00 €</text:p>
          </table:table-cell>
          <table:table-cell table:style-name="ce223" table:formula="of:=[Ein.$I$121]" office:value-type="currency" office:currency="EUR" office:value="169" calcext:value-type="currency">
            <text:p>169,00 €</text:p>
          </table:table-cell>
          <table:table-cell table:style-name="ce219" table:formula="of:=AVERAGE([.B60:.M60])" office:value-type="currency" office:currency="EUR" office:value="216.833333333333" calcext:value-type="currency">
            <text:p>216,8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0/2011</text:p>
          </table:table-cell>
          <table:table-cell table:style-name="ce223" table:formula="of:=[Ein.$I$122]" office:value-type="currency" office:currency="EUR" office:value="170" calcext:value-type="currency">
            <text:p>170,00 €</text:p>
          </table:table-cell>
          <table:table-cell table:style-name="ce223" table:formula="of:=[Ein.$I123]" office:value-type="currency" office:currency="EUR" office:value="171" calcext:value-type="currency">
            <text:p>171,00 €</text:p>
          </table:table-cell>
          <table:table-cell table:style-name="ce223" table:formula="of:=[Ein.$I$124]" office:value-type="currency" office:currency="EUR" office:value="132" calcext:value-type="currency">
            <text:p>132,00 €</text:p>
          </table:table-cell>
          <table:table-cell table:style-name="ce223" table:formula="of:=[Ein.$I$125]" office:value-type="currency" office:currency="EUR" office:value="133" calcext:value-type="currency">
            <text:p>133,00 €</text:p>
          </table:table-cell>
          <table:table-cell table:style-name="ce223" table:formula="of:=[Ein.$I$126]" office:value-type="currency" office:currency="EUR" office:value="106" calcext:value-type="currency">
            <text:p>106,00 €</text:p>
          </table:table-cell>
          <table:table-cell table:style-name="ce223" table:formula="of:=[Ein.$I$127]" office:value-type="currency" office:currency="EUR" office:value="107" calcext:value-type="currency">
            <text:p>107,00 €</text:p>
          </table:table-cell>
          <table:table-cell table:style-name="ce223" table:formula="of:=[Ein.$I$128]" office:value-type="currency" office:currency="EUR" office:value="80" calcext:value-type="currency">
            <text:p>80,00 €</text:p>
          </table:table-cell>
          <table:table-cell table:style-name="ce223" table:formula="of:=[Ein.$I$129]" office:value-type="currency" office:currency="EUR" office:value="81" calcext:value-type="currency">
            <text:p>81,00 €</text:p>
          </table:table-cell>
          <table:table-cell table:style-name="ce223" table:formula="of:=[Ein.$I$130]" office:value-type="currency" office:currency="EUR" office:value="82" calcext:value-type="currency">
            <text:p>82,00 €</text:p>
          </table:table-cell>
          <table:table-cell table:style-name="ce223" table:formula="of:=[Ein.$I$131]" office:value-type="currency" office:currency="EUR" office:value="55" calcext:value-type="currency">
            <text:p>55,00 €</text:p>
          </table:table-cell>
          <table:table-cell table:style-name="ce223" table:formula="of:=[Ein.$I$132]" office:value-type="currency" office:currency="EUR" office:value="56" calcext:value-type="currency">
            <text:p>56,00 €</text:p>
          </table:table-cell>
          <table:table-cell table:style-name="ce223" table:formula="of:=[Ein.$I$133]" office:value-type="currency" office:currency="EUR" office:value="57" calcext:value-type="currency">
            <text:p>57,00 €</text:p>
          </table:table-cell>
          <table:table-cell table:style-name="ce219" table:formula="of:=AVERAGE([.B61:.M61])" office:value-type="currency" office:currency="EUR" office:value="102.5" calcext:value-type="currency">
            <text:p>102,50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1/2012</text:p>
          </table:table-cell>
          <table:table-cell table:style-name="ce223" table:formula="of:=[Ein.$I$134]" office:value-type="currency" office:currency="EUR" office:value="58" calcext:value-type="currency">
            <text:p>58,00 €</text:p>
          </table:table-cell>
          <table:table-cell table:style-name="ce223" table:formula="of:=[Ein.$I135]" office:value-type="currency" office:currency="EUR" office:value="59" calcext:value-type="currency">
            <text:p>59,00 €</text:p>
          </table:table-cell>
          <table:table-cell table:style-name="ce223" table:formula="of:=[Ein.$I$136]" office:value-type="currency" office:currency="EUR" office:value="20" calcext:value-type="currency">
            <text:p>20,00 €</text:p>
          </table:table-cell>
          <table:table-cell table:style-name="ce223" table:formula="of:=[Ein.$I$137]" office:value-type="currency" office:currency="EUR" office:value="21" calcext:value-type="currency">
            <text:p>21,00 €</text:p>
          </table:table-cell>
          <table:table-cell table:style-name="ce223" table:formula="of:=[Ein.$I$138]" office:value-type="currency" office:currency="EUR" office:value="-6" calcext:value-type="currency">
            <text:p>-6,00 €</text:p>
          </table:table-cell>
          <table:table-cell table:style-name="ce223" table:formula="of:=[Ein.$I$139]" office:value-type="currency" office:currency="EUR" office:value="-33" calcext:value-type="currency">
            <text:p>-33,00 €</text:p>
          </table:table-cell>
          <table:table-cell table:style-name="ce223" table:formula="of:=[Ein.$I$140]" office:value-type="currency" office:currency="EUR" office:value="-32" calcext:value-type="currency">
            <text:p>-32,00 €</text:p>
          </table:table-cell>
          <table:table-cell table:style-name="ce223" table:formula="of:=[Ein.$I$141]" office:value-type="currency" office:currency="EUR" office:value="-31" calcext:value-type="currency">
            <text:p>-31,00 €</text:p>
          </table:table-cell>
          <table:table-cell table:style-name="ce223" table:formula="of:=[Ein.$I$142]" office:value-type="currency" office:currency="EUR" office:value="-30" calcext:value-type="currency">
            <text:p>-30,00 €</text:p>
          </table:table-cell>
          <table:table-cell table:style-name="ce223" table:formula="of:=[Ein.$I$143]" office:value-type="currency" office:currency="EUR" office:value="-29" calcext:value-type="currency">
            <text:p>-29,00 €</text:p>
          </table:table-cell>
          <table:table-cell table:style-name="ce223" table:formula="of:=[Ein.$I$144]" office:value-type="currency" office:currency="EUR" office:value="-28" calcext:value-type="currency">
            <text:p>-28,00 €</text:p>
          </table:table-cell>
          <table:table-cell table:style-name="ce223" table:formula="of:=[Ein.$I$145]" office:value-type="currency" office:currency="EUR" office:value="-27" calcext:value-type="currency">
            <text:p>-27,00 €</text:p>
          </table:table-cell>
          <table:table-cell table:style-name="ce219" table:formula="of:=AVERAGE([.B62:.M62])" office:value-type="currency" office:currency="EUR" office:value="-4.83333333333333" calcext:value-type="currency">
            <text:p>-4,8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2/2013</text:p>
          </table:table-cell>
          <table:table-cell table:style-name="ce223" table:formula="of:=[Ein.$I$146]" office:value-type="currency" office:currency="EUR" office:value="-54" calcext:value-type="currency">
            <text:p>-54,00 €</text:p>
          </table:table-cell>
          <table:table-cell table:style-name="ce223" table:formula="of:=[Ein.$I147]" office:value-type="currency" office:currency="EUR" office:value="-53" calcext:value-type="currency">
            <text:p>-53,00 €</text:p>
          </table:table-cell>
          <table:table-cell table:style-name="ce223" table:formula="of:=[Ein.$I$148]" office:value-type="currency" office:currency="EUR" office:value="-92" calcext:value-type="currency">
            <text:p>-92,00 €</text:p>
          </table:table-cell>
          <table:table-cell table:style-name="ce223" table:formula="of:=[Ein.$I$149]" office:value-type="currency" office:currency="EUR" office:value="-91" calcext:value-type="currency">
            <text:p>-91,00 €</text:p>
          </table:table-cell>
          <table:table-cell table:style-name="ce223" table:formula="of:=[Ein.$I$150]" office:value-type="currency" office:currency="EUR" office:value="-90" calcext:value-type="currency">
            <text:p>-90,00 €</text:p>
          </table:table-cell>
          <table:table-cell table:style-name="ce223" table:formula="of:=[Ein.$I$151]" office:value-type="currency" office:currency="EUR" office:value="-89" calcext:value-type="currency">
            <text:p>-89,00 €</text:p>
          </table:table-cell>
          <table:table-cell table:style-name="ce223" table:formula="of:=[Ein.$I$152]" office:value-type="currency" office:currency="EUR" office:value="-88" calcext:value-type="currency">
            <text:p>-88,00 €</text:p>
          </table:table-cell>
          <table:table-cell table:style-name="ce223" table:formula="of:=[Ein.$I$153]" office:value-type="currency" office:currency="EUR" office:value="-87" calcext:value-type="currency">
            <text:p>-87,00 €</text:p>
          </table:table-cell>
          <table:table-cell table:style-name="ce223" table:formula="of:=[Ein.$I$154]" office:value-type="currency" office:currency="EUR" office:value="-86" calcext:value-type="currency">
            <text:p>-86,00 €</text:p>
          </table:table-cell>
          <table:table-cell table:style-name="ce223" table:formula="of:=[Ein.$I$155]" office:value-type="currency" office:currency="EUR" office:value="-85" calcext:value-type="currency">
            <text:p>-85,00 €</text:p>
          </table:table-cell>
          <table:table-cell table:style-name="ce223" table:formula="of:=[Ein.$I$156]" office:value-type="currency" office:currency="EUR" office:value="-84" calcext:value-type="currency">
            <text:p>-84,00 €</text:p>
          </table:table-cell>
          <table:table-cell table:style-name="ce223" table:formula="of:=[Ein.$I$157]" office:value-type="currency" office:currency="EUR" office:value="-83" calcext:value-type="currency">
            <text:p>-83,00 €</text:p>
          </table:table-cell>
          <table:table-cell table:style-name="ce225" table:formula="of:=AVERAGE([.B63:.M63])" office:value-type="currency" office:currency="EUR" office:value="-81.8333333333333" calcext:value-type="currency">
            <text:p>-81,8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3/2014</text:p>
          </table:table-cell>
          <table:table-cell table:style-name="ce223" table:formula="of:=[Ein.$I$158]" office:value-type="currency" office:currency="EUR" office:value="-82" calcext:value-type="currency">
            <text:p>-82,00 €</text:p>
          </table:table-cell>
          <table:table-cell table:style-name="ce223" table:formula="of:=[Ein.$I159]" office:value-type="currency" office:currency="EUR" office:value="-81" calcext:value-type="currency">
            <text:p>-81,00 €</text:p>
          </table:table-cell>
          <table:table-cell table:style-name="ce223" table:formula="of:=[Ein.$I$160]" office:value-type="currency" office:currency="EUR" office:value="-92" calcext:value-type="currency">
            <text:p>-92,00 €</text:p>
          </table:table-cell>
          <table:table-cell table:style-name="ce223" table:formula="of:=[Ein.$I$161]" office:value-type="currency" office:currency="EUR" office:value="-91" calcext:value-type="currency">
            <text:p>-91,00 €</text:p>
          </table:table-cell>
          <table:table-cell table:style-name="ce223" table:formula="of:=[Ein.$I$162]" office:value-type="currency" office:currency="EUR" office:value="-90" calcext:value-type="currency">
            <text:p>-90,00 €</text:p>
          </table:table-cell>
          <table:table-cell table:style-name="ce223" table:formula="of:=[Ein.$I$163]" office:value-type="currency" office:currency="EUR" office:value="-89" calcext:value-type="currency">
            <text:p>-89,00 €</text:p>
          </table:table-cell>
          <table:table-cell table:style-name="ce223" table:formula="of:=[Ein.$I$164]" office:value-type="currency" office:currency="EUR" office:value="-88" calcext:value-type="currency">
            <text:p>-88,00 €</text:p>
          </table:table-cell>
          <table:table-cell table:style-name="ce223" table:formula="of:=[Ein.$I$165]" office:value-type="currency" office:currency="EUR" office:value="-87" calcext:value-type="currency">
            <text:p>-87,00 €</text:p>
          </table:table-cell>
          <table:table-cell table:style-name="ce223" table:formula="of:=[Ein.$I$166]" office:value-type="currency" office:currency="EUR" office:value="-86" calcext:value-type="currency">
            <text:p>-86,00 €</text:p>
          </table:table-cell>
          <table:table-cell table:style-name="ce223" table:formula="of:=[Ein.$I$167]" office:value-type="currency" office:currency="EUR" office:value="-85" calcext:value-type="currency">
            <text:p>-85,00 €</text:p>
          </table:table-cell>
          <table:table-cell table:style-name="ce223" table:formula="of:=[Ein.$I$168]" office:value-type="currency" office:currency="EUR" office:value="-84" calcext:value-type="currency">
            <text:p>-84,00 €</text:p>
          </table:table-cell>
          <table:table-cell table:style-name="ce223" table:formula="of:=[Ein.$I$169]" office:value-type="currency" office:currency="EUR" office:value="-83" calcext:value-type="currency">
            <text:p>-83,00 €</text:p>
          </table:table-cell>
          <table:table-cell table:style-name="ce225" table:formula="of:=AVERAGE([.B64:.M64])" office:value-type="currency" office:currency="EUR" office:value="-86.5" calcext:value-type="currency">
            <text:p>-86,50 €</text:p>
          </table:table-cell>
          <table:table-cell table:style-name="ce220" table:number-columns-repeated="242"/>
        </table:table-row>
        <table:table-row table:style-name="ro2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>
          <table:table-cell table:style-name="ce221" office:value-type="string" calcext:value-type="string">
            <text:p>Restbetrag:</text:p>
          </table:table-cell>
          <table:table-cell table:style-name="ce224" table:number-columns-repeated="2"/>
          <table:table-cell table:style-name="ce226" table:number-columns-repeated="10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Monat:</text:p>
          </table:table-cell>
          <table:table-cell table:style-name="ce218" office:value-type="string" calcext:value-type="string">
            <text:p>November</text:p>
          </table:table-cell>
          <table:table-cell table:style-name="ce218" office:value-type="string" calcext:value-type="string">
            <text:p>Dezember</text:p>
          </table:table-cell>
          <table:table-cell table:style-name="ce218" office:value-type="string" calcext:value-type="string">
            <text:p>Januar</text:p>
          </table:table-cell>
          <table:table-cell table:style-name="ce218" office:value-type="string" calcext:value-type="string">
            <text:p>Februar</text:p>
          </table:table-cell>
          <table:table-cell table:style-name="ce218" office:value-type="string" calcext:value-type="string">
            <text:p>März</text:p>
          </table:table-cell>
          <table:table-cell table:style-name="ce218" office:value-type="string" calcext:value-type="string">
            <text:p>April</text:p>
          </table:table-cell>
          <table:table-cell table:style-name="ce218" office:value-type="string" calcext:value-type="string">
            <text:p>Mai</text:p>
          </table:table-cell>
          <table:table-cell table:style-name="ce218" office:value-type="string" calcext:value-type="string">
            <text:p>Juni</text:p>
          </table:table-cell>
          <table:table-cell table:style-name="ce218" office:value-type="string" calcext:value-type="string">
            <text:p>Juli</text:p>
          </table:table-cell>
          <table:table-cell table:style-name="ce218" office:value-type="string" calcext:value-type="string">
            <text:p>August</text:p>
          </table:table-cell>
          <table:table-cell table:style-name="ce218" office:value-type="string" calcext:value-type="string">
            <text:p>September</text:p>
          </table:table-cell>
          <table:table-cell table:style-name="ce218" office:value-type="string" calcext:value-type="string">
            <text:p>Oktober</text:p>
          </table:table-cell>
          <table:table-cell table:style-name="ce218" office:value-type="string" calcext:value-type="string">
            <text:p>Mittelwerte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1/2002</text:p>
          </table:table-cell>
          <table:table-cell table:style-name="ce224" office:value-type="currency" office:currency="EUR" office:value="114.687881871124" calcext:value-type="currency">
            <text:p>114,69 €</text:p>
          </table:table-cell>
          <table:table-cell table:style-name="ce224" office:value-type="currency" office:currency="EUR" office:value="69.9374434383355" calcext:value-type="currency">
            <text:p>69,94 €</text:p>
          </table:table-cell>
          <table:table-cell table:style-name="ce224" office:value-type="currency" office:currency="EUR" office:value="253.122918373103" calcext:value-type="currency">
            <text:p>253,12 €</text:p>
          </table:table-cell>
          <table:table-cell table:style-name="ce224" office:value-type="currency" office:currency="EUR" office:value="152.332918373103" calcext:value-type="currency">
            <text:p>152,33 €</text:p>
          </table:table-cell>
          <table:table-cell table:style-name="ce224" office:value-type="currency" office:currency="EUR" office:value="-83.5770816268968" calcext:value-type="currency">
            <text:p>-83,58 €</text:p>
          </table:table-cell>
          <table:table-cell table:style-name="ce224" office:value-type="currency" office:currency="EUR" office:value="-394.977081626896" calcext:value-type="currency">
            <text:p>-394,98 €</text:p>
          </table:table-cell>
          <table:table-cell table:style-name="ce224" office:value-type="currency" office:currency="EUR" office:value="136.462918373103" calcext:value-type="currency">
            <text:p>136,46 €</text:p>
          </table:table-cell>
          <table:table-cell table:style-name="ce224" office:value-type="currency" office:currency="EUR" office:value="-337.162081626897" calcext:value-type="currency">
            <text:p>-337,16 €</text:p>
          </table:table-cell>
          <table:table-cell table:style-name="ce224" office:value-type="currency" office:currency="EUR" office:value="-384.587081626897" calcext:value-type="currency">
            <text:p>-384,59 €</text:p>
          </table:table-cell>
          <table:table-cell table:style-name="ce224" office:value-type="currency" office:currency="EUR" office:value="-574.087081626897" calcext:value-type="currency">
            <text:p>-574,09 €</text:p>
          </table:table-cell>
          <table:table-cell table:style-name="ce224" office:value-type="currency" office:currency="EUR" office:value="-674.697081626897" calcext:value-type="currency">
            <text:p>-674,70 €</text:p>
          </table:table-cell>
          <table:table-cell table:style-name="ce224" office:value-type="currency" office:currency="EUR" office:value="-333.437081626897" calcext:value-type="currency">
            <text:p>-333,44 €</text:p>
          </table:table-cell>
          <table:table-cell table:style-name="ce219" table:formula="of:=AVERAGE([.B68:.M68])" office:value-type="currency" office:currency="EUR" office:value="-171.331707579959" calcext:value-type="currency">
            <text:p>-171,33 €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2/2003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69:.M69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3/2004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0:.M70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4/2005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8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1:.M71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5/2006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2:.M72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6/2007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3:.M73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7/2008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4:.M74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8/2009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5:.M75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9/2010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6:.M76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0/2011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7:.M77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1/2012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19" table:formula="of:=AVERAGE([.B78:.M78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2/2013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#REF!" office:value-type="string" office:string-value="#REF!" calcext:value-type="error">
            <text:p>#REF!</text:p>
          </table:table-cell>
          <table:table-cell table:style-name="ce223" table:formula="of:=[Jan13.$K3]" office:value-type="currency" office:currency="EUR" office:value="-92" calcext:value-type="currency">
            <text:p>-92,00 €</text:p>
          </table:table-cell>
          <table:table-cell table:style-name="ce223" table:formula="of:=[Feb13.$K3]" office:value-type="currency" office:currency="EUR" office:value="-91" calcext:value-type="currency">
            <text:p>-91,00 €</text:p>
          </table:table-cell>
          <table:table-cell table:style-name="ce223" table:formula="of:=[Mrz13.$K3]" office:value-type="currency" office:currency="EUR" office:value="-90" calcext:value-type="currency">
            <text:p>-90,00 €</text:p>
          </table:table-cell>
          <table:table-cell table:style-name="ce223" table:formula="of:=[Apr13.$K3]" office:value-type="currency" office:currency="EUR" office:value="-89" calcext:value-type="currency">
            <text:p>-89,00 €</text:p>
          </table:table-cell>
          <table:table-cell table:style-name="ce223" table:formula="of:=[Mai13.$K3]" office:value-type="currency" office:currency="EUR" office:value="-88" calcext:value-type="currency">
            <text:p>-88,00 €</text:p>
          </table:table-cell>
          <table:table-cell table:style-name="ce223" table:formula="of:=[Jun13.$K3]" office:value-type="currency" office:currency="EUR" office:value="-87" calcext:value-type="currency">
            <text:p>-87,00 €</text:p>
          </table:table-cell>
          <table:table-cell table:style-name="ce223" table:formula="of:=[Jul13.$K3]" office:value-type="currency" office:currency="EUR" office:value="-86" calcext:value-type="currency">
            <text:p>-86,00 €</text:p>
          </table:table-cell>
          <table:table-cell table:style-name="ce223" table:formula="of:=[Aug13.$K3]" office:value-type="currency" office:currency="EUR" office:value="-85" calcext:value-type="currency">
            <text:p>-85,00 €</text:p>
          </table:table-cell>
          <table:table-cell table:style-name="ce220" table:number-columns-repeated="2"/>
          <table:table-cell table:style-name="ce225" table:formula="of:=AVERAGE([.B79:.M79])" office:value-type="string" office:string-value="#REF!" calcext:value-type="error">
            <text:p>#REF!</text:p>
          </table:table-cell>
          <table:table-cell table:style-name="ce220" table:number-columns-repeated="242"/>
        </table:table-row>
        <table:table-row table:style-name="ro2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>
          <table:table-cell table:style-name="ce222" office:value-type="string" calcext:value-type="string">
            <text:p>Jahresüberschuss:</text:p>
          </table:table-cell>
          <table:table-cell/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1/2002</text:p>
          </table:table-cell>
          <table:table-cell table:style-name="ce219" table:formula="of:=[.N68]*12" office:value-type="currency" office:currency="EUR" office:value="-2055.98049095951" calcext:value-type="currency">
            <text:p>-2.055,98 €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2/2003</text:p>
          </table:table-cell>
          <table:table-cell table:style-name="ce219" table:formula="of:=[.N69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3/2004</text:p>
          </table:table-cell>
          <table:table-cell table:style-name="ce219" table:formula="of:=[.N70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4/2005</text:p>
          </table:table-cell>
          <table:table-cell table:style-name="ce219" table:formula="of:=[.N71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5/2006</text:p>
          </table:table-cell>
          <table:table-cell table:style-name="ce219" table:formula="of:=[.N72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6/2007</text:p>
          </table:table-cell>
          <table:table-cell table:style-name="ce219" table:formula="of:=[.N73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7/2008</text:p>
          </table:table-cell>
          <table:table-cell table:style-name="ce219" table:formula="of:=[.N74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8/2009</text:p>
          </table:table-cell>
          <table:table-cell table:style-name="ce219" table:formula="of:=[.N75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09/2010</text:p>
          </table:table-cell>
          <table:table-cell table:style-name="ce219" table:formula="of:=[.N76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0/2011</text:p>
          </table:table-cell>
          <table:table-cell table:style-name="ce219" table:formula="of:=[.N77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1/2012</text:p>
          </table:table-cell>
          <table:table-cell table:style-name="ce219" table:formula="of:=[.N78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2012/2013</text:p>
          </table:table-cell>
          <table:table-cell table:style-name="ce225" table:formula="of:=[.N79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Mittelwert Restbetrag:</text:p>
          </table:table-cell>
          <table:table-cell table:style-name="ce219" table:formula="of:=AVERAGE([.B68:.M77])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>
          <table:table-cell table:style-name="ce218" office:value-type="string" calcext:value-type="string">
            <text:p>Hochrechnung/Jahr:</text:p>
          </table:table-cell>
          <table:table-cell table:style-name="ce223" table:formula="of:=[.B95]*12" office:value-type="string" office:string-value="#REF!" calcext:value-type="error">
            <text:p>#REF!</text:p>
          </table:table-cell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 table:number-rows-repeated="2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 table:number-rows-repeated="2">
          <table:table-cell table:number-columns-repeated="2"/>
          <table:table-cell table:style-name="ce220" table:number-columns-repeated="11"/>
          <table:table-cell table:style-name="ce218"/>
          <table:table-cell table:style-name="ce220" table:number-columns-repeated="242"/>
        </table:table-row>
        <table:table-row table:style-name="ro2" table:number-rows-repeated="31927">
          <table:table-cell table:style-name="ce220" table:number-columns-repeated="13"/>
          <table:table-cell table:style-name="ce218"/>
          <table:table-cell table:style-name="ce220" table:number-columns-repeated="242"/>
        </table:table-row>
        <table:table-row table:style-name="ro2" table:number-rows-repeated="10165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raf2" table:style-name="ta1" table:print-ranges="Graf2.A1:Graf2.M39">
        <table:shapes>
          <draw:frame draw:z-index="0" draw:style-name="gr4" svg:width="31.54cm" svg:height="15.805cm" svg:x="0.073cm" svg:y="5.895cm">
            <draw:object draw:notify-on-update-of-ranges="Graf2.A2:Graf2.A13 Graf2.B1:Graf2.B1 Graf2.B2:Graf2.B13 Graf2.C1:Graf2.C1 Graf2.C2:Graf2.C13 Graf2.D1:Graf2.D1 Graf2.D2:Graf2.D13 Graf2.E1:Graf2.E1 Graf2.E2:Graf2.E13 Graf2.F1:Graf2.F1 Graf2.F2:Graf2.F13 Graf2.G1:Graf2.G1 Graf2.G2:Graf2.G13 Graf2.H1:Graf2.H1 Graf2.H2:Graf2.H13 Graf2.I1:Graf2.I1 Graf2.I2:Graf2.I13 Graf2.J1:Graf2.J1 Graf2.J2:Graf2.J13 Graf2.K1:Graf2.K1 Graf2.K2:Graf2.K13 Graf2.L1:Graf2.L1 Graf2.L2:Graf2.L13 Graf2.M1:Graf2.M1 Graf2.M2:Graf2.M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56" table:default-cell-style-name="ce189"/>
        <table:table-row table:style-name="ro2">
          <table:table-cell/>
          <table:table-cell table:style-name="ce222" office:value-type="string" calcext:value-type="string">
            <text:p>November</text:p>
          </table:table-cell>
          <table:table-cell table:style-name="ce222" office:value-type="string" calcext:value-type="string">
            <text:p>Dezember</text:p>
          </table:table-cell>
          <table:table-cell table:style-name="ce222" office:value-type="string" calcext:value-type="string">
            <text:p>Januar</text:p>
          </table:table-cell>
          <table:table-cell table:style-name="ce222" office:value-type="string" calcext:value-type="string">
            <text:p>Februar</text:p>
          </table:table-cell>
          <table:table-cell table:style-name="ce222" office:value-type="string" calcext:value-type="string">
            <text:p>März</text:p>
          </table:table-cell>
          <table:table-cell table:style-name="ce222" office:value-type="string" calcext:value-type="string">
            <text:p>April</text:p>
          </table:table-cell>
          <table:table-cell table:style-name="ce222" office:value-type="string" calcext:value-type="string">
            <text:p>Mai</text:p>
          </table:table-cell>
          <table:table-cell table:style-name="ce222" office:value-type="string" calcext:value-type="string">
            <text:p>Juni</text:p>
          </table:table-cell>
          <table:table-cell table:style-name="ce222" office:value-type="string" calcext:value-type="string">
            <text:p>Juli</text:p>
          </table:table-cell>
          <table:table-cell table:style-name="ce222" office:value-type="string" calcext:value-type="string">
            <text:p>August</text:p>
          </table:table-cell>
          <table:table-cell table:style-name="ce222" office:value-type="string" calcext:value-type="string">
            <text:p>September</text:p>
          </table:table-cell>
          <table:table-cell table:style-name="ce222" office:value-type="string" calcext:value-type="string">
            <text:p>Oktober</text:p>
          </table:table-cell>
          <table:table-cell table:number-columns-repeated="243"/>
        </table:table-row>
        <table:table-row table:style-name="ro2">
          <table:table-cell table:style-name="ce203" office:value-type="string" calcext:value-type="string">
            <text:p>2001/2002</text:p>
          </table:table-cell>
          <table:table-cell table:style-name="ce233" office:value-type="currency" office:currency="EUR" office:value="-108.099999999999" calcext:value-type="currency">
            <text:p>-108,10 €</text:p>
          </table:table-cell>
          <table:table-cell table:style-name="ce233" office:value-type="currency" office:currency="EUR" office:value="28.6857500000008" calcext:value-type="currency">
            <text:p>28,69 €</text:p>
          </table:table-cell>
          <table:table-cell table:style-name="ce233" office:value-type="currency" office:currency="EUR" office:value="267.789709454128" calcext:value-type="currency">
            <text:p>267,79 €</text:p>
          </table:table-cell>
          <table:table-cell table:style-name="ce233" office:value-type="currency" office:currency="EUR" office:value="420.122627827231" calcext:value-type="currency">
            <text:p>420,12 €</text:p>
          </table:table-cell>
          <table:table-cell table:style-name="ce233" office:value-type="currency" office:currency="EUR" office:value="336.545546200335" calcext:value-type="currency">
            <text:p>336,55 €</text:p>
          </table:table-cell>
          <table:table-cell table:style-name="ce233" office:value-type="currency" office:currency="EUR" office:value="-58.4315354265619" calcext:value-type="currency">
            <text:p>-58,43 €</text:p>
          </table:table-cell>
          <table:table-cell table:style-name="ce233" office:value-type="currency" office:currency="EUR" office:value="78.0313829465413" calcext:value-type="currency">
            <text:p>78,03 €</text:p>
          </table:table-cell>
          <table:table-cell table:style-name="ce233" office:value-type="currency" office:currency="EUR" office:value="-259.130698680356" calcext:value-type="currency">
            <text:p>-259,13 €</text:p>
          </table:table-cell>
          <table:table-cell table:style-name="ce233" office:value-type="currency" office:currency="EUR" office:value="-643.717780307252" calcext:value-type="currency">
            <text:p>-643,72 €</text:p>
          </table:table-cell>
          <table:table-cell table:style-name="ce233" office:value-type="currency" office:currency="EUR" office:value="-1217.80486193415" calcext:value-type="currency">
            <text:p>-1.217,80 €</text:p>
          </table:table-cell>
          <table:table-cell table:style-name="ce233" office:value-type="currency" office:currency="EUR" office:value="-1892.50194356105" calcext:value-type="currency">
            <text:p>-1.892,50 €</text:p>
          </table:table-cell>
          <table:table-cell table:style-name="ce234" office:value-type="currency" office:currency="EUR" office:value="-2225.93902518794" calcext:value-type="currency">
            <text:p>-2.225,94 €</text:p>
          </table:table-cell>
          <table:table-cell table:style-name="ce233" table:number-columns-repeated="243"/>
        </table:table-row>
        <table:table-row table:style-name="ro2">
          <table:table-cell table:style-name="ce222" office:value-type="string" calcext:value-type="string">
            <text:p>2002/2003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3/2004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4/2005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204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5/2006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6/2007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7/2008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8/2009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09/2010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10/2011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11/2012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number-columns-repeated="243"/>
        </table:table-row>
        <table:table-row table:style-name="ro2">
          <table:table-cell table:style-name="ce222" office:value-type="string" calcext:value-type="string">
            <text:p>2012/2013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#REF!" office:value-type="string" office:string-value="#REF!" calcext:value-type="error">
            <text:p>#REF!</text:p>
          </table:table-cell>
          <table:table-cell table:style-name="ce198" table:formula="of:=[Jan13.$K$5]" office:value-type="currency" office:currency="EUR" office:value="0" calcext:value-type="currency">
            <text:p>0,00 €</text:p>
          </table:table-cell>
          <table:table-cell table:style-name="ce198" table:formula="of:=[Feb13.$K$5]" office:value-type="currency" office:currency="EUR" office:value="-91" calcext:value-type="currency">
            <text:p>-91,00 €</text:p>
          </table:table-cell>
          <table:table-cell table:style-name="ce198" table:formula="of:=[Mrz13.$K$5]" office:value-type="currency" office:currency="EUR" office:value="-181" calcext:value-type="currency">
            <text:p>-181,00 €</text:p>
          </table:table-cell>
          <table:table-cell table:style-name="ce198" table:formula="of:=[Apr13.$K$5]" office:value-type="currency" office:currency="EUR" office:value="-270" calcext:value-type="currency">
            <text:p>-270,00 €</text:p>
          </table:table-cell>
          <table:table-cell table:style-name="ce198" table:formula="of:=[Mai13.$K$5]" office:value-type="currency" office:currency="EUR" office:value="-358" calcext:value-type="currency">
            <text:p>-358,00 €</text:p>
          </table:table-cell>
          <table:table-cell table:style-name="ce198" table:formula="of:=[Jun13.$K$5]" office:value-type="currency" office:currency="EUR" office:value="-445" calcext:value-type="currency">
            <text:p>-445,00 €</text:p>
          </table:table-cell>
          <table:table-cell table:style-name="ce198" table:formula="of:=[Jul13.$K$5]" office:value-type="currency" office:currency="EUR" office:value="-531" calcext:value-type="currency">
            <text:p>-531,00 €</text:p>
          </table:table-cell>
          <table:table-cell table:style-name="ce198" table:formula="of:=[Aug13.$K$5]" office:value-type="currency" office:currency="EUR" office:value="-616" calcext:value-type="currency">
            <text:p>-616,00 €</text:p>
          </table:table-cell>
          <table:table-cell table:style-name="ce198" table:formula="of:=[Sep13.$K$5]" office:value-type="currency" office:currency="EUR" office:value="-700" calcext:value-type="currency">
            <text:p>-700,00 €</text:p>
          </table:table-cell>
          <table:table-cell table:style-name="ce198" table:formula="of:=[Okt13.$K$5]" office:value-type="currency" office:currency="EUR" office:value="-783" calcext:value-type="currency">
            <text:p>-783,00 €</text:p>
          </table:table-cell>
          <table:table-cell table:number-columns-repeated="243"/>
        </table:table-row>
        <table:table-row table:style-name="ro2" table:number-rows-repeated="28">
          <table:table-cell table:number-columns-repeated="256"/>
        </table:table-row>
        <table:table-row table:style-name="ro2">
          <table:table-cell/>
          <table:table-cell table:style-name="ce233" table:number-columns-repeated="11"/>
          <table:table-cell table:style-name="ce234"/>
          <table:table-cell table:number-columns-repeated="243"/>
        </table:table-row>
        <table:table-row table:style-name="ro2" table:number-rows-repeated="319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le" table:style-name="ta2" table:print="false">
        <table:table-column table:style-name="co23" table:default-cell-style-name="ce2"/>
        <table:table-column table:style-name="co3" table:default-cell-style-name="ce2"/>
        <table:table-column table:style-name="co3" table:number-columns-repeated="2" table:default-cell-style-name="ce17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row table:style-name="ro4">
          <table:table-cell table:style-name="ce48" office:value-type="string" calcext:value-type="string">
            <text:p>Ausgaben für den Monat Oktober:</text:p>
          </table:table-cell>
          <table:table-cell table:number-columns-repeated="3"/>
          <table:table-cell table:style-name="ce51"/>
          <table:table-cell table:style-name="ce2"/>
          <table:table-cell table:number-columns-repeated="3"/>
        </table:table-row>
        <table:table-row table:style-name="ro2">
          <table:table-cell table:number-columns-repeated="4"/>
          <table:table-cell table:style-name="ce51"/>
          <table:table-cell table:style-name="ce2"/>
          <table:table-cell table:number-columns-repeated="3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50" office:value-type="string" calcext:value-type="string">
            <text:p>Bar</text:p>
          </table:table-cell>
          <table:table-cell table:style-name="ce52" office:value-type="string" calcext:value-type="string">
            <text:p>Ohne Korrektur:</text:p>
          </table:table-cell>
          <table:table-cell table:style-name="ce49" office:value-type="float" office:value="889.21" calcext:value-type="float">
            <text:p>889,21</text:p>
          </table:table-cell>
          <table:table-cell table:style-name="ce59" table:number-columns-repeated="3"/>
        </table:table-row>
        <table:table-row table:style-name="ro1">
          <table:table-cell office:value-type="string" calcext:value-type="string">
            <text:p>Finanzamt Würzburg</text:p>
          </table:table-cell>
          <table:table-cell table:style-name="ce4" office:value-type="date" office:date-value="2002-10-01" calcext:value-type="date">
            <text:p>01.10.02</text:p>
          </table:table-cell>
          <table:table-cell office:value-type="currency" office:currency="EUR" office:value="-317.12" calcext:value-type="currency">
            <text:p>-317,12 €</text:p>
          </table:table-cell>
          <table:table-cell/>
          <table:table-cell table:style-name="ce53" office:value-type="string" calcext:value-type="string">
            <text:p>Gesamtausgaben:</text:p>
          </table:table-cell>
          <table:table-cell table:style-name="ce56" office:value-type="currency" office:currency="EUR" office:value="572.09" calcext:value-type="currency">
            <text:p>572,09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333.437081626897" calcext:value-type="currency">
            <text:p>-333,44 €</text:p>
          </table:table-cell>
        </table:table-row>
        <table:table-row table:style-name="ro2">
          <table:table-cell table:style-name="ce4" office:value-type="string" calcext:value-type="string">
            <text:p>Tankstelle</text:p>
          </table:table-cell>
          <table:table-cell table:style-name="ce4" office:value-type="date" office:date-value="2002-10-04" calcext:value-type="date">
            <text:p>04.10.02</text:p>
          </table:table-cell>
          <table:table-cell office:value-type="currency" office:currency="EUR" office:value="22.62" calcext:value-type="currency">
            <text:p>22,62 €</text:p>
          </table:table-cell>
          <table:table-cell/>
          <table:table-cell table:style-name="ce51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ertelsmann Club</text:p>
          </table:table-cell>
          <table:table-cell table:style-name="ce4" office:value-type="date" office:date-value="2002-10-01" calcext:value-type="date">
            <text:p>01.10.02</text:p>
          </table:table-cell>
          <table:table-cell office:value-type="currency" office:currency="EUR" office:value="17.99" calcext:value-type="currency">
            <text:p>17,99 €</text:p>
          </table:table-cell>
          <table:table-cell/>
          <table:table-cell table:style-name="ce54" office:value-type="string" calcext:value-type="string">
            <text:p>Barausgaben:</text:p>
          </table:table-cell>
          <table:table-cell table:style-name="ce56" office:value-type="currency" office:currency="EUR" office:value="155.65" calcext:value-type="currency">
            <text:p>155,65 €</text:p>
          </table:table-cell>
          <table:table-cell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2225.93902518794" calcext:value-type="float">
            <text:p>-2225,94</text:p>
          </table:table-cell>
        </table:table-row>
        <table:table-row table:style-name="ro2">
          <table:table-cell office:value-type="string" calcext:value-type="string">
            <text:p>Lidl+Idea+Aldi+Tegut</text:p>
          </table:table-cell>
          <table:table-cell table:style-name="ce4" office:value-type="date" office:date-value="2002-10-01" calcext:value-type="date">
            <text:p>01.10.02</text:p>
          </table:table-cell>
          <table:table-cell/>
          <table:table-cell office:value-type="currency" office:currency="EUR" office:value="12.31" calcext:value-type="currency">
            <text:p>12,31 €</text:p>
          </table:table-cell>
          <table:table-cell table:style-name="ce51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WalMart</text:p>
          </table:table-cell>
          <table:table-cell table:style-name="ce4" office:value-type="date" office:date-value="2002-10-01" calcext:value-type="date">
            <text:p>01.10.02</text:p>
          </table:table-cell>
          <table:table-cell office:value-type="currency" office:currency="EUR" office:value="19.75" calcext:value-type="currency">
            <text:p>19,75 €</text:p>
          </table:table-cell>
          <table:table-cell/>
          <table:table-cell table:style-name="ce51"/>
          <table:table-cell table:style-name="ce2"/>
          <table:table-cell/>
          <table:table-cell table:style-name="ce61" office:value-type="string" calcext:value-type="string">
            <text:p>Restbetrag nach Ausgleich:</text:p>
          </table:table-cell>
          <table:table-cell table:style-name="ce56" office:value-type="currency" office:currency="EUR" office:value="19.1309748120569" calcext:value-type="currency">
            <text:p>19,13 €</text:p>
          </table:table-cell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10-05" calcext:value-type="date">
            <text:p>05.10.02</text:p>
          </table:table-cell>
          <table:table-cell office:value-type="currency" office:currency="EUR" office:value="22.97" calcext:value-type="currency">
            <text:p>22,97 €</text:p>
          </table:table-cell>
          <table:table-cell/>
          <table:table-cell table:style-name="ce51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C-Laden</text:p>
          </table:table-cell>
          <table:table-cell table:style-name="ce4" office:value-type="date" office:date-value="2002-10-04" calcext:value-type="date">
            <text:p>04.10.02</text:p>
          </table:table-cell>
          <table:table-cell office:value-type="currency" office:currency="EUR" office:value="59" calcext:value-type="currency">
            <text:p>59,00 €</text:p>
          </table:table-cell>
          <table:table-cell/>
          <table:table-cell table:style-name="ce51"/>
          <table:table-cell table:style-name="ce57" office:value-type="string" calcext:value-type="string">
            <text:p>Ausgleich mit Sparguthab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dautomat</text:p>
          </table:table-cell>
          <table:table-cell table:style-name="ce4" office:value-type="date" office:date-value="2002-10-04" calcext:value-type="date">
            <text:p>04.10.02</text:p>
          </table:table-cell>
          <table:table-cell office:value-type="currency" office:currency="EUR" office:value="40" calcext:value-type="currency">
            <text:p>40,00 €</text:p>
          </table:table-cell>
          <table:table-cell/>
          <table:table-cell table:style-name="ce51"/>
          <table:table-cell table:style-name="ce58" office:value-type="string" calcext:value-type="string">
            <text:p>Datum</text:p>
          </table:table-cell>
          <table:table-cell table:style-name="ce58" office:value-type="string" calcext:value-type="string">
            <text:p>Betr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10-05" calcext:value-type="date">
            <text:p>05.10.02</text:p>
          </table:table-cell>
          <table:table-cell office:value-type="currency" office:currency="EUR" office:value="30" calcext:value-type="currency">
            <text:p>30,00 €</text:p>
          </table:table-cell>
          <table:table-cell/>
          <table:table-cell table:style-name="ce51"/>
          <table:table-cell table:style-name="ce4" office:value-type="date" office:date-value="2002-10-01" calcext:value-type="date">
            <text:p>01.10.02</text:p>
          </table:table-cell>
          <table:table-cell table:style-name="ce17" office:value-type="currency" office:currency="EUR" office:value="500" calcext:value-type="currency">
            <text:p>500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by</text:p>
          </table:table-cell>
          <table:table-cell table:style-name="ce4" office:value-type="date" office:date-value="2002-10-05" calcext:value-type="date">
            <text:p>05.10.02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51"/>
          <table:table-cell table:style-name="ce4"/>
          <table:table-cell table:style-name="ce17" office:value-type="currency" office:currency="EUR" office:value="28.31" calcext:value-type="currency">
            <text:p>28,31 €</text:p>
          </table:table-cell>
          <table:table-cell office:value-type="string" calcext:value-type="string">
            <text:p>31 Tage hat dieser Monat</text:p>
          </table:table-cell>
          <table:table-cell/>
        </table:table-row>
        <table:table-row table:style-name="ro2">
          <table:table-cell office:value-type="string" calcext:value-type="string">
            <text:p>Apotheke</text:p>
          </table:table-cell>
          <table:table-cell table:style-name="ce4" office:value-type="date" office:date-value="2002-10-02" calcext:value-type="date">
            <text:p>02.10.02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table:style-name="ce51"/>
          <table:table-cell table:style-name="ce4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Bigro Konsumgütervertrieb</text:p>
          </table:table-cell>
          <table:table-cell table:style-name="ce4" office:value-type="date" office:date-value="2002-10-07" calcext:value-type="date">
            <text:p>07.10.02</text:p>
          </table:table-cell>
          <table:table-cell office:value-type="currency" office:currency="EUR" office:value="28.9" calcext:value-type="currency">
            <text:p>28,90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10-09" calcext:value-type="date">
            <text:p>09.10.02</text:p>
          </table:table-cell>
          <table:table-cell office:value-type="currency" office:currency="EUR" office:value="32.21" calcext:value-type="currency">
            <text:p>32,21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10-10" calcext:value-type="date">
            <text:p>10.10.02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oom-Markt</text:p>
          </table:table-cell>
          <table:table-cell table:style-name="ce4" office:value-type="date" office:date-value="2002-10-14" calcext:value-type="date">
            <text:p>14.10.02</text:p>
          </table:table-cell>
          <table:table-cell office:value-type="currency" office:currency="EUR" office:value="43.22" calcext:value-type="currency">
            <text:p>43,22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Praktiker</text:p>
          </table:table-cell>
          <table:table-cell table:style-name="ce4" office:value-type="date" office:date-value="2002-10-11" calcext:value-type="date">
            <text:p>11.10.02</text:p>
          </table:table-cell>
          <table:table-cell/>
          <table:table-cell office:value-type="currency" office:currency="EUR" office:value="15.3" calcext:value-type="currency">
            <text:p>15,3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Raiffeisenmakrt MGH</text:p>
          </table:table-cell>
          <table:table-cell table:style-name="ce4" office:value-type="date" office:date-value="2002-10-15" calcext:value-type="date">
            <text:p>15.10.02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10-16" calcext:value-type="date">
            <text:p>16.10.02</text:p>
          </table:table-cell>
          <table:table-cell office:value-type="currency" office:currency="EUR" office:value="40" calcext:value-type="currency">
            <text:p>40,00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Kino</text:p>
          </table:table-cell>
          <table:table-cell table:style-name="ce4" office:value-type="date" office:date-value="2002-10-16" calcext:value-type="date">
            <text:p>16.10.02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style-name="ce55"/>
          <table:table-cell table:style-name="ce35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Drüke</text:p>
          </table:table-cell>
          <table:table-cell table:style-name="ce4" office:value-type="date" office:date-value="2002-10-16" calcext:value-type="date">
            <text:p>16.10.02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egut + Lidl</text:p>
          </table:table-cell>
          <table:table-cell table:style-name="ce4" office:value-type="date" office:date-value="2002-10-16" calcext:value-type="date">
            <text:p>16.10.02</text:p>
          </table:table-cell>
          <table:table-cell/>
          <table:table-cell office:value-type="currency" office:currency="EUR" office:value="5.53" calcext:value-type="currency">
            <text:p>5,53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Labby</text:p>
          </table:table-cell>
          <table:table-cell table:style-name="ce4" office:value-type="date" office:date-value="2002-10-15" calcext:value-type="date">
            <text:p>15.10.02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Solymar</text:p>
          </table:table-cell>
          <table:table-cell table:style-name="ce4" office:value-type="date" office:date-value="2002-10-17" calcext:value-type="date">
            <text:p>17.10.02</text:p>
          </table:table-cell>
          <table:table-cell/>
          <table:table-cell office:value-type="currency" office:currency="EUR" office:value="12" calcext:value-type="currency">
            <text:p>12,0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irili</text:p>
          </table:table-cell>
          <table:table-cell table:style-name="ce4" office:value-type="date" office:date-value="2002-10-17" calcext:value-type="date">
            <text:p>17.10.02</text:p>
          </table:table-cell>
          <table:table-cell/>
          <table:table-cell office:value-type="currency" office:currency="EUR" office:value="6.4" calcext:value-type="currency">
            <text:p>6,4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10-18" calcext:value-type="date">
            <text:p>18.10.02</text:p>
          </table:table-cell>
          <table:table-cell office:value-type="currency" office:currency="EUR" office:value="40" calcext:value-type="currency">
            <text:p>40,00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10-18" calcext:value-type="date">
            <text:p>18.10.02</text:p>
          </table:table-cell>
          <table:table-cell office:value-type="currency" office:currency="EUR" office:value="14.38" calcext:value-type="currency">
            <text:p>14,38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Lidl + WalMart</text:p>
          </table:table-cell>
          <table:table-cell table:style-name="ce4" office:value-type="date" office:date-value="2002-10-18" calcext:value-type="date">
            <text:p>18.10.02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10-18" calcext:value-type="date">
            <text:p>18.10.02</text:p>
          </table:table-cell>
          <table:table-cell office:value-type="currency" office:currency="EUR" office:value="32.44" calcext:value-type="currency">
            <text:p>32,44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O2</text:p>
          </table:table-cell>
          <table:table-cell table:style-name="ce4" office:value-type="date" office:date-value="2002-10-21" calcext:value-type="date">
            <text:p>21.10.02</text:p>
          </table:table-cell>
          <table:table-cell office:value-type="currency" office:currency="EUR" office:value="43.97" calcext:value-type="currency">
            <text:p>43,97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Arcor</text:p>
          </table:table-cell>
          <table:table-cell table:style-name="ce4" office:value-type="date" office:date-value="2002-10-21" calcext:value-type="date">
            <text:p>21.10.02</text:p>
          </table:table-cell>
          <table:table-cell office:value-type="currency" office:currency="EUR" office:value="54.83" calcext:value-type="currency">
            <text:p>54,83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Bertelsmann Club</text:p>
          </table:table-cell>
          <table:table-cell table:style-name="ce4"/>
          <table:table-cell office:value-type="currency" office:currency="EUR" office:value="14.99" calcext:value-type="currency">
            <text:p>14,99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10-24" calcext:value-type="date">
            <text:p>24.10.02</text:p>
          </table:table-cell>
          <table:table-cell office:value-type="currency" office:currency="EUR" office:value="40" calcext:value-type="currency">
            <text:p>40,00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WalMart+Lidl+Obi</text:p>
          </table:table-cell>
          <table:table-cell table:style-name="ce4" office:value-type="date" office:date-value="2002-10-24" calcext:value-type="date">
            <text:p>24.10.02</text:p>
          </table:table-cell>
          <table:table-cell/>
          <table:table-cell office:value-type="currency" office:currency="EUR" office:value="21.36" calcext:value-type="currency">
            <text:p>21,36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Neubert</text:p>
          </table:table-cell>
          <table:table-cell table:style-name="ce4" office:value-type="date" office:date-value="2002-10-25" calcext:value-type="date">
            <text:p>25.10.02</text:p>
          </table:table-cell>
          <table:table-cell/>
          <table:table-cell office:value-type="currency" office:currency="EUR" office:value="10.99" calcext:value-type="currency">
            <text:p>10,99 €</text:p>
          </table:table-cell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Müller</text:p>
          </table:table-cell>
          <table:table-cell table:style-name="ce4" office:value-type="date" office:date-value="2002-10-28" calcext:value-type="date">
            <text:p>28.10.02</text:p>
          </table:table-cell>
          <table:table-cell office:value-type="currency" office:currency="EUR" office:value="21.99" calcext:value-type="currency">
            <text:p>21,99 €</text:p>
          </table:table-cell>
          <table:table-cell/>
          <table:table-cell table:style-name="ce51"/>
          <table:table-cell table:style-name="ce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10-29" calcext:value-type="date">
            <text:p>29.10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eubert+Lidl</text:p>
          </table:table-cell>
          <table:table-cell table:style-name="ce4" office:value-type="date" office:date-value="2002-10-29" calcext:value-type="date">
            <text:p>29.10.02</text:p>
          </table:table-cell>
          <table:table-cell/>
          <table:table-cell office:value-type="currency" office:currency="EUR" office:value="7.76" calcext:value-type="currency">
            <text:p>7,76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fikkarte</text:p>
          </table:table-cell>
          <table:table-cell/>
          <table:table-cell office:value-type="currency" office:currency="EUR" office:value="169.95" calcext:value-type="currency">
            <text:p>169,95 €</text:p>
          </table:table-cell>
          <table:table-cell table:number-columns-repeated="6"/>
        </table:table-row>
        <table:table-row table:style-name="ro2" table:number-rows-repeated="3195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le_2" table:style-name="ta2" table:print="false">
        <table:table-column table:style-name="co28" table:default-cell-style-name="ce2"/>
        <table:table-column table:style-name="co3" table:default-cell-style-name="ce4"/>
        <table:table-column table:style-name="co3" table:number-columns-repeated="2" table:default-cell-style-name="ce17"/>
        <table:table-column table:style-name="co29" table:default-cell-style-name="ce51"/>
        <table:table-column table:style-name="co30" table:default-cell-style-name="ce2"/>
        <table:table-column table:style-name="co31" table:default-cell-style-name="ce17"/>
        <table:table-column table:style-name="co32" table:number-columns-repeated="2" table:default-cell-style-name="Default"/>
        <table:table-row table:style-name="ro4">
          <table:table-cell table:style-name="ce48" office:value-type="string" calcext:value-type="string">
            <text:p>Ausgaben für den Monat September:</text:p>
          </table:table-cell>
          <table:table-cell table:style-name="ce2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50" office:value-type="string" calcext:value-type="string">
            <text:p>Bar</text:p>
          </table:table-cell>
          <table:table-cell table:style-name="ce52"/>
          <table:table-cell table:style-name="ce49"/>
          <table:table-cell table:style-name="ce59" table:number-columns-repeated="3"/>
        </table:table-row>
        <table:table-row table:style-name="ro1">
          <table:table-cell office:value-type="string" calcext:value-type="string">
            <text:p>PC 2. Rate von 2</text:p>
          </table:table-cell>
          <table:table-cell/>
          <table:table-cell office:value-type="currency" office:currency="EUR" office:value="123.45" calcext:value-type="currency">
            <text:p>123,45 €</text:p>
          </table:table-cell>
          <table:table-cell/>
          <table:table-cell table:style-name="ce53" office:value-type="string" calcext:value-type="string">
            <text:p>Gesamtausgaben:</text:p>
          </table:table-cell>
          <table:table-cell table:style-name="ce56" office:value-type="currency" office:currency="EUR" office:value="913.35" calcext:value-type="currency">
            <text:p>913,35 €</text:p>
          </table:table-cell>
          <table:table-cell table:style-name="Default"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674.697081626897" calcext:value-type="currency">
            <text:p>-674,70 €</text:p>
          </table:table-cell>
        </table:table-row>
        <table:table-row table:style-name="ro2">
          <table:table-cell table:style-name="ce4" office:value-type="string" calcext:value-type="string">
            <text:p>Geldautomat</text:p>
          </table:table-cell>
          <table:table-cell office:value-type="date" office:date-value="2002-09-01" calcext:value-type="date">
            <text:p>01.09.02</text:p>
          </table:table-cell>
          <table:table-cell office:value-type="currency" office:currency="EUR" office:value="40" calcext:value-type="currency">
            <text:p>40,00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ino + Essen</text:p>
          </table:table-cell>
          <table:table-cell office:value-type="date" office:date-value="2002-09-01" calcext:value-type="date">
            <text:p>01.09.02</text:p>
          </table:table-cell>
          <table:table-cell/>
          <table:table-cell office:value-type="currency" office:currency="EUR" office:value="14.5" calcext:value-type="currency">
            <text:p>14,50 €</text:p>
          </table:table-cell>
          <table:table-cell table:style-name="ce54" office:value-type="string" calcext:value-type="string">
            <text:p>Barausgaben:</text:p>
          </table:table-cell>
          <table:table-cell table:style-name="ce56" office:value-type="currency" office:currency="EUR" office:value="190.32" calcext:value-type="currency">
            <text:p>190,32 €</text:p>
          </table:table-cell>
          <table:table-cell table:style-name="Default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1892.50194356105" calcext:value-type="float">
            <text:p>-1892,5</text:p>
          </table:table-cell>
        </table:table-row>
        <table:table-row table:style-name="ro2">
          <table:table-cell office:value-type="string" calcext:value-type="string">
            <text:p>Tankstelle</text:p>
          </table:table-cell>
          <table:table-cell office:value-type="date" office:date-value="2002-09-02" calcext:value-type="date">
            <text:p>02.09.02</text:p>
          </table:table-cell>
          <table:table-cell office:value-type="currency" office:currency="EUR" office:value="30.46" calcext:value-type="currency">
            <text:p>30,46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ktro Herz</text:p>
          </table:table-cell>
          <table:table-cell office:value-type="date" office:date-value="2002-09-02" calcext:value-type="date">
            <text:p>02.09.02</text:p>
          </table:table-cell>
          <table:table-cell office:value-type="currency" office:currency="EUR" office:value="29.95" calcext:value-type="currency">
            <text:p>29,95 €</text:p>
          </table:table-cell>
          <table:table-cell table:number-columns-repeated="3"/>
          <table:table-cell table:style-name="Default"/>
          <table:table-cell table:style-name="ce61" office:value-type="string" calcext:value-type="string">
            <text:p>Restbetrag nach Ausgleich:</text:p>
          </table:table-cell>
          <table:table-cell table:style-name="ce56" office:value-type="currency" office:currency="EUR" office:value="-175.741943561046" calcext:value-type="currency">
            <text:p>-175,74 €</text:p>
          </table:table-cell>
        </table:table-row>
        <table:table-row table:style-name="ro2">
          <table:table-cell office:value-type="string" calcext:value-type="string">
            <text:p>Penny</text:p>
          </table:table-cell>
          <table:table-cell office:value-type="date" office:date-value="2002-09-03" calcext:value-type="date">
            <text:p>03.09.02</text:p>
          </table:table-cell>
          <table:table-cell/>
          <table:table-cell office:value-type="currency" office:currency="EUR" office:value="4.84" calcext:value-type="currency">
            <text:p>4,84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seur</text:p>
          </table:table-cell>
          <table:table-cell office:value-type="date" office:date-value="2002-09-03" calcext:value-type="date">
            <text:p>03.09.02</text:p>
          </table:table-cell>
          <table:table-cell office:value-type="currency" office:currency="EUR" office:value="42.2" calcext:value-type="currency">
            <text:p>42,20 €</text:p>
          </table:table-cell>
          <table:table-cell table:number-columns-repeated="2"/>
          <table:table-cell table:style-name="ce57" office:value-type="string" calcext:value-type="string">
            <text:p>Ausgleich mit Sparguthaben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date" office:date-value="2002-09-04" calcext:value-type="date">
            <text:p>04.09.02</text:p>
          </table:table-cell>
          <table:table-cell office:value-type="currency" office:currency="EUR" office:value="35.26" calcext:value-type="currency">
            <text:p>35,26 €</text:p>
          </table:table-cell>
          <table:table-cell table:number-columns-repeated="2"/>
          <table:table-cell table:style-name="ce58" office:value-type="string" calcext:value-type="string">
            <text:p>Datum</text:p>
          </table:table-cell>
          <table:table-cell table:style-name="ce58" office:value-type="string" calcext:value-type="string">
            <text:p>Betr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dl</text:p>
          </table:table-cell>
          <table:table-cell office:value-type="date" office:date-value="2002-09-04" calcext:value-type="date">
            <text:p>04.09.02</text:p>
          </table:table-cell>
          <table:table-cell/>
          <table:table-cell office:value-type="currency" office:currency="EUR" office:value="4.85" calcext:value-type="currency">
            <text:p>4,85 €</text:p>
          </table:table-cell>
          <table:table-cell/>
          <table:table-cell table:style-name="ce4" office:value-type="date" office:date-value="2002-09-10" calcext:value-type="date">
            <text:p>10.09.02</text:p>
          </table:table-cell>
          <table:table-cell office:value-type="currency" office:currency="EUR" office:value="500" calcext:value-type="currency">
            <text:p>500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h</text:p>
          </table:table-cell>
          <table:table-cell office:value-type="date" office:date-value="2002-09-04" calcext:value-type="date">
            <text:p>04.09.02</text:p>
          </table:table-cell>
          <table:table-cell/>
          <table:table-cell office:value-type="currency" office:currency="EUR" office:value="9.9" calcext:value-type="currency">
            <text:p>9,90 €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Gummibären</text:p>
          </table:table-cell>
          <table:table-cell office:value-type="date" office:date-value="2002-09-04" calcext:value-type="date">
            <text:p>04.09.02</text:p>
          </table:table-cell>
          <table:table-cell/>
          <table:table-cell office:value-type="currency" office:currency="EUR" office:value="4.2" calcext:value-type="currency">
            <text:p>4,20 €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Geschenk Andreas Hoh</text:p>
          </table:table-cell>
          <table:table-cell office:value-type="date" office:date-value="2002-09-04" calcext:value-type="date">
            <text:p>04.09.02</text:p>
          </table:table-cell>
          <table:table-cell/>
          <table:table-cell office:value-type="currency" office:currency="EUR" office:value="7.5" calcext:value-type="currency">
            <text:p>7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deothek</text:p>
          </table:table-cell>
          <table:table-cell office:value-type="date" office:date-value="2002-09-04" calcext:value-type="date">
            <text:p>04.09.02</text:p>
          </table:table-cell>
          <table:table-cell/>
          <table:table-cell office:value-type="currency" office:currency="EUR" office:value="11.5" calcext:value-type="currency">
            <text:p>11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deothek</text:p>
          </table:table-cell>
          <table:table-cell office:value-type="date" office:date-value="2002-09-05" calcext:value-type="date">
            <text:p>05.09.02</text:p>
          </table:table-cell>
          <table:table-cell/>
          <table:table-cell office:value-type="currency" office:currency="EUR" office:value="8.5" calcext:value-type="currency">
            <text:p>8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9-07" calcext:value-type="date">
            <text:p>07.09.02</text:p>
          </table:table-cell>
          <table:table-cell office:value-type="currency" office:currency="EUR" office:value="40" calcext:value-type="currency">
            <text:p>4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office:value-type="date" office:date-value="2002-09-09" calcext:value-type="date">
            <text:p>09.09.02</text:p>
          </table:table-cell>
          <table:table-cell office:value-type="currency" office:currency="EUR" office:value="31.28" calcext:value-type="currency">
            <text:p>31,2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quariumpflanzen</text:p>
          </table:table-cell>
          <table:table-cell office:value-type="date" office:date-value="2002-09-09" calcext:value-type="date">
            <text:p>09.09.02</text:p>
          </table:table-cell>
          <table:table-cell/>
          <table:table-cell office:value-type="currency" office:currency="EUR" office:value="9.15" calcext:value-type="currency">
            <text:p>9,15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2</text:p>
          </table:table-cell>
          <table:table-cell office:value-type="date" office:date-value="2002-09-11" calcext:value-type="date">
            <text:p>11.09.02</text:p>
          </table:table-cell>
          <table:table-cell office:value-type="currency" office:currency="EUR" office:value="24.03" calcext:value-type="currency">
            <text:p>24,03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apata</text:p>
          </table:table-cell>
          <table:table-cell office:value-type="date" office:date-value="2002-09-11" calcext:value-type="date">
            <text:p>11.09.02</text:p>
          </table:table-cell>
          <table:table-cell office:value-type="currency" office:currency="EUR" office:value="89.9" calcext:value-type="currency">
            <text:p>89,90 €</text:p>
          </table:table-cell>
          <table:table-cell/>
          <table:table-cell table:style-name="ce55"/>
          <table:table-cell table:style-name="ce35"/>
          <table:table-cell table:number-columns-repeated="3"/>
        </table:table-row>
        <table:table-row table:style-name="ro2">
          <table:table-cell office:value-type="string" calcext:value-type="string">
            <text:p>Breuninger</text:p>
          </table:table-cell>
          <table:table-cell office:value-type="date" office:date-value="2002-09-11" calcext:value-type="date">
            <text:p>11.09.02</text:p>
          </table:table-cell>
          <table:table-cell office:value-type="currency" office:currency="EUR" office:value="27.95" calcext:value-type="currency">
            <text:p>27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ufhof</text:p>
          </table:table-cell>
          <table:table-cell office:value-type="date" office:date-value="2002-09-11" calcext:value-type="date">
            <text:p>11.09.02</text:p>
          </table:table-cell>
          <table:table-cell office:value-type="currency" office:currency="EUR" office:value="49.95" calcext:value-type="currency">
            <text:p>49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rtelsmann Clubeinkauf</text:p>
          </table:table-cell>
          <table:table-cell office:value-type="date" office:date-value="2002-09-11" calcext:value-type="date">
            <text:p>11.09.02</text:p>
          </table:table-cell>
          <table:table-cell office:value-type="currency" office:currency="EUR" office:value="7.95" calcext:value-type="currency">
            <text:p>7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9-12" calcext:value-type="date">
            <text:p>12.09.02</text:p>
          </table:table-cell>
          <table:table-cell office:value-type="currency" office:currency="EUR" office:value="40" calcext:value-type="currency">
            <text:p>4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gut</text:p>
          </table:table-cell>
          <table:table-cell office:value-type="date" office:date-value="2002-09-12" calcext:value-type="date">
            <text:p>12.09.02</text:p>
          </table:table-cell>
          <table:table-cell/>
          <table:table-cell office:value-type="currency" office:currency="EUR" office:value="10.23" calcext:value-type="currency">
            <text:p>10,23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Mart + Kino</text:p>
          </table:table-cell>
          <table:table-cell office:value-type="date" office:date-value="2002-09-12" calcext:value-type="date">
            <text:p>12.09.02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nkstelle</text:p>
          </table:table-cell>
          <table:table-cell office:value-type="date" office:date-value="2002-09-14" calcext:value-type="date">
            <text:p>14.09.02</text:p>
          </table:table-cell>
          <table:table-cell office:value-type="currency" office:currency="EUR" office:value="18.9" calcext:value-type="currency">
            <text:p>18,9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or</text:p>
          </table:table-cell>
          <table:table-cell office:value-type="date" office:date-value="2002-09-16" calcext:value-type="date">
            <text:p>16.09.02</text:p>
          </table:table-cell>
          <table:table-cell office:value-type="currency" office:currency="EUR" office:value="56.88" calcext:value-type="currency">
            <text:p>56,8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schenk Baumi</text:p>
          </table:table-cell>
          <table:table-cell office:value-type="date" office:date-value="2002-09-13" calcext:value-type="date">
            <text:p>13.09.02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ny</text:p>
          </table:table-cell>
          <table:table-cell office:value-type="date" office:date-value="2002-09-14" calcext:value-type="date">
            <text:p>14.09.02</text:p>
          </table:table-cell>
          <table:table-cell office:value-type="currency" office:currency="EUR" office:value="-12" calcext:value-type="currency">
            <text:p>-12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office:value-type="date" office:date-value="2002-09-19" calcext:value-type="date">
            <text:p>19.09.02</text:p>
          </table:table-cell>
          <table:table-cell office:value-type="currency" office:currency="EUR" office:value="31.21" calcext:value-type="currency">
            <text:p>31,21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9-20" calcext:value-type="date">
            <text:p>20.09.02</text:p>
          </table:table-cell>
          <table:table-cell office:value-type="currency" office:currency="EUR" office:value="34.34" calcext:value-type="currency">
            <text:p>34,3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9-19" calcext:value-type="date">
            <text:p>19.09.02</text:p>
          </table:table-cell>
          <table:table-cell office:value-type="currency" office:currency="EUR" office:value="40" calcext:value-type="currency">
            <text:p>4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ino + Essen</text:p>
          </table:table-cell>
          <table:table-cell office:value-type="date" office:date-value="2002-09-20" calcext:value-type="date">
            <text:p>20.09.02</text:p>
          </table:table-cell>
          <table:table-cell/>
          <table:table-cell office:value-type="currency" office:currency="EUR" office:value="40.5" calcext:value-type="currency">
            <text:p>40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9-23" calcext:value-type="date">
            <text:p>23.09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gut</text:p>
          </table:table-cell>
          <table:table-cell office:value-type="date" office:date-value="2002-09-23" calcext:value-type="date">
            <text:p>23.09.02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nkstelle</text:p>
          </table:table-cell>
          <table:table-cell office:value-type="date" office:date-value="2002-09-25" calcext:value-type="date">
            <text:p>25.09.02</text:p>
          </table:table-cell>
          <table:table-cell office:value-type="currency" office:currency="EUR" office:value="31.64" calcext:value-type="currency">
            <text:p>31,64 €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Post</text:p>
          </table:table-cell>
          <table:table-cell office:value-type="date" office:date-value="2002-09-25" calcext:value-type="date">
            <text:p>25.09.02</text:p>
          </table:table-cell>
          <table:table-cell/>
          <table:table-cell office:value-type="currency" office:currency="EUR" office:value="7.65" calcext:value-type="currency">
            <text:p>7,65 €</text:p>
          </table:table-cell>
          <table:table-cell table:style-name="ce18"/>
          <table:table-cell/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Optik Nohe</text:p>
          </table:table-cell>
          <table:table-cell office:value-type="date" office:date-value="2002-09-25" calcext:value-type="date">
            <text:p>25.09.02</text:p>
          </table:table-cell>
          <table:table-cell/>
          <table:table-cell office:value-type="currency" office:currency="EUR" office:value="6.9" calcext:value-type="currency">
            <text:p>6,9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abby</text:p>
          </table:table-cell>
          <table:table-cell office:value-type="date" office:date-value="2002-09-24" calcext:value-type="date">
            <text:p>24.09.02</text:p>
          </table:table-cell>
          <table:table-cell/>
          <table:table-cell office:value-type="currency" office:currency="EUR" office:value="6" calcext:value-type="currency">
            <text:p>6,0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enny</text:p>
          </table:table-cell>
          <table:table-cell office:value-type="date" office:date-value="2002-09-19" calcext:value-type="date">
            <text:p>19.09.02</text:p>
          </table:table-cell>
          <table:table-cell/>
          <table:table-cell office:value-type="currency" office:currency="EUR" office:value="6.4" calcext:value-type="currency">
            <text:p>6,4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DEA</text:p>
          </table:table-cell>
          <table:table-cell office:value-type="date" office:date-value="2002-09-27" calcext:value-type="date">
            <text:p>27.09.02</text:p>
          </table:table-cell>
          <table:table-cell/>
          <table:table-cell office:value-type="currency" office:currency="EUR" office:value="2.7" calcext:value-type="currency">
            <text:p>2,7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9-27" calcext:value-type="date">
            <text:p>27.09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"/>
        </table:table-row>
      </table:table>
      <table:table table:name="Table_3" table:style-name="ta2" table:print="false">
        <table:table-column table:style-name="co33" table:default-cell-style-name="ce2"/>
        <table:table-column table:style-name="co3" table:default-cell-style-name="ce4"/>
        <table:table-column table:style-name="co3" table:number-columns-repeated="2" table:default-cell-style-name="ce17"/>
        <table:table-column table:style-name="co34" table:default-cell-style-name="ce51"/>
        <table:table-column table:style-name="co35" table:default-cell-style-name="ce2"/>
        <table:table-column table:style-name="co3" table:default-cell-style-name="ce17"/>
        <table:table-column table:style-name="co36" table:default-cell-style-name="Default"/>
        <table:table-column table:style-name="co37" table:default-cell-style-name="Default"/>
        <table:table-row table:style-name="ro4">
          <table:table-cell table:style-name="ce48" office:value-type="string" calcext:value-type="string">
            <text:p>Ausgaben für den Monat August:</text:p>
          </table:table-cell>
          <table:table-cell table:style-name="ce2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50" office:value-type="string" calcext:value-type="string">
            <text:p>Bar</text:p>
          </table:table-cell>
          <table:table-cell table:style-name="ce52"/>
          <table:table-cell table:style-name="ce49"/>
          <table:table-cell table:style-name="ce59" table:number-columns-repeated="3"/>
        </table:table-row>
        <table:table-row table:style-name="ro1">
          <table:table-cell office:value-type="string" calcext:value-type="string">
            <text:p>Nature</text:p>
          </table:table-cell>
          <table:table-cell office:value-type="date" office:date-value="2002-08-01" calcext:value-type="date">
            <text:p>01.08.02</text:p>
          </table:table-cell>
          <table:table-cell office:value-type="currency" office:currency="EUR" office:value="16.7" calcext:value-type="currency">
            <text:p>16,70 €</text:p>
          </table:table-cell>
          <table:table-cell/>
          <table:table-cell table:style-name="ce53" office:value-type="string" calcext:value-type="string">
            <text:p>Gesamtausgaben:</text:p>
          </table:table-cell>
          <table:table-cell table:style-name="ce56" office:value-type="currency" office:currency="EUR" office:value="827.74" calcext:value-type="currency">
            <text:p>827,74 €</text:p>
          </table:table-cell>
          <table:table-cell table:style-name="Default"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574.087081626897" calcext:value-type="currency">
            <text:p>-574,09 €</text:p>
          </table:table-cell>
        </table:table-row>
        <table:table-row table:style-name="ro2">
          <table:table-cell table:style-name="ce4" office:value-type="string" calcext:value-type="string">
            <text:p>Penny und Lidl</text:p>
          </table:table-cell>
          <table:table-cell office:value-type="date" office:date-value="2002-08-01" calcext:value-type="date">
            <text:p>01.08.02</text:p>
          </table:table-cell>
          <table:table-cell/>
          <table:table-cell office:value-type="currency" office:currency="EUR" office:value="25.27" calcext:value-type="currency">
            <text:p>25,27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ldautomat</text:p>
          </table:table-cell>
          <table:table-cell office:value-type="date" office:date-value="2002-08-01" calcext:value-type="date">
            <text:p>01.08.02</text:p>
          </table:table-cell>
          <table:table-cell office:value-type="currency" office:currency="EUR" office:value="80" calcext:value-type="currency">
            <text:p>80,00 €</text:p>
          </table:table-cell>
          <table:table-cell/>
          <table:table-cell table:style-name="ce54" office:value-type="string" calcext:value-type="string">
            <text:p>Barausgaben:</text:p>
          </table:table-cell>
          <table:table-cell table:style-name="ce56" office:value-type="currency" office:currency="EUR" office:value="256.74" calcext:value-type="currency">
            <text:p>256,74 €</text:p>
          </table:table-cell>
          <table:table-cell table:style-name="Default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1217.80486193415" calcext:value-type="float">
            <text:p>-1217,8</text:p>
          </table:table-cell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8-01" calcext:value-type="date">
            <text:p>01.08.02</text:p>
          </table:table-cell>
          <table:table-cell office:value-type="currency" office:currency="EUR" office:value="30.88" calcext:value-type="currency">
            <text:p>30,88 €</text:p>
          </table:table-cell>
          <table:table-cell office:value-type="currency" office:currency="EUR" office:value="8.49" calcext:value-type="currency">
            <text:p>8,49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co/Bar</text:p>
          </table:table-cell>
          <table:table-cell office:value-type="date" office:date-value="2002-08-01" calcext:value-type="date">
            <text:p>01.08.02</text:p>
          </table:table-cell>
          <table:table-cell/>
          <table:table-cell office:value-type="currency" office:currency="EUR" office:value="9.5" calcext:value-type="currency">
            <text:p>9,50 €</text:p>
          </table:table-cell>
          <table:table-cell table:number-columns-repeated="2"/>
          <table:table-cell table:style-name="Default"/>
          <table:table-cell table:style-name="ce61" office:value-type="string" calcext:value-type="string">
            <text:p>Restbetrag nach Ausgleich:</text:p>
          </table:table-cell>
          <table:table-cell table:style-name="ce56" office:value-type="currency" office:currency="EUR" office:value="-1.04486193414925" calcext:value-type="currency">
            <text:p>-1,04 €</text:p>
          </table:table-cell>
        </table:table-row>
        <table:table-row table:style-name="ro2">
          <table:table-cell office:value-type="string" calcext:value-type="string">
            <text:p>Weinfest in Zeil</text:p>
          </table:table-cell>
          <table:table-cell office:value-type="date" office:date-value="2002-08-04" calcext:value-type="date">
            <text:p>04.08.02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nkstelle</text:p>
          </table:table-cell>
          <table:table-cell office:value-type="date" office:date-value="2002-08-03" calcext:value-type="date">
            <text:p>03.08.02</text:p>
          </table:table-cell>
          <table:table-cell office:value-type="currency" office:currency="EUR" office:value="23.03" calcext:value-type="currency">
            <text:p>23,03 €</text:p>
          </table:table-cell>
          <table:table-cell table:number-columns-repeated="2"/>
          <table:table-cell table:style-name="ce57" office:value-type="string" calcext:value-type="string">
            <text:p>Ausgleich mit Sparguthaben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ltbild</text:p>
          </table:table-cell>
          <table:table-cell office:value-type="date" office:date-value="2002-08-06" calcext:value-type="date">
            <text:p>06.08.02</text:p>
          </table:table-cell>
          <table:table-cell office:value-type="currency" office:currency="EUR" office:value="14.99" calcext:value-type="currency">
            <text:p>14,99 €</text:p>
          </table:table-cell>
          <table:table-cell table:number-columns-repeated="2"/>
          <table:table-cell table:style-name="ce58" office:value-type="string" calcext:value-type="string">
            <text:p>Datum</text:p>
          </table:table-cell>
          <table:table-cell table:style-name="ce58" office:value-type="string" calcext:value-type="string">
            <text:p>Betr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telsmann Club</text:p>
          </table:table-cell>
          <table:table-cell office:value-type="date" office:date-value="2002-08-06" calcext:value-type="date">
            <text:p>06.08.02</text:p>
          </table:table-cell>
          <table:table-cell office:value-type="currency" office:currency="EUR" office:value="15.95" calcext:value-type="currency">
            <text:p>15,95 €</text:p>
          </table:table-cell>
          <table:table-cell table:number-columns-repeated="2"/>
          <table:table-cell table:style-name="ce4" office:value-type="date" office:date-value="2002-08-13" calcext:value-type="date">
            <text:p>13.08.02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string" calcext:value-type="string">
            <text:p>Ausgleich Sparguthaben</text:p>
          </table:table-cell>
          <table:table-cell/>
        </table:table-row>
        <table:table-row table:style-name="ro2">
          <table:table-cell office:value-type="string" calcext:value-type="string">
            <text:p>Toom und Norma</text:p>
          </table:table-cell>
          <table:table-cell office:value-type="date" office:date-value="2002-08-06" calcext:value-type="date">
            <text:p>06.08.02</text:p>
          </table:table-cell>
          <table:table-cell/>
          <table:table-cell office:value-type="currency" office:currency="EUR" office:value="10.67" calcext:value-type="currency">
            <text:p>10,67 €</text:p>
          </table:table-cell>
          <table:table-cell/>
          <table:table-cell table:style-name="ce4"/>
          <table:table-cell office:value-type="currency" office:currency="EUR" office:value="28.38" calcext:value-type="currency">
            <text:p>28,38 €</text:p>
          </table:table-cell>
          <table:table-cell office:value-type="string" calcext:value-type="string">
            <text:p>Ausgleich, da 31 Tage A-Geld</text:p>
          </table:table-cell>
          <table:table-cell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8-06" calcext:value-type="date">
            <text:p>06.08.02</text:p>
          </table:table-cell>
          <table:table-cell office:value-type="currency" office:currency="EUR" office:value="70" calcext:value-type="currency">
            <text:p>70,00 €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Wilhelma</text:p>
          </table:table-cell>
          <table:table-cell office:value-type="date" office:date-value="2002-08-07" calcext:value-type="date">
            <text:p>07.08.02</text:p>
          </table:table-cell>
          <table:table-cell/>
          <table:table-cell office:value-type="currency" office:currency="EUR" office:value="17.8" calcext:value-type="currency">
            <text:p>17,8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sen + Trinken</text:p>
          </table:table-cell>
          <table:table-cell office:value-type="date" office:date-value="2002-08-07" calcext:value-type="date">
            <text:p>07.08.02</text:p>
          </table:table-cell>
          <table:table-cell/>
          <table:table-cell office:value-type="currency" office:currency="EUR" office:value="6.89" calcext:value-type="currency">
            <text:p>6,89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dtwerke Wü</text:p>
          </table:table-cell>
          <table:table-cell office:value-type="date" office:date-value="2002-08-23" calcext:value-type="date">
            <text:p>23.08.02</text:p>
          </table:table-cell>
          <table:table-cell office:value-type="currency" office:currency="EUR" office:value="152.24" calcext:value-type="currency">
            <text:p>152,2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co/Bar</text:p>
          </table:table-cell>
          <table:table-cell office:value-type="date" office:date-value="2002-08-08" calcext:value-type="date">
            <text:p>08.08.02</text:p>
          </table:table-cell>
          <table:table-cell/>
          <table:table-cell office:value-type="currency" office:currency="EUR" office:value="10.1" calcext:value-type="currency">
            <text:p>10,1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ufhof</text:p>
          </table:table-cell>
          <table:table-cell office:value-type="date" office:date-value="2002-08-08" calcext:value-type="date">
            <text:p>08.08.02</text:p>
          </table:table-cell>
          <table:table-cell/>
          <table:table-cell office:value-type="currency" office:currency="EUR" office:value="6.28" calcext:value-type="currency">
            <text:p>6,28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rabhebung</text:p>
          </table:table-cell>
          <table:table-cell office:value-type="date" office:date-value="2002-08-12" calcext:value-type="date">
            <text:p>12.08.02</text:p>
          </table:table-cell>
          <table:table-cell office:value-type="currency" office:currency="EUR" office:value="-25" calcext:value-type="currency">
            <text:p>-25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tta Barbetrag</text:p>
          </table:table-cell>
          <table:table-cell office:value-type="date" office:date-value="2002-08-12" calcext:value-type="date">
            <text:p>12.08.02</text:p>
          </table:table-cell>
          <table:table-cell office:value-type="currency" office:currency="EUR" office:value="-10" calcext:value-type="currency">
            <text:p>-1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nny und Lidl</text:p>
          </table:table-cell>
          <table:table-cell office:value-type="date" office:date-value="2002-08-12" calcext:value-type="date">
            <text:p>12.08.02</text:p>
          </table:table-cell>
          <table:table-cell/>
          <table:table-cell office:value-type="currency" office:currency="EUR" office:value="12" calcext:value-type="currency">
            <text:p>12,00 €</text:p>
          </table:table-cell>
          <table:table-cell table:style-name="ce55"/>
          <table:table-cell table:style-name="ce35"/>
          <table:table-cell table:number-columns-repeated="3"/>
        </table:table-row>
        <table:table-row table:style-name="ro2">
          <table:table-cell office:value-type="string" calcext:value-type="string">
            <text:p>O2</text:p>
          </table:table-cell>
          <table:table-cell office:value-type="date" office:date-value="2002-08-13" calcext:value-type="date">
            <text:p>13.08.02</text:p>
          </table:table-cell>
          <table:table-cell office:value-type="currency" office:currency="EUR" office:value="24.29" calcext:value-type="currency">
            <text:p>24,29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or</text:p>
          </table:table-cell>
          <table:table-cell office:value-type="date" office:date-value="2002-08-14" calcext:value-type="date">
            <text:p>14.08.02</text:p>
          </table:table-cell>
          <table:table-cell office:value-type="currency" office:currency="EUR" office:value="53.88" calcext:value-type="currency">
            <text:p>53,8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ino</text:p>
          </table:table-cell>
          <table:table-cell office:value-type="date" office:date-value="2002-08-11" calcext:value-type="date">
            <text:p>11.08.02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i</text:p>
          </table:table-cell>
          <table:table-cell office:value-type="date" office:date-value="2002-08-14" calcext:value-type="date">
            <text:p>14.08.02</text:p>
          </table:table-cell>
          <table:table-cell office:value-type="currency" office:currency="EUR" office:value="7.96" calcext:value-type="currency">
            <text:p>7,9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he / Apotheke</text:p>
          </table:table-cell>
          <table:table-cell office:value-type="date" office:date-value="2002-08-14" calcext:value-type="date">
            <text:p>14.08.02</text:p>
          </table:table-cell>
          <table:table-cell/>
          <table:table-cell office:value-type="currency" office:currency="EUR" office:value="11" calcext:value-type="currency">
            <text:p>11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dl + Tegut+Post</text:p>
          </table:table-cell>
          <table:table-cell office:value-type="date" office:date-value="2002-08-16" calcext:value-type="date">
            <text:p>16.08.02</text:p>
          </table:table-cell>
          <table:table-cell/>
          <table:table-cell office:value-type="currency" office:currency="EUR" office:value="23.53" calcext:value-type="currency">
            <text:p>23,53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8-16" calcext:value-type="date">
            <text:p>16.08.02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office:value-type="date" office:date-value="2002-08-17" calcext:value-type="date">
            <text:p>17.08.02</text:p>
          </table:table-cell>
          <table:table-cell office:value-type="currency" office:currency="EUR" office:value="32.48" calcext:value-type="currency">
            <text:p>32,4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ntaktlinsenversand</text:p>
          </table:table-cell>
          <table:table-cell office:value-type="date" office:date-value="2002-08-17" calcext:value-type="date">
            <text:p>17.08.02</text:p>
          </table:table-cell>
          <table:table-cell office:value-type="currency" office:currency="EUR" office:value="49.8" calcext:value-type="currency">
            <text:p>49,8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8-17" calcext:value-type="date">
            <text:p>17.08.02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di</text:p>
          </table:table-cell>
          <table:table-cell office:value-type="date" office:date-value="2002-08-19" calcext:value-type="date">
            <text:p>19.08.02</text:p>
          </table:table-cell>
          <table:table-cell/>
          <table:table-cell office:value-type="currency" office:currency="EUR" office:value="8.25" calcext:value-type="currency">
            <text:p>8,25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8-19" calcext:value-type="date">
            <text:p>19.08.02</text:p>
          </table:table-cell>
          <table:table-cell office:value-type="currency" office:currency="EUR" office:value="32.75" calcext:value-type="currency">
            <text:p>32,7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i</text:p>
          </table:table-cell>
          <table:table-cell office:value-type="date" office:date-value="2002-08-20" calcext:value-type="date">
            <text:p>20.08.02</text:p>
          </table:table-cell>
          <table:table-cell office:value-type="currency" office:currency="EUR" office:value="10.2" calcext:value-type="currency">
            <text:p>10,2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Tech</text:p>
          </table:table-cell>
          <table:table-cell office:value-type="date" office:date-value="2002-08-20" calcext:value-type="date">
            <text:p>20.08.02</text:p>
          </table:table-cell>
          <table:table-cell/>
          <table:table-cell office:value-type="currency" office:currency="EUR" office:value="8.99" calcext:value-type="currency">
            <text:p>8,99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bby</text:p>
          </table:table-cell>
          <table:table-cell office:value-type="date" office:date-value="2002-08-20" calcext:value-type="date">
            <text:p>20.08.02</text:p>
          </table:table-cell>
          <table:table-cell/>
          <table:table-cell office:value-type="currency" office:currency="EUR" office:value="9.5" calcext:value-type="currency">
            <text:p>9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8-21" calcext:value-type="date">
            <text:p>21.08.02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chtwächter</text:p>
          </table:table-cell>
          <table:table-cell office:value-type="date" office:date-value="2002-08-21" calcext:value-type="date">
            <text:p>21.08.02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table:number-columns-repeated="2"/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2-08-21" calcext:value-type="date">
            <text:p>21.08.02</text:p>
          </table:table-cell>
          <table:table-cell office:value-type="currency" office:currency="EUR" office:value="79" calcext:value-type="currency">
            <text:p>79,00 €</text:p>
          </table:table-cell>
          <table:table-cell/>
          <table:table-cell table:style-name="ce18"/>
          <table:table-cell/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8-24" calcext:value-type="date">
            <text:p>24.08.02</text:p>
          </table:table-cell>
          <table:table-cell/>
          <table:table-cell office:value-type="currency" office:currency="EUR" office:value="4.25" calcext:value-type="currency">
            <text:p>4,25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Ebay Versteigerung</text:p>
          </table:table-cell>
          <table:table-cell office:value-type="date" office:date-value="2002-08-26" calcext:value-type="date">
            <text:p>26.08.02</text:p>
          </table:table-cell>
          <table:table-cell office:value-type="currency" office:currency="EUR" office:value="-93.5" calcext:value-type="currency">
            <text:p>-93,50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8-28" calcext:value-type="date">
            <text:p>28.08.02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Obi</text:p>
          </table:table-cell>
          <table:table-cell office:value-type="date" office:date-value="2002-08-28" calcext:value-type="date">
            <text:p>28.08.02</text:p>
          </table:table-cell>
          <table:table-cell office:value-type="currency" office:currency="EUR" office:value="18.63" calcext:value-type="currency">
            <text:p>18,63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om, Obi, Post</text:p>
          </table:table-cell>
          <table:table-cell office:value-type="date" office:date-value="2002-08-28" calcext:value-type="date">
            <text:p>28.08.02</text:p>
          </table:table-cell>
          <table:table-cell/>
          <table:table-cell office:value-type="currency" office:currency="EUR" office:value="27.48" calcext:value-type="currency">
            <text:p>27,48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abby</text:p>
          </table:table-cell>
          <table:table-cell office:value-type="date" office:date-value="2002-08-27" calcext:value-type="date">
            <text:p>27.08.02</text:p>
          </table:table-cell>
          <table:table-cell/>
          <table:table-cell office:value-type="currency" office:currency="EUR" office:value="3.6" calcext:value-type="currency">
            <text:p>3,6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Obi</text:p>
          </table:table-cell>
          <table:table-cell office:value-type="date" office:date-value="2002-08-29" calcext:value-type="date">
            <text:p>29.08.02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C 1. Rate von 2</text:p>
          </table:table-cell>
          <table:table-cell/>
          <table:table-cell office:value-type="currency" office:currency="EUR" office:value="123.46" calcext:value-type="currency">
            <text:p>123,46 €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abby</text:p>
          </table:table-cell>
          <table:table-cell office:value-type="date" office:date-value="2002-08-31" calcext:value-type="date">
            <text:p>31.08.02</text:p>
          </table:table-cell>
          <table:table-cell/>
          <table:table-cell office:value-type="currency" office:currency="EUR" office:value="7" calcext:value-type="currency">
            <text:p>7,00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gut</text:p>
          </table:table-cell>
          <table:table-cell office:value-type="date" office:date-value="2002-08-31" calcext:value-type="date">
            <text:p>31.08.02</text:p>
          </table:table-cell>
          <table:table-cell/>
          <table:table-cell office:value-type="currency" office:currency="EUR" office:value="7.34" calcext:value-type="currency">
            <text:p>7,34 €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"/>
        </table:table-row>
      </table:table>
      <table:table table:name="Table_4" table:style-name="ta2" table:print="false">
        <table:table-column table:style-name="co38" table:default-cell-style-name="ce2"/>
        <table:table-column table:style-name="co3" table:default-cell-style-name="ce2"/>
        <table:table-column table:style-name="co3" table:number-columns-repeated="2" table:default-cell-style-name="ce17"/>
        <table:table-column table:style-name="co39" table:default-cell-style-name="ce51"/>
        <table:table-column table:style-name="co40" table:default-cell-style-name="ce2"/>
        <table:table-column table:style-name="co3" table:default-cell-style-name="Default"/>
        <table:table-column table:style-name="co26" table:default-cell-style-name="Default"/>
        <table:table-column table:style-name="co41" table:default-cell-style-name="Default"/>
        <table:table-row table:style-name="ro4">
          <table:table-cell table:style-name="ce48" office:value-type="string" calcext:value-type="string">
            <text:p>Ausgaben für den Monat Juli: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50" office:value-type="string" calcext:value-type="string">
            <text:p>Bar</text:p>
          </table:table-cell>
          <table:table-cell table:style-name="ce52"/>
          <table:table-cell table:style-name="ce49"/>
          <table:table-cell table:style-name="ce59" table:number-columns-repeated="3"/>
        </table:table-row>
        <table:table-row table:style-name="ro1">
          <table:table-cell office:value-type="string" calcext:value-type="string">
            <text:p>Wagner</text:p>
          </table:table-cell>
          <table:table-cell table:style-name="ce4" office:value-type="date" office:date-value="2002-07-02" calcext:value-type="date">
            <text:p>02.07.02</text:p>
          </table:table-cell>
          <table:table-cell/>
          <table:table-cell office:value-type="currency" office:currency="EUR" office:value="3.25" calcext:value-type="currency">
            <text:p>3,25 €</text:p>
          </table:table-cell>
          <table:table-cell table:style-name="ce53" office:value-type="string" calcext:value-type="string">
            <text:p>Gesamtausgaben:</text:p>
          </table:table-cell>
          <table:table-cell table:style-name="ce56" office:value-type="currency" office:currency="EUR" office:value="638.24" calcext:value-type="currency">
            <text:p>638,24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384.587081626897" calcext:value-type="currency">
            <text:p>-384,59 €</text:p>
          </table:table-cell>
        </table:table-row>
        <table:table-row table:style-name="ro2">
          <table:table-cell table:style-name="ce4" office:value-type="string" calcext:value-type="string">
            <text:p>Müller</text:p>
          </table:table-cell>
          <table:table-cell table:style-name="ce4" office:value-type="date" office:date-value="2002-07-02" calcext:value-type="date">
            <text:p>02.07.02</text:p>
          </table:table-cell>
          <table:table-cell office:value-type="currency" office:currency="EUR" office:value="15.21" calcext:value-type="currency">
            <text:p>15,21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ller</text:p>
          </table:table-cell>
          <table:table-cell table:style-name="ce4" office:value-type="date" office:date-value="2002-07-02" calcext:value-type="date">
            <text:p>02.07.02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table:style-name="ce54" office:value-type="string" calcext:value-type="string">
            <text:p>Barausgaben:</text:p>
          </table:table-cell>
          <table:table-cell table:style-name="ce58" office:value-type="float" office:value="218.02" calcext:value-type="float">
            <text:p>218,02</text:p>
          </table:table-cell>
          <table:table-cell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643.717780307252" calcext:value-type="float">
            <text:p>-643,72</text:p>
          </table:table-cell>
        </table:table-row>
        <table:table-row table:style-name="ro2">
          <table:table-cell office:value-type="string" calcext:value-type="string">
            <text:p>Glashaus</text:p>
          </table:table-cell>
          <table:table-cell table:style-name="ce4" office:value-type="date" office:date-value="2002-07-01" calcext:value-type="date">
            <text:p>01.07.02</text:p>
          </table:table-cell>
          <table:table-cell/>
          <table:table-cell office:value-type="currency" office:currency="EUR" office:value="5.5" calcext:value-type="currency">
            <text:p>5,5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ny</text:p>
          </table:table-cell>
          <table:table-cell table:style-name="ce4" office:value-type="date" office:date-value="2002-07-01" calcext:value-type="date">
            <text:p>01.07.02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table:number-columns-repeated="3"/>
          <table:table-cell table:style-name="ce61" office:value-type="string" calcext:value-type="string">
            <text:p>Restbetrag nach Ausgleich:</text:p>
          </table:table-cell>
          <table:table-cell table:style-name="ce58" office:value-type="float" office:value="44.6622196927476" calcext:value-type="float">
            <text:p>44,66</text:p>
          </table:table-cell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7-03" calcext:value-type="date">
            <text:p>03.07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ino</text:p>
          </table:table-cell>
          <table:table-cell table:style-name="ce4" office:value-type="date" office:date-value="2002-07-03" calcext:value-type="date">
            <text:p>03.07.02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ymar</text:p>
          </table:table-cell>
          <table:table-cell table:style-name="ce4" office:value-type="date" office:date-value="2002-07-05" calcext:value-type="date">
            <text:p>05.07.02</text:p>
          </table:table-cell>
          <table:table-cell/>
          <table:table-cell office:value-type="currency" office:currency="EUR" office:value="9.95" calcext:value-type="currency">
            <text:p>9,95 €</text:p>
          </table:table-cell>
          <table:table-cell/>
          <table:table-cell table:style-name="ce58" office:value-type="string" calcext:value-type="string">
            <text:p>Datum</text:p>
          </table:table-cell>
          <table:table-cell table:style-name="ce58" office:value-type="string" calcext:value-type="string">
            <text:p>Betr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ium</text:p>
          </table:table-cell>
          <table:table-cell table:style-name="ce4" office:value-type="date" office:date-value="2002-07-05" calcext:value-type="date">
            <text:p>05.07.02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/>
          <table:table-cell table:style-name="ce4" office:value-type="date" office:date-value="2002-07-05" calcext:value-type="date">
            <text:p>05.07.02</text:p>
          </table:table-cell>
          <table:table-cell table:style-name="ce17" office:value-type="currency" office:currency="EUR" office:value="100" calcext:value-type="currency">
            <text:p>100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7-04" calcext:value-type="date">
            <text:p>04.07.02</text:p>
          </table:table-cell>
          <table:table-cell office:value-type="currency" office:currency="EUR" office:value="30.29" calcext:value-type="currency">
            <text:p>30,29 €</text:p>
          </table:table-cell>
          <table:table-cell table:number-columns-repeated="2"/>
          <table:table-cell table:style-name="ce4" office:value-type="date" office:date-value="2002-07-17" calcext:value-type="date">
            <text:p>17.07.02</text:p>
          </table:table-cell>
          <table:table-cell table:style-name="ce17" office:value-type="currency" office:currency="EUR" office:value="160" calcext:value-type="currency">
            <text:p>160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7-06" calcext:value-type="date">
            <text:p>06.07.02</text:p>
          </table:table-cell>
          <table:table-cell office:value-type="currency" office:currency="EUR" office:value="70" calcext:value-type="currency">
            <text:p>70,00 €</text:p>
          </table:table-cell>
          <table:table-cell table:number-columns-repeated="2"/>
          <table:table-cell table:style-name="ce4" office:value-type="date" office:date-value="2002-07-29" calcext:value-type="date">
            <text:p>29.07.02</text:p>
          </table:table-cell>
          <table:table-cell table:style-name="ce17" office:value-type="currency" office:currency="EUR" office:value="400" calcext:value-type="currency">
            <text:p>400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dl</text:p>
          </table:table-cell>
          <table:table-cell table:style-name="ce4" office:value-type="date" office:date-value="2002-07-06" calcext:value-type="date">
            <text:p>06.07.02</text:p>
          </table:table-cell>
          <table:table-cell/>
          <table:table-cell office:value-type="currency" office:currency="EUR" office:value="15.96" calcext:value-type="currency">
            <text:p>15,96 €</text:p>
          </table:table-cell>
          <table:table-cell table:number-columns-repeated="2"/>
          <table:table-cell table:style-name="ce17" office:value-type="currency" office:currency="EUR" office:value="28.38" calcext:value-type="currency">
            <text:p>28,38 €</text:p>
          </table:table-cell>
          <table:table-cell office:value-type="string" calcext:value-type="string">
            <text:p>Ausgleich, da 31 Tage A-Geld</text:p>
          </table:table-cell>
          <table:table-cell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7-06" calcext:value-type="date">
            <text:p>06.07.02</text:p>
          </table:table-cell>
          <table:table-cell office:value-type="currency" office:currency="EUR" office:value="17.36" calcext:value-type="currency">
            <text:p>17,36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Putzfrau</text:p>
          </table:table-cell>
          <table:table-cell table:style-name="ce4" office:value-type="date" office:date-value="2002-07-06" calcext:value-type="date">
            <text:p>06.07.02</text:p>
          </table:table-cell>
          <table:table-cell/>
          <table:table-cell office:value-type="currency" office:currency="EUR" office:value="40" calcext:value-type="currency">
            <text:p>40,00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Kiliani/Biergarten</text:p>
          </table:table-cell>
          <table:table-cell table:style-name="ce4" office:value-type="date" office:date-value="2002-07-07" calcext:value-type="date">
            <text:p>07.07.02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Freibad</text:p>
          </table:table-cell>
          <table:table-cell table:style-name="ce4" office:value-type="date" office:date-value="2002-07-08" calcext:value-type="date">
            <text:p>08.07.02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Reichelt</text:p>
          </table:table-cell>
          <table:table-cell table:style-name="ce4" office:value-type="date" office:date-value="2002-07-09" calcext:value-type="date">
            <text:p>09.07.02</text:p>
          </table:table-cell>
          <table:table-cell office:value-type="currency" office:currency="EUR" office:value="51.68" calcext:value-type="currency">
            <text:p>51,68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Labby</text:p>
          </table:table-cell>
          <table:table-cell table:style-name="ce4" office:value-type="date" office:date-value="2002-07-09" calcext:value-type="date">
            <text:p>09.07.02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MediaMarkt</text:p>
          </table:table-cell>
          <table:table-cell table:style-name="ce4" office:value-type="date" office:date-value="2002-07-11" calcext:value-type="date">
            <text:p>11.07.02</text:p>
          </table:table-cell>
          <table:table-cell office:value-type="currency" office:currency="EUR" office:value="19.99" calcext:value-type="currency">
            <text:p>19,99 €</text:p>
          </table:table-cell>
          <table:table-cell/>
          <table:table-cell table:style-name="ce55"/>
          <table:table-cell table:style-name="ce35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Aldi</text:p>
          </table:table-cell>
          <table:table-cell table:style-name="ce4" office:value-type="date" office:date-value="2002-07-11" calcext:value-type="date">
            <text:p>11.07.02</text:p>
          </table:table-cell>
          <table:table-cell/>
          <table:table-cell office:value-type="currency" office:currency="EUR" office:value="0.58" calcext:value-type="currency">
            <text:p>0,58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Lidl</text:p>
          </table:table-cell>
          <table:table-cell table:style-name="ce4" office:value-type="date" office:date-value="2002-07-11" calcext:value-type="date">
            <text:p>11.07.02</text:p>
          </table:table-cell>
          <table:table-cell/>
          <table:table-cell office:value-type="currency" office:currency="EUR" office:value="2.93" calcext:value-type="currency">
            <text:p>2,93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O2</text:p>
          </table:table-cell>
          <table:table-cell table:style-name="ce4" office:value-type="date" office:date-value="2001-07-11" calcext:value-type="date">
            <text:p>11.07.01</text:p>
          </table:table-cell>
          <table:table-cell office:value-type="currency" office:currency="EUR" office:value="35" calcext:value-type="currency">
            <text:p>35,00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7-12" calcext:value-type="date">
            <text:p>12.07.02</text:p>
          </table:table-cell>
          <table:table-cell office:value-type="currency" office:currency="EUR" office:value="15.08" calcext:value-type="currency">
            <text:p>15,08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egut</text:p>
          </table:table-cell>
          <table:table-cell table:style-name="ce4" office:value-type="date" office:date-value="2002-07-13" calcext:value-type="date">
            <text:p>13.07.02</text:p>
          </table:table-cell>
          <table:table-cell/>
          <table:table-cell office:value-type="currency" office:currency="EUR" office:value="5.34" calcext:value-type="currency">
            <text:p>5,34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7-12" calcext:value-type="date">
            <text:p>12.07.02</text:p>
          </table:table-cell>
          <table:table-cell/>
          <table:table-cell office:value-type="currency" office:currency="EUR" office:value="12.26" calcext:value-type="currency">
            <text:p>12,26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Müller</text:p>
          </table:table-cell>
          <table:table-cell table:style-name="ce4" office:value-type="date" office:date-value="2002-07-13" calcext:value-type="date">
            <text:p>13.07.02</text:p>
          </table:table-cell>
          <table:table-cell/>
          <table:table-cell office:value-type="currency" office:currency="EUR" office:value="2.98" calcext:value-type="currency">
            <text:p>2,98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7-13" calcext:value-type="date">
            <text:p>13.07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Kino</text:p>
          </table:table-cell>
          <table:table-cell table:style-name="ce4" office:value-type="date" office:date-value="2002-07-14" calcext:value-type="date">
            <text:p>14.07.02</text:p>
          </table:table-cell>
          <table:table-cell/>
          <table:table-cell office:value-type="currency" office:currency="EUR" office:value="12" calcext:value-type="currency">
            <text:p>12,00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Aldi</text:p>
          </table:table-cell>
          <table:table-cell table:style-name="ce4" office:value-type="date" office:date-value="2002-07-15" calcext:value-type="date">
            <text:p>15.07.02</text:p>
          </table:table-cell>
          <table:table-cell/>
          <table:table-cell office:value-type="currency" office:currency="EUR" office:value="5.67" calcext:value-type="currency">
            <text:p>5,67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Tegut</text:p>
          </table:table-cell>
          <table:table-cell table:style-name="ce4" office:value-type="date" office:date-value="2002-07-15" calcext:value-type="date">
            <text:p>15.07.02</text:p>
          </table:table-cell>
          <table:table-cell/>
          <table:table-cell office:value-type="currency" office:currency="EUR" office:value="2.56" calcext:value-type="currency">
            <text:p>2,56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Arcor</text:p>
          </table:table-cell>
          <table:table-cell table:style-name="ce4" office:value-type="date" office:date-value="2002-07-16" calcext:value-type="date">
            <text:p>16.07.02</text:p>
          </table:table-cell>
          <table:table-cell office:value-type="currency" office:currency="EUR" office:value="54.05" calcext:value-type="currency">
            <text:p>54,05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7-17" calcext:value-type="date">
            <text:p>17.07.02</text:p>
          </table:table-cell>
          <table:table-cell office:value-type="currency" office:currency="EUR" office:value="17.76" calcext:value-type="currency">
            <text:p>17,76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Friseur</text:p>
          </table:table-cell>
          <table:table-cell table:style-name="ce4" office:value-type="date" office:date-value="2002-07-18" calcext:value-type="date">
            <text:p>18.07.02</text:p>
          </table:table-cell>
          <table:table-cell office:value-type="currency" office:currency="EUR" office:value="32.2" calcext:value-type="currency">
            <text:p>32,20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Lidl</text:p>
          </table:table-cell>
          <table:table-cell table:style-name="ce4" office:value-type="date" office:date-value="2002-07-18" calcext:value-type="date">
            <text:p>18.07.02</text:p>
          </table:table-cell>
          <table:table-cell/>
          <table:table-cell office:value-type="currency" office:currency="EUR" office:value="1.19" calcext:value-type="currency">
            <text:p>1,19 €</text:p>
          </table:table-cell>
          <table:table-cell table:number-columns-repeated="2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Buch</text:p>
          </table:table-cell>
          <table:table-cell table:style-name="ce4" office:value-type="date" office:date-value="2002-07-18" calcext:value-type="date">
            <text:p>18.07.02</text:p>
          </table:table-cell>
          <table:table-cell office:value-type="currency" office:currency="EUR" office:value="12.45" calcext:value-type="currency">
            <text:p>12,45 €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Mark Geschenk</text:p>
          </table:table-cell>
          <table:table-cell table:style-name="ce4" office:value-type="date" office:date-value="2002-07-18" calcext:value-type="date">
            <text:p>18.07.02</text:p>
          </table:table-cell>
          <table:table-cell office:value-type="currency" office:currency="EUR" office:value="13.99" calcext:value-type="currency">
            <text:p>13,99 €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2">
          <table:table-cell table:number-columns-repeated="4"/>
          <table:table-cell table:style-name="ce18"/>
          <table:table-cell/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7-19" calcext:value-type="date">
            <text:p>19.07.02</text:p>
          </table:table-cell>
          <table:table-cell office:value-type="currency" office:currency="EUR" office:value="31.86" calcext:value-type="currency">
            <text:p>31,8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7-20" calcext:value-type="date">
            <text:p>20.07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bias</text:p>
          </table:table-cell>
          <table:table-cell table:style-name="ce4" office:value-type="date" office:date-value="2002-07-20" calcext:value-type="date">
            <text:p>20.07.02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nny</text:p>
          </table:table-cell>
          <table:table-cell table:style-name="ce4" office:value-type="date" office:date-value="2002-07-20" calcext:value-type="date">
            <text:p>20.07.02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dl</text:p>
          </table:table-cell>
          <table:table-cell table:style-name="ce4" office:value-type="date" office:date-value="2002-07-22" calcext:value-type="date">
            <text:p>22.07.02</text:p>
          </table:table-cell>
          <table:table-cell/>
          <table:table-cell office:value-type="currency" office:currency="EUR" office:value="23.75" calcext:value-type="currency">
            <text:p>23,75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7-27" calcext:value-type="date">
            <text:p>27.07.02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bby</text:p>
          </table:table-cell>
          <table:table-cell table:style-name="ce4" office:value-type="date" office:date-value="2002-07-27" calcext:value-type="date">
            <text:p>27.07.02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rton Antivirus</text:p>
          </table:table-cell>
          <table:table-cell table:style-name="ce4" office:value-type="date" office:date-value="2002-07-27" calcext:value-type="date">
            <text:p>27.07.02</text:p>
          </table:table-cell>
          <table:table-cell office:value-type="currency" office:currency="EUR" office:value="11.38" calcext:value-type="currency">
            <text:p>11,3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ino</text:p>
          </table:table-cell>
          <table:table-cell table:style-name="ce4" office:value-type="date" office:date-value="2002-07-28" calcext:value-type="date">
            <text:p>28.07.02</text:p>
          </table:table-cell>
          <table:table-cell/>
          <table:table-cell office:value-type="currency" office:currency="EUR" office:value="7.5" calcext:value-type="currency">
            <text:p>7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bby</text:p>
          </table:table-cell>
          <table:table-cell table:style-name="ce4" office:value-type="date" office:date-value="2002-07-30" calcext:value-type="date">
            <text:p>30.07.02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üller</text:p>
          </table:table-cell>
          <table:table-cell table:style-name="ce4" office:value-type="date" office:date-value="2002-07-30" calcext:value-type="date">
            <text:p>30.07.02</text:p>
          </table:table-cell>
          <table:table-cell office:value-type="currency" office:currency="EUR" office:value="39.94" calcext:value-type="currency">
            <text:p>39,9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ergarten und Mc</text:p>
          </table:table-cell>
          <table:table-cell table:style-name="ce4" office:value-type="date" office:date-value="2002-07-31" calcext:value-type="date">
            <text:p>31.07.02</text:p>
          </table:table-cell>
          <table:table-cell/>
          <table:table-cell office:value-type="currency" office:currency="EUR" office:value="6.75" calcext:value-type="currency">
            <text:p>6,75 €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5" table:number-rows-repeated="31945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able_5" table:style-name="ta2" table:print="false">
        <table:table-column table:style-name="co42" table:default-cell-style-name="ce2"/>
        <table:table-column table:style-name="co43" table:default-cell-style-name="ce2"/>
        <table:table-column table:style-name="co44" table:default-cell-style-name="ce17"/>
        <table:table-column table:style-name="co30" table:default-cell-style-name="ce65"/>
        <table:table-column table:style-name="co45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4">
          <table:table-cell table:style-name="ce48" office:value-type="string" calcext:value-type="string">
            <text:p>Ausgaben für den Monat Juni: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66" office:value-type="string" calcext:value-type="string">
            <text:p>Bar</text:p>
          </table:table-cell>
          <table:table-cell table:style-name="ce59" table:number-columns-repeated="5"/>
        </table:table-row>
        <table:table-row table:style-name="ro1">
          <table:table-cell table:style-name="ce4" office:value-type="string" calcext:value-type="string">
            <text:p>Geldautomat</text:p>
          </table:table-cell>
          <table:table-cell table:style-name="ce4" office:value-type="date" office:date-value="2002-06-01" calcext:value-type="date">
            <text:p>01.06.02</text:p>
          </table:table-cell>
          <table:table-cell office:value-type="currency" office:currency="EUR" office:value="200" calcext:value-type="currency">
            <text:p>200,00 €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7" office:value-type="currency" office:currency="EUR" office:value="867.39" calcext:value-type="currency">
            <text:p>867,39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337.162081626897" calcext:value-type="currency">
            <text:p>-337,16 €</text:p>
          </table:table-cell>
        </table:table-row>
        <table:table-row table:style-name="ro2">
          <table:table-cell table:style-name="ce4" office:value-type="string" calcext:value-type="string">
            <text:p>Kaufland</text:p>
          </table:table-cell>
          <table:table-cell table:style-name="ce4" office:value-type="date" office:date-value="2002-06-01" calcext:value-type="date">
            <text:p>01.06.02</text:p>
          </table:table-cell>
          <table:table-cell office:value-type="currency" office:currency="EUR" office:value="54.76" calcext:value-type="currency">
            <text:p>54,7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ktiker</text:p>
          </table:table-cell>
          <table:table-cell table:style-name="ce4" office:value-type="date" office:date-value="2002-06-06" calcext:value-type="date">
            <text:p>06.06.0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5.78" calcext:value-type="currency">
            <text:p>35,78 €</text:p>
          </table:table-cell>
          <table:table-cell table:style-name="ce61" office:value-type="string" calcext:value-type="string">
            <text:p>Barbetrag gesamt:</text:p>
          </table:table-cell>
          <table:table-cell table:style-name="ce58" office:value-type="float" office:value="263.61" calcext:value-type="float">
            <text:p>263,61</text:p>
          </table:table-cell>
          <table:table-cell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259.130698680356" calcext:value-type="float">
            <text:p>-259,13</text:p>
          </table:table-cell>
        </table:table-row>
        <table:table-row table:style-name="ro2">
          <table:table-cell office:value-type="string" calcext:value-type="string">
            <text:p>Aldi</text:p>
          </table:table-cell>
          <table:table-cell table:style-name="ce4" office:value-type="date" office:date-value="2002-06-05" calcext:value-type="date">
            <text:p>05.06.02</text:p>
          </table:table-cell>
          <table:table-cell/>
          <table:table-cell office:value-type="currency" office:currency="EUR" office:value="1.78" calcext:value-type="currency">
            <text:p>1,78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6-04" calcext:value-type="date">
            <text:p>04.06.02</text:p>
          </table:table-cell>
          <table:table-cell/>
          <table:table-cell office:value-type="currency" office:currency="EUR" office:value="11.31" calcext:value-type="currency">
            <text:p>11,31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i</text:p>
          </table:table-cell>
          <table:table-cell table:style-name="ce4" office:value-type="date" office:date-value="2002-06-04" calcext:value-type="date">
            <text:p>04.06.02</text:p>
          </table:table-cell>
          <table:table-cell/>
          <table:table-cell office:value-type="currency" office:currency="EUR" office:value="3.06" calcext:value-type="currency">
            <text:p>3,06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no</text:p>
          </table:table-cell>
          <table:table-cell table:style-name="ce4" office:value-type="date" office:date-value="2002-06-06" calcext:value-type="date">
            <text:p>06.06.02</text:p>
          </table:table-cell>
          <table:table-cell/>
          <table:table-cell office:value-type="currency" office:currency="EUR" office:value="12.6" calcext:value-type="currency">
            <text:p>12,60 €</text:p>
          </table:table-cell>
          <table:table-cell office:value-type="string" calcext:value-type="string">
            <text:p>Tankstelle</text:p>
          </table:table-cell>
          <table:table-cell office:value-type="float" office:value="89.56" calcext:value-type="float">
            <text:p>89,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ax</text:p>
          </table:table-cell>
          <table:table-cell table:style-name="ce4" office:value-type="date" office:date-value="2002-06-07" calcext:value-type="date">
            <text:p>07.06.02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Lebensmittel</text:p>
          </table:table-cell>
          <table:table-cell office:value-type="float" office:value="160.71" calcext:value-type="float">
            <text:p>160,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ger King</text:p>
          </table:table-cell>
          <table:table-cell table:style-name="ce4" office:value-type="date" office:date-value="2002-06-07" calcext:value-type="date">
            <text:p>07.06.02</text:p>
          </table:table-cell>
          <table:table-cell/>
          <table:table-cell office:value-type="currency" office:currency="EUR" office:value="5.5" calcext:value-type="currency">
            <text:p>5,50 €</text:p>
          </table:table-cell>
          <table:table-cell office:value-type="string" calcext:value-type="string">
            <text:p>Konsum</text:p>
          </table:table-cell>
          <table:table-cell office:value-type="float" office:value="349.62" calcext:value-type="float">
            <text:p>349,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nrad</text:p>
          </table:table-cell>
          <table:table-cell table:style-name="ce4" office:value-type="date" office:date-value="2002-06-08" calcext:value-type="date">
            <text:p>08.06.02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üller</text:p>
          </table:table-cell>
          <table:table-cell table:style-name="ce4" office:value-type="date" office:date-value="2002-06-08" calcext:value-type="date">
            <text:p>08.06.02</text:p>
          </table:table-cell>
          <table:table-cell/>
          <table:table-cell office:value-type="currency" office:currency="EUR" office:value="4.1" calcext:value-type="currency">
            <text:p>4,1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itschrift</text:p>
          </table:table-cell>
          <table:table-cell table:style-name="ce4" office:value-type="date" office:date-value="2002-06-08" calcext:value-type="date">
            <text:p>08.06.02</text:p>
          </table:table-cell>
          <table:table-cell/>
          <table:table-cell office:value-type="currency" office:currency="EUR" office:value="2.55" calcext:value-type="currency">
            <text:p>2,55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tik Nohe</text:p>
          </table:table-cell>
          <table:table-cell table:style-name="ce4" office:value-type="date" office:date-value="2002-06-08" calcext:value-type="date">
            <text:p>08.06.02</text:p>
          </table:table-cell>
          <table:table-cell/>
          <table:table-cell office:value-type="currency" office:currency="EUR" office:value="4.9" calcext:value-type="currency">
            <text:p>4,9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6-08" calcext:value-type="date">
            <text:p>08.06.02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6-10" calcext:value-type="date">
            <text:p>10.06.02</text:p>
          </table:table-cell>
          <table:table-cell office:value-type="currency" office:currency="EUR" office:value="32.76" calcext:value-type="currency">
            <text:p>32,7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nny-Markt</text:p>
          </table:table-cell>
          <table:table-cell table:style-name="ce4" office:value-type="date" office:date-value="2002-06-11" calcext:value-type="date">
            <text:p>11.06.02</text:p>
          </table:table-cell>
          <table:table-cell/>
          <table:table-cell office:value-type="currency" office:currency="EUR" office:value="11.37" calcext:value-type="currency">
            <text:p>11,37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2</text:p>
          </table:table-cell>
          <table:table-cell table:style-name="ce4" office:value-type="date" office:date-value="2002-06-11" calcext:value-type="date">
            <text:p>11.06.02</text:p>
          </table:table-cell>
          <table:table-cell office:value-type="currency" office:currency="EUR" office:value="24.62" calcext:value-type="currency">
            <text:p>24,62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</text:p>
          </table:table-cell>
          <table:table-cell table:style-name="ce4" office:value-type="date" office:date-value="2002-06-11" calcext:value-type="date">
            <text:p>11.06.02</text:p>
          </table:table-cell>
          <table:table-cell office:value-type="currency" office:currency="EUR" office:value="47.5" calcext:value-type="currency">
            <text:p>47,5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nstiges</text:p>
          </table:table-cell>
          <table:table-cell table:style-name="ce4" office:value-type="date" office:date-value="2002-06-11" calcext:value-type="date">
            <text:p>11.06.02</text:p>
          </table:table-cell>
          <table:table-cell/>
          <table:table-cell office:value-type="currency" office:currency="EUR" office:value="30.6" calcext:value-type="currency">
            <text:p>30,60 €</text:p>
          </table:table-cell>
          <table:table-cell table:style-name="ce1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6-11" calcext:value-type="date">
            <text:p>11.06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irport</text:p>
          </table:table-cell>
          <table:table-cell table:style-name="ce4" office:value-type="date" office:date-value="2002-06-12" calcext:value-type="date">
            <text:p>12.06.02</text:p>
          </table:table-cell>
          <table:table-cell/>
          <table:table-cell office:value-type="currency" office:currency="EUR" office:value="6" calcext:value-type="currency">
            <text:p>6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6-13" calcext:value-type="date">
            <text:p>13.06.02</text:p>
          </table:table-cell>
          <table:table-cell office:value-type="currency" office:currency="EUR" office:value="29.14" calcext:value-type="currency">
            <text:p>29,1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ax</text:p>
          </table:table-cell>
          <table:table-cell table:style-name="ce4" office:value-type="date" office:date-value="2002-06-13" calcext:value-type="date">
            <text:p>13.06.02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iseur</text:p>
          </table:table-cell>
          <table:table-cell table:style-name="ce4" office:value-type="date" office:date-value="2002-06-17" calcext:value-type="date">
            <text:p>17.06.02</text:p>
          </table:table-cell>
          <table:table-cell/>
          <table:table-cell office:value-type="currency" office:currency="EUR" office:value="26" calcext:value-type="currency">
            <text:p>26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6-17" calcext:value-type="date">
            <text:p>17.06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gut</text:p>
          </table:table-cell>
          <table:table-cell table:style-name="ce4" office:value-type="date" office:date-value="2002-06-17" calcext:value-type="date">
            <text:p>17.06.02</text:p>
          </table:table-cell>
          <table:table-cell/>
          <table:table-cell office:value-type="currency" office:currency="EUR" office:value="1.79" calcext:value-type="currency">
            <text:p>1,79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st</text:p>
          </table:table-cell>
          <table:table-cell table:style-name="ce4" office:value-type="date" office:date-value="2002-06-17" calcext:value-type="date">
            <text:p>17.06.02</text:p>
          </table:table-cell>
          <table:table-cell/>
          <table:table-cell office:value-type="currency" office:currency="EUR" office:value="1.12" calcext:value-type="currency">
            <text:p>1,12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ogeriemarkt</text:p>
          </table:table-cell>
          <table:table-cell table:style-name="ce4" office:value-type="date" office:date-value="2002-06-18" calcext:value-type="date">
            <text:p>18.06.02</text:p>
          </table:table-cell>
          <table:table-cell/>
          <table:table-cell office:value-type="currency" office:currency="EUR" office:value="11.45" calcext:value-type="currency">
            <text:p>11,45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apata</text:p>
          </table:table-cell>
          <table:table-cell table:style-name="ce4" office:value-type="date" office:date-value="2002-06-18" calcext:value-type="date">
            <text:p>18.06.02</text:p>
          </table:table-cell>
          <table:table-cell office:value-type="currency" office:currency="EUR" office:value="22.95" calcext:value-type="currency">
            <text:p>22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&amp;A</text:p>
          </table:table-cell>
          <table:table-cell table:style-name="ce4" office:value-type="date" office:date-value="2002-06-18" calcext:value-type="date">
            <text:p>18.06.02</text:p>
          </table:table-cell>
          <table:table-cell/>
          <table:table-cell office:value-type="currency" office:currency="EUR" office:value="9.5" calcext:value-type="currency">
            <text:p>9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6-18" calcext:value-type="date">
            <text:p>18.06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apata</text:p>
          </table:table-cell>
          <table:table-cell table:style-name="ce4" office:value-type="date" office:date-value="2002-06-19" calcext:value-type="date">
            <text:p>19.06.02</text:p>
          </table:table-cell>
          <table:table-cell office:value-type="currency" office:currency="EUR" office:value="51.95" calcext:value-type="currency">
            <text:p>51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deka</text:p>
          </table:table-cell>
          <table:table-cell table:style-name="ce4" office:value-type="date" office:date-value="2002-06-20" calcext:value-type="date">
            <text:p>20.06.02</text:p>
          </table:table-cell>
          <table:table-cell/>
          <table:table-cell office:value-type="currency" office:currency="EUR" office:value="5.1" calcext:value-type="currency">
            <text:p>5,10 €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alMart</text:p>
          </table:table-cell>
          <table:table-cell table:style-name="ce4" office:value-type="date" office:date-value="2002-06-22" calcext:value-type="date">
            <text:p>22.06.02</text:p>
          </table:table-cell>
          <table:table-cell/>
          <table:table-cell office:value-type="currency" office:currency="EUR" office:value="18.57" calcext:value-type="currency">
            <text:p>18,57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prit</text:p>
          </table:table-cell>
          <table:table-cell table:style-name="ce4" office:value-type="date" office:date-value="2002-06-24" calcext:value-type="date">
            <text:p>24.06.02</text:p>
          </table:table-cell>
          <table:table-cell office:value-type="currency" office:currency="EUR" office:value="19.95" calcext:value-type="currency">
            <text:p>19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6-23" calcext:value-type="date">
            <text:p>23.06.02</text:p>
          </table:table-cell>
          <table:table-cell office:value-type="currency" office:currency="EUR" office:value="27.66" calcext:value-type="currency">
            <text:p>27,6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idas</text:p>
          </table:table-cell>
          <table:table-cell table:style-name="ce4" office:value-type="date" office:date-value="2002-06-27" calcext:value-type="date">
            <text:p>27.06.02</text:p>
          </table:table-cell>
          <table:table-cell office:value-type="currency" office:currency="EUR" office:value="53.9" calcext:value-type="currency">
            <text:p>53,9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6-28" calcext:value-type="date">
            <text:p>28.06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6-28" calcext:value-type="date">
            <text:p>28.06.02</text:p>
          </table:table-cell>
          <table:table-cell office:value-type="currency" office:currency="EUR" office:value="32.1" calcext:value-type="currency">
            <text:p>32,1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</text:p>
          </table:table-cell>
          <table:table-cell table:style-name="ce4" office:value-type="date" office:date-value="2002-06-25" calcext:value-type="date">
            <text:p>25.06.02</text:p>
          </table:table-cell>
          <table:table-cell office:value-type="currency" office:currency="EUR" office:value="33.98" calcext:value-type="currency">
            <text:p>33,9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dl</text:p>
          </table:table-cell>
          <table:table-cell table:style-name="ce4" office:value-type="date" office:date-value="2002-06-28" calcext:value-type="date">
            <text:p>28.06.02</text:p>
          </table:table-cell>
          <table:table-cell/>
          <table:table-cell office:value-type="currency" office:currency="EUR" office:value="8.43" calcext:value-type="currency">
            <text:p>8,43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bby</text:p>
          </table:table-cell>
          <table:table-cell table:style-name="ce4" office:value-type="date" office:date-value="2002-06-25" calcext:value-type="date">
            <text:p>25.06.02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eibad</text:p>
          </table:table-cell>
          <table:table-cell table:number-columns-repeated="2"/>
          <table:table-cell office:value-type="currency" office:currency="EUR" office:value="6" calcext:value-type="currency">
            <text:p>6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itschrift</text:p>
          </table:table-cell>
          <table:table-cell table:style-name="ce4" office:value-type="date" office:date-value="2002-06-29" calcext:value-type="date">
            <text:p>29.06.02</text:p>
          </table:table-cell>
          <table:table-cell/>
          <table:table-cell office:value-type="currency" office:currency="EUR" office:value="1.1" calcext:value-type="currency">
            <text:p>1,1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ützenhaus</text:p>
          </table:table-cell>
          <table:table-cell table:style-name="ce4" office:value-type="date" office:date-value="2002-06-30" calcext:value-type="date">
            <text:p>30.06.02</text:p>
          </table:table-cell>
          <table:table-cell/>
          <table:table-cell office:value-type="currency" office:currency="EUR" office:value="7.5" calcext:value-type="currency">
            <text:p>7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KW</text:p>
          </table:table-cell>
          <table:table-cell table:style-name="ce4" office:value-type="date" office:date-value="2002-06-29" calcext:value-type="date">
            <text:p>29.06.02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cor</text:p>
          </table:table-cell>
          <table:table-cell table:style-name="ce4" office:value-type="date" office:date-value="2002-06-15" calcext:value-type="date">
            <text:p>15.06.02</text:p>
          </table:table-cell>
          <table:table-cell office:value-type="currency" office:currency="EUR" office:value="36.12" calcext:value-type="currency">
            <text:p>36,12 €</text:p>
          </table:table-cell>
          <table:table-cell table:number-columns-repeated="6"/>
        </table:table-row>
        <table:table-row table:style-name="ro2" table:number-rows-repeated="3194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le_6" table:style-name="ta2" table:print="false">
        <table:table-column table:style-name="co48" table:default-cell-style-name="ce2"/>
        <table:table-column table:style-name="co49" table:default-cell-style-name="ce2"/>
        <table:table-column table:style-name="co50" table:default-cell-style-name="ce17"/>
        <table:table-column table:style-name="co51" table:default-cell-style-name="ce65"/>
        <table:table-column table:style-name="co2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4">
          <table:table-cell table:style-name="ce48" office:value-type="string" calcext:value-type="string">
            <text:p>Ausgaben für den Monat Mai: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66" office:value-type="string" calcext:value-type="string">
            <text:p>Barzahlungen</text:p>
          </table:table-cell>
          <table:table-cell table:style-name="ce59" table:number-columns-repeated="5"/>
        </table:table-row>
        <table:table-row table:style-name="ro1">
          <table:table-cell office:value-type="string" calcext:value-type="string">
            <text:p>Amazon</text:p>
          </table:table-cell>
          <table:table-cell table:style-name="ce4" office:value-type="date" office:date-value="2002-05-01" calcext:value-type="date">
            <text:p>01.05.02</text:p>
          </table:table-cell>
          <table:table-cell office:value-type="currency" office:currency="EUR" office:value="40.98" calcext:value-type="currency">
            <text:p>40,98 €</text:p>
          </table:table-cell>
          <table:table-cell/>
          <table:table-cell table:style-name="ce68" office:value-type="string" calcext:value-type="string">
            <text:p>Gesamtbetrag:</text:p>
          </table:table-cell>
          <table:table-cell table:style-name="ce67" office:value-type="currency" office:currency="EUR" office:value="670.34" calcext:value-type="currency">
            <text:p>670,34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136.462918373103" calcext:value-type="currency">
            <text:p>136,46 €</text:p>
          </table:table-cell>
        </table:table-row>
        <table:table-row table:style-name="ro2">
          <table:table-cell table:style-name="ce4" office:value-type="string" calcext:value-type="string">
            <text:p>Obi</text:p>
          </table:table-cell>
          <table:table-cell table:style-name="ce4" office:value-type="date" office:date-value="2002-05-04" calcext:value-type="date">
            <text:p>04.05.02</text:p>
          </table:table-cell>
          <table:table-cell office:value-type="currency" office:currency="EUR" office:value="14.54" calcext:value-type="currency">
            <text:p>14,54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ktiker</text:p>
          </table:table-cell>
          <table:table-cell table:style-name="ce4" office:value-type="date" office:date-value="2002-05-04" calcext:value-type="date">
            <text:p>04.05.02</text:p>
          </table:table-cell>
          <table:table-cell/>
          <table:table-cell office:value-type="currency" office:currency="EUR" office:value="9.88" calcext:value-type="currency">
            <text:p>9,88 €</text:p>
          </table:table-cell>
          <table:table-cell table:number-columns-repeated="3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78.0313829465413" calcext:value-type="float">
            <text:p>78,03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table:style-name="ce4" office:value-type="date" office:date-value="2002-05-04" calcext:value-type="date">
            <text:p>04.05.02</text:p>
          </table:table-cell>
          <table:table-cell/>
          <table:table-cell office:value-type="currency" office:currency="EUR" office:value="13.16" calcext:value-type="currency">
            <text:p>13,16 €</text:p>
          </table:table-cell>
          <table:table-cell table:style-name="ce69" office:value-type="string" calcext:value-type="string">
            <text:p>Gesamtbarbetrag:</text:p>
          </table:table-cell>
          <table:table-cell table:style-name="ce58" office:value-type="float" office:value="128.64" calcext:value-type="float">
            <text:p>128,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5-02" calcext:value-type="date">
            <text:p>02.05.02</text:p>
          </table:table-cell>
          <table:table-cell/>
          <table:table-cell office:value-type="currency" office:currency="EUR" office:value="10.92" calcext:value-type="currency">
            <text:p>10,92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to Jannasch</text:p>
          </table:table-cell>
          <table:table-cell table:style-name="ce4" office:value-type="date" office:date-value="2002-05-06" calcext:value-type="date">
            <text:p>06.05.02</text:p>
          </table:table-cell>
          <table:table-cell office:value-type="currency" office:currency="EUR" office:value="46" calcext:value-type="currency">
            <text:p>46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iseur</text:p>
          </table:table-cell>
          <table:table-cell table:style-name="ce4" office:value-type="date" office:date-value="2002-05-06" calcext:value-type="date">
            <text:p>06.05.02</text:p>
          </table:table-cell>
          <table:table-cell office:value-type="currency" office:currency="EUR" office:value="41.1" calcext:value-type="currency">
            <text:p>41,1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5-06" calcext:value-type="date">
            <text:p>06.05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lsea</text:p>
          </table:table-cell>
          <table:table-cell table:style-name="ce4" office:value-type="date" office:date-value="2002-05-06" calcext:value-type="date">
            <text:p>06.05.02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Donalds</text:p>
          </table:table-cell>
          <table:table-cell table:style-name="ce4" office:value-type="date" office:date-value="2002-05-05" calcext:value-type="date">
            <text:p>05.05.02</text:p>
          </table:table-cell>
          <table:table-cell/>
          <table:table-cell office:value-type="currency" office:currency="EUR" office:value="6.15" calcext:value-type="currency">
            <text:p>6,15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A-Tankstelle</text:p>
          </table:table-cell>
          <table:table-cell table:style-name="ce4" office:value-type="date" office:date-value="2002-05-10" calcext:value-type="date">
            <text:p>10.05.02</text:p>
          </table:table-cell>
          <table:table-cell office:value-type="currency" office:currency="EUR" office:value="27.34" calcext:value-type="currency">
            <text:p>27,3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5-11" calcext:value-type="date">
            <text:p>11.05.02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ufland Igersheim</text:p>
          </table:table-cell>
          <table:table-cell table:style-name="ce4" office:value-type="date" office:date-value="2002-05-13" calcext:value-type="date">
            <text:p>13.05.02</text:p>
          </table:table-cell>
          <table:table-cell office:value-type="currency" office:currency="EUR" office:value="20.16" calcext:value-type="currency">
            <text:p>20,1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kausweis</text:p>
          </table:table-cell>
          <table:table-cell table:style-name="ce4" office:value-type="date" office:date-value="2002-05-13" calcext:value-type="date">
            <text:p>13.05.02</text:p>
          </table:table-cell>
          <table:table-cell/>
          <table:table-cell office:value-type="currency" office:currency="EUR" office:value="30.5" calcext:value-type="currency">
            <text:p>30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ktro Herz</text:p>
          </table:table-cell>
          <table:table-cell table:style-name="ce4" office:value-type="date" office:date-value="2002-05-13" calcext:value-type="date">
            <text:p>13.05.02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khaus + Norma</text:p>
          </table:table-cell>
          <table:table-cell table:style-name="ce4" office:value-type="date" office:date-value="2002-05-13" calcext:value-type="date">
            <text:p>13.05.02</text:p>
          </table:table-cell>
          <table:table-cell/>
          <table:table-cell office:value-type="currency" office:currency="EUR" office:value="1.43" calcext:value-type="currency">
            <text:p>1,43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lsea</text:p>
          </table:table-cell>
          <table:table-cell table:style-name="ce4" office:value-type="date" office:date-value="2002-05-13" calcext:value-type="date">
            <text:p>13.05.02</text:p>
          </table:table-cell>
          <table:table-cell/>
          <table:table-cell office:value-type="currency" office:currency="EUR" office:value="13.5" calcext:value-type="currency">
            <text:p>13,5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2</text:p>
          </table:table-cell>
          <table:table-cell table:style-name="ce4" office:value-type="date" office:date-value="2002-05-14" calcext:value-type="date">
            <text:p>14.05.02</text:p>
          </table:table-cell>
          <table:table-cell office:value-type="currency" office:currency="EUR" office:value="14.27" calcext:value-type="currency">
            <text:p>14,27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5-15" calcext:value-type="date">
            <text:p>15.05.02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5-15" calcext:value-type="date">
            <text:p>15.05.02</text:p>
          </table:table-cell>
          <table:table-cell/>
          <table:table-cell office:value-type="currency" office:currency="EUR" office:value="11.88" calcext:value-type="currency">
            <text:p>11,88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ogerie Müller</text:p>
          </table:table-cell>
          <table:table-cell table:style-name="ce4" office:value-type="date" office:date-value="2002-05-16" calcext:value-type="date">
            <text:p>16.05.02</text:p>
          </table:table-cell>
          <table:table-cell office:value-type="currency" office:currency="EUR" office:value="24.49" calcext:value-type="currency">
            <text:p>24,49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dsee Fischgeschäft</text:p>
          </table:table-cell>
          <table:table-cell table:style-name="ce4" office:value-type="date" office:date-value="2002-05-16" calcext:value-type="date">
            <text:p>16.05.02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A-Tankstelle</text:p>
          </table:table-cell>
          <table:table-cell table:style-name="ce4" office:value-type="date" office:date-value="2002-05-16" calcext:value-type="date">
            <text:p>16.05.02</text:p>
          </table:table-cell>
          <table:table-cell office:value-type="currency" office:currency="EUR" office:value="27.94" calcext:value-type="currency">
            <text:p>27,9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i</text:p>
          </table:table-cell>
          <table:table-cell table:style-name="ce4" office:value-type="date" office:date-value="2002-05-17" calcext:value-type="date">
            <text:p>17.05.02</text:p>
          </table:table-cell>
          <table:table-cell office:value-type="currency" office:currency="EUR" office:value="43.64" calcext:value-type="currency">
            <text:p>43,6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tang Jeansdepot KÜN</text:p>
          </table:table-cell>
          <table:table-cell table:style-name="ce4" office:value-type="date" office:date-value="2002-05-21" calcext:value-type="date">
            <text:p>21.05.02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5-21" calcext:value-type="date">
            <text:p>21.05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gerie Müller</text:p>
          </table:table-cell>
          <table:table-cell table:style-name="ce4" office:value-type="date" office:date-value="2002-05-23" calcext:value-type="date">
            <text:p>23.05.02</text:p>
          </table:table-cell>
          <table:table-cell office:value-type="currency" office:currency="EUR" office:value="17.67" calcext:value-type="currency">
            <text:p>17,67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-Tankstelle</text:p>
          </table:table-cell>
          <table:table-cell table:style-name="ce4" office:value-type="date" office:date-value="2002-05-23" calcext:value-type="date">
            <text:p>23.05.02</text:p>
          </table:table-cell>
          <table:table-cell office:value-type="currency" office:currency="EUR" office:value="30.03" calcext:value-type="currency">
            <text:p>30,03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Mart</text:p>
          </table:table-cell>
          <table:table-cell table:style-name="ce4" office:value-type="date" office:date-value="2002-05-24" calcext:value-type="date">
            <text:p>24.05.02</text:p>
          </table:table-cell>
          <table:table-cell office:value-type="currency" office:currency="EUR" office:value="18.71" calcext:value-type="currency">
            <text:p>18,71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5-26" calcext:value-type="date">
            <text:p>26.05.02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5-29" calcext:value-type="date">
            <text:p>29.05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otheke</text:p>
          </table:table-cell>
          <table:table-cell table:style-name="ce4" office:value-type="date" office:date-value="2002-05-29" calcext:value-type="date">
            <text:p>29.05.02</text:p>
          </table:table-cell>
          <table:table-cell/>
          <table:table-cell office:value-type="currency" office:currency="EUR" office:value="10.6" calcext:value-type="currency">
            <text:p>10,60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bensmittel</text:p>
          </table:table-cell>
          <table:table-cell table:style-name="ce4" office:value-type="date" office:date-value="2002-05-29" calcext:value-type="date">
            <text:p>29.05.02</text:p>
          </table:table-cell>
          <table:table-cell/>
          <table:table-cell office:value-type="currency" office:currency="EUR" office:value="2.62" calcext:value-type="currency">
            <text:p>2,62 €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cor</text:p>
          </table:table-cell>
          <table:table-cell table:style-name="ce4" office:value-type="date" office:date-value="2002-05-15" calcext:value-type="date">
            <text:p>15.05.02</text:p>
          </table:table-cell>
          <table:table-cell office:value-type="currency" office:currency="EUR" office:value="23.47" calcext:value-type="currency">
            <text:p>23,47 €</text:p>
          </table:table-cell>
          <table:table-cell table:number-columns-repeated="6"/>
        </table:table-row>
        <table:table-row table:style-name="ro2" table:number-rows-repeated="319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le_7" table:style-name="ta2" table:print="false">
        <table:table-column table:style-name="co56" table:default-cell-style-name="ce71"/>
        <table:table-column table:style-name="co47" table:default-cell-style-name="ce71"/>
        <table:table-column table:style-name="co57" table:default-cell-style-name="ce65"/>
        <table:table-column table:style-name="co3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3" table:default-cell-style-name="Default"/>
        <table:table-column table:style-name="co59" table:default-cell-style-name="Default"/>
        <table:table-column table:style-name="co60" table:default-cell-style-name="Default"/>
        <table:table-row table:style-name="ro4">
          <table:table-cell table:style-name="ce70" office:value-type="string" calcext:value-type="string">
            <text:p>Ausgaben für den Monat April: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72" office:value-type="string" calcext:value-type="string">
            <text:p>Firma</text:p>
          </table:table-cell>
          <table:table-cell table:style-name="ce72" office:value-type="string" calcext:value-type="string">
            <text:p>Datum</text:p>
          </table:table-cell>
          <table:table-cell table:style-name="ce66" office:value-type="string" calcext:value-type="string">
            <text:p>Betrag</text:p>
          </table:table-cell>
          <table:table-cell table:style-name="ce59" table:number-columns-repeated="6"/>
        </table:table-row>
        <table:table-row table:style-name="ro1">
          <table:table-cell office:value-type="string" calcext:value-type="string">
            <text:p>Autohaus Bach</text:p>
          </table:table-cell>
          <table:table-cell table:style-name="ce73" office:value-type="date" office:date-value="2002-04-02" calcext:value-type="date">
            <text:p>02.04.02</text:p>
          </table:table-cell>
          <table:table-cell office:value-type="currency" office:currency="EUR" office:value="160.18" calcext:value-type="currency">
            <text:p>160,18 €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7" office:value-type="currency" office:currency="EUR" office:value="1201.78" calcext:value-type="currency">
            <text:p>1.201,78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394.977081626896" calcext:value-type="currency">
            <text:p>-394,98 €</text:p>
          </table:table-cell>
        </table:table-row>
        <table:table-row table:style-name="ro2">
          <table:table-cell table:style-name="ce73" office:value-type="string" calcext:value-type="string">
            <text:p>WalMart</text:p>
          </table:table-cell>
          <table:table-cell table:style-name="ce73" office:value-type="date" office:date-value="2002-04-02" calcext:value-type="date">
            <text:p>02.04.02</text:p>
          </table:table-cell>
          <table:table-cell office:value-type="currency" office:currency="EUR" office:value="52.38" calcext:value-type="currency">
            <text:p>52,38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dautomat</text:p>
          </table:table-cell>
          <table:table-cell table:style-name="ce73" office:value-type="date" office:date-value="2002-04-03" calcext:value-type="date">
            <text:p>03.04.02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4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58.4315354265619" calcext:value-type="float">
            <text:p>-58,43</text:p>
          </table:table-cell>
        </table:table-row>
        <table:table-row table:style-name="ro2">
          <table:table-cell office:value-type="string" calcext:value-type="string">
            <text:p>Friseur</text:p>
          </table:table-cell>
          <table:table-cell table:style-name="ce73" office:value-type="date" office:date-value="2002-04-05" calcext:value-type="date">
            <text:p>05.04.02</text:p>
          </table:table-cell>
          <table:table-cell office:value-type="currency" office:currency="EUR" office:value="68" calcext:value-type="currency">
            <text:p>68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prit</text:p>
          </table:table-cell>
          <table:table-cell table:style-name="ce73" office:value-type="date" office:date-value="2002-04-05" calcext:value-type="date">
            <text:p>05.04.02</text:p>
          </table:table-cell>
          <table:table-cell office:value-type="currency" office:currency="EUR" office:value="121.85" calcext:value-type="currency">
            <text:p>121,8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rtelsmann Clubeinkauf</text:p>
          </table:table-cell>
          <table:table-cell table:style-name="ce73" office:value-type="date" office:date-value="2002-04-05" calcext:value-type="date">
            <text:p>05.04.02</text:p>
          </table:table-cell>
          <table:table-cell office:value-type="currency" office:currency="EUR" office:value="15.95" calcext:value-type="currency">
            <text:p>15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ortsarena</text:p>
          </table:table-cell>
          <table:table-cell table:style-name="ce73" office:value-type="date" office:date-value="2002-04-05" calcext:value-type="date">
            <text:p>05.04.02</text:p>
          </table:table-cell>
          <table:table-cell office:value-type="currency" office:currency="EUR" office:value="27.5" calcext:value-type="currency">
            <text:p>27,5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änisches Bettenlager</text:p>
          </table:table-cell>
          <table:table-cell table:style-name="ce73" office:value-type="date" office:date-value="2002-04-08" calcext:value-type="date">
            <text:p>08.04.02</text:p>
          </table:table-cell>
          <table:table-cell office:value-type="currency" office:currency="EUR" office:value="24.95" calcext:value-type="currency">
            <text:p>24,95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delshof</text:p>
          </table:table-cell>
          <table:table-cell table:style-name="ce73" office:value-type="date" office:date-value="2002-04-08" calcext:value-type="date">
            <text:p>08.04.02</text:p>
          </table:table-cell>
          <table:table-cell office:value-type="currency" office:currency="EUR" office:value="19.94" calcext:value-type="currency">
            <text:p>19,94 €</text:p>
          </table:table-cell>
          <table:table-cell/>
          <table:table-cell office:value-type="string" calcext:value-type="string">
            <text:p>KFZ-Ausgaben:</text:p>
          </table:table-cell>
          <table:table-cell office:value-type="float" office:value="294.39" calcext:value-type="float">
            <text:p>294,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73" office:value-type="date" office:date-value="2002-04-08" calcext:value-type="date">
            <text:p>08.04.02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office:value-type="string" calcext:value-type="string">
            <text:p>Tankstelle:</text:p>
          </table:table-cell>
          <table:table-cell office:value-type="float" office:value="62.37" calcext:value-type="float">
            <text:p>62,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ag Interkom</text:p>
          </table:table-cell>
          <table:table-cell table:style-name="ce73" office:value-type="date" office:date-value="2002-04-12" calcext:value-type="date">
            <text:p>12.04.02</text:p>
          </table:table-cell>
          <table:table-cell office:value-type="currency" office:currency="EUR" office:value="9.75" calcext:value-type="currency">
            <text:p>9,75 €</text:p>
          </table:table-cell>
          <table:table-cell/>
          <table:table-cell office:value-type="string" calcext:value-type="string">
            <text:p>Kleidung:</text:p>
          </table:table-cell>
          <table:table-cell office:value-type="float" office:value="230.77" calcext:value-type="float">
            <text:p>230,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Markt</text:p>
          </table:table-cell>
          <table:table-cell table:style-name="ce73" office:value-type="date" office:date-value="2002-04-13" calcext:value-type="date">
            <text:p>13.04.02</text:p>
          </table:table-cell>
          <table:table-cell office:value-type="currency" office:currency="EUR" office:value="95" calcext:value-type="currency">
            <text:p>95,00 €</text:p>
          </table:table-cell>
          <table:table-cell/>
          <table:table-cell office:value-type="string" calcext:value-type="string">
            <text:p>Media-Markt:</text:p>
          </table:table-cell>
          <table:table-cell office:value-type="float" office:value="98.52" calcext:value-type="float">
            <text:p>98,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er Appel</text:p>
          </table:table-cell>
          <table:table-cell table:style-name="ce73" office:value-type="date" office:date-value="2002-04-15" calcext:value-type="date">
            <text:p>15.04.02</text:p>
          </table:table-cell>
          <table:table-cell office:value-type="currency" office:currency="EUR" office:value="-20" calcext:value-type="currency">
            <text:p>-20,00 €</text:p>
          </table:table-cell>
          <table:table-cell/>
          <table:table-cell office:value-type="string" calcext:value-type="string">
            <text:p>Telefon:</text:p>
          </table:table-cell>
          <table:table-cell office:value-type="float" office:value="46.19" calcext:value-type="float">
            <text:p>46,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elshof</text:p>
          </table:table-cell>
          <table:table-cell table:style-name="ce73" office:value-type="date" office:date-value="2002-04-15" calcext:value-type="date">
            <text:p>15.04.02</text:p>
          </table:table-cell>
          <table:table-cell office:value-type="currency" office:currency="EUR" office:value="20.62" calcext:value-type="currency">
            <text:p>20,62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73" office:value-type="date" office:date-value="2002-04-15" calcext:value-type="date">
            <text:p>15.04.02</text:p>
          </table:table-cell>
          <table:table-cell office:value-type="currency" office:currency="EUR" office:value="32.62" calcext:value-type="currency">
            <text:p>32,62 €</text:p>
          </table:table-cell>
          <table:table-cell/>
          <table:table-cell office:value-type="string" calcext:value-type="string">
            <text:p>Geldautomat: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Markt</text:p>
          </table:table-cell>
          <table:table-cell table:style-name="ce73" office:value-type="date" office:date-value="2002-04-18" calcext:value-type="date">
            <text:p>18.04.02</text:p>
          </table:table-cell>
          <table:table-cell office:value-type="currency" office:currency="EUR" office:value="23.52" calcext:value-type="currency">
            <text:p>23,52 €</text:p>
          </table:table-cell>
          <table:table-cell/>
          <table:table-cell office:value-type="string" calcext:value-type="string">
            <text:p>WalMart/Handelshof:</text:p>
          </table:table-cell>
          <table:table-cell office:value-type="float" office:value="92.94" calcext:value-type="float">
            <text:p>92,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haus Bach</text:p>
          </table:table-cell>
          <table:table-cell table:style-name="ce73" office:value-type="date" office:date-value="2002-04-19" calcext:value-type="date">
            <text:p>19.04.02</text:p>
          </table:table-cell>
          <table:table-cell office:value-type="currency" office:currency="EUR" office:value="118.41" calcext:value-type="currency">
            <text:p>118,41 €</text:p>
          </table:table-cell>
          <table:table-cell/>
          <table:table-cell office:value-type="string" calcext:value-type="string">
            <text:p>Sonstiges:</text:p>
          </table:table-cell>
          <table:table-cell office:value-type="float" office:value="108.9" calcext:value-type="float">
            <text:p>108,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73" office:value-type="date" office:date-value="2002-04-22" calcext:value-type="date">
            <text:p>22.04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or</text:p>
          </table:table-cell>
          <table:table-cell table:style-name="ce73" office:value-type="date" office:date-value="2002-04-26" calcext:value-type="date">
            <text:p>26.04.02</text:p>
          </table:table-cell>
          <table:table-cell office:value-type="currency" office:currency="EUR" office:value="36.44" calcext:value-type="currency">
            <text:p>36,44 €</text:p>
          </table:table-cell>
          <table:table-cell/>
          <table:table-cell table:style-name="ce15" office:value-type="string" calcext:value-type="string">
            <text:p>Gesamtbetrag:</text:p>
          </table:table-cell>
          <table:table-cell table:style-name="ce15" office:value-type="float" office:value="1184.08" calcext:value-type="float">
            <text:p>1184,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73" office:value-type="date" office:date-value="2002-04-24" calcext:value-type="date">
            <text:p>24.04.02</text:p>
          </table:table-cell>
          <table:table-cell office:value-type="currency" office:currency="EUR" office:value="29.75" calcext:value-type="currency">
            <text:p>29,75 €</text:p>
          </table:table-cell>
          <table:table-cell office:value-type="string" calcext:value-type="string">
            <text:p>ca. Angab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apatta</text:p>
          </table:table-cell>
          <table:table-cell table:style-name="ce73" office:value-type="date" office:date-value="2002-04-15" calcext:value-type="date">
            <text:p>15.04.02</text:p>
          </table:table-cell>
          <table:table-cell office:value-type="currency" office:currency="EUR" office:value="81.42" calcext:value-type="currency">
            <text:p>81,42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73" office:value-type="date" office:date-value="2002-04-29" calcext:value-type="date">
            <text:p>29.04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tohaus Bach</text:p>
          </table:table-cell>
          <table:table-cell table:style-name="ce73" office:value-type="date" office:date-value="2002-04-30" calcext:value-type="date">
            <text:p>30.04.02</text:p>
          </table:table-cell>
          <table:table-cell office:value-type="currency" office:currency="EUR" office:value="15.8" calcext:value-type="currency">
            <text:p>15,8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tto</text:p>
          </table:table-cell>
          <table:table-cell table:style-name="ce73" office:value-type="date" office:date-value="2002-04-30" calcext:value-type="date">
            <text:p>30.04.02</text:p>
          </table:table-cell>
          <table:table-cell office:value-type="currency" office:currency="EUR" office:value="17.7" calcext:value-type="currency">
            <text:p>17,70 €</text:p>
          </table:table-cell>
          <table:table-cell table:number-columns-repeated="6"/>
        </table:table-row>
        <table:table-row table:style-name="ro2" table:number-rows-repeated="319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le_8" table:style-name="ta2" table:print="false">
        <table:table-column table:style-name="co33" table:default-cell-style-name="ce2"/>
        <table:table-column table:style-name="co61" table:default-cell-style-name="ce2"/>
        <table:table-column table:style-name="co62" table:default-cell-style-name="ce17"/>
        <table:table-column table:style-name="co3" table:default-cell-style-name="Default"/>
        <table:table-column table:style-name="co6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64" table:default-cell-style-name="Default"/>
        <table:table-column table:style-name="co47" table:default-cell-style-name="Default"/>
        <table:table-row table:style-name="ro4">
          <table:table-cell table:style-name="ce48" office:value-type="string" calcext:value-type="string">
            <text:p>Ausgaben für den Monat März: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49" office:value-type="string" calcext:value-type="string">
            <text:p>Firma</text:p>
          </table:table-cell>
          <table:table-cell table:style-name="ce49" office:value-type="string" calcext:value-type="string">
            <text:p>Datum</text:p>
          </table:table-cell>
          <table:table-cell table:style-name="ce50" office:value-type="string" calcext:value-type="string">
            <text:p>Betrag</text:p>
          </table:table-cell>
          <table:table-cell table:style-name="ce59" table:number-columns-repeated="6"/>
        </table:table-row>
        <table:table-row table:style-name="ro1">
          <table:table-cell office:value-type="string" calcext:value-type="string">
            <text:p>MediaMarkt</text:p>
          </table:table-cell>
          <table:table-cell table:style-name="ce4" office:value-type="date" office:date-value="2002-03-02" calcext:value-type="date">
            <text:p>02.03.02</text:p>
          </table:table-cell>
          <table:table-cell office:value-type="currency" office:currency="EUR" office:value="136.49" calcext:value-type="currency">
            <text:p>136,49 €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7" office:value-type="currency" office:currency="EUR" office:value="890.38" calcext:value-type="currency">
            <text:p>890,38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-83.5770816268968" calcext:value-type="currency">
            <text:p>-83,58 €</text:p>
          </table:table-cell>
        </table:table-row>
        <table:table-row table:style-name="ro2">
          <table:table-cell table:style-name="ce4" office:value-type="string" calcext:value-type="string">
            <text:p>WallMart</text:p>
          </table:table-cell>
          <table:table-cell table:style-name="ce4"/>
          <table:table-cell office:value-type="currency" office:currency="EUR" office:value="38.84" calcext:value-type="currency">
            <text:p>38,84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Markt</text:p>
          </table:table-cell>
          <table:table-cell table:style-name="ce4"/>
          <table:table-cell office:value-type="currency" office:currency="EUR" office:value="23.58" calcext:value-type="currency">
            <text:p>23,58 €</text:p>
          </table:table-cell>
          <table:table-cell table:number-columns-repeated="4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336.545546200335" calcext:value-type="float">
            <text:p>336,55</text:p>
          </table:table-cell>
        </table:table-row>
        <table:table-row table:style-name="ro2">
          <table:table-cell office:value-type="string" calcext:value-type="string">
            <text:p>Arcor</text:p>
          </table:table-cell>
          <table:table-cell table:style-name="ce4"/>
          <table:table-cell office:value-type="currency" office:currency="EUR" office:value="11" calcext:value-type="currency">
            <text:p>11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/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3-10" calcext:value-type="date">
            <text:p>10.03.02</text:p>
          </table:table-cell>
          <table:table-cell office:value-type="currency" office:currency="EUR" office:value="34.1" calcext:value-type="currency">
            <text:p>34,1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lMart</text:p>
          </table:table-cell>
          <table:table-cell table:style-name="ce4" office:value-type="date" office:date-value="2002-03-11" calcext:value-type="date">
            <text:p>11.03.02</text:p>
          </table:table-cell>
          <table:table-cell office:value-type="currency" office:currency="EUR" office:value="21.49" calcext:value-type="currency">
            <text:p>21,49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3-11" calcext:value-type="date">
            <text:p>11.03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lMart</text:p>
          </table:table-cell>
          <table:table-cell table:style-name="ce4" office:value-type="date" office:date-value="2002-03-13" calcext:value-type="date">
            <text:p>13.03.02</text:p>
          </table:table-cell>
          <table:table-cell office:value-type="currency" office:currency="EUR" office:value="39.06" calcext:value-type="currency">
            <text:p>39,0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chuhe</text:p>
          </table:table-cell>
          <table:table-cell table:style-name="ce4" office:value-type="date" office:date-value="2002-03-16" calcext:value-type="date">
            <text:p>16.03.02</text:p>
          </table:table-cell>
          <table:table-cell office:value-type="currency" office:currency="EUR" office:value="89.9" calcext:value-type="currency">
            <text:p>89,9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lMart</text:p>
          </table:table-cell>
          <table:table-cell table:style-name="ce4" office:value-type="date" office:date-value="2002-03-16" calcext:value-type="date">
            <text:p>16.03.02</text:p>
          </table:table-cell>
          <table:table-cell office:value-type="currency" office:currency="EUR" office:value="24.88" calcext:value-type="currency">
            <text:p>24,88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&amp;A</text:p>
          </table:table-cell>
          <table:table-cell table:style-name="ce4" office:value-type="date" office:date-value="2002-03-16" calcext:value-type="date">
            <text:p>16.03.02</text:p>
          </table:table-cell>
          <table:table-cell office:value-type="currency" office:currency="EUR" office:value="47" calcext:value-type="currency">
            <text:p>47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&amp;A</text:p>
          </table:table-cell>
          <table:table-cell table:style-name="ce4" office:value-type="date" office:date-value="2002-03-16" calcext:value-type="date">
            <text:p>16.03.02</text:p>
          </table:table-cell>
          <table:table-cell office:value-type="currency" office:currency="EUR" office:value="31" calcext:value-type="currency">
            <text:p>31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3-16" calcext:value-type="date">
            <text:p>16.03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stelle</text:p>
          </table:table-cell>
          <table:table-cell table:style-name="ce4" office:value-type="date" office:date-value="2002-03-18" calcext:value-type="date">
            <text:p>18.03.02</text:p>
          </table:table-cell>
          <table:table-cell office:value-type="currency" office:currency="EUR" office:value="26.02" calcext:value-type="currency">
            <text:p>26,02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delshof</text:p>
          </table:table-cell>
          <table:table-cell table:style-name="ce4" office:value-type="date" office:date-value="2002-03-22" calcext:value-type="date">
            <text:p>22.03.02</text:p>
          </table:table-cell>
          <table:table-cell office:value-type="currency" office:currency="EUR" office:value="22.66" calcext:value-type="currency">
            <text:p>22,6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lMart</text:p>
          </table:table-cell>
          <table:table-cell table:style-name="ce4" office:value-type="date" office:date-value="2002-03-25" calcext:value-type="date">
            <text:p>25.03.02</text:p>
          </table:table-cell>
          <table:table-cell office:value-type="currency" office:currency="EUR" office:value="24.89" calcext:value-type="currency">
            <text:p>24,89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table:style-name="ce4" office:value-type="date" office:date-value="2002-03-27" calcext:value-type="date">
            <text:p>27.03.02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Markt</text:p>
          </table:table-cell>
          <table:table-cell table:style-name="ce4" office:value-type="date" office:date-value="2002-03-28" calcext:value-type="date">
            <text:p>28.03.02</text:p>
          </table:table-cell>
          <table:table-cell office:value-type="currency" office:currency="EUR" office:value="25.86" calcext:value-type="currency">
            <text:p>25,8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Plus/Cellway</text:p>
          </table:table-cell>
          <table:table-cell table:style-name="ce4" office:value-type="date" office:date-value="2002-03-26" calcext:value-type="date">
            <text:p>26.03.02</text:p>
          </table:table-cell>
          <table:table-cell office:value-type="currency" office:currency="EUR" office:value="18.27" calcext:value-type="currency">
            <text:p>18,27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nstiges</text:p>
          </table:table-cell>
          <table:table-cell table:style-name="ce4" office:value-type="date" office:date-value="2002-03-31" calcext:value-type="date">
            <text:p>31.03.02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dy Mindestumsatz</text:p>
          </table:table-cell>
          <table:table-cell/>
          <table:table-cell office:value-type="currency" office:currency="EUR" office:value="15.34" calcext:value-type="currency">
            <text:p>15,34 €</text:p>
          </table:table-cell>
          <table:table-cell table:number-columns-repeated="6"/>
        </table:table-row>
        <table:table-row table:style-name="ro2" table:number-rows-repeated="3197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le_9" table:style-name="ta2" table:print="false">
        <table:table-column table:style-name="co64" table:default-cell-style-name="ce71"/>
        <table:table-column table:style-name="co65" table:default-cell-style-name="ce73"/>
        <table:table-column table:style-name="co41" table:default-cell-style-name="ce65"/>
        <table:table-column table:style-name="co51" table:default-cell-style-name="Default"/>
        <table:table-column table:style-name="co66" table:default-cell-style-name="Default"/>
        <table:table-column table:style-name="co3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67" table:default-cell-style-name="Default"/>
        <table:table-row table:style-name="ro4">
          <table:table-cell table:style-name="ce70" office:value-type="string" calcext:value-type="string">
            <text:p>Ausgaben für den Monat Februar:</text:p>
          </table:table-cell>
          <table:table-cell table:style-name="ce71"/>
          <table:table-cell table:number-columns-repeated="7"/>
        </table:table-row>
        <table:table-row table:style-name="ro2">
          <table:table-cell/>
          <table:table-cell table:style-name="ce71"/>
          <table:table-cell table:number-columns-repeated="7"/>
        </table:table-row>
        <table:table-row table:style-name="ro1">
          <table:table-cell table:style-name="ce72" office:value-type="string" calcext:value-type="string">
            <text:p>Firma</text:p>
          </table:table-cell>
          <table:table-cell table:style-name="ce72" office:value-type="string" calcext:value-type="string">
            <text:p>Datum</text:p>
          </table:table-cell>
          <table:table-cell table:style-name="ce66" office:value-type="string" calcext:value-type="string">
            <text:p>Betrag</text:p>
          </table:table-cell>
          <table:table-cell table:style-name="ce59" table:number-columns-repeated="6"/>
        </table:table-row>
        <table:table-row table:style-name="ro1">
          <table:table-cell office:value-type="string" calcext:value-type="string">
            <text:p>WalMart</text:p>
          </table:table-cell>
          <table:table-cell office:value-type="date" office:date-value="2002-02-05" calcext:value-type="date">
            <text:p>05.02.02</text:p>
          </table:table-cell>
          <table:table-cell office:value-type="currency" office:currency="EUR" office:value="66.21" calcext:value-type="currency">
            <text:p>66,21 €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7" office:value-type="currency" office:currency="EUR" office:value="654.47" calcext:value-type="currency">
            <text:p>654,47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152.332918373103" calcext:value-type="currency">
            <text:p>152,33 €</text:p>
          </table:table-cell>
        </table:table-row>
        <table:table-row table:style-name="ro2">
          <table:table-cell table:style-name="ce73" office:value-type="string" calcext:value-type="string">
            <text:p>Aral-Tankstelle</text:p>
          </table:table-cell>
          <table:table-cell office:value-type="date" office:date-value="2002-02-07" calcext:value-type="date">
            <text:p>07.02.02</text:p>
          </table:table-cell>
          <table:table-cell office:value-type="currency" office:currency="EUR" office:value="30.97" calcext:value-type="currency">
            <text:p>30,97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di</text:p>
          </table:table-cell>
          <table:table-cell office:value-type="date" office:date-value="2002-02-12" calcext:value-type="date">
            <text:p>12.02.02</text:p>
          </table:table-cell>
          <table:table-cell office:value-type="currency" office:currency="EUR" office:value="10.1" calcext:value-type="currency">
            <text:p>10,10 €</text:p>
          </table:table-cell>
          <table:table-cell table:number-columns-repeated="4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420.122627827231" calcext:value-type="float">
            <text:p>420,12</text:p>
          </table:table-cell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2-12" calcext:value-type="date">
            <text:p>12.02.02</text:p>
          </table:table-cell>
          <table:table-cell office:value-type="currency" office:currency="EUR" office:value="58.4" calcext:value-type="currency">
            <text:p>58,4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2-12" calcext:value-type="date">
            <text:p>12.02.02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2-02-13" calcext:value-type="date">
            <text:p>13.02.02</text:p>
          </table:table-cell>
          <table:table-cell office:value-type="currency" office:currency="EUR" office:value="69.76" calcext:value-type="currency">
            <text:p>69,76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ktiker</text:p>
          </table:table-cell>
          <table:table-cell office:value-type="date" office:date-value="2002-02-12" calcext:value-type="date">
            <text:p>12.02.02</text:p>
          </table:table-cell>
          <table:table-cell office:value-type="currency" office:currency="EUR" office:value="16.02" calcext:value-type="currency">
            <text:p>16,02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2-21" calcext:value-type="date">
            <text:p>21.02.02</text:p>
          </table:table-cell>
          <table:table-cell office:value-type="currency" office:currency="EUR" office:value="51.49" calcext:value-type="currency">
            <text:p>51,49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or</text:p>
          </table:table-cell>
          <table:table-cell office:value-type="date" office:date-value="2002-02-25" calcext:value-type="date">
            <text:p>25.02.02</text:p>
          </table:table-cell>
          <table:table-cell office:value-type="currency" office:currency="EUR" office:value="11.41" calcext:value-type="currency">
            <text:p>11,41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2-02-26" calcext:value-type="date">
            <text:p>26.02.02</text:p>
          </table:table-cell>
          <table:table-cell office:value-type="currency" office:currency="EUR" office:value="36.84" calcext:value-type="currency">
            <text:p>36,84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2-02-27" calcext:value-type="date">
            <text:p>27.02.02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ellway</text:p>
          </table:table-cell>
          <table:table-cell office:value-type="date" office:date-value="2002-02-27" calcext:value-type="date">
            <text:p>27.02.02</text:p>
          </table:table-cell>
          <table:table-cell office:value-type="currency" office:currency="EUR" office:value="27.93" calcext:value-type="currency">
            <text:p>27,93 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dy Mindestumsatz</text:p>
          </table:table-cell>
          <table:table-cell/>
          <table:table-cell office:value-type="currency" office:currency="EUR" office:value="15.34" calcext:value-type="currency">
            <text:p>15,34 €</text:p>
          </table:table-cell>
          <table:table-cell table:number-columns-repeated="6"/>
        </table:table-row>
        <table:table-row table:style-name="ro2">
          <table:table-cell table:style-name="ce73"/>
          <table:table-cell table:number-columns-repeated="8"/>
        </table:table-row>
        <table:table-row table:style-name="ro2" table:number-rows-repeated="11">
          <table:table-cell table:number-columns-repeated="9"/>
        </table:table-row>
        <table:table-row table:style-name="ro2">
          <table:table-cell/>
          <table:table-cell table:style-name="ce71"/>
          <table:table-cell table:number-columns-repeated="7"/>
        </table:table-row>
      </table:table>
      <table:table table:name="Table_10" table:style-name="ta2" table:print="false">
        <table:table-column table:style-name="co63" table:default-cell-style-name="Default"/>
        <table:table-column table:style-name="co3" table:default-cell-style-name="Default"/>
        <table:table-column table:style-name="co42" table:default-cell-style-name="ce64"/>
        <table:table-column table:style-name="co68" table:default-cell-style-name="ce2"/>
        <table:table-column table:style-name="co69" table:default-cell-style-name="Default"/>
        <table:table-column table:style-name="co60" table:default-cell-style-name="Default"/>
        <table:table-column table:style-name="co3" table:default-cell-style-name="Default"/>
        <table:table-column table:style-name="co70" table:default-cell-style-name="Default"/>
        <table:table-column table:style-name="co68" table:default-cell-style-name="Default"/>
        <table:table-row table:style-name="ro4">
          <table:table-cell table:style-name="ce70" office:value-type="string" calcext:value-type="string">
            <text:p>Ausgaben für den Monat Januar:</text:p>
          </table:table-cell>
          <table:table-cell table:style-name="ce71"/>
          <table:table-cell table:style-name="ce65"/>
          <table:table-cell table:number-columns-repeated="6"/>
        </table:table-row>
        <table:table-row table:style-name="ro2">
          <table:table-cell table:style-name="ce71" table:number-columns-repeated="2"/>
          <table:table-cell table:style-name="ce65"/>
          <table:table-cell table:number-columns-repeated="6"/>
        </table:table-row>
        <table:table-row table:style-name="ro1">
          <table:table-cell table:style-name="ce72" office:value-type="string" calcext:value-type="string">
            <text:p>Firma</text:p>
          </table:table-cell>
          <table:table-cell table:style-name="ce72" office:value-type="string" calcext:value-type="string">
            <text:p>Datum</text:p>
          </table:table-cell>
          <table:table-cell table:style-name="ce66" office:value-type="string" calcext:value-type="string">
            <text:p>Betrag</text:p>
          </table:table-cell>
          <table:table-cell table:style-name="ce49"/>
          <table:table-cell table:style-name="ce59" table:number-columns-repeated="5"/>
        </table:table-row>
        <table:table-row table:style-name="ro1">
          <table:table-cell table:style-name="ce71" office:value-type="string" calcext:value-type="string">
            <text:p>Geldautomat</text:p>
          </table:table-cell>
          <table:table-cell table:style-name="ce73" office:value-type="date" office:date-value="2002-01-01" calcext:value-type="date">
            <text:p>01.01.02</text:p>
          </table:table-cell>
          <table:table-cell table:style-name="ce65" office:value-type="currency" office:currency="EUR" office:value="50" calcext:value-type="currency">
            <text:p>50,00 €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7" office:value-type="currency" office:currency="EUR" office:value="553.68" calcext:value-type="currency">
            <text:p>553,68 €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2" office:value-type="currency" office:currency="EUR" office:value="253.122918373103" calcext:value-type="currency">
            <text:p>253,12 €</text:p>
          </table:table-cell>
        </table:table-row>
        <table:table-row table:style-name="ro2">
          <table:table-cell table:style-name="ce73" office:value-type="string" calcext:value-type="string">
            <text:p>WalMart</text:p>
          </table:table-cell>
          <table:table-cell table:style-name="ce73" office:value-type="date" office:date-value="2002-01-03" calcext:value-type="date">
            <text:p>03.01.02</text:p>
          </table:table-cell>
          <table:table-cell table:style-name="ce65" office:value-type="currency" office:currency="EUR" office:value="52.93" calcext:value-type="currency">
            <text:p>52,93 €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DEA-Tankstelle</text:p>
          </table:table-cell>
          <table:table-cell table:style-name="ce73" office:value-type="date" office:date-value="2002-01-06" calcext:value-type="date">
            <text:p>06.01.02</text:p>
          </table:table-cell>
          <table:table-cell table:style-name="ce65" office:value-type="currency" office:currency="EUR" office:value="27.4" calcext:value-type="currency">
            <text:p>27,40 €</text:p>
          </table:table-cell>
          <table:table-cell table:number-columns-repeated="4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267.789709454128" calcext:value-type="float">
            <text:p>267,79</text:p>
          </table:table-cell>
        </table:table-row>
        <table:table-row table:style-name="ro2">
          <table:table-cell table:style-name="ce71" office:value-type="string" calcext:value-type="string">
            <text:p>K&amp;L Ruppert</text:p>
          </table:table-cell>
          <table:table-cell table:style-name="ce73" office:value-type="date" office:date-value="2002-01-11" calcext:value-type="date">
            <text:p>11.01.02</text:p>
          </table:table-cell>
          <table:table-cell table:style-name="ce65" office:value-type="currency" office:currency="EUR" office:value="46.97" calcext:value-type="currency">
            <text:p>46,97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WalMart</text:p>
          </table:table-cell>
          <table:table-cell table:style-name="ce73" office:value-type="date" office:date-value="2002-01-11" calcext:value-type="date">
            <text:p>11.01.02</text:p>
          </table:table-cell>
          <table:table-cell table:style-name="ce65" office:value-type="currency" office:currency="EUR" office:value="65.48" calcext:value-type="currency">
            <text:p>65,48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Geldautomat</text:p>
          </table:table-cell>
          <table:table-cell table:style-name="ce73" office:value-type="date" office:date-value="2002-01-11" calcext:value-type="date">
            <text:p>11.01.02</text:p>
          </table:table-cell>
          <table:table-cell table:style-name="ce65"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Geldautomat</text:p>
          </table:table-cell>
          <table:table-cell table:style-name="ce73" office:value-type="date" office:date-value="2002-01-11" calcext:value-type="date">
            <text:p>11.01.02</text:p>
          </table:table-cell>
          <table:table-cell table:style-name="ce65" office:value-type="currency" office:currency="EUR" office:value="50" calcext:value-type="currency">
            <text:p>50,00 €</text:p>
          </table:table-cell>
          <table:table-cell office:value-type="string" calcext:value-type="string">
            <text:p>Putzkosten: 40 €</text:p>
          </table:table-cell>
          <table:table-cell table:number-columns-repeated="5"/>
        </table:table-row>
        <table:table-row table:style-name="ro2">
          <table:table-cell table:style-name="ce71" office:value-type="string" calcext:value-type="string">
            <text:p>Arcor</text:p>
          </table:table-cell>
          <table:table-cell table:style-name="ce73" office:value-type="date" office:date-value="2002-01-15" calcext:value-type="date">
            <text:p>15.01.02</text:p>
          </table:table-cell>
          <table:table-cell table:style-name="ce65" office:value-type="currency" office:currency="EUR" office:value="18" calcext:value-type="currency">
            <text:p>18,00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K&amp;L Ruppert</text:p>
          </table:table-cell>
          <table:table-cell table:style-name="ce73" office:value-type="date" office:date-value="2002-01-16" calcext:value-type="date">
            <text:p>16.01.02</text:p>
          </table:table-cell>
          <table:table-cell table:style-name="ce65" office:value-type="currency" office:currency="EUR" office:value="-15.99" calcext:value-type="currency">
            <text:p>-15,99 €</text:p>
          </table:table-cell>
          <table:table-cell office:value-type="string" calcext:value-type="string">
            <text:p>Auszahlung für Hemd</text:p>
          </table:table-cell>
          <table:table-cell table:number-columns-repeated="5"/>
        </table:table-row>
        <table:table-row table:style-name="ro2">
          <table:table-cell table:style-name="ce71" office:value-type="string" calcext:value-type="string">
            <text:p>Personalausweis</text:p>
          </table:table-cell>
          <table:table-cell table:style-name="ce73" office:value-type="date" office:date-value="2002-01-24" calcext:value-type="date">
            <text:p>24.01.02</text:p>
          </table:table-cell>
          <table:table-cell table:style-name="ce65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8" calcext:value-type="currency">
            <text:p>8,00 €</text:p>
          </table:table-cell>
          <table:table-cell table:number-columns-repeated="5"/>
        </table:table-row>
        <table:table-row table:style-name="ro2">
          <table:table-cell table:style-name="ce71" office:value-type="string" calcext:value-type="string">
            <text:p>Aldi</text:p>
          </table:table-cell>
          <table:table-cell table:style-name="ce73" office:value-type="date" office:date-value="2002-01-24" calcext:value-type="date">
            <text:p>24.01.02</text:p>
          </table:table-cell>
          <table:table-cell table:style-name="ce65" office:value-type="currency" office:currency="EUR" office:value="0" calcext:value-type="currency">
            <text:p>0,00 €</text:p>
          </table:table-cell>
          <table:table-cell table:style-name="ce74" office:value-type="string" calcext:value-type="string">
            <text:p>14,82 €</text:p>
          </table:table-cell>
          <table:table-cell table:number-columns-repeated="5"/>
        </table:table-row>
        <table:table-row table:style-name="ro2">
          <table:table-cell table:style-name="ce71" office:value-type="string" calcext:value-type="string">
            <text:p>Kaufland Igersheim</text:p>
          </table:table-cell>
          <table:table-cell table:style-name="ce73" office:value-type="date" office:date-value="2002-01-22" calcext:value-type="date">
            <text:p>22.01.02</text:p>
          </table:table-cell>
          <table:table-cell table:style-name="ce65" office:value-type="currency" office:currency="EUR" office:value="35.59" calcext:value-type="currency">
            <text:p>35,59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Pennymarkt</text:p>
          </table:table-cell>
          <table:table-cell table:style-name="ce73" office:value-type="date" office:date-value="2002-01-22" calcext:value-type="date">
            <text:p>22.01.02</text:p>
          </table:table-cell>
          <table:table-cell table:style-name="ce65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2">
          <table:table-cell table:style-name="ce73" office:value-type="string" calcext:value-type="string">
            <text:p>Geldautomat</text:p>
          </table:table-cell>
          <table:table-cell table:style-name="ce73" office:value-type="date" office:date-value="2002-01-19" calcext:value-type="date">
            <text:p>19.01.02</text:p>
          </table:table-cell>
          <table:table-cell table:style-name="ce65"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MediaMarkt</text:p>
          </table:table-cell>
          <table:table-cell table:style-name="ce73" office:value-type="date" office:date-value="2002-01-25" calcext:value-type="date">
            <text:p>25.01.02</text:p>
          </table:table-cell>
          <table:table-cell table:style-name="ce65" office:value-type="currency" office:currency="EUR" office:value="59.15" calcext:value-type="currency">
            <text:p>59,15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Neubert</text:p>
          </table:table-cell>
          <table:table-cell table:style-name="ce73" office:value-type="date" office:date-value="2002-01-25" calcext:value-type="date">
            <text:p>25.01.02</text:p>
          </table:table-cell>
          <table:table-cell table:style-name="ce65" office:value-type="currency" office:currency="EUR" office:value="16.73" calcext:value-type="currency">
            <text:p>16,73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Neubert</text:p>
          </table:table-cell>
          <table:table-cell table:style-name="ce73" office:value-type="date" office:date-value="2002-01-25" calcext:value-type="date">
            <text:p>25.01.02</text:p>
          </table:table-cell>
          <table:table-cell table:style-name="ce65" office:value-type="currency" office:currency="EUR" office:value="19.89" calcext:value-type="currency">
            <text:p>19,89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Geldautomat</text:p>
          </table:table-cell>
          <table:table-cell table:style-name="ce73" office:value-type="date" office:date-value="2002-01-25" calcext:value-type="date">
            <text:p>25.01.02</text:p>
          </table:table-cell>
          <table:table-cell table:style-name="ce65" office:value-type="currency" office:currency="EUR" office:value="50" calcext:value-type="currency">
            <text:p>50,00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Telefonverkauf T.Britsch</text:p>
          </table:table-cell>
          <table:table-cell table:style-name="ce73" office:value-type="date" office:date-value="2002-01-28" calcext:value-type="date">
            <text:p>28.01.02</text:p>
          </table:table-cell>
          <table:table-cell table:style-name="ce65" office:value-type="currency" office:currency="EUR" office:value="-90" calcext:value-type="currency">
            <text:p>-90,00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MediaMarkt</text:p>
          </table:table-cell>
          <table:table-cell table:style-name="ce73" office:value-type="date" office:date-value="2002-01-31" calcext:value-type="date">
            <text:p>31.01.02</text:p>
          </table:table-cell>
          <table:table-cell table:style-name="ce65" office:value-type="currency" office:currency="EUR" office:value="52.19" calcext:value-type="currency">
            <text:p>52,19 €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Handy Mindestbetrag</text:p>
          </table:table-cell>
          <table:table-cell table:style-name="ce73"/>
          <table:table-cell table:style-name="ce65" office:value-type="currency" office:currency="EUR" office:value="15.34" calcext:value-type="currency">
            <text:p>15,34 €</text:p>
          </table:table-cell>
          <table:table-cell table:number-columns-repeated="6"/>
        </table:table-row>
        <table:table-row table:style-name="ro2" table:number-rows-repeated="4">
          <table:table-cell table:style-name="ce71"/>
          <table:table-cell table:style-name="ce73"/>
          <table:table-cell table:style-name="ce65"/>
          <table:table-cell table:number-columns-repeated="6"/>
        </table:table-row>
        <table:table-row table:style-name="ro2" table:number-rows-repeated="4">
          <table:table-cell table:style-name="ce71" table:number-columns-repeated="2"/>
          <table:table-cell table:style-name="ce65"/>
          <table:table-cell table:number-columns-repeated="6"/>
        </table:table-row>
        <table:table-row table:style-name="ro2" table:number-rows-repeated="319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le_11" table:style-name="ta2" table:print="false">
        <table:table-column table:style-name="co71" table:default-cell-style-name="ce71"/>
        <table:table-column table:style-name="co3" table:default-cell-style-name="ce73"/>
        <table:table-column table:style-name="co3" table:default-cell-style-name="ce75"/>
        <table:table-column table:style-name="co3" table:default-cell-style-name="Default"/>
        <table:table-column table:style-name="co68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0" table:default-cell-style-name="Default"/>
        <table:table-column table:style-name="co72" table:default-cell-style-name="Default"/>
        <table:table-row table:style-name="ro4">
          <table:table-cell table:style-name="ce70" office:value-type="string" calcext:value-type="string">
            <text:p>Ausgaben für den Monat Dezember:</text:p>
          </table:table-cell>
          <table:table-cell table:style-name="ce71"/>
          <table:table-cell table:number-columns-repeated="7"/>
        </table:table-row>
        <table:table-row table:style-name="ro2">
          <table:table-cell/>
          <table:table-cell table:style-name="ce71"/>
          <table:table-cell table:number-columns-repeated="7"/>
        </table:table-row>
        <table:table-row table:style-name="ro1">
          <table:table-cell table:style-name="ce72" office:value-type="string" calcext:value-type="string">
            <text:p>Firma</text:p>
          </table:table-cell>
          <table:table-cell table:style-name="ce72" office:value-type="string" calcext:value-type="string">
            <text:p>Datum</text:p>
          </table:table-cell>
          <table:table-cell table:style-name="ce76" office:value-type="string" calcext:value-type="string">
            <text:p>Betrag</text:p>
          </table:table-cell>
          <table:table-cell table:style-name="ce59" table:number-columns-repeated="6"/>
        </table:table-row>
        <table:table-row table:style-name="ro1">
          <table:table-cell office:value-type="string" calcext:value-type="string">
            <text:p>Weihnachtsgeld</text:p>
          </table:table-cell>
          <table:table-cell/>
          <table:table-cell office:value-type="currency" office:currency="DEM" office:value="-303.929999999999" calcext:value-type="currency">
            <text:p>-303,93 DM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3" office:value-type="float" office:value="1429.82425" calcext:value-type="float">
            <text:p>1429,82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3" office:value-type="float" office:value="136.78575" calcext:value-type="float">
            <text:p>136,79</text:p>
          </table:table-cell>
        </table:table-row>
        <table:table-row table:style-name="ro2">
          <table:table-cell table:style-name="ce73" office:value-type="string" calcext:value-type="string">
            <text:p>MediaMarkt</text:p>
          </table:table-cell>
          <table:table-cell office:value-type="date" office:date-value="2001-12-01" calcext:value-type="date">
            <text:p>01.12.01</text:p>
          </table:table-cell>
          <table:table-cell office:value-type="currency" office:currency="DEM" office:value="24.15" calcext:value-type="currency">
            <text:p>24,15 D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Mart</text:p>
          </table:table-cell>
          <table:table-cell office:value-type="date" office:date-value="2001-12-05" calcext:value-type="date">
            <text:p>05.12.01</text:p>
          </table:table-cell>
          <table:table-cell office:value-type="currency" office:currency="DEM" office:value="155.42" calcext:value-type="currency">
            <text:p>155,42 DM</text:p>
          </table:table-cell>
          <table:table-cell table:number-columns-repeated="4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28.6857500000008" calcext:value-type="float">
            <text:p>28,69</text:p>
          </table:table-cell>
        </table:table-row>
        <table:table-row table:style-name="ro1">
          <table:table-cell office:value-type="string" calcext:value-type="string">
            <text:p>MediaMarkt</text:p>
          </table:table-cell>
          <table:table-cell office:value-type="date" office:date-value="2001-12-11" calcext:value-type="date">
            <text:p>11.12.01</text:p>
          </table:table-cell>
          <table:table-cell office:value-type="currency" office:currency="DEM" office:value="128.79" calcext:value-type="currency">
            <text:p>128,79 DM</text:p>
          </table:table-cell>
          <table:table-cell/>
          <table:table-cell table:style-name="ce61" office:value-type="string" calcext:value-type="string">
            <text:p>Eurobetrag:</text:p>
          </table:table-cell>
          <table:table-cell table:style-name="ce56" office:value-type="currency" office:currency="EUR" office:value="731.057530562473" calcext:value-type="currency">
            <text:p>731,06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 Bach</text:p>
          </table:table-cell>
          <table:table-cell office:value-type="date" office:date-value="2001-12-11" calcext:value-type="date">
            <text:p>11.12.01</text:p>
          </table:table-cell>
          <table:table-cell office:value-type="currency" office:currency="DEM" office:value="196.19" calcext:value-type="currency">
            <text:p>196,19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gleich von Gericht</text:p>
          </table:table-cell>
          <table:table-cell office:value-type="date" office:date-value="2001-12-11" calcext:value-type="date">
            <text:p>11.12.01</text:p>
          </table:table-cell>
          <table:table-cell office:value-type="currency" office:currency="DEM" office:value="263" calcext:value-type="currency">
            <text:p>263,00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1-12-15" calcext:value-type="date">
            <text:p>15.12.01</text:p>
          </table:table-cell>
          <table:table-cell office:value-type="currency" office:currency="DEM" office:value="124.61" calcext:value-type="currency">
            <text:p>124,61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1-12-17" calcext:value-type="date">
            <text:p>17.12.01</text:p>
          </table:table-cell>
          <table:table-cell office:value-type="currency" office:currency="DEM" office:value="289.48" calcext:value-type="currency">
            <text:p>289,48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or</text:p>
          </table:table-cell>
          <table:table-cell office:value-type="date" office:date-value="2001-12-01" calcext:value-type="date">
            <text:p>01.12.01</text:p>
          </table:table-cell>
          <table:table-cell office:value-type="currency" office:currency="DEM" office:value="46.22" calcext:value-type="currency">
            <text:p>46,22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schenk Günter</text:p>
          </table:table-cell>
          <table:table-cell office:value-type="date" office:date-value="2001-12-01" calcext:value-type="date">
            <text:p>01.12.01</text:p>
          </table:table-cell>
          <table:table-cell office:value-type="currency" office:currency="DEM" office:value="150" calcext:value-type="currency">
            <text:p>150,00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1-12-27" calcext:value-type="date">
            <text:p>27.12.01</text:p>
          </table:table-cell>
          <table:table-cell office:value-type="currency" office:currency="DEM" office:value="67.26" calcext:value-type="currency">
            <text:p>67,26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1-12-17" calcext:value-type="date">
            <text:p>17.12.01</text:p>
          </table:table-cell>
          <table:table-cell office:value-type="currency" office:currency="DEM" office:value="50" calcext:value-type="currency">
            <text:p>50,00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ken</text:p>
          </table:table-cell>
          <table:table-cell office:value-type="date" office:date-value="2001-12-17" calcext:value-type="date">
            <text:p>17.12.01</text:p>
          </table:table-cell>
          <table:table-cell office:value-type="currency" office:currency="DEM" office:value="87.58" calcext:value-type="currency">
            <text:p>87,58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1-12-28" calcext:value-type="date">
            <text:p>28.12.01</text:p>
          </table:table-cell>
          <table:table-cell office:value-type="currency" office:currency="DEM" office:value="100" calcext:value-type="currency">
            <text:p>100,00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rtelsmann</text:p>
          </table:table-cell>
          <table:table-cell office:value-type="date" office:date-value="2001-12-28" calcext:value-type="date">
            <text:p>28.12.01</text:p>
          </table:table-cell>
          <table:table-cell office:value-type="currency" office:currency="DEM" office:value="99.95" calcext:value-type="currency">
            <text:p>99,95 D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gleich Geschenke</text:p>
          </table:table-cell>
          <table:table-cell office:value-type="date" office:date-value="2001-12-31" calcext:value-type="date">
            <text:p>31.12.01</text:p>
          </table:table-cell>
          <table:table-cell office:value-type="currency" office:currency="DEM" office:value="-48.89575" calcext:value-type="currency">
            <text:p>-48,90 DM</text:p>
          </table:table-cell>
          <table:table-cell table:number-columns-repeated="6"/>
        </table:table-row>
        <table:table-row table:style-name="ro2" table:number-rows-repeated="9">
          <table:table-cell table:number-columns-repeated="9"/>
        </table:table-row>
        <table:table-row table:style-name="ro2" table:number-rows-repeated="3">
          <table:table-cell/>
          <table:table-cell table:style-name="ce71"/>
          <table:table-cell table:number-columns-repeated="7"/>
        </table:table-row>
        <table:table-row table:style-name="ro2">
          <table:table-cell/>
          <table:table-cell table:style-name="ce71"/>
          <table:table-cell table:number-columns-repeated="7"/>
        </table:table-row>
      </table:table>
      <table:table table:name="Table_12" table:style-name="ta2" table:print="false">
        <table:table-column table:style-name="co47" table:default-cell-style-name="ce71"/>
        <table:table-column table:style-name="co47" table:default-cell-style-name="ce73"/>
        <table:table-column table:style-name="co47" table:default-cell-style-name="ce75"/>
        <table:table-column table:style-name="co3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3" table:default-cell-style-name="Default"/>
        <table:table-column table:style-name="co74" table:default-cell-style-name="Default"/>
        <table:table-column table:style-name="co51" table:default-cell-style-name="Default"/>
        <table:table-column table:style-name="co3" table:default-cell-style-name="Default"/>
        <table:table-row table:style-name="ro4">
          <table:table-cell table:style-name="ce70" office:value-type="string" calcext:value-type="string">
            <text:p>Ausgaben für den Monat November:</text:p>
          </table:table-cell>
          <table:table-cell table:style-name="ce71"/>
          <table:table-cell table:number-columns-repeated="8"/>
        </table:table-row>
        <table:table-row table:style-name="ro2">
          <table:table-cell/>
          <table:table-cell table:style-name="ce71"/>
          <table:table-cell table:number-columns-repeated="8"/>
        </table:table-row>
        <table:table-row table:style-name="ro1">
          <table:table-cell table:style-name="ce72" office:value-type="string" calcext:value-type="string">
            <text:p>Firma</text:p>
          </table:table-cell>
          <table:table-cell table:style-name="ce72" office:value-type="string" calcext:value-type="string">
            <text:p>Datum</text:p>
          </table:table-cell>
          <table:table-cell table:style-name="ce76" office:value-type="string" calcext:value-type="string">
            <text:p>Betrag</text:p>
          </table:table-cell>
          <table:table-cell table:style-name="ce59" table:number-columns-repeated="7"/>
        </table:table-row>
        <table:table-row table:style-name="ro1">
          <table:table-cell office:value-type="string" calcext:value-type="string">
            <text:p>Neubert</text:p>
          </table:table-cell>
          <table:table-cell office:value-type="date" office:date-value="2001-11-06" calcext:value-type="date">
            <text:p>06.11.01</text:p>
          </table:table-cell>
          <table:table-cell office:value-type="currency" office:currency="DEM" office:value="139" calcext:value-type="currency">
            <text:p>139,00 DM</text:p>
          </table:table-cell>
          <table:table-cell/>
          <table:table-cell table:style-name="ce60" office:value-type="string" calcext:value-type="string">
            <text:p>Gesamtbetrag:</text:p>
          </table:table-cell>
          <table:table-cell table:style-name="ce63" office:value-type="float" office:value="1342.3" calcext:value-type="float">
            <text:p>1342,3</text:p>
          </table:table-cell>
          <table:table-cell/>
          <table:table-cell table:style-name="ce60" office:value-type="string" calcext:value-type="string">
            <text:p>Restbetrag:</text:p>
          </table:table-cell>
          <table:table-cell table:style-name="ce63" office:value-type="float" office:value="224.31" calcext:value-type="float">
            <text:p>224,31</text:p>
          </table:table-cell>
          <table:table-cell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1-11-06" calcext:value-type="date">
            <text:p>06.11.01</text:p>
          </table:table-cell>
          <table:table-cell office:value-type="currency" office:currency="DEM" office:value="10.5" calcext:value-type="currency">
            <text:p>10,50 D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Mart</text:p>
          </table:table-cell>
          <table:table-cell office:value-type="date" office:date-value="2001-11-06" calcext:value-type="date">
            <text:p>06.11.01</text:p>
          </table:table-cell>
          <table:table-cell office:value-type="currency" office:currency="DEM" office:value="65.62" calcext:value-type="currency">
            <text:p>65,62 DM</text:p>
          </table:table-cell>
          <table:table-cell table:number-columns-repeated="4"/>
          <table:table-cell table:style-name="ce61" office:value-type="string" calcext:value-type="string">
            <text:p>Restbetrag Kumuliert:</text:p>
          </table:table-cell>
          <table:table-cell table:style-name="ce63" office:value-type="float" office:value="-108.099999999999" calcext:value-type="float">
            <text:p>-108,1</text:p>
          </table:table-cell>
          <table:table-cell/>
        </table:table-row>
        <table:table-row table:style-name="ro2">
          <table:table-cell office:value-type="string" calcext:value-type="string">
            <text:p>Praktiker</text:p>
          </table:table-cell>
          <table:table-cell office:value-type="date" office:date-value="2001-11-06" calcext:value-type="date">
            <text:p>06.11.01</text:p>
          </table:table-cell>
          <table:table-cell office:value-type="currency" office:currency="DEM" office:value="14.98" calcext:value-type="currency">
            <text:p>14,98 DM</text:p>
          </table:table-cell>
          <table:table-cell/>
          <table:table-cell office:value-type="string" calcext:value-type="string">
            <text:p>Lebensmittel:</text:p>
          </table:table-cell>
          <table:table-cell office:value-type="float" office:value="195.9" calcext:value-type="float">
            <text:p>195,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1-11-08" calcext:value-type="date">
            <text:p>08.11.01</text:p>
          </table:table-cell>
          <table:table-cell office:value-type="currency" office:currency="DEM" office:value="100" calcext:value-type="currency">
            <text:p>100,00 DM</text:p>
          </table:table-cell>
          <table:table-cell/>
          <table:table-cell office:value-type="string" calcext:value-type="string">
            <text:p>Kleidung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no</text:p>
          </table:table-cell>
          <table:table-cell office:value-type="date" office:date-value="2001-11-08" calcext:value-type="date">
            <text:p>08.11.01</text:p>
          </table:table-cell>
          <table:table-cell office:value-type="currency" office:currency="DEM" office:value="12" calcext:value-type="currency">
            <text:p>12,00 DM</text:p>
          </table:table-cell>
          <table:table-cell/>
          <table:table-cell office:value-type="string" calcext:value-type="string">
            <text:p>Konsum:</text:p>
          </table:table-cell>
          <table:table-cell office:value-type="float" office:value="346.12" calcext:value-type="float">
            <text:p>346,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to Bach</text:p>
          </table:table-cell>
          <table:table-cell office:value-type="date" office:date-value="2001-11-12" calcext:value-type="date">
            <text:p>12.11.01</text:p>
          </table:table-cell>
          <table:table-cell office:value-type="currency" office:currency="DEM" office:value="426.42" calcext:value-type="currency">
            <text:p>426,42 DM</text:p>
          </table:table-cell>
          <table:table-cell/>
          <table:table-cell office:value-type="string" calcext:value-type="string">
            <text:p>Tankstelle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itschriften</text:p>
          </table:table-cell>
          <table:table-cell office:value-type="date" office:date-value="2001-11-12" calcext:value-type="date">
            <text:p>12.11.01</text:p>
          </table:table-cell>
          <table:table-cell office:value-type="currency" office:currency="DEM" office:value="20" calcext:value-type="currency">
            <text:p>20,00 DM</text:p>
          </table:table-cell>
          <table:table-cell/>
          <table:table-cell office:value-type="string" calcext:value-type="string">
            <text:p>Sonstiges:</text:p>
          </table:table-cell>
          <table:table-cell office:value-type="float" office:value="532.4" calcext:value-type="float">
            <text:p>532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di</text:p>
          </table:table-cell>
          <table:table-cell office:value-type="date" office:date-value="2001-11-15" calcext:value-type="date">
            <text:p>15.11.01</text:p>
          </table:table-cell>
          <table:table-cell office:value-type="currency" office:currency="DEM" office:value="20.75" calcext:value-type="currency">
            <text:p>20,75 DM</text:p>
          </table:table-cell>
          <table:table-cell/>
          <table:table-cell office:value-type="string" calcext:value-type="string">
            <text:p>Gesamt:</text:p>
          </table:table-cell>
          <table:table-cell office:value-type="float" office:value="1074.42" calcext:value-type="float">
            <text:p>1074,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1-11-17" calcext:value-type="date">
            <text:p>17.11.01</text:p>
          </table:table-cell>
          <table:table-cell office:value-type="currency" office:currency="DEM" office:value="55.13" calcext:value-type="currency">
            <text:p>55,13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ktiker</text:p>
          </table:table-cell>
          <table:table-cell office:value-type="date" office:date-value="2001-11-17" calcext:value-type="date">
            <text:p>17.11.01</text:p>
          </table:table-cell>
          <table:table-cell office:value-type="currency" office:currency="DEM" office:value="23.5" calcext:value-type="currency">
            <text:p>23,50 D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Mart</text:p>
          </table:table-cell>
          <table:table-cell office:value-type="date" office:date-value="2001-11-17" calcext:value-type="date">
            <text:p>17.11.01</text:p>
          </table:table-cell>
          <table:table-cell office:value-type="currency" office:currency="DEM" office:value="97.53" calcext:value-type="currency">
            <text:p>97,53 DM</text:p>
          </table:table-cell>
          <table:table-cell/>
          <table:table-cell table:style-name="ce61" office:value-type="string" calcext:value-type="string">
            <text:p>Eurobetrag:</text:p>
          </table:table-cell>
          <table:table-cell table:style-name="ce56" office:value-type="currency" office:currency="EUR" office:value="686.307092129684" calcext:value-type="currency">
            <text:p>686,31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1-11-17" calcext:value-type="date">
            <text:p>17.11.01</text:p>
          </table:table-cell>
          <table:table-cell office:value-type="currency" office:currency="DEM" office:value="12.5" calcext:value-type="currency">
            <text:p>12,5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lymar</text:p>
          </table:table-cell>
          <table:table-cell office:value-type="date" office:date-value="2001-11-18" calcext:value-type="date">
            <text:p>18.11.01</text:p>
          </table:table-cell>
          <table:table-cell office:value-type="currency" office:currency="DEM" office:value="24.5" calcext:value-type="currency">
            <text:p>24,5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eers</text:p>
          </table:table-cell>
          <table:table-cell office:value-type="date" office:date-value="2001-11-18" calcext:value-type="date">
            <text:p>18.11.01</text:p>
          </table:table-cell>
          <table:table-cell office:value-type="currency" office:currency="DEM" office:value="12" calcext:value-type="currency">
            <text:p>12,0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üller</text:p>
          </table:table-cell>
          <table:table-cell office:value-type="date" office:date-value="2001-11-20" calcext:value-type="date">
            <text:p>20.11.01</text:p>
          </table:table-cell>
          <table:table-cell office:value-type="currency" office:currency="DEM" office:value="39.99" calcext:value-type="currency">
            <text:p>39,99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innrad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17.4" calcext:value-type="currency">
            <text:p>17,4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Mart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36.03" calcext:value-type="currency">
            <text:p>36,03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Mart CD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27.94" calcext:value-type="currency">
            <text:p>27,94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eitschriften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5.8" calcext:value-type="currency">
            <text:p>5,8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he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9.5" calcext:value-type="currency">
            <text:p>9,5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riseur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52" calcext:value-type="currency">
            <text:p>52,0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äcker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3.03" calcext:value-type="currency">
            <text:p>3,03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ldi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36.29" calcext:value-type="currency">
            <text:p>36,29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ktiker</text:p>
          </table:table-cell>
          <table:table-cell office:value-type="date" office:date-value="2001-11-23" calcext:value-type="date">
            <text:p>23.11.01</text:p>
          </table:table-cell>
          <table:table-cell office:value-type="currency" office:currency="DEM" office:value="15.98" calcext:value-type="currency">
            <text:p>15,98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richtskosten</text:p>
          </table:table-cell>
          <table:table-cell office:value-type="date" office:date-value="2001-11-29" calcext:value-type="date">
            <text:p>29.11.01</text:p>
          </table:table-cell>
          <table:table-cell office:value-type="currency" office:currency="DEM" office:value="-263" calcext:value-type="currency">
            <text:p>-263,0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diaMarkt</text:p>
          </table:table-cell>
          <table:table-cell office:value-type="date" office:date-value="2001-11-28" calcext:value-type="date">
            <text:p>28.11.01</text:p>
          </table:table-cell>
          <table:table-cell office:value-type="currency" office:currency="DEM" office:value="63.15" calcext:value-type="currency">
            <text:p>63,15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A</text:p>
          </table:table-cell>
          <table:table-cell office:value-type="date" office:date-value="2001-11-29" calcext:value-type="date">
            <text:p>29.11.01</text:p>
          </table:table-cell>
          <table:table-cell office:value-type="currency" office:currency="DEM" office:value="56" calcext:value-type="currency">
            <text:p>56,0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 Moden</text:p>
          </table:table-cell>
          <table:table-cell office:value-type="date" office:date-value="2001-11-29" calcext:value-type="date">
            <text:p>29.11.01</text:p>
          </table:table-cell>
          <table:table-cell office:value-type="currency" office:currency="DEM" office:value="49.8" calcext:value-type="currency">
            <text:p>49,80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idl</text:p>
          </table:table-cell>
          <table:table-cell office:value-type="date" office:date-value="2001-11-29" calcext:value-type="date">
            <text:p>29.11.01</text:p>
          </table:table-cell>
          <table:table-cell office:value-type="currency" office:currency="DEM" office:value="7.96" calcext:value-type="currency">
            <text:p>7,96 D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date" office:date-value="2001-11-24" calcext:value-type="date">
            <text:p>24.11.01</text:p>
          </table:table-cell>
          <table:table-cell office:value-type="currency" office:currency="DEM" office:value="150" calcext:value-type="currency">
            <text:p>150,00 DM</text:p>
          </table:table-cell>
          <table:table-cell table:number-columns-repeated="7"/>
        </table:table-row>
        <table:table-row table:style-name="ro2" table:number-rows-repeated="7">
          <table:table-cell/>
          <table:table-cell table:style-name="ce71"/>
          <table:table-cell table:number-columns-repeated="8"/>
        </table:table-row>
        <table:table-row table:style-name="ro2">
          <table:table-cell/>
          <table:table-cell table:style-name="ce71"/>
          <table:table-cell table:number-columns-repeated="8"/>
        </table:table-row>
      </table:table>
      <table:table table:name="Aus2" table:style-name="ta1" table:print-ranges="Aus2.A1:Aus2.N43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number-columns-repeated="6" table:default-cell-style-name="Default"/>
        <table:table-column table:style-name="co78" table:number-columns-repeated="6" table:default-cell-style-name="Default"/>
        <table:table-column table:style-name="co3" table:number-columns-repeated="6" table:default-cell-style-name="Default"/>
        <table:table-column table:style-name="co77" table:default-cell-style-name="Default"/>
        <table:table-column table:style-name="co3" table:number-columns-repeated="236" table:default-cell-style-name="Default"/>
        <table:table-row table:style-name="ro6">
          <table:table-cell table:style-name="ce77" office:value-type="string" calcext:value-type="string">
            <text:p>Ausgabenübersicht:</text:p>
          </table:table-cell>
          <table:table-cell table:style-name="ce88" office:value-type="string" calcext:value-type="string">
            <text:p>Bis 31.08.2003</text:p>
          </table:table-cell>
          <table:table-cell table:style-name="ce99" office:value-type="string" calcext:value-type="string">
            <text:p>Ab 01.09.2003</text:p>
          </table:table-cell>
          <table:table-cell table:style-name="ce99" office:value-type="string" calcext:value-type="string">
            <text:p>Ab 01.11.2003</text:p>
          </table:table-cell>
          <table:table-cell table:style-name="ce99" office:value-type="string" calcext:value-type="string">
            <text:p>Ab 01.02.2004</text:p>
          </table:table-cell>
          <table:table-cell table:style-name="ce99" office:value-type="string" calcext:value-type="string">
            <text:p>Ab 01.04.2004</text:p>
          </table:table-cell>
          <table:table-cell table:style-name="ce99" office:value-type="string" calcext:value-type="string">
            <text:p>Ab 01.07.2004</text:p>
          </table:table-cell>
          <table:table-cell table:style-name="ce99" office:value-type="string" calcext:value-type="string">
            <text:p>Ab 01.12.2004</text:p>
          </table:table-cell>
          <table:table-cell table:style-name="ce99" office:value-type="string" calcext:value-type="string">
            <text:p>Ab 01.02.2005</text:p>
          </table:table-cell>
          <table:table-cell table:style-name="ce99" office:value-type="string" calcext:value-type="string">
            <text:p>Ab 01.03.2005</text:p>
          </table:table-cell>
          <table:table-cell table:style-name="ce99" office:value-type="string" calcext:value-type="string">
            <text:p>Ab 01.05.2005</text:p>
          </table:table-cell>
          <table:table-cell table:style-name="ce99" office:value-type="string" calcext:value-type="string">
            <text:p>Ab 01.10.2005</text:p>
          </table:table-cell>
          <table:table-cell table:style-name="ce99" office:value-type="string" calcext:value-type="string">
            <text:p>Ab 01.12.2005</text:p>
          </table:table-cell>
          <table:table-cell table:style-name="ce99" office:value-type="string" calcext:value-type="string">
            <text:p>Ab 01.01.2006</text:p>
          </table:table-cell>
          <table:table-cell table:style-name="ce99" office:value-type="string" calcext:value-type="string">
            <text:p>Ab 01.09.2006</text:p>
          </table:table-cell>
          <table:table-cell table:style-name="ce99" office:value-type="string" calcext:value-type="string">
            <text:p>Ab 01.12.2006</text:p>
          </table:table-cell>
          <table:table-cell table:style-name="ce102" office:value-type="string" calcext:value-type="string">
            <text:p>Ab 01.01.2007</text:p>
          </table:table-cell>
          <table:table-cell table:style-name="ce102" office:value-type="string" calcext:value-type="string">
            <text:p>Ab 01.02.2007</text:p>
          </table:table-cell>
          <table:table-cell table:style-name="ce102" office:value-type="string" calcext:value-type="string">
            <text:p>Ab 01.10.2007</text:p>
          </table:table-cell>
          <table:table-cell table:style-name="ce102" office:value-type="string" calcext:value-type="string">
            <text:p>Ab 01.12.2007</text:p>
          </table:table-cell>
          <table:table-cell table:style-name="ce102" office:value-type="string" calcext:value-type="string">
            <text:p>Ab 01.01.2008</text:p>
          </table:table-cell>
          <table:table-cell table:style-name="ce102" office:value-type="string" calcext:value-type="string">
            <text:p>Ab 01.02.2008</text:p>
          </table:table-cell>
          <table:table-cell table:style-name="ce102" office:value-type="string" calcext:value-type="string">
            <text:p>Ab 01.09.2008</text:p>
          </table:table-cell>
          <table:table-cell table:style-name="ce102" office:value-type="string" calcext:value-type="string">
            <text:p>Ab 01.12.2008</text:p>
          </table:table-cell>
          <table:table-cell table:style-name="ce102" office:value-type="string" calcext:value-type="string">
            <text:p>Ab 01.01.2009</text:p>
          </table:table-cell>
          <table:table-cell table:style-name="ce102" office:value-type="string" calcext:value-type="string">
            <text:p>Ab 01.05.2009</text:p>
          </table:table-cell>
          <table:table-cell table:style-name="ce102" office:value-type="string" calcext:value-type="string">
            <text:p>Ab 01.10.2009</text:p>
          </table:table-cell>
          <table:table-cell table:style-name="ce102" office:value-type="string" calcext:value-type="string">
            <text:p>Ab 01.01.2010</text:p>
          </table:table-cell>
          <table:table-cell table:style-name="ce102" office:value-type="string" calcext:value-type="string">
            <text:p>Ab 01.02.2010</text:p>
          </table:table-cell>
          <table:table-cell table:style-name="ce102" office:value-type="string" calcext:value-type="string">
            <text:p>Ab 01.05.2010</text:p>
          </table:table-cell>
          <table:table-cell table:style-name="ce102" office:value-type="string" calcext:value-type="string">
            <text:p>Ab 01.10.2010</text:p>
          </table:table-cell>
          <table:table-cell table:style-name="ce102" office:value-type="string" calcext:value-type="string">
            <text:p>Ab 01.01.2011</text:p>
          </table:table-cell>
          <table:table-cell table:style-name="ce102" office:value-type="string" calcext:value-type="string">
            <text:p>Ab 01.03.2011</text:p>
          </table:table-cell>
          <table:table-cell table:style-name="ce102" office:value-type="string" calcext:value-type="string">
            <text:p>Ab 01.05.2011</text:p>
          </table:table-cell>
          <table:table-cell table:style-name="ce102" office:value-type="string" calcext:value-type="string">
            <text:p>Ab 01.08.2011</text:p>
          </table:table-cell>
          <table:table-cell table:style-name="ce102" office:value-type="string" calcext:value-type="string">
            <text:p>Ab 01.01.2012</text:p>
          </table:table-cell>
          <table:table-cell table:style-name="ce102" office:value-type="string" calcext:value-type="string">
            <text:p>Ab 01.03.2012</text:p>
          </table:table-cell>
          <table:table-cell table:style-name="ce102" office:value-type="string" calcext:value-type="string">
            <text:p>Ab 01.04.2012</text:p>
          </table:table-cell>
          <table:table-cell table:style-name="ce102" office:value-type="string" calcext:value-type="string">
            <text:p>Ab 01.11.2012</text:p>
          </table:table-cell>
          <table:table-cell table:style-name="ce102" office:value-type="string" calcext:value-type="string">
            <text:p>Ab 01.01.2013</text:p>
          </table:table-cell>
          <table:table-cell table:number-columns-repeated="217"/>
        </table:table-row>
        <table:table-row table:style-name="ro2">
          <table:table-cell table:style-name="ce78"/>
          <table:table-cell table:style-name="ce89"/>
          <table:table-cell table:style-name="ce100" table:number-columns-repeated="38"/>
          <table:table-cell table:style-name="ce103" table:number-columns-repeated="217"/>
        </table:table-row>
        <table:table-row table:style-name="ro2">
          <table:table-cell table:style-name="ce79" office:value-type="string" calcext:value-type="string">
            <text:p>Miete/Ratenzahlung:</text:p>
          </table:table-cell>
          <table:table-cell table:style-name="ce90" office:value-type="currency" office:currency="EUR" office:value="1" calcext:value-type="currency">
            <text:p>1,00 €</text:p>
          </table:table-cell>
          <table:table-cell table:style-name="ce90" office:value-type="currency" office:currency="EUR" office:value="2" calcext:value-type="currency">
            <text:p>2,00 €</text:p>
          </table:table-cell>
          <table:table-cell table:style-name="ce90" office:value-type="currency" office:currency="EUR" office:value="3" calcext:value-type="currency">
            <text:p>3,00 €</text:p>
          </table:table-cell>
          <table:table-cell table:style-name="ce90" office:value-type="currency" office:currency="EUR" office:value="4" calcext:value-type="currency">
            <text:p>4,00 €</text:p>
          </table:table-cell>
          <table:table-cell table:style-name="ce90" office:value-type="currency" office:currency="EUR" office:value="5" calcext:value-type="currency">
            <text:p>5,00 €</text:p>
          </table:table-cell>
          <table:table-cell table:style-name="ce90" office:value-type="currency" office:currency="EUR" office:value="6" calcext:value-type="currency">
            <text:p>6,00 €</text:p>
          </table:table-cell>
          <table:table-cell table:style-name="ce90" office:value-type="currency" office:currency="EUR" office:value="7" calcext:value-type="currency">
            <text:p>7,00 €</text:p>
          </table:table-cell>
          <table:table-cell table:style-name="ce90" office:value-type="currency" office:currency="EUR" office:value="8" calcext:value-type="currency">
            <text:p>8,00 €</text:p>
          </table:table-cell>
          <table:table-cell table:style-name="ce90" office:value-type="currency" office:currency="EUR" office:value="9" calcext:value-type="currency">
            <text:p>9,00 €</text:p>
          </table:table-cell>
          <table:table-cell table:style-name="ce90" office:value-type="currency" office:currency="EUR" office:value="10" calcext:value-type="currency">
            <text:p>10,00 €</text:p>
          </table:table-cell>
          <table:table-cell table:style-name="ce90" office:value-type="currency" office:currency="EUR" office:value="11" calcext:value-type="currency">
            <text:p>11,00 €</text:p>
          </table:table-cell>
          <table:table-cell table:style-name="ce90" office:value-type="currency" office:currency="EUR" office:value="12" calcext:value-type="currency">
            <text:p>12,00 €</text:p>
          </table:table-cell>
          <table:table-cell table:style-name="ce90" office:value-type="currency" office:currency="EUR" office:value="13" calcext:value-type="currency">
            <text:p>13,00 €</text:p>
          </table:table-cell>
          <table:table-cell table:style-name="ce90" office:value-type="currency" office:currency="EUR" office:value="14" calcext:value-type="currency">
            <text:p>14,00 €</text:p>
          </table:table-cell>
          <table:table-cell table:style-name="ce90" office:value-type="currency" office:currency="EUR" office:value="15" calcext:value-type="currency">
            <text:p>15,00 €</text:p>
          </table:table-cell>
          <table:table-cell table:style-name="ce90" office:value-type="currency" office:currency="EUR" office:value="16" calcext:value-type="currency">
            <text:p>16,00 €</text:p>
          </table:table-cell>
          <table:table-cell table:style-name="ce90" office:value-type="currency" office:currency="EUR" office:value="17" calcext:value-type="currency">
            <text:p>17,00 €</text:p>
          </table:table-cell>
          <table:table-cell table:style-name="ce90" office:value-type="currency" office:currency="EUR" office:value="18" calcext:value-type="currency">
            <text:p>18,00 €</text:p>
          </table:table-cell>
          <table:table-cell table:style-name="ce90" office:value-type="currency" office:currency="EUR" office:value="19" calcext:value-type="currency">
            <text:p>19,00 €</text:p>
          </table:table-cell>
          <table:table-cell table:style-name="ce90" office:value-type="currency" office:currency="EUR" office:value="20" calcext:value-type="currency">
            <text:p>20,00 €</text:p>
          </table:table-cell>
          <table:table-cell table:style-name="ce90" office:value-type="currency" office:currency="EUR" office:value="21" calcext:value-type="currency">
            <text:p>21,00 €</text:p>
          </table:table-cell>
          <table:table-cell table:style-name="ce90" office:value-type="currency" office:currency="EUR" office:value="22" calcext:value-type="currency">
            <text:p>22,00 €</text:p>
          </table:table-cell>
          <table:table-cell table:style-name="ce90" office:value-type="currency" office:currency="EUR" office:value="23" calcext:value-type="currency">
            <text:p>23,00 €</text:p>
          </table:table-cell>
          <table:table-cell table:style-name="ce90" office:value-type="currency" office:currency="EUR" office:value="24" calcext:value-type="currency">
            <text:p>24,00 €</text:p>
          </table:table-cell>
          <table:table-cell table:style-name="ce90" office:value-type="currency" office:currency="EUR" office:value="25" calcext:value-type="currency">
            <text:p>25,00 €</text:p>
          </table:table-cell>
          <table:table-cell table:style-name="ce90" office:value-type="currency" office:currency="EUR" office:value="26" calcext:value-type="currency">
            <text:p>26,00 €</text:p>
          </table:table-cell>
          <table:table-cell table:style-name="ce90" office:value-type="currency" office:currency="EUR" office:value="27" calcext:value-type="currency">
            <text:p>27,00 €</text:p>
          </table:table-cell>
          <table:table-cell table:style-name="ce90" office:value-type="currency" office:currency="EUR" office:value="28" calcext:value-type="currency">
            <text:p>28,00 €</text:p>
          </table:table-cell>
          <table:table-cell table:style-name="ce90" office:value-type="currency" office:currency="EUR" office:value="29" calcext:value-type="currency">
            <text:p>29,00 €</text:p>
          </table:table-cell>
          <table:table-cell table:style-name="ce90" office:value-type="currency" office:currency="EUR" office:value="30" calcext:value-type="currency">
            <text:p>30,00 €</text:p>
          </table:table-cell>
          <table:table-cell table:style-name="ce90" office:value-type="currency" office:currency="EUR" office:value="31" calcext:value-type="currency">
            <text:p>31,00 €</text:p>
          </table:table-cell>
          <table:table-cell table:style-name="ce90" office:value-type="currency" office:currency="EUR" office:value="32" calcext:value-type="currency">
            <text:p>32,00 €</text:p>
          </table:table-cell>
          <table:table-cell table:style-name="ce90" office:value-type="currency" office:currency="EUR" office:value="33" calcext:value-type="currency">
            <text:p>33,00 €</text:p>
          </table:table-cell>
          <table:table-cell table:style-name="ce90" office:value-type="currency" office:currency="EUR" office:value="34" calcext:value-type="currency">
            <text:p>34,00 €</text:p>
          </table:table-cell>
          <table:table-cell table:style-name="ce90" office:value-type="currency" office:currency="EUR" office:value="35" calcext:value-type="currency">
            <text:p>35,00 €</text:p>
          </table:table-cell>
          <table:table-cell table:style-name="ce90" office:value-type="currency" office:currency="EUR" office:value="36" calcext:value-type="currency">
            <text:p>36,00 €</text:p>
          </table:table-cell>
          <table:table-cell table:style-name="ce90" office:value-type="currency" office:currency="EUR" office:value="37" calcext:value-type="currency">
            <text:p>37,00 €</text:p>
          </table:table-cell>
          <table:table-cell table:style-name="ce90" office:value-type="currency" office:currency="EUR" office:value="38" calcext:value-type="currency">
            <text:p>38,00 €</text:p>
          </table:table-cell>
          <table:table-cell table:style-name="ce90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a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bb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c c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dd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ee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f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gg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hh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eee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iii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dddd</text:p>
          </table:table-cell>
          <table:table-cell table:style-name="ce93" office:value-type="currency" office:currency="EUR" office:value="1" calcext:value-type="currency">
            <office:annotation draw:style-name="gr2" draw:text-style-name="P1" svg:width="2.846cm" svg:height="0.596cm" svg:x="7.721cm" svg:y="10.727cm" draw:caption-point-x="-0.591cm" draw:caption-point-y="-5.041cm">
              <dc:creator>RZ</dc:creator>
              <dc:date>2005-03-06T00:00:00</dc:date>
              <text:p text:style-name="P1"><text:span text:style-name="T1">72,08€ pro Jahr</text:span></text:p>
            </office:annotation>
            <text:p>1,00 €</text:p>
          </table:table-cell>
          <table:table-cell table:style-name="ce93" office:value-type="currency" office:currency="EUR" office:value="2" calcext:value-type="currency">
            <text:p>2,00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office:value-type="currency" office:currency="EUR" office:value="4" calcext:value-type="currency">
            <office:annotation draw:style-name="gr2" draw:text-style-name="P1" svg:width="2.846cm" svg:height="0.991cm" svg:x="13.642cm" svg:y="10.727cm" draw:caption-point-x="-0.591cm" draw:caption-point-y="-5.041cm">
              <dc:creator>RZ</dc:creator>
              <dc:date>2005-03-06T00:00:00</dc:date>
              <text:p text:style-name="P1"><text:span text:style-name="T1">Ab Januar 2004 94€ pro Jahr</text:span></text:p>
            </office:annotation>
            <text:p>4,00 €</text:p>
          </table:table-cell>
          <table:table-cell table:style-name="ce93" office:value-type="currency" office:currency="EUR" office:value="5" calcext:value-type="currency">
            <text:p>5,00 €</text:p>
          </table:table-cell>
          <table:table-cell table:style-name="ce93" office:value-type="currency" office:currency="EUR" office:value="6" calcext:value-type="currency">
            <text:p>6,00 €</text:p>
          </table:table-cell>
          <table:table-cell table:style-name="ce93" office:value-type="currency" office:currency="EUR" office:value="7" calcext:value-type="currency">
            <text:p>7,00 €</text:p>
          </table:table-cell>
          <table:table-cell table:style-name="ce93" office:value-type="currency" office:currency="EUR" office:value="8" calcext:value-type="currency">
            <text:p>8,00 €</text:p>
          </table:table-cell>
          <table:table-cell table:style-name="ce93" office:value-type="currency" office:currency="EUR" office:value="9" calcext:value-type="currency">
            <text:p>9,00 €</text:p>
          </table:table-cell>
          <table:table-cell table:style-name="ce93" office:value-type="currency" office:currency="EUR" office:value="10" calcext:value-type="currency">
            <text:p>10,00 €</text:p>
          </table:table-cell>
          <table:table-cell table:style-name="ce93" office:value-type="currency" office:currency="EUR" office:value="11" calcext:value-type="currency">
            <text:p>11,00 €</text:p>
          </table:table-cell>
          <table:table-cell table:style-name="ce93" office:value-type="currency" office:currency="EUR" office:value="12" calcext:value-type="currency">
            <text:p>12,00 €</text:p>
          </table:table-cell>
          <table:table-cell table:style-name="ce93" office:value-type="currency" office:currency="EUR" office:value="13" calcext:value-type="currency">
            <text:p>13,00 €</text:p>
          </table:table-cell>
          <table:table-cell table:style-name="ce93" office:value-type="currency" office:currency="EUR" office:value="14" calcext:value-type="currency">
            <text:p>14,00 €</text:p>
          </table:table-cell>
          <table:table-cell table:style-name="ce93" office:value-type="currency" office:currency="EUR" office:value="15" calcext:value-type="currency">
            <text:p>15,00 €</text:p>
          </table:table-cell>
          <table:table-cell table:style-name="ce93" office:value-type="currency" office:currency="EUR" office:value="16" calcext:value-type="currency">
            <text:p>16,00 €</text:p>
          </table:table-cell>
          <table:table-cell table:style-name="ce93" office:value-type="currency" office:currency="EUR" office:value="17" calcext:value-type="currency">
            <text:p>17,00 €</text:p>
          </table:table-cell>
          <table:table-cell table:style-name="ce93" office:value-type="currency" office:currency="EUR" office:value="18" calcext:value-type="currency">
            <text:p>18,00 €</text:p>
          </table:table-cell>
          <table:table-cell table:style-name="ce93" office:value-type="currency" office:currency="EUR" office:value="19" calcext:value-type="currency">
            <text:p>19,00 €</text:p>
          </table:table-cell>
          <table:table-cell table:style-name="ce93" office:value-type="currency" office:currency="EUR" office:value="20" calcext:value-type="currency">
            <text:p>20,00 €</text:p>
          </table:table-cell>
          <table:table-cell table:style-name="ce93" office:value-type="currency" office:currency="EUR" office:value="21" calcext:value-type="currency">
            <text:p>21,00 €</text:p>
          </table:table-cell>
          <table:table-cell table:style-name="ce93" office:value-type="currency" office:currency="EUR" office:value="22" calcext:value-type="currency">
            <text:p>22,00 €</text:p>
          </table:table-cell>
          <table:table-cell table:style-name="ce93" office:value-type="currency" office:currency="EUR" office:value="23" calcext:value-type="currency">
            <text:p>23,00 €</text:p>
          </table:table-cell>
          <table:table-cell table:style-name="ce93" office:value-type="currency" office:currency="EUR" office:value="24" calcext:value-type="currency">
            <text:p>24,00 €</text:p>
          </table:table-cell>
          <table:table-cell table:style-name="ce93" office:value-type="currency" office:currency="EUR" office:value="25" calcext:value-type="currency">
            <text:p>25,00 €</text:p>
          </table:table-cell>
          <table:table-cell table:style-name="ce93" office:value-type="currency" office:currency="EUR" office:value="26" calcext:value-type="currency">
            <text:p>26,00 €</text:p>
          </table:table-cell>
          <table:table-cell table:style-name="ce93" office:value-type="currency" office:currency="EUR" office:value="27" calcext:value-type="currency">
            <text:p>27,00 €</text:p>
          </table:table-cell>
          <table:table-cell table:style-name="ce93" office:value-type="currency" office:currency="EUR" office:value="28" calcext:value-type="currency">
            <text:p>28,00 €</text:p>
          </table:table-cell>
          <table:table-cell table:style-name="ce93" office:value-type="currency" office:currency="EUR" office:value="29" calcext:value-type="currency">
            <text:p>29,00 €</text:p>
          </table:table-cell>
          <table:table-cell table:style-name="ce93" office:value-type="currency" office:currency="EUR" office:value="30" calcext:value-type="currency">
            <text:p>30,00 €</text:p>
          </table:table-cell>
          <table:table-cell table:style-name="ce93" office:value-type="currency" office:currency="EUR" office:value="31" calcext:value-type="currency">
            <text:p>31,00 €</text:p>
          </table:table-cell>
          <table:table-cell table:style-name="ce93" office:value-type="currency" office:currency="EUR" office:value="32" calcext:value-type="currency">
            <text:p>32,00 €</text:p>
          </table:table-cell>
          <table:table-cell table:style-name="ce93" office:value-type="currency" office:currency="EUR" office:value="33" calcext:value-type="currency">
            <text:p>33,00 €</text:p>
          </table:table-cell>
          <table:table-cell table:style-name="ce93" office:value-type="currency" office:currency="EUR" office:value="34" calcext:value-type="currency">
            <text:p>34,00 €</text:p>
          </table:table-cell>
          <table:table-cell table:style-name="ce93" office:value-type="currency" office:currency="EUR" office:value="35" calcext:value-type="currency">
            <text:p>35,00 €</text:p>
          </table:table-cell>
          <table:table-cell table:style-name="ce93" office:value-type="currency" office:currency="EUR" office:value="36" calcext:value-type="currency">
            <text:p>36,00 €</text:p>
          </table:table-cell>
          <table:table-cell table:style-name="ce93" office:value-type="currency" office:currency="EUR" office:value="37" calcext:value-type="currency">
            <text:p>37,00 €</text:p>
          </table:table-cell>
          <table:table-cell table:style-name="ce93" office:value-type="currency" office:currency="EUR" office:value="38" calcext:value-type="currency">
            <text:p>38,00 €</text:p>
          </table:table-cell>
          <table:table-cell table:style-name="ce93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sdfs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sfsd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fads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sdfa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office:annotation draw:style-name="gr2" draw:text-style-name="P1" svg:width="2.846cm" svg:height="1.781cm" svg:x="21.548cm" svg:y="12.465cm" draw:caption-point-x="-0.591cm" draw:caption-point-y="-5.072cm">
              <dc:creator>RZ</dc:creator>
              <dc:date>2005-03-06T00:00:00</dc:date>
              <text:p text:style-name="P1"><text:span text:style-name="T1">Beitragserhöhung zum 01.02.05 auf 105,34€ pro Jahr</text:span></text:p>
            </office:annotation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sfad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sfa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fa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fad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office:annotation draw:style-name="gr2" draw:text-style-name="P1" svg:width="2.878cm" svg:height="1.386cm" svg:x="65.142cm" svg:y="10.099cm" draw:caption-point-x="-0.557cm" draw:caption-point-y="-0.998cm">
              <dc:date>2010-01-18T00:00:00</dc:date>
              <text:p text:style-name="P1"><text:span text:style-name="T1">Wechsel zu Kabel Deutschland!</text:span></text:p>
            </office:annotation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fad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fads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fad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fa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79" office:value-type="string" calcext:value-type="string">
            <text:p>afadf</text:p>
          </table:table-cell>
          <table:table-cell table:style-name="ce90" office:value-type="currency" office:currency="EUR" office:value="1" calcext:value-type="currency">
            <text:p>1,00 €</text:p>
          </table:table-cell>
          <table:table-cell table:style-name="ce90" office:value-type="currency" office:currency="EUR" office:value="2" calcext:value-type="currency">
            <text:p>2,00 €</text:p>
          </table:table-cell>
          <table:table-cell table:style-name="ce90" office:value-type="currency" office:currency="EUR" office:value="3" calcext:value-type="currency">
            <text:p>3,00 €</text:p>
          </table:table-cell>
          <table:table-cell table:style-name="ce90" office:value-type="currency" office:currency="EUR" office:value="4" calcext:value-type="currency">
            <text:p>4,00 €</text:p>
          </table:table-cell>
          <table:table-cell table:style-name="ce90" office:value-type="currency" office:currency="EUR" office:value="5" calcext:value-type="currency">
            <text:p>5,00 €</text:p>
          </table:table-cell>
          <table:table-cell table:style-name="ce90" office:value-type="currency" office:currency="EUR" office:value="6" calcext:value-type="currency">
            <text:p>6,00 €</text:p>
          </table:table-cell>
          <table:table-cell table:style-name="ce90" office:value-type="currency" office:currency="EUR" office:value="7" calcext:value-type="currency">
            <text:p>7,00 €</text:p>
          </table:table-cell>
          <table:table-cell table:style-name="ce90" office:value-type="currency" office:currency="EUR" office:value="8" calcext:value-type="currency">
            <text:p>8,00 €</text:p>
          </table:table-cell>
          <table:table-cell table:style-name="ce90" office:value-type="currency" office:currency="EUR" office:value="9" calcext:value-type="currency">
            <text:p>9,00 €</text:p>
          </table:table-cell>
          <table:table-cell table:style-name="ce90" office:value-type="currency" office:currency="EUR" office:value="10" calcext:value-type="currency">
            <text:p>10,00 €</text:p>
          </table:table-cell>
          <table:table-cell table:style-name="ce90" office:value-type="currency" office:currency="EUR" office:value="11" calcext:value-type="currency">
            <text:p>11,00 €</text:p>
          </table:table-cell>
          <table:table-cell table:style-name="ce90" office:value-type="currency" office:currency="EUR" office:value="12" calcext:value-type="currency">
            <text:p>12,00 €</text:p>
          </table:table-cell>
          <table:table-cell table:style-name="ce90" office:value-type="currency" office:currency="EUR" office:value="13" calcext:value-type="currency">
            <text:p>13,00 €</text:p>
          </table:table-cell>
          <table:table-cell table:style-name="ce90" office:value-type="currency" office:currency="EUR" office:value="14" calcext:value-type="currency">
            <text:p>14,00 €</text:p>
          </table:table-cell>
          <table:table-cell table:style-name="ce90" office:value-type="currency" office:currency="EUR" office:value="15" calcext:value-type="currency">
            <text:p>15,00 €</text:p>
          </table:table-cell>
          <table:table-cell table:style-name="ce90" office:value-type="currency" office:currency="EUR" office:value="16" calcext:value-type="currency">
            <text:p>16,00 €</text:p>
          </table:table-cell>
          <table:table-cell table:style-name="ce90" office:value-type="currency" office:currency="EUR" office:value="17" calcext:value-type="currency">
            <text:p>17,00 €</text:p>
          </table:table-cell>
          <table:table-cell table:style-name="ce90" office:value-type="currency" office:currency="EUR" office:value="18" calcext:value-type="currency">
            <text:p>18,00 €</text:p>
          </table:table-cell>
          <table:table-cell table:style-name="ce90" office:value-type="currency" office:currency="EUR" office:value="19" calcext:value-type="currency">
            <text:p>19,00 €</text:p>
          </table:table-cell>
          <table:table-cell table:style-name="ce90" office:value-type="currency" office:currency="EUR" office:value="20" calcext:value-type="currency">
            <text:p>20,00 €</text:p>
          </table:table-cell>
          <table:table-cell table:style-name="ce90" office:value-type="currency" office:currency="EUR" office:value="21" calcext:value-type="currency">
            <text:p>21,00 €</text:p>
          </table:table-cell>
          <table:table-cell table:style-name="ce90" office:value-type="currency" office:currency="EUR" office:value="22" calcext:value-type="currency">
            <text:p>22,00 €</text:p>
          </table:table-cell>
          <table:table-cell table:style-name="ce90" office:value-type="currency" office:currency="EUR" office:value="23" calcext:value-type="currency">
            <text:p>23,00 €</text:p>
          </table:table-cell>
          <table:table-cell table:style-name="ce90" office:value-type="currency" office:currency="EUR" office:value="24" calcext:value-type="currency">
            <text:p>24,00 €</text:p>
          </table:table-cell>
          <table:table-cell table:style-name="ce90" office:value-type="currency" office:currency="EUR" office:value="25" calcext:value-type="currency">
            <text:p>25,00 €</text:p>
          </table:table-cell>
          <table:table-cell table:style-name="ce90" office:value-type="currency" office:currency="EUR" office:value="26" calcext:value-type="currency">
            <text:p>26,00 €</text:p>
          </table:table-cell>
          <table:table-cell table:style-name="ce90" office:value-type="currency" office:currency="EUR" office:value="27" calcext:value-type="currency">
            <text:p>27,00 €</text:p>
          </table:table-cell>
          <table:table-cell table:style-name="ce90" office:value-type="currency" office:currency="EUR" office:value="28" calcext:value-type="currency">
            <text:p>28,00 €</text:p>
          </table:table-cell>
          <table:table-cell table:style-name="ce90" office:value-type="currency" office:currency="EUR" office:value="29" calcext:value-type="currency">
            <text:p>29,00 €</text:p>
          </table:table-cell>
          <table:table-cell table:style-name="ce90" office:value-type="currency" office:currency="EUR" office:value="30" calcext:value-type="currency">
            <text:p>30,00 €</text:p>
          </table:table-cell>
          <table:table-cell table:style-name="ce90" office:value-type="currency" office:currency="EUR" office:value="31" calcext:value-type="currency">
            <text:p>31,00 €</text:p>
          </table:table-cell>
          <table:table-cell table:style-name="ce90" office:value-type="currency" office:currency="EUR" office:value="32" calcext:value-type="currency">
            <text:p>32,00 €</text:p>
          </table:table-cell>
          <table:table-cell table:style-name="ce90" office:value-type="currency" office:currency="EUR" office:value="33" calcext:value-type="currency">
            <text:p>33,00 €</text:p>
          </table:table-cell>
          <table:table-cell table:style-name="ce90" office:value-type="currency" office:currency="EUR" office:value="34" calcext:value-type="currency">
            <text:p>34,00 €</text:p>
          </table:table-cell>
          <table:table-cell table:style-name="ce90" office:value-type="currency" office:currency="EUR" office:value="35" calcext:value-type="currency">
            <text:p>35,00 €</text:p>
          </table:table-cell>
          <table:table-cell table:style-name="ce90" office:value-type="currency" office:currency="EUR" office:value="36" calcext:value-type="currency">
            <text:p>36,00 €</text:p>
          </table:table-cell>
          <table:table-cell table:style-name="ce90" office:value-type="currency" office:currency="EUR" office:value="37" calcext:value-type="currency">
            <text:p>37,00 €</text:p>
          </table:table-cell>
          <table:table-cell table:style-name="ce90" office:value-type="currency" office:currency="EUR" office:value="38" calcext:value-type="currency">
            <text:p>38,00 €</text:p>
          </table:table-cell>
          <table:table-cell table:style-name="ce90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fa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office:annotation draw:style-name="gr3" draw:text-style-name="P1" svg:width="2.846cm" svg:height="2.571cm" svg:x="11.668cm" svg:y="16.628cm" draw:caption-point-x="-0.591cm" draw:caption-point-y="-4.966cm">
              <dc:creator>RZ</dc:creator>
              <dc:date>2005-03-06T00:00:00</dc:date>
              <text:p text:style-name="P1"><text:span text:style-name="T1">Nachzahlungsbetrag 286,40€ durch 16 Monate (November04-Februar05)</text:span></text:p>
            </office:annotation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1" office:value-type="string" calcext:value-type="string">
            <text:p>afa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0" office:value-type="string" calcext:value-type="string">
            <text:p>afad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office:annotation draw:style-name="gr2" draw:text-style-name="P1" svg:width="2.846cm" svg:height="2.176cm" svg:x="13.642cm" svg:y="17.469cm" draw:caption-point-x="-0.591cm" draw:caption-point-y="-4.954cm">
              <dc:creator>RZ</dc:creator>
              <dc:date>2005-08-17T00:00:00</dc:date>
              <text:p text:style-name="P1"><text:span text:style-name="T1">Da die Steuer ab Januar 04 fällig wurde, hier anteilig eingerechnet!</text:span></text:p>
            </office:annotation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4" table:number-columns-repeated="217"/>
        </table:table-row>
        <table:table-row table:style-name="ro2">
          <table:table-cell table:style-name="ce82"/>
          <table:table-cell table:style-name="ce94" table:number-columns-repeated="39"/>
          <table:table-cell table:style-name="ce103" table:number-columns-repeated="217"/>
        </table:table-row>
        <table:table-row table:style-name="ro2">
          <table:table-cell table:style-name="ce83" office:value-type="string" calcext:value-type="string">
            <text:p>afad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4" office:value-type="string" calcext:value-type="string">
            <text:p>asfa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3" office:value-type="string" calcext:value-type="string">
            <text:p>afa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4" office:value-type="string" calcext:value-type="string">
            <text:p>asfdfdfe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3" office:value-type="string" calcext:value-type="string">
            <text:p>asdfewfasd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4" office:value-type="string" calcext:value-type="string">
            <text:p>awesdfa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3" office:value-type="string" calcext:value-type="string">
            <text:p>wesdfsf</text:p>
          </table:table-cell>
          <table:table-cell table:style-name="ce91" office:value-type="currency" office:currency="EUR" office:value="1" calcext:value-type="currency">
            <text:p>1,00 €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91" office:value-type="currency" office:currency="EUR" office:value="3" calcext:value-type="currency">
            <text:p>3,00 €</text:p>
          </table:table-cell>
          <table:table-cell table:style-name="ce91" office:value-type="currency" office:currency="EUR" office:value="4" calcext:value-type="currency">
            <text:p>4,00 €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91" office:value-type="currency" office:currency="EUR" office:value="6" calcext:value-type="currency">
            <text:p>6,00 €</text:p>
          </table:table-cell>
          <table:table-cell table:style-name="ce91" office:value-type="currency" office:currency="EUR" office:value="7" calcext:value-type="currency">
            <text:p>7,00 €</text:p>
          </table:table-cell>
          <table:table-cell table:style-name="ce91" office:value-type="currency" office:currency="EUR" office:value="8" calcext:value-type="currency">
            <text:p>8,00 €</text:p>
          </table:table-cell>
          <table:table-cell table:style-name="ce91" office:value-type="currency" office:currency="EUR" office:value="9" calcext:value-type="currency">
            <text:p>9,00 €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91" office:value-type="currency" office:currency="EUR" office:value="11" calcext:value-type="currency">
            <text:p>11,00 €</text:p>
          </table:table-cell>
          <table:table-cell table:style-name="ce91" office:value-type="currency" office:currency="EUR" office:value="12" calcext:value-type="currency">
            <text:p>12,00 €</text:p>
          </table:table-cell>
          <table:table-cell table:style-name="ce91" office:value-type="currency" office:currency="EUR" office:value="13" calcext:value-type="currency">
            <text:p>13,00 €</text:p>
          </table:table-cell>
          <table:table-cell table:style-name="ce91" office:value-type="currency" office:currency="EUR" office:value="14" calcext:value-type="currency">
            <text:p>14,00 €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91" office:value-type="currency" office:currency="EUR" office:value="16" calcext:value-type="currency">
            <text:p>16,00 €</text:p>
          </table:table-cell>
          <table:table-cell table:style-name="ce91" office:value-type="currency" office:currency="EUR" office:value="17" calcext:value-type="currency">
            <text:p>17,00 €</text:p>
          </table:table-cell>
          <table:table-cell table:style-name="ce91" office:value-type="currency" office:currency="EUR" office:value="18" calcext:value-type="currency">
            <text:p>18,00 €</text:p>
          </table:table-cell>
          <table:table-cell table:style-name="ce91" office:value-type="currency" office:currency="EUR" office:value="19" calcext:value-type="currency">
            <text:p>19,00 €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91" office:value-type="currency" office:currency="EUR" office:value="21" calcext:value-type="currency">
            <text:p>21,00 €</text:p>
          </table:table-cell>
          <table:table-cell table:style-name="ce91" office:value-type="currency" office:currency="EUR" office:value="22" calcext:value-type="currency">
            <text:p>22,00 €</text:p>
          </table:table-cell>
          <table:table-cell table:style-name="ce91" office:value-type="currency" office:currency="EUR" office:value="23" calcext:value-type="currency">
            <text:p>23,00 €</text:p>
          </table:table-cell>
          <table:table-cell table:style-name="ce91" office:value-type="currency" office:currency="EUR" office:value="24" calcext:value-type="currency">
            <text:p>24,00 €</text:p>
          </table:table-cell>
          <table:table-cell table:style-name="ce91" office:value-type="currency" office:currency="EUR" office:value="25" calcext:value-type="currency">
            <text:p>25,00 €</text:p>
          </table:table-cell>
          <table:table-cell table:style-name="ce91" office:value-type="currency" office:currency="EUR" office:value="26" calcext:value-type="currency">
            <text:p>26,00 €</text:p>
          </table:table-cell>
          <table:table-cell table:style-name="ce91" office:value-type="currency" office:currency="EUR" office:value="27" calcext:value-type="currency">
            <text:p>27,00 €</text:p>
          </table:table-cell>
          <table:table-cell table:style-name="ce91" office:value-type="currency" office:currency="EUR" office:value="28" calcext:value-type="currency">
            <text:p>28,00 €</text:p>
          </table:table-cell>
          <table:table-cell table:style-name="ce91" office:value-type="currency" office:currency="EUR" office:value="29" calcext:value-type="currency">
            <text:p>29,00 €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91" office:value-type="currency" office:currency="EUR" office:value="31" calcext:value-type="currency">
            <text:p>31,00 €</text:p>
          </table:table-cell>
          <table:table-cell table:style-name="ce91" office:value-type="currency" office:currency="EUR" office:value="32" calcext:value-type="currency">
            <text:p>32,00 €</text:p>
          </table:table-cell>
          <table:table-cell table:style-name="ce91" office:value-type="currency" office:currency="EUR" office:value="33" calcext:value-type="currency">
            <text:p>33,00 €</text:p>
          </table:table-cell>
          <table:table-cell table:style-name="ce91" office:value-type="currency" office:currency="EUR" office:value="34" calcext:value-type="currency">
            <text:p>34,00 €</text:p>
          </table:table-cell>
          <table:table-cell table:style-name="ce91" office:value-type="currency" office:currency="EUR" office:value="35" calcext:value-type="currency">
            <text:p>35,00 €</text:p>
          </table:table-cell>
          <table:table-cell table:style-name="ce91" office:value-type="currency" office:currency="EUR" office:value="36" calcext:value-type="currency">
            <text:p>36,00 €</text:p>
          </table:table-cell>
          <table:table-cell table:style-name="ce91" office:value-type="currency" office:currency="EUR" office:value="37" calcext:value-type="currency">
            <text:p>37,00 €</text:p>
          </table:table-cell>
          <table:table-cell table:style-name="ce91" office:value-type="currency" office:currency="EUR" office:value="38" calcext:value-type="currency">
            <text:p>38,00 €</text:p>
          </table:table-cell>
          <table:table-cell table:style-name="ce91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4" office:value-type="string" calcext:value-type="string">
            <text:p>awesdfsdf</text:p>
          </table:table-cell>
          <table:table-cell table:style-name="ce92" office:value-type="currency" office:currency="EUR" office:value="1" calcext:value-type="currency">
            <text:p>1,00 €</text:p>
          </table:table-cell>
          <table:table-cell table:style-name="ce92" office:value-type="currency" office:currency="EUR" office:value="2" calcext:value-type="currency">
            <text:p>2,00 €</text:p>
          </table:table-cell>
          <table:table-cell table:style-name="ce92" office:value-type="currency" office:currency="EUR" office:value="3" calcext:value-type="currency">
            <text:p>3,00 €</text:p>
          </table:table-cell>
          <table:table-cell table:style-name="ce92" office:value-type="currency" office:currency="EUR" office:value="4" calcext:value-type="currency">
            <text:p>4,00 €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office:value-type="currency" office:currency="EUR" office:value="6" calcext:value-type="currency">
            <text:p>6,00 €</text:p>
          </table:table-cell>
          <table:table-cell table:style-name="ce92" office:value-type="currency" office:currency="EUR" office:value="7" calcext:value-type="currency">
            <text:p>7,00 €</text:p>
          </table:table-cell>
          <table:table-cell table:style-name="ce92" office:value-type="currency" office:currency="EUR" office:value="8" calcext:value-type="currency">
            <text:p>8,00 €</text:p>
          </table:table-cell>
          <table:table-cell table:style-name="ce92" office:value-type="currency" office:currency="EUR" office:value="9" calcext:value-type="currency">
            <text:p>9,00 €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office:value-type="currency" office:currency="EUR" office:value="11" calcext:value-type="currency">
            <text:p>11,00 €</text:p>
          </table:table-cell>
          <table:table-cell table:style-name="ce92" office:value-type="currency" office:currency="EUR" office:value="12" calcext:value-type="currency">
            <text:p>12,00 €</text:p>
          </table:table-cell>
          <table:table-cell table:style-name="ce92" office:value-type="currency" office:currency="EUR" office:value="13" calcext:value-type="currency">
            <text:p>13,00 €</text:p>
          </table:table-cell>
          <table:table-cell table:style-name="ce92" office:value-type="currency" office:currency="EUR" office:value="14" calcext:value-type="currency">
            <text:p>14,00 €</text:p>
          </table:table-cell>
          <table:table-cell table:style-name="ce92" office:value-type="currency" office:currency="EUR" office:value="15" calcext:value-type="currency">
            <text:p>15,00 €</text:p>
          </table:table-cell>
          <table:table-cell table:style-name="ce92" office:value-type="currency" office:currency="EUR" office:value="16" calcext:value-type="currency">
            <text:p>16,00 €</text:p>
          </table:table-cell>
          <table:table-cell table:style-name="ce92" office:value-type="currency" office:currency="EUR" office:value="17" calcext:value-type="currency">
            <text:p>17,00 €</text:p>
          </table:table-cell>
          <table:table-cell table:style-name="ce92" office:value-type="currency" office:currency="EUR" office:value="18" calcext:value-type="currency">
            <text:p>18,00 €</text:p>
          </table:table-cell>
          <table:table-cell table:style-name="ce92" office:value-type="currency" office:currency="EUR" office:value="19" calcext:value-type="currency">
            <text:p>19,00 €</text:p>
          </table:table-cell>
          <table:table-cell table:style-name="ce92" office:value-type="currency" office:currency="EUR" office:value="20" calcext:value-type="currency">
            <text:p>20,00 €</text:p>
          </table:table-cell>
          <table:table-cell table:style-name="ce92" office:value-type="currency" office:currency="EUR" office:value="21" calcext:value-type="currency">
            <text:p>21,00 €</text:p>
          </table:table-cell>
          <table:table-cell table:style-name="ce92" office:value-type="currency" office:currency="EUR" office:value="22" calcext:value-type="currency">
            <text:p>22,00 €</text:p>
          </table:table-cell>
          <table:table-cell table:style-name="ce92" office:value-type="currency" office:currency="EUR" office:value="23" calcext:value-type="currency">
            <text:p>23,00 €</text:p>
          </table:table-cell>
          <table:table-cell table:style-name="ce92" office:value-type="currency" office:currency="EUR" office:value="24" calcext:value-type="currency">
            <text:p>24,00 €</text:p>
          </table:table-cell>
          <table:table-cell table:style-name="ce92" office:value-type="currency" office:currency="EUR" office:value="25" calcext:value-type="currency">
            <text:p>25,00 €</text:p>
          </table:table-cell>
          <table:table-cell table:style-name="ce92" office:value-type="currency" office:currency="EUR" office:value="26" calcext:value-type="currency">
            <text:p>26,00 €</text:p>
          </table:table-cell>
          <table:table-cell table:style-name="ce92" office:value-type="currency" office:currency="EUR" office:value="27" calcext:value-type="currency">
            <text:p>27,00 €</text:p>
          </table:table-cell>
          <table:table-cell table:style-name="ce92" office:value-type="currency" office:currency="EUR" office:value="28" calcext:value-type="currency">
            <text:p>28,00 €</text:p>
          </table:table-cell>
          <table:table-cell table:style-name="ce92" office:value-type="currency" office:currency="EUR" office:value="29" calcext:value-type="currency">
            <text:p>29,00 €</text:p>
          </table:table-cell>
          <table:table-cell table:style-name="ce92" office:value-type="currency" office:currency="EUR" office:value="30" calcext:value-type="currency">
            <text:p>30,00 €</text:p>
          </table:table-cell>
          <table:table-cell table:style-name="ce92" office:value-type="currency" office:currency="EUR" office:value="31" calcext:value-type="currency">
            <text:p>31,00 €</text:p>
          </table:table-cell>
          <table:table-cell table:style-name="ce92" office:value-type="currency" office:currency="EUR" office:value="32" calcext:value-type="currency">
            <text:p>32,00 €</text:p>
          </table:table-cell>
          <table:table-cell table:style-name="ce92" office:value-type="currency" office:currency="EUR" office:value="33" calcext:value-type="currency">
            <text:p>33,00 €</text:p>
          </table:table-cell>
          <table:table-cell table:style-name="ce92" office:value-type="currency" office:currency="EUR" office:value="34" calcext:value-type="currency">
            <text:p>34,00 €</text:p>
          </table:table-cell>
          <table:table-cell table:style-name="ce92" office:value-type="currency" office:currency="EUR" office:value="35" calcext:value-type="currency">
            <text:p>35,00 €</text:p>
          </table:table-cell>
          <table:table-cell table:style-name="ce92" office:value-type="currency" office:currency="EUR" office:value="36" calcext:value-type="currency">
            <text:p>36,00 €</text:p>
          </table:table-cell>
          <table:table-cell table:style-name="ce92" office:value-type="currency" office:currency="EUR" office:value="37" calcext:value-type="currency">
            <text:p>37,00 €</text:p>
          </table:table-cell>
          <table:table-cell table:style-name="ce92" office:value-type="currency" office:currency="EUR" office:value="38" calcext:value-type="currency">
            <text:p>38,00 €</text:p>
          </table:table-cell>
          <table:table-cell table:style-name="ce92" office:value-type="currency" office:currency="EUR" office:value="39" calcext:value-type="currency">
            <text:p>39,00 €</text:p>
          </table:table-cell>
          <table:table-cell table:style-name="ce105" table:number-columns-repeated="217"/>
        </table:table-row>
        <table:table-row table:style-name="ro2">
          <table:table-cell table:style-name="ce85"/>
          <table:table-cell table:style-name="ce95" table:number-columns-repeated="39"/>
          <table:table-cell table:style-name="ce103" table:number-columns-repeated="217"/>
        </table:table-row>
        <table:table-row table:style-name="ro7">
          <table:table-cell table:style-name="ce86" office:value-type="string" calcext:value-type="string">
            <text:p>Gesamt:</text:p>
          </table:table-cell>
          <table:table-cell table:style-name="ce96" table:formula="of:=SUM([.B3:.B31])" office:value-type="currency" office:currency="EUR" office:value="28" calcext:value-type="currency">
            <text:p>28,00 €</text:p>
          </table:table-cell>
          <table:table-cell table:style-name="ce96" table:formula="of:=SUM([.C3:.C31])" office:value-type="currency" office:currency="EUR" office:value="56" calcext:value-type="currency">
            <text:p>56,00 €</text:p>
          </table:table-cell>
          <table:table-cell table:style-name="ce96" table:formula="of:=SUM([.D3:.D30])" office:value-type="currency" office:currency="EUR" office:value="84" calcext:value-type="currency">
            <text:p>84,00 €</text:p>
          </table:table-cell>
          <table:table-cell table:style-name="ce96" table:formula="of:=SUM([.E3:.E30])" office:value-type="currency" office:currency="EUR" office:value="112" calcext:value-type="currency">
            <text:p>112,00 €</text:p>
          </table:table-cell>
          <table:table-cell table:style-name="ce96" table:formula="of:=SUM([.F3:.F30])" office:value-type="currency" office:currency="EUR" office:value="140" calcext:value-type="currency">
            <text:p>140,00 €</text:p>
          </table:table-cell>
          <table:table-cell table:style-name="ce96" table:formula="of:=SUM([.G3:.G30])" office:value-type="currency" office:currency="EUR" office:value="168" calcext:value-type="currency">
            <text:p>168,00 €</text:p>
          </table:table-cell>
          <table:table-cell table:style-name="ce96" table:formula="of:=SUM([.H3:.H30])" office:value-type="currency" office:currency="EUR" office:value="196" calcext:value-type="currency">
            <text:p>196,00 €</text:p>
          </table:table-cell>
          <table:table-cell table:style-name="ce96" table:formula="of:=SUM([.I3:.I30])" office:value-type="currency" office:currency="EUR" office:value="224" calcext:value-type="currency">
            <text:p>224,00 €</text:p>
          </table:table-cell>
          <table:table-cell table:style-name="ce96" table:formula="of:=SUM([.J2:.J30])" office:value-type="currency" office:currency="EUR" office:value="252" calcext:value-type="currency">
            <text:p>252,00 €</text:p>
          </table:table-cell>
          <table:table-cell table:style-name="ce96" table:formula="of:=SUM([.K3:.K30])" office:value-type="currency" office:currency="EUR" office:value="280" calcext:value-type="currency">
            <text:p>280,00 €</text:p>
          </table:table-cell>
          <table:table-cell table:style-name="ce96" table:formula="of:=SUM([.L3:.L30])" office:value-type="currency" office:currency="EUR" office:value="308" calcext:value-type="currency">
            <text:p>308,00 €</text:p>
          </table:table-cell>
          <table:table-cell table:style-name="ce96" table:formula="of:=SUM([.M3:.M30])" office:value-type="currency" office:currency="EUR" office:value="336" calcext:value-type="currency">
            <text:p>336,00 €</text:p>
          </table:table-cell>
          <table:table-cell table:style-name="ce96" table:formula="of:=SUM([.N3:.N30])" office:value-type="currency" office:currency="EUR" office:value="364" calcext:value-type="currency">
            <text:p>364,00 €</text:p>
          </table:table-cell>
          <table:table-cell table:style-name="ce96" table:formula="of:=SUM([.O3:.O30])" office:value-type="currency" office:currency="EUR" office:value="392" calcext:value-type="currency">
            <text:p>392,00 €</text:p>
          </table:table-cell>
          <table:table-cell table:style-name="ce96" table:formula="of:=SUM([.P3:.P30])" office:value-type="currency" office:currency="EUR" office:value="420" calcext:value-type="currency">
            <text:p>420,00 €</text:p>
          </table:table-cell>
          <table:table-cell table:style-name="ce96" table:formula="of:=SUM([.Q3:.Q30])" office:value-type="currency" office:currency="EUR" office:value="448" calcext:value-type="currency">
            <text:p>448,00 €</text:p>
          </table:table-cell>
          <table:table-cell table:style-name="ce96" table:formula="of:=SUM([.R3:.R30])" office:value-type="currency" office:currency="EUR" office:value="476" calcext:value-type="currency">
            <text:p>476,00 €</text:p>
          </table:table-cell>
          <table:table-cell table:style-name="ce96" table:formula="of:=SUM([.S3:.S30])" office:value-type="currency" office:currency="EUR" office:value="504" calcext:value-type="currency">
            <text:p>504,00 €</text:p>
          </table:table-cell>
          <table:table-cell table:style-name="ce96" table:formula="of:=SUM([.T3:.T30])" office:value-type="currency" office:currency="EUR" office:value="532" calcext:value-type="currency">
            <text:p>532,00 €</text:p>
          </table:table-cell>
          <table:table-cell table:style-name="ce96" table:formula="of:=SUM([.U3:.U30])" office:value-type="currency" office:currency="EUR" office:value="560" calcext:value-type="currency">
            <text:p>560,00 €</text:p>
          </table:table-cell>
          <table:table-cell table:style-name="ce96" table:formula="of:=SUM([.V3:.V30])" office:value-type="currency" office:currency="EUR" office:value="588" calcext:value-type="currency">
            <text:p>588,00 €</text:p>
          </table:table-cell>
          <table:table-cell table:style-name="ce96" table:formula="of:=SUM([.W3:.W30])" office:value-type="currency" office:currency="EUR" office:value="616" calcext:value-type="currency">
            <text:p>616,00 €</text:p>
          </table:table-cell>
          <table:table-cell table:style-name="ce96" table:formula="of:=SUM([.X3:.X30])" office:value-type="currency" office:currency="EUR" office:value="644" calcext:value-type="currency">
            <text:p>644,00 €</text:p>
          </table:table-cell>
          <table:table-cell table:style-name="ce96" table:formula="of:=SUM([.Y3:.Y30])" office:value-type="currency" office:currency="EUR" office:value="672" calcext:value-type="currency">
            <text:p>672,00 €</text:p>
          </table:table-cell>
          <table:table-cell table:style-name="ce96" table:formula="of:=SUM([.Z3:.Z30])" office:value-type="currency" office:currency="EUR" office:value="700" calcext:value-type="currency">
            <text:p>700,00 €</text:p>
          </table:table-cell>
          <table:table-cell table:style-name="ce96" table:formula="of:=SUM([.AA3:.AA30])" office:value-type="currency" office:currency="EUR" office:value="728" calcext:value-type="currency">
            <text:p>728,00 €</text:p>
          </table:table-cell>
          <table:table-cell table:style-name="ce96" table:formula="of:=SUM([.AB3:.AB30])" office:value-type="currency" office:currency="EUR" office:value="756" calcext:value-type="currency">
            <text:p>756,00 €</text:p>
          </table:table-cell>
          <table:table-cell table:style-name="ce96" table:formula="of:=SUM([.AC3:.AC30])" office:value-type="currency" office:currency="EUR" office:value="784" calcext:value-type="currency">
            <text:p>784,00 €</text:p>
          </table:table-cell>
          <table:table-cell table:style-name="ce96" table:formula="of:=SUM([.AD3:.AD30])" office:value-type="currency" office:currency="EUR" office:value="812" calcext:value-type="currency">
            <text:p>812,00 €</text:p>
          </table:table-cell>
          <table:table-cell table:style-name="ce96" table:formula="of:=SUM([.AE3:.AE30])" office:value-type="currency" office:currency="EUR" office:value="840" calcext:value-type="currency">
            <text:p>840,00 €</text:p>
          </table:table-cell>
          <table:table-cell table:style-name="ce96" table:formula="of:=SUM([.AF3:.AF30])" office:value-type="currency" office:currency="EUR" office:value="868" calcext:value-type="currency">
            <text:p>868,00 €</text:p>
          </table:table-cell>
          <table:table-cell table:style-name="ce96" table:formula="of:=SUM([.AG3:.AG30])" office:value-type="currency" office:currency="EUR" office:value="896" calcext:value-type="currency">
            <text:p>896,00 €</text:p>
          </table:table-cell>
          <table:table-cell table:style-name="ce96" table:formula="of:=SUM([.AH3:.AH30])" office:value-type="currency" office:currency="EUR" office:value="924" calcext:value-type="currency">
            <text:p>924,00 €</text:p>
          </table:table-cell>
          <table:table-cell table:style-name="ce96" table:formula="of:=SUM([.AI3:.AI30])" office:value-type="currency" office:currency="EUR" office:value="952" calcext:value-type="currency">
            <text:p>952,00 €</text:p>
          </table:table-cell>
          <table:table-cell table:style-name="ce96" table:formula="of:=SUM([.AJ3:.AJ30])" office:value-type="currency" office:currency="EUR" office:value="980" calcext:value-type="currency">
            <text:p>980,00 €</text:p>
          </table:table-cell>
          <table:table-cell table:style-name="ce96" table:formula="of:=SUM([.AK3:.AK30])" office:value-type="currency" office:currency="EUR" office:value="1008" calcext:value-type="currency">
            <text:p>1.008,00 €</text:p>
          </table:table-cell>
          <table:table-cell table:style-name="ce96" table:formula="of:=SUM([.AL3:.AL30])" office:value-type="currency" office:currency="EUR" office:value="1036" calcext:value-type="currency">
            <text:p>1.036,00 €</text:p>
          </table:table-cell>
          <table:table-cell table:style-name="ce96" table:formula="of:=SUM([.AM3:.AM30])" office:value-type="currency" office:currency="EUR" office:value="1064" calcext:value-type="currency">
            <text:p>1.064,00 €</text:p>
          </table:table-cell>
          <table:table-cell table:style-name="ce96" table:formula="of:=SUM([.AN3:.AN30])" office:value-type="currency" office:currency="EUR" office:value="1092" calcext:value-type="currency">
            <text:p>1.092,00 €</text:p>
          </table:table-cell>
          <table:table-cell table:number-columns-repeated="217"/>
        </table:table-row>
        <table:table-row table:style-name="ro2">
          <table:table-cell table:style-name="ce22"/>
          <table:table-cell table:style-name="ce97" table:number-columns-repeated="39"/>
          <table:table-cell table:number-columns-repeated="217"/>
        </table:table-row>
        <table:table-row table:style-name="ro2">
          <table:table-cell table:style-name="ce87" office:value-type="string" calcext:value-type="string">
            <text:p>Rücklagenbildung/Monat:</text:p>
          </table:table-cell>
          <table:table-cell table:style-name="ce98" table:number-columns-repeated="2"/>
          <table:table-cell table:style-name="ce101" table:formula="of:=[.D10]+[.D13]+[.D14]+[.D16]+[.D17]+[.D18]+[.D19]+[.D20]+[.D23]+[.D24]" office:value-type="currency" office:currency="EUR" office:value="30" calcext:value-type="currency">
            <text:p>30,00 €</text:p>
          </table:table-cell>
          <table:table-cell table:style-name="ce101" table:formula="of:=[.E10]+[.E13]+[.E14]+[.E16]+[.E17]+[.E18]+[.E19]+[.E20]+[.E23]+[.E24]+[.E30]" office:value-type="currency" office:currency="EUR" office:value="44" calcext:value-type="currency">
            <text:p>44,00 €</text:p>
          </table:table-cell>
          <table:table-cell table:style-name="ce101" table:formula="of:=[.F10]+[.F13]+[.F14]+[.F16]+[.F17]+[.F18]+[.F19]+[.F20]+[.F23]+[.F24]+[.F30]" office:value-type="currency" office:currency="EUR" office:value="55" calcext:value-type="currency">
            <text:p>55,00 €</text:p>
          </table:table-cell>
          <table:table-cell table:style-name="ce101" table:formula="of:=[.G10]+[.G13]+[.G14]+[.G16]+[.G17]+[.G18]+[.G19]+[.G20]+[.G23]+[.G24]+[.G29]+[.G30]" office:value-type="currency" office:currency="EUR" office:value="72" calcext:value-type="currency">
            <text:p>72,00 €</text:p>
          </table:table-cell>
          <table:table-cell table:style-name="ce101" table:formula="of:=[.H10]+[.H13]+[.H14]+[.H16]+[.H17]+[.H18]+[.H19]+[.H20]+[.H23]+[.H24]+[.H29]+[.H30]" office:value-type="currency" office:currency="EUR" office:value="84" calcext:value-type="currency">
            <text:p>84,00 €</text:p>
          </table:table-cell>
          <table:table-cell table:style-name="ce101" table:formula="of:=[.I10]+[.I13]+[.I14]+[.I16]+[.I17]+[.I18]+[.I19]+[.I20]+[.I23]+[.I24]+[.I29]+[.I30]" office:value-type="currency" office:currency="EUR" office:value="96" calcext:value-type="currency">
            <text:p>96,00 €</text:p>
          </table:table-cell>
          <table:table-cell table:style-name="ce101" table:formula="of:=[.J10]+[.J13]+[.J14]+[.J16]+[.J17]+[.J18]+[.J19]+[.J20]+[.J23]+[.J24]+[.J29]+[.J30]" office:value-type="currency" office:currency="EUR" office:value="108" calcext:value-type="currency">
            <text:p>108,00 €</text:p>
          </table:table-cell>
          <table:table-cell table:style-name="ce101" table:formula="of:=[.K10]+[.K13]+[.K14]+[.K16]+[.K17]+[.K18]+[.K19]+[.K20]+[.K23]+[.K24]+[.K29]+[.K30]" office:value-type="currency" office:currency="EUR" office:value="120" calcext:value-type="currency">
            <text:p>120,00 €</text:p>
          </table:table-cell>
          <table:table-cell table:style-name="ce101" table:formula="of:=[.L10]+[.L13]+[.L14]+[.L16]+[.L17]+[.L18]+[.L19]+[.L20]+[.L23]+[.L24]+[.L29]+[.L30]" office:value-type="currency" office:currency="EUR" office:value="132" calcext:value-type="currency">
            <text:p>132,00 €</text:p>
          </table:table-cell>
          <table:table-cell table:style-name="ce101" table:formula="of:=[.M10]+[.M13]+[.M14]+[.M16]+[.M17]+[.M18]+[.M19]+[.M20]+[.M23]+[.M24]+[.M29]+[.M30]" office:value-type="currency" office:currency="EUR" office:value="144" calcext:value-type="currency">
            <text:p>144,00 €</text:p>
          </table:table-cell>
          <table:table-cell table:style-name="ce101" table:formula="of:=[.N10]+[.N13]+[.N14]+[.N16]+[.N17]+[.N18]+[.N19]+[.N20]+[.N23]+[.N24]+[.N29]+[.N30]" office:value-type="currency" office:currency="EUR" office:value="156" calcext:value-type="currency">
            <text:p>156,00 €</text:p>
          </table:table-cell>
          <table:table-cell table:style-name="ce101" table:formula="of:=[.O10]+[.O13]+[.O14]+[.O16]+[.O17]+[.O18]+[.O19]+[.O20]+[.O23]+[.O24]+[.O29]+[.O30]" office:value-type="currency" office:currency="EUR" office:value="168" calcext:value-type="currency">
            <text:p>168,00 €</text:p>
          </table:table-cell>
          <table:table-cell table:style-name="ce101" table:formula="of:=[.P10]+[.P13]+[.P14]+[.P16]+[.P17]+[.P18]+[.P19]+[.P20]+[.P23]+[.P24]+[.P29]+[.P30]" office:value-type="currency" office:currency="EUR" office:value="180" calcext:value-type="currency">
            <text:p>180,00 €</text:p>
          </table:table-cell>
          <table:table-cell table:style-name="ce101" table:formula="of:=[.Q10]+[.Q13]+[.Q14]+[.Q16]+[.Q17]+[.Q18]+[.Q19]+[.Q20]+[.Q23]+[.Q24]+[.Q29]+[.Q30]" office:value-type="currency" office:currency="EUR" office:value="192" calcext:value-type="currency">
            <text:p>192,00 €</text:p>
          </table:table-cell>
          <table:table-cell table:style-name="ce101" table:formula="of:=[.R10]+[.R13]+[.R14]+[.R16]+[.R17]+[.R18]+[.R19]+[.R20]+[.R23]+[.R24]+[.R29]+[.R30]" office:value-type="currency" office:currency="EUR" office:value="204" calcext:value-type="currency">
            <text:p>204,00 €</text:p>
          </table:table-cell>
          <table:table-cell table:style-name="ce101" table:formula="of:=[.S9]+[.S10]+[.S13]+[.S14]+[.S16]+[.S17]+[.S18]+[.S19]+[.S20]+[.S23]+[.S24]+[.S29]" office:value-type="currency" office:currency="EUR" office:value="216" calcext:value-type="currency">
            <text:p>216,00 €</text:p>
          </table:table-cell>
          <table:table-cell table:style-name="ce101" table:formula="of:=[.T9]+[.T10]+[.T13]+[.T14]+[.T16]+[.T17]+[.T18]+[.T19]+[.T20]+[.T23]+[.T24]+[.T29]" office:value-type="currency" office:currency="EUR" office:value="228" calcext:value-type="currency">
            <text:p>228,00 €</text:p>
          </table:table-cell>
          <table:table-cell table:style-name="ce101" table:formula="of:=[.U9]+[.U10]+[.U13]+[.U14]+[.U16]+[.U17]+[.U18]+[.U19]+[.U20]+[.U23]+[.U24]+[.U29]" office:value-type="currency" office:currency="EUR" office:value="240" calcext:value-type="currency">
            <text:p>240,00 €</text:p>
          </table:table-cell>
          <table:table-cell table:style-name="ce101" table:formula="of:=[.V9]+[.V10]+[.V13]+[.V14]+[.V16]+[.V17]+[.V18]+[.V19]+[.V20]+[.V23]+[.V24]+[.V29]" office:value-type="currency" office:currency="EUR" office:value="252" calcext:value-type="currency">
            <text:p>252,00 €</text:p>
          </table:table-cell>
          <table:table-cell table:style-name="ce101" table:formula="of:=[.W9]+[.W10]+[.W13]+[.W14]+[.W16]+[.W17]+[.W18]+[.W19]+[.W20]+[.W23]+[.W24]+[.W29]" office:value-type="currency" office:currency="EUR" office:value="264" calcext:value-type="currency">
            <text:p>264,00 €</text:p>
          </table:table-cell>
          <table:table-cell table:style-name="ce101" table:formula="of:=[.X9]+[.X10]+[.X13]+[.X14]+[.X16]+[.X17]+[.X18]+[.X19]+[.X20]+[.X23]+[.X24]+[.X29]" office:value-type="currency" office:currency="EUR" office:value="276" calcext:value-type="currency">
            <text:p>276,00 €</text:p>
          </table:table-cell>
          <table:table-cell table:style-name="ce101" table:formula="of:=[.Y9]+[.Y10]+[.Y13]+[.Y14]+[.Y16]+[.Y17]+[.Y18]+[.Y19]+[.Y20]+[.Y23]+[.Y24]+[.Y29]" office:value-type="currency" office:currency="EUR" office:value="288" calcext:value-type="currency">
            <text:p>288,00 €</text:p>
          </table:table-cell>
          <table:table-cell table:style-name="ce101" table:formula="of:=[.Z9]+[.Z10]+[.Z13]+[.Z14]+[.Z16]+[.Z17]+[.Z18]+[.Z19]+[.Z20]+[.Z23]+[.Z24]+[.Z29]" office:value-type="currency" office:currency="EUR" office:value="300" calcext:value-type="currency">
            <text:p>300,00 €</text:p>
          </table:table-cell>
          <table:table-cell table:style-name="ce101" table:formula="of:=[.AA9]+[.AA10]+[.AA13]+[.AA14]+[.AA16]+[.AA17]+[.AA18]+[.AA19]+[.AA20]+[.AA23]+[.AA24]+[.AA29]" office:value-type="currency" office:currency="EUR" office:value="312" calcext:value-type="currency">
            <text:p>312,00 €</text:p>
          </table:table-cell>
          <table:table-cell table:style-name="ce101" table:formula="of:=[.AB9]+[.AB10]+[.AB13]+[.AB14]+[.AB16]+[.AB17]+[.AB18]+[.AB19]+[.AB20]+[.AB23]+[.AB24]+[.AB29]" office:value-type="currency" office:currency="EUR" office:value="324" calcext:value-type="currency">
            <text:p>324,00 €</text:p>
          </table:table-cell>
          <table:table-cell table:style-name="ce101" table:formula="of:=[.AC9]+[.AC10]+[.AC13]+[.AC14]+[.AC16]+[.AC17]+[.AC18]+[.AC19]+[.AC20]+[.AC23]+[.AC24]+[.AC29]" office:value-type="currency" office:currency="EUR" office:value="336" calcext:value-type="currency">
            <text:p>336,00 €</text:p>
          </table:table-cell>
          <table:table-cell table:style-name="ce101" table:formula="of:=[.AD9]+[.AD10]+[.AD13]+[.AD14]+[.AD16]+[.AD17]+[.AD18]+[.AD19]+[.AD20]+[.AD23]+[.AD24]+[.AD29]" office:value-type="currency" office:currency="EUR" office:value="348" calcext:value-type="currency">
            <text:p>348,00 €</text:p>
          </table:table-cell>
          <table:table-cell table:style-name="ce101" table:formula="of:=[.AE9]+[.AE10]+[.AE13]+[.AE14]+[.AE16]+[.AE17]+[.AE18]+[.AE19]+[.AE20]+[.AE23]+[.AE24]+[.AE29]" office:value-type="currency" office:currency="EUR" office:value="360" calcext:value-type="currency">
            <text:p>360,00 €</text:p>
          </table:table-cell>
          <table:table-cell table:style-name="ce101" table:formula="of:=[.AF9]+[.AF10]+[.AF13]+[.AF14]+[.AF16]+[.AF17]+[.AF18]+[.AF19]+[.AF20]+[.AF23]+[.AF24]+[.AF29]" office:value-type="currency" office:currency="EUR" office:value="372" calcext:value-type="currency">
            <text:p>372,00 €</text:p>
          </table:table-cell>
          <table:table-cell table:style-name="ce101" table:formula="of:=[.AG9]+[.AG10]+[.AG13]+[.AG14]+[.AG16]+[.AG17]+[.AG18]+[.AG19]+[.AG20]+[.AG23]+[.AG24]+[.AG29]" office:value-type="currency" office:currency="EUR" office:value="384" calcext:value-type="currency">
            <text:p>384,00 €</text:p>
          </table:table-cell>
          <table:table-cell table:style-name="ce101" table:formula="of:=[.AH9]+[.AH10]+[.AH13]+[.AH14]+[.AH16]+[.AH17]+[.AH18]+[.AH19]+[.AH20]+[.AH23]+[.AH24]+[.AH29]" office:value-type="currency" office:currency="EUR" office:value="396" calcext:value-type="currency">
            <text:p>396,00 €</text:p>
          </table:table-cell>
          <table:table-cell table:style-name="ce101" table:formula="of:=[.AI9]+[.AI10]+[.AI13]+[.AI14]+[.AI16]+[.AI17]+[.AI18]+[.AI19]+[.AI20]+[.AI23]+[.AI24]+[.AI29]" office:value-type="currency" office:currency="EUR" office:value="408" calcext:value-type="currency">
            <text:p>408,00 €</text:p>
          </table:table-cell>
          <table:table-cell table:style-name="ce101" table:formula="of:=[.AJ9]+[.AJ10]+[.AJ13]+[.AJ14]+[.AJ16]+[.AJ17]+[.AJ18]+[.AJ19]+[.AJ20]+[.AJ23]+[.AJ24]+[.AJ29]" office:value-type="currency" office:currency="EUR" office:value="420" calcext:value-type="currency">
            <text:p>420,00 €</text:p>
          </table:table-cell>
          <table:table-cell table:style-name="ce101" table:formula="of:=[.AK9]+[.AK10]+[.AK13]+[.AK14]+[.AK16]+[.AK17]+[.AK18]+[.AK19]+[.AK20]+[.AK23]+[.AK24]+[.AK29]" office:value-type="currency" office:currency="EUR" office:value="432" calcext:value-type="currency">
            <text:p>432,00 €</text:p>
          </table:table-cell>
          <table:table-cell table:style-name="ce101" table:formula="of:=[.AL9]+[.AL10]+[.AL13]+[.AL14]+[.AL16]+[.AL17]+[.AL18]+[.AL19]+[.AL20]+[.AL23]+[.AL24]+[.AL29]" office:value-type="currency" office:currency="EUR" office:value="444" calcext:value-type="currency">
            <text:p>444,00 €</text:p>
          </table:table-cell>
          <table:table-cell table:style-name="ce101" table:formula="of:=[.AM9]+[.AM10]+[.AM13]+[.AM14]+[.AM16]+[.AM17]+[.AM18]+[.AM19]+[.AM20]+[.AM23]+[.AM24]+[.AM29]" office:value-type="currency" office:currency="EUR" office:value="456" calcext:value-type="currency">
            <text:p>456,00 €</text:p>
          </table:table-cell>
          <table:table-cell table:style-name="ce101" table:formula="of:=[.AN9]+[.AN10]+[.AN13]+[.AN14]+[.AN16]+[.AN17]+[.AN18]+[.AN19]+[.AN20]+[.AN23]+[.AN24]+[.AN29]" office:value-type="currency" office:currency="EUR" office:value="468" calcext:value-type="currency">
            <text:p>468,00 €</text:p>
          </table:table-cell>
          <table:table-cell table:number-columns-repeated="217"/>
        </table:table-row>
        <table:table-row table:style-name="ro2" table:number-rows-repeated="31957">
          <table:table-cell/>
          <table:table-cell table:style-name="ce2" table:number-columns-repeated="6"/>
          <table:table-cell table:number-columns-repeated="250"/>
        </table:table-row>
        <table:table-row table:style-name="ro2" table:number-rows-repeated="1016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Ein" table:style-name="ta1" table:print-ranges="Ein.B3:Ein.K75">
        <office:forms form:automatic-focus="false" form:apply-design-mode="false"/>
        <table:table-column table:style-name="co79" table:default-cell-style-name="Default"/>
        <table:table-column table:style-name="co3" table:number-columns-repeated="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" table:default-cell-style-name="Default"/>
        <table:table-column table:style-name="co40" table:number-columns-repeated="2" table:default-cell-style-name="Default"/>
        <table:table-column table:style-name="co3" table:number-columns-repeated="245" table:default-cell-style-name="Default"/>
        <table:table-row table:style-name="ro4">
          <table:table-cell table:style-name="ce106" office:value-type="string" calcext:value-type="string">
            <text:p>Einnahmen:</text:p>
          </table:table-cell>
          <table:table-cell table:style-name="ce110"/>
          <table:table-cell table:style-name="ce107"/>
          <table:table-cell table:style-name="ce128"/>
          <table:table-cell table:style-name="ce135" table:number-columns-repeated="6"/>
          <table:table-cell table:style-name="ce107" table:number-columns-repeated="246"/>
        </table:table-row>
        <table:table-row table:style-name="ro2">
          <table:table-cell table:style-name="ce107"/>
          <table:table-cell table:style-name="ce110"/>
          <table:table-cell table:style-name="ce107"/>
          <table:table-cell table:style-name="ce128"/>
          <table:table-cell table:style-name="ce135" table:number-columns-repeated="6"/>
          <table:table-cell table:style-name="ce107" table:number-columns-repeated="246"/>
        </table:table-row>
        <table:table-row table:style-name="ro8">
          <table:table-cell table:style-name="ce108"/>
          <table:table-cell table:style-name="ce111" office:value-type="string" calcext:value-type="string">
            <text:p>Jahr:</text:p>
          </table:table-cell>
          <table:table-cell table:style-name="ce122" office:value-type="string" calcext:value-type="string">
            <text:p>Monat:</text:p>
          </table:table-cell>
          <table:table-cell table:style-name="ce129" office:value-type="string" calcext:value-type="string">
            <text:p>Ist-Gehalt (Brutto)</text:p>
          </table:table-cell>
          <table:table-cell table:style-name="ce129" office:value-type="string" calcext:value-type="string">
            <text:p>Ist-Gehalt: (Netto)</text:p>
          </table:table-cell>
          <table:table-cell table:style-name="ce129" office:value-type="string" calcext:value-type="string">
            <text:p>Steuer-Erstattung (Anteilig/Monat)</text:p>
          </table:table-cell>
          <table:table-cell table:style-name="ce129" office:value-type="string" calcext:value-type="string">
            <text:p>Urlaubsgeld (Anteilig/Monat)</text:p>
          </table:table-cell>
          <table:table-cell table:style-name="ce129" office:value-type="string" calcext:value-type="string">
            <text:p>Gesamt: Gehalt+Urlaub+Steuer</text:p>
          </table:table-cell>
          <table:table-cell table:style-name="ce129" office:value-type="string" calcext:value-type="string">
            <text:p>Überschuss:</text:p>
          </table:table-cell>
          <table:table-cell table:style-name="ce129" office:value-type="string" calcext:value-type="string">
            <text:p>Jahresgehalt (Brutto)</text:p>
          </table:table-cell>
          <table:table-cell table:style-name="ce129" office:value-type="string" calcext:value-type="string">
            <text:p>Jahresgehalt (Netto)</text:p>
          </table:table-cell>
          <table:table-cell table:style-name="ce107" table:number-columns-repeated="245"/>
        </table:table-row>
        <table:table-row table:style-name="ro9">
          <table:table-cell table:style-name="ce108"/>
          <table:table-cell table:style-name="ce112" office:value-type="float" office:value="2001" calcext:value-type="float" table:number-columns-spanned="1" table:number-rows-spanned="12">
            <text:p>2001</text:p>
          </table:table-cell>
          <table:table-cell table:style-name="ce123" office:value-type="string" calcext:value-type="string">
            <text:p>Januar</text:p>
          </table:table-cell>
          <table:table-cell table:number-columns-repeated="2" table:style-name="ce130" office:value-type="currency" office:currency="EUR" office:value="1000" calcext:value-type="currency">
            <text:p>1.000,00 €</text:p>
          </table:table-cell>
          <table:table-cell table:style-name="ce136" table:number-columns-spanned="1" table:number-rows-spanned="12"/>
          <table:table-cell table:style-name="ce130"/>
          <table:table-cell table:style-name="ce130" table:formula="of:=[.E4]+[.$F$4]" office:value-type="currency" office:currency="EUR" office:value="1000" calcext:value-type="currency">
            <text:p>1.000,00 €</text:p>
          </table:table-cell>
          <table:table-cell table:style-name="ce130"/>
          <table:table-cell table:style-name="ce143" table:formula="of:=SUM([.D4:.D15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43" table:formula="of:=SUM([.E4:.E15])+[.F4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Februar</text:p>
          </table:table-cell>
          <table:table-cell table:number-columns-repeated="2" table:style-name="ce130" office:value-type="currency" office:currency="EUR" office:value="1001" calcext:value-type="currency">
            <text:p>1.001,00 €</text:p>
          </table:table-cell>
          <table:covered-table-cell table:style-name="ce136"/>
          <table:table-cell table:style-name="ce130"/>
          <table:table-cell table:style-name="ce130" table:formula="of:=[.E5]+[.$F$4]" office:value-type="currency" office:currency="EUR" office:value="1001" calcext:value-type="currency">
            <text:p>1.001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März</text:p>
          </table:table-cell>
          <table:table-cell table:number-columns-repeated="2" table:style-name="ce130" office:value-type="currency" office:currency="EUR" office:value="1002" calcext:value-type="currency">
            <text:p>1.002,00 €</text:p>
          </table:table-cell>
          <table:covered-table-cell table:style-name="ce136"/>
          <table:table-cell table:style-name="ce130"/>
          <table:table-cell table:style-name="ce130" table:formula="of:=[.E6]+[.$F$4]" office:value-type="currency" office:currency="EUR" office:value="1002" calcext:value-type="currency">
            <text:p>1.002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April</text:p>
          </table:table-cell>
          <table:table-cell table:number-columns-repeated="2" table:style-name="ce130" office:value-type="currency" office:currency="EUR" office:value="1003" calcext:value-type="currency">
            <text:p>1.003,00 €</text:p>
          </table:table-cell>
          <table:covered-table-cell table:style-name="ce136"/>
          <table:table-cell table:style-name="ce130"/>
          <table:table-cell table:style-name="ce130" table:formula="of:=[.E7]+[.$F$4]" office:value-type="currency" office:currency="EUR" office:value="1003" calcext:value-type="currency">
            <text:p>1.003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Mai</text:p>
          </table:table-cell>
          <table:table-cell table:number-columns-repeated="2" table:style-name="ce130" office:value-type="currency" office:currency="EUR" office:value="1004" calcext:value-type="currency">
            <text:p>1.004,00 €</text:p>
          </table:table-cell>
          <table:covered-table-cell table:style-name="ce136"/>
          <table:table-cell table:style-name="ce130"/>
          <table:table-cell table:style-name="ce130" table:formula="of:=[.E8]+[.$F$4]" office:value-type="currency" office:currency="EUR" office:value="1004" calcext:value-type="currency">
            <text:p>1.004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Juni</text:p>
          </table:table-cell>
          <table:table-cell table:number-columns-repeated="2" table:style-name="ce130" office:value-type="currency" office:currency="EUR" office:value="1005" calcext:value-type="currency">
            <text:p>1.005,00 €</text:p>
          </table:table-cell>
          <table:covered-table-cell table:style-name="ce136"/>
          <table:table-cell table:style-name="ce130"/>
          <table:table-cell table:style-name="ce130" table:formula="of:=[.E9]+[.$F$4]" office:value-type="currency" office:currency="EUR" office:value="1005" calcext:value-type="currency">
            <text:p>1.005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Juli</text:p>
          </table:table-cell>
          <table:table-cell table:number-columns-repeated="2" table:style-name="ce130" office:value-type="currency" office:currency="EUR" office:value="1006" calcext:value-type="currency">
            <text:p>1.006,00 €</text:p>
          </table:table-cell>
          <table:covered-table-cell table:style-name="ce136"/>
          <table:table-cell table:style-name="ce130"/>
          <table:table-cell table:style-name="ce130" table:formula="of:=[.E10]+[.$F$4]" office:value-type="currency" office:currency="EUR" office:value="1006" calcext:value-type="currency">
            <text:p>1.006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August</text:p>
          </table:table-cell>
          <table:table-cell table:number-columns-repeated="2" table:style-name="ce130" office:value-type="currency" office:currency="EUR" office:value="1007" calcext:value-type="currency">
            <text:p>1.007,00 €</text:p>
          </table:table-cell>
          <table:covered-table-cell table:style-name="ce136"/>
          <table:table-cell table:style-name="ce130"/>
          <table:table-cell table:style-name="ce130" table:formula="of:=[.E11]+[.$F$4]" office:value-type="currency" office:currency="EUR" office:value="1007" calcext:value-type="currency">
            <text:p>1.007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September</text:p>
          </table:table-cell>
          <table:table-cell table:number-columns-repeated="2" table:style-name="ce130" office:value-type="currency" office:currency="EUR" office:value="1008" calcext:value-type="currency">
            <text:p>1.008,00 €</text:p>
          </table:table-cell>
          <table:covered-table-cell table:style-name="ce136"/>
          <table:table-cell table:style-name="ce130"/>
          <table:table-cell table:style-name="ce130" table:formula="of:=[.E12]+[.$F$4]" office:value-type="currency" office:currency="EUR" office:value="1008" calcext:value-type="currency">
            <text:p>1.008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Oktober</text:p>
          </table:table-cell>
          <table:table-cell table:number-columns-repeated="2" table:style-name="ce130" office:value-type="currency" office:currency="EUR" office:value="1009" calcext:value-type="currency">
            <text:p>1.009,00 €</text:p>
          </table:table-cell>
          <table:covered-table-cell table:style-name="ce136"/>
          <table:table-cell table:style-name="ce130"/>
          <table:table-cell table:style-name="ce130" table:formula="of:=[.E13]+[.$F$4]" office:value-type="currency" office:currency="EUR" office:value="1009" calcext:value-type="currency">
            <text:p>1.009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November</text:p>
          </table:table-cell>
          <table:table-cell table:number-columns-repeated="2" table:style-name="ce130" office:value-type="currency" office:currency="EUR" office:value="1010" calcext:value-type="currency">
            <text:p>1.010,00 €</text:p>
          </table:table-cell>
          <table:covered-table-cell table:style-name="ce136"/>
          <table:table-cell table:style-name="ce130"/>
          <table:table-cell table:style-name="ce130" table:formula="of:=[.E14]+[.$F$4]" office:value-type="currency" office:currency="EUR" office:value="1010" calcext:value-type="currency">
            <text:p>1.010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1"/>
          <table:table-cell table:style-name="ce123" office:value-type="string" calcext:value-type="string">
            <text:p>Dezember</text:p>
          </table:table-cell>
          <table:table-cell table:number-columns-repeated="2" table:style-name="ce130" office:value-type="currency" office:currency="EUR" office:value="1011" calcext:value-type="currency">
            <text:p>1.011,00 €</text:p>
          </table:table-cell>
          <table:covered-table-cell table:style-name="ce136"/>
          <table:table-cell table:style-name="ce130"/>
          <table:table-cell table:style-name="ce130" table:formula="of:=[.E15]+[.$F$4]" office:value-type="currency" office:currency="EUR" office:value="1011" calcext:value-type="currency">
            <text:p>1.011,00 €</text:p>
          </table:table-cell>
          <table:table-cell table:style-name="ce130"/>
          <table:covered-table-cell table:number-columns-repeated="2" table:style-name="ce143"/>
          <table:table-cell table:style-name="ce107" table:number-columns-repeated="245"/>
        </table:table-row>
        <table:table-row table:style-name="ro9">
          <table:table-cell table:style-name="ce108"/>
          <table:table-cell table:style-name="ce113" office:value-type="float" office:value="2002" calcext:value-type="float" table:number-columns-spanned="1" table:number-rows-spanned="12">
            <text:p>2002</text:p>
          </table:table-cell>
          <table:table-cell table:style-name="ce124" office:value-type="string" calcext:value-type="string">
            <text:p>Januar</text:p>
          </table:table-cell>
          <table:table-cell table:number-columns-repeated="2" table:style-name="ce131" office:value-type="currency" office:currency="EUR" office:value="1000" calcext:value-type="currency">
            <text:p>1.000,00 €</text:p>
          </table:table-cell>
          <table:table-cell table:style-name="ce137" table:number-columns-spanned="1" table:number-rows-spanned="12"/>
          <table:table-cell table:style-name="ce131"/>
          <table:table-cell table:style-name="ce131" table:formula="of:=[.E16]" office:value-type="currency" office:currency="EUR" office:value="1000" calcext:value-type="currency">
            <text:p>1.000,00 €</text:p>
          </table:table-cell>
          <table:table-cell table:style-name="ce131"/>
          <table:table-cell table:style-name="ce144" table:formula="of:=SUM([.D16:.D27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44" table:formula="of:=SUM([.E16:.E27])+[.F16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Februar</text:p>
          </table:table-cell>
          <table:table-cell table:number-columns-repeated="2" table:style-name="ce131" office:value-type="currency" office:currency="EUR" office:value="1001" calcext:value-type="currency">
            <text:p>1.001,00 €</text:p>
          </table:table-cell>
          <table:covered-table-cell table:style-name="ce138"/>
          <table:table-cell table:style-name="ce131"/>
          <table:table-cell table:style-name="ce131" table:formula="of:=[.E17]" office:value-type="currency" office:currency="EUR" office:value="1001" calcext:value-type="currency">
            <text:p>1.001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März</text:p>
          </table:table-cell>
          <table:table-cell table:number-columns-repeated="2" table:style-name="ce131" office:value-type="currency" office:currency="EUR" office:value="1002" calcext:value-type="currency">
            <text:p>1.002,00 €</text:p>
          </table:table-cell>
          <table:covered-table-cell table:style-name="ce138"/>
          <table:table-cell table:style-name="ce131"/>
          <table:table-cell table:style-name="ce131" table:formula="of:=[.E18]" office:value-type="currency" office:currency="EUR" office:value="1002" calcext:value-type="currency">
            <text:p>1.002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April</text:p>
          </table:table-cell>
          <table:table-cell table:number-columns-repeated="2" table:style-name="ce131" office:value-type="currency" office:currency="EUR" office:value="1003" calcext:value-type="currency">
            <text:p>1.003,00 €</text:p>
          </table:table-cell>
          <table:covered-table-cell table:style-name="ce138"/>
          <table:table-cell table:style-name="ce131"/>
          <table:table-cell table:style-name="ce131" table:formula="of:=[.E19]" office:value-type="currency" office:currency="EUR" office:value="1003" calcext:value-type="currency">
            <text:p>1.003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Mai</text:p>
          </table:table-cell>
          <table:table-cell table:number-columns-repeated="2" table:style-name="ce131" office:value-type="currency" office:currency="EUR" office:value="1004" calcext:value-type="currency">
            <text:p>1.004,00 €</text:p>
          </table:table-cell>
          <table:covered-table-cell table:style-name="ce138"/>
          <table:table-cell table:style-name="ce131"/>
          <table:table-cell table:style-name="ce131" table:formula="of:=[.E20]" office:value-type="currency" office:currency="EUR" office:value="1004" calcext:value-type="currency">
            <text:p>1.004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Juni</text:p>
          </table:table-cell>
          <table:table-cell table:number-columns-repeated="2" table:style-name="ce131" office:value-type="currency" office:currency="EUR" office:value="1005" calcext:value-type="currency">
            <text:p>1.005,00 €</text:p>
          </table:table-cell>
          <table:covered-table-cell table:style-name="ce138"/>
          <table:table-cell table:style-name="ce131"/>
          <table:table-cell table:style-name="ce131" table:formula="of:=[.E21]" office:value-type="currency" office:currency="EUR" office:value="1005" calcext:value-type="currency">
            <text:p>1.005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Juli</text:p>
          </table:table-cell>
          <table:table-cell table:number-columns-repeated="2" table:style-name="ce131" office:value-type="currency" office:currency="EUR" office:value="1006" calcext:value-type="currency">
            <text:p>1.006,00 €</text:p>
          </table:table-cell>
          <table:covered-table-cell table:style-name="ce138"/>
          <table:table-cell table:style-name="ce131"/>
          <table:table-cell table:style-name="ce131" table:formula="of:=[.E22]" office:value-type="currency" office:currency="EUR" office:value="1006" calcext:value-type="currency">
            <text:p>1.006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August</text:p>
          </table:table-cell>
          <table:table-cell table:number-columns-repeated="2" table:style-name="ce131" office:value-type="currency" office:currency="EUR" office:value="1007" calcext:value-type="currency">
            <text:p>1.007,00 €</text:p>
          </table:table-cell>
          <table:covered-table-cell table:style-name="ce138"/>
          <table:table-cell table:style-name="ce131"/>
          <table:table-cell table:style-name="ce131" table:formula="of:=[.E23]" office:value-type="currency" office:currency="EUR" office:value="1007" calcext:value-type="currency">
            <text:p>1.007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September</text:p>
          </table:table-cell>
          <table:table-cell table:number-columns-repeated="2" table:style-name="ce131" office:value-type="currency" office:currency="EUR" office:value="1008" calcext:value-type="currency">
            <text:p>1.008,00 €</text:p>
          </table:table-cell>
          <table:covered-table-cell table:style-name="ce138"/>
          <table:table-cell table:style-name="ce131"/>
          <table:table-cell table:style-name="ce131" table:formula="of:=[.E24]" office:value-type="currency" office:currency="EUR" office:value="1008" calcext:value-type="currency">
            <text:p>1.008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8"/>
          <table:covered-table-cell table:style-name="ce114"/>
          <table:table-cell table:style-name="ce124" office:value-type="string" calcext:value-type="string">
            <text:p>Oktober</text:p>
          </table:table-cell>
          <table:table-cell table:number-columns-repeated="2" table:style-name="ce131" office:value-type="currency" office:currency="EUR" office:value="1009" calcext:value-type="currency">
            <text:p>1.009,00 €</text:p>
          </table:table-cell>
          <table:covered-table-cell table:style-name="ce138"/>
          <table:table-cell table:style-name="ce131"/>
          <table:table-cell table:style-name="ce131" table:formula="of:=[.E25]" office:value-type="currency" office:currency="EUR" office:value="1009" calcext:value-type="currency">
            <text:p>1.009,00 €</text:p>
          </table:table-cell>
          <table:table-cell table:style-name="ce131"/>
          <table:covered-table-cell table:number-columns-repeated="2" table:style-name="ce145"/>
          <table:table-cell table:style-name="ce107" table:number-columns-repeated="245"/>
        </table:table-row>
        <table:table-row table:style-name="ro9">
          <table:table-cell table:style-name="ce109"/>
          <table:covered-table-cell table:style-name="ce115"/>
          <table:table-cell table:style-name="ce125" office:value-type="string" calcext:value-type="string">
            <text:p>November</text:p>
          </table:table-cell>
          <table:table-cell table:number-columns-repeated="2" table:style-name="ce131" office:value-type="currency" office:currency="EUR" office:value="1010" calcext:value-type="currency">
            <text:p>1.010,00 €</text:p>
          </table:table-cell>
          <table:covered-table-cell table:style-name="ce139"/>
          <table:table-cell table:style-name="ce133"/>
          <table:table-cell table:style-name="ce133" table:formula="of:=[.E26]" office:value-type="currency" office:currency="EUR" office:value="1010" calcext:value-type="currency">
            <text:p>1.010,00 €</text:p>
          </table:table-cell>
          <table:table-cell table:style-name="ce133" table:formula="of:=[.E26]-[#REF!]" office:value-type="string" office:string-value="#REF!" calcext:value-type="error">
            <text:p>#REF!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8" office:value-type="string" calcext:value-type="string">
            <text:p>Davon Überschuss:</text:p>
          </table:table-cell>
          <table:covered-table-cell table:style-name="ce116"/>
          <table:table-cell table:style-name="ce125" office:value-type="string" calcext:value-type="string">
            <text:p>Dezember</text:p>
          </table:table-cell>
          <table:table-cell table:number-columns-repeated="2" table:style-name="ce131" office:value-type="currency" office:currency="EUR" office:value="1011" calcext:value-type="currency">
            <text:p>1.011,00 €</text:p>
          </table:table-cell>
          <table:covered-table-cell table:style-name="ce139"/>
          <table:table-cell table:style-name="ce133"/>
          <table:table-cell table:style-name="ce133" table:formula="of:=[.E27]" office:value-type="currency" office:currency="EUR" office:value="1011" calcext:value-type="currency">
            <text:p>1.011,00 €</text:p>
          </table:table-cell>
          <table:table-cell table:style-name="ce133" table:formula="of:=[.E27]-[#REF!]" office:value-type="string" office:string-value="#REF!" calcext:value-type="error">
            <text:p>#REF!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table-cell table:style-name="ce117" office:value-type="float" office:value="2003" calcext:value-type="float" table:number-columns-spanned="1" table:number-rows-spanned="12">
            <text:p>2003</text:p>
          </table:table-cell>
          <table:table-cell table:style-name="ce126" office:value-type="string" calcext:value-type="string">
            <text:p>Januar</text:p>
          </table:table-cell>
          <table:table-cell table:number-columns-repeated="2" table:style-name="ce132" office:value-type="currency" office:currency="EUR" office:value="1000" calcext:value-type="currency">
            <text:p>1.000,00 €</text:p>
          </table:table-cell>
          <table:table-cell table:style-name="ce140" table:number-columns-spanned="1" table:number-rows-spanned="12"/>
          <table:table-cell table:style-name="ce132"/>
          <table:table-cell table:style-name="ce132" table:formula="of:=[.E28]+[.G28]+[.$F$28]" office:value-type="currency" office:currency="EUR" office:value="1000" calcext:value-type="currency">
            <text:p>1.000,00 €</text:p>
          </table:table-cell>
          <table:table-cell table:style-name="ce132" table:formula="of:=[.E28]-[#REF!]+[.F28]" office:value-type="string" office:string-value="#REF!" calcext:value-type="error">
            <text:p>#REF!</text:p>
          </table:table-cell>
          <table:table-cell table:style-name="ce147" table:formula="of:=SUM([.D28:.D39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47" table:formula="of:=SUM([.E28:.E39])+SUM([.G28:.G39])+[.F28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Februar</text:p>
          </table:table-cell>
          <table:table-cell table:number-columns-repeated="2" table:style-name="ce132" office:value-type="currency" office:currency="EUR" office:value="1001" calcext:value-type="currency">
            <text:p>1.001,00 €</text:p>
          </table:table-cell>
          <table:covered-table-cell table:style-name="ce140"/>
          <table:table-cell table:style-name="ce132"/>
          <table:table-cell table:style-name="ce132" table:formula="of:=[.E29]+[.G29]+[.$F$28]" office:value-type="currency" office:currency="EUR" office:value="1001" calcext:value-type="currency">
            <text:p>1.001,00 €</text:p>
          </table:table-cell>
          <table:table-cell table:style-name="ce134" table:formula="of:=[.E29]-[#REF!]+[.F28]" office:value-type="string" office:string-value="#REF!" calcext:value-type="error">
            <text:p>#REF!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März</text:p>
          </table:table-cell>
          <table:table-cell table:number-columns-repeated="2" table:style-name="ce132" office:value-type="currency" office:currency="EUR" office:value="1002" calcext:value-type="currency">
            <text:p>1.002,00 €</text:p>
          </table:table-cell>
          <table:covered-table-cell table:style-name="ce140"/>
          <table:table-cell table:style-name="ce132"/>
          <table:table-cell table:style-name="ce132" table:formula="of:=[.E30]+[.G30]+[.$F$28]" office:value-type="currency" office:currency="EUR" office:value="1002" calcext:value-type="currency">
            <text:p>1.002,00 €</text:p>
          </table:table-cell>
          <table:table-cell table:style-name="ce132" table:formula="of:=[.E30]-[#REF!]+[.G30]+[.F28]" office:value-type="string" office:string-value="#REF!" calcext:value-type="error">
            <text:p>#REF!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April</text:p>
          </table:table-cell>
          <table:table-cell table:number-columns-repeated="2" table:style-name="ce132" office:value-type="currency" office:currency="EUR" office:value="1003" calcext:value-type="currency">
            <text:p>1.003,00 €</text:p>
          </table:table-cell>
          <table:covered-table-cell table:style-name="ce140"/>
          <table:table-cell table:style-name="ce132"/>
          <table:table-cell table:style-name="ce132" table:formula="of:=[.E31]+[.G31]+[.$F$28]" office:value-type="currency" office:currency="EUR" office:value="1003" calcext:value-type="currency">
            <text:p>1.003,00 €</text:p>
          </table:table-cell>
          <table:table-cell table:style-name="ce132" table:formula="of:=[.E31]-[#REF!]+[.G31]+[.F28]" office:value-type="string" office:string-value="#REF!" calcext:value-type="error">
            <text:p>#REF!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Mai</text:p>
          </table:table-cell>
          <table:table-cell table:number-columns-repeated="2" table:style-name="ce132" office:value-type="currency" office:currency="EUR" office:value="1004" calcext:value-type="currency">
            <text:p>1.004,00 €</text:p>
          </table:table-cell>
          <table:covered-table-cell table:style-name="ce140"/>
          <table:table-cell table:style-name="ce132"/>
          <table:table-cell table:style-name="ce132" table:formula="of:=[.E32]+[.G32]+[.$F$28]" office:value-type="currency" office:currency="EUR" office:value="1004" calcext:value-type="currency">
            <text:p>1.004,00 €</text:p>
          </table:table-cell>
          <table:table-cell table:style-name="ce132" table:formula="of:=[.E32]-[#REF!]+[.G32]+[.F28]" office:value-type="string" office:string-value="#REF!" calcext:value-type="error">
            <text:p>#REF!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Juni</text:p>
          </table:table-cell>
          <table:table-cell table:number-columns-repeated="2" table:style-name="ce132" office:value-type="currency" office:currency="EUR" office:value="1005" calcext:value-type="currency">
            <text:p>1.005,00 €</text:p>
          </table:table-cell>
          <table:covered-table-cell table:style-name="ce140"/>
          <table:table-cell table:style-name="ce132"/>
          <table:table-cell table:style-name="ce132" table:formula="of:=[.E33]+[.G33]+[.$F$28]" office:value-type="currency" office:currency="EUR" office:value="1005" calcext:value-type="currency">
            <text:p>1.005,00 €</text:p>
          </table:table-cell>
          <table:table-cell table:style-name="ce132" table:formula="of:=[.E33]-[Aus2.B41]+[.G33]+[.F28]" office:value-type="currency" office:currency="EUR" office:value="977" calcext:value-type="currency">
            <text:p>977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Juli</text:p>
          </table:table-cell>
          <table:table-cell table:number-columns-repeated="2" table:style-name="ce132" office:value-type="currency" office:currency="EUR" office:value="1006" calcext:value-type="currency">
            <text:p>1.006,00 €</text:p>
          </table:table-cell>
          <table:covered-table-cell table:style-name="ce140"/>
          <table:table-cell table:style-name="ce132"/>
          <table:table-cell table:style-name="ce132" table:formula="of:=[.E34]+[.G34]+[.$F$28]" office:value-type="currency" office:currency="EUR" office:value="1006" calcext:value-type="currency">
            <text:p>1.006,00 €</text:p>
          </table:table-cell>
          <table:table-cell table:style-name="ce132" table:formula="of:=[.E34]-[Aus2.B41]+[.G34]+[.F28]" office:value-type="currency" office:currency="EUR" office:value="978" calcext:value-type="currency">
            <text:p>978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August</text:p>
          </table:table-cell>
          <table:table-cell table:number-columns-repeated="2" table:style-name="ce132" office:value-type="currency" office:currency="EUR" office:value="1007" calcext:value-type="currency">
            <text:p>1.007,00 €</text:p>
          </table:table-cell>
          <table:covered-table-cell table:style-name="ce140"/>
          <table:table-cell table:style-name="ce132"/>
          <table:table-cell table:style-name="ce132" table:formula="of:=[.E35]+[.G35]+[.$F$28]" office:value-type="currency" office:currency="EUR" office:value="1007" calcext:value-type="currency">
            <text:p>1.007,00 €</text:p>
          </table:table-cell>
          <table:table-cell table:style-name="ce132" table:formula="of:=[.E35]-[Aus2.B41]+[.G35]+[.F28]" office:value-type="currency" office:currency="EUR" office:value="979" calcext:value-type="currency">
            <text:p>979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September</text:p>
          </table:table-cell>
          <table:table-cell table:number-columns-repeated="2" table:style-name="ce132" office:value-type="currency" office:currency="EUR" office:value="1008" calcext:value-type="currency">
            <text:p>1.008,00 €</text:p>
          </table:table-cell>
          <table:covered-table-cell table:style-name="ce140"/>
          <table:table-cell table:style-name="ce132"/>
          <table:table-cell table:style-name="ce132" table:formula="of:=[.E36]+[.G36]+[.$F$28]" office:value-type="currency" office:currency="EUR" office:value="1008" calcext:value-type="currency">
            <text:p>1.008,00 €</text:p>
          </table:table-cell>
          <table:table-cell table:style-name="ce132" table:formula="of:=[.E36]-[Aus2.C41]+[.G36]+[.F28]" office:value-type="currency" office:currency="EUR" office:value="952" calcext:value-type="currency">
            <text:p>952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Oktober</text:p>
          </table:table-cell>
          <table:table-cell table:number-columns-repeated="2" table:style-name="ce132" office:value-type="currency" office:currency="EUR" office:value="1009" calcext:value-type="currency">
            <text:p>1.009,00 €</text:p>
          </table:table-cell>
          <table:covered-table-cell table:style-name="ce140"/>
          <table:table-cell table:style-name="ce132"/>
          <table:table-cell table:style-name="ce132" table:formula="of:=[.E37]+[.G37]+[.$F$28]" office:value-type="currency" office:currency="EUR" office:value="1009" calcext:value-type="currency">
            <text:p>1.009,00 €</text:p>
          </table:table-cell>
          <table:table-cell table:style-name="ce132" table:formula="of:=[.E37]-[Aus2.C41]+[.G37]+[.F28]" office:value-type="currency" office:currency="EUR" office:value="953" calcext:value-type="currency">
            <text:p>953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November</text:p>
          </table:table-cell>
          <table:table-cell table:number-columns-repeated="2" table:style-name="ce132" office:value-type="currency" office:currency="EUR" office:value="1010" calcext:value-type="currency">
            <text:p>1.010,00 €</text:p>
          </table:table-cell>
          <table:covered-table-cell table:style-name="ce140"/>
          <table:table-cell table:style-name="ce132"/>
          <table:table-cell table:style-name="ce132" table:formula="of:=[.E38]+[.G38]+[.$F$28]" office:value-type="currency" office:currency="EUR" office:value="1010" calcext:value-type="currency">
            <text:p>1.010,00 €</text:p>
          </table:table-cell>
          <table:table-cell table:style-name="ce132" table:formula="of:=[.E38]-[Aus2.D41]+[.G38]+[.F28]" office:value-type="currency" office:currency="EUR" office:value="926" calcext:value-type="currency">
            <text:p>926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8"/>
          <table:table-cell table:style-name="ce126" office:value-type="string" calcext:value-type="string">
            <text:p>Dezember</text:p>
          </table:table-cell>
          <table:table-cell table:number-columns-repeated="2" table:style-name="ce132" office:value-type="currency" office:currency="EUR" office:value="1011" calcext:value-type="currency">
            <text:p>1.011,00 €</text:p>
          </table:table-cell>
          <table:covered-table-cell table:style-name="ce140"/>
          <table:table-cell table:style-name="ce132"/>
          <table:table-cell table:style-name="ce132" table:formula="of:=[.E39]+[.G39]+[.$F$28]" office:value-type="currency" office:currency="EUR" office:value="1011" calcext:value-type="currency">
            <text:p>1.011,00 €</text:p>
          </table:table-cell>
          <table:table-cell table:style-name="ce132" table:formula="of:=[.E39]-[Aus2.D$41]+[.G39]+[.F28]" office:value-type="currency" office:currency="EUR" office:value="927" calcext:value-type="currency">
            <text:p>927,00 €</text:p>
          </table:table-cell>
          <table:covered-table-cell table:number-columns-repeated="2" table:style-name="ce147"/>
          <table:table-cell table:style-name="ce107" table:number-columns-repeated="245"/>
        </table:table-row>
        <table:table-row table:style-name="ro9">
          <table:table-cell table:style-name="ce107"/>
          <table:table-cell table:style-name="ce115" office:value-type="float" office:value="2004" calcext:value-type="float" table:number-columns-spanned="1" table:number-rows-spanned="12">
            <text:p>2004</text:p>
          </table:table-cell>
          <table:table-cell table:style-name="ce125" office:value-type="string" calcext:value-type="string">
            <text:p>Januar</text:p>
          </table:table-cell>
          <table:table-cell table:number-columns-repeated="2" table:style-name="ce133" office:value-type="currency" office:currency="EUR" office:value="1000" calcext:value-type="currency">
            <text:p>1.000,00 €</text:p>
          </table:table-cell>
          <table:table-cell table:style-name="ce139" table:number-columns-spanned="1" table:number-rows-spanned="12"/>
          <table:table-cell table:style-name="ce133"/>
          <table:table-cell table:style-name="ce133" table:formula="of:=[.E40]+[.G40]+[.$F$40]" office:value-type="currency" office:currency="EUR" office:value="1000" calcext:value-type="currency">
            <text:p>1.000,00 €</text:p>
          </table:table-cell>
          <table:table-cell table:style-name="ce133" table:formula="of:=[.E40]-[Aus2.D$41]+[.G40]+[.$F$40]" office:value-type="currency" office:currency="EUR" office:value="916" calcext:value-type="currency">
            <text:p>916,00 €</text:p>
          </table:table-cell>
          <table:table-cell table:style-name="ce146" table:formula="of:=SUM([.D40:.D51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46" table:formula="of:=SUM([.E40:.E51])+SUM([.G40:.G51])+[.F40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Februar</text:p>
          </table:table-cell>
          <table:table-cell table:number-columns-repeated="2" table:style-name="ce133" office:value-type="currency" office:currency="EUR" office:value="1001" calcext:value-type="currency">
            <text:p>1.001,00 €</text:p>
          </table:table-cell>
          <table:covered-table-cell table:style-name="ce139"/>
          <table:table-cell table:style-name="ce133"/>
          <table:table-cell table:style-name="ce133" table:formula="of:=[.E41]+[.G41]+[.$F$40]" office:value-type="currency" office:currency="EUR" office:value="1001" calcext:value-type="currency">
            <text:p>1.001,00 €</text:p>
          </table:table-cell>
          <table:table-cell table:style-name="ce133" table:formula="of:=[.E41]-[Aus2.E$41]+[.G41]+[.F40]" office:value-type="currency" office:currency="EUR" office:value="889" calcext:value-type="currency">
            <text:p>889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März</text:p>
          </table:table-cell>
          <table:table-cell table:number-columns-repeated="2" table:style-name="ce133" office:value-type="currency" office:currency="EUR" office:value="1002" calcext:value-type="currency">
            <text:p>1.002,00 €</text:p>
          </table:table-cell>
          <table:covered-table-cell table:style-name="ce139"/>
          <table:table-cell table:style-name="ce133"/>
          <table:table-cell table:style-name="ce133" table:formula="of:=[.E42]+[.G42]+[.$F$40]" office:value-type="currency" office:currency="EUR" office:value="1002" calcext:value-type="currency">
            <text:p>1.002,00 €</text:p>
          </table:table-cell>
          <table:table-cell table:style-name="ce133" table:formula="of:=[.E42]-[Aus2.E$41]+[.G42]+[.F40]" office:value-type="currency" office:currency="EUR" office:value="890" calcext:value-type="currency">
            <text:p>890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April</text:p>
          </table:table-cell>
          <table:table-cell table:number-columns-repeated="2" table:style-name="ce133" office:value-type="currency" office:currency="EUR" office:value="1003" calcext:value-type="currency">
            <text:p>1.003,00 €</text:p>
          </table:table-cell>
          <table:covered-table-cell table:style-name="ce139"/>
          <table:table-cell table:style-name="ce133"/>
          <table:table-cell table:style-name="ce133" table:formula="of:=[.E43]+[.G43]+[.$F$40]" office:value-type="currency" office:currency="EUR" office:value="1003" calcext:value-type="currency">
            <text:p>1.003,00 €</text:p>
          </table:table-cell>
          <table:table-cell table:style-name="ce133" table:formula="of:=[.E43]-[Aus2.F$41]+[.G43]+[.F40]" office:value-type="currency" office:currency="EUR" office:value="863" calcext:value-type="currency">
            <text:p>863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Mai</text:p>
          </table:table-cell>
          <table:table-cell table:number-columns-repeated="2" table:style-name="ce133" office:value-type="currency" office:currency="EUR" office:value="1004" calcext:value-type="currency">
            <text:p>1.004,00 €</text:p>
          </table:table-cell>
          <table:covered-table-cell table:style-name="ce139"/>
          <table:table-cell table:style-name="ce133"/>
          <table:table-cell table:style-name="ce133" table:formula="of:=[.E44]+[.G44]+[.$F$40]" office:value-type="currency" office:currency="EUR" office:value="1004" calcext:value-type="currency">
            <text:p>1.004,00 €</text:p>
          </table:table-cell>
          <table:table-cell table:style-name="ce133" table:formula="of:=[.E44]-[Aus2.F$41]+[.G44]+[.F40]" office:value-type="currency" office:currency="EUR" office:value="864" calcext:value-type="currency">
            <text:p>864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Juni</text:p>
          </table:table-cell>
          <table:table-cell table:number-columns-repeated="2" table:style-name="ce133" office:value-type="currency" office:currency="EUR" office:value="1005" calcext:value-type="currency">
            <text:p>1.005,00 €</text:p>
          </table:table-cell>
          <table:covered-table-cell table:style-name="ce139"/>
          <table:table-cell table:style-name="ce133"/>
          <table:table-cell table:style-name="ce133" table:formula="of:=[.E45]+[.G45]+[.$F$40]" office:value-type="currency" office:currency="EUR" office:value="1005" calcext:value-type="currency">
            <text:p>1.005,00 €</text:p>
          </table:table-cell>
          <table:table-cell table:style-name="ce133" table:formula="of:=[.E45]-[Aus2.F$41]+[.G45]+[.F40]" office:value-type="currency" office:currency="EUR" office:value="865" calcext:value-type="currency">
            <text:p>865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Juli</text:p>
          </table:table-cell>
          <table:table-cell table:number-columns-repeated="2" table:style-name="ce133" office:value-type="currency" office:currency="EUR" office:value="1006" calcext:value-type="currency">
            <text:p>1.006,00 €</text:p>
          </table:table-cell>
          <table:covered-table-cell table:style-name="ce139"/>
          <table:table-cell table:style-name="ce133"/>
          <table:table-cell table:style-name="ce133" table:formula="of:=[.E46]+[.G46]+[.$F$40]" office:value-type="currency" office:currency="EUR" office:value="1006" calcext:value-type="currency">
            <text:p>1.006,00 €</text:p>
          </table:table-cell>
          <table:table-cell table:style-name="ce133" table:formula="of:=[.E46]-[Aus2.G$41]+[.G46]+[.F40]" office:value-type="currency" office:currency="EUR" office:value="838" calcext:value-type="currency">
            <text:p>838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August</text:p>
          </table:table-cell>
          <table:table-cell table:number-columns-repeated="2" table:style-name="ce133" office:value-type="currency" office:currency="EUR" office:value="1007" calcext:value-type="currency">
            <text:p>1.007,00 €</text:p>
          </table:table-cell>
          <table:covered-table-cell table:style-name="ce139"/>
          <table:table-cell table:style-name="ce133"/>
          <table:table-cell table:style-name="ce133" table:formula="of:=[.E47]+[.G47]+[.$F$40]" office:value-type="currency" office:currency="EUR" office:value="1007" calcext:value-type="currency">
            <text:p>1.007,00 €</text:p>
          </table:table-cell>
          <table:table-cell table:style-name="ce133" table:formula="of:=[.E47]-[Aus2.G$41]+[.G47]+[.F40]" office:value-type="currency" office:currency="EUR" office:value="839" calcext:value-type="currency">
            <text:p>839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September</text:p>
          </table:table-cell>
          <table:table-cell table:number-columns-repeated="2" table:style-name="ce133" office:value-type="currency" office:currency="EUR" office:value="1008" calcext:value-type="currency">
            <text:p>1.008,00 €</text:p>
          </table:table-cell>
          <table:covered-table-cell table:style-name="ce139"/>
          <table:table-cell table:style-name="ce133"/>
          <table:table-cell table:style-name="ce133" table:formula="of:=[.E48]+[.G48]+[.$F$40]" office:value-type="currency" office:currency="EUR" office:value="1008" calcext:value-type="currency">
            <text:p>1.008,00 €</text:p>
          </table:table-cell>
          <table:table-cell table:style-name="ce133" table:formula="of:=[.E48]-[Aus2.G$41]+[.G48]+[.F40]" office:value-type="currency" office:currency="EUR" office:value="840" calcext:value-type="currency">
            <text:p>840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Oktober</text:p>
          </table:table-cell>
          <table:table-cell table:number-columns-repeated="2" table:style-name="ce133" office:value-type="currency" office:currency="EUR" office:value="1009" calcext:value-type="currency">
            <text:p>1.009,00 €</text:p>
          </table:table-cell>
          <table:covered-table-cell table:style-name="ce139"/>
          <table:table-cell table:style-name="ce133"/>
          <table:table-cell table:style-name="ce133" table:formula="of:=[.E49]+[.G49]+[.$F$40]" office:value-type="currency" office:currency="EUR" office:value="1009" calcext:value-type="currency">
            <text:p>1.009,00 €</text:p>
          </table:table-cell>
          <table:table-cell table:style-name="ce133" table:formula="of:=[.E49]-[Aus2.G$41]+[.G49]+[.F40]" office:value-type="currency" office:currency="EUR" office:value="841" calcext:value-type="currency">
            <text:p>841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November</text:p>
          </table:table-cell>
          <table:table-cell table:number-columns-repeated="2" table:style-name="ce133" office:value-type="currency" office:currency="EUR" office:value="1010" calcext:value-type="currency">
            <text:p>1.010,00 €</text:p>
          </table:table-cell>
          <table:covered-table-cell table:style-name="ce139"/>
          <table:table-cell table:style-name="ce133"/>
          <table:table-cell table:style-name="ce133" table:formula="of:=[.E50]+[.G50]+[.$F$40]" office:value-type="currency" office:currency="EUR" office:value="1010" calcext:value-type="currency">
            <text:p>1.010,00 €</text:p>
          </table:table-cell>
          <table:table-cell table:style-name="ce133" table:formula="of:=[.E50]-[Aus2.G$41]+[.G50]+[.F40]" office:value-type="currency" office:currency="EUR" office:value="842" calcext:value-type="currency">
            <text:p>842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9"/>
          <table:table-cell table:style-name="ce125" office:value-type="string" calcext:value-type="string">
            <text:p>Dezember</text:p>
          </table:table-cell>
          <table:table-cell table:number-columns-repeated="2" table:style-name="ce133" office:value-type="currency" office:currency="EUR" office:value="1011" calcext:value-type="currency">
            <text:p>1.011,00 €</text:p>
          </table:table-cell>
          <table:covered-table-cell table:style-name="ce139"/>
          <table:table-cell table:style-name="ce133"/>
          <table:table-cell table:style-name="ce133" table:formula="of:=[.E51]+[.G51]+[.$F$40]" office:value-type="currency" office:currency="EUR" office:value="1011" calcext:value-type="currency">
            <text:p>1.011,00 €</text:p>
          </table:table-cell>
          <table:table-cell table:style-name="ce133" table:formula="of:=[.E51]-[Aus2.H$41]+[.G51]+[.F40]" office:value-type="currency" office:currency="EUR" office:value="815" calcext:value-type="currency">
            <text:p>815,00 €</text:p>
          </table:table-cell>
          <table:covered-table-cell table:number-columns-repeated="2" table:style-name="ce146"/>
          <table:table-cell table:style-name="ce107" table:number-columns-repeated="245"/>
        </table:table-row>
        <table:table-row table:style-name="ro9">
          <table:table-cell table:style-name="ce107"/>
          <table:table-cell table:style-name="ce120" office:value-type="float" office:value="2005" calcext:value-type="float" table:number-columns-spanned="1" table:number-rows-spanned="12">
            <text:p>2005</text:p>
          </table:table-cell>
          <table:table-cell table:style-name="ce127" office:value-type="string" calcext:value-type="string">
            <text:p>Janua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table-cell table:style-name="ce141" table:number-columns-spanned="1" table:number-rows-spanned="12"/>
          <table:table-cell table:style-name="ce132"/>
          <table:table-cell table:style-name="ce132" table:formula="of:=[.E52]+[.G52]+[.F52]" office:value-type="currency" office:currency="EUR" office:value="1000" calcext:value-type="currency">
            <text:p>1.000,00 €</text:p>
          </table:table-cell>
          <table:table-cell table:style-name="ce134" table:formula="of:=[.E52]-[Aus2.H$41]+[.G52]+[.F52]" office:value-type="currency" office:currency="EUR" office:value="804" calcext:value-type="currency">
            <text:p>804,00 €</text:p>
          </table:table-cell>
          <table:table-cell table:style-name="ce148" table:formula="of:=SUM([.D52:.D63])" office:value-type="currency" office:currency="EUR" office:value="12055" calcext:value-type="currency" table:number-columns-spanned="1" table:number-rows-spanned="12">
            <text:p>12.055,00 €</text:p>
          </table:table-cell>
          <table:table-cell table:style-name="ce148" table:formula="of:=SUM([.E52:.E63])+SUM([.G52:.G63])+[.F52]*12" office:value-type="currency" office:currency="EUR" office:value="12055" calcext:value-type="currency" table:number-columns-spanned="1" table:number-rows-spanned="12">
            <text:p>12.055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Februar</text:p>
          </table:table-cell>
          <table:table-cell table:number-columns-repeated="2" table:style-name="ce134" office:value-type="currency" office:currency="EUR" office:value="1001" calcext:value-type="currency">
            <text:p>1.001,00 €</text:p>
          </table:table-cell>
          <table:covered-table-cell table:style-name="ce141"/>
          <table:table-cell table:style-name="ce132"/>
          <table:table-cell table:style-name="ce132" table:formula="of:=[.E53]+[.G53]+[.F52]" office:value-type="currency" office:currency="EUR" office:value="1001" calcext:value-type="currency">
            <text:p>1.001,00 €</text:p>
          </table:table-cell>
          <table:table-cell table:style-name="ce134" table:formula="of:=[.E53]-[Aus2.I$41]+[.G53]+[.F52]" office:value-type="currency" office:currency="EUR" office:value="777" calcext:value-type="currency">
            <text:p>777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März</text:p>
          </table:table-cell>
          <table:table-cell table:number-columns-repeated="2" table:style-name="ce134" office:value-type="currency" office:currency="EUR" office:value="1002" calcext:value-type="currency">
            <text:p>1.002,00 €</text:p>
          </table:table-cell>
          <table:covered-table-cell table:style-name="ce141"/>
          <table:table-cell table:style-name="ce132"/>
          <table:table-cell table:style-name="ce132" table:formula="of:=[.E54]+[.G54]+[.F52]" office:value-type="currency" office:currency="EUR" office:value="1002" calcext:value-type="currency">
            <text:p>1.002,00 €</text:p>
          </table:table-cell>
          <table:table-cell table:style-name="ce134" table:formula="of:=[.E54]-[Aus2.J$41]+[.G54]+[.F52]" office:value-type="currency" office:currency="EUR" office:value="750" calcext:value-type="currency">
            <text:p>750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April</text:p>
          </table:table-cell>
          <table:table-cell table:number-columns-repeated="2" table:style-name="ce134" office:value-type="currency" office:currency="EUR" office:value="1003" calcext:value-type="currency">
            <text:p>1.003,00 €</text:p>
          </table:table-cell>
          <table:covered-table-cell table:style-name="ce141"/>
          <table:table-cell table:style-name="ce132"/>
          <table:table-cell table:style-name="ce132" table:formula="of:=[.E55]+[.G55]+[.F52]" office:value-type="currency" office:currency="EUR" office:value="1003" calcext:value-type="currency">
            <text:p>1.003,00 €</text:p>
          </table:table-cell>
          <table:table-cell table:style-name="ce134" table:formula="of:=[.E55]-[Aus2.J$41]+[.G55]+[.F52]" office:value-type="currency" office:currency="EUR" office:value="751" calcext:value-type="currency">
            <text:p>751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Mai</text:p>
          </table:table-cell>
          <table:table-cell table:number-columns-repeated="2" table:style-name="ce134" office:value-type="currency" office:currency="EUR" office:value="1004" calcext:value-type="currency">
            <text:p>1.004,00 €</text:p>
          </table:table-cell>
          <table:covered-table-cell table:style-name="ce141"/>
          <table:table-cell table:style-name="ce132"/>
          <table:table-cell table:style-name="ce132" table:formula="of:=[.E56]+[.G56]+[.F52]" office:value-type="currency" office:currency="EUR" office:value="1004" calcext:value-type="currency">
            <text:p>1.004,00 €</text:p>
          </table:table-cell>
          <table:table-cell table:style-name="ce134" table:formula="of:=[.E56]-[Aus2.K$41]+[.G56]+[.F52]" office:value-type="currency" office:currency="EUR" office:value="724" calcext:value-type="currency">
            <text:p>724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Juni</text:p>
          </table:table-cell>
          <table:table-cell table:number-columns-repeated="2" table:style-name="ce134" office:value-type="currency" office:currency="EUR" office:value="1005" calcext:value-type="currency">
            <text:p>1.005,00 €</text:p>
          </table:table-cell>
          <table:covered-table-cell table:style-name="ce141"/>
          <table:table-cell table:style-name="ce132"/>
          <table:table-cell table:style-name="ce132" table:formula="of:=[.E57]+[.G57]+[.F52]" office:value-type="currency" office:currency="EUR" office:value="1005" calcext:value-type="currency">
            <text:p>1.005,00 €</text:p>
          </table:table-cell>
          <table:table-cell table:style-name="ce134" table:formula="of:=[.E57]-[Aus2.K$41]+[.G57]+[.F52]" office:value-type="currency" office:currency="EUR" office:value="725" calcext:value-type="currency">
            <text:p>725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Juli</text:p>
          </table:table-cell>
          <table:table-cell table:number-columns-repeated="2" table:style-name="ce134" office:value-type="currency" office:currency="EUR" office:value="1006" calcext:value-type="currency">
            <text:p>1.006,00 €</text:p>
          </table:table-cell>
          <table:covered-table-cell table:style-name="ce141"/>
          <table:table-cell table:style-name="ce132"/>
          <table:table-cell table:style-name="ce132" table:formula="of:=[.E58]+[.G58]+[.F52]" office:value-type="currency" office:currency="EUR" office:value="1006" calcext:value-type="currency">
            <text:p>1.006,00 €</text:p>
          </table:table-cell>
          <table:table-cell table:style-name="ce134" table:formula="of:=[.E58]-[Aus2.K$41]+[.G58]+[.F52]" office:value-type="currency" office:currency="EUR" office:value="726" calcext:value-type="currency">
            <text:p>726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August</text:p>
          </table:table-cell>
          <table:table-cell table:number-columns-repeated="2" table:style-name="ce134" office:value-type="currency" office:currency="EUR" office:value="1007" calcext:value-type="currency">
            <text:p>1.007,00 €</text:p>
          </table:table-cell>
          <table:covered-table-cell table:style-name="ce141"/>
          <table:table-cell table:style-name="ce132"/>
          <table:table-cell table:style-name="ce132" table:formula="of:=[.E59]+[.G59]+[.F52]" office:value-type="currency" office:currency="EUR" office:value="1007" calcext:value-type="currency">
            <text:p>1.007,00 €</text:p>
          </table:table-cell>
          <table:table-cell table:style-name="ce134" table:formula="of:=[.E59]-[Aus2.K$41]+[.G59]+[.F52]" office:value-type="currency" office:currency="EUR" office:value="727" calcext:value-type="currency">
            <text:p>727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September</text:p>
          </table:table-cell>
          <table:table-cell table:number-columns-repeated="2" table:style-name="ce134" office:value-type="currency" office:currency="EUR" office:value="1008" calcext:value-type="currency">
            <text:p>1.008,00 €</text:p>
          </table:table-cell>
          <table:covered-table-cell table:style-name="ce141"/>
          <table:table-cell table:style-name="ce132"/>
          <table:table-cell table:style-name="ce132" table:formula="of:=[.E60]+[.G60]+[.F52]" office:value-type="currency" office:currency="EUR" office:value="1008" calcext:value-type="currency">
            <text:p>1.008,00 €</text:p>
          </table:table-cell>
          <table:table-cell table:style-name="ce134" table:formula="of:=[.E60]-[Aus2.K$41]+[.G60]+[.F52]" office:value-type="currency" office:currency="EUR" office:value="728" calcext:value-type="currency">
            <text:p>728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Oktober</text:p>
          </table:table-cell>
          <table:table-cell table:number-columns-repeated="2" table:style-name="ce134" office:value-type="currency" office:currency="EUR" office:value="1009" calcext:value-type="currency">
            <text:p>1.009,00 €</text:p>
          </table:table-cell>
          <table:covered-table-cell table:style-name="ce141"/>
          <table:table-cell table:style-name="ce132"/>
          <table:table-cell table:style-name="ce132" table:formula="of:=[.E61]+[.G61]+[.F52]" office:value-type="currency" office:currency="EUR" office:value="1009" calcext:value-type="currency">
            <text:p>1.009,00 €</text:p>
          </table:table-cell>
          <table:table-cell table:style-name="ce134" table:formula="of:=[.E61]-[Aus2.L$41]+[.G61]+[.F52]" office:value-type="currency" office:currency="EUR" office:value="701" calcext:value-type="currency">
            <text:p>701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November</text:p>
          </table:table-cell>
          <table:table-cell table:number-columns-repeated="2" table:style-name="ce134" office:value-type="currency" office:currency="EUR" office:value="1010" calcext:value-type="currency">
            <text:p>1.010,00 €</text:p>
          </table:table-cell>
          <table:covered-table-cell table:style-name="ce141"/>
          <table:table-cell table:style-name="ce132"/>
          <table:table-cell table:style-name="ce132" table:formula="of:=[.E62]+[.G62]+[.F52]" office:value-type="currency" office:currency="EUR" office:value="1010" calcext:value-type="currency">
            <text:p>1.010,00 €</text:p>
          </table:table-cell>
          <table:table-cell table:style-name="ce134" table:formula="of:=[.E62]-[Aus2.L$41]+[.G62]+[.F52]" office:value-type="currency" office:currency="EUR" office:value="702" calcext:value-type="currency">
            <text:p>702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21"/>
          <table:table-cell table:style-name="ce127" office:value-type="string" calcext:value-type="string">
            <text:p>Dezembe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covered-table-cell table:style-name="ce141"/>
          <table:table-cell table:style-name="ce132"/>
          <table:table-cell table:style-name="ce132" table:formula="of:=[.E63]+[.G63]+[.F52]" office:value-type="currency" office:currency="EUR" office:value="1000" calcext:value-type="currency">
            <text:p>1.000,00 €</text:p>
          </table:table-cell>
          <table:table-cell table:style-name="ce134" table:formula="of:=[.E63]-[Aus2.M$41]+[.G63]+[.F52]" office:value-type="currency" office:currency="EUR" office:value="664" calcext:value-type="currency">
            <text:p>664,00 €</text:p>
          </table:table-cell>
          <table:covered-table-cell table:number-columns-repeated="2" table:style-name="ce148"/>
          <table:table-cell table:style-name="ce107" table:number-columns-repeated="245"/>
        </table:table-row>
        <table:table-row table:style-name="ro9">
          <table:table-cell table:style-name="ce107"/>
          <table:table-cell table:style-name="ce115" office:value-type="float" office:value="2006" calcext:value-type="float" table:number-columns-spanned="1" table:number-rows-spanned="12">
            <text:p>2006</text:p>
          </table:table-cell>
          <table:table-cell table:style-name="ce125" office:value-type="string" calcext:value-type="string">
            <text:p>Januar</text:p>
          </table:table-cell>
          <table:table-cell table:number-columns-repeated="2" table:style-name="ce133" office:value-type="currency" office:currency="EUR" office:value="1000" calcext:value-type="currency">
            <text:p>1.000,00 €</text:p>
          </table:table-cell>
          <table:table-cell table:style-name="ce139" table:number-columns-spanned="1" table:number-rows-spanned="12"/>
          <table:table-cell table:style-name="ce133"/>
          <table:table-cell table:style-name="ce133" table:formula="of:=[.E64]+[.G64]+[.F64]" office:value-type="currency" office:currency="EUR" office:value="1000" calcext:value-type="currency">
            <text:p>1.000,00 €</text:p>
          </table:table-cell>
          <table:table-cell table:style-name="ce133" table:formula="of:=[.E64]-[Aus2.N$41]+[.G64]+[.F64]" office:value-type="currency" office:currency="EUR" office:value="636" calcext:value-type="currency">
            <text:p>636,00 €</text:p>
          </table:table-cell>
          <table:table-cell table:style-name="ce146" table:formula="of:=SUM([.D64:.D75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0" table:formula="of:=SUM([.E64:.E75])+SUM([.G64:.G75])+[.F64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Februar</text:p>
          </table:table-cell>
          <table:table-cell table:number-columns-repeated="2" table:style-name="ce133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3"/>
          <table:table-cell table:style-name="ce133" table:formula="of:=[.E65]+[.G65]+[.F64]" office:value-type="currency" office:currency="EUR" office:value="1001" calcext:value-type="currency">
            <text:p>1.001,00 €</text:p>
          </table:table-cell>
          <table:table-cell table:style-name="ce133" table:formula="of:=[.E65]-[Aus2.N$41]+[.G65]+[.F64]" office:value-type="currency" office:currency="EUR" office:value="637" calcext:value-type="currency">
            <text:p>63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ärz</text:p>
          </table:table-cell>
          <table:table-cell table:number-columns-repeated="2" table:style-name="ce133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3"/>
          <table:table-cell table:style-name="ce133" table:formula="of:=[.E66]+[.G66]+[.F64]" office:value-type="currency" office:currency="EUR" office:value="1002" calcext:value-type="currency">
            <text:p>1.002,00 €</text:p>
          </table:table-cell>
          <table:table-cell table:style-name="ce133" table:formula="of:=[.E66]-[Aus2.N$41]+[.G66]+[.F64]" office:value-type="currency" office:currency="EUR" office:value="638" calcext:value-type="currency">
            <text:p>63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pril</text:p>
          </table:table-cell>
          <table:table-cell table:number-columns-repeated="2" table:style-name="ce133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3"/>
          <table:table-cell table:style-name="ce133" table:formula="of:=[.E67]+[.G67]+[.F64]" office:value-type="currency" office:currency="EUR" office:value="1003" calcext:value-type="currency">
            <text:p>1.003,00 €</text:p>
          </table:table-cell>
          <table:table-cell table:style-name="ce133" table:formula="of:=[.E67]-[Aus2.N$41]+[.G67]+[.F64]" office:value-type="currency" office:currency="EUR" office:value="639" calcext:value-type="currency">
            <text:p>63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ai</text:p>
          </table:table-cell>
          <table:table-cell table:number-columns-repeated="2" table:style-name="ce133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3"/>
          <table:table-cell table:style-name="ce133" table:formula="of:=[.E68]+[.G68]+[.F64]" office:value-type="currency" office:currency="EUR" office:value="1004" calcext:value-type="currency">
            <text:p>1.004,00 €</text:p>
          </table:table-cell>
          <table:table-cell table:style-name="ce133" table:formula="of:=[.E68]-[Aus2.N$41]+[.G68]+[.F64]" office:value-type="currency" office:currency="EUR" office:value="640" calcext:value-type="currency">
            <text:p>64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ni</text:p>
          </table:table-cell>
          <table:table-cell table:number-columns-repeated="2" table:style-name="ce133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3"/>
          <table:table-cell table:style-name="ce133" table:formula="of:=[.E69]+[.G69]+[.F64]" office:value-type="currency" office:currency="EUR" office:value="1005" calcext:value-type="currency">
            <text:p>1.005,00 €</text:p>
          </table:table-cell>
          <table:table-cell table:style-name="ce133" table:formula="of:=[.E69]-[Aus2.N$41]+[.G69]+[.F64]" office:value-type="currency" office:currency="EUR" office:value="641" calcext:value-type="currency">
            <text:p>64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li</text:p>
          </table:table-cell>
          <table:table-cell table:number-columns-repeated="2" table:style-name="ce133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3"/>
          <table:table-cell table:style-name="ce133" table:formula="of:=[.E70]+[.G70]+[.F64]" office:value-type="currency" office:currency="EUR" office:value="1006" calcext:value-type="currency">
            <text:p>1.006,00 €</text:p>
          </table:table-cell>
          <table:table-cell table:style-name="ce133" table:formula="of:=[.E70]-[Aus2.N$41]+[.G70]+[.F64]" office:value-type="currency" office:currency="EUR" office:value="642" calcext:value-type="currency">
            <text:p>64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ugust</text:p>
          </table:table-cell>
          <table:table-cell table:number-columns-repeated="2" table:style-name="ce133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3"/>
          <table:table-cell table:style-name="ce133" table:formula="of:=[.E71]+[.G71]+[.F64]" office:value-type="currency" office:currency="EUR" office:value="1007" calcext:value-type="currency">
            <text:p>1.007,00 €</text:p>
          </table:table-cell>
          <table:table-cell table:style-name="ce133" table:formula="of:=[.E71]-[Aus2.N$41]+[.G71]+[.F64]" office:value-type="currency" office:currency="EUR" office:value="643" calcext:value-type="currency">
            <text:p>64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September</text:p>
          </table:table-cell>
          <table:table-cell table:number-columns-repeated="2" table:style-name="ce133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3"/>
          <table:table-cell table:style-name="ce133" table:formula="of:=[.E72]+[.G72]+[.F64]" office:value-type="currency" office:currency="EUR" office:value="1008" calcext:value-type="currency">
            <text:p>1.008,00 €</text:p>
          </table:table-cell>
          <table:table-cell table:style-name="ce133" table:formula="of:=[.E72]-[Aus2.O$41]+[.G72]+[.F64]" office:value-type="currency" office:currency="EUR" office:value="616" calcext:value-type="currency">
            <text:p>61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Oktober</text:p>
          </table:table-cell>
          <table:table-cell table:number-columns-repeated="2" table:style-name="ce133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3"/>
          <table:table-cell table:style-name="ce133" table:formula="of:=[.E73]+[.G73]+[.F64]" office:value-type="currency" office:currency="EUR" office:value="1009" calcext:value-type="currency">
            <text:p>1.009,00 €</text:p>
          </table:table-cell>
          <table:table-cell table:style-name="ce133" table:formula="of:=[.E73]-[Aus2.O$41]+[.G73]+[.F64]" office:value-type="currency" office:currency="EUR" office:value="617" calcext:value-type="currency">
            <text:p>61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November</text:p>
          </table:table-cell>
          <table:table-cell table:number-columns-repeated="2" table:style-name="ce133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3"/>
          <table:table-cell table:style-name="ce133" table:formula="of:=[.E74]+[.G74]+[.F64]" office:value-type="currency" office:currency="EUR" office:value="1010" calcext:value-type="currency">
            <text:p>1.010,00 €</text:p>
          </table:table-cell>
          <table:table-cell table:style-name="ce133" table:formula="of:=[.E74]-[Aus2.O$41]+[.G74]+[.F64]" office:value-type="currency" office:currency="EUR" office:value="618" calcext:value-type="currency">
            <text:p>61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Dezember</text:p>
          </table:table-cell>
          <table:table-cell table:number-columns-repeated="2" table:style-name="ce133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3"/>
          <table:table-cell table:style-name="ce133" table:formula="of:=[.E75]+[.G75]+[.F64]" office:value-type="currency" office:currency="EUR" office:value="1011" calcext:value-type="currency">
            <text:p>1.011,00 €</text:p>
          </table:table-cell>
          <table:table-cell table:style-name="ce133" table:formula="of:=[.E75]-[Aus2.P$41]+[.G75]+[.F64]" office:value-type="currency" office:currency="EUR" office:value="591" calcext:value-type="currency">
            <text:p>59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7" office:value-type="float" office:value="2007" calcext:value-type="float" table:number-columns-spanned="1" table:number-rows-spanned="12">
            <text:p>2007</text:p>
          </table:table-cell>
          <table:table-cell table:style-name="ce127" office:value-type="string" calcext:value-type="string">
            <text:p>Janua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table-cell table:style-name="ce140" table:number-columns-spanned="1" table:number-rows-spanned="12"/>
          <table:table-cell table:style-name="ce132"/>
          <table:table-cell table:style-name="ce132" table:formula="of:=[.E76]+[.G76]+[.F76]" office:value-type="currency" office:currency="EUR" office:value="1000" calcext:value-type="currency">
            <text:p>1.000,00 €</text:p>
          </table:table-cell>
          <table:table-cell table:style-name="ce134" table:formula="of:=[.E76]-[Aus2.Q$41]+[.G76]+[.F76]" office:value-type="currency" office:currency="EUR" office:value="552" calcext:value-type="currency">
            <text:p>552,00 €</text:p>
          </table:table-cell>
          <table:table-cell table:style-name="ce147" table:formula="of:=SUM([.D76:.D87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2" table:formula="of:=SUM([.E76:.E87])+SUM([.G76:.G87])+[.F76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Februar</text:p>
          </table:table-cell>
          <table:table-cell table:number-columns-repeated="2" table:style-name="ce134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2"/>
          <table:table-cell table:style-name="ce132" table:formula="of:=[.E77]+[.G77]+[.F76]" office:value-type="currency" office:currency="EUR" office:value="1001" calcext:value-type="currency">
            <text:p>1.001,00 €</text:p>
          </table:table-cell>
          <table:table-cell table:style-name="ce134" table:formula="of:=[.E77]-[Aus2.R$41]+[.G77]+[.F76]" office:value-type="currency" office:currency="EUR" office:value="525" calcext:value-type="currency">
            <text:p>52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ärz</text:p>
          </table:table-cell>
          <table:table-cell table:number-columns-repeated="2" table:style-name="ce134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2"/>
          <table:table-cell table:style-name="ce132" table:formula="of:=[.E78]+[.G78]+[.F76]" office:value-type="currency" office:currency="EUR" office:value="1002" calcext:value-type="currency">
            <text:p>1.002,00 €</text:p>
          </table:table-cell>
          <table:table-cell table:style-name="ce134" table:formula="of:=[.E78]-[Aus2.R$41]+[.G78]+[.F76]" office:value-type="currency" office:currency="EUR" office:value="526" calcext:value-type="currency">
            <text:p>52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pril</text:p>
          </table:table-cell>
          <table:table-cell table:number-columns-repeated="2" table:style-name="ce134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2"/>
          <table:table-cell table:style-name="ce132" table:formula="of:=[.E79]+[.G79]+[.F76]" office:value-type="currency" office:currency="EUR" office:value="1003" calcext:value-type="currency">
            <text:p>1.003,00 €</text:p>
          </table:table-cell>
          <table:table-cell table:style-name="ce134" table:formula="of:=[.E79]-[Aus2.R$41]+[.G79]+[.F76]" office:value-type="currency" office:currency="EUR" office:value="527" calcext:value-type="currency">
            <text:p>52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ai</text:p>
          </table:table-cell>
          <table:table-cell table:number-columns-repeated="2" table:style-name="ce134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2"/>
          <table:table-cell table:style-name="ce132" table:formula="of:=[.E80]+[.G80]+[.F76]" office:value-type="currency" office:currency="EUR" office:value="1004" calcext:value-type="currency">
            <text:p>1.004,00 €</text:p>
          </table:table-cell>
          <table:table-cell table:style-name="ce134" table:formula="of:=[.E80]-[Aus2.R$41]+[.G80]+[.F76]" office:value-type="currency" office:currency="EUR" office:value="528" calcext:value-type="currency">
            <text:p>52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ni</text:p>
          </table:table-cell>
          <table:table-cell table:number-columns-repeated="2" table:style-name="ce134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2"/>
          <table:table-cell table:style-name="ce132" table:formula="of:=[.E81]+[.G81]+[.F76]" office:value-type="currency" office:currency="EUR" office:value="1005" calcext:value-type="currency">
            <text:p>1.005,00 €</text:p>
          </table:table-cell>
          <table:table-cell table:style-name="ce134" table:formula="of:=[.E81]-[Aus2.R$41]+[.G81]+[.F76]" office:value-type="currency" office:currency="EUR" office:value="529" calcext:value-type="currency">
            <text:p>52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li</text:p>
          </table:table-cell>
          <table:table-cell table:number-columns-repeated="2" table:style-name="ce134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2"/>
          <table:table-cell table:style-name="ce132" table:formula="of:=[.E82]+[.G82]+[.F76]" office:value-type="currency" office:currency="EUR" office:value="1006" calcext:value-type="currency">
            <text:p>1.006,00 €</text:p>
          </table:table-cell>
          <table:table-cell table:style-name="ce134" table:formula="of:=[.E82]-[Aus2.R$41]+[.G82]+[.F76]" office:value-type="currency" office:currency="EUR" office:value="530" calcext:value-type="currency">
            <text:p>53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ugust</text:p>
          </table:table-cell>
          <table:table-cell table:number-columns-repeated="2" table:style-name="ce134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2"/>
          <table:table-cell table:style-name="ce132" table:formula="of:=[.E83]+[.G83]+[.F76]" office:value-type="currency" office:currency="EUR" office:value="1007" calcext:value-type="currency">
            <text:p>1.007,00 €</text:p>
          </table:table-cell>
          <table:table-cell table:style-name="ce134" table:formula="of:=[.E83]-[Aus2.R$41]+[.G83]+[.F76]" office:value-type="currency" office:currency="EUR" office:value="531" calcext:value-type="currency">
            <text:p>53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September</text:p>
          </table:table-cell>
          <table:table-cell table:number-columns-repeated="2" table:style-name="ce134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2"/>
          <table:table-cell table:style-name="ce132" table:formula="of:=[.E84]+[.G84]+[.F76]" office:value-type="currency" office:currency="EUR" office:value="1008" calcext:value-type="currency">
            <text:p>1.008,00 €</text:p>
          </table:table-cell>
          <table:table-cell table:style-name="ce134" table:formula="of:=[.E84]-[Aus2.R$41]+[.G84]+[.F76]" office:value-type="currency" office:currency="EUR" office:value="532" calcext:value-type="currency">
            <text:p>53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Oktober</text:p>
          </table:table-cell>
          <table:table-cell table:number-columns-repeated="2" table:style-name="ce134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2"/>
          <table:table-cell table:style-name="ce132" table:formula="of:=[.E85]+[.G85]+[.F76]" office:value-type="currency" office:currency="EUR" office:value="1009" calcext:value-type="currency">
            <text:p>1.009,00 €</text:p>
          </table:table-cell>
          <table:table-cell table:style-name="ce134" table:formula="of:=[.E85]-[Aus2.S$41]+[.G85]+[.F76]" office:value-type="currency" office:currency="EUR" office:value="505" calcext:value-type="currency">
            <text:p>50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November</text:p>
          </table:table-cell>
          <table:table-cell table:number-columns-repeated="2" table:style-name="ce134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2"/>
          <table:table-cell table:style-name="ce132" table:formula="of:=[.E86]+[.G86]+[.F76]" office:value-type="currency" office:currency="EUR" office:value="1010" calcext:value-type="currency">
            <text:p>1.010,00 €</text:p>
          </table:table-cell>
          <table:table-cell table:style-name="ce134" table:formula="of:=[.E86]-[Aus2.S$41]+[.G86]+[.F76]" office:value-type="currency" office:currency="EUR" office:value="506" calcext:value-type="currency">
            <text:p>50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Dezember</text:p>
          </table:table-cell>
          <table:table-cell table:number-columns-repeated="2" table:style-name="ce134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2"/>
          <table:table-cell table:style-name="ce132" table:formula="of:=[.E87]+[.G87]+[.F76]" office:value-type="currency" office:currency="EUR" office:value="1011" calcext:value-type="currency">
            <text:p>1.011,00 €</text:p>
          </table:table-cell>
          <table:table-cell table:style-name="ce134" table:formula="of:=[.E87]-[Aus2.T$41]+[.G87]+[.F76]" office:value-type="currency" office:currency="EUR" office:value="479" calcext:value-type="currency">
            <text:p>47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5" office:value-type="float" office:value="2008" calcext:value-type="float" table:number-columns-spanned="1" table:number-rows-spanned="12">
            <text:p>2008</text:p>
          </table:table-cell>
          <table:table-cell table:style-name="ce125" office:value-type="string" calcext:value-type="string">
            <text:p>Januar</text:p>
          </table:table-cell>
          <table:table-cell table:number-columns-repeated="2" table:style-name="ce133" office:value-type="currency" office:currency="EUR" office:value="1000" calcext:value-type="currency">
            <text:p>1.000,00 €</text:p>
          </table:table-cell>
          <table:table-cell table:style-name="ce139" table:number-columns-spanned="1" table:number-rows-spanned="12"/>
          <table:table-cell table:style-name="ce133"/>
          <table:table-cell table:style-name="ce133" table:formula="of:=[.E88]+[.G88]+[.F88]" office:value-type="currency" office:currency="EUR" office:value="1000" calcext:value-type="currency">
            <text:p>1.000,00 €</text:p>
          </table:table-cell>
          <table:table-cell table:style-name="ce133" table:formula="of:=[.E88]-[Aus2.U$41]+[.G88]+[.F88]" office:value-type="currency" office:currency="EUR" office:value="440" calcext:value-type="currency">
            <text:p>440,00 €</text:p>
          </table:table-cell>
          <table:table-cell table:style-name="ce146" table:formula="of:=SUM([.D88:.D99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0" table:formula="of:=SUM([.E88:.E99])+SUM([.G88:.G99])+[.F88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Februar</text:p>
          </table:table-cell>
          <table:table-cell table:number-columns-repeated="2" table:style-name="ce133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3"/>
          <table:table-cell table:style-name="ce133" table:formula="of:=[.E89]+[.G89]+[.F88]" office:value-type="currency" office:currency="EUR" office:value="1001" calcext:value-type="currency">
            <text:p>1.001,00 €</text:p>
          </table:table-cell>
          <table:table-cell table:style-name="ce133" table:formula="of:=[.E89]-[Aus2.V$41]+[.G89]+[.F88]" office:value-type="currency" office:currency="EUR" office:value="413" calcext:value-type="currency">
            <text:p>41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ärz</text:p>
          </table:table-cell>
          <table:table-cell table:number-columns-repeated="2" table:style-name="ce133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3"/>
          <table:table-cell table:style-name="ce133" table:formula="of:=[.E90]+[.G90]+[.F88]" office:value-type="currency" office:currency="EUR" office:value="1002" calcext:value-type="currency">
            <text:p>1.002,00 €</text:p>
          </table:table-cell>
          <table:table-cell table:style-name="ce133" table:formula="of:=[.E90]-[Aus2.V$41]+[.G90]+[.F88]" office:value-type="currency" office:currency="EUR" office:value="414" calcext:value-type="currency">
            <text:p>41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pril</text:p>
          </table:table-cell>
          <table:table-cell table:number-columns-repeated="2" table:style-name="ce133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3"/>
          <table:table-cell table:style-name="ce133" table:formula="of:=[.E91]+[.G91]+[.F88]" office:value-type="currency" office:currency="EUR" office:value="1003" calcext:value-type="currency">
            <text:p>1.003,00 €</text:p>
          </table:table-cell>
          <table:table-cell table:style-name="ce133" table:formula="of:=[.E91]-[Aus2.V$41]+[.G91]+[.F88]" office:value-type="currency" office:currency="EUR" office:value="415" calcext:value-type="currency">
            <text:p>41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ai</text:p>
          </table:table-cell>
          <table:table-cell table:number-columns-repeated="2" table:style-name="ce133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3"/>
          <table:table-cell table:style-name="ce133" table:formula="of:=[.E92]+[.G92]+[.F88]" office:value-type="currency" office:currency="EUR" office:value="1004" calcext:value-type="currency">
            <text:p>1.004,00 €</text:p>
          </table:table-cell>
          <table:table-cell table:style-name="ce133" table:formula="of:=[.E92]-[Aus2.V$41]+[.G92]+[.F88]" office:value-type="currency" office:currency="EUR" office:value="416" calcext:value-type="currency">
            <text:p>41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ni</text:p>
          </table:table-cell>
          <table:table-cell table:number-columns-repeated="2" table:style-name="ce133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3"/>
          <table:table-cell table:style-name="ce133" table:formula="of:=[.E93]+[.G93]+[.F88]" office:value-type="currency" office:currency="EUR" office:value="1005" calcext:value-type="currency">
            <text:p>1.005,00 €</text:p>
          </table:table-cell>
          <table:table-cell table:style-name="ce133" table:formula="of:=[.E93]-[Aus2.V$41]+[.G93]+[.F88]" office:value-type="currency" office:currency="EUR" office:value="417" calcext:value-type="currency">
            <text:p>41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li</text:p>
          </table:table-cell>
          <table:table-cell table:number-columns-repeated="2" table:style-name="ce133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3"/>
          <table:table-cell table:style-name="ce133" table:formula="of:=[.E94]+[.G94]+[.F88]" office:value-type="currency" office:currency="EUR" office:value="1006" calcext:value-type="currency">
            <text:p>1.006,00 €</text:p>
          </table:table-cell>
          <table:table-cell table:style-name="ce133" table:formula="of:=[.E94]-[Aus2.V$41]+[.G94]+[.F88]" office:value-type="currency" office:currency="EUR" office:value="418" calcext:value-type="currency">
            <text:p>41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ugust</text:p>
          </table:table-cell>
          <table:table-cell table:number-columns-repeated="2" table:style-name="ce133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3"/>
          <table:table-cell table:style-name="ce133" table:formula="of:=[.E95]+[.G95]+[.F88]" office:value-type="currency" office:currency="EUR" office:value="1007" calcext:value-type="currency">
            <text:p>1.007,00 €</text:p>
          </table:table-cell>
          <table:table-cell table:style-name="ce133" table:formula="of:=[.E95]-[Aus2.V$41]+[.G95]+[.F88]" office:value-type="currency" office:currency="EUR" office:value="419" calcext:value-type="currency">
            <text:p>41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September</text:p>
          </table:table-cell>
          <table:table-cell table:number-columns-repeated="2" table:style-name="ce133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3"/>
          <table:table-cell table:style-name="ce133" table:formula="of:=[.E96]+[.G96]+[.F88]" office:value-type="currency" office:currency="EUR" office:value="1008" calcext:value-type="currency">
            <text:p>1.008,00 €</text:p>
          </table:table-cell>
          <table:table-cell table:style-name="ce133" table:formula="of:=[.E96]-[Aus2.W$41]+[.G96]+[.F88]" office:value-type="currency" office:currency="EUR" office:value="392" calcext:value-type="currency">
            <text:p>39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Oktober</text:p>
          </table:table-cell>
          <table:table-cell table:number-columns-repeated="2" table:style-name="ce133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3"/>
          <table:table-cell table:style-name="ce133" table:formula="of:=[.E97]+[.G97]+[.F88]" office:value-type="currency" office:currency="EUR" office:value="1009" calcext:value-type="currency">
            <text:p>1.009,00 €</text:p>
          </table:table-cell>
          <table:table-cell table:style-name="ce133" table:formula="of:=[.E97]-[Aus2.W$41]+[.G97]+[.F88]" office:value-type="currency" office:currency="EUR" office:value="393" calcext:value-type="currency">
            <text:p>39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November</text:p>
          </table:table-cell>
          <table:table-cell table:number-columns-repeated="2" table:style-name="ce133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3"/>
          <table:table-cell table:style-name="ce133" table:formula="of:=[.E98]+[.G98]+[.F88]" office:value-type="currency" office:currency="EUR" office:value="1010" calcext:value-type="currency">
            <text:p>1.010,00 €</text:p>
          </table:table-cell>
          <table:table-cell table:style-name="ce133" table:formula="of:=[.E98]-[Aus2.W$41]+[.G98]+[.F88]" office:value-type="currency" office:currency="EUR" office:value="394" calcext:value-type="currency">
            <text:p>39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Dezember</text:p>
          </table:table-cell>
          <table:table-cell table:number-columns-repeated="2" table:style-name="ce133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3"/>
          <table:table-cell table:style-name="ce133" table:formula="of:=[.E99]+[.G99]+[.F88]" office:value-type="currency" office:currency="EUR" office:value="1011" calcext:value-type="currency">
            <text:p>1.011,00 €</text:p>
          </table:table-cell>
          <table:table-cell table:style-name="ce133" table:formula="of:=[.E99]-[Aus2.X$41]+[.G99]+[.F88]" office:value-type="currency" office:currency="EUR" office:value="367" calcext:value-type="currency">
            <text:p>36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7" office:value-type="float" office:value="2009" calcext:value-type="float" table:number-columns-spanned="1" table:number-rows-spanned="12">
            <text:p>2009</text:p>
          </table:table-cell>
          <table:table-cell table:style-name="ce127" office:value-type="string" calcext:value-type="string">
            <text:p>Janua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table-cell table:style-name="ce140" table:number-columns-spanned="1" table:number-rows-spanned="12"/>
          <table:table-cell table:style-name="ce132"/>
          <table:table-cell table:style-name="ce132" table:formula="of:=[.E100]+[.G100]+[.F100]" office:value-type="currency" office:currency="EUR" office:value="1000" calcext:value-type="currency">
            <text:p>1.000,00 €</text:p>
          </table:table-cell>
          <table:table-cell table:style-name="ce134" table:formula="of:=[.E100]-[Aus2.Y$41]+[.G100]+[.F100]" office:value-type="currency" office:currency="EUR" office:value="328" calcext:value-type="currency">
            <text:p>328,00 €</text:p>
          </table:table-cell>
          <table:table-cell table:style-name="ce147" table:formula="of:=SUM([.D100:.D111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2" table:formula="of:=SUM([.E100:.E111])+SUM([.G100:.G111])+[.F100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Februar</text:p>
          </table:table-cell>
          <table:table-cell table:number-columns-repeated="2" table:style-name="ce134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2"/>
          <table:table-cell table:style-name="ce132" table:formula="of:=[.E101]+[.G101]+[.F100]" office:value-type="currency" office:currency="EUR" office:value="1001" calcext:value-type="currency">
            <text:p>1.001,00 €</text:p>
          </table:table-cell>
          <table:table-cell table:style-name="ce134" table:formula="of:=[.E101]-[Aus2.Y$41]+[.G101]+[.F100]" office:value-type="currency" office:currency="EUR" office:value="329" calcext:value-type="currency">
            <text:p>32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ärz</text:p>
          </table:table-cell>
          <table:table-cell table:number-columns-repeated="2" table:style-name="ce134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2"/>
          <table:table-cell table:style-name="ce132" table:formula="of:=[.E102]+[.G102]+[.F100]" office:value-type="currency" office:currency="EUR" office:value="1002" calcext:value-type="currency">
            <text:p>1.002,00 €</text:p>
          </table:table-cell>
          <table:table-cell table:style-name="ce134" table:formula="of:=[.E102]-[Aus2.Y$41]+[.G102]+[.F100]" office:value-type="currency" office:currency="EUR" office:value="330" calcext:value-type="currency">
            <text:p>33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pril</text:p>
          </table:table-cell>
          <table:table-cell table:number-columns-repeated="2" table:style-name="ce134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2"/>
          <table:table-cell table:style-name="ce132" table:formula="of:=[.E103]+[.G103]+[.F100]" office:value-type="currency" office:currency="EUR" office:value="1003" calcext:value-type="currency">
            <text:p>1.003,00 €</text:p>
          </table:table-cell>
          <table:table-cell table:style-name="ce134" table:formula="of:=[.E103]-[Aus2.Y$41]+[.G103]+[.F100]" office:value-type="currency" office:currency="EUR" office:value="331" calcext:value-type="currency">
            <text:p>33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ai</text:p>
          </table:table-cell>
          <table:table-cell table:number-columns-repeated="2" table:style-name="ce134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2"/>
          <table:table-cell table:style-name="ce132" table:formula="of:=[.E104]+[.G104]+[.F100]" office:value-type="currency" office:currency="EUR" office:value="1004" calcext:value-type="currency">
            <text:p>1.004,00 €</text:p>
          </table:table-cell>
          <table:table-cell table:style-name="ce134" table:formula="of:=[.E104]-[Aus2.Z$41]+[.G104]+[.F100]" office:value-type="currency" office:currency="EUR" office:value="304" calcext:value-type="currency">
            <text:p>30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ni</text:p>
          </table:table-cell>
          <table:table-cell table:number-columns-repeated="2" table:style-name="ce134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2"/>
          <table:table-cell table:style-name="ce132" table:formula="of:=[.E105]+[.G105]+[.F100]" office:value-type="currency" office:currency="EUR" office:value="1005" calcext:value-type="currency">
            <text:p>1.005,00 €</text:p>
          </table:table-cell>
          <table:table-cell table:style-name="ce134" table:formula="of:=[.E105]-[Aus2.Z$41]+[.G105]+[.F100]" office:value-type="currency" office:currency="EUR" office:value="305" calcext:value-type="currency">
            <text:p>30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li</text:p>
          </table:table-cell>
          <table:table-cell table:number-columns-repeated="2" table:style-name="ce134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2"/>
          <table:table-cell table:style-name="ce132" table:formula="of:=[.E106]+[.G106]+[.F100]" office:value-type="currency" office:currency="EUR" office:value="1006" calcext:value-type="currency">
            <text:p>1.006,00 €</text:p>
          </table:table-cell>
          <table:table-cell table:style-name="ce134" table:formula="of:=[.E106]-[Aus2.Z$41]+[.G106]+[.F100]" office:value-type="currency" office:currency="EUR" office:value="306" calcext:value-type="currency">
            <text:p>30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ugust</text:p>
          </table:table-cell>
          <table:table-cell table:number-columns-repeated="2" table:style-name="ce134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2"/>
          <table:table-cell table:style-name="ce132" table:formula="of:=[.E107]+[.G107]+[.F100]" office:value-type="currency" office:currency="EUR" office:value="1007" calcext:value-type="currency">
            <text:p>1.007,00 €</text:p>
          </table:table-cell>
          <table:table-cell table:style-name="ce134" table:formula="of:=[.E107]-[Aus2.Z$41]+[.G107]+[.F100]" office:value-type="currency" office:currency="EUR" office:value="307" calcext:value-type="currency">
            <text:p>30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September</text:p>
          </table:table-cell>
          <table:table-cell table:number-columns-repeated="2" table:style-name="ce134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2"/>
          <table:table-cell table:style-name="ce132" table:formula="of:=[.E108]+[.G108]+[.F100]" office:value-type="currency" office:currency="EUR" office:value="1008" calcext:value-type="currency">
            <text:p>1.008,00 €</text:p>
          </table:table-cell>
          <table:table-cell table:style-name="ce134" table:formula="of:=[.E108]-[Aus2.Z$41]+[.G108]+[.F100]" office:value-type="currency" office:currency="EUR" office:value="308" calcext:value-type="currency">
            <text:p>30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Oktober</text:p>
          </table:table-cell>
          <table:table-cell table:number-columns-repeated="2" table:style-name="ce134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2"/>
          <table:table-cell table:style-name="ce132" table:formula="of:=[.E109]+[.G109]+[.F100]" office:value-type="currency" office:currency="EUR" office:value="1009" calcext:value-type="currency">
            <text:p>1.009,00 €</text:p>
          </table:table-cell>
          <table:table-cell table:style-name="ce134" table:formula="of:=[.E109]-[Aus2.AA$41]+[.G109]+[.F100]" office:value-type="currency" office:currency="EUR" office:value="281" calcext:value-type="currency">
            <text:p>28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November</text:p>
          </table:table-cell>
          <table:table-cell table:number-columns-repeated="2" table:style-name="ce134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2"/>
          <table:table-cell table:style-name="ce132" table:formula="of:=[.E110]+[.G110]+[.F100]" office:value-type="currency" office:currency="EUR" office:value="1010" calcext:value-type="currency">
            <text:p>1.010,00 €</text:p>
          </table:table-cell>
          <table:table-cell table:style-name="ce134" table:formula="of:=[.E110]-[Aus2.AA$41]+[.G110]+[.F100]" office:value-type="currency" office:currency="EUR" office:value="282" calcext:value-type="currency">
            <text:p>28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Dezember</text:p>
          </table:table-cell>
          <table:table-cell table:number-columns-repeated="2" table:style-name="ce134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2"/>
          <table:table-cell table:style-name="ce132" table:formula="of:=[.E111]+[.G111]+[.F100]" office:value-type="currency" office:currency="EUR" office:value="1011" calcext:value-type="currency">
            <text:p>1.011,00 €</text:p>
          </table:table-cell>
          <table:table-cell table:style-name="ce134" table:formula="of:=[.E111]-[Aus2.AA$41]+[.G111]+[.F100]" office:value-type="currency" office:currency="EUR" office:value="283" calcext:value-type="currency">
            <text:p>28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5" office:value-type="float" office:value="2010" calcext:value-type="float" table:number-columns-spanned="1" table:number-rows-spanned="12">
            <text:p>2010</text:p>
          </table:table-cell>
          <table:table-cell table:style-name="ce125" office:value-type="string" calcext:value-type="string">
            <text:p>Januar</text:p>
          </table:table-cell>
          <table:table-cell table:number-columns-repeated="2" table:style-name="ce133" office:value-type="currency" office:currency="EUR" office:value="1000" calcext:value-type="currency">
            <text:p>1.000,00 €</text:p>
          </table:table-cell>
          <table:table-cell table:style-name="ce139" table:number-columns-spanned="1" table:number-rows-spanned="12"/>
          <table:table-cell table:style-name="ce133"/>
          <table:table-cell table:style-name="ce133" table:formula="of:=[.E112]+[.G112]+[.F112]" office:value-type="currency" office:currency="EUR" office:value="1000" calcext:value-type="currency">
            <text:p>1.000,00 €</text:p>
          </table:table-cell>
          <table:table-cell table:style-name="ce133" table:formula="of:=[.E112]-[Aus2.AB$41]+[.G112]+[.F112]" office:value-type="currency" office:currency="EUR" office:value="244" calcext:value-type="currency">
            <text:p>244,00 €</text:p>
          </table:table-cell>
          <table:table-cell table:style-name="ce146" table:formula="of:=SUM([.D112:.D123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0" table:formula="of:=SUM([.E112:.E123])+SUM([.G112:.G123])+[.F112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Februar</text:p>
          </table:table-cell>
          <table:table-cell table:number-columns-repeated="2" table:style-name="ce133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3"/>
          <table:table-cell table:style-name="ce133" table:formula="of:=[.E113]+[.G113]+[.F112]" office:value-type="currency" office:currency="EUR" office:value="1001" calcext:value-type="currency">
            <text:p>1.001,00 €</text:p>
          </table:table-cell>
          <table:table-cell table:style-name="ce133" table:formula="of:=[.E113]-[Aus2.AC$41]+[.G113]+[.F112]" office:value-type="currency" office:currency="EUR" office:value="217" calcext:value-type="currency">
            <text:p>21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ärz</text:p>
          </table:table-cell>
          <table:table-cell table:number-columns-repeated="2" table:style-name="ce133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3"/>
          <table:table-cell table:style-name="ce133" table:formula="of:=[.E114]+[.G114]+[.F112]" office:value-type="currency" office:currency="EUR" office:value="1002" calcext:value-type="currency">
            <text:p>1.002,00 €</text:p>
          </table:table-cell>
          <table:table-cell table:style-name="ce133" table:formula="of:=[.E114]-[Aus2.AC$41]+[.G114]+[.F112]" office:value-type="currency" office:currency="EUR" office:value="218" calcext:value-type="currency">
            <text:p>21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pril</text:p>
          </table:table-cell>
          <table:table-cell table:number-columns-repeated="2" table:style-name="ce133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3"/>
          <table:table-cell table:style-name="ce133" table:formula="of:=[.E115]+[.G115]+[.F112]" office:value-type="currency" office:currency="EUR" office:value="1003" calcext:value-type="currency">
            <text:p>1.003,00 €</text:p>
          </table:table-cell>
          <table:table-cell table:style-name="ce133" table:formula="of:=[.E115]-[Aus2.AC$41]+[.G115]+[.F112]" office:value-type="currency" office:currency="EUR" office:value="219" calcext:value-type="currency">
            <text:p>21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ai</text:p>
          </table:table-cell>
          <table:table-cell table:number-columns-repeated="2" table:style-name="ce133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3"/>
          <table:table-cell table:style-name="ce133" table:formula="of:=[.E116]+[.G116]+[.F112]" office:value-type="currency" office:currency="EUR" office:value="1004" calcext:value-type="currency">
            <text:p>1.004,00 €</text:p>
          </table:table-cell>
          <table:table-cell table:style-name="ce133" table:formula="of:=[.E116]-[Aus2.AD$41]+[.G116]+[.F112]" office:value-type="currency" office:currency="EUR" office:value="192" calcext:value-type="currency">
            <text:p>19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ni</text:p>
          </table:table-cell>
          <table:table-cell table:number-columns-repeated="2" table:style-name="ce133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3"/>
          <table:table-cell table:style-name="ce133" table:formula="of:=[.E117]+[.G117]+[.F112]" office:value-type="currency" office:currency="EUR" office:value="1005" calcext:value-type="currency">
            <text:p>1.005,00 €</text:p>
          </table:table-cell>
          <table:table-cell table:style-name="ce133" table:formula="of:=[.E117]-[Aus2.AD$41]+[.G117]+[.F112]" office:value-type="currency" office:currency="EUR" office:value="193" calcext:value-type="currency">
            <text:p>19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li</text:p>
          </table:table-cell>
          <table:table-cell table:number-columns-repeated="2" table:style-name="ce133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3"/>
          <table:table-cell table:style-name="ce133" table:formula="of:=[.E118]+[.G118]+[.F112]" office:value-type="currency" office:currency="EUR" office:value="1006" calcext:value-type="currency">
            <text:p>1.006,00 €</text:p>
          </table:table-cell>
          <table:table-cell table:style-name="ce133" table:formula="of:=[.E118]-[Aus2.AD$41]+[.G118]+[.F112]" office:value-type="currency" office:currency="EUR" office:value="194" calcext:value-type="currency">
            <text:p>19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ugust</text:p>
          </table:table-cell>
          <table:table-cell table:number-columns-repeated="2" table:style-name="ce133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3"/>
          <table:table-cell table:style-name="ce133" table:formula="of:=[.E119]+[.G119]+[.F112]" office:value-type="currency" office:currency="EUR" office:value="1007" calcext:value-type="currency">
            <text:p>1.007,00 €</text:p>
          </table:table-cell>
          <table:table-cell table:style-name="ce133" table:formula="of:=[.E119]-[Aus2.AD$41]+[.G119]+[.F112]" office:value-type="currency" office:currency="EUR" office:value="195" calcext:value-type="currency">
            <text:p>19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September</text:p>
          </table:table-cell>
          <table:table-cell table:number-columns-repeated="2" table:style-name="ce133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3"/>
          <table:table-cell table:style-name="ce133" table:formula="of:=[.E120]+[.G120]+[.F112]" office:value-type="currency" office:currency="EUR" office:value="1008" calcext:value-type="currency">
            <text:p>1.008,00 €</text:p>
          </table:table-cell>
          <table:table-cell table:style-name="ce133" table:formula="of:=[.E120]-[Aus2.AD$41]+[.G120]+[.F112]" office:value-type="currency" office:currency="EUR" office:value="196" calcext:value-type="currency">
            <text:p>19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Oktober</text:p>
          </table:table-cell>
          <table:table-cell table:number-columns-repeated="2" table:style-name="ce133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3"/>
          <table:table-cell table:style-name="ce133" table:formula="of:=[.E121]+[.G121]+[.F112]" office:value-type="currency" office:currency="EUR" office:value="1009" calcext:value-type="currency">
            <text:p>1.009,00 €</text:p>
          </table:table-cell>
          <table:table-cell table:style-name="ce133" table:formula="of:=[.E121]-[Aus2.AE$41]+[.G121]+[.F112]" office:value-type="currency" office:currency="EUR" office:value="169" calcext:value-type="currency">
            <text:p>16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November</text:p>
          </table:table-cell>
          <table:table-cell table:number-columns-repeated="2" table:style-name="ce133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3"/>
          <table:table-cell table:style-name="ce133" table:formula="of:=[.E122]+[.G122]+[.F112]" office:value-type="currency" office:currency="EUR" office:value="1010" calcext:value-type="currency">
            <text:p>1.010,00 €</text:p>
          </table:table-cell>
          <table:table-cell table:style-name="ce133" table:formula="of:=[.E122]-[Aus2.AE$41]+[.G122]+[.F112]" office:value-type="currency" office:currency="EUR" office:value="170" calcext:value-type="currency">
            <text:p>17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Dezember</text:p>
          </table:table-cell>
          <table:table-cell table:number-columns-repeated="2" table:style-name="ce133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3"/>
          <table:table-cell table:style-name="ce133" table:formula="of:=[.E123]+[.G123]+[.F112]" office:value-type="currency" office:currency="EUR" office:value="1011" calcext:value-type="currency">
            <text:p>1.011,00 €</text:p>
          </table:table-cell>
          <table:table-cell table:style-name="ce133" table:formula="of:=[.E123]-[Aus2.AE$41]+[.G123]+[.F112]" office:value-type="currency" office:currency="EUR" office:value="171" calcext:value-type="currency">
            <text:p>17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7" office:value-type="float" office:value="2011" calcext:value-type="float" table:number-columns-spanned="1" table:number-rows-spanned="12">
            <text:p>2011</text:p>
          </table:table-cell>
          <table:table-cell table:style-name="ce127" office:value-type="string" calcext:value-type="string">
            <text:p>Janua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table-cell table:style-name="ce140" table:number-columns-spanned="1" table:number-rows-spanned="12"/>
          <table:table-cell table:style-name="ce132"/>
          <table:table-cell table:style-name="ce132" table:formula="of:=[.E124]+[.G124]+[.F124]" office:value-type="currency" office:currency="EUR" office:value="1000" calcext:value-type="currency">
            <text:p>1.000,00 €</text:p>
          </table:table-cell>
          <table:table-cell table:style-name="ce134" table:formula="of:=[.E124]-[Aus2.AF$41]+[.G124]+[.F124]" office:value-type="currency" office:currency="EUR" office:value="132" calcext:value-type="currency">
            <text:p>132,00 €</text:p>
          </table:table-cell>
          <table:table-cell table:style-name="ce147" table:formula="of:=SUM([.D124:.D135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2" table:formula="of:=SUM([.E124:.E135])+SUM([.G124:.G135])+[.F124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Februar</text:p>
          </table:table-cell>
          <table:table-cell table:number-columns-repeated="2" table:style-name="ce134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2"/>
          <table:table-cell table:style-name="ce132" table:formula="of:=[.E125]+[.G125]+[.F124]" office:value-type="currency" office:currency="EUR" office:value="1001" calcext:value-type="currency">
            <text:p>1.001,00 €</text:p>
          </table:table-cell>
          <table:table-cell table:style-name="ce134" table:formula="of:=[.E125]-[Aus2.AF$41]+[.G125]+[.F124]" office:value-type="currency" office:currency="EUR" office:value="133" calcext:value-type="currency">
            <text:p>13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ärz</text:p>
          </table:table-cell>
          <table:table-cell table:number-columns-repeated="2" table:style-name="ce134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2"/>
          <table:table-cell table:style-name="ce132" table:formula="of:=[.E126]+[.G126]+[.F124]" office:value-type="currency" office:currency="EUR" office:value="1002" calcext:value-type="currency">
            <text:p>1.002,00 €</text:p>
          </table:table-cell>
          <table:table-cell table:style-name="ce134" table:formula="of:=[.E126]-[Aus2.AG$41]+[.G126]+[.F124]" office:value-type="currency" office:currency="EUR" office:value="106" calcext:value-type="currency">
            <text:p>10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pril</text:p>
          </table:table-cell>
          <table:table-cell table:number-columns-repeated="2" table:style-name="ce134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2"/>
          <table:table-cell table:style-name="ce132" table:formula="of:=[.E127]+[.G127]+[.F124]" office:value-type="currency" office:currency="EUR" office:value="1003" calcext:value-type="currency">
            <text:p>1.003,00 €</text:p>
          </table:table-cell>
          <table:table-cell table:style-name="ce134" table:formula="of:=[.E127]-[Aus2.AG$41]+[.G127]+[.F125]" office:value-type="currency" office:currency="EUR" office:value="107" calcext:value-type="currency">
            <text:p>10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ai</text:p>
          </table:table-cell>
          <table:table-cell table:number-columns-repeated="2" table:style-name="ce134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2"/>
          <table:table-cell table:style-name="ce132" table:formula="of:=[.E128]+[.G128]+[.F124]" office:value-type="currency" office:currency="EUR" office:value="1004" calcext:value-type="currency">
            <text:p>1.004,00 €</text:p>
          </table:table-cell>
          <table:table-cell table:style-name="ce134" table:formula="of:=[.E128]-[Aus2.AH$41]+[.G128]+[.F126]" office:value-type="currency" office:currency="EUR" office:value="80" calcext:value-type="currency">
            <text:p>8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ni</text:p>
          </table:table-cell>
          <table:table-cell table:number-columns-repeated="2" table:style-name="ce134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2"/>
          <table:table-cell table:style-name="ce132" table:formula="of:=[.E129]+[.G129]+[.F124]" office:value-type="currency" office:currency="EUR" office:value="1005" calcext:value-type="currency">
            <text:p>1.005,00 €</text:p>
          </table:table-cell>
          <table:table-cell table:style-name="ce134" table:formula="of:=[.E129]-[Aus2.AH$41]+[.G129]+[.F127]" office:value-type="currency" office:currency="EUR" office:value="81" calcext:value-type="currency">
            <text:p>8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li</text:p>
          </table:table-cell>
          <table:table-cell table:number-columns-repeated="2" table:style-name="ce134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2"/>
          <table:table-cell table:style-name="ce132" table:formula="of:=[.E130]+[.G130]+[.F124]" office:value-type="currency" office:currency="EUR" office:value="1006" calcext:value-type="currency">
            <text:p>1.006,00 €</text:p>
          </table:table-cell>
          <table:table-cell table:style-name="ce134" table:formula="of:=[.E130]-[Aus2.AH$41]+[.G130]+[.F128]" office:value-type="currency" office:currency="EUR" office:value="82" calcext:value-type="currency">
            <text:p>8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ugust</text:p>
          </table:table-cell>
          <table:table-cell table:number-columns-repeated="2" table:style-name="ce134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2"/>
          <table:table-cell table:style-name="ce132" table:formula="of:=[.E131]+[.G131]+[.F124]" office:value-type="currency" office:currency="EUR" office:value="1007" calcext:value-type="currency">
            <text:p>1.007,00 €</text:p>
          </table:table-cell>
          <table:table-cell table:style-name="ce134" table:formula="of:=[.E131]-[Aus2.AI$41]+[.G131]+[.F129]" office:value-type="currency" office:currency="EUR" office:value="55" calcext:value-type="currency">
            <text:p>5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September</text:p>
          </table:table-cell>
          <table:table-cell table:number-columns-repeated="2" table:style-name="ce134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2"/>
          <table:table-cell table:style-name="ce132" table:formula="of:=[.E132]+[.G132]+[.F124]" office:value-type="currency" office:currency="EUR" office:value="1008" calcext:value-type="currency">
            <text:p>1.008,00 €</text:p>
          </table:table-cell>
          <table:table-cell table:style-name="ce134" table:formula="of:=[.E132]-[Aus2.AI$41]+[.G132]+[.F130]" office:value-type="currency" office:currency="EUR" office:value="56" calcext:value-type="currency">
            <text:p>5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Oktober</text:p>
          </table:table-cell>
          <table:table-cell table:number-columns-repeated="2" table:style-name="ce134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2"/>
          <table:table-cell table:style-name="ce132" table:formula="of:=[.E133]+[.G133]+[.F124]" office:value-type="currency" office:currency="EUR" office:value="1009" calcext:value-type="currency">
            <text:p>1.009,00 €</text:p>
          </table:table-cell>
          <table:table-cell table:style-name="ce134" table:formula="of:=[.E133]-[Aus2.AI$41]+[.G133]+[.F131]" office:value-type="currency" office:currency="EUR" office:value="57" calcext:value-type="currency">
            <text:p>5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November</text:p>
          </table:table-cell>
          <table:table-cell table:number-columns-repeated="2" table:style-name="ce134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2"/>
          <table:table-cell table:style-name="ce132" table:formula="of:=[.E134]+[.G134]+[.F124]" office:value-type="currency" office:currency="EUR" office:value="1010" calcext:value-type="currency">
            <text:p>1.010,00 €</text:p>
          </table:table-cell>
          <table:table-cell table:style-name="ce134" table:formula="of:=[.E134]-[Aus2.AI$41]+[.G134]+[.F132]" office:value-type="currency" office:currency="EUR" office:value="58" calcext:value-type="currency">
            <text:p>5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Dezember</text:p>
          </table:table-cell>
          <table:table-cell table:number-columns-repeated="2" table:style-name="ce134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2"/>
          <table:table-cell table:style-name="ce132" table:formula="of:=[.E135]+[.G135]+[.F124]" office:value-type="currency" office:currency="EUR" office:value="1011" calcext:value-type="currency">
            <text:p>1.011,00 €</text:p>
          </table:table-cell>
          <table:table-cell table:style-name="ce134" table:formula="of:=[.E135]-[Aus2.AI$41]+[.G135]+[.F133]" office:value-type="currency" office:currency="EUR" office:value="59" calcext:value-type="currency">
            <text:p>5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5" office:value-type="float" office:value="2012" calcext:value-type="float" table:number-columns-spanned="1" table:number-rows-spanned="12">
            <text:p>2012</text:p>
          </table:table-cell>
          <table:table-cell table:style-name="ce125" office:value-type="string" calcext:value-type="string">
            <text:p>Januar</text:p>
          </table:table-cell>
          <table:table-cell table:number-columns-repeated="2" table:style-name="ce133" office:value-type="currency" office:currency="EUR" office:value="1000" calcext:value-type="currency">
            <text:p>1.000,00 €</text:p>
          </table:table-cell>
          <table:table-cell table:style-name="ce139" table:number-columns-spanned="1" table:number-rows-spanned="12"/>
          <table:table-cell table:style-name="ce133"/>
          <table:table-cell table:style-name="ce133" table:formula="of:=[.E136]+[.G136]+[.F136]" office:value-type="currency" office:currency="EUR" office:value="1000" calcext:value-type="currency">
            <text:p>1.000,00 €</text:p>
          </table:table-cell>
          <table:table-cell table:style-name="ce133" table:formula="of:=[.E136]-[Aus2.AJ$41]+[.G136]+[.F136]" office:value-type="currency" office:currency="EUR" office:value="20" calcext:value-type="currency">
            <text:p>20,00 €</text:p>
          </table:table-cell>
          <table:table-cell table:style-name="ce146" table:formula="of:=SUM([.D136:.D147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0" table:formula="of:=SUM([.E136:.E147])+SUM([.G136:.G147])+[.F136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Februar</text:p>
          </table:table-cell>
          <table:table-cell table:number-columns-repeated="2" table:style-name="ce133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3"/>
          <table:table-cell table:style-name="ce133" table:formula="of:=[.E137]+[.G137]+[.F136]" office:value-type="currency" office:currency="EUR" office:value="1001" calcext:value-type="currency">
            <text:p>1.001,00 €</text:p>
          </table:table-cell>
          <table:table-cell table:style-name="ce133" table:formula="of:=[.E137]-[Aus2.AJ$41]+[.G137]+[.F136]" office:value-type="currency" office:currency="EUR" office:value="21" calcext:value-type="currency">
            <text:p>2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ärz</text:p>
          </table:table-cell>
          <table:table-cell table:number-columns-repeated="2" table:style-name="ce133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3"/>
          <table:table-cell table:style-name="ce133" table:formula="of:=[.E138]+[.G138]+[.F136]" office:value-type="currency" office:currency="EUR" office:value="1002" calcext:value-type="currency">
            <text:p>1.002,00 €</text:p>
          </table:table-cell>
          <table:table-cell table:style-name="ce133" table:formula="of:=[.E138]-[Aus2.AK$41]+[.G138]+[.F136]" office:value-type="currency" office:currency="EUR" office:value="-6" calcext:value-type="currency">
            <text:p>-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pril</text:p>
          </table:table-cell>
          <table:table-cell table:number-columns-repeated="2" table:style-name="ce133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3"/>
          <table:table-cell table:style-name="ce133" table:formula="of:=[.E139]+[.G139]+[.F136]" office:value-type="currency" office:currency="EUR" office:value="1003" calcext:value-type="currency">
            <text:p>1.003,00 €</text:p>
          </table:table-cell>
          <table:table-cell table:style-name="ce133" table:formula="of:=[.E139]-[Aus2.AL$41]+[.G139]+[.F136]" office:value-type="currency" office:currency="EUR" office:value="-33" calcext:value-type="currency">
            <text:p>-3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ai</text:p>
          </table:table-cell>
          <table:table-cell table:number-columns-repeated="2" table:style-name="ce133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3"/>
          <table:table-cell table:style-name="ce133" table:formula="of:=[.E140]+[.G140]+[.F136]" office:value-type="currency" office:currency="EUR" office:value="1004" calcext:value-type="currency">
            <text:p>1.004,00 €</text:p>
          </table:table-cell>
          <table:table-cell table:style-name="ce133" table:formula="of:=[.E140]-[Aus2.AL$41]+[.G140]+[.F136]" office:value-type="currency" office:currency="EUR" office:value="-32" calcext:value-type="currency">
            <text:p>-3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ni</text:p>
          </table:table-cell>
          <table:table-cell table:number-columns-repeated="2" table:style-name="ce133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3"/>
          <table:table-cell table:style-name="ce133" table:formula="of:=[.E141]+[.G141]+[.F136]" office:value-type="currency" office:currency="EUR" office:value="1005" calcext:value-type="currency">
            <text:p>1.005,00 €</text:p>
          </table:table-cell>
          <table:table-cell table:style-name="ce133" table:formula="of:=[.E141]-[Aus2.AL$41]+[.G141]+[.F136]" office:value-type="currency" office:currency="EUR" office:value="-31" calcext:value-type="currency">
            <text:p>-3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li</text:p>
          </table:table-cell>
          <table:table-cell table:number-columns-repeated="2" table:style-name="ce133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3"/>
          <table:table-cell table:style-name="ce133" table:formula="of:=[.E142]+[.G142]+[.F136]" office:value-type="currency" office:currency="EUR" office:value="1006" calcext:value-type="currency">
            <text:p>1.006,00 €</text:p>
          </table:table-cell>
          <table:table-cell table:style-name="ce133" table:formula="of:=[.E142]-[Aus2.AL$41]+[.G142]+[.F136]" office:value-type="currency" office:currency="EUR" office:value="-30" calcext:value-type="currency">
            <text:p>-3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ugust</text:p>
          </table:table-cell>
          <table:table-cell table:number-columns-repeated="2" table:style-name="ce133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3"/>
          <table:table-cell table:style-name="ce133" table:formula="of:=[.E143]+[.G143]+[.F136]" office:value-type="currency" office:currency="EUR" office:value="1007" calcext:value-type="currency">
            <text:p>1.007,00 €</text:p>
          </table:table-cell>
          <table:table-cell table:style-name="ce133" table:formula="of:=[.E143]-[Aus2.AL$41]+[.G143]+[.F136]" office:value-type="currency" office:currency="EUR" office:value="-29" calcext:value-type="currency">
            <text:p>-2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September</text:p>
          </table:table-cell>
          <table:table-cell table:number-columns-repeated="2" table:style-name="ce133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3"/>
          <table:table-cell table:style-name="ce133" table:formula="of:=[.E144]+[.G144]+[.F136]" office:value-type="currency" office:currency="EUR" office:value="1008" calcext:value-type="currency">
            <text:p>1.008,00 €</text:p>
          </table:table-cell>
          <table:table-cell table:style-name="ce133" table:formula="of:=[.E144]-[Aus2.AL$41]+[.G144]+[.F136]" office:value-type="currency" office:currency="EUR" office:value="-28" calcext:value-type="currency">
            <text:p>-2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Oktober</text:p>
          </table:table-cell>
          <table:table-cell table:number-columns-repeated="2" table:style-name="ce133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3"/>
          <table:table-cell table:style-name="ce133" table:formula="of:=[.E145]+[.G145]+[.F136]" office:value-type="currency" office:currency="EUR" office:value="1009" calcext:value-type="currency">
            <text:p>1.009,00 €</text:p>
          </table:table-cell>
          <table:table-cell table:style-name="ce133" table:formula="of:=[.E145]-[Aus2.AL$41]+[.G145]+[.F136]" office:value-type="currency" office:currency="EUR" office:value="-27" calcext:value-type="currency">
            <text:p>-2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November</text:p>
          </table:table-cell>
          <table:table-cell table:number-columns-repeated="2" table:style-name="ce133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3"/>
          <table:table-cell table:style-name="ce133" table:formula="of:=[.E146]+[.G146]+[.F136]" office:value-type="currency" office:currency="EUR" office:value="1010" calcext:value-type="currency">
            <text:p>1.010,00 €</text:p>
          </table:table-cell>
          <table:table-cell table:style-name="ce133" table:formula="of:=[.E146]-[Aus2.AM$41]+[.G146]+[.F136]" office:value-type="currency" office:currency="EUR" office:value="-54" calcext:value-type="currency">
            <text:p>-5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Dezember</text:p>
          </table:table-cell>
          <table:table-cell table:number-columns-repeated="2" table:style-name="ce133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3"/>
          <table:table-cell table:style-name="ce133" table:formula="of:=[.E147]+[.G147]+[.F136]" office:value-type="currency" office:currency="EUR" office:value="1011" calcext:value-type="currency">
            <text:p>1.011,00 €</text:p>
          </table:table-cell>
          <table:table-cell table:style-name="ce133" table:formula="of:=[.E147]-[Aus2.AM$41]+[.G147]+[.F136]" office:value-type="currency" office:currency="EUR" office:value="-53" calcext:value-type="currency">
            <text:p>-5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7" office:value-type="float" office:value="2013" calcext:value-type="float" table:number-columns-spanned="1" table:number-rows-spanned="12">
            <text:p>2013</text:p>
          </table:table-cell>
          <table:table-cell table:style-name="ce127" office:value-type="string" calcext:value-type="string">
            <text:p>Janua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table-cell table:style-name="ce140" table:number-columns-spanned="1" table:number-rows-spanned="12"/>
          <table:table-cell table:style-name="ce132"/>
          <table:table-cell table:style-name="ce132" table:formula="of:=[.E148]+[.G148]+[.F148]" office:value-type="currency" office:currency="EUR" office:value="1000" calcext:value-type="currency">
            <text:p>1.000,00 €</text:p>
          </table:table-cell>
          <table:table-cell table:style-name="ce134" table:formula="of:=[.E148]-[Aus2.AN$41]+[.G148]+[.F148]" office:value-type="currency" office:currency="EUR" office:value="-92" calcext:value-type="currency">
            <text:p>-92,00 €</text:p>
          </table:table-cell>
          <table:table-cell table:style-name="ce147" table:formula="of:=SUM([.D148:.D159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2" table:formula="of:=SUM([.E148:.E159])+SUM([.G148:.G159])+[.F148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Februar</text:p>
          </table:table-cell>
          <table:table-cell table:number-columns-repeated="2" table:style-name="ce134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2"/>
          <table:table-cell table:style-name="ce132" table:formula="of:=[.E149]+[.G149]+[.F148]" office:value-type="currency" office:currency="EUR" office:value="1001" calcext:value-type="currency">
            <text:p>1.001,00 €</text:p>
          </table:table-cell>
          <table:table-cell table:style-name="ce134" table:formula="of:=[.E149]-[Aus2.AN$41]+[.G149]+[.F148]" office:value-type="currency" office:currency="EUR" office:value="-91" calcext:value-type="currency">
            <text:p>-9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ärz</text:p>
          </table:table-cell>
          <table:table-cell table:number-columns-repeated="2" table:style-name="ce134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2"/>
          <table:table-cell table:style-name="ce132" table:formula="of:=[.E150]+[.G150]+[.F148]" office:value-type="currency" office:currency="EUR" office:value="1002" calcext:value-type="currency">
            <text:p>1.002,00 €</text:p>
          </table:table-cell>
          <table:table-cell table:style-name="ce134" table:formula="of:=[.E150]-[Aus2.AN$41]+[.G150]+[.F148]" office:value-type="currency" office:currency="EUR" office:value="-90" calcext:value-type="currency">
            <text:p>-9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pril</text:p>
          </table:table-cell>
          <table:table-cell table:number-columns-repeated="2" table:style-name="ce134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2"/>
          <table:table-cell table:style-name="ce132" table:formula="of:=[.E151]+[.G151]+[.F148]" office:value-type="currency" office:currency="EUR" office:value="1003" calcext:value-type="currency">
            <text:p>1.003,00 €</text:p>
          </table:table-cell>
          <table:table-cell table:style-name="ce134" table:formula="of:=[.E151]-[Aus2.AN$41]+[.G151]+[.F149]" office:value-type="currency" office:currency="EUR" office:value="-89" calcext:value-type="currency">
            <text:p>-8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ai</text:p>
          </table:table-cell>
          <table:table-cell table:number-columns-repeated="2" table:style-name="ce134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2"/>
          <table:table-cell table:style-name="ce132" table:formula="of:=[.E152]+[.G152]+[.F148]" office:value-type="currency" office:currency="EUR" office:value="1004" calcext:value-type="currency">
            <text:p>1.004,00 €</text:p>
          </table:table-cell>
          <table:table-cell table:style-name="ce134" table:formula="of:=[.E152]-[Aus2.AN$41]+[.G152]+[.F150]" office:value-type="currency" office:currency="EUR" office:value="-88" calcext:value-type="currency">
            <text:p>-8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ni</text:p>
          </table:table-cell>
          <table:table-cell table:number-columns-repeated="2" table:style-name="ce134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2"/>
          <table:table-cell table:style-name="ce132" table:formula="of:=[.E153]+[.G153]+[.F148]" office:value-type="currency" office:currency="EUR" office:value="1005" calcext:value-type="currency">
            <text:p>1.005,00 €</text:p>
          </table:table-cell>
          <table:table-cell table:style-name="ce134" table:formula="of:=[.E153]-[Aus2.AN$41]+[.G153]+[.F151]" office:value-type="currency" office:currency="EUR" office:value="-87" calcext:value-type="currency">
            <text:p>-8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li</text:p>
          </table:table-cell>
          <table:table-cell table:number-columns-repeated="2" table:style-name="ce134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2"/>
          <table:table-cell table:style-name="ce132" table:formula="of:=[.E154]+[.G154]+[.F148]" office:value-type="currency" office:currency="EUR" office:value="1006" calcext:value-type="currency">
            <text:p>1.006,00 €</text:p>
          </table:table-cell>
          <table:table-cell table:style-name="ce134" table:formula="of:=[.E154]-[Aus2.AN$41]+[.G154]+[.F152]" office:value-type="currency" office:currency="EUR" office:value="-86" calcext:value-type="currency">
            <text:p>-8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ugust</text:p>
          </table:table-cell>
          <table:table-cell table:number-columns-repeated="2" table:style-name="ce134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2"/>
          <table:table-cell table:style-name="ce132" table:formula="of:=[.E155]+[.G155]+[.F148]" office:value-type="currency" office:currency="EUR" office:value="1007" calcext:value-type="currency">
            <text:p>1.007,00 €</text:p>
          </table:table-cell>
          <table:table-cell table:style-name="ce134" table:formula="of:=[.E155]-[Aus2.AN$41]+[.G155]+[.F153]" office:value-type="currency" office:currency="EUR" office:value="-85" calcext:value-type="currency">
            <text:p>-8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September</text:p>
          </table:table-cell>
          <table:table-cell table:number-columns-repeated="2" table:style-name="ce134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2"/>
          <table:table-cell table:style-name="ce132" table:formula="of:=[.E156]+[.G156]+[.F148]" office:value-type="currency" office:currency="EUR" office:value="1008" calcext:value-type="currency">
            <text:p>1.008,00 €</text:p>
          </table:table-cell>
          <table:table-cell table:style-name="ce134" table:formula="of:=[.E156]-[Aus2.AN$41]+[.G156]+[.F154]" office:value-type="currency" office:currency="EUR" office:value="-84" calcext:value-type="currency">
            <text:p>-8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Oktober</text:p>
          </table:table-cell>
          <table:table-cell table:number-columns-repeated="2" table:style-name="ce134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2"/>
          <table:table-cell table:style-name="ce132" table:formula="of:=[.E157]+[.G157]+[.F148]" office:value-type="currency" office:currency="EUR" office:value="1009" calcext:value-type="currency">
            <text:p>1.009,00 €</text:p>
          </table:table-cell>
          <table:table-cell table:style-name="ce134" table:formula="of:=[.E157]-[Aus2.AN$41]+[.G157]+[.F155]" office:value-type="currency" office:currency="EUR" office:value="-83" calcext:value-type="currency">
            <text:p>-8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November</text:p>
          </table:table-cell>
          <table:table-cell table:number-columns-repeated="2" table:style-name="ce134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2"/>
          <table:table-cell table:style-name="ce132" table:formula="of:=[.E158]+[.G158]+[.F148]" office:value-type="currency" office:currency="EUR" office:value="1010" calcext:value-type="currency">
            <text:p>1.010,00 €</text:p>
          </table:table-cell>
          <table:table-cell table:style-name="ce134" table:formula="of:=[.E158]-[Aus2.AN$41]+[.G158]+[.F156]" office:value-type="currency" office:currency="EUR" office:value="-82" calcext:value-type="currency">
            <text:p>-8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Dezember</text:p>
          </table:table-cell>
          <table:table-cell table:number-columns-repeated="2" table:style-name="ce134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2"/>
          <table:table-cell table:style-name="ce132" table:formula="of:=[.E159]+[.G159]+[.F148]" office:value-type="currency" office:currency="EUR" office:value="1011" calcext:value-type="currency">
            <text:p>1.011,00 €</text:p>
          </table:table-cell>
          <table:table-cell table:style-name="ce134" table:formula="of:=[.E159]-[Aus2.AN$41]+[.G159]+[.F157]" office:value-type="currency" office:currency="EUR" office:value="-81" calcext:value-type="currency">
            <text:p>-8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5" office:value-type="float" office:value="2014" calcext:value-type="float" table:number-columns-spanned="1" table:number-rows-spanned="12">
            <text:p>2014</text:p>
          </table:table-cell>
          <table:table-cell table:style-name="ce125" office:value-type="string" calcext:value-type="string">
            <text:p>Januar</text:p>
          </table:table-cell>
          <table:table-cell table:number-columns-repeated="2" table:style-name="ce133" office:value-type="currency" office:currency="EUR" office:value="1000" calcext:value-type="currency">
            <text:p>1.000,00 €</text:p>
          </table:table-cell>
          <table:table-cell table:style-name="ce139" table:number-columns-spanned="1" table:number-rows-spanned="12"/>
          <table:table-cell table:style-name="ce133"/>
          <table:table-cell table:style-name="ce133" table:formula="of:=[.E160]+[.G160]+[.F160]" office:value-type="currency" office:currency="EUR" office:value="1000" calcext:value-type="currency">
            <text:p>1.000,00 €</text:p>
          </table:table-cell>
          <table:table-cell table:style-name="ce133" table:formula="of:=[.E160]-[Aus2.AN$41]+[.G160]+[.F160]" office:value-type="currency" office:currency="EUR" office:value="-92" calcext:value-type="currency">
            <text:p>-92,00 €</text:p>
          </table:table-cell>
          <table:table-cell table:style-name="ce146" table:formula="of:=SUM([.D160:.D171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0" table:formula="of:=SUM([.E160:.E171])+SUM([.G160:.G171])+[.F160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Februar</text:p>
          </table:table-cell>
          <table:table-cell table:number-columns-repeated="2" table:style-name="ce133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3"/>
          <table:table-cell table:style-name="ce133" table:formula="of:=[.E161]+[.G161]+[.F160]" office:value-type="currency" office:currency="EUR" office:value="1001" calcext:value-type="currency">
            <text:p>1.001,00 €</text:p>
          </table:table-cell>
          <table:table-cell table:style-name="ce133" table:formula="of:=[.E161]-[Aus2.AN$41]+[.G161]+[.F160]" office:value-type="currency" office:currency="EUR" office:value="-91" calcext:value-type="currency">
            <text:p>-9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ärz</text:p>
          </table:table-cell>
          <table:table-cell table:number-columns-repeated="2" table:style-name="ce133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3"/>
          <table:table-cell table:style-name="ce133" table:formula="of:=[.E162]+[.G162]+[.F160]" office:value-type="currency" office:currency="EUR" office:value="1002" calcext:value-type="currency">
            <text:p>1.002,00 €</text:p>
          </table:table-cell>
          <table:table-cell table:style-name="ce133" table:formula="of:=[.E162]-[Aus2.AN$41]+[.G162]+[.F160]" office:value-type="currency" office:currency="EUR" office:value="-90" calcext:value-type="currency">
            <text:p>-9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pril</text:p>
          </table:table-cell>
          <table:table-cell table:number-columns-repeated="2" table:style-name="ce133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3"/>
          <table:table-cell table:style-name="ce133" table:formula="of:=[.E163]+[.G163]+[.F160]" office:value-type="currency" office:currency="EUR" office:value="1003" calcext:value-type="currency">
            <text:p>1.003,00 €</text:p>
          </table:table-cell>
          <table:table-cell table:style-name="ce133" table:formula="of:=[.E163]-[Aus2.AN$41]+[.G163]+[.F160]" office:value-type="currency" office:currency="EUR" office:value="-89" calcext:value-type="currency">
            <text:p>-8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Mai</text:p>
          </table:table-cell>
          <table:table-cell table:number-columns-repeated="2" table:style-name="ce133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3"/>
          <table:table-cell table:style-name="ce133" table:formula="of:=[.E164]+[.G164]+[.F160]" office:value-type="currency" office:currency="EUR" office:value="1004" calcext:value-type="currency">
            <text:p>1.004,00 €</text:p>
          </table:table-cell>
          <table:table-cell table:style-name="ce133" table:formula="of:=[.E164]-[Aus2.AN$41]+[.G164]+[.F160]" office:value-type="currency" office:currency="EUR" office:value="-88" calcext:value-type="currency">
            <text:p>-8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ni</text:p>
          </table:table-cell>
          <table:table-cell table:number-columns-repeated="2" table:style-name="ce133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3"/>
          <table:table-cell table:style-name="ce133" table:formula="of:=[.E165]+[.G165]+[.F160]" office:value-type="currency" office:currency="EUR" office:value="1005" calcext:value-type="currency">
            <text:p>1.005,00 €</text:p>
          </table:table-cell>
          <table:table-cell table:style-name="ce133" table:formula="of:=[.E165]-[Aus2.AN$41]+[.G165]+[.F160]" office:value-type="currency" office:currency="EUR" office:value="-87" calcext:value-type="currency">
            <text:p>-8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Juli</text:p>
          </table:table-cell>
          <table:table-cell table:number-columns-repeated="2" table:style-name="ce133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3"/>
          <table:table-cell table:style-name="ce133" table:formula="of:=[.E166]+[.G166]+[.F160]" office:value-type="currency" office:currency="EUR" office:value="1006" calcext:value-type="currency">
            <text:p>1.006,00 €</text:p>
          </table:table-cell>
          <table:table-cell table:style-name="ce133" table:formula="of:=[.E166]-[Aus2.AN$41]+[.G166]+[.F160]" office:value-type="currency" office:currency="EUR" office:value="-86" calcext:value-type="currency">
            <text:p>-8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August</text:p>
          </table:table-cell>
          <table:table-cell table:number-columns-repeated="2" table:style-name="ce133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3"/>
          <table:table-cell table:style-name="ce133" table:formula="of:=[.E167]+[.G167]+[.F160]" office:value-type="currency" office:currency="EUR" office:value="1007" calcext:value-type="currency">
            <text:p>1.007,00 €</text:p>
          </table:table-cell>
          <table:table-cell table:style-name="ce133" table:formula="of:=[.E167]-[Aus2.AN$41]+[.G167]+[.F160]" office:value-type="currency" office:currency="EUR" office:value="-85" calcext:value-type="currency">
            <text:p>-8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September</text:p>
          </table:table-cell>
          <table:table-cell table:number-columns-repeated="2" table:style-name="ce133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3"/>
          <table:table-cell table:style-name="ce133" table:formula="of:=[.E168]+[.G168]+[.F160]" office:value-type="currency" office:currency="EUR" office:value="1008" calcext:value-type="currency">
            <text:p>1.008,00 €</text:p>
          </table:table-cell>
          <table:table-cell table:style-name="ce133" table:formula="of:=[.E168]-[Aus2.AN$41]+[.G168]+[.F160]" office:value-type="currency" office:currency="EUR" office:value="-84" calcext:value-type="currency">
            <text:p>-8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Oktober</text:p>
          </table:table-cell>
          <table:table-cell table:number-columns-repeated="2" table:style-name="ce133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3"/>
          <table:table-cell table:style-name="ce133" table:formula="of:=[.E169]+[.G169]+[.F160]" office:value-type="currency" office:currency="EUR" office:value="1009" calcext:value-type="currency">
            <text:p>1.009,00 €</text:p>
          </table:table-cell>
          <table:table-cell table:style-name="ce133" table:formula="of:=[.E169]-[Aus2.AN$41]+[.G169]+[.F160]" office:value-type="currency" office:currency="EUR" office:value="-83" calcext:value-type="currency">
            <text:p>-8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November</text:p>
          </table:table-cell>
          <table:table-cell table:number-columns-repeated="2" table:style-name="ce133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3"/>
          <table:table-cell table:style-name="ce133" table:formula="of:=[.E170]+[.G170]+[.F160]" office:value-type="currency" office:currency="EUR" office:value="1010" calcext:value-type="currency">
            <text:p>1.010,00 €</text:p>
          </table:table-cell>
          <table:table-cell table:style-name="ce133" table:formula="of:=[.E170]-[Aus2.AN$41]+[.G170]+[.F160]" office:value-type="currency" office:currency="EUR" office:value="-82" calcext:value-type="currency">
            <text:p>-8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5" office:value-type="string" calcext:value-type="string">
            <text:p>Dezember</text:p>
          </table:table-cell>
          <table:table-cell table:number-columns-repeated="2" table:style-name="ce133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3"/>
          <table:table-cell table:style-name="ce133" table:formula="of:=[.E171]+[.G171]+[.F160]" office:value-type="currency" office:currency="EUR" office:value="1011" calcext:value-type="currency">
            <text:p>1.011,00 €</text:p>
          </table:table-cell>
          <table:table-cell table:style-name="ce133" table:formula="of:=[.E171]-[Aus2.AN$41]+[.G171]+[.F160]" office:value-type="currency" office:currency="EUR" office:value="-81" calcext:value-type="currency">
            <text:p>-8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table-cell table:style-name="ce117" office:value-type="float" office:value="2015" calcext:value-type="float" table:number-columns-spanned="1" table:number-rows-spanned="12">
            <text:p>2015</text:p>
          </table:table-cell>
          <table:table-cell table:style-name="ce127" office:value-type="string" calcext:value-type="string">
            <text:p>Januar</text:p>
          </table:table-cell>
          <table:table-cell table:number-columns-repeated="2" table:style-name="ce134" office:value-type="currency" office:currency="EUR" office:value="1000" calcext:value-type="currency">
            <text:p>1.000,00 €</text:p>
          </table:table-cell>
          <table:table-cell table:style-name="ce140" table:number-columns-spanned="1" table:number-rows-spanned="12"/>
          <table:table-cell table:style-name="ce132"/>
          <table:table-cell table:style-name="ce132" table:formula="of:=[.E172]+[.G172]+[.F172]" office:value-type="currency" office:currency="EUR" office:value="1000" calcext:value-type="currency">
            <text:p>1.000,00 €</text:p>
          </table:table-cell>
          <table:table-cell table:style-name="ce134" table:formula="of:=[.E172]-[Aus2.Y$41]+[.G172]+[.F172]" office:value-type="currency" office:currency="EUR" office:value="328" calcext:value-type="currency">
            <text:p>328,00 €</text:p>
          </table:table-cell>
          <table:table-cell table:style-name="ce147" table:formula="of:=SUM([.D172:.D183])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52" table:formula="of:=SUM([.E172:.E183])+SUM([.G172:.G183])+[.F172]*12" office:value-type="currency" office:currency="EUR" office:value="12066" calcext:value-type="currency" table:number-columns-spanned="1" table:number-rows-spanned="12">
            <text:p>12.066,00 €</text:p>
          </table:table-cell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Februar</text:p>
          </table:table-cell>
          <table:table-cell table:number-columns-repeated="2" table:style-name="ce134" office:value-type="currency" office:currency="EUR" office:value="1001" calcext:value-type="currency">
            <text:p>1.001,00 €</text:p>
          </table:table-cell>
          <table:covered-table-cell table:style-name="ce142"/>
          <table:table-cell table:style-name="ce132"/>
          <table:table-cell table:style-name="ce132" table:formula="of:=[.E173]+[.G173]+[.F172]" office:value-type="currency" office:currency="EUR" office:value="1001" calcext:value-type="currency">
            <text:p>1.001,00 €</text:p>
          </table:table-cell>
          <table:table-cell table:style-name="ce134" table:formula="of:=[.E173]-[Aus2.Y$41]+[.G173]+[.F172]" office:value-type="currency" office:currency="EUR" office:value="329" calcext:value-type="currency">
            <text:p>32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ärz</text:p>
          </table:table-cell>
          <table:table-cell table:number-columns-repeated="2" table:style-name="ce134" office:value-type="currency" office:currency="EUR" office:value="1002" calcext:value-type="currency">
            <text:p>1.002,00 €</text:p>
          </table:table-cell>
          <table:covered-table-cell table:style-name="ce142"/>
          <table:table-cell table:style-name="ce132"/>
          <table:table-cell table:style-name="ce132" table:formula="of:=[.E174]+[.G174]+[.F172]" office:value-type="currency" office:currency="EUR" office:value="1002" calcext:value-type="currency">
            <text:p>1.002,00 €</text:p>
          </table:table-cell>
          <table:table-cell table:style-name="ce134" table:formula="of:=[.E174]-[Aus2.Y$41]+[.G174]+[.F172]" office:value-type="currency" office:currency="EUR" office:value="330" calcext:value-type="currency">
            <text:p>330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pril</text:p>
          </table:table-cell>
          <table:table-cell table:number-columns-repeated="2" table:style-name="ce134" office:value-type="currency" office:currency="EUR" office:value="1003" calcext:value-type="currency">
            <text:p>1.003,00 €</text:p>
          </table:table-cell>
          <table:covered-table-cell table:style-name="ce142"/>
          <table:table-cell table:style-name="ce132"/>
          <table:table-cell table:style-name="ce132" table:formula="of:=[.E175]+[.G175]+[.F172]" office:value-type="currency" office:currency="EUR" office:value="1003" calcext:value-type="currency">
            <text:p>1.003,00 €</text:p>
          </table:table-cell>
          <table:table-cell table:style-name="ce134" table:formula="of:=[.E175]-[Aus2.Y$41]+[.G175]+[.F173]" office:value-type="currency" office:currency="EUR" office:value="331" calcext:value-type="currency">
            <text:p>331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Mai</text:p>
          </table:table-cell>
          <table:table-cell table:number-columns-repeated="2" table:style-name="ce134" office:value-type="currency" office:currency="EUR" office:value="1004" calcext:value-type="currency">
            <text:p>1.004,00 €</text:p>
          </table:table-cell>
          <table:covered-table-cell table:style-name="ce142"/>
          <table:table-cell table:style-name="ce132"/>
          <table:table-cell table:style-name="ce132" table:formula="of:=[.E176]+[.G176]+[.F172]" office:value-type="currency" office:currency="EUR" office:value="1004" calcext:value-type="currency">
            <text:p>1.004,00 €</text:p>
          </table:table-cell>
          <table:table-cell table:style-name="ce134" table:formula="of:=[.E176]-[Aus2.Y$41]+[.G176]+[.F174]" office:value-type="currency" office:currency="EUR" office:value="332" calcext:value-type="currency">
            <text:p>332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ni</text:p>
          </table:table-cell>
          <table:table-cell table:number-columns-repeated="2" table:style-name="ce134" office:value-type="currency" office:currency="EUR" office:value="1005" calcext:value-type="currency">
            <text:p>1.005,00 €</text:p>
          </table:table-cell>
          <table:covered-table-cell table:style-name="ce142"/>
          <table:table-cell table:style-name="ce132"/>
          <table:table-cell table:style-name="ce132" table:formula="of:=[.E177]+[.G177]+[.F172]" office:value-type="currency" office:currency="EUR" office:value="1005" calcext:value-type="currency">
            <text:p>1.005,00 €</text:p>
          </table:table-cell>
          <table:table-cell table:style-name="ce134" table:formula="of:=[.E177]-[Aus2.Y$41]+[.G177]+[.F175]" office:value-type="currency" office:currency="EUR" office:value="333" calcext:value-type="currency">
            <text:p>333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Juli</text:p>
          </table:table-cell>
          <table:table-cell table:number-columns-repeated="2" table:style-name="ce134" office:value-type="currency" office:currency="EUR" office:value="1006" calcext:value-type="currency">
            <text:p>1.006,00 €</text:p>
          </table:table-cell>
          <table:covered-table-cell table:style-name="ce142"/>
          <table:table-cell table:style-name="ce132"/>
          <table:table-cell table:style-name="ce132" table:formula="of:=[.E178]+[.G178]+[.F172]" office:value-type="currency" office:currency="EUR" office:value="1006" calcext:value-type="currency">
            <text:p>1.006,00 €</text:p>
          </table:table-cell>
          <table:table-cell table:style-name="ce134" table:formula="of:=[.E178]-[Aus2.Y$41]+[.G178]+[.F176]" office:value-type="currency" office:currency="EUR" office:value="334" calcext:value-type="currency">
            <text:p>334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August</text:p>
          </table:table-cell>
          <table:table-cell table:number-columns-repeated="2" table:style-name="ce134" office:value-type="currency" office:currency="EUR" office:value="1007" calcext:value-type="currency">
            <text:p>1.007,00 €</text:p>
          </table:table-cell>
          <table:covered-table-cell table:style-name="ce142"/>
          <table:table-cell table:style-name="ce132"/>
          <table:table-cell table:style-name="ce132" table:formula="of:=[.E179]+[.G179]+[.F172]" office:value-type="currency" office:currency="EUR" office:value="1007" calcext:value-type="currency">
            <text:p>1.007,00 €</text:p>
          </table:table-cell>
          <table:table-cell table:style-name="ce134" table:formula="of:=[.E179]-[Aus2.Y$41]+[.G179]+[.F177]" office:value-type="currency" office:currency="EUR" office:value="335" calcext:value-type="currency">
            <text:p>335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September</text:p>
          </table:table-cell>
          <table:table-cell table:number-columns-repeated="2" table:style-name="ce134" office:value-type="currency" office:currency="EUR" office:value="1008" calcext:value-type="currency">
            <text:p>1.008,00 €</text:p>
          </table:table-cell>
          <table:covered-table-cell table:style-name="ce142"/>
          <table:table-cell table:style-name="ce132"/>
          <table:table-cell table:style-name="ce132" table:formula="of:=[.E180]+[.G180]+[.F172]" office:value-type="currency" office:currency="EUR" office:value="1008" calcext:value-type="currency">
            <text:p>1.008,00 €</text:p>
          </table:table-cell>
          <table:table-cell table:style-name="ce134" table:formula="of:=[.E180]-[Aus2.Y$41]+[.G180]+[.F178]" office:value-type="currency" office:currency="EUR" office:value="336" calcext:value-type="currency">
            <text:p>336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Oktober</text:p>
          </table:table-cell>
          <table:table-cell table:number-columns-repeated="2" table:style-name="ce134" office:value-type="currency" office:currency="EUR" office:value="1009" calcext:value-type="currency">
            <text:p>1.009,00 €</text:p>
          </table:table-cell>
          <table:covered-table-cell table:style-name="ce142"/>
          <table:table-cell table:style-name="ce132"/>
          <table:table-cell table:style-name="ce132" table:formula="of:=[.E181]+[.G181]+[.F172]" office:value-type="currency" office:currency="EUR" office:value="1009" calcext:value-type="currency">
            <text:p>1.009,00 €</text:p>
          </table:table-cell>
          <table:table-cell table:style-name="ce134" table:formula="of:=[.E181]-[Aus2.Y$41]+[.G181]+[.F179]" office:value-type="currency" office:currency="EUR" office:value="337" calcext:value-type="currency">
            <text:p>337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November</text:p>
          </table:table-cell>
          <table:table-cell table:number-columns-repeated="2" table:style-name="ce134" office:value-type="currency" office:currency="EUR" office:value="1010" calcext:value-type="currency">
            <text:p>1.010,00 €</text:p>
          </table:table-cell>
          <table:covered-table-cell table:style-name="ce142"/>
          <table:table-cell table:style-name="ce132"/>
          <table:table-cell table:style-name="ce132" table:formula="of:=[.E182]+[.G182]+[.F172]" office:value-type="currency" office:currency="EUR" office:value="1010" calcext:value-type="currency">
            <text:p>1.010,00 €</text:p>
          </table:table-cell>
          <table:table-cell table:style-name="ce134" table:formula="of:=[.E182]-[Aus2.Y$41]+[.G182]+[.F180]" office:value-type="currency" office:currency="EUR" office:value="338" calcext:value-type="currency">
            <text:p>338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9">
          <table:table-cell table:style-name="ce107"/>
          <table:covered-table-cell table:style-name="ce110"/>
          <table:table-cell table:style-name="ce127" office:value-type="string" calcext:value-type="string">
            <text:p>Dezember</text:p>
          </table:table-cell>
          <table:table-cell table:number-columns-repeated="2" table:style-name="ce134" office:value-type="currency" office:currency="EUR" office:value="1011" calcext:value-type="currency">
            <text:p>1.011,00 €</text:p>
          </table:table-cell>
          <table:covered-table-cell table:style-name="ce142"/>
          <table:table-cell table:style-name="ce132"/>
          <table:table-cell table:style-name="ce132" table:formula="of:=[.E183]+[.G183]+[.F172]" office:value-type="currency" office:currency="EUR" office:value="1011" calcext:value-type="currency">
            <text:p>1.011,00 €</text:p>
          </table:table-cell>
          <table:table-cell table:style-name="ce134" table:formula="of:=[.E183]-[Aus2.Y$41]+[.G183]+[.F181]" office:value-type="currency" office:currency="EUR" office:value="339" calcext:value-type="currency">
            <text:p>339,00 €</text:p>
          </table:table-cell>
          <table:covered-table-cell table:style-name="ce149"/>
          <table:covered-table-cell table:style-name="ce151"/>
          <table:table-cell table:style-name="ce107" table:number-columns-repeated="245"/>
        </table:table-row>
        <table:table-row table:style-name="ro2" table:number-rows-repeated="31817">
          <table:table-cell table:style-name="ce107"/>
          <table:table-cell table:style-name="ce110"/>
          <table:table-cell table:style-name="ce107"/>
          <table:table-cell table:style-name="ce128"/>
          <table:table-cell table:style-name="ce135" table:number-columns-repeated="6"/>
          <table:table-cell table:style-name="ce107" table:number-columns-repeated="246"/>
        </table:table-row>
        <table:table-row table:style-name="ro2" table:number-rows-repeated="1016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raf3" table:style-name="ta1" table:print="false">
        <table:shapes>
          <draw:frame draw:z-index="0" draw:style-name="gr4" svg:width="33.732cm" svg:height="17.942cm" svg:x="0.167cm" svg:y="1.323cm">
            <draw:object draw:notify-on-update-of-ranges="Finanzbedarf.B37:Finanzbedarf.N37 Finanzbedarf.A38:Finanzbedarf.A38 Finanzbedarf.B38:Finanzbedarf.N38 Finanzbedarf.A39:Finanzbedarf.A39 Finanzbedarf.B39:Finanzbedarf.N39 Finanzbedarf.A40:Finanzbedarf.A40 Finanzbedarf.B40:Finanzbedarf.N40 Finanzbedarf.A41:Finanzbedarf.A41 Finanzbedarf.B41:Finanzbedarf.N41 Finanzbedarf.A42:Finanzbedarf.A42 Finanzbedarf.B42:Finanzbedarf.N42 Finanzbedarf.A43:Finanzbedarf.A43 Finanzbedarf.B43:Finanzbedarf.N43 Finanzbedarf.A44:Finanzbedarf.A44 Finanzbedarf.B44:Finanzbedarf.N44 Finanzbedarf.A45:Finanzbedarf.A45 Finanzbedarf.B45:Finanzbedarf.N45 Finanzbedarf.A46:Finanzbedarf.A46 Finanzbedarf.B46:Finanzbedarf.N46 Finanzbedarf.A47:Finanzbedarf.A47 Finanzbedarf.B47:Finanzbedarf.N47 Finanzbedarf.A48:Finanzbedarf.A48 Finanzbedarf.B48:Finanzbedarf.N48 Finanzbedarf.A49:Finanzbedarf.A49 Finanzbedarf.B49:Finanzbedarf.N4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Finanzbedarf" table:style-name="ta1" table:print-ranges="Finanzbedarf.A3:Finanzbedarf.N91">
        <office:forms form:automatic-focus="false" form:apply-design-mode="false"/>
        <table:table-column table:style-name="co83" table:default-cell-style-name="Default"/>
        <table:table-column table:style-name="co84" table:number-columns-repeated="12" table:default-cell-style-name="Default"/>
        <table:table-column table:style-name="co35" table:default-cell-style-name="Default"/>
        <table:table-column table:style-name="co85" table:default-cell-style-name="ce2"/>
        <table:table-column table:style-name="co86" table:default-cell-style-name="Default"/>
        <table:table-column table:style-name="co9" table:default-cell-style-name="Default"/>
        <table:table-row table:style-name="ro2" table:number-rows-repeated="2">
          <table:table-cell table:style-name="ce31"/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153" office:value-type="string" calcext:value-type="string">
            <text:p>Ausgaben monatlich individuell:</text:p>
          </table:table-cell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31"/>
          <table:table-cell table:number-columns-repeated="12"/>
          <table:table-cell table:style-name="ce35"/>
          <table:table-cell table:style-name="ce154" office:value-type="string" calcext:value-type="string">
            <text:p>Differenz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Monat:</text:p>
          </table:table-cell>
          <table:table-cell table:style-name="ce31" office:value-type="string" calcext:value-type="string">
            <text:p>November</text:p>
          </table:table-cell>
          <table:table-cell table:style-name="ce31" office:value-type="string" calcext:value-type="string">
            <text:p>Dezember</text:p>
          </table:table-cell>
          <table:table-cell table:style-name="ce31" office:value-type="string" calcext:value-type="string">
            <text:p>Januar</text:p>
          </table:table-cell>
          <table:table-cell table:style-name="ce31" office:value-type="string" calcext:value-type="string">
            <text:p>Februar</text:p>
          </table:table-cell>
          <table:table-cell table:style-name="ce31" office:value-type="string" calcext:value-type="string">
            <text:p>März</text:p>
          </table:table-cell>
          <table:table-cell table:style-name="ce31" office:value-type="string" calcext:value-type="string">
            <text:p>April</text:p>
          </table:table-cell>
          <table:table-cell table:style-name="ce31" office:value-type="string" calcext:value-type="string">
            <text:p>Mai</text:p>
          </table:table-cell>
          <table:table-cell table:style-name="ce31" office:value-type="string" calcext:value-type="string">
            <text:p>Juni</text:p>
          </table:table-cell>
          <table:table-cell table:style-name="ce31" office:value-type="string" calcext:value-type="string">
            <text:p>Juli</text:p>
          </table:table-cell>
          <table:table-cell table:style-name="ce31" office:value-type="string" calcext:value-type="string">
            <text:p>August</text:p>
          </table:table-cell>
          <table:table-cell table:style-name="ce31" office:value-type="string" calcext:value-type="string">
            <text:p>September</text:p>
          </table:table-cell>
          <table:table-cell table:style-name="ce31" office:value-type="string" calcext:value-type="string">
            <text:p>Oktober</text:p>
          </table:table-cell>
          <table:table-cell table:style-name="ce35" office:value-type="string" calcext:value-type="string">
            <text:p>Mittelwerte</text:p>
          </table:table-cell>
          <table:table-cell table:style-name="ce154" office:value-type="string" calcext:value-type="string">
            <text:p>Vorjahr: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1/2002</text:p>
          </table:table-cell>
          <table:table-cell table:style-name="ce36" table:formula="of:=[$Graf.$B$4]" office:value-type="currency" office:currency="EUR" office:value="686.307092129684" calcext:value-type="currency">
            <text:p>686,31 €</text:p>
          </table:table-cell>
          <table:table-cell table:style-name="ce36" table:formula="of:=[$Graf.$C$4]" office:value-type="currency" office:currency="EUR" office:value="731.057530562473" calcext:value-type="currency">
            <text:p>731,06 €</text:p>
          </table:table-cell>
          <table:table-cell table:style-name="ce36" table:formula="of:=[$Graf.$D$4]" office:value-type="currency" office:currency="EUR" office:value="553.68" calcext:value-type="currency">
            <text:p>553,68 €</text:p>
          </table:table-cell>
          <table:table-cell table:style-name="ce36" table:formula="of:=[$Graf.$E$4]" office:value-type="currency" office:currency="EUR" office:value="654.47" calcext:value-type="currency">
            <text:p>654,47 €</text:p>
          </table:table-cell>
          <table:table-cell table:style-name="ce36" table:formula="of:=[$Graf.$F$4]" office:value-type="currency" office:currency="EUR" office:value="890.38" calcext:value-type="currency">
            <text:p>890,38 €</text:p>
          </table:table-cell>
          <table:table-cell table:style-name="ce36" table:formula="of:=[$Graf.$G$4]" office:value-type="currency" office:currency="EUR" office:value="1201.78" calcext:value-type="currency">
            <text:p>1.201,78 €</text:p>
          </table:table-cell>
          <table:table-cell table:style-name="ce36" table:formula="of:=[$Graf.$H$4]" office:value-type="currency" office:currency="EUR" office:value="670.34" calcext:value-type="currency">
            <text:p>670,34 €</text:p>
          </table:table-cell>
          <table:table-cell table:style-name="ce36" table:formula="of:=[$Graf.$I$4]" office:value-type="currency" office:currency="EUR" office:value="867.39" calcext:value-type="currency">
            <text:p>867,39 €</text:p>
          </table:table-cell>
          <table:table-cell table:style-name="ce36" table:formula="of:=[$Graf.$J$4]" office:value-type="currency" office:currency="EUR" office:value="638.24" calcext:value-type="currency">
            <text:p>638,24 €</text:p>
          </table:table-cell>
          <table:table-cell table:style-name="ce36" table:formula="of:=[$Graf.$K$4]" office:value-type="currency" office:currency="EUR" office:value="827.74" calcext:value-type="currency">
            <text:p>827,74 €</text:p>
          </table:table-cell>
          <table:table-cell table:style-name="ce36" table:formula="of:=[$Graf.$L$4]" office:value-type="currency" office:currency="EUR" office:value="913.35" calcext:value-type="currency">
            <text:p>913,35 €</text:p>
          </table:table-cell>
          <table:table-cell table:style-name="ce36" table:formula="of:=[$Graf.$M$4]" office:value-type="currency" office:currency="EUR" office:value="889.21" calcext:value-type="currency">
            <text:p>889,21 €</text:p>
          </table:table-cell>
          <table:table-cell table:style-name="ce16" table:formula="of:=AVERAGE([.B6:.M6])" office:value-type="currency" office:currency="EUR" office:value="793.662051891013" calcext:value-type="currency">
            <text:p>793,66 €</text:p>
          </table:table-cell>
          <table:table-cell table:number-columns-repeated="3"/>
        </table:table-row>
        <table:table-row table:style-name="ro2">
          <table:table-cell table:style-name="ce32" office:value-type="string" calcext:value-type="string">
            <text:p>2002/2003</text:p>
          </table:table-cell>
          <table:table-cell table:style-name="ce36" table:formula="of:=[$Graf.$B$5]" office:value-type="string" office:string-value="#REF!" calcext:value-type="error">
            <text:p>#REF!</text:p>
          </table:table-cell>
          <table:table-cell table:style-name="ce36" table:formula="of:=[$Graf.$C$5]" office:value-type="string" office:string-value="#REF!" calcext:value-type="error">
            <text:p>#REF!</text:p>
          </table:table-cell>
          <table:table-cell table:style-name="ce36" table:formula="of:=[$Graf.$D$5]" office:value-type="string" office:string-value="#REF!" calcext:value-type="error">
            <text:p>#REF!</text:p>
          </table:table-cell>
          <table:table-cell table:style-name="ce36" table:formula="of:=[$Graf.$E$5]" office:value-type="string" office:string-value="#REF!" calcext:value-type="error">
            <text:p>#REF!</text:p>
          </table:table-cell>
          <table:table-cell table:style-name="ce36" table:formula="of:=[$Graf.$F$5]" office:value-type="string" office:string-value="#REF!" calcext:value-type="error">
            <text:p>#REF!</text:p>
          </table:table-cell>
          <table:table-cell table:style-name="ce36" table:formula="of:=[$Graf.$G$5]" office:value-type="string" office:string-value="#REF!" calcext:value-type="error">
            <text:p>#REF!</text:p>
          </table:table-cell>
          <table:table-cell table:style-name="ce36" table:formula="of:=[$Graf.$H$5]" office:value-type="string" office:string-value="#REF!" calcext:value-type="error">
            <text:p>#REF!</text:p>
          </table:table-cell>
          <table:table-cell table:style-name="ce36" table:formula="of:=[$Graf.$I$5]" office:value-type="string" office:string-value="#REF!" calcext:value-type="error">
            <text:p>#REF!</text:p>
          </table:table-cell>
          <table:table-cell table:style-name="ce36" table:formula="of:=[$Graf.$J$5]" office:value-type="string" office:string-value="#REF!" calcext:value-type="error">
            <text:p>#REF!</text:p>
          </table:table-cell>
          <table:table-cell table:style-name="ce36" table:formula="of:=[$Graf.$K$5]" office:value-type="string" office:string-value="#REF!" calcext:value-type="error">
            <text:p>#REF!</text:p>
          </table:table-cell>
          <table:table-cell table:style-name="ce36" table:formula="of:=[$Graf.$L$5]" office:value-type="string" office:string-value="#REF!" calcext:value-type="error">
            <text:p>#REF!</text:p>
          </table:table-cell>
          <table:table-cell table:style-name="ce36" table:formula="of:=[$Graf.$M$5]" office:value-type="string" office:string-value="#REF!" calcext:value-type="error">
            <text:p>#REF!</text:p>
          </table:table-cell>
          <table:table-cell table:style-name="ce16" table:formula="of:=AVERAGE([.B7:.M7])" office:value-type="string" office:string-value="#REF!" calcext:value-type="error">
            <text:p>#REF!</text:p>
          </table:table-cell>
          <table:table-cell table:style-name="ce17" table:formula="of:=[.N7]-[.N6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3/2004</text:p>
          </table:table-cell>
          <table:table-cell table:style-name="ce36" table:formula="of:=[$Graf.$B$6]" office:value-type="string" office:string-value="#REF!" calcext:value-type="error">
            <text:p>#REF!</text:p>
          </table:table-cell>
          <table:table-cell table:style-name="ce36" table:formula="of:=[$Graf.$C$6]" office:value-type="string" office:string-value="#REF!" calcext:value-type="error">
            <text:p>#REF!</text:p>
          </table:table-cell>
          <table:table-cell table:style-name="ce36" table:formula="of:=[$Graf.$D$6]" office:value-type="string" office:string-value="#REF!" calcext:value-type="error">
            <text:p>#REF!</text:p>
          </table:table-cell>
          <table:table-cell table:style-name="ce40" table:formula="of:=[$Graf.$E$6]" office:value-type="string" office:string-value="#REF!" calcext:value-type="error">
            <text:p>#REF!</text:p>
          </table:table-cell>
          <table:table-cell table:style-name="ce40" table:formula="of:=[$Graf.$F$6]" office:value-type="string" office:string-value="#REF!" calcext:value-type="error">
            <text:p>#REF!</text:p>
          </table:table-cell>
          <table:table-cell table:style-name="ce40" table:formula="of:=[$Graf.$G$6]" office:value-type="string" office:string-value="#REF!" calcext:value-type="error">
            <text:p>#REF!</text:p>
          </table:table-cell>
          <table:table-cell table:style-name="ce40" table:formula="of:=[$Graf.$H$6]" office:value-type="string" office:string-value="#REF!" calcext:value-type="error">
            <text:p>#REF!</text:p>
          </table:table-cell>
          <table:table-cell table:style-name="ce36" table:formula="of:=[$Graf.$I$6]" office:value-type="string" office:string-value="#REF!" calcext:value-type="error">
            <text:p>#REF!</text:p>
          </table:table-cell>
          <table:table-cell table:style-name="ce36" table:formula="of:=[$Graf.$J$6]" office:value-type="string" office:string-value="#REF!" calcext:value-type="error">
            <text:p>#REF!</text:p>
          </table:table-cell>
          <table:table-cell table:style-name="ce36" table:formula="of:=[$Graf.$K$6]" office:value-type="string" office:string-value="#REF!" calcext:value-type="error">
            <text:p>#REF!</text:p>
          </table:table-cell>
          <table:table-cell table:style-name="ce36" table:formula="of:=[$Graf.$L$6]" office:value-type="string" office:string-value="#REF!" calcext:value-type="error">
            <text:p>#REF!</text:p>
          </table:table-cell>
          <table:table-cell table:style-name="ce36" table:formula="of:=[$Graf.$M$6]" office:value-type="string" office:string-value="#REF!" calcext:value-type="error">
            <text:p>#REF!</text:p>
          </table:table-cell>
          <table:table-cell table:style-name="ce16" table:formula="of:=AVERAGE([.B8:.M8])" office:value-type="string" office:string-value="#REF!" calcext:value-type="error">
            <text:p>#REF!</text:p>
          </table:table-cell>
          <table:table-cell table:style-name="ce17" table:formula="of:=[.N8]-[.N7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4/2005</text:p>
          </table:table-cell>
          <table:table-cell table:style-name="ce36" table:formula="of:=[$Graf.$B$7]" office:value-type="string" office:string-value="#REF!" calcext:value-type="error">
            <text:p>#REF!</text:p>
          </table:table-cell>
          <table:table-cell table:style-name="ce36" table:formula="of:=[$Graf.$C$7]" office:value-type="string" office:string-value="#REF!" calcext:value-type="error">
            <text:p>#REF!</text:p>
          </table:table-cell>
          <table:table-cell table:style-name="ce36" table:formula="of:=[$Graf.$D$7]" office:value-type="string" office:string-value="#REF!" calcext:value-type="error">
            <text:p>#REF!</text:p>
          </table:table-cell>
          <table:table-cell table:style-name="ce36" table:formula="of:=[$Graf.$E$7]" office:value-type="string" office:string-value="#REF!" calcext:value-type="error">
            <text:p>#REF!</text:p>
          </table:table-cell>
          <table:table-cell table:style-name="ce36" table:formula="of:=[$Graf.$F$7]" office:value-type="string" office:string-value="#REF!" calcext:value-type="error">
            <text:p>#REF!</text:p>
          </table:table-cell>
          <table:table-cell table:style-name="ce36" table:formula="of:=[$Graf.$G$7]" office:value-type="string" office:string-value="#REF!" calcext:value-type="error">
            <text:p>#REF!</text:p>
          </table:table-cell>
          <table:table-cell table:style-name="ce36" table:formula="of:=[$Graf.$H$7]" office:value-type="string" office:string-value="#REF!" calcext:value-type="error">
            <text:p>#REF!</text:p>
          </table:table-cell>
          <table:table-cell table:style-name="ce36" table:formula="of:=[$Graf.$I$7]" office:value-type="string" office:string-value="#REF!" calcext:value-type="error">
            <text:p>#REF!</text:p>
          </table:table-cell>
          <table:table-cell table:style-name="ce36" table:formula="of:=[$Graf.$J$7]" office:value-type="string" office:string-value="#REF!" calcext:value-type="error">
            <text:p>#REF!</text:p>
          </table:table-cell>
          <table:table-cell table:style-name="ce36" table:formula="of:=[$Graf.$K$7]" office:value-type="string" office:string-value="#REF!" calcext:value-type="error">
            <text:p>#REF!</text:p>
          </table:table-cell>
          <table:table-cell table:style-name="ce36" table:formula="of:=[$Graf.$L$7]" office:value-type="string" office:string-value="#REF!" calcext:value-type="error">
            <text:p>#REF!</text:p>
          </table:table-cell>
          <table:table-cell table:style-name="ce36" table:formula="of:=[$Graf.$M$7]" office:value-type="string" office:string-value="#REF!" calcext:value-type="error">
            <text:p>#REF!</text:p>
          </table:table-cell>
          <table:table-cell table:style-name="ce16" table:formula="of:=AVERAGE([.B9:.M9])" office:value-type="string" office:string-value="#REF!" calcext:value-type="error">
            <text:p>#REF!</text:p>
          </table:table-cell>
          <table:table-cell table:style-name="ce17" table:formula="of:=[.N9]-[.N8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5/2006</text:p>
          </table:table-cell>
          <table:table-cell table:style-name="ce36" table:formula="of:=[$Graf.$B$8]" office:value-type="string" office:string-value="#REF!" calcext:value-type="error">
            <text:p>#REF!</text:p>
          </table:table-cell>
          <table:table-cell table:style-name="ce36" table:formula="of:=[$Graf.$C$8]" office:value-type="string" office:string-value="#REF!" calcext:value-type="error">
            <text:p>#REF!</text:p>
          </table:table-cell>
          <table:table-cell table:style-name="ce36" table:formula="of:=[$Graf.$D$8]" office:value-type="string" office:string-value="#REF!" calcext:value-type="error">
            <text:p>#REF!</text:p>
          </table:table-cell>
          <table:table-cell table:style-name="ce36" table:formula="of:=[$Graf.$E$8]" office:value-type="string" office:string-value="#REF!" calcext:value-type="error">
            <text:p>#REF!</text:p>
          </table:table-cell>
          <table:table-cell table:style-name="ce36" table:formula="of:=[$Graf.$F$8]" office:value-type="string" office:string-value="#REF!" calcext:value-type="error">
            <text:p>#REF!</text:p>
          </table:table-cell>
          <table:table-cell table:style-name="ce36" table:formula="of:=[$Graf.$G$8]" office:value-type="string" office:string-value="#REF!" calcext:value-type="error">
            <text:p>#REF!</text:p>
          </table:table-cell>
          <table:table-cell table:style-name="ce36" table:formula="of:=[$Graf.$H$8]" office:value-type="string" office:string-value="#REF!" calcext:value-type="error">
            <text:p>#REF!</text:p>
          </table:table-cell>
          <table:table-cell table:style-name="ce36" table:formula="of:=[$Graf.$I$8]" office:value-type="string" office:string-value="#REF!" calcext:value-type="error">
            <text:p>#REF!</text:p>
          </table:table-cell>
          <table:table-cell table:style-name="ce36" table:formula="of:=[$Graf.$J$8]" office:value-type="string" office:string-value="#REF!" calcext:value-type="error">
            <text:p>#REF!</text:p>
          </table:table-cell>
          <table:table-cell table:style-name="ce36" table:formula="of:=[$Graf.$K$8]" office:value-type="string" office:string-value="#REF!" calcext:value-type="error">
            <text:p>#REF!</text:p>
          </table:table-cell>
          <table:table-cell table:style-name="ce36" table:formula="of:=[$Graf.$L$8]" office:value-type="string" office:string-value="#REF!" calcext:value-type="error">
            <text:p>#REF!</text:p>
          </table:table-cell>
          <table:table-cell table:style-name="ce36" table:formula="of:=[$Graf.$M$8]" office:value-type="string" office:string-value="#REF!" calcext:value-type="error">
            <text:p>#REF!</text:p>
          </table:table-cell>
          <table:table-cell table:style-name="ce16" table:formula="of:=AVERAGE([.B10:.M10])" office:value-type="string" office:string-value="#REF!" calcext:value-type="error">
            <text:p>#REF!</text:p>
          </table:table-cell>
          <table:table-cell table:style-name="ce17" table:formula="of:=[.N10]-[.N9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6/2007</text:p>
          </table:table-cell>
          <table:table-cell table:style-name="ce36" table:formula="of:=[$Graf.$B$9]" office:value-type="string" office:string-value="#REF!" calcext:value-type="error">
            <text:p>#REF!</text:p>
          </table:table-cell>
          <table:table-cell table:style-name="ce36" table:formula="of:=[$Graf.$C$9]" office:value-type="string" office:string-value="#REF!" calcext:value-type="error">
            <text:p>#REF!</text:p>
          </table:table-cell>
          <table:table-cell table:style-name="ce36" table:formula="of:=[$Graf.$D$9]" office:value-type="string" office:string-value="#REF!" calcext:value-type="error">
            <text:p>#REF!</text:p>
          </table:table-cell>
          <table:table-cell table:style-name="ce36" table:formula="of:=[$Graf.$E$9]" office:value-type="string" office:string-value="#REF!" calcext:value-type="error">
            <text:p>#REF!</text:p>
          </table:table-cell>
          <table:table-cell table:style-name="ce36" table:formula="of:=[$Graf.$F$9]" office:value-type="string" office:string-value="#REF!" calcext:value-type="error">
            <text:p>#REF!</text:p>
          </table:table-cell>
          <table:table-cell table:style-name="ce36" table:formula="of:=[$Graf.$G$9]" office:value-type="string" office:string-value="#REF!" calcext:value-type="error">
            <text:p>#REF!</text:p>
          </table:table-cell>
          <table:table-cell table:style-name="ce36" table:formula="of:=[$Graf.$H$9]" office:value-type="string" office:string-value="#REF!" calcext:value-type="error">
            <text:p>#REF!</text:p>
          </table:table-cell>
          <table:table-cell table:style-name="ce36" table:formula="of:=[$Graf.$I$9]" office:value-type="string" office:string-value="#REF!" calcext:value-type="error">
            <text:p>#REF!</text:p>
          </table:table-cell>
          <table:table-cell table:style-name="ce36" table:formula="of:=[$Graf.$J$9]" office:value-type="string" office:string-value="#REF!" calcext:value-type="error">
            <text:p>#REF!</text:p>
          </table:table-cell>
          <table:table-cell table:style-name="ce36" table:formula="of:=[$Graf.$K$9]" office:value-type="string" office:string-value="#REF!" calcext:value-type="error">
            <text:p>#REF!</text:p>
          </table:table-cell>
          <table:table-cell table:style-name="ce36" table:formula="of:=[$Graf.$L$9]" office:value-type="string" office:string-value="#REF!" calcext:value-type="error">
            <text:p>#REF!</text:p>
          </table:table-cell>
          <table:table-cell table:style-name="ce36" table:formula="of:=[$Graf.$M$9]" office:value-type="string" office:string-value="#REF!" calcext:value-type="error">
            <text:p>#REF!</text:p>
          </table:table-cell>
          <table:table-cell table:style-name="ce16" table:formula="of:=AVERAGE([.B11:.M11])" office:value-type="string" office:string-value="#REF!" calcext:value-type="error">
            <text:p>#REF!</text:p>
          </table:table-cell>
          <table:table-cell table:style-name="ce17" table:formula="of:=[.N11]-[.N10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7/2008</text:p>
          </table:table-cell>
          <table:table-cell table:style-name="ce36" table:formula="of:=[$Graf.$B$10]" office:value-type="string" office:string-value="#REF!" calcext:value-type="error">
            <text:p>#REF!</text:p>
          </table:table-cell>
          <table:table-cell table:style-name="ce36" table:formula="of:=[$Graf.$C$10]" office:value-type="string" office:string-value="#REF!" calcext:value-type="error">
            <text:p>#REF!</text:p>
          </table:table-cell>
          <table:table-cell table:style-name="ce36" table:formula="of:=[$Graf.$D$10]" office:value-type="string" office:string-value="#REF!" calcext:value-type="error">
            <text:p>#REF!</text:p>
          </table:table-cell>
          <table:table-cell table:style-name="ce36" table:formula="of:=[$Graf.$E$10]" office:value-type="string" office:string-value="#REF!" calcext:value-type="error">
            <text:p>#REF!</text:p>
          </table:table-cell>
          <table:table-cell table:style-name="ce36" table:formula="of:=[$Graf.$F$10]" office:value-type="string" office:string-value="#REF!" calcext:value-type="error">
            <text:p>#REF!</text:p>
          </table:table-cell>
          <table:table-cell table:style-name="ce36" table:formula="of:=[$Graf.$G$10]" office:value-type="string" office:string-value="#REF!" calcext:value-type="error">
            <text:p>#REF!</text:p>
          </table:table-cell>
          <table:table-cell table:style-name="ce36" table:formula="of:=[$Graf.$H$10]" office:value-type="string" office:string-value="#REF!" calcext:value-type="error">
            <text:p>#REF!</text:p>
          </table:table-cell>
          <table:table-cell table:style-name="ce36" table:formula="of:=[$Graf.$I$10]" office:value-type="string" office:string-value="#REF!" calcext:value-type="error">
            <text:p>#REF!</text:p>
          </table:table-cell>
          <table:table-cell table:style-name="ce36" table:formula="of:=[$Graf.$J$10]" office:value-type="string" office:string-value="#REF!" calcext:value-type="error">
            <text:p>#REF!</text:p>
          </table:table-cell>
          <table:table-cell table:style-name="ce36" table:formula="of:=[$Graf.$K$10]" office:value-type="string" office:string-value="#REF!" calcext:value-type="error">
            <text:p>#REF!</text:p>
          </table:table-cell>
          <table:table-cell table:style-name="ce36" table:formula="of:=[$Graf.$L$10]" office:value-type="string" office:string-value="#REF!" calcext:value-type="error">
            <text:p>#REF!</text:p>
          </table:table-cell>
          <table:table-cell table:style-name="ce36" table:formula="of:=[$Graf.$M$10]" office:value-type="string" office:string-value="#REF!" calcext:value-type="error">
            <text:p>#REF!</text:p>
          </table:table-cell>
          <table:table-cell table:style-name="ce16" table:formula="of:=AVERAGE([.B12:.M12])" office:value-type="string" office:string-value="#REF!" calcext:value-type="error">
            <text:p>#REF!</text:p>
          </table:table-cell>
          <table:table-cell table:style-name="ce17" table:formula="of:=[.N12]-[.N11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8/2009</text:p>
          </table:table-cell>
          <table:table-cell table:style-name="ce36" table:formula="of:=[$Graf.$B$11]" office:value-type="string" office:string-value="#REF!" calcext:value-type="error">
            <text:p>#REF!</text:p>
          </table:table-cell>
          <table:table-cell table:style-name="ce36" table:formula="of:=[$Graf.$C$11]" office:value-type="string" office:string-value="#REF!" calcext:value-type="error">
            <text:p>#REF!</text:p>
          </table:table-cell>
          <table:table-cell table:style-name="ce36" table:formula="of:=[$Graf.$D$11]" office:value-type="string" office:string-value="#REF!" calcext:value-type="error">
            <text:p>#REF!</text:p>
          </table:table-cell>
          <table:table-cell table:style-name="ce36" table:formula="of:=[$Graf.$E$11]" office:value-type="string" office:string-value="#REF!" calcext:value-type="error">
            <text:p>#REF!</text:p>
          </table:table-cell>
          <table:table-cell table:style-name="ce36" table:formula="of:=[$Graf.$F$11]" office:value-type="string" office:string-value="#REF!" calcext:value-type="error">
            <text:p>#REF!</text:p>
          </table:table-cell>
          <table:table-cell table:style-name="ce36" table:formula="of:=[$Graf.$G$11]" office:value-type="string" office:string-value="#REF!" calcext:value-type="error">
            <text:p>#REF!</text:p>
          </table:table-cell>
          <table:table-cell table:style-name="ce36" table:formula="of:=[$Graf.$H$11]" office:value-type="string" office:string-value="#REF!" calcext:value-type="error">
            <text:p>#REF!</text:p>
          </table:table-cell>
          <table:table-cell table:style-name="ce36" table:formula="of:=[$Graf.$I$11]" office:value-type="string" office:string-value="#REF!" calcext:value-type="error">
            <text:p>#REF!</text:p>
          </table:table-cell>
          <table:table-cell table:style-name="ce36" table:formula="of:=[$Graf.$J$11]" office:value-type="string" office:string-value="#REF!" calcext:value-type="error">
            <text:p>#REF!</text:p>
          </table:table-cell>
          <table:table-cell table:style-name="ce36" table:formula="of:=[$Graf.$K$11]" office:value-type="string" office:string-value="#REF!" calcext:value-type="error">
            <text:p>#REF!</text:p>
          </table:table-cell>
          <table:table-cell table:style-name="ce36" table:formula="of:=[$Graf.$L$11]" office:value-type="string" office:string-value="#REF!" calcext:value-type="error">
            <text:p>#REF!</text:p>
          </table:table-cell>
          <table:table-cell table:style-name="ce36" table:formula="of:=[$Graf.$M$11]" office:value-type="string" office:string-value="#REF!" calcext:value-type="error">
            <text:p>#REF!</text:p>
          </table:table-cell>
          <table:table-cell table:style-name="ce16" table:formula="of:=AVERAGE([.B13:.M13])" office:value-type="string" office:string-value="#REF!" calcext:value-type="error">
            <text:p>#REF!</text:p>
          </table:table-cell>
          <table:table-cell table:style-name="ce17" table:formula="of:=[.N13]-[.N12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9/2010</text:p>
          </table:table-cell>
          <table:table-cell table:style-name="ce36" table:formula="of:=[$Graf.$B$12]" office:value-type="string" office:string-value="#REF!" calcext:value-type="error">
            <text:p>#REF!</text:p>
          </table:table-cell>
          <table:table-cell table:style-name="ce36" table:formula="of:=[$Graf.$C$12]" office:value-type="string" office:string-value="#REF!" calcext:value-type="error">
            <text:p>#REF!</text:p>
          </table:table-cell>
          <table:table-cell table:style-name="ce36" table:formula="of:=[$Graf.$D$12]" office:value-type="string" office:string-value="#REF!" calcext:value-type="error">
            <text:p>#REF!</text:p>
          </table:table-cell>
          <table:table-cell table:style-name="ce36" table:formula="of:=[$Graf.$E$12]" office:value-type="string" office:string-value="#REF!" calcext:value-type="error">
            <text:p>#REF!</text:p>
          </table:table-cell>
          <table:table-cell table:style-name="ce36" table:formula="of:=[$Graf.$F$12]" office:value-type="string" office:string-value="#REF!" calcext:value-type="error">
            <text:p>#REF!</text:p>
          </table:table-cell>
          <table:table-cell table:style-name="ce36" table:formula="of:=[$Graf.$G$12]" office:value-type="string" office:string-value="#REF!" calcext:value-type="error">
            <text:p>#REF!</text:p>
          </table:table-cell>
          <table:table-cell table:style-name="ce36" table:formula="of:=[$Graf.$H$12]" office:value-type="string" office:string-value="#REF!" calcext:value-type="error">
            <text:p>#REF!</text:p>
          </table:table-cell>
          <table:table-cell table:style-name="ce36" table:formula="of:=[$Graf.$I$12]" office:value-type="string" office:string-value="#REF!" calcext:value-type="error">
            <text:p>#REF!</text:p>
          </table:table-cell>
          <table:table-cell table:style-name="ce36" table:formula="of:=[$Graf.$J$12]" office:value-type="string" office:string-value="#REF!" calcext:value-type="error">
            <text:p>#REF!</text:p>
          </table:table-cell>
          <table:table-cell table:style-name="ce36" table:formula="of:=[$Graf.$K$12]" office:value-type="string" office:string-value="#REF!" calcext:value-type="error">
            <text:p>#REF!</text:p>
          </table:table-cell>
          <table:table-cell table:style-name="ce36" table:formula="of:=[$Graf.$L$12]" office:value-type="string" office:string-value="#REF!" calcext:value-type="error">
            <text:p>#REF!</text:p>
          </table:table-cell>
          <table:table-cell table:style-name="ce36" table:formula="of:=[$Graf.$M$12]" office:value-type="string" office:string-value="#REF!" calcext:value-type="error">
            <text:p>#REF!</text:p>
          </table:table-cell>
          <table:table-cell table:style-name="ce16" table:formula="of:=AVERAGE([.B14:.M14])" office:value-type="string" office:string-value="#REF!" calcext:value-type="error">
            <text:p>#REF!</text:p>
          </table:table-cell>
          <table:table-cell table:style-name="ce17" table:formula="of:=[.N14]-[.N13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0/2011</text:p>
          </table:table-cell>
          <table:table-cell table:style-name="ce36" table:formula="of:=[$Graf.$B$13]" office:value-type="string" office:string-value="#REF!" calcext:value-type="error">
            <text:p>#REF!</text:p>
          </table:table-cell>
          <table:table-cell table:style-name="ce36" table:formula="of:=[$Graf.$C$13]" office:value-type="string" office:string-value="#REF!" calcext:value-type="error">
            <text:p>#REF!</text:p>
          </table:table-cell>
          <table:table-cell table:style-name="ce36" table:formula="of:=[$Graf.$D$13]" office:value-type="string" office:string-value="#REF!" calcext:value-type="error">
            <text:p>#REF!</text:p>
          </table:table-cell>
          <table:table-cell table:style-name="ce36" table:formula="of:=[$Graf.$E$13]" office:value-type="string" office:string-value="#REF!" calcext:value-type="error">
            <text:p>#REF!</text:p>
          </table:table-cell>
          <table:table-cell table:style-name="ce36" table:formula="of:=[$Graf.$F$13]" office:value-type="string" office:string-value="#REF!" calcext:value-type="error">
            <text:p>#REF!</text:p>
          </table:table-cell>
          <table:table-cell table:style-name="ce36" table:formula="of:=[$Graf.$G$13]" office:value-type="string" office:string-value="#REF!" calcext:value-type="error">
            <text:p>#REF!</text:p>
          </table:table-cell>
          <table:table-cell table:style-name="ce36" table:formula="of:=[$Graf.$H$13]" office:value-type="string" office:string-value="#REF!" calcext:value-type="error">
            <text:p>#REF!</text:p>
          </table:table-cell>
          <table:table-cell table:style-name="ce36" table:formula="of:=[$Graf.$I$13]" office:value-type="string" office:string-value="#REF!" calcext:value-type="error">
            <text:p>#REF!</text:p>
          </table:table-cell>
          <table:table-cell table:style-name="ce36" table:formula="of:=[$Graf.$J$13]" office:value-type="string" office:string-value="#REF!" calcext:value-type="error">
            <text:p>#REF!</text:p>
          </table:table-cell>
          <table:table-cell table:style-name="ce36" table:formula="of:=[$Graf.$K$13]" office:value-type="string" office:string-value="#REF!" calcext:value-type="error">
            <text:p>#REF!</text:p>
          </table:table-cell>
          <table:table-cell table:style-name="ce36" table:formula="of:=[$Graf.$L$13]" office:value-type="string" office:string-value="#REF!" calcext:value-type="error">
            <text:p>#REF!</text:p>
          </table:table-cell>
          <table:table-cell table:style-name="ce36" table:formula="of:=[$Graf.$M$13]" office:value-type="string" office:string-value="#REF!" calcext:value-type="error">
            <text:p>#REF!</text:p>
          </table:table-cell>
          <table:table-cell table:style-name="ce16" table:formula="of:=AVERAGE([.B15:.M15])" office:value-type="string" office:string-value="#REF!" calcext:value-type="error">
            <text:p>#REF!</text:p>
          </table:table-cell>
          <table:table-cell table:style-name="ce17" table:formula="of:=[.N15]-[.N14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1/2012</text:p>
          </table:table-cell>
          <table:table-cell table:style-name="ce36" table:formula="of:=[$Graf.$B$14]" office:value-type="string" office:string-value="#REF!" calcext:value-type="error">
            <text:p>#REF!</text:p>
          </table:table-cell>
          <table:table-cell table:style-name="ce36" table:formula="of:=[$Graf.$C$14]" office:value-type="string" office:string-value="#REF!" calcext:value-type="error">
            <text:p>#REF!</text:p>
          </table:table-cell>
          <table:table-cell table:style-name="ce36" table:formula="of:=[$Graf.$D$14]" office:value-type="string" office:string-value="#REF!" calcext:value-type="error">
            <text:p>#REF!</text:p>
          </table:table-cell>
          <table:table-cell table:style-name="ce36" table:formula="of:=[$Graf.$E$14]" office:value-type="string" office:string-value="#REF!" calcext:value-type="error">
            <text:p>#REF!</text:p>
          </table:table-cell>
          <table:table-cell table:style-name="ce36" table:formula="of:=[$Graf.$F$14]" office:value-type="string" office:string-value="#REF!" calcext:value-type="error">
            <text:p>#REF!</text:p>
          </table:table-cell>
          <table:table-cell table:style-name="ce36" table:formula="of:=[$Graf.$G$14]" office:value-type="string" office:string-value="#REF!" calcext:value-type="error">
            <text:p>#REF!</text:p>
          </table:table-cell>
          <table:table-cell table:style-name="ce36" table:formula="of:=[$Graf.$H$14]" office:value-type="string" office:string-value="#REF!" calcext:value-type="error">
            <text:p>#REF!</text:p>
          </table:table-cell>
          <table:table-cell table:style-name="ce36" table:formula="of:=[$Graf.$I$14]" office:value-type="string" office:string-value="#REF!" calcext:value-type="error">
            <text:p>#REF!</text:p>
          </table:table-cell>
          <table:table-cell table:style-name="ce36" table:formula="of:=[$Graf.$J$14]" office:value-type="string" office:string-value="#REF!" calcext:value-type="error">
            <text:p>#REF!</text:p>
          </table:table-cell>
          <table:table-cell table:style-name="ce36" table:formula="of:=[$Graf.$K$14]" office:value-type="string" office:string-value="#REF!" calcext:value-type="error">
            <text:p>#REF!</text:p>
          </table:table-cell>
          <table:table-cell table:style-name="ce36" table:formula="of:=[$Graf.$L$14]" office:value-type="string" office:string-value="#REF!" calcext:value-type="error">
            <text:p>#REF!</text:p>
          </table:table-cell>
          <table:table-cell table:style-name="ce36" table:formula="of:=[$Graf.$M$14]" office:value-type="string" office:string-value="#REF!" calcext:value-type="error">
            <text:p>#REF!</text:p>
          </table:table-cell>
          <table:table-cell table:style-name="ce16" table:formula="of:=AVERAGE([.B16:.M16])" office:value-type="string" office:string-value="#REF!" calcext:value-type="error">
            <text:p>#REF!</text:p>
          </table:table-cell>
          <table:table-cell table:style-name="ce17" table:formula="of:=[.N16]-[.N15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2/2013</text:p>
          </table:table-cell>
          <table:table-cell table:style-name="ce36" table:formula="of:=[$Graf.$B$15]" office:value-type="string" office:string-value="#REF!" calcext:value-type="error">
            <text:p>#REF!</text:p>
          </table:table-cell>
          <table:table-cell table:style-name="ce36" table:formula="of:=[$Graf.$C$15]" office:value-type="string" office:string-value="#REF!" calcext:value-type="error">
            <text:p>#REF!</text:p>
          </table:table-cell>
          <table:table-cell table:style-name="ce36" table:formula="of:=[$Graf.$D$15]" office:value-type="currency" office:currency="EUR" office:value="0" calcext:value-type="currency">
            <text:p>0,00 €</text:p>
          </table:table-cell>
          <table:table-cell table:style-name="ce36" table:formula="of:=[$Graf.$E$15]" office:value-type="currency" office:currency="EUR" office:value="0" calcext:value-type="currency">
            <text:p>0,00 €</text:p>
          </table:table-cell>
          <table:table-cell table:style-name="ce36" table:formula="of:=[$Graf.$F$15]" office:value-type="currency" office:currency="EUR" office:value="0" calcext:value-type="currency">
            <text:p>0,00 €</text:p>
          </table:table-cell>
          <table:table-cell table:style-name="ce36" table:formula="of:=[$Graf.$G$15]" office:value-type="currency" office:currency="EUR" office:value="0" calcext:value-type="currency">
            <text:p>0,00 €</text:p>
          </table:table-cell>
          <table:table-cell table:style-name="ce36" table:formula="of:=[$Graf.$H$15]" office:value-type="currency" office:currency="EUR" office:value="0" calcext:value-type="currency">
            <text:p>0,00 €</text:p>
          </table:table-cell>
          <table:table-cell table:style-name="ce36" table:formula="of:=[$Graf.$I$15]" office:value-type="currency" office:currency="EUR" office:value="0" calcext:value-type="currency">
            <text:p>0,00 €</text:p>
          </table:table-cell>
          <table:table-cell table:style-name="ce36" table:formula="of:=[$Graf.$J$15]" office:value-type="currency" office:currency="EUR" office:value="0" calcext:value-type="currency">
            <text:p>0,00 €</text:p>
          </table:table-cell>
          <table:table-cell table:style-name="ce36" table:formula="of:=[$Graf.$K$15]" office:value-type="currency" office:currency="EUR" office:value="0" calcext:value-type="currency">
            <text:p>0,00 €</text:p>
          </table:table-cell>
          <table:table-cell table:style-name="ce33" table:number-columns-repeated="2"/>
          <table:table-cell table:style-name="ce44" table:formula="of:=AVERAGE([.B17:.M17])" office:value-type="string" office:string-value="#REF!" calcext:value-type="error">
            <text:p>#REF!</text:p>
          </table:table-cell>
          <table:table-cell table:style-name="ce11" table:formula="of:=[.N17]-[.N16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/>
          <table:table-cell table:number-columns-repeated="4"/>
          <table:table-cell table:style-name="ce33"/>
          <table:table-cell table:number-columns-repeated="5"/>
          <table:table-cell table:style-name="ce33"/>
          <table:table-cell/>
          <table:table-cell table:style-name="ce35"/>
          <table:table-cell table:number-columns-repeated="3"/>
        </table:table-row>
        <table:table-row table:style-name="ro2">
          <table:table-cell table:style-name="ce153" office:value-type="string" calcext:value-type="string">
            <text:p>Ausgaben monatlich fix:</text:p>
          </table:table-cell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31"/>
          <table:table-cell table:number-columns-repeated="12"/>
          <table:table-cell table:style-name="ce35"/>
          <table:table-cell table:style-name="ce154" office:value-type="string" calcext:value-type="string">
            <text:p>Differenz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Monat:</text:p>
          </table:table-cell>
          <table:table-cell table:style-name="ce31" office:value-type="string" calcext:value-type="string">
            <text:p>November</text:p>
          </table:table-cell>
          <table:table-cell table:style-name="ce31" office:value-type="string" calcext:value-type="string">
            <text:p>Dezember</text:p>
          </table:table-cell>
          <table:table-cell table:style-name="ce31" office:value-type="string" calcext:value-type="string">
            <text:p>Januar</text:p>
          </table:table-cell>
          <table:table-cell table:style-name="ce31" office:value-type="string" calcext:value-type="string">
            <text:p>Februar</text:p>
          </table:table-cell>
          <table:table-cell table:style-name="ce31" office:value-type="string" calcext:value-type="string">
            <text:p>März</text:p>
          </table:table-cell>
          <table:table-cell table:style-name="ce31" office:value-type="string" calcext:value-type="string">
            <text:p>April</text:p>
          </table:table-cell>
          <table:table-cell table:style-name="ce31" office:value-type="string" calcext:value-type="string">
            <text:p>Mai</text:p>
          </table:table-cell>
          <table:table-cell table:style-name="ce31" office:value-type="string" calcext:value-type="string">
            <text:p>Juni</text:p>
          </table:table-cell>
          <table:table-cell table:style-name="ce31" office:value-type="string" calcext:value-type="string">
            <text:p>Juli</text:p>
          </table:table-cell>
          <table:table-cell table:style-name="ce31" office:value-type="string" calcext:value-type="string">
            <text:p>August</text:p>
          </table:table-cell>
          <table:table-cell table:style-name="ce31" office:value-type="string" calcext:value-type="string">
            <text:p>September</text:p>
          </table:table-cell>
          <table:table-cell table:style-name="ce31" office:value-type="string" calcext:value-type="string">
            <text:p>Oktober</text:p>
          </table:table-cell>
          <table:table-cell table:style-name="ce35" office:value-type="string" calcext:value-type="string">
            <text:p>Mittelwerte</text:p>
          </table:table-cell>
          <table:table-cell table:style-name="ce154" office:value-type="string" calcext:value-type="string">
            <text:p>Vorjahr: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1/2002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16" table:formula="of:=AVERAGE([.B22:.M22])" office:value-type="currency" office:currency="EUR" office:value="28" calcext:value-type="currency">
            <text:p>28,00 €</text:p>
          </table:table-cell>
          <table:table-cell table:style-name="ce154"/>
          <table:table-cell table:number-columns-repeated="2"/>
        </table:table-row>
        <table:table-row table:style-name="ro2">
          <table:table-cell table:style-name="ce32" office:value-type="string" calcext:value-type="string">
            <text:p>2002/2003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$Aus2.$B$41]" office:value-type="currency" office:currency="EUR" office:value="28" calcext:value-type="currency">
            <text:p>28,00 €</text:p>
          </table:table-cell>
          <table:table-cell table:style-name="ce64" table:formula="of:=[Aus2.$C$41]" office:value-type="currency" office:currency="EUR" office:value="56" calcext:value-type="currency">
            <text:p>56,00 €</text:p>
          </table:table-cell>
          <table:table-cell table:style-name="ce64" table:formula="of:=[Aus2.$C$41]" office:value-type="currency" office:currency="EUR" office:value="56" calcext:value-type="currency">
            <text:p>56,00 €</text:p>
          </table:table-cell>
          <table:table-cell table:style-name="ce16" table:formula="of:=AVERAGE([.B23:.M23])" office:value-type="currency" office:currency="EUR" office:value="32.6666666666667" calcext:value-type="currency">
            <text:p>32,67 €</text:p>
          </table:table-cell>
          <table:table-cell table:style-name="ce17" table:formula="of:=[.N23]-[.N22]" office:value-type="currency" office:currency="EUR" office:value="4.66666666666666" calcext:value-type="currency">
            <text:p>4,67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3/2004</text:p>
          </table:table-cell>
          <table:table-cell table:style-name="ce64" table:formula="of:=[Aus2.$D$41]" office:value-type="currency" office:currency="EUR" office:value="84" calcext:value-type="currency">
            <text:p>84,00 €</text:p>
          </table:table-cell>
          <table:table-cell table:style-name="ce64" table:formula="of:=[Aus2.$D$41]" office:value-type="currency" office:currency="EUR" office:value="84" calcext:value-type="currency">
            <text:p>84,00 €</text:p>
          </table:table-cell>
          <table:table-cell table:style-name="ce64" table:formula="of:=[Aus2.$D$41]" office:value-type="currency" office:currency="EUR" office:value="84" calcext:value-type="currency">
            <text:p>84,00 €</text:p>
          </table:table-cell>
          <table:table-cell table:style-name="ce64" table:formula="of:=[Aus2.$E$41]" office:value-type="currency" office:currency="EUR" office:value="112" calcext:value-type="currency">
            <text:p>112,00 €</text:p>
          </table:table-cell>
          <table:table-cell table:style-name="ce64" table:formula="of:=[Aus2.$E$41]" office:value-type="currency" office:currency="EUR" office:value="112" calcext:value-type="currency">
            <text:p>112,00 €</text:p>
          </table:table-cell>
          <table:table-cell table:style-name="ce64" table:formula="of:=[Aus2.$F$41]" office:value-type="currency" office:currency="EUR" office:value="140" calcext:value-type="currency">
            <text:p>140,00 €</text:p>
          </table:table-cell>
          <table:table-cell table:style-name="ce64" table:formula="of:=[Aus2.$F$41]" office:value-type="currency" office:currency="EUR" office:value="140" calcext:value-type="currency">
            <text:p>140,00 €</text:p>
          </table:table-cell>
          <table:table-cell table:style-name="ce64" table:formula="of:=[Aus2.$F$41]" office:value-type="currency" office:currency="EUR" office:value="140" calcext:value-type="currency">
            <text:p>140,00 €</text:p>
          </table:table-cell>
          <table:table-cell table:style-name="ce64" table:formula="of:=[Aus2.$G$41]" office:value-type="currency" office:currency="EUR" office:value="168" calcext:value-type="currency">
            <text:p>168,00 €</text:p>
          </table:table-cell>
          <table:table-cell table:style-name="ce64" table:formula="of:=[Aus2.$G$41]" office:value-type="currency" office:currency="EUR" office:value="168" calcext:value-type="currency">
            <text:p>168,00 €</text:p>
          </table:table-cell>
          <table:table-cell table:style-name="ce64" table:formula="of:=[Aus2.$G$41]" office:value-type="currency" office:currency="EUR" office:value="168" calcext:value-type="currency">
            <text:p>168,00 €</text:p>
          </table:table-cell>
          <table:table-cell table:style-name="ce64" table:formula="of:=[Aus2.$G$41]" office:value-type="currency" office:currency="EUR" office:value="168" calcext:value-type="currency">
            <text:p>168,00 €</text:p>
          </table:table-cell>
          <table:table-cell table:style-name="ce16" table:formula="of:=AVERAGE([.B24:.M24])" office:value-type="currency" office:currency="EUR" office:value="130.666666666667" calcext:value-type="currency">
            <text:p>130,67 €</text:p>
          </table:table-cell>
          <table:table-cell table:style-name="ce17" table:formula="of:=[.N24]-[.N23]" office:value-type="currency" office:currency="EUR" office:value="98" calcext:value-type="currency">
            <text:p>98,00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4/2005</text:p>
          </table:table-cell>
          <table:table-cell table:style-name="ce64" table:formula="of:=[Aus2.$G$41]" office:value-type="currency" office:currency="EUR" office:value="168" calcext:value-type="currency">
            <text:p>168,00 €</text:p>
          </table:table-cell>
          <table:table-cell table:style-name="ce64" table:formula="of:=[Aus2.$H$41]" office:value-type="currency" office:currency="EUR" office:value="196" calcext:value-type="currency">
            <text:p>196,00 €</text:p>
          </table:table-cell>
          <table:table-cell table:style-name="ce64" table:formula="of:=[Aus2.$H$41]" office:value-type="currency" office:currency="EUR" office:value="196" calcext:value-type="currency">
            <text:p>196,00 €</text:p>
          </table:table-cell>
          <table:table-cell table:style-name="ce64" table:formula="of:=[Aus2.$I$41]" office:value-type="currency" office:currency="EUR" office:value="224" calcext:value-type="currency">
            <text:p>224,00 €</text:p>
          </table:table-cell>
          <table:table-cell table:style-name="ce64" table:formula="of:=[Aus2.$J$41]" office:value-type="currency" office:currency="EUR" office:value="252" calcext:value-type="currency">
            <text:p>252,00 €</text:p>
          </table:table-cell>
          <table:table-cell table:style-name="ce64" table:formula="of:=[Aus2.$J$41]" office:value-type="currency" office:currency="EUR" office:value="252" calcext:value-type="currency">
            <text:p>252,00 €</text:p>
          </table:table-cell>
          <table:table-cell table:style-name="ce64" table:formula="of:=[Aus2.$K$41]" office:value-type="currency" office:currency="EUR" office:value="280" calcext:value-type="currency">
            <text:p>280,00 €</text:p>
          </table:table-cell>
          <table:table-cell table:style-name="ce64" table:formula="of:=[Aus2.$K$41]" office:value-type="currency" office:currency="EUR" office:value="280" calcext:value-type="currency">
            <text:p>280,00 €</text:p>
          </table:table-cell>
          <table:table-cell table:style-name="ce64" table:formula="of:=[Aus2.$K$41]" office:value-type="currency" office:currency="EUR" office:value="280" calcext:value-type="currency">
            <text:p>280,00 €</text:p>
          </table:table-cell>
          <table:table-cell table:style-name="ce64" table:formula="of:=[Aus2.$K$41]" office:value-type="currency" office:currency="EUR" office:value="280" calcext:value-type="currency">
            <text:p>280,00 €</text:p>
          </table:table-cell>
          <table:table-cell table:style-name="ce64" table:formula="of:=[Aus2.$K$41]" office:value-type="currency" office:currency="EUR" office:value="280" calcext:value-type="currency">
            <text:p>280,00 €</text:p>
          </table:table-cell>
          <table:table-cell table:style-name="ce64" table:formula="of:=[Aus2.$L$41]" office:value-type="currency" office:currency="EUR" office:value="308" calcext:value-type="currency">
            <text:p>308,00 €</text:p>
          </table:table-cell>
          <table:table-cell table:style-name="ce16" table:formula="of:=AVERAGE([.B25:.M25])" office:value-type="currency" office:currency="EUR" office:value="249.666666666667" calcext:value-type="currency">
            <text:p>249,67 €</text:p>
          </table:table-cell>
          <table:table-cell table:style-name="ce17" table:formula="of:=[.N25]-[.N24]" office:value-type="currency" office:currency="EUR" office:value="119" calcext:value-type="currency">
            <text:p>119,00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5/2006</text:p>
          </table:table-cell>
          <table:table-cell table:style-name="ce64" table:formula="of:=[Aus2.$L$41]" office:value-type="currency" office:currency="EUR" office:value="308" calcext:value-type="currency">
            <text:p>308,00 €</text:p>
          </table:table-cell>
          <table:table-cell table:style-name="ce64" table:formula="of:=[Aus2.$M$41]" office:value-type="currency" office:currency="EUR" office:value="336" calcext:value-type="currency">
            <text:p>336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N$41]" office:value-type="currency" office:currency="EUR" office:value="364" calcext:value-type="currency">
            <text:p>364,00 €</text:p>
          </table:table-cell>
          <table:table-cell table:style-name="ce64" table:formula="of:=[Aus2.$O$41]" office:value-type="currency" office:currency="EUR" office:value="392" calcext:value-type="currency">
            <text:p>392,00 €</text:p>
          </table:table-cell>
          <table:table-cell table:style-name="ce64" table:formula="of:=[Aus2.$O$41]" office:value-type="currency" office:currency="EUR" office:value="392" calcext:value-type="currency">
            <text:p>392,00 €</text:p>
          </table:table-cell>
          <table:table-cell table:style-name="ce16" table:formula="of:=AVERAGE([.B26:.M26])" office:value-type="currency" office:currency="EUR" office:value="361.666666666667" calcext:value-type="currency">
            <text:p>361,67 €</text:p>
          </table:table-cell>
          <table:table-cell table:style-name="ce17" table:formula="of:=[.N26]-[.N25]" office:value-type="currency" office:currency="EUR" office:value="112" calcext:value-type="currency">
            <text:p>112,00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6/2007</text:p>
          </table:table-cell>
          <table:table-cell table:style-name="ce64" table:formula="of:=[Aus2.$O$41]" office:value-type="currency" office:currency="EUR" office:value="392" calcext:value-type="currency">
            <text:p>392,00 €</text:p>
          </table:table-cell>
          <table:table-cell table:style-name="ce64" table:formula="of:=[Aus2.$P$41]" office:value-type="currency" office:currency="EUR" office:value="420" calcext:value-type="currency">
            <text:p>420,00 €</text:p>
          </table:table-cell>
          <table:table-cell table:style-name="ce64" table:formula="of:=[Aus2.$Q$41]" office:value-type="currency" office:currency="EUR" office:value="448" calcext:value-type="currency">
            <text:p>448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R$41]" office:value-type="currency" office:currency="EUR" office:value="476" calcext:value-type="currency">
            <text:p>476,00 €</text:p>
          </table:table-cell>
          <table:table-cell table:style-name="ce64" table:formula="of:=[Aus2.$S$41]" office:value-type="currency" office:currency="EUR" office:value="504" calcext:value-type="currency">
            <text:p>504,00 €</text:p>
          </table:table-cell>
          <table:table-cell table:style-name="ce16" table:formula="of:=AVERAGE([.B27:.M27])" office:value-type="currency" office:currency="EUR" office:value="464.333333333333" calcext:value-type="currency">
            <text:p>464,33 €</text:p>
          </table:table-cell>
          <table:table-cell table:style-name="ce17" table:formula="of:=[.N27]-[.N26]" office:value-type="currency" office:currency="EUR" office:value="102.666666666667" calcext:value-type="currency">
            <text:p>102,67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7/2008</text:p>
          </table:table-cell>
          <table:table-cell table:style-name="ce64" table:formula="of:=[Aus2.$S$41]" office:value-type="currency" office:currency="EUR" office:value="504" calcext:value-type="currency">
            <text:p>504,00 €</text:p>
          </table:table-cell>
          <table:table-cell table:style-name="ce64" table:formula="of:=[Aus2.$T$41]" office:value-type="currency" office:currency="EUR" office:value="532" calcext:value-type="currency">
            <text:p>532,00 €</text:p>
          </table:table-cell>
          <table:table-cell table:style-name="ce64" table:formula="of:=[Aus2.$U$41]" office:value-type="currency" office:currency="EUR" office:value="560" calcext:value-type="currency">
            <text:p>560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16" table:formula="of:=AVERAGE([.B28:.M28])" office:value-type="currency" office:currency="EUR" office:value="574" calcext:value-type="currency">
            <text:p>574,00 €</text:p>
          </table:table-cell>
          <table:table-cell table:style-name="ce17" table:formula="of:=[.N28]-[.N27]" office:value-type="currency" office:currency="EUR" office:value="109.666666666667" calcext:value-type="currency">
            <text:p>109,67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8/2009</text:p>
          </table:table-cell>
          <table:table-cell table:style-name="ce64" table:formula="of:=[Aus2.$V$41]" office:value-type="currency" office:currency="EUR" office:value="588" calcext:value-type="currency">
            <text:p>588,00 €</text:p>
          </table:table-cell>
          <table:table-cell table:style-name="ce64" table:formula="of:=[Aus2.$X$41]" office:value-type="currency" office:currency="EUR" office:value="644" calcext:value-type="currency">
            <text:p>644,00 €</text:p>
          </table:table-cell>
          <table:table-cell table:style-name="ce64" table:formula="of:=[Aus2.$Y$41]" office:value-type="currency" office:currency="EUR" office:value="672" calcext:value-type="currency">
            <text:p>672,00 €</text:p>
          </table:table-cell>
          <table:table-cell table:style-name="ce64" table:formula="of:=[Aus2.$Y$41]" office:value-type="currency" office:currency="EUR" office:value="672" calcext:value-type="currency">
            <text:p>672,00 €</text:p>
          </table:table-cell>
          <table:table-cell table:style-name="ce64" table:formula="of:=[Aus2.$Y$41]" office:value-type="currency" office:currency="EUR" office:value="672" calcext:value-type="currency">
            <text:p>672,00 €</text:p>
          </table:table-cell>
          <table:table-cell table:style-name="ce64" table:formula="of:=[Aus2.$Y$41]" office:value-type="currency" office:currency="EUR" office:value="672" calcext:value-type="currency">
            <text:p>672,00 €</text:p>
          </table:table-cell>
          <table:table-cell table:style-name="ce64" table:formula="of:=[Aus2.$Z$41]" office:value-type="currency" office:currency="EUR" office:value="700" calcext:value-type="currency">
            <text:p>700,00 €</text:p>
          </table:table-cell>
          <table:table-cell table:style-name="ce64" table:formula="of:=[Aus2.$Z$41]" office:value-type="currency" office:currency="EUR" office:value="700" calcext:value-type="currency">
            <text:p>700,00 €</text:p>
          </table:table-cell>
          <table:table-cell table:style-name="ce64" table:formula="of:=[Aus2.$Z$41]" office:value-type="currency" office:currency="EUR" office:value="700" calcext:value-type="currency">
            <text:p>700,00 €</text:p>
          </table:table-cell>
          <table:table-cell table:style-name="ce64" table:formula="of:=[Aus2.$Z$41]" office:value-type="currency" office:currency="EUR" office:value="700" calcext:value-type="currency">
            <text:p>700,00 €</text:p>
          </table:table-cell>
          <table:table-cell table:style-name="ce64" table:formula="of:=[Aus2.$Z$41]" office:value-type="currency" office:currency="EUR" office:value="700" calcext:value-type="currency">
            <text:p>700,00 €</text:p>
          </table:table-cell>
          <table:table-cell table:style-name="ce64" table:formula="of:=[Aus2.$AA$41]" office:value-type="currency" office:currency="EUR" office:value="728" calcext:value-type="currency">
            <text:p>728,00 €</text:p>
          </table:table-cell>
          <table:table-cell table:style-name="ce16" table:formula="of:=AVERAGE([.B29:.M29])" office:value-type="currency" office:currency="EUR" office:value="679" calcext:value-type="currency">
            <text:p>679,00 €</text:p>
          </table:table-cell>
          <table:table-cell table:style-name="ce17" table:formula="of:=[.N29]-[.N28]" office:value-type="currency" office:currency="EUR" office:value="105" calcext:value-type="currency">
            <text:p>105,00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9/2010</text:p>
          </table:table-cell>
          <table:table-cell table:style-name="ce64" table:formula="of:=[Aus2.$AA$41]" office:value-type="currency" office:currency="EUR" office:value="728" calcext:value-type="currency">
            <text:p>728,00 €</text:p>
          </table:table-cell>
          <table:table-cell table:style-name="ce64" table:formula="of:=[Aus2.$AA$41]" office:value-type="currency" office:currency="EUR" office:value="728" calcext:value-type="currency">
            <text:p>728,00 €</text:p>
          </table:table-cell>
          <table:table-cell table:style-name="ce64" table:formula="of:=[Aus2.$AB$41]" office:value-type="currency" office:currency="EUR" office:value="756" calcext:value-type="currency">
            <text:p>756,00 €</text:p>
          </table:table-cell>
          <table:table-cell table:style-name="ce64" table:formula="of:=[Aus2.$AC$41]" office:value-type="currency" office:currency="EUR" office:value="784" calcext:value-type="currency">
            <text:p>784,00 €</text:p>
          </table:table-cell>
          <table:table-cell table:style-name="ce64" table:formula="of:=[Aus2.$AC$41]" office:value-type="currency" office:currency="EUR" office:value="784" calcext:value-type="currency">
            <text:p>784,00 €</text:p>
          </table:table-cell>
          <table:table-cell table:style-name="ce64" table:formula="of:=[Aus2.$AC$41]" office:value-type="currency" office:currency="EUR" office:value="784" calcext:value-type="currency">
            <text:p>784,00 €</text:p>
          </table:table-cell>
          <table:table-cell table:style-name="ce64" table:formula="of:=[Aus2.$AD$41]" office:value-type="currency" office:currency="EUR" office:value="812" calcext:value-type="currency">
            <text:p>812,00 €</text:p>
          </table:table-cell>
          <table:table-cell table:style-name="ce64" table:formula="of:=[Aus2.$AD$41]" office:value-type="currency" office:currency="EUR" office:value="812" calcext:value-type="currency">
            <text:p>812,00 €</text:p>
          </table:table-cell>
          <table:table-cell table:style-name="ce64" table:formula="of:=[Aus2.$AD$41]" office:value-type="currency" office:currency="EUR" office:value="812" calcext:value-type="currency">
            <text:p>812,00 €</text:p>
          </table:table-cell>
          <table:table-cell table:style-name="ce64" table:formula="of:=[Aus2.$AD$41]" office:value-type="currency" office:currency="EUR" office:value="812" calcext:value-type="currency">
            <text:p>812,00 €</text:p>
          </table:table-cell>
          <table:table-cell table:style-name="ce64" table:formula="of:=[Aus2.$AD$41]" office:value-type="currency" office:currency="EUR" office:value="812" calcext:value-type="currency">
            <text:p>812,00 €</text:p>
          </table:table-cell>
          <table:table-cell table:style-name="ce64" table:formula="of:=[Aus2.$AE$41]" office:value-type="currency" office:currency="EUR" office:value="840" calcext:value-type="currency">
            <text:p>840,00 €</text:p>
          </table:table-cell>
          <table:table-cell table:style-name="ce16" table:formula="of:=AVERAGE([.B30:.M30])" office:value-type="currency" office:currency="EUR" office:value="788.666666666667" calcext:value-type="currency">
            <text:p>788,67 €</text:p>
          </table:table-cell>
          <table:table-cell table:style-name="ce17" table:formula="of:=[.N30]-[.N29]" office:value-type="currency" office:currency="EUR" office:value="109.666666666667" calcext:value-type="currency">
            <text:p>109,67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0/2011</text:p>
          </table:table-cell>
          <table:table-cell table:style-name="ce64" table:formula="of:=[Aus2.$AE$41]" office:value-type="currency" office:currency="EUR" office:value="840" calcext:value-type="currency">
            <text:p>840,00 €</text:p>
          </table:table-cell>
          <table:table-cell table:style-name="ce64" table:formula="of:=[Aus2.$AE$41]" office:value-type="currency" office:currency="EUR" office:value="840" calcext:value-type="currency">
            <text:p>840,00 €</text:p>
          </table:table-cell>
          <table:table-cell table:style-name="ce64" table:formula="of:=[Aus2.$AF$41]" office:value-type="currency" office:currency="EUR" office:value="868" calcext:value-type="currency">
            <text:p>868,00 €</text:p>
          </table:table-cell>
          <table:table-cell table:style-name="ce64" table:formula="of:=[Aus2.$AF$41]" office:value-type="currency" office:currency="EUR" office:value="868" calcext:value-type="currency">
            <text:p>868,00 €</text:p>
          </table:table-cell>
          <table:table-cell table:style-name="ce64" table:formula="of:=[Aus2.$AG$41]" office:value-type="currency" office:currency="EUR" office:value="896" calcext:value-type="currency">
            <text:p>896,00 €</text:p>
          </table:table-cell>
          <table:table-cell table:style-name="ce64" table:formula="of:=[Aus2.$AG$41]" office:value-type="currency" office:currency="EUR" office:value="896" calcext:value-type="currency">
            <text:p>896,00 €</text:p>
          </table:table-cell>
          <table:table-cell table:style-name="ce64" table:formula="of:=[Aus2.$AH$41]" office:value-type="currency" office:currency="EUR" office:value="924" calcext:value-type="currency">
            <text:p>924,00 €</text:p>
          </table:table-cell>
          <table:table-cell table:style-name="ce64" table:formula="of:=[Aus2.$AH$41]" office:value-type="currency" office:currency="EUR" office:value="924" calcext:value-type="currency">
            <text:p>924,00 €</text:p>
          </table:table-cell>
          <table:table-cell table:style-name="ce64" table:formula="of:=[Aus2.$AH$41]" office:value-type="currency" office:currency="EUR" office:value="924" calcext:value-type="currency">
            <text:p>924,00 €</text:p>
          </table:table-cell>
          <table:table-cell table:style-name="ce64" table:formula="of:=[Aus2.$AI$41]" office:value-type="currency" office:currency="EUR" office:value="952" calcext:value-type="currency">
            <text:p>952,00 €</text:p>
          </table:table-cell>
          <table:table-cell table:style-name="ce64" table:formula="of:=[Aus2.$AI$41]" office:value-type="currency" office:currency="EUR" office:value="952" calcext:value-type="currency">
            <text:p>952,00 €</text:p>
          </table:table-cell>
          <table:table-cell table:style-name="ce64" table:formula="of:=[Aus2.$AI$41]" office:value-type="currency" office:currency="EUR" office:value="952" calcext:value-type="currency">
            <text:p>952,00 €</text:p>
          </table:table-cell>
          <table:table-cell table:style-name="ce16" table:formula="of:=AVERAGE([.B31:.M31])" office:value-type="currency" office:currency="EUR" office:value="903" calcext:value-type="currency">
            <text:p>903,00 €</text:p>
          </table:table-cell>
          <table:table-cell table:style-name="ce17" table:formula="of:=[.N31]-[.N30]" office:value-type="currency" office:currency="EUR" office:value="114.333333333333" calcext:value-type="currency">
            <text:p>114,33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1/2012</text:p>
          </table:table-cell>
          <table:table-cell table:style-name="ce64" table:formula="of:=[Aus2.$AI$41]" office:value-type="currency" office:currency="EUR" office:value="952" calcext:value-type="currency">
            <text:p>952,00 €</text:p>
          </table:table-cell>
          <table:table-cell table:style-name="ce64" table:formula="of:=[Aus2.$AI$41]" office:value-type="currency" office:currency="EUR" office:value="952" calcext:value-type="currency">
            <text:p>952,00 €</text:p>
          </table:table-cell>
          <table:table-cell table:style-name="ce64" table:formula="of:=[Aus2.$AJ$41]" office:value-type="currency" office:currency="EUR" office:value="980" calcext:value-type="currency">
            <text:p>980,00 €</text:p>
          </table:table-cell>
          <table:table-cell table:style-name="ce64" table:formula="of:=[Aus2.$AJ$41]" office:value-type="currency" office:currency="EUR" office:value="980" calcext:value-type="currency">
            <text:p>980,00 €</text:p>
          </table:table-cell>
          <table:table-cell table:style-name="ce64" table:formula="of:=[Aus2.$AK$41]" office:value-type="currency" office:currency="EUR" office:value="1008" calcext:value-type="currency">
            <text:p>1.008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64" table:formula="of:=[Aus2.$AL$41]" office:value-type="currency" office:currency="EUR" office:value="1036" calcext:value-type="currency">
            <text:p>1.036,00 €</text:p>
          </table:table-cell>
          <table:table-cell table:style-name="ce16" table:formula="of:=AVERAGE([.B32:.M32])" office:value-type="currency" office:currency="EUR" office:value="1010.33333333333" calcext:value-type="currency">
            <text:p>1.010,33 €</text:p>
          </table:table-cell>
          <table:table-cell table:style-name="ce17" table:formula="of:=[.N32]-[.N31]" office:value-type="currency" office:currency="EUR" office:value="107.333333333333" calcext:value-type="currency">
            <text:p>107,33 €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2/2013</text:p>
          </table:table-cell>
          <table:table-cell table:style-name="ce64" table:formula="of:=[Aus2.$AM$41]" office:value-type="currency" office:currency="EUR" office:value="1064" calcext:value-type="currency">
            <text:p>1.064,00 €</text:p>
          </table:table-cell>
          <table:table-cell table:style-name="ce64" table:formula="of:=[Aus2.$AM$41]" office:value-type="currency" office:currency="EUR" office:value="1064" calcext:value-type="currency">
            <text:p>1.064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64" table:formula="of:=[Aus2.$AN$41]" office:value-type="currency" office:currency="EUR" office:value="1092" calcext:value-type="currency">
            <text:p>1.092,00 €</text:p>
          </table:table-cell>
          <table:table-cell table:style-name="ce16" table:formula="of:=AVERAGE([.B33:.M33])" office:value-type="currency" office:currency="EUR" office:value="1087.33333333333" calcext:value-type="currency">
            <text:p>1.087,33 €</text:p>
          </table:table-cell>
          <table:table-cell table:style-name="ce17" table:formula="of:=[.N33]-[.N32]" office:value-type="currency" office:currency="EUR" office:value="76.9999999999999" calcext:value-type="currency">
            <text:p>77,00 €</text:p>
          </table:table-cell>
          <table:table-cell table:number-columns-repeated="2"/>
        </table:table-row>
        <table:table-row table:style-name="ro2">
          <table:table-cell table:style-name="ce31"/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153" office:value-type="string" calcext:value-type="string">
            <text:p>Summe der Ausgaben (individuell + fix):</text:p>
          </table:table-cell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31"/>
          <table:table-cell table:number-columns-repeated="12"/>
          <table:table-cell table:style-name="ce35"/>
          <table:table-cell table:style-name="ce154" office:value-type="string" calcext:value-type="string">
            <text:p>Differenz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Monat:</text:p>
          </table:table-cell>
          <table:table-cell table:style-name="ce31" office:value-type="string" calcext:value-type="string">
            <text:p>November</text:p>
          </table:table-cell>
          <table:table-cell table:style-name="ce31" office:value-type="string" calcext:value-type="string">
            <text:p>Dezember</text:p>
          </table:table-cell>
          <table:table-cell table:style-name="ce31" office:value-type="string" calcext:value-type="string">
            <text:p>Januar</text:p>
          </table:table-cell>
          <table:table-cell table:style-name="ce31" office:value-type="string" calcext:value-type="string">
            <text:p>Februar</text:p>
          </table:table-cell>
          <table:table-cell table:style-name="ce31" office:value-type="string" calcext:value-type="string">
            <text:p>März</text:p>
          </table:table-cell>
          <table:table-cell table:style-name="ce31" office:value-type="string" calcext:value-type="string">
            <text:p>April</text:p>
          </table:table-cell>
          <table:table-cell table:style-name="ce31" office:value-type="string" calcext:value-type="string">
            <text:p>Mai</text:p>
          </table:table-cell>
          <table:table-cell table:style-name="ce31" office:value-type="string" calcext:value-type="string">
            <text:p>Juni</text:p>
          </table:table-cell>
          <table:table-cell table:style-name="ce31" office:value-type="string" calcext:value-type="string">
            <text:p>Juli</text:p>
          </table:table-cell>
          <table:table-cell table:style-name="ce31" office:value-type="string" calcext:value-type="string">
            <text:p>August</text:p>
          </table:table-cell>
          <table:table-cell table:style-name="ce31" office:value-type="string" calcext:value-type="string">
            <text:p>September</text:p>
          </table:table-cell>
          <table:table-cell table:style-name="ce31" office:value-type="string" calcext:value-type="string">
            <text:p>Oktober</text:p>
          </table:table-cell>
          <table:table-cell table:style-name="ce35" office:value-type="string" calcext:value-type="string">
            <text:p>Mittelwerte</text:p>
          </table:table-cell>
          <table:table-cell table:style-name="ce154" office:value-type="string" calcext:value-type="string">
            <text:p>Vorjahr: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1/2002</text:p>
          </table:table-cell>
          <table:table-cell table:style-name="ce64" table:formula="of:=[.B6]+[.B22]" office:value-type="currency" office:currency="EUR" office:value="714.307092129684" calcext:value-type="currency">
            <text:p>714,31 €</text:p>
          </table:table-cell>
          <table:table-cell table:style-name="ce64" table:formula="of:=[.C6]+[.C22]" office:value-type="currency" office:currency="EUR" office:value="759.057530562473" calcext:value-type="currency">
            <text:p>759,06 €</text:p>
          </table:table-cell>
          <table:table-cell table:style-name="ce64" table:formula="of:=[.D6]+[.D22]" office:value-type="currency" office:currency="EUR" office:value="581.68" calcext:value-type="currency">
            <text:p>581,68 €</text:p>
          </table:table-cell>
          <table:table-cell table:style-name="ce64" table:formula="of:=[.E6]+[.E22]" office:value-type="currency" office:currency="EUR" office:value="682.47" calcext:value-type="currency">
            <text:p>682,47 €</text:p>
          </table:table-cell>
          <table:table-cell table:style-name="ce64" table:formula="of:=[.F6]+[.F22]" office:value-type="currency" office:currency="EUR" office:value="918.38" calcext:value-type="currency">
            <text:p>918,38 €</text:p>
          </table:table-cell>
          <table:table-cell table:style-name="ce64" table:formula="of:=[.G6]+[.G22]" office:value-type="currency" office:currency="EUR" office:value="1229.78" calcext:value-type="currency">
            <text:p>1.229,78 €</text:p>
          </table:table-cell>
          <table:table-cell table:style-name="ce64" table:formula="of:=[.H6]+[.H22]" office:value-type="currency" office:currency="EUR" office:value="698.34" calcext:value-type="currency">
            <text:p>698,34 €</text:p>
          </table:table-cell>
          <table:table-cell table:style-name="ce64" table:formula="of:=[.I6]+[.I22]" office:value-type="currency" office:currency="EUR" office:value="895.39" calcext:value-type="currency">
            <text:p>895,39 €</text:p>
          </table:table-cell>
          <table:table-cell table:style-name="ce64" table:formula="of:=[.J6]+[.J22]" office:value-type="currency" office:currency="EUR" office:value="666.24" calcext:value-type="currency">
            <text:p>666,24 €</text:p>
          </table:table-cell>
          <table:table-cell table:style-name="ce64" table:formula="of:=[.K6]+[.K22]" office:value-type="currency" office:currency="EUR" office:value="855.74" calcext:value-type="currency">
            <text:p>855,74 €</text:p>
          </table:table-cell>
          <table:table-cell table:style-name="ce64" table:formula="of:=[.L6]+[.L22]" office:value-type="currency" office:currency="EUR" office:value="941.35" calcext:value-type="currency">
            <text:p>941,35 €</text:p>
          </table:table-cell>
          <table:table-cell table:style-name="ce64" table:formula="of:=[.M6]+[.M22]" office:value-type="currency" office:currency="EUR" office:value="917.21" calcext:value-type="currency">
            <text:p>917,21 €</text:p>
          </table:table-cell>
          <table:table-cell table:style-name="ce16" table:formula="of:=AVERAGE([.B38:.M38])" office:value-type="currency" office:currency="EUR" office:value="821.662051891013" calcext:value-type="currency">
            <text:p>821,66 €</text:p>
          </table:table-cell>
          <table:table-cell table:number-columns-repeated="3"/>
        </table:table-row>
        <table:table-row table:style-name="ro2">
          <table:table-cell table:style-name="ce32" office:value-type="string" calcext:value-type="string">
            <text:p>2002/2003</text:p>
          </table:table-cell>
          <table:table-cell table:style-name="ce64" table:formula="of:=[.B7]+[.B23]" office:value-type="string" office:string-value="#REF!" calcext:value-type="error">
            <text:p>#REF!</text:p>
          </table:table-cell>
          <table:table-cell table:style-name="ce64" table:formula="of:=[.C7]+[.C23]" office:value-type="string" office:string-value="#REF!" calcext:value-type="error">
            <text:p>#REF!</text:p>
          </table:table-cell>
          <table:table-cell table:style-name="ce64" table:formula="of:=[.D7]+[.D23]" office:value-type="string" office:string-value="#REF!" calcext:value-type="error">
            <text:p>#REF!</text:p>
          </table:table-cell>
          <table:table-cell table:style-name="ce64" table:formula="of:=[.E7]+[.E23]" office:value-type="string" office:string-value="#REF!" calcext:value-type="error">
            <text:p>#REF!</text:p>
          </table:table-cell>
          <table:table-cell table:style-name="ce64" table:formula="of:=[.F7]+[.F23]" office:value-type="string" office:string-value="#REF!" calcext:value-type="error">
            <text:p>#REF!</text:p>
          </table:table-cell>
          <table:table-cell table:style-name="ce64" table:formula="of:=[.G7]+[.G23]" office:value-type="string" office:string-value="#REF!" calcext:value-type="error">
            <text:p>#REF!</text:p>
          </table:table-cell>
          <table:table-cell table:style-name="ce64" table:formula="of:=[.H7]+[.H23]" office:value-type="string" office:string-value="#REF!" calcext:value-type="error">
            <text:p>#REF!</text:p>
          </table:table-cell>
          <table:table-cell table:style-name="ce64" table:formula="of:=[.I7]+[.I23]" office:value-type="string" office:string-value="#REF!" calcext:value-type="error">
            <text:p>#REF!</text:p>
          </table:table-cell>
          <table:table-cell table:style-name="ce64" table:formula="of:=[.J7]+[.J23]" office:value-type="string" office:string-value="#REF!" calcext:value-type="error">
            <text:p>#REF!</text:p>
          </table:table-cell>
          <table:table-cell table:style-name="ce64" table:formula="of:=[.K7]+[.K23]" office:value-type="string" office:string-value="#REF!" calcext:value-type="error">
            <text:p>#REF!</text:p>
          </table:table-cell>
          <table:table-cell table:style-name="ce64" table:formula="of:=[.L7]+[.L23]" office:value-type="string" office:string-value="#REF!" calcext:value-type="error">
            <text:p>#REF!</text:p>
          </table:table-cell>
          <table:table-cell table:style-name="ce64" table:formula="of:=[.M7]+[.M23]" office:value-type="string" office:string-value="#REF!" calcext:value-type="error">
            <text:p>#REF!</text:p>
          </table:table-cell>
          <table:table-cell table:style-name="ce16" table:formula="of:=AVERAGE([.B39:.M39])" office:value-type="string" office:string-value="#REF!" calcext:value-type="error">
            <text:p>#REF!</text:p>
          </table:table-cell>
          <table:table-cell table:style-name="ce17" table:formula="of:=[.N39]-[.N38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3/2004</text:p>
          </table:table-cell>
          <table:table-cell table:style-name="ce64" table:formula="of:=[.B8]+[.B24]" office:value-type="string" office:string-value="#REF!" calcext:value-type="error">
            <text:p>#REF!</text:p>
          </table:table-cell>
          <table:table-cell table:style-name="ce64" table:formula="of:=[.C8]+[.C24]" office:value-type="string" office:string-value="#REF!" calcext:value-type="error">
            <text:p>#REF!</text:p>
          </table:table-cell>
          <table:table-cell table:style-name="ce64" table:formula="of:=[.D8]+[.D24]" office:value-type="string" office:string-value="#REF!" calcext:value-type="error">
            <text:p>#REF!</text:p>
          </table:table-cell>
          <table:table-cell table:style-name="ce64" table:formula="of:=[.E8]+[.E24]" office:value-type="string" office:string-value="#REF!" calcext:value-type="error">
            <text:p>#REF!</text:p>
          </table:table-cell>
          <table:table-cell table:style-name="ce64" table:formula="of:=[.F8]+[.F24]" office:value-type="string" office:string-value="#REF!" calcext:value-type="error">
            <text:p>#REF!</text:p>
          </table:table-cell>
          <table:table-cell table:style-name="ce64" table:formula="of:=[.G8]+[.G24]" office:value-type="string" office:string-value="#REF!" calcext:value-type="error">
            <text:p>#REF!</text:p>
          </table:table-cell>
          <table:table-cell table:style-name="ce64" table:formula="of:=[.H8]+[.H24]" office:value-type="string" office:string-value="#REF!" calcext:value-type="error">
            <text:p>#REF!</text:p>
          </table:table-cell>
          <table:table-cell table:style-name="ce64" table:formula="of:=[.I8]+[.I24]" office:value-type="string" office:string-value="#REF!" calcext:value-type="error">
            <text:p>#REF!</text:p>
          </table:table-cell>
          <table:table-cell table:style-name="ce64" table:formula="of:=[.J8]+[.J24]" office:value-type="string" office:string-value="#REF!" calcext:value-type="error">
            <text:p>#REF!</text:p>
          </table:table-cell>
          <table:table-cell table:style-name="ce64" table:formula="of:=[.K8]+[.K24]" office:value-type="string" office:string-value="#REF!" calcext:value-type="error">
            <text:p>#REF!</text:p>
          </table:table-cell>
          <table:table-cell table:style-name="ce64" table:formula="of:=[.L8]+[.L24]" office:value-type="string" office:string-value="#REF!" calcext:value-type="error">
            <text:p>#REF!</text:p>
          </table:table-cell>
          <table:table-cell table:style-name="ce64" table:formula="of:=[.M8]+[.M24]" office:value-type="string" office:string-value="#REF!" calcext:value-type="error">
            <text:p>#REF!</text:p>
          </table:table-cell>
          <table:table-cell table:style-name="ce16" table:formula="of:=AVERAGE([.B40:.M40])" office:value-type="string" office:string-value="#REF!" calcext:value-type="error">
            <text:p>#REF!</text:p>
          </table:table-cell>
          <table:table-cell table:style-name="ce17" table:formula="of:=[.N40]-[.N39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4/2005</text:p>
          </table:table-cell>
          <table:table-cell table:style-name="ce64" table:formula="of:=[.B9]+[.B25]" office:value-type="string" office:string-value="#REF!" calcext:value-type="error">
            <text:p>#REF!</text:p>
          </table:table-cell>
          <table:table-cell table:style-name="ce64" table:formula="of:=[.C9]+[.C25]" office:value-type="string" office:string-value="#REF!" calcext:value-type="error">
            <text:p>#REF!</text:p>
          </table:table-cell>
          <table:table-cell table:style-name="ce64" table:formula="of:=[.D9]+[.D25]" office:value-type="string" office:string-value="#REF!" calcext:value-type="error">
            <text:p>#REF!</text:p>
          </table:table-cell>
          <table:table-cell table:style-name="ce64" table:formula="of:=[.E9]+[.E25]" office:value-type="string" office:string-value="#REF!" calcext:value-type="error">
            <text:p>#REF!</text:p>
          </table:table-cell>
          <table:table-cell table:style-name="ce64" table:formula="of:=[.F9]+[.F25]" office:value-type="string" office:string-value="#REF!" calcext:value-type="error">
            <text:p>#REF!</text:p>
          </table:table-cell>
          <table:table-cell table:style-name="ce64" table:formula="of:=[.G9]+[.G25]" office:value-type="string" office:string-value="#REF!" calcext:value-type="error">
            <text:p>#REF!</text:p>
          </table:table-cell>
          <table:table-cell table:style-name="ce64" table:formula="of:=[.H9]+[.H25]" office:value-type="string" office:string-value="#REF!" calcext:value-type="error">
            <text:p>#REF!</text:p>
          </table:table-cell>
          <table:table-cell table:style-name="ce64" table:formula="of:=[.I9]+[.I25]" office:value-type="string" office:string-value="#REF!" calcext:value-type="error">
            <text:p>#REF!</text:p>
          </table:table-cell>
          <table:table-cell table:style-name="ce64" table:formula="of:=[.J9]+[.J25]" office:value-type="string" office:string-value="#REF!" calcext:value-type="error">
            <text:p>#REF!</text:p>
          </table:table-cell>
          <table:table-cell table:style-name="ce64" table:formula="of:=[.K9]+[.K25]" office:value-type="string" office:string-value="#REF!" calcext:value-type="error">
            <text:p>#REF!</text:p>
          </table:table-cell>
          <table:table-cell table:style-name="ce64" table:formula="of:=[.L9]+[.L25]" office:value-type="string" office:string-value="#REF!" calcext:value-type="error">
            <text:p>#REF!</text:p>
          </table:table-cell>
          <table:table-cell table:style-name="ce64" table:formula="of:=[.M9]+[.M25]" office:value-type="string" office:string-value="#REF!" calcext:value-type="error">
            <text:p>#REF!</text:p>
          </table:table-cell>
          <table:table-cell table:style-name="ce16" table:formula="of:=AVERAGE([.B41:.M41])" office:value-type="string" office:string-value="#REF!" calcext:value-type="error">
            <text:p>#REF!</text:p>
          </table:table-cell>
          <table:table-cell table:style-name="ce17" table:formula="of:=[.N41]-[.N40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5/2006</text:p>
          </table:table-cell>
          <table:table-cell table:style-name="ce64" table:formula="of:=[.B10]+[.B26]" office:value-type="string" office:string-value="#REF!" calcext:value-type="error">
            <text:p>#REF!</text:p>
          </table:table-cell>
          <table:table-cell table:style-name="ce64" table:formula="of:=[.C10]+[.C26]" office:value-type="string" office:string-value="#REF!" calcext:value-type="error">
            <text:p>#REF!</text:p>
          </table:table-cell>
          <table:table-cell table:style-name="ce64" table:formula="of:=[.D10]+[.D26]" office:value-type="string" office:string-value="#REF!" calcext:value-type="error">
            <text:p>#REF!</text:p>
          </table:table-cell>
          <table:table-cell table:style-name="ce64" table:formula="of:=[.E10]+[.E26]" office:value-type="string" office:string-value="#REF!" calcext:value-type="error">
            <text:p>#REF!</text:p>
          </table:table-cell>
          <table:table-cell table:style-name="ce64" table:formula="of:=[.F10]+[.F26]" office:value-type="string" office:string-value="#REF!" calcext:value-type="error">
            <text:p>#REF!</text:p>
          </table:table-cell>
          <table:table-cell table:style-name="ce64" table:formula="of:=[.G10]+[.G26]" office:value-type="string" office:string-value="#REF!" calcext:value-type="error">
            <text:p>#REF!</text:p>
          </table:table-cell>
          <table:table-cell table:style-name="ce64" table:formula="of:=[.H10]+[.H26]" office:value-type="string" office:string-value="#REF!" calcext:value-type="error">
            <text:p>#REF!</text:p>
          </table:table-cell>
          <table:table-cell table:style-name="ce64" table:formula="of:=[.I10]+[.I26]" office:value-type="string" office:string-value="#REF!" calcext:value-type="error">
            <text:p>#REF!</text:p>
          </table:table-cell>
          <table:table-cell table:style-name="ce64" table:formula="of:=[.J10]+[.J26]" office:value-type="string" office:string-value="#REF!" calcext:value-type="error">
            <text:p>#REF!</text:p>
          </table:table-cell>
          <table:table-cell table:style-name="ce64" table:formula="of:=[.K10]+[.K26]" office:value-type="string" office:string-value="#REF!" calcext:value-type="error">
            <text:p>#REF!</text:p>
          </table:table-cell>
          <table:table-cell table:style-name="ce64" table:formula="of:=[.L10]+[.L26]" office:value-type="string" office:string-value="#REF!" calcext:value-type="error">
            <text:p>#REF!</text:p>
          </table:table-cell>
          <table:table-cell table:style-name="ce64" table:formula="of:=[.M10]+[.M26]" office:value-type="string" office:string-value="#REF!" calcext:value-type="error">
            <text:p>#REF!</text:p>
          </table:table-cell>
          <table:table-cell table:style-name="ce16" table:formula="of:=AVERAGE([.B42:.M42])" office:value-type="string" office:string-value="#REF!" calcext:value-type="error">
            <text:p>#REF!</text:p>
          </table:table-cell>
          <table:table-cell table:style-name="ce17" table:formula="of:=[.N42]-[.N41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6/2007</text:p>
          </table:table-cell>
          <table:table-cell table:style-name="ce64" table:formula="of:=[.B11]+[.B27]" office:value-type="string" office:string-value="#REF!" calcext:value-type="error">
            <text:p>#REF!</text:p>
          </table:table-cell>
          <table:table-cell table:style-name="ce64" table:formula="of:=[.C11]+[.C27]" office:value-type="string" office:string-value="#REF!" calcext:value-type="error">
            <text:p>#REF!</text:p>
          </table:table-cell>
          <table:table-cell table:style-name="ce64" table:formula="of:=[.D11]+[.D27]" office:value-type="string" office:string-value="#REF!" calcext:value-type="error">
            <text:p>#REF!</text:p>
          </table:table-cell>
          <table:table-cell table:style-name="ce64" table:formula="of:=[.E11]+[.E27]" office:value-type="string" office:string-value="#REF!" calcext:value-type="error">
            <text:p>#REF!</text:p>
          </table:table-cell>
          <table:table-cell table:style-name="ce64" table:formula="of:=[.F11]+[.F27]" office:value-type="string" office:string-value="#REF!" calcext:value-type="error">
            <text:p>#REF!</text:p>
          </table:table-cell>
          <table:table-cell table:style-name="ce64" table:formula="of:=[.G11]+[.G27]" office:value-type="string" office:string-value="#REF!" calcext:value-type="error">
            <text:p>#REF!</text:p>
          </table:table-cell>
          <table:table-cell table:style-name="ce64" table:formula="of:=[.H11]+[.H27]" office:value-type="string" office:string-value="#REF!" calcext:value-type="error">
            <text:p>#REF!</text:p>
          </table:table-cell>
          <table:table-cell table:style-name="ce64" table:formula="of:=[.I11]+[.I27]" office:value-type="string" office:string-value="#REF!" calcext:value-type="error">
            <text:p>#REF!</text:p>
          </table:table-cell>
          <table:table-cell table:style-name="ce64" table:formula="of:=[.J11]+[.J27]" office:value-type="string" office:string-value="#REF!" calcext:value-type="error">
            <text:p>#REF!</text:p>
          </table:table-cell>
          <table:table-cell table:style-name="ce64" table:formula="of:=[.K11]+[.K27]" office:value-type="string" office:string-value="#REF!" calcext:value-type="error">
            <text:p>#REF!</text:p>
          </table:table-cell>
          <table:table-cell table:style-name="ce64" table:formula="of:=[.L11]+[.L27]" office:value-type="string" office:string-value="#REF!" calcext:value-type="error">
            <text:p>#REF!</text:p>
          </table:table-cell>
          <table:table-cell table:style-name="ce64" table:formula="of:=[.M11]+[.M27]" office:value-type="string" office:string-value="#REF!" calcext:value-type="error">
            <text:p>#REF!</text:p>
          </table:table-cell>
          <table:table-cell table:style-name="ce16" table:formula="of:=AVERAGE([.B43:.M43])" office:value-type="string" office:string-value="#REF!" calcext:value-type="error">
            <text:p>#REF!</text:p>
          </table:table-cell>
          <table:table-cell table:style-name="ce17" table:formula="of:=[.N43]-[.N42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7/2008</text:p>
          </table:table-cell>
          <table:table-cell table:style-name="ce64" table:formula="of:=[.B12]+[.B28]" office:value-type="string" office:string-value="#REF!" calcext:value-type="error">
            <text:p>#REF!</text:p>
          </table:table-cell>
          <table:table-cell table:style-name="ce64" table:formula="of:=[.C12]+[.C28]" office:value-type="string" office:string-value="#REF!" calcext:value-type="error">
            <text:p>#REF!</text:p>
          </table:table-cell>
          <table:table-cell table:style-name="ce64" table:formula="of:=[.D12]+[.D28]" office:value-type="string" office:string-value="#REF!" calcext:value-type="error">
            <text:p>#REF!</text:p>
          </table:table-cell>
          <table:table-cell table:style-name="ce64" table:formula="of:=[.E12]+[.E28]" office:value-type="string" office:string-value="#REF!" calcext:value-type="error">
            <text:p>#REF!</text:p>
          </table:table-cell>
          <table:table-cell table:style-name="ce64" table:formula="of:=[.F12]+[.F28]" office:value-type="string" office:string-value="#REF!" calcext:value-type="error">
            <text:p>#REF!</text:p>
          </table:table-cell>
          <table:table-cell table:style-name="ce64" table:formula="of:=[.G12]+[.G28]" office:value-type="string" office:string-value="#REF!" calcext:value-type="error">
            <text:p>#REF!</text:p>
          </table:table-cell>
          <table:table-cell table:style-name="ce64" table:formula="of:=[.H12]+[.H28]" office:value-type="string" office:string-value="#REF!" calcext:value-type="error">
            <text:p>#REF!</text:p>
          </table:table-cell>
          <table:table-cell table:style-name="ce64" table:formula="of:=[.I12]+[.I28]" office:value-type="string" office:string-value="#REF!" calcext:value-type="error">
            <text:p>#REF!</text:p>
          </table:table-cell>
          <table:table-cell table:style-name="ce64" table:formula="of:=[.J12]+[.J28]" office:value-type="string" office:string-value="#REF!" calcext:value-type="error">
            <text:p>#REF!</text:p>
          </table:table-cell>
          <table:table-cell table:style-name="ce64" table:formula="of:=[.K12]+[.K28]" office:value-type="string" office:string-value="#REF!" calcext:value-type="error">
            <text:p>#REF!</text:p>
          </table:table-cell>
          <table:table-cell table:style-name="ce64" table:formula="of:=[.L12]+[.L28]" office:value-type="string" office:string-value="#REF!" calcext:value-type="error">
            <text:p>#REF!</text:p>
          </table:table-cell>
          <table:table-cell table:style-name="ce64" table:formula="of:=[.M12]+[.M28]" office:value-type="string" office:string-value="#REF!" calcext:value-type="error">
            <text:p>#REF!</text:p>
          </table:table-cell>
          <table:table-cell table:style-name="ce16" table:formula="of:=AVERAGE([.B44:.M44])" office:value-type="string" office:string-value="#REF!" calcext:value-type="error">
            <text:p>#REF!</text:p>
          </table:table-cell>
          <table:table-cell table:style-name="ce17" table:formula="of:=[.N44]-[.N43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8/2009</text:p>
          </table:table-cell>
          <table:table-cell table:style-name="ce64" table:formula="of:=[.B13]+[.B29]" office:value-type="string" office:string-value="#REF!" calcext:value-type="error">
            <text:p>#REF!</text:p>
          </table:table-cell>
          <table:table-cell table:style-name="ce64" table:formula="of:=[.C13]+[.C29]" office:value-type="string" office:string-value="#REF!" calcext:value-type="error">
            <text:p>#REF!</text:p>
          </table:table-cell>
          <table:table-cell table:style-name="ce64" table:formula="of:=[.D13]+[.D29]" office:value-type="string" office:string-value="#REF!" calcext:value-type="error">
            <text:p>#REF!</text:p>
          </table:table-cell>
          <table:table-cell table:style-name="ce64" table:formula="of:=[.E13]+[.E29]" office:value-type="string" office:string-value="#REF!" calcext:value-type="error">
            <text:p>#REF!</text:p>
          </table:table-cell>
          <table:table-cell table:style-name="ce64" table:formula="of:=[.F13]+[.F29]" office:value-type="string" office:string-value="#REF!" calcext:value-type="error">
            <text:p>#REF!</text:p>
          </table:table-cell>
          <table:table-cell table:style-name="ce64" table:formula="of:=[.G13]+[.G29]" office:value-type="string" office:string-value="#REF!" calcext:value-type="error">
            <text:p>#REF!</text:p>
          </table:table-cell>
          <table:table-cell table:style-name="ce64" table:formula="of:=[.H13]+[.H29]" office:value-type="string" office:string-value="#REF!" calcext:value-type="error">
            <text:p>#REF!</text:p>
          </table:table-cell>
          <table:table-cell table:style-name="ce64" table:formula="of:=[.I13]+[.I29]" office:value-type="string" office:string-value="#REF!" calcext:value-type="error">
            <text:p>#REF!</text:p>
          </table:table-cell>
          <table:table-cell table:style-name="ce64" table:formula="of:=[.J13]+[.J29]" office:value-type="string" office:string-value="#REF!" calcext:value-type="error">
            <text:p>#REF!</text:p>
          </table:table-cell>
          <table:table-cell table:style-name="ce64" table:formula="of:=[.K13]+[.K29]" office:value-type="string" office:string-value="#REF!" calcext:value-type="error">
            <text:p>#REF!</text:p>
          </table:table-cell>
          <table:table-cell table:style-name="ce64" table:formula="of:=[.L13]+[.L29]" office:value-type="string" office:string-value="#REF!" calcext:value-type="error">
            <text:p>#REF!</text:p>
          </table:table-cell>
          <table:table-cell table:style-name="ce64" table:formula="of:=[.M13]+[.M29]" office:value-type="string" office:string-value="#REF!" calcext:value-type="error">
            <text:p>#REF!</text:p>
          </table:table-cell>
          <table:table-cell table:style-name="ce16" table:formula="of:=AVERAGE([.B45:.M45])" office:value-type="string" office:string-value="#REF!" calcext:value-type="error">
            <text:p>#REF!</text:p>
          </table:table-cell>
          <table:table-cell table:style-name="ce17" table:formula="of:=[.N45]-[.N44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09/2010</text:p>
          </table:table-cell>
          <table:table-cell table:style-name="ce64" table:formula="of:=[.B14]+[.B30]" office:value-type="string" office:string-value="#REF!" calcext:value-type="error">
            <text:p>#REF!</text:p>
          </table:table-cell>
          <table:table-cell table:style-name="ce64" table:formula="of:=[.C14]+[.C30]" office:value-type="string" office:string-value="#REF!" calcext:value-type="error">
            <text:p>#REF!</text:p>
          </table:table-cell>
          <table:table-cell table:style-name="ce64" table:formula="of:=[.D14]+[.D30]" office:value-type="string" office:string-value="#REF!" calcext:value-type="error">
            <text:p>#REF!</text:p>
          </table:table-cell>
          <table:table-cell table:style-name="ce64" table:formula="of:=[.E14]+[.E30]" office:value-type="string" office:string-value="#REF!" calcext:value-type="error">
            <text:p>#REF!</text:p>
          </table:table-cell>
          <table:table-cell table:style-name="ce64" table:formula="of:=[.F14]+[.F30]" office:value-type="string" office:string-value="#REF!" calcext:value-type="error">
            <text:p>#REF!</text:p>
          </table:table-cell>
          <table:table-cell table:style-name="ce64" table:formula="of:=[.G14]+[.G30]" office:value-type="string" office:string-value="#REF!" calcext:value-type="error">
            <text:p>#REF!</text:p>
          </table:table-cell>
          <table:table-cell table:style-name="ce64" table:formula="of:=[.H14]+[.H30]" office:value-type="string" office:string-value="#REF!" calcext:value-type="error">
            <text:p>#REF!</text:p>
          </table:table-cell>
          <table:table-cell table:style-name="ce64" table:formula="of:=[.I14]+[.I30]" office:value-type="string" office:string-value="#REF!" calcext:value-type="error">
            <text:p>#REF!</text:p>
          </table:table-cell>
          <table:table-cell table:style-name="ce64" table:formula="of:=[.J14]+[.J30]" office:value-type="string" office:string-value="#REF!" calcext:value-type="error">
            <text:p>#REF!</text:p>
          </table:table-cell>
          <table:table-cell table:style-name="ce64" table:formula="of:=[.K14]+[.K30]" office:value-type="string" office:string-value="#REF!" calcext:value-type="error">
            <text:p>#REF!</text:p>
          </table:table-cell>
          <table:table-cell table:style-name="ce64" table:formula="of:=[.L14]+[.L30]" office:value-type="string" office:string-value="#REF!" calcext:value-type="error">
            <text:p>#REF!</text:p>
          </table:table-cell>
          <table:table-cell table:style-name="ce64" table:formula="of:=[.M14]+[.M30]" office:value-type="string" office:string-value="#REF!" calcext:value-type="error">
            <text:p>#REF!</text:p>
          </table:table-cell>
          <table:table-cell table:style-name="ce16" table:formula="of:=AVERAGE([.B46:.M46])" office:value-type="string" office:string-value="#REF!" calcext:value-type="error">
            <text:p>#REF!</text:p>
          </table:table-cell>
          <table:table-cell table:style-name="ce17" table:formula="of:=[.N46]-[.N45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0/2011</text:p>
          </table:table-cell>
          <table:table-cell table:style-name="ce64" table:formula="of:=[.B15]+[.B31]" office:value-type="string" office:string-value="#REF!" calcext:value-type="error">
            <text:p>#REF!</text:p>
          </table:table-cell>
          <table:table-cell table:style-name="ce64" table:formula="of:=[.C15]+[.C31]" office:value-type="string" office:string-value="#REF!" calcext:value-type="error">
            <text:p>#REF!</text:p>
          </table:table-cell>
          <table:table-cell table:style-name="ce64" table:formula="of:=[.D15]+[.D31]" office:value-type="string" office:string-value="#REF!" calcext:value-type="error">
            <text:p>#REF!</text:p>
          </table:table-cell>
          <table:table-cell table:style-name="ce64" table:formula="of:=[.E15]+[.E31]" office:value-type="string" office:string-value="#REF!" calcext:value-type="error">
            <text:p>#REF!</text:p>
          </table:table-cell>
          <table:table-cell table:style-name="ce64" table:formula="of:=[.F15]+[.F31]" office:value-type="string" office:string-value="#REF!" calcext:value-type="error">
            <text:p>#REF!</text:p>
          </table:table-cell>
          <table:table-cell table:style-name="ce64" table:formula="of:=[.G15]+[.G31]" office:value-type="string" office:string-value="#REF!" calcext:value-type="error">
            <text:p>#REF!</text:p>
          </table:table-cell>
          <table:table-cell table:style-name="ce64" table:formula="of:=[.H15]+[.H31]" office:value-type="string" office:string-value="#REF!" calcext:value-type="error">
            <text:p>#REF!</text:p>
          </table:table-cell>
          <table:table-cell table:style-name="ce64" table:formula="of:=[.I15]+[.I31]" office:value-type="string" office:string-value="#REF!" calcext:value-type="error">
            <text:p>#REF!</text:p>
          </table:table-cell>
          <table:table-cell table:style-name="ce64" table:formula="of:=[.J15]+[.J31]" office:value-type="string" office:string-value="#REF!" calcext:value-type="error">
            <text:p>#REF!</text:p>
          </table:table-cell>
          <table:table-cell table:style-name="ce64" table:formula="of:=[.K15]+[.K31]" office:value-type="string" office:string-value="#REF!" calcext:value-type="error">
            <text:p>#REF!</text:p>
          </table:table-cell>
          <table:table-cell table:style-name="ce64" table:formula="of:=[.L15]+[.L31]" office:value-type="string" office:string-value="#REF!" calcext:value-type="error">
            <text:p>#REF!</text:p>
          </table:table-cell>
          <table:table-cell table:style-name="ce64" table:formula="of:=[.M15]+[.M31]" office:value-type="string" office:string-value="#REF!" calcext:value-type="error">
            <text:p>#REF!</text:p>
          </table:table-cell>
          <table:table-cell table:style-name="ce16" table:formula="of:=AVERAGE([.B47:.M47])" office:value-type="string" office:string-value="#REF!" calcext:value-type="error">
            <text:p>#REF!</text:p>
          </table:table-cell>
          <table:table-cell table:style-name="ce17" table:formula="of:=[.N47]-[.N46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1/2012</text:p>
          </table:table-cell>
          <table:table-cell table:style-name="ce64" table:formula="of:=[.B16]+[.B32]" office:value-type="string" office:string-value="#REF!" calcext:value-type="error">
            <text:p>#REF!</text:p>
          </table:table-cell>
          <table:table-cell table:style-name="ce64" table:formula="of:=[.C16]+[.C32]" office:value-type="string" office:string-value="#REF!" calcext:value-type="error">
            <text:p>#REF!</text:p>
          </table:table-cell>
          <table:table-cell table:style-name="ce64" table:formula="of:=[.D16]+[.D32]" office:value-type="string" office:string-value="#REF!" calcext:value-type="error">
            <text:p>#REF!</text:p>
          </table:table-cell>
          <table:table-cell table:style-name="ce64" table:formula="of:=[.E16]+[.E32]" office:value-type="string" office:string-value="#REF!" calcext:value-type="error">
            <text:p>#REF!</text:p>
          </table:table-cell>
          <table:table-cell table:style-name="ce64" table:formula="of:=[.F16]+[.F32]" office:value-type="string" office:string-value="#REF!" calcext:value-type="error">
            <text:p>#REF!</text:p>
          </table:table-cell>
          <table:table-cell table:style-name="ce64" table:formula="of:=[.G16]+[.G32]" office:value-type="string" office:string-value="#REF!" calcext:value-type="error">
            <text:p>#REF!</text:p>
          </table:table-cell>
          <table:table-cell table:style-name="ce64" table:formula="of:=[.H16]+[.H32]" office:value-type="string" office:string-value="#REF!" calcext:value-type="error">
            <text:p>#REF!</text:p>
          </table:table-cell>
          <table:table-cell table:style-name="ce64" table:formula="of:=[.I16]+[.I32]" office:value-type="string" office:string-value="#REF!" calcext:value-type="error">
            <text:p>#REF!</text:p>
          </table:table-cell>
          <table:table-cell table:style-name="ce64" table:formula="of:=[.J16]+[.J32]" office:value-type="string" office:string-value="#REF!" calcext:value-type="error">
            <text:p>#REF!</text:p>
          </table:table-cell>
          <table:table-cell table:style-name="ce64" table:formula="of:=[.K16]+[.K32]" office:value-type="string" office:string-value="#REF!" calcext:value-type="error">
            <text:p>#REF!</text:p>
          </table:table-cell>
          <table:table-cell table:style-name="ce64" table:formula="of:=[.L16]+[.L32]" office:value-type="string" office:string-value="#REF!" calcext:value-type="error">
            <text:p>#REF!</text:p>
          </table:table-cell>
          <table:table-cell table:style-name="ce64" table:formula="of:=[.M16]+[.M32]" office:value-type="string" office:string-value="#REF!" calcext:value-type="error">
            <text:p>#REF!</text:p>
          </table:table-cell>
          <table:table-cell table:style-name="ce16" table:formula="of:=AVERAGE([.B48:.M48])" office:value-type="string" office:string-value="#REF!" calcext:value-type="error">
            <text:p>#REF!</text:p>
          </table:table-cell>
          <table:table-cell table:style-name="ce17" table:formula="of:=[.N48]-[.N47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2012/2013</text:p>
          </table:table-cell>
          <table:table-cell table:style-name="ce64" table:formula="of:=[.B17]+[.B33]" office:value-type="string" office:string-value="#REF!" calcext:value-type="error">
            <text:p>#REF!</text:p>
          </table:table-cell>
          <table:table-cell table:style-name="ce64" table:formula="of:=[.C17]+[.C33]" office:value-type="string" office:string-value="#REF!" calcext:value-type="error">
            <text:p>#REF!</text:p>
          </table:table-cell>
          <table:table-cell table:style-name="ce64" table:formula="of:=[.D17]+[.D33]" office:value-type="currency" office:currency="EUR" office:value="1092" calcext:value-type="currency">
            <text:p>1.092,00 €</text:p>
          </table:table-cell>
          <table:table-cell table:style-name="ce64" table:formula="of:=[.E17]+[.E33]" office:value-type="currency" office:currency="EUR" office:value="1092" calcext:value-type="currency">
            <text:p>1.092,00 €</text:p>
          </table:table-cell>
          <table:table-cell table:style-name="ce64" table:formula="of:=[.F17]+[.F33]" office:value-type="currency" office:currency="EUR" office:value="1092" calcext:value-type="currency">
            <text:p>1.092,00 €</text:p>
          </table:table-cell>
          <table:table-cell table:style-name="ce64" table:formula="of:=[.G17]+[.G33]" office:value-type="currency" office:currency="EUR" office:value="1092" calcext:value-type="currency">
            <text:p>1.092,00 €</text:p>
          </table:table-cell>
          <table:table-cell table:style-name="ce28" table:formula="of:=[.H17]+[.H33]" office:value-type="currency" office:currency="EUR" office:value="1092" calcext:value-type="currency">
            <text:p>1.092,00 €</text:p>
          </table:table-cell>
          <table:table-cell table:style-name="ce64" table:formula="of:=[.I17]+[.I33]" office:value-type="currency" office:currency="EUR" office:value="1092" calcext:value-type="currency">
            <text:p>1.092,00 €</text:p>
          </table:table-cell>
          <table:table-cell table:style-name="ce64" table:formula="of:=[.J17]+[.J33]" office:value-type="currency" office:currency="EUR" office:value="1092" calcext:value-type="currency">
            <text:p>1.092,00 €</text:p>
          </table:table-cell>
          <table:table-cell table:style-name="ce64" table:formula="of:=[.K17]+[.K33]" office:value-type="currency" office:currency="EUR" office:value="1092" calcext:value-type="currency">
            <text:p>1.092,00 €</text:p>
          </table:table-cell>
          <table:table-cell table:style-name="ce28" table:number-columns-repeated="2"/>
          <table:table-cell table:style-name="ce44" table:formula="of:=AVERAGE([.B49:.M49])" office:value-type="string" office:string-value="#REF!" calcext:value-type="error">
            <text:p>#REF!</text:p>
          </table:table-cell>
          <table:table-cell table:style-name="ce11" table:formula="of:=[.N49]-[.N48]" office:value-type="string" office:string-value="#REF!" calcext:value-type="error">
            <text:p>#REF!</text:p>
          </table:table-cell>
          <table:table-cell table:number-columns-repeated="2"/>
        </table:table-row>
        <table:table-row table:style-name="ro2">
          <table:table-cell table:style-name="ce31"/>
          <table:table-cell table:number-columns-repeated="11"/>
          <table:table-cell table:style-name="ce2"/>
          <table:table-cell table:style-name="ce35"/>
          <table:table-cell table:number-columns-repeated="3"/>
        </table:table-row>
        <table:table-row table:style-name="ro2">
          <table:table-cell table:style-name="ce153" office:value-type="string" calcext:value-type="string">
            <text:p>Sondereinnahmen:</text:p>
          </table:table-cell>
          <table:table-cell table:number-columns-repeated="11"/>
          <table:table-cell table:style-name="ce2"/>
          <table:table-cell table:style-name="ce35"/>
          <table:table-cell table:number-columns-repeated="3"/>
        </table:table-row>
        <table:table-row table:style-name="ro2">
          <table:table-cell table:style-name="ce31"/>
          <table:table-cell table:number-columns-repeated="11"/>
          <table:table-cell table:style-name="ce2"/>
          <table:table-cell table:style-name="ce35"/>
          <table:table-cell table:number-columns-repeated="3"/>
        </table:table-row>
        <table:table-row table:style-name="ro2">
          <table:table-cell table:style-name="ce31" office:value-type="string" calcext:value-type="string">
            <text:p>Monat:</text:p>
          </table:table-cell>
          <table:table-cell table:style-name="ce31" office:value-type="string" calcext:value-type="string">
            <text:p>November</text:p>
          </table:table-cell>
          <table:table-cell table:style-name="ce31" office:value-type="string" calcext:value-type="string">
            <text:p>Dezember</text:p>
          </table:table-cell>
          <table:table-cell table:style-name="ce31" office:value-type="string" calcext:value-type="string">
            <text:p>Januar</text:p>
          </table:table-cell>
          <table:table-cell table:style-name="ce31" office:value-type="string" calcext:value-type="string">
            <text:p>Februar</text:p>
          </table:table-cell>
          <table:table-cell table:style-name="ce31" office:value-type="string" calcext:value-type="string">
            <text:p>März</text:p>
          </table:table-cell>
          <table:table-cell table:style-name="ce31" office:value-type="string" calcext:value-type="string">
            <text:p>April</text:p>
          </table:table-cell>
          <table:table-cell table:style-name="ce31" office:value-type="string" calcext:value-type="string">
            <text:p>Mai</text:p>
          </table:table-cell>
          <table:table-cell table:style-name="ce31" office:value-type="string" calcext:value-type="string">
            <text:p>Juni</text:p>
          </table:table-cell>
          <table:table-cell table:style-name="ce31" office:value-type="string" calcext:value-type="string">
            <text:p>Juli</text:p>
          </table:table-cell>
          <table:table-cell table:style-name="ce31" office:value-type="string" calcext:value-type="string">
            <text:p>August</text:p>
          </table:table-cell>
          <table:table-cell table:style-name="ce31" office:value-type="string" calcext:value-type="string">
            <text:p>September</text:p>
          </table:table-cell>
          <table:table-cell table:style-name="ce31" office:value-type="string" calcext:value-type="string">
            <text:p>Oktober</text:p>
          </table:table-cell>
          <table:table-cell table:style-name="ce35" office:value-type="string" calcext:value-type="string">
            <text:p>Mittelwerte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1/2002</text:p>
          </table:table-cell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32" office:value-type="string" calcext:value-type="string">
            <text:p>2002/2003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55:.M55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3/2004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56:.M56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4/2005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28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57:.M57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5/2006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58:.M58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6/2007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59:.M59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7/2008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60:.M60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8/2009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61:.M61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09/2010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62:.M62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10/2011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63:.M63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11/2012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16" table:formula="of:=AVERAGE([.B64:.M64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 office:value-type="string" calcext:value-type="string">
            <text:p>2012/2013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#REF!]" office:value-type="string" office:string-value="#REF!" calcext:value-type="error">
            <text:p>#REF!</text:p>
          </table:table-cell>
          <table:table-cell table:style-name="ce64" table:formula="of:=[Jan13.$K$23]" office:value-type="currency" office:currency="EUR" office:value="0" calcext:value-type="currency">
            <text:p>0,00 €</text:p>
          </table:table-cell>
          <table:table-cell table:style-name="ce64" table:formula="of:=[Feb13.$K$23]" office:value-type="currency" office:currency="EUR" office:value="0" calcext:value-type="currency">
            <text:p>0,00 €</text:p>
          </table:table-cell>
          <table:table-cell table:style-name="ce64" table:formula="of:=[Mrz13.$K$23]" office:value-type="currency" office:currency="EUR" office:value="0" calcext:value-type="currency">
            <text:p>0,00 €</text:p>
          </table:table-cell>
          <table:table-cell table:style-name="ce64" table:formula="of:=[Apr13.$K$23]" office:value-type="currency" office:currency="EUR" office:value="0" calcext:value-type="currency">
            <text:p>0,00 €</text:p>
          </table:table-cell>
          <table:table-cell table:style-name="ce64" table:formula="of:=[Mai13.$K$23]" office:value-type="currency" office:currency="EUR" office:value="0" calcext:value-type="currency">
            <text:p>0,00 €</text:p>
          </table:table-cell>
          <table:table-cell table:style-name="ce64" table:formula="of:=[Jun13.$K$23]" office:value-type="currency" office:currency="EUR" office:value="0" calcext:value-type="currency">
            <text:p>0,00 €</text:p>
          </table:table-cell>
          <table:table-cell table:style-name="ce64" table:formula="of:=[Jul13.$K$23]" office:value-type="currency" office:currency="EUR" office:value="0" calcext:value-type="currency">
            <text:p>0,00 €</text:p>
          </table:table-cell>
          <table:table-cell table:style-name="ce64" table:formula="of:=[Aug13.$K$23]" office:value-type="currency" office:currency="EUR" office:value="0" calcext:value-type="currency">
            <text:p>0,00 €</text:p>
          </table:table-cell>
          <table:table-cell table:style-name="ce64" table:formula="of:=[Sep13.$K$23]" office:value-type="currency" office:currency="EUR" office:value="0" calcext:value-type="currency">
            <text:p>0,00 €</text:p>
          </table:table-cell>
          <table:table-cell table:style-name="ce64" table:formula="of:=[Okt13.$K$23]" office:value-type="currency" office:currency="EUR" office:value="0" calcext:value-type="currency">
            <text:p>0,00 €</text:p>
          </table:table-cell>
          <table:table-cell table:style-name="ce16" table:formula="of:=AVERAGE([.B65:.M65])" office:value-type="string" office:string-value="#REF!" calcext:value-type="error">
            <text:p>#REF!</text:p>
          </table:table-cell>
          <table:table-cell table:number-columns-repeated="3"/>
        </table:table-row>
        <table:table-row table:style-name="ro2">
          <table:table-cell table:style-name="ce31"/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153" office:value-type="string" calcext:value-type="string">
            <text:p>Einnahmen (netto):</text:p>
          </table:table-cell>
          <table:table-cell table:number-columns-repeated="11"/>
          <table:table-cell table:style-name="ce2"/>
          <table:table-cell table:style-name="ce35"/>
          <table:table-cell table:number-columns-repeated="3"/>
        </table:table-row>
        <table:table-row table:style-name="ro2">
          <table:table-cell table:style-name="ce31"/>
          <table:table-cell table:number-columns-repeated="11"/>
          <table:table-cell table:style-name="ce2"/>
          <table:table-cell table:style-name="ce35"/>
          <table:table-cell table:style-name="ce154" office:value-type="string" calcext:value-type="string">
            <text:p>Differenz</text:p>
          </table:table-cell>
          <table:table-cell/>
          <table:table-cell table:style-name="ce159" office:value-type="string" calcext:value-type="string">
            <text:p>Mittel bei</text:p>
          </table:table-cell>
        </table:table-row>
        <table:table-row table:style-name="ro2">
          <table:table-cell table:style-name="ce31" office:value-type="string" calcext:value-type="string">
            <text:p>Monat:</text:p>
          </table:table-cell>
          <table:table-cell table:style-name="ce31" office:value-type="string" calcext:value-type="string">
            <text:p>November</text:p>
          </table:table-cell>
          <table:table-cell table:style-name="ce31" office:value-type="string" calcext:value-type="string">
            <text:p>Dezember</text:p>
          </table:table-cell>
          <table:table-cell table:style-name="ce31" office:value-type="string" calcext:value-type="string">
            <text:p>Januar</text:p>
          </table:table-cell>
          <table:table-cell table:style-name="ce31" office:value-type="string" calcext:value-type="string">
            <text:p>Februar</text:p>
          </table:table-cell>
          <table:table-cell table:style-name="ce31" office:value-type="string" calcext:value-type="string">
            <text:p>März</text:p>
          </table:table-cell>
          <table:table-cell table:style-name="ce31" office:value-type="string" calcext:value-type="string">
            <text:p>April</text:p>
          </table:table-cell>
          <table:table-cell table:style-name="ce31" office:value-type="string" calcext:value-type="string">
            <text:p>Mai</text:p>
          </table:table-cell>
          <table:table-cell table:style-name="ce31" office:value-type="string" calcext:value-type="string">
            <text:p>Juni</text:p>
          </table:table-cell>
          <table:table-cell table:style-name="ce31" office:value-type="string" calcext:value-type="string">
            <text:p>Juli</text:p>
          </table:table-cell>
          <table:table-cell table:style-name="ce31" office:value-type="string" calcext:value-type="string">
            <text:p>August</text:p>
          </table:table-cell>
          <table:table-cell table:style-name="ce31" office:value-type="string" calcext:value-type="string">
            <text:p>September</text:p>
          </table:table-cell>
          <table:table-cell table:style-name="ce31" office:value-type="string" calcext:value-type="string">
            <text:p>Oktober</text:p>
          </table:table-cell>
          <table:table-cell table:style-name="ce35" office:value-type="string" calcext:value-type="string">
            <text:p>Mittelwerte</text:p>
          </table:table-cell>
          <table:table-cell table:style-name="ce154" office:value-type="string" calcext:value-type="string">
            <text:p>Vorjahr:</text:p>
          </table:table-cell>
          <table:table-cell table:style-name="ce159" office:value-type="string" calcext:value-type="string">
            <text:p>Prozentual:</text:p>
          </table:table-cell>
          <table:table-cell table:style-name="ce159" office:value-type="string" calcext:value-type="string">
            <text:p>Rapid:</text:p>
          </table:table-cell>
        </table:table-row>
        <table:table-row table:style-name="ro2">
          <table:table-cell table:style-name="ce31" office:value-type="string" calcext:value-type="string">
            <text:p>2001/2002</text:p>
          </table:table-cell>
          <table:table-cell table:style-name="ce64" table:formula="of:=[Ein.$H14]" office:value-type="currency" office:currency="EUR" office:value="1010" calcext:value-type="currency">
            <text:p>1.010,00 €</text:p>
          </table:table-cell>
          <table:table-cell table:style-name="ce64" table:formula="of:=[Ein.$H15]" office:value-type="currency" office:currency="EUR" office:value="1011" calcext:value-type="currency">
            <text:p>1.011,00 €</text:p>
          </table:table-cell>
          <table:table-cell table:style-name="ce64" table:formula="of:=[Ein.$H16]" office:value-type="currency" office:currency="EUR" office:value="1000" calcext:value-type="currency">
            <text:p>1.000,00 €</text:p>
          </table:table-cell>
          <table:table-cell table:style-name="ce64" table:formula="of:=[Ein.$H17]" office:value-type="currency" office:currency="EUR" office:value="1001" calcext:value-type="currency">
            <text:p>1.001,00 €</text:p>
          </table:table-cell>
          <table:table-cell table:style-name="ce64" table:formula="of:=[Ein.$H18]" office:value-type="currency" office:currency="EUR" office:value="1002" calcext:value-type="currency">
            <text:p>1.002,00 €</text:p>
          </table:table-cell>
          <table:table-cell table:style-name="ce64" table:formula="of:=[Ein.$H19]" office:value-type="currency" office:currency="EUR" office:value="1003" calcext:value-type="currency">
            <text:p>1.003,00 €</text:p>
          </table:table-cell>
          <table:table-cell table:style-name="ce64" table:formula="of:=[Ein.$H20]" office:value-type="currency" office:currency="EUR" office:value="1004" calcext:value-type="currency">
            <text:p>1.004,00 €</text:p>
          </table:table-cell>
          <table:table-cell table:style-name="ce64" table:formula="of:=[Ein.$H21]" office:value-type="currency" office:currency="EUR" office:value="1005" calcext:value-type="currency">
            <text:p>1.005,00 €</text:p>
          </table:table-cell>
          <table:table-cell table:style-name="ce64" table:formula="of:=[Ein.$H22]" office:value-type="currency" office:currency="EUR" office:value="1006" calcext:value-type="currency">
            <text:p>1.006,00 €</text:p>
          </table:table-cell>
          <table:table-cell table:style-name="ce64" table:formula="of:=[Ein.$H23]" office:value-type="currency" office:currency="EUR" office:value="1007" calcext:value-type="currency">
            <text:p>1.007,00 €</text:p>
          </table:table-cell>
          <table:table-cell table:style-name="ce64" table:formula="of:=[Ein.$H24]" office:value-type="currency" office:currency="EUR" office:value="1008" calcext:value-type="currency">
            <text:p>1.008,00 €</text:p>
          </table:table-cell>
          <table:table-cell table:style-name="ce64" table:formula="of:=[Ein.$H25]" office:value-type="currency" office:currency="EUR" office:value="1009" calcext:value-type="currency">
            <text:p>1.009,00 €</text:p>
          </table:table-cell>
          <table:table-cell table:style-name="ce16" table:formula="of:=AVERAGE([.B70:.M70])" office:value-type="currency" office:currency="EUR" office:value="1005.5" calcext:value-type="currency">
            <text:p>1.005,50 €</text:p>
          </table:table-cell>
          <table:table-cell table:style-name="ce155"/>
          <table:table-cell table:style-name="ce160" table:number-columns-repeated="2"/>
        </table:table-row>
        <table:table-row table:style-name="ro2">
          <table:table-cell table:style-name="ce32" office:value-type="string" calcext:value-type="string">
            <text:p>2002/2003</text:p>
          </table:table-cell>
          <table:table-cell table:style-name="ce64" table:formula="of:=[Ein.$H26]" office:value-type="currency" office:currency="EUR" office:value="1010" calcext:value-type="currency">
            <text:p>1.010,00 €</text:p>
          </table:table-cell>
          <table:table-cell table:style-name="ce64" table:formula="of:=[Ein.$H27]" office:value-type="currency" office:currency="EUR" office:value="1011" calcext:value-type="currency">
            <text:p>1.011,00 €</text:p>
          </table:table-cell>
          <table:table-cell table:style-name="ce64" table:formula="of:=[Ein.$H28]" office:value-type="currency" office:currency="EUR" office:value="1000" calcext:value-type="currency">
            <text:p>1.000,00 €</text:p>
          </table:table-cell>
          <table:table-cell table:style-name="ce64" table:formula="of:=[Ein.$H29]" office:value-type="currency" office:currency="EUR" office:value="1001" calcext:value-type="currency">
            <text:p>1.001,00 €</text:p>
          </table:table-cell>
          <table:table-cell table:style-name="ce64" table:formula="of:=[Ein.$H30]" office:value-type="currency" office:currency="EUR" office:value="1002" calcext:value-type="currency">
            <text:p>1.002,00 €</text:p>
          </table:table-cell>
          <table:table-cell table:style-name="ce64" table:formula="of:=[Ein.$H31]" office:value-type="currency" office:currency="EUR" office:value="1003" calcext:value-type="currency">
            <text:p>1.003,00 €</text:p>
          </table:table-cell>
          <table:table-cell table:style-name="ce64" table:formula="of:=[Ein.$H32]" office:value-type="currency" office:currency="EUR" office:value="1004" calcext:value-type="currency">
            <text:p>1.004,00 €</text:p>
          </table:table-cell>
          <table:table-cell table:style-name="ce64" table:formula="of:=[Ein.$H33]" office:value-type="currency" office:currency="EUR" office:value="1005" calcext:value-type="currency">
            <text:p>1.005,00 €</text:p>
          </table:table-cell>
          <table:table-cell table:style-name="ce64" table:formula="of:=[Ein.$H34]" office:value-type="currency" office:currency="EUR" office:value="1006" calcext:value-type="currency">
            <text:p>1.006,00 €</text:p>
          </table:table-cell>
          <table:table-cell table:style-name="ce64" table:formula="of:=[Ein.$H35]" office:value-type="currency" office:currency="EUR" office:value="1007" calcext:value-type="currency">
            <text:p>1.007,00 €</text:p>
          </table:table-cell>
          <table:table-cell table:style-name="ce64" table:formula="of:=[Ein.$H36]" office:value-type="currency" office:currency="EUR" office:value="1008" calcext:value-type="currency">
            <text:p>1.008,00 €</text:p>
          </table:table-cell>
          <table:table-cell table:style-name="ce64" table:formula="of:=[Ein.$H37]" office:value-type="currency" office:currency="EUR" office:value="1009" calcext:value-type="currency">
            <text:p>1.009,00 €</text:p>
          </table:table-cell>
          <table:table-cell table:style-name="ce16" table:formula="of:=AVERAGE([.B71:.M71])" office:value-type="currency" office:currency="EUR" office:value="1005.5" calcext:value-type="currency">
            <text:p>1.005,50 €</text:p>
          </table:table-cell>
          <table:table-cell table:style-name="ce17" table:formula="of:=[.N71]-[.N70]" office:value-type="currency" office:currency="EUR" office:value="0" calcext:value-type="currency">
            <text:p>0,00 €</text:p>
          </table:table-cell>
          <table:table-cell table:style-name="ce161" table:formula="of:=100/[.N70]*[.O71]/100" office:value-type="percentage" office:value="0" calcext:value-type="percentage">
            <text:p>0,00%</text:p>
          </table:table-cell>
          <table:table-cell table:style-name="ce160"/>
        </table:table-row>
        <table:table-row table:style-name="ro2">
          <table:table-cell table:style-name="ce31" office:value-type="string" calcext:value-type="string">
            <text:p>2003/2004</text:p>
          </table:table-cell>
          <table:table-cell table:style-name="ce64" table:formula="of:=[Ein.$H38]" office:value-type="currency" office:currency="EUR" office:value="1010" calcext:value-type="currency">
            <text:p>1.010,00 €</text:p>
          </table:table-cell>
          <table:table-cell table:style-name="ce64" table:formula="of:=[Ein.$H39]" office:value-type="currency" office:currency="EUR" office:value="1011" calcext:value-type="currency">
            <text:p>1.011,00 €</text:p>
          </table:table-cell>
          <table:table-cell table:style-name="ce64" table:formula="of:=[Ein.$H40]" office:value-type="currency" office:currency="EUR" office:value="1000" calcext:value-type="currency">
            <text:p>1.000,00 €</text:p>
          </table:table-cell>
          <table:table-cell table:style-name="ce64" table:formula="of:=[Ein.$H41]" office:value-type="currency" office:currency="EUR" office:value="1001" calcext:value-type="currency">
            <text:p>1.001,00 €</text:p>
          </table:table-cell>
          <table:table-cell table:style-name="ce64" table:formula="of:=[Ein.$H42]" office:value-type="currency" office:currency="EUR" office:value="1002" calcext:value-type="currency">
            <text:p>1.002,00 €</text:p>
          </table:table-cell>
          <table:table-cell table:style-name="ce64" table:formula="of:=[Ein.$H43]" office:value-type="currency" office:currency="EUR" office:value="1003" calcext:value-type="currency">
            <text:p>1.003,00 €</text:p>
          </table:table-cell>
          <table:table-cell table:style-name="ce64" table:formula="of:=[Ein.$H44]" office:value-type="currency" office:currency="EUR" office:value="1004" calcext:value-type="currency">
            <text:p>1.004,00 €</text:p>
          </table:table-cell>
          <table:table-cell table:style-name="ce64" table:formula="of:=[Ein.$H45]" office:value-type="currency" office:currency="EUR" office:value="1005" calcext:value-type="currency">
            <text:p>1.005,00 €</text:p>
          </table:table-cell>
          <table:table-cell table:style-name="ce64" table:formula="of:=[Ein.$H46]" office:value-type="currency" office:currency="EUR" office:value="1006" calcext:value-type="currency">
            <text:p>1.006,00 €</text:p>
          </table:table-cell>
          <table:table-cell table:style-name="ce64" table:formula="of:=[Ein.$H47]" office:value-type="currency" office:currency="EUR" office:value="1007" calcext:value-type="currency">
            <text:p>1.007,00 €</text:p>
          </table:table-cell>
          <table:table-cell table:style-name="ce64" table:formula="of:=[Ein.$H48]" office:value-type="currency" office:currency="EUR" office:value="1008" calcext:value-type="currency">
            <text:p>1.008,00 €</text:p>
          </table:table-cell>
          <table:table-cell table:style-name="ce64" table:formula="of:=[Ein.$H49]" office:value-type="currency" office:currency="EUR" office:value="1009" calcext:value-type="currency">
            <text:p>1.009,00 €</text:p>
          </table:table-cell>
          <table:table-cell table:style-name="ce16" table:formula="of:=AVERAGE([.B72:.M72])" office:value-type="currency" office:currency="EUR" office:value="1005.5" calcext:value-type="currency">
            <text:p>1.005,50 €</text:p>
          </table:table-cell>
          <table:table-cell table:style-name="ce17" table:formula="of:=[.N72]-[.N71]" office:value-type="currency" office:currency="EUR" office:value="0" calcext:value-type="currency">
            <text:p>0,00 €</text:p>
          </table:table-cell>
          <table:table-cell table:style-name="ce161" table:formula="of:=100/[.N71]*[.O72]/100" office:value-type="percentage" office:value="0" calcext:value-type="percentage">
            <text:p>0,00%</text:p>
          </table:table-cell>
          <table:table-cell table:style-name="ce160"/>
        </table:table-row>
        <table:table-row table:style-name="ro2">
          <table:table-cell table:style-name="ce31" office:value-type="string" calcext:value-type="string">
            <text:p>2004/2005</text:p>
          </table:table-cell>
          <table:table-cell table:style-name="ce64" table:formula="of:=[Ein.$H50]" office:value-type="currency" office:currency="EUR" office:value="1010" calcext:value-type="currency">
            <text:p>1.010,00 €</text:p>
          </table:table-cell>
          <table:table-cell table:style-name="ce64" table:formula="of:=[Ein.$H51]" office:value-type="currency" office:currency="EUR" office:value="1011" calcext:value-type="currency">
            <text:p>1.011,00 €</text:p>
          </table:table-cell>
          <table:table-cell table:style-name="ce64" table:formula="of:=[Ein.$H52]" office:value-type="currency" office:currency="EUR" office:value="1000" calcext:value-type="currency">
            <text:p>1.000,00 €</text:p>
          </table:table-cell>
          <table:table-cell table:style-name="ce64" table:formula="of:=[Ein.$H53]" office:value-type="currency" office:currency="EUR" office:value="1001" calcext:value-type="currency">
            <text:p>1.001,00 €</text:p>
          </table:table-cell>
          <table:table-cell table:style-name="ce64" table:formula="of:=[Ein.$H54]" office:value-type="currency" office:currency="EUR" office:value="1002" calcext:value-type="currency">
            <text:p>1.002,00 €</text:p>
          </table:table-cell>
          <table:table-cell table:style-name="ce64" table:formula="of:=[Ein.$H55]" office:value-type="currency" office:currency="EUR" office:value="1003" calcext:value-type="currency">
            <text:p>1.003,00 €</text:p>
          </table:table-cell>
          <table:table-cell table:style-name="ce64" table:formula="of:=[Ein.$H56]" office:value-type="currency" office:currency="EUR" office:value="1004" calcext:value-type="currency">
            <text:p>1.004,00 €</text:p>
          </table:table-cell>
          <table:table-cell table:style-name="ce64" table:formula="of:=[Ein.$H57]" office:value-type="currency" office:currency="EUR" office:value="1005" calcext:value-type="currency">
            <text:p>1.005,00 €</text:p>
          </table:table-cell>
          <table:table-cell table:style-name="ce64" table:formula="of:=[Ein.$H58]" office:value-type="currency" office:currency="EUR" office:value="1006" calcext:value-type="currency">
            <text:p>1.006,00 €</text:p>
          </table:table-cell>
          <table:table-cell table:style-name="ce64" table:formula="of:=[Ein.$H59]" office:value-type="currency" office:currency="EUR" office:value="1007" calcext:value-type="currency">
            <text:p>1.007,00 €</text:p>
          </table:table-cell>
          <table:table-cell table:style-name="ce64" table:formula="of:=[Ein.$H60]" office:value-type="currency" office:currency="EUR" office:value="1008" calcext:value-type="currency">
            <text:p>1.008,00 €</text:p>
          </table:table-cell>
          <table:table-cell table:style-name="ce64" table:formula="of:=[Ein.$H61]" office:value-type="currency" office:currency="EUR" office:value="1009" calcext:value-type="currency">
            <text:p>1.009,00 €</text:p>
          </table:table-cell>
          <table:table-cell table:style-name="ce16" table:formula="of:=AVERAGE([.B73:.M73])" office:value-type="currency" office:currency="EUR" office:value="1005.5" calcext:value-type="currency">
            <text:p>1.005,50 €</text:p>
          </table:table-cell>
          <table:table-cell table:style-name="ce17" table:formula="of:=[.N73]-[.N72]" office:value-type="currency" office:currency="EUR" office:value="0" calcext:value-type="currency">
            <text:p>0,00 €</text:p>
          </table:table-cell>
          <table:table-cell table:style-name="ce161" table:formula="of:=100/[.N72]*[.O73]/100" office:value-type="percentage" office:value="0" calcext:value-type="percentage">
            <text:p>0,00%</text:p>
          </table:table-cell>
          <table:table-cell table:style-name="ce160"/>
        </table:table-row>
        <table:table-row table:style-name="ro2">
          <table:table-cell table:style-name="ce31" office:value-type="string" calcext:value-type="string">
            <text:p>2005/2006</text:p>
          </table:table-cell>
          <table:table-cell table:style-name="ce64" table:formula="of:=[Ein.$H62]" office:value-type="currency" office:currency="EUR" office:value="1010" calcext:value-type="currency">
            <text:p>1.010,00 €</text:p>
          </table:table-cell>
          <table:table-cell table:style-name="ce64" table:formula="of:=[Ein.$H63]" office:value-type="currency" office:currency="EUR" office:value="1000" calcext:value-type="currency">
            <text:p>1.000,00 €</text:p>
          </table:table-cell>
          <table:table-cell table:style-name="ce64" table:formula="of:=[Ein.$H64]" office:value-type="currency" office:currency="EUR" office:value="1000" calcext:value-type="currency">
            <text:p>1.000,00 €</text:p>
          </table:table-cell>
          <table:table-cell table:style-name="ce64" table:formula="of:=[Ein.$H65]" office:value-type="currency" office:currency="EUR" office:value="1001" calcext:value-type="currency">
            <text:p>1.001,00 €</text:p>
          </table:table-cell>
          <table:table-cell table:style-name="ce64" table:formula="of:=[Ein.$H66]" office:value-type="currency" office:currency="EUR" office:value="1002" calcext:value-type="currency">
            <text:p>1.002,00 €</text:p>
          </table:table-cell>
          <table:table-cell table:style-name="ce64" table:formula="of:=[Ein.$H67]" office:value-type="currency" office:currency="EUR" office:value="1003" calcext:value-type="currency">
            <text:p>1.003,00 €</text:p>
          </table:table-cell>
          <table:table-cell table:style-name="ce64" table:formula="of:=[Ein.$H68]" office:value-type="currency" office:currency="EUR" office:value="1004" calcext:value-type="currency">
            <text:p>1.004,00 €</text:p>
          </table:table-cell>
          <table:table-cell table:style-name="ce64" table:formula="of:=[Ein.$H69]" office:value-type="currency" office:currency="EUR" office:value="1005" calcext:value-type="currency">
            <text:p>1.005,00 €</text:p>
          </table:table-cell>
          <table:table-cell table:style-name="ce64" table:formula="of:=[Ein.$H70]" office:value-type="currency" office:currency="EUR" office:value="1006" calcext:value-type="currency">
            <text:p>1.006,00 €</text:p>
          </table:table-cell>
          <table:table-cell table:style-name="ce64" table:formula="of:=[Ein.$H71]" office:value-type="currency" office:currency="EUR" office:value="1007" calcext:value-type="currency">
            <text:p>1.007,00 €</text:p>
          </table:table-cell>
          <table:table-cell table:style-name="ce64" table:formula="of:=[Ein.$H72]" office:value-type="currency" office:currency="EUR" office:value="1008" calcext:value-type="currency">
            <text:p>1.008,00 €</text:p>
          </table:table-cell>
          <table:table-cell table:style-name="ce64" table:formula="of:=[Ein.$H73]" office:value-type="currency" office:currency="EUR" office:value="1009" calcext:value-type="currency">
            <text:p>1.009,00 €</text:p>
          </table:table-cell>
          <table:table-cell table:style-name="ce16" table:formula="of:=AVERAGE([.B74:.M74])" office:value-type="currency" office:currency="EUR" office:value="1004.58333333333" calcext:value-type="currency">
            <text:p>1.004,58 €</text:p>
          </table:table-cell>
          <table:table-cell table:style-name="ce17" table:formula="of:=[.N74]-[.N73]" office:value-type="currency" office:currency="EUR" office:value="-0.916666666666629" calcext:value-type="currency">
            <text:p>-0,92 €</text:p>
          </table:table-cell>
          <table:table-cell table:style-name="ce161" table:formula="of:=100/[.N73]*[.O74]/100" office:value-type="percentage" office:value="-0.000911652577490431" calcext:value-type="percentage">
            <text:p>-0,09%</text:p>
          </table:table-cell>
          <table:table-cell table:style-name="ce160"/>
        </table:table-row>
        <table:table-row table:style-name="ro2">
          <table:table-cell table:style-name="ce31" office:value-type="string" calcext:value-type="string">
            <text:p>2006/2007</text:p>
          </table:table-cell>
          <table:table-cell table:style-name="ce64" table:formula="of:=[Ein.$H74]" office:value-type="currency" office:currency="EUR" office:value="1010" calcext:value-type="currency">
            <text:p>1.010,00 €</text:p>
          </table:table-cell>
          <table:table-cell table:style-name="ce64" table:formula="of:=[Ein.$H75]" office:value-type="currency" office:currency="EUR" office:value="1011" calcext:value-type="currency">
            <text:p>1.011,00 €</text:p>
          </table:table-cell>
          <table:table-cell table:style-name="ce64" table:formula="of:=[Ein.$H76]" office:value-type="currency" office:currency="EUR" office:value="1000" calcext:value-type="currency">
            <text:p>1.000,00 €</text:p>
          </table:table-cell>
          <table:table-cell table:style-name="ce64" table:formula="of:=[Ein.$H77]" office:value-type="currency" office:currency="EUR" office:value="1001" calcext:value-type="currency">
            <text:p>1.001,00 €</text:p>
          </table:table-cell>
          <table:table-cell table:style-name="ce64" table:formula="of:=[Ein.$H78]" office:value-type="currency" office:currency="EUR" office:value="1002" calcext:value-type="currency">
            <text:p>1.002,00 €</text:p>
          </table:table-cell>
          <table:table-cell table:style-name="ce64" table:formula="of:=[Ein.$H79]" office:value-type="currency" office:currency="EUR" office:value="1003" calcext:value-type="currency">
            <text:p>1.003,00 €</text:p>
          </table:table-cell>
          <table:table-cell table:style-name="ce64" table:formula="of:=[Ein.$H80]" office:value-type="currency" office:currency="EUR" office:value="1004" calcext:value-type="currency">
            <text:p>1.004,00 €</text:p>
          </table:table-cell>
          <table:table-cell table:style-name="ce64" table:formula="of:=[Ein.$H81]" office:value-type="currency" office:currency="EUR" office:value="1005" calcext:value-type="currency">
            <text:p>1.005,00 €</text:p>
          </table:table-cell>
          <table:table-cell table:style-name="ce64" table:formula="of:=[Ein.$H82]" office:value-type="currency" office:currency="EUR" office:value="1006" calcext:value-type="currency">
            <text:p>1.006,00 €</text:p>
          </table:table-cell>
          <table:table-cell table:style-name="ce64" table:formula="of:=[Ein.$H83]" office:value-type="currency" office:currency="EUR" office:value="1007" calcext:value-type="currency">
            <text:p>1.007,00 €</text:p>
          </table:table-cell>
          <table:table-cell table:style-name="ce64" table:formula="of:=[Ein.$H84]" office:value-type="currency" office:currency="EUR" office:value="1008" calcext:value-type="currency">
            <text:p>1.008,00 €</text:p>
          </table:table-cell>
          <table:table-cell table:style-name="ce64" table:formula="of:=[Ein.$H85]" office:value-type="currency" office:currency="EUR" office:value="1009" calcext:value-type="currency">
            <text:p>1.009,00 €</text:p>
          </table:table-cell>
          <table:table-cell table:style-name="ce16" table:formula="of:=AVERAGE([.B75:.M75])" office:value-type="currency" office:currency="EUR" office:value="1005.5" calcext:value-type="currency">
            <text:p>1.005,50 €</text:p>
          </table:table-cell>
          <table:table-cell table:style-name="ce17" table:formula="of:=[.N75]-[.N74]" office:value-type="currency" office:currency="EUR" office:value="0.916666666666629" calcext:value-type="currency">
            <text:p>0,92 €</text:p>
          </table:table-cell>
          <table:table-cell table:style-name="ce161" table:formula="of:=100/[.N74]*[.O75]/100" office:value-type="percentage" office:value="0.00091248444628781" calcext:value-type="percentage">
            <text:p>0,09%</text:p>
          </table:table-cell>
          <table:table-cell table:style-name="ce160"/>
        </table:table-row>
        <table:table-row table:style-name="ro2">
          <table:table-cell table:style-name="ce31" office:value-type="string" calcext:value-type="string">
            <text:p>2007/2008</text:p>
          </table:table-cell>
          <table:table-cell table:style-name="ce64" table:formula="of:=[Ein.$H86]" office:value-type="currency" office:currency="EUR" office:value="1010" calcext:value-type="currency">
            <text:p>1.010,00 €</text:p>
          </table:table-cell>
          <table:table-cell table:style-name="ce64" table:formula="of:=[Ein.$H87]" office:value-type="currency" office:currency="EUR" office:value="1011" calcext:value-type="currency">
            <text:p>1.011,00 €</text:p>
          </table:table-cell>
          <table:table-cell table:style-name="ce64" table:formula="of:=[Ein.$H88]" office:value-type="currency" office:currency="EUR" office:value="1000" calcext:value-type="currency">
            <text:p>1.000,00 €</text:p>
          </table:table-cell>
          <table:table-cell table:style-name="ce64" table:formula="of:=[Ein.$H89]" office:value-type="currency" office:currency="EUR" office:value="1001" calcext:value-type="currency">
            <text:p>1.001,00 €</text:p>
          </table:table-cell>
          <table:table-cell table:style-name="ce64" table:formula="of:=[Ein.$H90]" office:value-type="currency" office:currency="EUR" office:value="1002" calcext:value-type="currency">
            <text:p>1.002,00 €</text:p>
          </table:table-cell>
          <table:table-cell table:style-name="ce64" table:formula="of:=[Ein.$H91]" office:value-type="currency" office:currency="EUR" office:value="1003" calcext:value-type="currency">
            <text:p>1.003,00 €</text:p>
          </table:table-cell>
          <table:table-cell table:style-name="ce64" table:formula="of:=[Ein.$H92]" office:value-type="currency" office:currency="EUR" office:value="1004" calcext:value-type="currency">
            <text:p>1.004,00 €</text:p>
          </table:table-cell>
          <table:table-cell table:style-name="ce64" table:formula="of:=[Ein.$H93]" office:value-type="currency" office:currency="EUR" office:value="1005" calcext:value-type="currency">
            <text:p>1.005,00 €</text:p>
          </table:table-cell>
          <table:table-cell table:style-name="ce64" table:formula="of:=[Ein.$H94]" office:value-type="currency" office:currency="EUR" office:value="1006" calcext:value-type="currency">
            <text:p>1.006,00 €</text:p>
          </table:table-cell>
          <table:table-cell table:style-name="ce64" table:formula="of:=[Ein.$H95]" office:value-type="currency" office:currency="EUR" office:value="1007" calcext:value-type="currency">
            <text:p>1.007,00 €</text:p>
          </table:table-cell>
          <table:table-cell table:style-name="ce64" table:formula="of:=[Ein.$H96]" office:value-type="currency" office:currency="EUR" office:value="1008" calcext:value-type="currency">
            <text:p>1.008,00 €</text:p>
          </table:table-cell>
          <table:table-cell table:style-name="ce64" table:formula="of:=[Ein.$H97]" office:value-type="currency" office:currency="EUR" office:value="1009" calcext:value-type="currency">
            <text:p>1.009,00 €</text:p>
          </table:table-cell>
          <table:table-cell table:style-name="ce16" table:formula="of:=AVERAGE([.B76:.M76])" office:value-type="currency" office:currency="EUR" office:value="1005.5" calcext:value-type="currency">
            <text:p>1.005,50 €</text:p>
          </table:table-cell>
          <table:table-cell table:style-name="ce17" table:formula="of:=[.N76]-[.N75]" office:value-type="currency" office:currency="EUR" office:value="0" calcext:value-type="currency">
            <text:p>0,00 €</text:p>
          </table:table-cell>
          <table:table-cell table:style-name="ce161" table:formula="of:=100/[.N75]*[.O76]/100" office:value-type="percentage" office:value="0" calcext:value-type="percentage">
            <text:p>0,00%</text:p>
          </table:table-cell>
          <table:table-cell table:style-name="ce160"/>
        </table:table-row>
        <table:table-row table:style-name="ro2">
          <table:table-cell table:style-name="ce31" office:value-type="string" calcext:value-type="string">
            <text:p>2008/2009</text:p>
          </table:table-cell>
          <table:table-cell table:style-name="ce64" table:formula="of:=[Ein.$H98]" office:value-type="currency" office:currency="EUR" office:value="1010" calcext:value-type="currency">
            <text:p>1.010,00 €</text:p>
          </table:table-cell>
          <table:table-cell table:style-name="ce64" table:formula="of:=[Ein.$H99]" office:value-type="currency" office:currency="EUR" office:value="1011" calcext:value-type="currency">
            <text:p>1.011,00 €</text:p>
          </table:table-cell>
          <table:table-cell table:style-name="ce64" table:formula="of:=[Ein.$H100]" office:value-type="currency" office:currency="EUR" office:value="1000" calcext:value-type="currency">
            <text:p>1.000,00 €</text:p>
          </table:table-cell>
          <table:table-cell table:style-name="ce64" table:formula="of:=[Ein.$H101]" office:value-type="currency" office:currency="EUR" office:value="1001" calcext:value-type="currency">
            <text:p>1.001,00 €</text:p>
          </table:table-cell>
          <table:table-cell table:style-name="ce64" table:formula="of:=[Ein.$H102]" office:value-type="currency" office:currency="EUR" office:value="1002" calcext:value-type="currency">
            <text:p>1.002,00 €</text:p>
          </table:table-cell>
          <table:table-cell table:style-name="ce64" table:formula="of:=[Ein.$H103]" office:value-type="currency" office:currency="EUR" office:value="1003" calcext:value-type="currency">
            <text:p>1.003,00 €</text:p>
          </table:table-cell>
          <table:table-cell table:style-name="ce64" table:formula="of:=[Ein.$H104]" office:value-type="currency" office:currency="EUR" office:value="1004" calcext:value-type="currency">
            <text:p>1.004,00 €</text:p>
          </table:table-cell>
          <table:table-cell table:style-name="ce64" table:formula="of:=[Ein.$H105]" office:value-type="currency" office:currency="EUR" office:value="1005" calcext:value-type="currency">
            <text:p>1.005,00 €</text:p>
          </table:table-cell>
          <table:table-cell table:style-name="ce64" table:formula="of:=[Ein.$H106]" office:value-type="currency" office:currency="EUR" office:value="1006" calcext:value-type="currency">
            <text:p>1.006,00 €</text:p>
          </table:table-cell>
          <table:table-cell table:style-name="ce64" table:formula="of:=[Ein.$H107]" office:value-type="currency" office:currency="EUR" office:value="1007" calcext:value-type="currency">
            <text:p>1.007,00 €</text:p>
          </table:table-cell>
          <table:table-cell table:style-name="ce64" table:formula="of:=[Ein.$H108]" office:value-type="currency" office:currency="EUR" office:value="1008" calcext:value-type="currency">
            <text:p>1.008,00 €</text:p>
          </table:table-cell>
          <table:table-cell table:style-name="ce64" table:formula="of:=[Ein.$H109]" office:value-type="currency" office:currency="EUR" office:value="1009" calcext:value-type="currency">
            <text:p>1.009,00 €</text:p>
          </table:table-cell>
          <table:table-cell table:style-name="ce16" table:formula="of:=AVERAGE([.B77:.M77])" office:value-type="currency" office:currency="EUR" office:value="1005.5" calcext:value-type="currency">
            <text:p>1.005,50 €</text:p>
          </table:table-cell>
          <table:table-cell table:style-name="ce17" table:formula="of:=[.N77]-[.N76]" office:value-type="currency" office:currency="EUR" office:value="0" calcext:value-type="currency">
            <text:p>0,00 €</text:p>
          </table:table-cell>
          <table:table-cell table:style-name="ce161" table:formula="of:=100/[.N76]*[.O77]/100" office:value-type="percentage" office:value="0" calcext:value-type="percentage">
            <text:p>0,00%</text:p>
          </table:table-cell>
          <table:table-cell table:style-name="ce162" table:formula="of:=AVERAGE([.P76:.P77])" office:value-type="percentage" office:value="0" calcext:value-type="percentage">
            <text:p>0,00%</text:p>
          </table:table-cell>
        </table:table-row>
        <table:table-row table:style-name="ro2">
          <table:table-cell table:style-name="ce31" office:value-type="string" calcext:value-type="string">
            <text:p>2009/2010</text:p>
          </table:table-cell>
          <table:table-cell table:style-name="ce64" table:formula="of:=[Ein.$H110]" office:value-type="currency" office:currency="EUR" office:value="1010" calcext:value-type="currency">
            <text:p>1.010,00 €</text:p>
          </table:table-cell>
          <table:table-cell table:style-name="ce64" table:formula="of:=[Ein.$H111]" office:value-type="currency" office:currency="EUR" office:value="1011" calcext:value-type="currency">
            <text:p>1.011,00 €</text:p>
          </table:table-cell>
          <table:table-cell table:style-name="ce64" table:formula="of:=[Ein.$H112]" office:value-type="currency" office:currency="EUR" office:value="1000" calcext:value-type="currency">
            <text:p>1.000,00 €</text:p>
          </table:table-cell>
          <table:table-cell table:style-name="ce64" table:formula="of:=[Ein.$H113]" office:value-type="currency" office:currency="EUR" office:value="1001" calcext:value-type="currency">
            <text:p>1.001,00 €</text:p>
          </table:table-cell>
          <table:table-cell table:style-name="ce64" table:formula="of:=[Ein.$H114]" office:value-type="currency" office:currency="EUR" office:value="1002" calcext:value-type="currency">
            <text:p>1.002,00 €</text:p>
          </table:table-cell>
          <table:table-cell table:style-name="ce64" table:formula="of:=[Ein.$H115]" office:value-type="currency" office:currency="EUR" office:value="1003" calcext:value-type="currency">
            <text:p>1.003,00 €</text:p>
          </table:table-cell>
          <table:table-cell table:style-name="ce64" table:formula="of:=[Ein.$H116]" office:value-type="currency" office:currency="EUR" office:value="1004" calcext:value-type="currency">
            <text:p>1.004,00 €</text:p>
          </table:table-cell>
          <table:table-cell table:style-name="ce64" table:formula="of:=[Ein.$H117]" office:value-type="currency" office:currency="EUR" office:value="1005" calcext:value-type="currency">
            <text:p>1.005,00 €</text:p>
          </table:table-cell>
          <table:table-cell table:style-name="ce64" table:formula="of:=[Ein.$H118]" office:value-type="currency" office:currency="EUR" office:value="1006" calcext:value-type="currency">
            <text:p>1.006,00 €</text:p>
          </table:table-cell>
          <table:table-cell table:style-name="ce64" table:formula="of:=[Ein.$H119]" office:value-type="currency" office:currency="EUR" office:value="1007" calcext:value-type="currency">
            <text:p>1.007,00 €</text:p>
          </table:table-cell>
          <table:table-cell table:style-name="ce64" table:formula="of:=[Ein.$H120]" office:value-type="currency" office:currency="EUR" office:value="1008" calcext:value-type="currency">
            <text:p>1.008,00 €</text:p>
          </table:table-cell>
          <table:table-cell table:style-name="ce64" table:formula="of:=[Ein.$H121]" office:value-type="currency" office:currency="EUR" office:value="1009" calcext:value-type="currency">
            <text:p>1.009,00 €</text:p>
          </table:table-cell>
          <table:table-cell table:style-name="ce16" table:formula="of:=AVERAGE([.B78:.M78])" office:value-type="currency" office:currency="EUR" office:value="1005.5" calcext:value-type="currency">
            <text:p>1.005,50 €</text:p>
          </table:table-cell>
          <table:table-cell table:style-name="ce17" table:formula="of:=[.N78]-[.N77]" office:value-type="currency" office:currency="EUR" office:value="0" calcext:value-type="currency">
            <text:p>0,00 €</text:p>
          </table:table-cell>
          <table:table-cell table:style-name="ce161" table:formula="of:=100/[.N77]*[.O78]/100" office:value-type="percentage" office:value="0" calcext:value-type="percentage">
            <text:p>0,00%</text:p>
          </table:table-cell>
          <table:table-cell table:style-name="ce162" table:formula="of:=AVERAGE([.P76:.P78])" office:value-type="percentage" office:value="0" calcext:value-type="percentage">
            <text:p>0,00%</text:p>
          </table:table-cell>
        </table:table-row>
        <table:table-row table:style-name="ro2">
          <table:table-cell table:style-name="ce31" office:value-type="string" calcext:value-type="string">
            <text:p>2010/2011</text:p>
          </table:table-cell>
          <table:table-cell table:style-name="ce64" table:formula="of:=[Ein.$H122]" office:value-type="currency" office:currency="EUR" office:value="1010" calcext:value-type="currency">
            <text:p>1.010,00 €</text:p>
          </table:table-cell>
          <table:table-cell table:style-name="ce64" table:formula="of:=[Ein.$H123]" office:value-type="currency" office:currency="EUR" office:value="1011" calcext:value-type="currency">
            <text:p>1.011,00 €</text:p>
          </table:table-cell>
          <table:table-cell table:style-name="ce64" table:formula="of:=[Ein.$H124]" office:value-type="currency" office:currency="EUR" office:value="1000" calcext:value-type="currency">
            <text:p>1.000,00 €</text:p>
          </table:table-cell>
          <table:table-cell table:style-name="ce64" table:formula="of:=[Ein.$H125]" office:value-type="currency" office:currency="EUR" office:value="1001" calcext:value-type="currency">
            <text:p>1.001,00 €</text:p>
          </table:table-cell>
          <table:table-cell table:style-name="ce64" table:formula="of:=[Ein.$H126]" office:value-type="currency" office:currency="EUR" office:value="1002" calcext:value-type="currency">
            <text:p>1.002,00 €</text:p>
          </table:table-cell>
          <table:table-cell table:style-name="ce64" table:formula="of:=[Ein.$H127]" office:value-type="currency" office:currency="EUR" office:value="1003" calcext:value-type="currency">
            <text:p>1.003,00 €</text:p>
          </table:table-cell>
          <table:table-cell table:style-name="ce64" table:formula="of:=[Ein.$H128]" office:value-type="currency" office:currency="EUR" office:value="1004" calcext:value-type="currency">
            <text:p>1.004,00 €</text:p>
          </table:table-cell>
          <table:table-cell table:style-name="ce64" table:formula="of:=[Ein.$H129]" office:value-type="currency" office:currency="EUR" office:value="1005" calcext:value-type="currency">
            <text:p>1.005,00 €</text:p>
          </table:table-cell>
          <table:table-cell table:style-name="ce64" table:formula="of:=[Ein.$H130]" office:value-type="currency" office:currency="EUR" office:value="1006" calcext:value-type="currency">
            <text:p>1.006,00 €</text:p>
          </table:table-cell>
          <table:table-cell table:style-name="ce64" table:formula="of:=[Ein.$H131]" office:value-type="currency" office:currency="EUR" office:value="1007" calcext:value-type="currency">
            <text:p>1.007,00 €</text:p>
          </table:table-cell>
          <table:table-cell table:style-name="ce64" table:formula="of:=[Ein.$H132]" office:value-type="currency" office:currency="EUR" office:value="1008" calcext:value-type="currency">
            <text:p>1.008,00 €</text:p>
          </table:table-cell>
          <table:table-cell table:style-name="ce64" table:formula="of:=[Ein.$H133]" office:value-type="currency" office:currency="EUR" office:value="1009" calcext:value-type="currency">
            <text:p>1.009,00 €</text:p>
          </table:table-cell>
          <table:table-cell table:style-name="ce16" table:formula="of:=AVERAGE([.B79:.M79])" office:value-type="currency" office:currency="EUR" office:value="1005.5" calcext:value-type="currency">
            <text:p>1.005,50 €</text:p>
          </table:table-cell>
          <table:table-cell table:style-name="ce17" table:formula="of:=[.N79]-[.N78]" office:value-type="currency" office:currency="EUR" office:value="0" calcext:value-type="currency">
            <text:p>0,00 €</text:p>
          </table:table-cell>
          <table:table-cell table:style-name="ce161" table:formula="of:=100/[.N78]*[.O79]/100" office:value-type="percentage" office:value="0" calcext:value-type="percentage">
            <text:p>0,00%</text:p>
          </table:table-cell>
          <table:table-cell table:style-name="ce162" table:formula="of:=AVERAGE([.P76:.P79])" office:value-type="percentage" office:value="0" calcext:value-type="percentage">
            <text:p>0,00%</text:p>
          </table:table-cell>
        </table:table-row>
        <table:table-row table:style-name="ro2">
          <table:table-cell table:style-name="ce31" office:value-type="string" calcext:value-type="string">
            <text:p>2011/2012</text:p>
          </table:table-cell>
          <table:table-cell table:style-name="ce64" table:formula="of:=[Ein.$H134]" office:value-type="currency" office:currency="EUR" office:value="1010" calcext:value-type="currency">
            <text:p>1.010,00 €</text:p>
          </table:table-cell>
          <table:table-cell table:style-name="ce64" table:formula="of:=[Ein.$H135]" office:value-type="currency" office:currency="EUR" office:value="1011" calcext:value-type="currency">
            <text:p>1.011,00 €</text:p>
          </table:table-cell>
          <table:table-cell table:style-name="ce64" table:formula="of:=[Ein.$H136]" office:value-type="currency" office:currency="EUR" office:value="1000" calcext:value-type="currency">
            <text:p>1.000,00 €</text:p>
          </table:table-cell>
          <table:table-cell table:style-name="ce64" table:formula="of:=[Ein.$H137]" office:value-type="currency" office:currency="EUR" office:value="1001" calcext:value-type="currency">
            <text:p>1.001,00 €</text:p>
          </table:table-cell>
          <table:table-cell table:style-name="ce64" table:formula="of:=[Ein.$H138]" office:value-type="currency" office:currency="EUR" office:value="1002" calcext:value-type="currency">
            <text:p>1.002,00 €</text:p>
          </table:table-cell>
          <table:table-cell table:style-name="ce64" table:formula="of:=[Ein.$H139]" office:value-type="currency" office:currency="EUR" office:value="1003" calcext:value-type="currency">
            <text:p>1.003,00 €</text:p>
          </table:table-cell>
          <table:table-cell table:style-name="ce64" table:formula="of:=[Ein.$H140]" office:value-type="currency" office:currency="EUR" office:value="1004" calcext:value-type="currency">
            <text:p>1.004,00 €</text:p>
          </table:table-cell>
          <table:table-cell table:style-name="ce64" table:formula="of:=[Ein.$H141]" office:value-type="currency" office:currency="EUR" office:value="1005" calcext:value-type="currency">
            <text:p>1.005,00 €</text:p>
          </table:table-cell>
          <table:table-cell table:style-name="ce64" table:formula="of:=[Ein.$H142]" office:value-type="currency" office:currency="EUR" office:value="1006" calcext:value-type="currency">
            <text:p>1.006,00 €</text:p>
          </table:table-cell>
          <table:table-cell table:style-name="ce64" table:formula="of:=[Ein.$H143]" office:value-type="currency" office:currency="EUR" office:value="1007" calcext:value-type="currency">
            <text:p>1.007,00 €</text:p>
          </table:table-cell>
          <table:table-cell table:style-name="ce64" table:formula="of:=[Ein.$H144]" office:value-type="currency" office:currency="EUR" office:value="1008" calcext:value-type="currency">
            <text:p>1.008,00 €</text:p>
          </table:table-cell>
          <table:table-cell table:style-name="ce64" table:formula="of:=[Ein.$H145]" office:value-type="currency" office:currency="EUR" office:value="1009" calcext:value-type="currency">
            <text:p>1.009,00 €</text:p>
          </table:table-cell>
          <table:table-cell table:style-name="ce16" table:formula="of:=AVERAGE([.B80:.M80])" office:value-type="currency" office:currency="EUR" office:value="1005.5" calcext:value-type="currency">
            <text:p>1.005,50 €</text:p>
          </table:table-cell>
          <table:table-cell table:style-name="ce17" table:formula="of:=[.N80]-[.N79]" office:value-type="currency" office:currency="EUR" office:value="0" calcext:value-type="currency">
            <text:p>0,00 €</text:p>
          </table:table-cell>
          <table:table-cell table:style-name="ce161" table:formula="of:=100/[.N79]*[.O80]/100" office:value-type="percentage" office:value="0" calcext:value-type="percentage">
            <text:p>0,00%</text:p>
          </table:table-cell>
          <table:table-cell table:style-name="ce162" table:formula="of:=AVERAGE([.P76:.P80])" office:value-type="percentage" office:value="0" calcext:value-type="percentage">
            <text:p>0,00%</text:p>
          </table:table-cell>
        </table:table-row>
        <table:table-row table:style-name="ro2">
          <table:table-cell table:style-name="ce31" office:value-type="string" calcext:value-type="string">
            <text:p>2012/2013</text:p>
          </table:table-cell>
          <table:table-cell table:style-name="ce64" table:formula="of:=[Ein.$H146]" office:value-type="currency" office:currency="EUR" office:value="1010" calcext:value-type="currency">
            <text:p>1.010,00 €</text:p>
          </table:table-cell>
          <table:table-cell table:style-name="ce64" table:formula="of:=[Ein.$H147]" office:value-type="currency" office:currency="EUR" office:value="1011" calcext:value-type="currency">
            <text:p>1.011,00 €</text:p>
          </table:table-cell>
          <table:table-cell table:style-name="ce64" table:formula="of:=[Ein.$H148]" office:value-type="currency" office:currency="EUR" office:value="1000" calcext:value-type="currency">
            <text:p>1.000,00 €</text:p>
          </table:table-cell>
          <table:table-cell table:style-name="ce64" table:formula="of:=[Ein.$H149]" office:value-type="currency" office:currency="EUR" office:value="1001" calcext:value-type="currency">
            <text:p>1.001,00 €</text:p>
          </table:table-cell>
          <table:table-cell table:style-name="ce64" table:formula="of:=[Ein.$H150]" office:value-type="currency" office:currency="EUR" office:value="1002" calcext:value-type="currency">
            <text:p>1.002,00 €</text:p>
          </table:table-cell>
          <table:table-cell table:style-name="ce64" table:formula="of:=[Ein.$H151]" office:value-type="currency" office:currency="EUR" office:value="1003" calcext:value-type="currency">
            <text:p>1.003,00 €</text:p>
          </table:table-cell>
          <table:table-cell table:style-name="ce64" table:formula="of:=[Ein.$H152]" office:value-type="currency" office:currency="EUR" office:value="1004" calcext:value-type="currency">
            <text:p>1.004,00 €</text:p>
          </table:table-cell>
          <table:table-cell table:style-name="ce64" table:formula="of:=[Ein.$H153]" office:value-type="currency" office:currency="EUR" office:value="1005" calcext:value-type="currency">
            <text:p>1.005,00 €</text:p>
          </table:table-cell>
          <table:table-cell table:style-name="ce64" table:formula="of:=[Ein.$H154]" office:value-type="currency" office:currency="EUR" office:value="1006" calcext:value-type="currency">
            <text:p>1.006,00 €</text:p>
          </table:table-cell>
          <table:table-cell table:style-name="ce64" table:formula="of:=[Ein.$H155]" office:value-type="currency" office:currency="EUR" office:value="1007" calcext:value-type="currency">
            <text:p>1.007,00 €</text:p>
          </table:table-cell>
          <table:table-cell table:style-name="ce64" table:formula="of:=[Ein.$H156]" office:value-type="currency" office:currency="EUR" office:value="1008" calcext:value-type="currency">
            <text:p>1.008,00 €</text:p>
          </table:table-cell>
          <table:table-cell table:style-name="ce64" table:formula="of:=[Ein.$H157]" office:value-type="currency" office:currency="EUR" office:value="1009" calcext:value-type="currency">
            <text:p>1.009,00 €</text:p>
          </table:table-cell>
          <table:table-cell table:style-name="ce44" table:formula="of:=AVERAGE([.B81:.M81])" office:value-type="currency" office:currency="EUR" office:value="1005.5" calcext:value-type="currency">
            <text:p>1.005,50 €</text:p>
          </table:table-cell>
          <table:table-cell table:style-name="ce11" table:formula="of:=[.N81]-[.N80]" office:value-type="currency" office:currency="EUR" office:value="0" calcext:value-type="currency">
            <text:p>0,00 €</text:p>
          </table:table-cell>
          <table:table-cell table:style-name="ce161" table:formula="of:=100/[.N80]*[.O81]/100" office:value-type="percentage" office:value="0" calcext:value-type="percentage">
            <text:p>0,00%</text:p>
          </table:table-cell>
          <table:table-cell table:style-name="ce162" table:formula="of:=AVERAGE([.P76:.P81])" office:value-type="percentage" office:value="0" calcext:value-type="percentage">
            <text:p>0,00%</text:p>
          </table:table-cell>
        </table:table-row>
        <table:table-row table:style-name="ro2">
          <table:table-cell table:style-name="ce31" office:value-type="string" calcext:value-type="string">
            <text:p>2013/2014</text:p>
          </table:table-cell>
          <table:table-cell table:style-name="ce64" table:formula="of:=[Ein.$H158]" office:value-type="currency" office:currency="EUR" office:value="1010" calcext:value-type="currency">
            <text:p>1.010,00 €</text:p>
          </table:table-cell>
          <table:table-cell table:style-name="ce64" table:formula="of:=[Ein.$H159]" office:value-type="currency" office:currency="EUR" office:value="1011" calcext:value-type="currency">
            <text:p>1.011,00 €</text:p>
          </table:table-cell>
          <table:table-cell table:style-name="ce64" table:formula="of:=[Ein.$H160]" office:value-type="currency" office:currency="EUR" office:value="1000" calcext:value-type="currency">
            <text:p>1.000,00 €</text:p>
          </table:table-cell>
          <table:table-cell table:style-name="ce64" table:formula="of:=[Ein.$H161]" office:value-type="currency" office:currency="EUR" office:value="1001" calcext:value-type="currency">
            <text:p>1.001,00 €</text:p>
          </table:table-cell>
          <table:table-cell table:style-name="ce64" table:formula="of:=[Ein.$H162]" office:value-type="currency" office:currency="EUR" office:value="1002" calcext:value-type="currency">
            <text:p>1.002,00 €</text:p>
          </table:table-cell>
          <table:table-cell table:style-name="ce64" table:formula="of:=[Ein.$H163]" office:value-type="currency" office:currency="EUR" office:value="1003" calcext:value-type="currency">
            <text:p>1.003,00 €</text:p>
          </table:table-cell>
          <table:table-cell table:style-name="ce64" table:formula="of:=[Ein.$H164]" office:value-type="currency" office:currency="EUR" office:value="1004" calcext:value-type="currency">
            <text:p>1.004,00 €</text:p>
          </table:table-cell>
          <table:table-cell table:style-name="ce64" table:formula="of:=[Ein.$H165]" office:value-type="currency" office:currency="EUR" office:value="1005" calcext:value-type="currency">
            <text:p>1.005,00 €</text:p>
          </table:table-cell>
          <table:table-cell table:style-name="ce64" table:formula="of:=[Ein.$H166]" office:value-type="currency" office:currency="EUR" office:value="1006" calcext:value-type="currency">
            <text:p>1.006,00 €</text:p>
          </table:table-cell>
          <table:table-cell table:style-name="ce64" table:formula="of:=[Ein.$H167]" office:value-type="currency" office:currency="EUR" office:value="1007" calcext:value-type="currency">
            <text:p>1.007,00 €</text:p>
          </table:table-cell>
          <table:table-cell table:style-name="ce64" table:formula="of:=[Ein.$H168]" office:value-type="currency" office:currency="EUR" office:value="1008" calcext:value-type="currency">
            <text:p>1.008,00 €</text:p>
          </table:table-cell>
          <table:table-cell table:style-name="ce64" table:formula="of:=[Ein.$H169]" office:value-type="currency" office:currency="EUR" office:value="1009" calcext:value-type="currency">
            <text:p>1.009,00 €</text:p>
          </table:table-cell>
          <table:table-cell table:style-name="ce44" table:formula="of:=AVERAGE([.B82:.M82])" office:value-type="currency" office:currency="EUR" office:value="1005.5" calcext:value-type="currency">
            <text:p>1.005,50 €</text:p>
          </table:table-cell>
          <table:table-cell table:style-name="ce11" table:formula="of:=[.N82]-[.N81]" office:value-type="currency" office:currency="EUR" office:value="0" calcext:value-type="currency">
            <text:p>0,00 €</text:p>
          </table:table-cell>
          <table:table-cell table:style-name="ce161" table:formula="of:=100/[.N81]*[.O82]/100" office:value-type="percentage" office:value="0" calcext:value-type="percentage">
            <text:p>0,00%</text:p>
          </table:table-cell>
          <table:table-cell table:style-name="ce162" table:formula="of:=AVERAGE([.P76:.P82])" office:value-type="percentage" office:value="0" calcext:value-type="percentage">
            <text:p>0,00%</text:p>
          </table:table-cell>
        </table:table-row>
        <table:table-row table:style-name="ro2">
          <table:table-cell table:style-name="ce31"/>
          <table:table-cell table:number-columns-repeated="12"/>
          <table:table-cell table:style-name="ce35"/>
          <table:table-cell table:number-columns-repeated="3"/>
        </table:table-row>
        <table:table-row table:style-name="ro2">
          <table:table-cell table:style-name="ce153" office:value-type="string" calcext:value-type="string">
            <text:p>Einnahmen gesamt (netto):</text:p>
          </table:table-cell>
          <table:table-cell table:number-columns-repeated="11"/>
          <table:table-cell table:style-name="ce2"/>
          <table:table-cell table:style-name="ce35"/>
          <table:table-cell table:number-columns-repeated="3"/>
        </table:table-row>
        <table:table-row table:style-name="ro2">
          <table:table-cell table:style-name="ce31"/>
          <table:table-cell table:number-columns-repeated="11"/>
          <table:table-cell table:style-name="ce2"/>
          <table:table-cell table:style-name="ce35" office:value-type="string" calcext:value-type="string">
            <text:p>Einnahmen:</text:p>
          </table:table-cell>
          <table:table-cell table:style-name="ce156" office:value-type="string" calcext:value-type="string">
            <text:p>Ausgaben: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Monat:</text:p>
          </table:table-cell>
          <table:table-cell table:style-name="ce31" office:value-type="string" calcext:value-type="string">
            <text:p>November</text:p>
          </table:table-cell>
          <table:table-cell table:style-name="ce31" office:value-type="string" calcext:value-type="string">
            <text:p>Dezember</text:p>
          </table:table-cell>
          <table:table-cell table:style-name="ce31" office:value-type="string" calcext:value-type="string">
            <text:p>Januar</text:p>
          </table:table-cell>
          <table:table-cell table:style-name="ce31" office:value-type="string" calcext:value-type="string">
            <text:p>Februar</text:p>
          </table:table-cell>
          <table:table-cell table:style-name="ce31" office:value-type="string" calcext:value-type="string">
            <text:p>März</text:p>
          </table:table-cell>
          <table:table-cell table:style-name="ce31" office:value-type="string" calcext:value-type="string">
            <text:p>April</text:p>
          </table:table-cell>
          <table:table-cell table:style-name="ce31" office:value-type="string" calcext:value-type="string">
            <text:p>Mai</text:p>
          </table:table-cell>
          <table:table-cell table:style-name="ce31" office:value-type="string" calcext:value-type="string">
            <text:p>Juni</text:p>
          </table:table-cell>
          <table:table-cell table:style-name="ce31" office:value-type="string" calcext:value-type="string">
            <text:p>Juli</text:p>
          </table:table-cell>
          <table:table-cell table:style-name="ce31" office:value-type="string" calcext:value-type="string">
            <text:p>August</text:p>
          </table:table-cell>
          <table:table-cell table:style-name="ce31" office:value-type="string" calcext:value-type="string">
            <text:p>September</text:p>
          </table:table-cell>
          <table:table-cell table:style-name="ce31" office:value-type="string" calcext:value-type="string">
            <text:p>Oktober</text:p>
          </table:table-cell>
          <table:table-cell table:style-name="ce35" office:value-type="string" calcext:value-type="string">
            <text:p>Mittelwerte</text:p>
          </table:table-cell>
          <table:table-cell table:style-name="ce154" table:formula="of:=[.N37]" office:value-type="string" office:string-value="Mittelwerte" calcext:value-type="string">
            <text:p>Mittelwerte</text:p>
          </table:table-cell>
          <table:table-cell table:style-name="ce154" office:value-type="string" calcext:value-type="string">
            <text:p>Differenz</text:p>
          </table:table-cell>
          <table:table-cell/>
        </table:table-row>
        <table:table-row table:style-name="ro2">
          <table:table-cell table:style-name="ce31" office:value-type="string" calcext:value-type="string">
            <text:p>2001/2002</text:p>
          </table:table-cell>
          <table:table-cell table:style-name="ce64" table:formula="of:=[.B70]+[.B54]" office:value-type="currency" office:currency="EUR" office:value="1010" calcext:value-type="currency">
            <text:p>1.010,00 €</text:p>
          </table:table-cell>
          <table:table-cell table:style-name="ce64" table:formula="of:=[.C70]+[.C54]" office:value-type="currency" office:currency="EUR" office:value="1011" calcext:value-type="currency">
            <text:p>1.011,00 €</text:p>
          </table:table-cell>
          <table:table-cell table:style-name="ce64" table:formula="of:=[.D70]+[.D54]" office:value-type="currency" office:currency="EUR" office:value="1000" calcext:value-type="currency">
            <text:p>1.000,00 €</text:p>
          </table:table-cell>
          <table:table-cell table:style-name="ce64" table:formula="of:=[.E70]+[.E54]" office:value-type="currency" office:currency="EUR" office:value="1001" calcext:value-type="currency">
            <text:p>1.001,00 €</text:p>
          </table:table-cell>
          <table:table-cell table:style-name="ce64" table:formula="of:=[.F70]+[.F54]" office:value-type="currency" office:currency="EUR" office:value="1002" calcext:value-type="currency">
            <text:p>1.002,00 €</text:p>
          </table:table-cell>
          <table:table-cell table:style-name="ce64" table:formula="of:=[.G70]+[.G54]" office:value-type="currency" office:currency="EUR" office:value="1003" calcext:value-type="currency">
            <text:p>1.003,00 €</text:p>
          </table:table-cell>
          <table:table-cell table:style-name="ce64" table:formula="of:=[.H70]+[.H54]" office:value-type="currency" office:currency="EUR" office:value="1004" calcext:value-type="currency">
            <text:p>1.004,00 €</text:p>
          </table:table-cell>
          <table:table-cell table:style-name="ce64" table:formula="of:=[.I70]+[.I54]" office:value-type="currency" office:currency="EUR" office:value="1005" calcext:value-type="currency">
            <text:p>1.005,00 €</text:p>
          </table:table-cell>
          <table:table-cell table:style-name="ce64" table:formula="of:=[.J70]+[.J54]" office:value-type="currency" office:currency="EUR" office:value="1006" calcext:value-type="currency">
            <text:p>1.006,00 €</text:p>
          </table:table-cell>
          <table:table-cell table:style-name="ce64" table:formula="of:=[.K70]+[.K54]" office:value-type="currency" office:currency="EUR" office:value="1007" calcext:value-type="currency">
            <text:p>1.007,00 €</text:p>
          </table:table-cell>
          <table:table-cell table:style-name="ce64" table:formula="of:=[.L70]+[.L54]" office:value-type="currency" office:currency="EUR" office:value="1008" calcext:value-type="currency">
            <text:p>1.008,00 €</text:p>
          </table:table-cell>
          <table:table-cell table:style-name="ce64" table:formula="of:=[.M70]+[.M54]" office:value-type="currency" office:currency="EUR" office:value="1009" calcext:value-type="currency">
            <text:p>1.009,00 €</text:p>
          </table:table-cell>
          <table:table-cell table:style-name="ce16" table:formula="of:=AVERAGE([.B87:.M87])" office:value-type="currency" office:currency="EUR" office:value="1005.5" calcext:value-type="currency">
            <text:p>1.005,50 €</text:p>
          </table:table-cell>
          <table:table-cell table:style-name="ce157" table:formula="of:=[.N38]" office:value-type="currency" office:currency="EUR" office:value="821.662051891013" calcext:value-type="currency">
            <text:p>821,66 €</text:p>
          </table:table-cell>
          <table:table-cell table:style-name="ce157" table:formula="of:=[.N87]-[.O87]" office:value-type="currency" office:currency="EUR" office:value="183.837948108987" calcext:value-type="currency">
            <text:p>183,84 €</text:p>
          </table:table-cell>
          <table:table-cell/>
        </table:table-row>
        <table:table-row table:style-name="ro2">
          <table:table-cell table:style-name="ce32" office:value-type="string" calcext:value-type="string">
            <text:p>2002/2003</text:p>
          </table:table-cell>
          <table:table-cell table:style-name="ce64" table:formula="of:=[.B71]+[.B55]" office:value-type="string" office:string-value="#REF!" calcext:value-type="error">
            <text:p>#REF!</text:p>
          </table:table-cell>
          <table:table-cell table:style-name="ce64" table:formula="of:=[.C71]+[.C55]" office:value-type="string" office:string-value="#REF!" calcext:value-type="error">
            <text:p>#REF!</text:p>
          </table:table-cell>
          <table:table-cell table:style-name="ce64" table:formula="of:=[.D71]+[.D55]" office:value-type="string" office:string-value="#REF!" calcext:value-type="error">
            <text:p>#REF!</text:p>
          </table:table-cell>
          <table:table-cell table:style-name="ce64" table:formula="of:=[.E71]+[.E55]" office:value-type="string" office:string-value="#REF!" calcext:value-type="error">
            <text:p>#REF!</text:p>
          </table:table-cell>
          <table:table-cell table:style-name="ce64" table:formula="of:=[.F71]+[.F55]" office:value-type="string" office:string-value="#REF!" calcext:value-type="error">
            <text:p>#REF!</text:p>
          </table:table-cell>
          <table:table-cell table:style-name="ce64" table:formula="of:=[.G71]+[.G55]" office:value-type="string" office:string-value="#REF!" calcext:value-type="error">
            <text:p>#REF!</text:p>
          </table:table-cell>
          <table:table-cell table:style-name="ce64" table:formula="of:=[.H71]+[.H55]" office:value-type="string" office:string-value="#REF!" calcext:value-type="error">
            <text:p>#REF!</text:p>
          </table:table-cell>
          <table:table-cell table:style-name="ce64" table:formula="of:=[.I71]+[.I55]" office:value-type="string" office:string-value="#REF!" calcext:value-type="error">
            <text:p>#REF!</text:p>
          </table:table-cell>
          <table:table-cell table:style-name="ce64" table:formula="of:=[.J71]+[.J55]" office:value-type="string" office:string-value="#REF!" calcext:value-type="error">
            <text:p>#REF!</text:p>
          </table:table-cell>
          <table:table-cell table:style-name="ce64" table:formula="of:=[.K71]+[.K55]" office:value-type="string" office:string-value="#REF!" calcext:value-type="error">
            <text:p>#REF!</text:p>
          </table:table-cell>
          <table:table-cell table:style-name="ce64" table:formula="of:=[.L71]+[.L55]" office:value-type="string" office:string-value="#REF!" calcext:value-type="error">
            <text:p>#REF!</text:p>
          </table:table-cell>
          <table:table-cell table:style-name="ce64" table:formula="of:=[.M71]+[.M55]" office:value-type="string" office:string-value="#REF!" calcext:value-type="error">
            <text:p>#REF!</text:p>
          </table:table-cell>
          <table:table-cell table:style-name="ce16" table:formula="of:=AVERAGE([.B88:.M88])" office:value-type="string" office:string-value="#REF!" calcext:value-type="error">
            <text:p>#REF!</text:p>
          </table:table-cell>
          <table:table-cell table:style-name="ce157" table:formula="of:=[.N39]" office:value-type="string" office:string-value="#REF!" calcext:value-type="error">
            <text:p>#REF!</text:p>
          </table:table-cell>
          <table:table-cell table:style-name="ce157" table:formula="of:=[.N88]-[.O8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3/2004</text:p>
          </table:table-cell>
          <table:table-cell table:style-name="ce64" table:formula="of:=[.B72]+[.B56]" office:value-type="string" office:string-value="#REF!" calcext:value-type="error">
            <text:p>#REF!</text:p>
          </table:table-cell>
          <table:table-cell table:style-name="ce64" table:formula="of:=[.C72]+[.C56]" office:value-type="string" office:string-value="#REF!" calcext:value-type="error">
            <text:p>#REF!</text:p>
          </table:table-cell>
          <table:table-cell table:style-name="ce64" table:formula="of:=[.D72]+[.D56]" office:value-type="string" office:string-value="#REF!" calcext:value-type="error">
            <text:p>#REF!</text:p>
          </table:table-cell>
          <table:table-cell table:style-name="ce64" table:formula="of:=[.E72]+[.E56]" office:value-type="string" office:string-value="#REF!" calcext:value-type="error">
            <text:p>#REF!</text:p>
          </table:table-cell>
          <table:table-cell table:style-name="ce64" table:formula="of:=[.F72]+[.F56]" office:value-type="string" office:string-value="#REF!" calcext:value-type="error">
            <text:p>#REF!</text:p>
          </table:table-cell>
          <table:table-cell table:style-name="ce64" table:formula="of:=[.G72]+[.G56]" office:value-type="string" office:string-value="#REF!" calcext:value-type="error">
            <text:p>#REF!</text:p>
          </table:table-cell>
          <table:table-cell table:style-name="ce64" table:formula="of:=[.H72]+[.H56]" office:value-type="string" office:string-value="#REF!" calcext:value-type="error">
            <text:p>#REF!</text:p>
          </table:table-cell>
          <table:table-cell table:style-name="ce64" table:formula="of:=[.I72]+[.I56]" office:value-type="string" office:string-value="#REF!" calcext:value-type="error">
            <text:p>#REF!</text:p>
          </table:table-cell>
          <table:table-cell table:style-name="ce64" table:formula="of:=[.J72]+[.J56]" office:value-type="string" office:string-value="#REF!" calcext:value-type="error">
            <text:p>#REF!</text:p>
          </table:table-cell>
          <table:table-cell table:style-name="ce64" table:formula="of:=[.K72]+[.K56]" office:value-type="string" office:string-value="#REF!" calcext:value-type="error">
            <text:p>#REF!</text:p>
          </table:table-cell>
          <table:table-cell table:style-name="ce64" table:formula="of:=[.L72]+[.L56]" office:value-type="string" office:string-value="#REF!" calcext:value-type="error">
            <text:p>#REF!</text:p>
          </table:table-cell>
          <table:table-cell table:style-name="ce64" table:formula="of:=[.M72]+[.M56]" office:value-type="string" office:string-value="#REF!" calcext:value-type="error">
            <text:p>#REF!</text:p>
          </table:table-cell>
          <table:table-cell table:style-name="ce16" table:formula="of:=AVERAGE([.B89:.M89])" office:value-type="string" office:string-value="#REF!" calcext:value-type="error">
            <text:p>#REF!</text:p>
          </table:table-cell>
          <table:table-cell table:style-name="ce157" table:formula="of:=[.N40]" office:value-type="string" office:string-value="#REF!" calcext:value-type="error">
            <text:p>#REF!</text:p>
          </table:table-cell>
          <table:table-cell table:style-name="ce157" table:formula="of:=[.N89]-[.O8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4/2005</text:p>
          </table:table-cell>
          <table:table-cell table:style-name="ce64" table:formula="of:=[.B73]+[.B57]" office:value-type="string" office:string-value="#REF!" calcext:value-type="error">
            <text:p>#REF!</text:p>
          </table:table-cell>
          <table:table-cell table:style-name="ce64" table:formula="of:=[.C73]+[.C57]" office:value-type="string" office:string-value="#REF!" calcext:value-type="error">
            <text:p>#REF!</text:p>
          </table:table-cell>
          <table:table-cell table:style-name="ce64" table:formula="of:=[.D73]+[.D57]" office:value-type="string" office:string-value="#REF!" calcext:value-type="error">
            <text:p>#REF!</text:p>
          </table:table-cell>
          <table:table-cell table:style-name="ce64" table:formula="of:=[.E73]+[.E57]" office:value-type="string" office:string-value="#REF!" calcext:value-type="error">
            <text:p>#REF!</text:p>
          </table:table-cell>
          <table:table-cell table:style-name="ce64" table:formula="of:=[.F73]+[.F57]" office:value-type="string" office:string-value="#REF!" calcext:value-type="error">
            <text:p>#REF!</text:p>
          </table:table-cell>
          <table:table-cell table:style-name="ce64" table:formula="of:=[.G73]+[.G57]" office:value-type="string" office:string-value="#REF!" calcext:value-type="error">
            <text:p>#REF!</text:p>
          </table:table-cell>
          <table:table-cell table:style-name="ce64" table:formula="of:=[.H73]+[.H57]" office:value-type="string" office:string-value="#REF!" calcext:value-type="error">
            <text:p>#REF!</text:p>
          </table:table-cell>
          <table:table-cell table:style-name="ce64" table:formula="of:=[.I73]+[.I57]" office:value-type="string" office:string-value="#REF!" calcext:value-type="error">
            <text:p>#REF!</text:p>
          </table:table-cell>
          <table:table-cell table:style-name="ce64" table:formula="of:=[.J73]+[.J57]" office:value-type="string" office:string-value="#REF!" calcext:value-type="error">
            <text:p>#REF!</text:p>
          </table:table-cell>
          <table:table-cell table:style-name="ce64" table:formula="of:=[.K73]+[.K57]" office:value-type="string" office:string-value="#REF!" calcext:value-type="error">
            <text:p>#REF!</text:p>
          </table:table-cell>
          <table:table-cell table:style-name="ce64" table:formula="of:=[.L73]+[.L57]" office:value-type="string" office:string-value="#REF!" calcext:value-type="error">
            <text:p>#REF!</text:p>
          </table:table-cell>
          <table:table-cell table:style-name="ce64" table:formula="of:=[.M73]+[.M57]" office:value-type="string" office:string-value="#REF!" calcext:value-type="error">
            <text:p>#REF!</text:p>
          </table:table-cell>
          <table:table-cell table:style-name="ce16" table:formula="of:=AVERAGE([.B90:.M90])" office:value-type="string" office:string-value="#REF!" calcext:value-type="error">
            <text:p>#REF!</text:p>
          </table:table-cell>
          <table:table-cell table:style-name="ce157" table:formula="of:=[.N41]" office:value-type="string" office:string-value="#REF!" calcext:value-type="error">
            <text:p>#REF!</text:p>
          </table:table-cell>
          <table:table-cell table:style-name="ce157" table:formula="of:=[.N90]-[.O9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5/2006</text:p>
          </table:table-cell>
          <table:table-cell table:style-name="ce64" table:formula="of:=[.B74]+[.B58]" office:value-type="string" office:string-value="#REF!" calcext:value-type="error">
            <text:p>#REF!</text:p>
          </table:table-cell>
          <table:table-cell table:style-name="ce64" table:formula="of:=[.C74]+[.C58]" office:value-type="string" office:string-value="#REF!" calcext:value-type="error">
            <text:p>#REF!</text:p>
          </table:table-cell>
          <table:table-cell table:style-name="ce64" table:formula="of:=[.D74]+[.D58]" office:value-type="string" office:string-value="#REF!" calcext:value-type="error">
            <text:p>#REF!</text:p>
          </table:table-cell>
          <table:table-cell table:style-name="ce64" table:formula="of:=[.E74]+[.E58]" office:value-type="string" office:string-value="#REF!" calcext:value-type="error">
            <text:p>#REF!</text:p>
          </table:table-cell>
          <table:table-cell table:style-name="ce64" table:formula="of:=[.F74]+[.F58]" office:value-type="string" office:string-value="#REF!" calcext:value-type="error">
            <text:p>#REF!</text:p>
          </table:table-cell>
          <table:table-cell table:style-name="ce64" table:formula="of:=[.G74]+[.G58]" office:value-type="string" office:string-value="#REF!" calcext:value-type="error">
            <text:p>#REF!</text:p>
          </table:table-cell>
          <table:table-cell table:style-name="ce64" table:formula="of:=[.H74]+[.H58]" office:value-type="string" office:string-value="#REF!" calcext:value-type="error">
            <text:p>#REF!</text:p>
          </table:table-cell>
          <table:table-cell table:style-name="ce64" table:formula="of:=[.I74]+[.I58]" office:value-type="string" office:string-value="#REF!" calcext:value-type="error">
            <text:p>#REF!</text:p>
          </table:table-cell>
          <table:table-cell table:style-name="ce64" table:formula="of:=[.J74]+[.J58]" office:value-type="string" office:string-value="#REF!" calcext:value-type="error">
            <text:p>#REF!</text:p>
          </table:table-cell>
          <table:table-cell table:style-name="ce64" table:formula="of:=[.K74]+[.K58]" office:value-type="string" office:string-value="#REF!" calcext:value-type="error">
            <text:p>#REF!</text:p>
          </table:table-cell>
          <table:table-cell table:style-name="ce64" table:formula="of:=[.L74]+[.L58]" office:value-type="string" office:string-value="#REF!" calcext:value-type="error">
            <text:p>#REF!</text:p>
          </table:table-cell>
          <table:table-cell table:style-name="ce64" table:formula="of:=[.M74]+[.M58]" office:value-type="string" office:string-value="#REF!" calcext:value-type="error">
            <text:p>#REF!</text:p>
          </table:table-cell>
          <table:table-cell table:style-name="ce16" table:formula="of:=AVERAGE([.B91:.M91])" office:value-type="string" office:string-value="#REF!" calcext:value-type="error">
            <text:p>#REF!</text:p>
          </table:table-cell>
          <table:table-cell table:style-name="ce157" table:formula="of:=[.N42]" office:value-type="string" office:string-value="#REF!" calcext:value-type="error">
            <text:p>#REF!</text:p>
          </table:table-cell>
          <table:table-cell table:style-name="ce157" table:formula="of:=[.N91]-[.O9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6/2007</text:p>
          </table:table-cell>
          <table:table-cell table:style-name="ce64" table:formula="of:=[.B75]+[.B59]" office:value-type="string" office:string-value="#REF!" calcext:value-type="error">
            <text:p>#REF!</text:p>
          </table:table-cell>
          <table:table-cell table:style-name="ce64" table:formula="of:=[.C75]+[.C59]" office:value-type="string" office:string-value="#REF!" calcext:value-type="error">
            <text:p>#REF!</text:p>
          </table:table-cell>
          <table:table-cell table:style-name="ce64" table:formula="of:=[.D75]+[.D59]" office:value-type="string" office:string-value="#REF!" calcext:value-type="error">
            <text:p>#REF!</text:p>
          </table:table-cell>
          <table:table-cell table:style-name="ce64" table:formula="of:=[.E75]+[.E59]" office:value-type="string" office:string-value="#REF!" calcext:value-type="error">
            <text:p>#REF!</text:p>
          </table:table-cell>
          <table:table-cell table:style-name="ce64" table:formula="of:=[.F75]+[.F59]" office:value-type="string" office:string-value="#REF!" calcext:value-type="error">
            <text:p>#REF!</text:p>
          </table:table-cell>
          <table:table-cell table:style-name="ce64" table:formula="of:=[.G75]+[.G59]" office:value-type="string" office:string-value="#REF!" calcext:value-type="error">
            <text:p>#REF!</text:p>
          </table:table-cell>
          <table:table-cell table:style-name="ce64" table:formula="of:=[.H75]+[.H59]" office:value-type="string" office:string-value="#REF!" calcext:value-type="error">
            <text:p>#REF!</text:p>
          </table:table-cell>
          <table:table-cell table:style-name="ce64" table:formula="of:=[.I75]+[.I59]" office:value-type="string" office:string-value="#REF!" calcext:value-type="error">
            <text:p>#REF!</text:p>
          </table:table-cell>
          <table:table-cell table:style-name="ce64" table:formula="of:=[.J75]+[.J59]" office:value-type="string" office:string-value="#REF!" calcext:value-type="error">
            <text:p>#REF!</text:p>
          </table:table-cell>
          <table:table-cell table:style-name="ce64" table:formula="of:=[.K75]+[.K59]" office:value-type="string" office:string-value="#REF!" calcext:value-type="error">
            <text:p>#REF!</text:p>
          </table:table-cell>
          <table:table-cell table:style-name="ce64" table:formula="of:=[.L75]+[.L59]" office:value-type="string" office:string-value="#REF!" calcext:value-type="error">
            <text:p>#REF!</text:p>
          </table:table-cell>
          <table:table-cell table:style-name="ce64" table:formula="of:=[.M75]+[.M59]" office:value-type="string" office:string-value="#REF!" calcext:value-type="error">
            <text:p>#REF!</text:p>
          </table:table-cell>
          <table:table-cell table:style-name="ce16" table:formula="of:=AVERAGE([.B92:.M92])" office:value-type="string" office:string-value="#REF!" calcext:value-type="error">
            <text:p>#REF!</text:p>
          </table:table-cell>
          <table:table-cell table:style-name="ce157" table:formula="of:=[.N43]" office:value-type="string" office:string-value="#REF!" calcext:value-type="error">
            <text:p>#REF!</text:p>
          </table:table-cell>
          <table:table-cell table:style-name="ce157" table:formula="of:=[.N92]-[.O9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7/2008</text:p>
          </table:table-cell>
          <table:table-cell table:style-name="ce64" table:formula="of:=[.B76]+[.B60]" office:value-type="string" office:string-value="#REF!" calcext:value-type="error">
            <text:p>#REF!</text:p>
          </table:table-cell>
          <table:table-cell table:style-name="ce64" table:formula="of:=[.C76]+[.C60]" office:value-type="string" office:string-value="#REF!" calcext:value-type="error">
            <text:p>#REF!</text:p>
          </table:table-cell>
          <table:table-cell table:style-name="ce64" table:formula="of:=[.D76]+[.D60]" office:value-type="string" office:string-value="#REF!" calcext:value-type="error">
            <text:p>#REF!</text:p>
          </table:table-cell>
          <table:table-cell table:style-name="ce64" table:formula="of:=[.E76]+[.E60]" office:value-type="string" office:string-value="#REF!" calcext:value-type="error">
            <text:p>#REF!</text:p>
          </table:table-cell>
          <table:table-cell table:style-name="ce64" table:formula="of:=[.F76]+[.F60]" office:value-type="string" office:string-value="#REF!" calcext:value-type="error">
            <text:p>#REF!</text:p>
          </table:table-cell>
          <table:table-cell table:style-name="ce64" table:formula="of:=[.G76]+[.G60]" office:value-type="string" office:string-value="#REF!" calcext:value-type="error">
            <text:p>#REF!</text:p>
          </table:table-cell>
          <table:table-cell table:style-name="ce64" table:formula="of:=[.H76]+[.H60]" office:value-type="string" office:string-value="#REF!" calcext:value-type="error">
            <text:p>#REF!</text:p>
          </table:table-cell>
          <table:table-cell table:style-name="ce64" table:formula="of:=[.I76]+[.I60]" office:value-type="string" office:string-value="#REF!" calcext:value-type="error">
            <text:p>#REF!</text:p>
          </table:table-cell>
          <table:table-cell table:style-name="ce64" table:formula="of:=[.J76]+[.J60]" office:value-type="string" office:string-value="#REF!" calcext:value-type="error">
            <text:p>#REF!</text:p>
          </table:table-cell>
          <table:table-cell table:style-name="ce64" table:formula="of:=[.K76]+[.K60]" office:value-type="string" office:string-value="#REF!" calcext:value-type="error">
            <text:p>#REF!</text:p>
          </table:table-cell>
          <table:table-cell table:style-name="ce64" table:formula="of:=[.L76]+[.L60]" office:value-type="string" office:string-value="#REF!" calcext:value-type="error">
            <text:p>#REF!</text:p>
          </table:table-cell>
          <table:table-cell table:style-name="ce64" table:formula="of:=[.M76]+[.M60]" office:value-type="string" office:string-value="#REF!" calcext:value-type="error">
            <text:p>#REF!</text:p>
          </table:table-cell>
          <table:table-cell table:style-name="ce16" table:formula="of:=AVERAGE([.B93:.M93])" office:value-type="string" office:string-value="#REF!" calcext:value-type="error">
            <text:p>#REF!</text:p>
          </table:table-cell>
          <table:table-cell table:style-name="ce157" table:formula="of:=[.N44]" office:value-type="string" office:string-value="#REF!" calcext:value-type="error">
            <text:p>#REF!</text:p>
          </table:table-cell>
          <table:table-cell table:style-name="ce157" table:formula="of:=[.N93]-[.O9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8/2009</text:p>
          </table:table-cell>
          <table:table-cell table:style-name="ce64" table:formula="of:=[.B77]+[.B61]" office:value-type="string" office:string-value="#REF!" calcext:value-type="error">
            <text:p>#REF!</text:p>
          </table:table-cell>
          <table:table-cell table:style-name="ce64" table:formula="of:=[.C77]+[.C61]" office:value-type="string" office:string-value="#REF!" calcext:value-type="error">
            <text:p>#REF!</text:p>
          </table:table-cell>
          <table:table-cell table:style-name="ce64" table:formula="of:=[.D77]+[.D61]" office:value-type="string" office:string-value="#REF!" calcext:value-type="error">
            <text:p>#REF!</text:p>
          </table:table-cell>
          <table:table-cell table:style-name="ce64" table:formula="of:=[.E77]+[.E61]" office:value-type="string" office:string-value="#REF!" calcext:value-type="error">
            <text:p>#REF!</text:p>
          </table:table-cell>
          <table:table-cell table:style-name="ce64" table:formula="of:=[.F77]+[.F61]" office:value-type="string" office:string-value="#REF!" calcext:value-type="error">
            <text:p>#REF!</text:p>
          </table:table-cell>
          <table:table-cell table:style-name="ce64" table:formula="of:=[.G77]+[.G61]" office:value-type="string" office:string-value="#REF!" calcext:value-type="error">
            <text:p>#REF!</text:p>
          </table:table-cell>
          <table:table-cell table:style-name="ce64" table:formula="of:=[.H77]+[.H61]" office:value-type="string" office:string-value="#REF!" calcext:value-type="error">
            <text:p>#REF!</text:p>
          </table:table-cell>
          <table:table-cell table:style-name="ce64" table:formula="of:=[.I77]+[.I61]" office:value-type="string" office:string-value="#REF!" calcext:value-type="error">
            <text:p>#REF!</text:p>
          </table:table-cell>
          <table:table-cell table:style-name="ce64" table:formula="of:=[.J77]+[.J61]" office:value-type="string" office:string-value="#REF!" calcext:value-type="error">
            <text:p>#REF!</text:p>
          </table:table-cell>
          <table:table-cell table:style-name="ce64" table:formula="of:=[.K77]+[.K61]" office:value-type="string" office:string-value="#REF!" calcext:value-type="error">
            <text:p>#REF!</text:p>
          </table:table-cell>
          <table:table-cell table:style-name="ce64" table:formula="of:=[.L77]+[.L61]" office:value-type="string" office:string-value="#REF!" calcext:value-type="error">
            <text:p>#REF!</text:p>
          </table:table-cell>
          <table:table-cell table:style-name="ce64" table:formula="of:=[.M77]+[.M61]" office:value-type="string" office:string-value="#REF!" calcext:value-type="error">
            <text:p>#REF!</text:p>
          </table:table-cell>
          <table:table-cell table:style-name="ce16" table:formula="of:=AVERAGE([.B94:.M94])" office:value-type="string" office:string-value="#REF!" calcext:value-type="error">
            <text:p>#REF!</text:p>
          </table:table-cell>
          <table:table-cell table:style-name="ce157" table:formula="of:=[.N45]" office:value-type="string" office:string-value="#REF!" calcext:value-type="error">
            <text:p>#REF!</text:p>
          </table:table-cell>
          <table:table-cell table:style-name="ce157" table:formula="of:=[.N94]-[.O9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09/2010</text:p>
          </table:table-cell>
          <table:table-cell table:style-name="ce64" table:formula="of:=[.B78]+[.B62]" office:value-type="string" office:string-value="#REF!" calcext:value-type="error">
            <text:p>#REF!</text:p>
          </table:table-cell>
          <table:table-cell table:style-name="ce64" table:formula="of:=[.C78]+[.C62]" office:value-type="string" office:string-value="#REF!" calcext:value-type="error">
            <text:p>#REF!</text:p>
          </table:table-cell>
          <table:table-cell table:style-name="ce64" table:formula="of:=[.D78]+[.D62]" office:value-type="string" office:string-value="#REF!" calcext:value-type="error">
            <text:p>#REF!</text:p>
          </table:table-cell>
          <table:table-cell table:style-name="ce64" table:formula="of:=[.E78]+[.E62]" office:value-type="string" office:string-value="#REF!" calcext:value-type="error">
            <text:p>#REF!</text:p>
          </table:table-cell>
          <table:table-cell table:style-name="ce64" table:formula="of:=[.F78]+[.F62]" office:value-type="string" office:string-value="#REF!" calcext:value-type="error">
            <text:p>#REF!</text:p>
          </table:table-cell>
          <table:table-cell table:style-name="ce64" table:formula="of:=[.G78]+[.G62]" office:value-type="string" office:string-value="#REF!" calcext:value-type="error">
            <text:p>#REF!</text:p>
          </table:table-cell>
          <table:table-cell table:style-name="ce64" table:formula="of:=[.H78]+[.H62]" office:value-type="string" office:string-value="#REF!" calcext:value-type="error">
            <text:p>#REF!</text:p>
          </table:table-cell>
          <table:table-cell table:style-name="ce64" table:formula="of:=[.I78]+[.I62]" office:value-type="string" office:string-value="#REF!" calcext:value-type="error">
            <text:p>#REF!</text:p>
          </table:table-cell>
          <table:table-cell table:style-name="ce64" table:formula="of:=[.J78]+[.J62]" office:value-type="string" office:string-value="#REF!" calcext:value-type="error">
            <text:p>#REF!</text:p>
          </table:table-cell>
          <table:table-cell table:style-name="ce64" table:formula="of:=[.K78]+[.K62]" office:value-type="string" office:string-value="#REF!" calcext:value-type="error">
            <text:p>#REF!</text:p>
          </table:table-cell>
          <table:table-cell table:style-name="ce64" table:formula="of:=[.L78]+[.L62]" office:value-type="string" office:string-value="#REF!" calcext:value-type="error">
            <text:p>#REF!</text:p>
          </table:table-cell>
          <table:table-cell table:style-name="ce64" table:formula="of:=[.M78]+[.M62]" office:value-type="string" office:string-value="#REF!" calcext:value-type="error">
            <text:p>#REF!</text:p>
          </table:table-cell>
          <table:table-cell table:style-name="ce16" table:formula="of:=AVERAGE([.B95:.M95])" office:value-type="string" office:string-value="#REF!" calcext:value-type="error">
            <text:p>#REF!</text:p>
          </table:table-cell>
          <table:table-cell table:style-name="ce157" table:formula="of:=[.N46]" office:value-type="string" office:string-value="#REF!" calcext:value-type="error">
            <text:p>#REF!</text:p>
          </table:table-cell>
          <table:table-cell table:style-name="ce157" table:formula="of:=[.N95]-[.O9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10/2011</text:p>
          </table:table-cell>
          <table:table-cell table:style-name="ce64" table:formula="of:=[.B79]+[.B63]" office:value-type="string" office:string-value="#REF!" calcext:value-type="error">
            <text:p>#REF!</text:p>
          </table:table-cell>
          <table:table-cell table:style-name="ce64" table:formula="of:=[.C79]+[.C63]" office:value-type="string" office:string-value="#REF!" calcext:value-type="error">
            <text:p>#REF!</text:p>
          </table:table-cell>
          <table:table-cell table:style-name="ce64" table:formula="of:=[.D79]+[.D63]" office:value-type="string" office:string-value="#REF!" calcext:value-type="error">
            <text:p>#REF!</text:p>
          </table:table-cell>
          <table:table-cell table:style-name="ce64" table:formula="of:=[.E79]+[.E63]" office:value-type="string" office:string-value="#REF!" calcext:value-type="error">
            <text:p>#REF!</text:p>
          </table:table-cell>
          <table:table-cell table:style-name="ce64" table:formula="of:=[.F79]+[.F63]" office:value-type="string" office:string-value="#REF!" calcext:value-type="error">
            <text:p>#REF!</text:p>
          </table:table-cell>
          <table:table-cell table:style-name="ce64" table:formula="of:=[.G79]+[.G63]" office:value-type="string" office:string-value="#REF!" calcext:value-type="error">
            <text:p>#REF!</text:p>
          </table:table-cell>
          <table:table-cell table:style-name="ce64" table:formula="of:=[.H79]+[.H63]" office:value-type="string" office:string-value="#REF!" calcext:value-type="error">
            <text:p>#REF!</text:p>
          </table:table-cell>
          <table:table-cell table:style-name="ce64" table:formula="of:=[.I79]+[.I63]" office:value-type="string" office:string-value="#REF!" calcext:value-type="error">
            <text:p>#REF!</text:p>
          </table:table-cell>
          <table:table-cell table:style-name="ce64" table:formula="of:=[.J79]+[.J63]" office:value-type="string" office:string-value="#REF!" calcext:value-type="error">
            <text:p>#REF!</text:p>
          </table:table-cell>
          <table:table-cell table:style-name="ce64" table:formula="of:=[.K79]+[.K63]" office:value-type="string" office:string-value="#REF!" calcext:value-type="error">
            <text:p>#REF!</text:p>
          </table:table-cell>
          <table:table-cell table:style-name="ce64" table:formula="of:=[.L79]+[.L63]" office:value-type="string" office:string-value="#REF!" calcext:value-type="error">
            <text:p>#REF!</text:p>
          </table:table-cell>
          <table:table-cell table:style-name="ce64" table:formula="of:=[.M79]+[.M63]" office:value-type="string" office:string-value="#REF!" calcext:value-type="error">
            <text:p>#REF!</text:p>
          </table:table-cell>
          <table:table-cell table:style-name="ce16" table:formula="of:=AVERAGE([.B96:.M96])" office:value-type="string" office:string-value="#REF!" calcext:value-type="error">
            <text:p>#REF!</text:p>
          </table:table-cell>
          <table:table-cell table:style-name="ce157" table:formula="of:=[.N47]" office:value-type="string" office:string-value="#REF!" calcext:value-type="error">
            <text:p>#REF!</text:p>
          </table:table-cell>
          <table:table-cell table:style-name="ce157" table:formula="of:=[.N96]-[.O9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11/2012</text:p>
          </table:table-cell>
          <table:table-cell table:style-name="ce64" table:formula="of:=[.B80]+[.B64]" office:value-type="string" office:string-value="#REF!" calcext:value-type="error">
            <text:p>#REF!</text:p>
          </table:table-cell>
          <table:table-cell table:style-name="ce64" table:formula="of:=[.C80]+[.C64]" office:value-type="string" office:string-value="#REF!" calcext:value-type="error">
            <text:p>#REF!</text:p>
          </table:table-cell>
          <table:table-cell table:style-name="ce64" table:formula="of:=[.D80]+[.D64]" office:value-type="string" office:string-value="#REF!" calcext:value-type="error">
            <text:p>#REF!</text:p>
          </table:table-cell>
          <table:table-cell table:style-name="ce64" table:formula="of:=[.E80]+[.E64]" office:value-type="string" office:string-value="#REF!" calcext:value-type="error">
            <text:p>#REF!</text:p>
          </table:table-cell>
          <table:table-cell table:style-name="ce64" table:formula="of:=[.F80]+[.F64]" office:value-type="string" office:string-value="#REF!" calcext:value-type="error">
            <text:p>#REF!</text:p>
          </table:table-cell>
          <table:table-cell table:style-name="ce64" table:formula="of:=[.G80]+[.G64]" office:value-type="string" office:string-value="#REF!" calcext:value-type="error">
            <text:p>#REF!</text:p>
          </table:table-cell>
          <table:table-cell table:style-name="ce64" table:formula="of:=[.H80]+[.H64]" office:value-type="string" office:string-value="#REF!" calcext:value-type="error">
            <text:p>#REF!</text:p>
          </table:table-cell>
          <table:table-cell table:style-name="ce64" table:formula="of:=[.I80]+[.I64]" office:value-type="string" office:string-value="#REF!" calcext:value-type="error">
            <text:p>#REF!</text:p>
          </table:table-cell>
          <table:table-cell table:style-name="ce64" table:formula="of:=[.J80]+[.J64]" office:value-type="string" office:string-value="#REF!" calcext:value-type="error">
            <text:p>#REF!</text:p>
          </table:table-cell>
          <table:table-cell table:style-name="ce64" table:formula="of:=[.K80]+[.K64]" office:value-type="string" office:string-value="#REF!" calcext:value-type="error">
            <text:p>#REF!</text:p>
          </table:table-cell>
          <table:table-cell table:style-name="ce64" table:formula="of:=[.L80]+[.L64]" office:value-type="string" office:string-value="#REF!" calcext:value-type="error">
            <text:p>#REF!</text:p>
          </table:table-cell>
          <table:table-cell table:style-name="ce64" table:formula="of:=[.M80]+[.M64]" office:value-type="string" office:string-value="#REF!" calcext:value-type="error">
            <text:p>#REF!</text:p>
          </table:table-cell>
          <table:table-cell table:style-name="ce16" table:formula="of:=AVERAGE([.B97:.M97])" office:value-type="string" office:string-value="#REF!" calcext:value-type="error">
            <text:p>#REF!</text:p>
          </table:table-cell>
          <table:table-cell table:style-name="ce157" table:formula="of:=[.N48]" office:value-type="string" office:string-value="#REF!" calcext:value-type="error">
            <text:p>#REF!</text:p>
          </table:table-cell>
          <table:table-cell table:style-name="ce157" table:formula="of:=[.N97]-[.O9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31" office:value-type="string" calcext:value-type="string">
            <text:p>2012/2013</text:p>
          </table:table-cell>
          <table:table-cell table:style-name="ce64" table:formula="of:=[.B81]+[.B65]" office:value-type="string" office:string-value="#REF!" calcext:value-type="error">
            <text:p>#REF!</text:p>
          </table:table-cell>
          <table:table-cell table:style-name="ce64" table:formula="of:=[.C81]+[.C65]" office:value-type="string" office:string-value="#REF!" calcext:value-type="error">
            <text:p>#REF!</text:p>
          </table:table-cell>
          <table:table-cell table:style-name="ce64" table:formula="of:=[.D81]+[.D65]" office:value-type="currency" office:currency="EUR" office:value="1000" calcext:value-type="currency">
            <text:p>1.000,00 €</text:p>
          </table:table-cell>
          <table:table-cell table:style-name="ce64" table:formula="of:=[.E81]+[.E65]" office:value-type="currency" office:currency="EUR" office:value="1001" calcext:value-type="currency">
            <text:p>1.001,00 €</text:p>
          </table:table-cell>
          <table:table-cell table:style-name="ce64" table:formula="of:=[.F81]+[.F65]" office:value-type="currency" office:currency="EUR" office:value="1002" calcext:value-type="currency">
            <text:p>1.002,00 €</text:p>
          </table:table-cell>
          <table:table-cell table:style-name="ce64" table:formula="of:=[.G81]+[.G65]" office:value-type="currency" office:currency="EUR" office:value="1003" calcext:value-type="currency">
            <text:p>1.003,00 €</text:p>
          </table:table-cell>
          <table:table-cell table:style-name="ce64" table:formula="of:=[.H81]+[.H65]" office:value-type="currency" office:currency="EUR" office:value="1004" calcext:value-type="currency">
            <text:p>1.004,00 €</text:p>
          </table:table-cell>
          <table:table-cell table:style-name="ce64" table:formula="of:=[.I81]+[.I65]" office:value-type="currency" office:currency="EUR" office:value="1005" calcext:value-type="currency">
            <text:p>1.005,00 €</text:p>
          </table:table-cell>
          <table:table-cell table:style-name="ce64" table:formula="of:=[.J81]+[.J65]" office:value-type="currency" office:currency="EUR" office:value="1006" calcext:value-type="currency">
            <text:p>1.006,00 €</text:p>
          </table:table-cell>
          <table:table-cell table:style-name="ce64" table:formula="of:=[.K81]+[.K65]" office:value-type="currency" office:currency="EUR" office:value="1007" calcext:value-type="currency">
            <text:p>1.007,00 €</text:p>
          </table:table-cell>
          <table:table-cell table:style-name="ce64" table:formula="of:=[.L81]+[.L65]" office:value-type="currency" office:currency="EUR" office:value="1008" calcext:value-type="currency">
            <text:p>1.008,00 €</text:p>
          </table:table-cell>
          <table:table-cell table:style-name="ce64" table:formula="of:=[.M81]+[.M65]" office:value-type="currency" office:currency="EUR" office:value="1009" calcext:value-type="currency">
            <text:p>1.009,00 €</text:p>
          </table:table-cell>
          <table:table-cell table:style-name="ce44" table:formula="of:=AVERAGE([.B98:.M98])" office:value-type="string" office:string-value="#REF!" calcext:value-type="error">
            <text:p>#REF!</text:p>
          </table:table-cell>
          <table:table-cell table:style-name="ce158" table:formula="of:=[.N49]" office:value-type="string" office:string-value="#REF!" calcext:value-type="error">
            <text:p>#REF!</text:p>
          </table:table-cell>
          <table:table-cell table:style-name="ce158" table:formula="of:=[.N98]-[.O98]" office:value-type="string" office:string-value="#REF!" calcext:value-type="error">
            <text:p>#REF!</text:p>
          </table:table-cell>
          <table:table-cell/>
        </table:table-row>
        <table:table-row table:style-name="ro2" table:number-rows-repeated="31928">
          <table:table-cell table:style-name="ce31"/>
          <table:table-cell table:number-columns-repeated="12"/>
          <table:table-cell table:style-name="ce35"/>
          <table:table-cell table:number-columns-repeated="3"/>
        </table:table-row>
        <table:table-row table:style-name="ro2" table:number-rows-repeated="3352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usgaben für Benzin" table:style-name="ta1" table:print="false">
        <table:shapes>
          <draw:frame draw:z-index="0" draw:style-name="gr4" svg:width="39.116cm" svg:height="19.523cm" svg:x="0cm" svg:y="0cm">
            <draw:object draw:notify-on-update-of-ranges="'Ausgaben für Benzin'.A49:'Ausgaben für Benzin'.A144 'Ausgaben für Benzin'.B48:'Ausgaben für Benzin'.B48 'Ausgaben für Benzin'.B49:'Ausgaben für Benzin'.B144 'Ausgaben für Benzin'.C48:'Ausgaben für Benzin'.C48 'Ausgaben für Benzin'.C49:'Ausgaben für Benzin'.C1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8" table:default-cell-style-name="ce235"/>
        <table:table-column table:style-name="co109" table:default-cell-style-name="ce215"/>
        <table:table-column table:style-name="co110" table:default-cell-style-name="ce215"/>
        <table:table-column table:style-name="co111" table:default-cell-style-name="Default"/>
        <table:table-row table:style-name="ro2" table:number-rows-repeated="47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Spritkosten</text:p>
          </table:table-cell>
          <table:table-cell table:style-name="Default" office:value-type="string" calcext:value-type="string">
            <text:p>6-Monatsmittel</text:p>
          </table:table-cell>
          <table:table-cell/>
        </table:table-row>
        <table:table-row table:style-name="ro2">
          <table:table-cell table:formula="of:=[Aufteilung.A47]" office:value-type="date" office:date-value="2006-01-01" calcext:value-type="date">
            <text:p>Januar 2006</text:p>
          </table:table-cell>
          <table:table-cell table:formula="of:=[Aufteilung.G47]" office:value-type="string" office:string-value="#REF!" calcext:value-type="error">
            <text:p>#REF!</text:p>
          </table:table-cell>
          <table:table-cell table:style-name="Default"/>
          <table:table-cell/>
        </table:table-row>
        <table:table-row table:style-name="ro2">
          <table:table-cell table:formula="of:=[Aufteilung.A48]" office:value-type="date" office:date-value="2006-02-01" calcext:value-type="date">
            <text:p>Februar 2006</text:p>
          </table:table-cell>
          <table:table-cell table:formula="of:=[Aufteilung.G48]" office:value-type="string" office:string-value="#REF!" calcext:value-type="error">
            <text:p>#REF!</text:p>
          </table:table-cell>
          <table:table-cell table:style-name="Default"/>
          <table:table-cell/>
        </table:table-row>
        <table:table-row table:style-name="ro2">
          <table:table-cell table:formula="of:=[Aufteilung.A49]" office:value-type="date" office:date-value="2006-03-01" calcext:value-type="date">
            <text:p>März 2006</text:p>
          </table:table-cell>
          <table:table-cell table:formula="of:=[Aufteilung.G49]" office:value-type="string" office:string-value="#REF!" calcext:value-type="error">
            <text:p>#REF!</text:p>
          </table:table-cell>
          <table:table-cell table:style-name="Default"/>
          <table:table-cell/>
        </table:table-row>
        <table:table-row table:style-name="ro2">
          <table:table-cell table:formula="of:=[Aufteilung.A50]" office:value-type="date" office:date-value="2006-04-01" calcext:value-type="date">
            <text:p>April 2006</text:p>
          </table:table-cell>
          <table:table-cell table:formula="of:=[Aufteilung.G50]" office:value-type="string" office:string-value="#REF!" calcext:value-type="error">
            <text:p>#REF!</text:p>
          </table:table-cell>
          <table:table-cell table:style-name="Default"/>
          <table:table-cell/>
        </table:table-row>
        <table:table-row table:style-name="ro2">
          <table:table-cell table:formula="of:=[Aufteilung.A51]" office:value-type="date" office:date-value="2006-05-01" calcext:value-type="date">
            <text:p>Mai 2006</text:p>
          </table:table-cell>
          <table:table-cell table:formula="of:=[Aufteilung.G51]" office:value-type="string" office:string-value="#REF!" calcext:value-type="error">
            <text:p>#REF!</text:p>
          </table:table-cell>
          <table:table-cell table:style-name="Default"/>
          <table:table-cell/>
        </table:table-row>
        <table:table-row table:style-name="ro2">
          <table:table-cell table:formula="of:=[Aufteilung.A52]" office:value-type="date" office:date-value="2006-06-01" calcext:value-type="date">
            <text:p>Juni 2006</text:p>
          </table:table-cell>
          <table:table-cell table:formula="of:=[Aufteilung.G52]" office:value-type="string" office:string-value="#REF!" calcext:value-type="error">
            <text:p>#REF!</text:p>
          </table:table-cell>
          <table:table-cell table:formula="of:=AVERAGE([.B49:.B5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3]" office:value-type="date" office:date-value="2006-07-01" calcext:value-type="date">
            <text:p>Juli 2006</text:p>
          </table:table-cell>
          <table:table-cell table:formula="of:=[Aufteilung.G53]" office:value-type="string" office:string-value="#REF!" calcext:value-type="error">
            <text:p>#REF!</text:p>
          </table:table-cell>
          <table:table-cell table:formula="of:=AVERAGE([.B50:.B5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4]" office:value-type="date" office:date-value="2006-08-01" calcext:value-type="date">
            <text:p>August 2006</text:p>
          </table:table-cell>
          <table:table-cell table:formula="of:=[Aufteilung.G54]" office:value-type="string" office:string-value="#REF!" calcext:value-type="error">
            <text:p>#REF!</text:p>
          </table:table-cell>
          <table:table-cell table:formula="of:=AVERAGE([.B51:.B5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5]" office:value-type="date" office:date-value="2006-09-01" calcext:value-type="date">
            <text:p>September 2006</text:p>
          </table:table-cell>
          <table:table-cell table:formula="of:=[Aufteilung.G55]" office:value-type="string" office:string-value="#REF!" calcext:value-type="error">
            <text:p>#REF!</text:p>
          </table:table-cell>
          <table:table-cell table:formula="of:=AVERAGE([.B52:.B5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6]" office:value-type="date" office:date-value="2006-10-01" calcext:value-type="date">
            <text:p>Oktober 2006</text:p>
          </table:table-cell>
          <table:table-cell table:formula="of:=[Aufteilung.G56]" office:value-type="string" office:string-value="#REF!" calcext:value-type="error">
            <text:p>#REF!</text:p>
          </table:table-cell>
          <table:table-cell table:formula="of:=AVERAGE([.B53:.B5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7]" office:value-type="date" office:date-value="2006-11-01" calcext:value-type="date">
            <text:p>November 2006</text:p>
          </table:table-cell>
          <table:table-cell table:formula="of:=[Aufteilung.G57]" office:value-type="string" office:string-value="#REF!" calcext:value-type="error">
            <text:p>#REF!</text:p>
          </table:table-cell>
          <table:table-cell table:formula="of:=AVERAGE([.B54:.B5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8]" office:value-type="date" office:date-value="2006-12-01" calcext:value-type="date">
            <text:p>Dezember 2006</text:p>
          </table:table-cell>
          <table:table-cell table:formula="of:=[Aufteilung.G58]" office:value-type="string" office:string-value="#REF!" calcext:value-type="error">
            <text:p>#REF!</text:p>
          </table:table-cell>
          <table:table-cell table:formula="of:=AVERAGE([.B55:.B6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59]" office:value-type="date" office:date-value="2007-01-01" calcext:value-type="date">
            <text:p>Januar 2007</text:p>
          </table:table-cell>
          <table:table-cell table:formula="of:=[Aufteilung.G59]" office:value-type="string" office:string-value="#REF!" calcext:value-type="error">
            <text:p>#REF!</text:p>
          </table:table-cell>
          <table:table-cell table:formula="of:=AVERAGE([.B56:.B6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0]" office:value-type="date" office:date-value="2007-02-01" calcext:value-type="date">
            <text:p>Februar 2007</text:p>
          </table:table-cell>
          <table:table-cell table:formula="of:=[Aufteilung.G60]" office:value-type="string" office:string-value="#REF!" calcext:value-type="error">
            <text:p>#REF!</text:p>
          </table:table-cell>
          <table:table-cell table:formula="of:=AVERAGE([.B57:.B6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1]" office:value-type="date" office:date-value="2007-03-01" calcext:value-type="date">
            <text:p>März 2007</text:p>
          </table:table-cell>
          <table:table-cell table:formula="of:=[Aufteilung.G61]" office:value-type="string" office:string-value="#REF!" calcext:value-type="error">
            <text:p>#REF!</text:p>
          </table:table-cell>
          <table:table-cell table:formula="of:=AVERAGE([.B58:.B6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2]" office:value-type="date" office:date-value="2007-04-01" calcext:value-type="date">
            <text:p>April 2007</text:p>
          </table:table-cell>
          <table:table-cell table:formula="of:=[Aufteilung.G62]" office:value-type="string" office:string-value="#REF!" calcext:value-type="error">
            <text:p>#REF!</text:p>
          </table:table-cell>
          <table:table-cell table:formula="of:=AVERAGE([.B59:.B6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3]" office:value-type="date" office:date-value="2007-05-01" calcext:value-type="date">
            <text:p>Mai 2007</text:p>
          </table:table-cell>
          <table:table-cell table:formula="of:=[Aufteilung.G63]" office:value-type="string" office:string-value="#REF!" calcext:value-type="error">
            <text:p>#REF!</text:p>
          </table:table-cell>
          <table:table-cell table:formula="of:=AVERAGE([.B60:.B6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4]" office:value-type="date" office:date-value="2007-06-01" calcext:value-type="date">
            <text:p>Juni 2007</text:p>
          </table:table-cell>
          <table:table-cell table:formula="of:=[Aufteilung.G64]" office:value-type="string" office:string-value="#REF!" calcext:value-type="error">
            <text:p>#REF!</text:p>
          </table:table-cell>
          <table:table-cell table:formula="of:=AVERAGE([.B61:.B6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5]" office:value-type="date" office:date-value="2007-07-01" calcext:value-type="date">
            <text:p>Juli 2007</text:p>
          </table:table-cell>
          <table:table-cell table:formula="of:=[Aufteilung.G65]" office:value-type="string" office:string-value="#REF!" calcext:value-type="error">
            <text:p>#REF!</text:p>
          </table:table-cell>
          <table:table-cell table:formula="of:=AVERAGE([.B62:.B6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6]" office:value-type="date" office:date-value="2007-08-01" calcext:value-type="date">
            <text:p>August 2007</text:p>
          </table:table-cell>
          <table:table-cell table:formula="of:=[Aufteilung.G66]" office:value-type="string" office:string-value="#REF!" calcext:value-type="error">
            <text:p>#REF!</text:p>
          </table:table-cell>
          <table:table-cell table:formula="of:=AVERAGE([.B63:.B6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7]" office:value-type="date" office:date-value="2007-09-01" calcext:value-type="date">
            <text:p>September 2007</text:p>
          </table:table-cell>
          <table:table-cell table:formula="of:=[Aufteilung.G67]" office:value-type="string" office:string-value="#REF!" calcext:value-type="error">
            <text:p>#REF!</text:p>
          </table:table-cell>
          <table:table-cell table:formula="of:=AVERAGE([.B64:.B6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8]" office:value-type="date" office:date-value="2007-10-01" calcext:value-type="date">
            <text:p>Oktober 2007</text:p>
          </table:table-cell>
          <table:table-cell table:formula="of:=[Aufteilung.G68]" office:value-type="string" office:string-value="#REF!" calcext:value-type="error">
            <text:p>#REF!</text:p>
          </table:table-cell>
          <table:table-cell table:formula="of:=AVERAGE([.B65:.B7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69]" office:value-type="date" office:date-value="2007-11-01" calcext:value-type="date">
            <text:p>November 2007</text:p>
          </table:table-cell>
          <table:table-cell table:formula="of:=[Aufteilung.G69]" office:value-type="string" office:string-value="#REF!" calcext:value-type="error">
            <text:p>#REF!</text:p>
          </table:table-cell>
          <table:table-cell table:formula="of:=AVERAGE([.B66:.B7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0]" office:value-type="date" office:date-value="2007-12-01" calcext:value-type="date">
            <text:p>Dezember 2007</text:p>
          </table:table-cell>
          <table:table-cell table:formula="of:=[Aufteilung.G70]" office:value-type="string" office:string-value="#REF!" calcext:value-type="error">
            <text:p>#REF!</text:p>
          </table:table-cell>
          <table:table-cell table:formula="of:=AVERAGE([.B67:.B7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1]" office:value-type="date" office:date-value="2008-01-01" calcext:value-type="date">
            <text:p>Januar 2008</text:p>
          </table:table-cell>
          <table:table-cell table:formula="of:=[Aufteilung.G71]" office:value-type="string" office:string-value="#REF!" calcext:value-type="error">
            <text:p>#REF!</text:p>
          </table:table-cell>
          <table:table-cell table:formula="of:=AVERAGE([.B68:.B7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2]" office:value-type="date" office:date-value="2008-02-01" calcext:value-type="date">
            <text:p>Februar 2008</text:p>
          </table:table-cell>
          <table:table-cell table:formula="of:=[Aufteilung.G72]" office:value-type="string" office:string-value="#REF!" calcext:value-type="error">
            <text:p>#REF!</text:p>
          </table:table-cell>
          <table:table-cell table:formula="of:=AVERAGE([.B69:.B7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3]" office:value-type="date" office:date-value="2008-03-01" calcext:value-type="date">
            <text:p>März 2008</text:p>
          </table:table-cell>
          <table:table-cell table:formula="of:=[Aufteilung.G73]" office:value-type="string" office:string-value="#REF!" calcext:value-type="error">
            <text:p>#REF!</text:p>
          </table:table-cell>
          <table:table-cell table:formula="of:=AVERAGE([.B70:.B7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4]" office:value-type="date" office:date-value="2008-04-01" calcext:value-type="date">
            <text:p>April 2008</text:p>
          </table:table-cell>
          <table:table-cell table:formula="of:=[Aufteilung.G74]" office:value-type="string" office:string-value="#REF!" calcext:value-type="error">
            <text:p>#REF!</text:p>
          </table:table-cell>
          <table:table-cell table:formula="of:=AVERAGE([.B71:.B7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5]" office:value-type="date" office:date-value="2008-05-01" calcext:value-type="date">
            <text:p>Mai 2008</text:p>
          </table:table-cell>
          <table:table-cell table:formula="of:=[Aufteilung.G75]" office:value-type="string" office:string-value="#REF!" calcext:value-type="error">
            <text:p>#REF!</text:p>
          </table:table-cell>
          <table:table-cell table:formula="of:=AVERAGE([.B72:.B7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6]" office:value-type="date" office:date-value="2008-06-01" calcext:value-type="date">
            <text:p>Juni 2008</text:p>
          </table:table-cell>
          <table:table-cell table:formula="of:=[Aufteilung.G76]" office:value-type="string" office:string-value="#REF!" calcext:value-type="error">
            <text:p>#REF!</text:p>
          </table:table-cell>
          <table:table-cell table:formula="of:=AVERAGE([.B73:.B7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7]" office:value-type="date" office:date-value="2008-07-01" calcext:value-type="date">
            <text:p>Juli 2008</text:p>
          </table:table-cell>
          <table:table-cell table:formula="of:=[Aufteilung.G77]" office:value-type="string" office:string-value="#REF!" calcext:value-type="error">
            <text:p>#REF!</text:p>
          </table:table-cell>
          <table:table-cell table:formula="of:=AVERAGE([.B74:.B7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8]" office:value-type="date" office:date-value="2008-08-01" calcext:value-type="date">
            <text:p>August 2008</text:p>
          </table:table-cell>
          <table:table-cell table:formula="of:=[Aufteilung.G78]" office:value-type="string" office:string-value="#REF!" calcext:value-type="error">
            <text:p>#REF!</text:p>
          </table:table-cell>
          <table:table-cell table:formula="of:=AVERAGE([.B75:.B8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79]" office:value-type="date" office:date-value="2008-09-01" calcext:value-type="date">
            <text:p>September 2008</text:p>
          </table:table-cell>
          <table:table-cell table:formula="of:=[Aufteilung.G79]" office:value-type="string" office:string-value="#REF!" calcext:value-type="error">
            <text:p>#REF!</text:p>
          </table:table-cell>
          <table:table-cell table:formula="of:=AVERAGE([.B76:.B8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0]" office:value-type="date" office:date-value="2008-10-01" calcext:value-type="date">
            <text:p>Oktober 2008</text:p>
          </table:table-cell>
          <table:table-cell table:formula="of:=[Aufteilung.G80]" office:value-type="string" office:string-value="#REF!" calcext:value-type="error">
            <text:p>#REF!</text:p>
          </table:table-cell>
          <table:table-cell table:formula="of:=AVERAGE([.B77:.B8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1]" office:value-type="date" office:date-value="2008-11-01" calcext:value-type="date">
            <text:p>November 2008</text:p>
          </table:table-cell>
          <table:table-cell table:formula="of:=[Aufteilung.G81]" office:value-type="string" office:string-value="#REF!" calcext:value-type="error">
            <text:p>#REF!</text:p>
          </table:table-cell>
          <table:table-cell table:formula="of:=AVERAGE([.B78:.B8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2]" office:value-type="date" office:date-value="2008-12-01" calcext:value-type="date">
            <text:p>Dezember 2008</text:p>
          </table:table-cell>
          <table:table-cell table:formula="of:=[Aufteilung.G82]" office:value-type="string" office:string-value="#REF!" calcext:value-type="error">
            <text:p>#REF!</text:p>
          </table:table-cell>
          <table:table-cell table:formula="of:=AVERAGE([.B79:.B8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3]" office:value-type="date" office:date-value="2009-01-01" calcext:value-type="date">
            <text:p>Januar 2009</text:p>
          </table:table-cell>
          <table:table-cell table:formula="of:=[Aufteilung.G83]" office:value-type="string" office:string-value="#REF!" calcext:value-type="error">
            <text:p>#REF!</text:p>
          </table:table-cell>
          <table:table-cell table:formula="of:=AVERAGE([.B80:.B8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4]" office:value-type="date" office:date-value="2009-02-01" calcext:value-type="date">
            <text:p>Februar 2009</text:p>
          </table:table-cell>
          <table:table-cell table:formula="of:=[Aufteilung.G84]" office:value-type="string" office:string-value="#REF!" calcext:value-type="error">
            <text:p>#REF!</text:p>
          </table:table-cell>
          <table:table-cell table:formula="of:=AVERAGE([.B81:.B8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5]" office:value-type="date" office:date-value="2009-03-01" calcext:value-type="date">
            <text:p>März 2009</text:p>
          </table:table-cell>
          <table:table-cell table:formula="of:=[Aufteilung.G85]" office:value-type="string" office:string-value="#REF!" calcext:value-type="error">
            <text:p>#REF!</text:p>
          </table:table-cell>
          <table:table-cell table:formula="of:=AVERAGE([.B82:.B8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6]" office:value-type="date" office:date-value="2009-04-01" calcext:value-type="date">
            <text:p>April 2009</text:p>
          </table:table-cell>
          <table:table-cell table:formula="of:=[Aufteilung.G86]" office:value-type="string" office:string-value="#REF!" calcext:value-type="error">
            <text:p>#REF!</text:p>
          </table:table-cell>
          <table:table-cell table:formula="of:=AVERAGE([.B83:.B8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7]" office:value-type="date" office:date-value="2009-05-01" calcext:value-type="date">
            <text:p>Mai 2009</text:p>
          </table:table-cell>
          <table:table-cell table:formula="of:=[Aufteilung.G87]" office:value-type="string" office:string-value="#REF!" calcext:value-type="error">
            <text:p>#REF!</text:p>
          </table:table-cell>
          <table:table-cell table:formula="of:=AVERAGE([.B84:.B8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8]" office:value-type="date" office:date-value="2009-06-01" calcext:value-type="date">
            <text:p>Juni 2009</text:p>
          </table:table-cell>
          <table:table-cell table:formula="of:=[Aufteilung.G88]" office:value-type="string" office:string-value="#REF!" calcext:value-type="error">
            <text:p>#REF!</text:p>
          </table:table-cell>
          <table:table-cell table:formula="of:=AVERAGE([.B85:.B9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89]" office:value-type="date" office:date-value="2009-07-01" calcext:value-type="date">
            <text:p>Juli 2009</text:p>
          </table:table-cell>
          <table:table-cell table:formula="of:=[Aufteilung.G89]" office:value-type="string" office:string-value="#REF!" calcext:value-type="error">
            <text:p>#REF!</text:p>
          </table:table-cell>
          <table:table-cell table:formula="of:=AVERAGE([.B86:.B9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0]" office:value-type="date" office:date-value="2009-08-01" calcext:value-type="date">
            <text:p>August 2009</text:p>
          </table:table-cell>
          <table:table-cell table:formula="of:=[Aufteilung.G90]" office:value-type="string" office:string-value="#REF!" calcext:value-type="error">
            <text:p>#REF!</text:p>
          </table:table-cell>
          <table:table-cell table:formula="of:=AVERAGE([.B87:.B9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1]" office:value-type="date" office:date-value="2009-09-01" calcext:value-type="date">
            <text:p>September 2009</text:p>
          </table:table-cell>
          <table:table-cell table:formula="of:=[Aufteilung.G91]" office:value-type="string" office:string-value="#REF!" calcext:value-type="error">
            <text:p>#REF!</text:p>
          </table:table-cell>
          <table:table-cell table:formula="of:=AVERAGE([.B88:.B9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2]" office:value-type="date" office:date-value="2009-10-01" calcext:value-type="date">
            <text:p>Oktober 2009</text:p>
          </table:table-cell>
          <table:table-cell table:formula="of:=[Aufteilung.G92]" office:value-type="string" office:string-value="#REF!" calcext:value-type="error">
            <text:p>#REF!</text:p>
          </table:table-cell>
          <table:table-cell table:formula="of:=AVERAGE([.B89:.B9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3]" office:value-type="date" office:date-value="2009-11-01" calcext:value-type="date">
            <text:p>November 2009</text:p>
          </table:table-cell>
          <table:table-cell table:formula="of:=[Aufteilung.G93]" office:value-type="string" office:string-value="#REF!" calcext:value-type="error">
            <text:p>#REF!</text:p>
          </table:table-cell>
          <table:table-cell table:formula="of:=AVERAGE([.B90:.B9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4]" office:value-type="date" office:date-value="2009-12-01" calcext:value-type="date">
            <text:p>Dezember 2009</text:p>
          </table:table-cell>
          <table:table-cell table:formula="of:=[Aufteilung.G94]" office:value-type="string" office:string-value="#REF!" calcext:value-type="error">
            <text:p>#REF!</text:p>
          </table:table-cell>
          <table:table-cell table:formula="of:=AVERAGE([.B91:.B9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5]" office:value-type="date" office:date-value="2010-01-01" calcext:value-type="date">
            <text:p>Januar 2010</text:p>
          </table:table-cell>
          <table:table-cell table:formula="of:=[Aufteilung.G95]" office:value-type="string" office:string-value="#REF!" calcext:value-type="error">
            <text:p>#REF!</text:p>
          </table:table-cell>
          <table:table-cell table:formula="of:=AVERAGE([.B92:.B9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6]" office:value-type="date" office:date-value="2010-02-01" calcext:value-type="date">
            <text:p>Februar 2010</text:p>
          </table:table-cell>
          <table:table-cell table:formula="of:=[Aufteilung.G96]" office:value-type="string" office:string-value="#REF!" calcext:value-type="error">
            <text:p>#REF!</text:p>
          </table:table-cell>
          <table:table-cell table:formula="of:=AVERAGE([.B93:.B9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7]" office:value-type="date" office:date-value="2010-03-01" calcext:value-type="date">
            <text:p>März 2010</text:p>
          </table:table-cell>
          <table:table-cell table:formula="of:=[Aufteilung.G97]" office:value-type="string" office:string-value="#REF!" calcext:value-type="error">
            <text:p>#REF!</text:p>
          </table:table-cell>
          <table:table-cell table:formula="of:=AVERAGE([.B94:.B9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8]" office:value-type="date" office:date-value="2010-04-01" calcext:value-type="date">
            <text:p>April 2010</text:p>
          </table:table-cell>
          <table:table-cell table:formula="of:=[Aufteilung.G98]" office:value-type="string" office:string-value="#REF!" calcext:value-type="error">
            <text:p>#REF!</text:p>
          </table:table-cell>
          <table:table-cell table:formula="of:=AVERAGE([.B95:.B10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99]" office:value-type="date" office:date-value="2010-05-01" calcext:value-type="date">
            <text:p>Mai 2010</text:p>
          </table:table-cell>
          <table:table-cell table:formula="of:=[Aufteilung.G99]" office:value-type="string" office:string-value="#REF!" calcext:value-type="error">
            <text:p>#REF!</text:p>
          </table:table-cell>
          <table:table-cell table:formula="of:=AVERAGE([.B96:.B10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0]" office:value-type="date" office:date-value="2010-06-01" calcext:value-type="date">
            <text:p>Juni 2010</text:p>
          </table:table-cell>
          <table:table-cell table:formula="of:=[Aufteilung.G100]" office:value-type="string" office:string-value="#REF!" calcext:value-type="error">
            <text:p>#REF!</text:p>
          </table:table-cell>
          <table:table-cell table:formula="of:=AVERAGE([.B97:.B10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1]" office:value-type="date" office:date-value="2010-07-01" calcext:value-type="date">
            <text:p>Juli 2010</text:p>
          </table:table-cell>
          <table:table-cell table:formula="of:=[Aufteilung.G101]" office:value-type="string" office:string-value="#REF!" calcext:value-type="error">
            <text:p>#REF!</text:p>
          </table:table-cell>
          <table:table-cell table:formula="of:=AVERAGE([.B98:.B10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2]" office:value-type="date" office:date-value="2010-08-01" calcext:value-type="date">
            <text:p>August 2010</text:p>
          </table:table-cell>
          <table:table-cell table:formula="of:=[Aufteilung.G102]" office:value-type="string" office:string-value="#REF!" calcext:value-type="error">
            <text:p>#REF!</text:p>
          </table:table-cell>
          <table:table-cell table:formula="of:=AVERAGE([.B99:.B10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3]" office:value-type="date" office:date-value="2010-09-01" calcext:value-type="date">
            <text:p>September 2010</text:p>
          </table:table-cell>
          <table:table-cell table:formula="of:=[Aufteilung.G103]" office:value-type="string" office:string-value="#REF!" calcext:value-type="error">
            <text:p>#REF!</text:p>
          </table:table-cell>
          <table:table-cell table:formula="of:=AVERAGE([.B100:.B10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4]" office:value-type="date" office:date-value="2010-10-01" calcext:value-type="date">
            <text:p>Oktober 2010</text:p>
          </table:table-cell>
          <table:table-cell table:formula="of:=[Aufteilung.G104]" office:value-type="string" office:string-value="#REF!" calcext:value-type="error">
            <text:p>#REF!</text:p>
          </table:table-cell>
          <table:table-cell table:formula="of:=AVERAGE([.B101:.B10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5]" office:value-type="date" office:date-value="2010-11-01" calcext:value-type="date">
            <text:p>November 2010</text:p>
          </table:table-cell>
          <table:table-cell table:formula="of:=[Aufteilung.G105]" office:value-type="string" office:string-value="#REF!" calcext:value-type="error">
            <text:p>#REF!</text:p>
          </table:table-cell>
          <table:table-cell table:formula="of:=AVERAGE([.B102:.B10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6]" office:value-type="date" office:date-value="2010-12-01" calcext:value-type="date">
            <text:p>Dezember 2010</text:p>
          </table:table-cell>
          <table:table-cell table:formula="of:=[Aufteilung.G106]" office:value-type="string" office:string-value="#REF!" calcext:value-type="error">
            <text:p>#REF!</text:p>
          </table:table-cell>
          <table:table-cell table:formula="of:=AVERAGE([.B103:.B10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7]" office:value-type="date" office:date-value="2011-01-01" calcext:value-type="date">
            <text:p>Januar 2011</text:p>
          </table:table-cell>
          <table:table-cell table:formula="of:=[Aufteilung.G107]" office:value-type="string" office:string-value="#REF!" calcext:value-type="error">
            <text:p>#REF!</text:p>
          </table:table-cell>
          <table:table-cell table:formula="of:=AVERAGE([.B104:.B10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8]" office:value-type="date" office:date-value="2011-02-01" calcext:value-type="date">
            <text:p>Februar 2011</text:p>
          </table:table-cell>
          <table:table-cell table:formula="of:=[Aufteilung.G108]" office:value-type="string" office:string-value="#REF!" calcext:value-type="error">
            <text:p>#REF!</text:p>
          </table:table-cell>
          <table:table-cell table:formula="of:=AVERAGE([.B105:.B11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09]" office:value-type="date" office:date-value="2011-03-01" calcext:value-type="date">
            <text:p>März 2011</text:p>
          </table:table-cell>
          <table:table-cell table:formula="of:=[Aufteilung.G109]" office:value-type="string" office:string-value="#REF!" calcext:value-type="error">
            <text:p>#REF!</text:p>
          </table:table-cell>
          <table:table-cell table:formula="of:=AVERAGE([.B106:.B11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0]" office:value-type="date" office:date-value="2011-04-01" calcext:value-type="date">
            <text:p>April 2011</text:p>
          </table:table-cell>
          <table:table-cell table:formula="of:=[Aufteilung.G110]" office:value-type="string" office:string-value="#REF!" calcext:value-type="error">
            <text:p>#REF!</text:p>
          </table:table-cell>
          <table:table-cell table:formula="of:=AVERAGE([.B107:.B11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1]" office:value-type="date" office:date-value="2011-05-01" calcext:value-type="date">
            <text:p>Mai 2011</text:p>
          </table:table-cell>
          <table:table-cell table:formula="of:=[Aufteilung.G111]" office:value-type="string" office:string-value="#REF!" calcext:value-type="error">
            <text:p>#REF!</text:p>
          </table:table-cell>
          <table:table-cell table:formula="of:=AVERAGE([.B108:.B11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2]" office:value-type="date" office:date-value="2011-06-01" calcext:value-type="date">
            <text:p>Juni 2011</text:p>
          </table:table-cell>
          <table:table-cell table:formula="of:=[Aufteilung.G112]" office:value-type="string" office:string-value="#REF!" calcext:value-type="error">
            <text:p>#REF!</text:p>
          </table:table-cell>
          <table:table-cell table:formula="of:=AVERAGE([.B109:.B11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3]" office:value-type="date" office:date-value="2011-07-01" calcext:value-type="date">
            <text:p>Juli 2011</text:p>
          </table:table-cell>
          <table:table-cell table:formula="of:=[Aufteilung.G113]" office:value-type="string" office:string-value="#REF!" calcext:value-type="error">
            <text:p>#REF!</text:p>
          </table:table-cell>
          <table:table-cell table:formula="of:=AVERAGE([.B110:.B11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4]" office:value-type="date" office:date-value="2011-08-01" calcext:value-type="date">
            <text:p>August 2011</text:p>
          </table:table-cell>
          <table:table-cell table:formula="of:=[Aufteilung.G114]" office:value-type="string" office:string-value="#REF!" calcext:value-type="error">
            <text:p>#REF!</text:p>
          </table:table-cell>
          <table:table-cell table:formula="of:=AVERAGE([.B111:.B11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5]" office:value-type="date" office:date-value="2011-09-01" calcext:value-type="date">
            <text:p>September 2011</text:p>
          </table:table-cell>
          <table:table-cell table:formula="of:=[Aufteilung.G115]" office:value-type="string" office:string-value="#REF!" calcext:value-type="error">
            <text:p>#REF!</text:p>
          </table:table-cell>
          <table:table-cell table:formula="of:=AVERAGE([.B112:.B11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6]" office:value-type="date" office:date-value="2011-10-01" calcext:value-type="date">
            <text:p>Oktober 2011</text:p>
          </table:table-cell>
          <table:table-cell table:formula="of:=[Aufteilung.G116]" office:value-type="string" office:string-value="#REF!" calcext:value-type="error">
            <text:p>#REF!</text:p>
          </table:table-cell>
          <table:table-cell table:formula="of:=AVERAGE([.B113:.B11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7]" office:value-type="date" office:date-value="2011-11-01" calcext:value-type="date">
            <text:p>November 2011</text:p>
          </table:table-cell>
          <table:table-cell table:formula="of:=[Aufteilung.G117]" office:value-type="string" office:string-value="#REF!" calcext:value-type="error">
            <text:p>#REF!</text:p>
          </table:table-cell>
          <table:table-cell table:formula="of:=AVERAGE([.B114:.B11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8]" office:value-type="date" office:date-value="2011-12-01" calcext:value-type="date">
            <text:p>Dezember 2011</text:p>
          </table:table-cell>
          <table:table-cell table:formula="of:=[Aufteilung.G118]" office:value-type="string" office:string-value="#REF!" calcext:value-type="error">
            <text:p>#REF!</text:p>
          </table:table-cell>
          <table:table-cell table:formula="of:=AVERAGE([.B115:.B12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19]" office:value-type="date" office:date-value="2012-01-01" calcext:value-type="date">
            <text:p>Januar 2012</text:p>
          </table:table-cell>
          <table:table-cell table:formula="of:=[Aufteilung.G119]" office:value-type="string" office:string-value="#REF!" calcext:value-type="error">
            <text:p>#REF!</text:p>
          </table:table-cell>
          <table:table-cell table:formula="of:=AVERAGE([.B116:.B12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0]" office:value-type="date" office:date-value="2012-02-01" calcext:value-type="date">
            <text:p>Februar 2012</text:p>
          </table:table-cell>
          <table:table-cell table:formula="of:=[Aufteilung.G120]" office:value-type="string" office:string-value="#REF!" calcext:value-type="error">
            <text:p>#REF!</text:p>
          </table:table-cell>
          <table:table-cell table:formula="of:=AVERAGE([.B117:.B12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1]" office:value-type="date" office:date-value="2012-03-01" calcext:value-type="date">
            <text:p>März 2012</text:p>
          </table:table-cell>
          <table:table-cell table:formula="of:=[Aufteilung.G121]" office:value-type="string" office:string-value="#REF!" calcext:value-type="error">
            <text:p>#REF!</text:p>
          </table:table-cell>
          <table:table-cell table:formula="of:=AVERAGE([.B118:.B12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2]" office:value-type="date" office:date-value="2012-04-01" calcext:value-type="date">
            <text:p>April 2012</text:p>
          </table:table-cell>
          <table:table-cell table:formula="of:=[Aufteilung.G122]" office:value-type="string" office:string-value="#REF!" calcext:value-type="error">
            <text:p>#REF!</text:p>
          </table:table-cell>
          <table:table-cell table:formula="of:=AVERAGE([.B119:.B12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3]" office:value-type="date" office:date-value="2012-05-01" calcext:value-type="date">
            <text:p>Mai 2012</text:p>
          </table:table-cell>
          <table:table-cell table:formula="of:=[Aufteilung.G123]" office:value-type="string" office:string-value="#REF!" calcext:value-type="error">
            <text:p>#REF!</text:p>
          </table:table-cell>
          <table:table-cell table:formula="of:=AVERAGE([.B120:.B12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4]" office:value-type="date" office:date-value="2012-06-01" calcext:value-type="date">
            <text:p>Juni 2012</text:p>
          </table:table-cell>
          <table:table-cell table:formula="of:=[Aufteilung.G124]" office:value-type="string" office:string-value="#REF!" calcext:value-type="error">
            <text:p>#REF!</text:p>
          </table:table-cell>
          <table:table-cell table:formula="of:=AVERAGE([.B121:.B12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5]" office:value-type="date" office:date-value="2012-07-01" calcext:value-type="date">
            <text:p>Juli 2012</text:p>
          </table:table-cell>
          <table:table-cell table:formula="of:=[Aufteilung.G125]" office:value-type="string" office:string-value="#REF!" calcext:value-type="error">
            <text:p>#REF!</text:p>
          </table:table-cell>
          <table:table-cell table:formula="of:=AVERAGE([.B122:.B12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6]" office:value-type="date" office:date-value="2012-08-01" calcext:value-type="date">
            <text:p>August 2012</text:p>
          </table:table-cell>
          <table:table-cell table:formula="of:=[Aufteilung.G126]" office:value-type="string" office:string-value="#REF!" calcext:value-type="error">
            <text:p>#REF!</text:p>
          </table:table-cell>
          <table:table-cell table:formula="of:=AVERAGE([.B123:.B128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7]" office:value-type="date" office:date-value="2012-09-01" calcext:value-type="date">
            <text:p>September 2012</text:p>
          </table:table-cell>
          <table:table-cell table:formula="of:=[Aufteilung.G127]" office:value-type="string" office:string-value="#REF!" calcext:value-type="error">
            <text:p>#REF!</text:p>
          </table:table-cell>
          <table:table-cell table:formula="of:=AVERAGE([.B124:.B129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8]" office:value-type="date" office:date-value="2012-10-01" calcext:value-type="date">
            <text:p>Oktober 2012</text:p>
          </table:table-cell>
          <table:table-cell table:formula="of:=[Aufteilung.G128]" office:value-type="string" office:string-value="#REF!" calcext:value-type="error">
            <text:p>#REF!</text:p>
          </table:table-cell>
          <table:table-cell table:formula="of:=AVERAGE([.B125:.B130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29]" office:value-type="date" office:date-value="2012-11-01" calcext:value-type="date">
            <text:p>November 2012</text:p>
          </table:table-cell>
          <table:table-cell table:formula="of:=[Aufteilung.G129]" office:value-type="string" office:string-value="#REF!" calcext:value-type="error">
            <text:p>#REF!</text:p>
          </table:table-cell>
          <table:table-cell table:formula="of:=AVERAGE([.B126:.B131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0]" office:value-type="date" office:date-value="2012-12-01" calcext:value-type="date">
            <text:p>Dezember 2012</text:p>
          </table:table-cell>
          <table:table-cell table:formula="of:=[Aufteilung.G130]" office:value-type="string" office:string-value="#REF!" calcext:value-type="error">
            <text:p>#REF!</text:p>
          </table:table-cell>
          <table:table-cell table:formula="of:=AVERAGE([.B127:.B132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1]" office:value-type="date" office:date-value="2013-01-01" calcext:value-type="date">
            <text:p>Januar 2013</text:p>
          </table:table-cell>
          <table:table-cell table:formula="of:=[Aufteilung.G131]" office:value-type="currency" office:currency="EUR" office:value="0" calcext:value-type="currency">
            <text:p>0,00 €</text:p>
          </table:table-cell>
          <table:table-cell table:formula="of:=AVERAGE([.B128:.B133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2]" office:value-type="date" office:date-value="2013-02-01" calcext:value-type="date">
            <text:p>Februar 2013</text:p>
          </table:table-cell>
          <table:table-cell table:formula="of:=[Aufteilung.G132]" office:value-type="currency" office:currency="EUR" office:value="0" calcext:value-type="currency">
            <text:p>0,00 €</text:p>
          </table:table-cell>
          <table:table-cell table:formula="of:=AVERAGE([.B129:.B134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3]" office:value-type="date" office:date-value="2013-03-01" calcext:value-type="date">
            <text:p>März 2013</text:p>
          </table:table-cell>
          <table:table-cell table:formula="of:=[Aufteilung.G133]" office:value-type="currency" office:currency="EUR" office:value="0" calcext:value-type="currency">
            <text:p>0,00 €</text:p>
          </table:table-cell>
          <table:table-cell table:formula="of:=AVERAGE([.B130:.B135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4]" office:value-type="date" office:date-value="2013-04-01" calcext:value-type="date">
            <text:p>April 2013</text:p>
          </table:table-cell>
          <table:table-cell table:formula="of:=[Aufteilung.G134]" office:value-type="currency" office:currency="EUR" office:value="0" calcext:value-type="currency">
            <text:p>0,00 €</text:p>
          </table:table-cell>
          <table:table-cell table:formula="of:=AVERAGE([.B131:.B136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5]" office:value-type="date" office:date-value="2013-05-01" calcext:value-type="date">
            <text:p>Mai 2013</text:p>
          </table:table-cell>
          <table:table-cell table:formula="of:=[Aufteilung.G135]" office:value-type="currency" office:currency="EUR" office:value="0" calcext:value-type="currency">
            <text:p>0,00 €</text:p>
          </table:table-cell>
          <table:table-cell table:formula="of:=AVERAGE([.B132:.B137])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formula="of:=[Aufteilung.A136]" office:value-type="date" office:date-value="2013-06-01" calcext:value-type="date">
            <text:p>Juni 2013</text:p>
          </table:table-cell>
          <table:table-cell table:formula="of:=[Aufteilung.G136]" office:value-type="currency" office:currency="EUR" office:value="0" calcext:value-type="currency">
            <text:p>0,00 €</text:p>
          </table:table-cell>
          <table:table-cell table:formula="of:=AVERAGE([.B133:.B138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formula="of:=[Aufteilung.A137]" office:value-type="date" office:date-value="2013-07-01" calcext:value-type="date">
            <text:p>Juli 2013</text:p>
          </table:table-cell>
          <table:table-cell table:formula="of:=[Aufteilung.G137]" office:value-type="currency" office:currency="EUR" office:value="0" calcext:value-type="currency">
            <text:p>0,00 €</text:p>
          </table:table-cell>
          <table:table-cell table:formula="of:=AVERAGE([.B134:.B139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formula="of:=[Aufteilung.A138]" office:value-type="date" office:date-value="2013-08-01" calcext:value-type="date">
            <text:p>August 2013</text:p>
          </table:table-cell>
          <table:table-cell table:formula="of:=[Aufteilung.G138]" office:value-type="currency" office:currency="EUR" office:value="0" calcext:value-type="currency">
            <text:p>0,00 €</text:p>
          </table:table-cell>
          <table:table-cell table:formula="of:=AVERAGE([.B135:.B140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formula="of:=[Aufteilung.A139]" office:value-type="date" office:date-value="2013-09-01" calcext:value-type="date">
            <text:p>September 2013</text:p>
          </table:table-cell>
          <table:table-cell table:formula="of:=[Aufteilung.G139]" office:value-type="currency" office:currency="EUR" office:value="0" calcext:value-type="currency">
            <text:p>0,00 €</text:p>
          </table:table-cell>
          <table:table-cell table:formula="of:=AVERAGE([.B136:.B141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formula="of:=[Aufteilung.A140]" office:value-type="date" office:date-value="2013-10-01" calcext:value-type="date">
            <text:p>Oktober 2013</text:p>
          </table:table-cell>
          <table:table-cell table:formula="of:=[Aufteilung.G140]" office:value-type="currency" office:currency="EUR" office:value="0" calcext:value-type="currency">
            <text:p>0,00 €</text:p>
          </table:table-cell>
          <table:table-cell table:formula="of:=AVERAGE([.B137:.B142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formula="of:=[Aufteilung.A141]" office:value-type="date" office:date-value="2013-11-01" calcext:value-type="date">
            <text:p>November 2013</text:p>
          </table:table-cell>
          <table:table-cell table:formula="of:=[Aufteilung.G141]" office:value-type="currency" office:currency="EUR" office:value="0" calcext:value-type="currency">
            <text:p>0,00 €</text:p>
          </table:table-cell>
          <table:table-cell table:formula="of:=AVERAGE([.B138:.B143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formula="of:=[Aufteilung.A142]" office:value-type="date" office:date-value="2013-12-01" calcext:value-type="date">
            <text:p>Dezember 2013</text:p>
          </table:table-cell>
          <table:table-cell table:formula="of:=[Aufteilung.G142]" office:value-type="currency" office:currency="EUR" office:value="0" calcext:value-type="currency">
            <text:p>0,00 €</text:p>
          </table:table-cell>
          <table:table-cell table:formula="of:=AVERAGE([.B139:.B144])" office:value-type="currency" office:currency="EUR" office:value="0" calcext:value-type="currency">
            <text:p>0,00 €</text:p>
          </table:table-cell>
          <table:table-cell/>
        </table:table-row>
      </table:table>
      <table:table table:name="Aufteilung" table:style-name="ta1" table:print="false">
        <office:forms form:automatic-focus="false" form:apply-design-mode="false"/>
        <table:table-column table:style-name="co91" table:default-cell-style-name="Default"/>
        <table:table-column table:style-name="co92" table:default-cell-style-name="Default"/>
        <table:table-column table:style-name="co93" table:number-columns-repeated="7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" table:number-columns-repeated="1013" table:default-cell-style-name="Default"/>
        <table:table-row table:style-name="ro10">
          <table:table-cell table:style-name="ce164" office:value-type="string" calcext:value-type="string">
            <text:p>Übersicht der Kostenaufteilung</text:p>
          </table:table-cell>
          <table:table-cell table:style-name="ce2" table:number-columns-repeated="10"/>
          <table:table-cell table:number-columns-repeated="1013"/>
        </table:table-row>
        <table:table-row table:style-name="ro2" table:number-rows-repeated="3">
          <table:table-cell/>
          <table:table-cell table:style-name="ce2" table:number-columns-repeated="10"/>
          <table:table-cell table:number-columns-repeated="1013"/>
        </table:table-row>
        <table:table-row table:style-name="ro7">
          <table:table-cell table:style-name="ce165"/>
          <table:table-cell table:style-name="ce170" office:value-type="string" calcext:value-type="string">
            <text:p>Lebensmittel</text:p>
          </table:table-cell>
          <table:table-cell table:style-name="ce170" office:value-type="string" calcext:value-type="string">
            <text:p>Haushalt</text:p>
          </table:table-cell>
          <table:table-cell table:style-name="ce170" office:value-type="string" calcext:value-type="string">
            <text:p>Kleidung</text:p>
          </table:table-cell>
          <table:table-cell table:style-name="ce170" office:value-type="string" calcext:value-type="string">
            <text:p>Konsum</text:p>
          </table:table-cell>
          <table:table-cell table:style-name="ce170" office:value-type="string" calcext:value-type="string">
            <text:p>Ausgehen</text:p>
          </table:table-cell>
          <table:table-cell table:style-name="ce170" office:value-type="string" calcext:value-type="string">
            <text:p>Tanken</text:p>
          </table:table-cell>
          <table:table-cell table:style-name="ce170" office:value-type="string" calcext:value-type="string">
            <text:p>Gesundheit</text:p>
          </table:table-cell>
          <table:table-cell table:style-name="ce170" office:value-type="string" calcext:value-type="string">
            <text:p>Geschenke</text:p>
          </table:table-cell>
          <table:table-cell table:style-name="ce170" office:value-type="string" calcext:value-type="string">
            <text:p>Geldautomat</text:p>
          </table:table-cell>
          <table:table-cell table:style-name="ce170" office:value-type="string" calcext:value-type="string">
            <text:p>Sonstiges</text:p>
          </table:table-cell>
          <table:table-cell table:style-name="ce170" office:value-type="string" calcext:value-type="string">
            <office:annotation draw:style-name="gr2" draw:text-style-name="P1" svg:width="2.846cm" svg:height="1.386cm" svg:x="33.282cm" svg:y="18.189cm" draw:caption-point-x="-0.488cm" draw:caption-point-y="-16.133cm">
              <dc:creator>RZ</dc:creator>
              <dc:date>2009-01-24T00:00:00</dc:date>
              <text:p text:style-name="P1"><text:span text:style-name="T1">Betrag Geldautomat abgezogen!</text:span></text:p>
            </office:annotation>
            <text:p>Summen</text:p>
          </table:table-cell>
          <table:table-cell table:style-name="ce174" table:number-columns-repeated="1012"/>
        </table:table-row>
        <table:table-row table:style-name="ro2">
          <table:table-cell table:style-name="ce166" office:value-type="string" calcext:value-type="string">
            <text:p>Mittelwert</text:p>
          </table:table-cell>
          <table:table-cell table:style-name="ce171" table:formula="of:=AVERAGE([.B9:.B301])" office:value-type="string" office:string-value="#REF!" calcext:value-type="error">
            <text:p>#REF!</text:p>
          </table:table-cell>
          <table:table-cell table:style-name="ce171" table:formula="of:=AVERAGE([.C9:.C301])" office:value-type="string" office:string-value="#REF!" calcext:value-type="error">
            <text:p>#REF!</text:p>
          </table:table-cell>
          <table:table-cell table:style-name="ce171" table:formula="of:=AVERAGE([.D9:.D301])" office:value-type="string" office:string-value="#REF!" calcext:value-type="error">
            <text:p>#REF!</text:p>
          </table:table-cell>
          <table:table-cell table:style-name="ce171" table:formula="of:=AVERAGE([.E9:.E301])" office:value-type="string" office:string-value="#REF!" calcext:value-type="error">
            <text:p>#REF!</text:p>
          </table:table-cell>
          <table:table-cell table:style-name="ce171" table:formula="of:=AVERAGE([.F9:.F301])" office:value-type="string" office:string-value="#REF!" calcext:value-type="error">
            <text:p>#REF!</text:p>
          </table:table-cell>
          <table:table-cell table:style-name="ce171" table:formula="of:=AVERAGE([.G9:.G301])" office:value-type="string" office:string-value="#REF!" calcext:value-type="error">
            <text:p>#REF!</text:p>
          </table:table-cell>
          <table:table-cell table:style-name="ce171" table:formula="of:=AVERAGE([.H9:.H301])" office:value-type="string" office:string-value="#REF!" calcext:value-type="error">
            <text:p>#REF!</text:p>
          </table:table-cell>
          <table:table-cell table:style-name="ce171" table:formula="of:=AVERAGE([.I9:.I301])" office:value-type="string" office:string-value="#REF!" calcext:value-type="error">
            <text:p>#REF!</text:p>
          </table:table-cell>
          <table:table-cell table:style-name="ce171" table:formula="of:=AVERAGE([.J9:.J301])" office:value-type="string" office:string-value="#REF!" calcext:value-type="error">
            <text:p>#REF!</text:p>
          </table:table-cell>
          <table:table-cell table:style-name="ce171" table:formula="of:=AVERAGE([.K9:.K301])" office:value-type="string" office:string-value="#REF!" calcext:value-type="error">
            <text:p>#REF!</text:p>
          </table:table-cell>
          <table:table-cell table:style-name="ce171" table:formula="of:=SUM([.B6:.K6])-[.J6]" office:value-type="string" office:string-value="#REF!" calcext:value-type="error">
            <text:p>#REF!</text:p>
          </table:table-cell>
          <table:table-cell table:number-columns-repeated="1012"/>
        </table:table-row>
        <table:table-row table:style-name="ro2">
          <table:table-cell table:style-name="ce167" office:value-type="string" calcext:value-type="string">
            <text:p>Summe:</text:p>
          </table:table-cell>
          <table:table-cell table:style-name="ce172" table:formula="of:=SUM([.B9:.B302])" office:value-type="string" office:string-value="#REF!" calcext:value-type="error">
            <text:p>#REF!</text:p>
          </table:table-cell>
          <table:table-cell table:style-name="ce172" table:formula="of:=SUM([.C9:.C302])" office:value-type="string" office:string-value="#REF!" calcext:value-type="error">
            <text:p>#REF!</text:p>
          </table:table-cell>
          <table:table-cell table:style-name="ce172" table:formula="of:=SUM([.D9:.D302])" office:value-type="string" office:string-value="#REF!" calcext:value-type="error">
            <text:p>#REF!</text:p>
          </table:table-cell>
          <table:table-cell table:style-name="ce172" table:formula="of:=SUM([.E9:.E302])" office:value-type="string" office:string-value="#REF!" calcext:value-type="error">
            <text:p>#REF!</text:p>
          </table:table-cell>
          <table:table-cell table:style-name="ce172" table:formula="of:=SUM([.F9:.F302])" office:value-type="string" office:string-value="#REF!" calcext:value-type="error">
            <text:p>#REF!</text:p>
          </table:table-cell>
          <table:table-cell table:style-name="ce172" table:formula="of:=SUM([.G9:.G302])" office:value-type="string" office:string-value="#REF!" calcext:value-type="error">
            <text:p>#REF!</text:p>
          </table:table-cell>
          <table:table-cell table:style-name="ce172" table:formula="of:=SUM([.H9:.H302])" office:value-type="string" office:string-value="#REF!" calcext:value-type="error">
            <text:p>#REF!</text:p>
          </table:table-cell>
          <table:table-cell table:style-name="ce172" table:formula="of:=SUM([.I9:.I302])" office:value-type="string" office:string-value="#REF!" calcext:value-type="error">
            <text:p>#REF!</text:p>
          </table:table-cell>
          <table:table-cell table:style-name="ce172" table:formula="of:=SUM([.J9:.J302])" office:value-type="string" office:string-value="#REF!" calcext:value-type="error">
            <text:p>#REF!</text:p>
          </table:table-cell>
          <table:table-cell table:style-name="ce172" table:formula="of:=SUM([.K9:.K302])" office:value-type="string" office:string-value="#REF!" calcext:value-type="error">
            <text:p>#REF!</text:p>
          </table:table-cell>
          <table:table-cell table:style-name="ce172" table:formula="of:=SUM([.B7:.K7])-[.J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8"/>
          <table:table-cell table:style-name="ce173" table:number-columns-repeated="11"/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2-11-01" calcext:value-type="date">
            <text:p>November 2002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2-12-01" calcext:value-type="date">
            <text:p>Dezember.2002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3-01-01" calcext:value-type="date">
            <text:p>Januar 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3-02-01" calcext:value-type="date">
            <text:p>Februar.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3-03-01" calcext:value-type="date">
            <text:p>März 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3-04-01" calcext:value-type="date">
            <text:p>April.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3-05-01" calcext:value-type="date">
            <text:p>Mai 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3-06-01" calcext:value-type="date">
            <text:p>Juni.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3-07-01" calcext:value-type="date">
            <text:p>Juli 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3-08-01" calcext:value-type="date">
            <text:p>August.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3-09-01" calcext:value-type="date">
            <text:p>September 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3-10-01" calcext:value-type="date">
            <text:p>Oktober.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3-11-01" calcext:value-type="date">
            <text:p>November 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3-12-01" calcext:value-type="date">
            <text:p>Dezember.200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4-01-01" calcext:value-type="date">
            <text:p>Januar 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4-02-01" calcext:value-type="date">
            <text:p>Februar.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4-03-01" calcext:value-type="date">
            <text:p>März 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4-04-01" calcext:value-type="date">
            <text:p>April.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4-05-01" calcext:value-type="date">
            <text:p>Mai 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4-06-01" calcext:value-type="date">
            <text:p>Juni.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4-07-01" calcext:value-type="date">
            <text:p>Juli 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4-08-01" calcext:value-type="date">
            <text:p>August.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4-09-01" calcext:value-type="date">
            <text:p>September 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4-10-01" calcext:value-type="date">
            <text:p>Oktober.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4-11-01" calcext:value-type="date">
            <text:p>November 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4-12-01" calcext:value-type="date">
            <text:p>Dezember.2004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5-01-01" calcext:value-type="date">
            <text:p>Januar 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5-02-01" calcext:value-type="date">
            <text:p>Februar.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5-03-01" calcext:value-type="date">
            <text:p>März 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5-04-01" calcext:value-type="date">
            <text:p>April.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5-05-01" calcext:value-type="date">
            <text:p>Mai 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5-06-01" calcext:value-type="date">
            <text:p>Juni.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5-07-01" calcext:value-type="date">
            <text:p>Juli 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5-08-01" calcext:value-type="date">
            <text:p>August.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5-09-01" calcext:value-type="date">
            <text:p>September 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5-10-01" calcext:value-type="date">
            <text:p>Oktober.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5-11-01" calcext:value-type="date">
            <text:p>November 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05-12-01" calcext:value-type="date">
            <text:p>Dezember.2005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06-01-01" calcext:value-type="date">
            <text:p>Januar 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47:.K47])-[.J4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6-02-01" calcext:value-type="date">
            <text:p>Februar.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48:.K48])-[.J4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6-03-01" calcext:value-type="date">
            <text:p>März 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49:.K49])-[.J4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6-04-01" calcext:value-type="date">
            <text:p>April.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0:.K50])-[.J5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6-05-01" calcext:value-type="date">
            <text:p>Mai 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1:.K51])-[.J5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6-06-01" calcext:value-type="date">
            <text:p>Juni.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2:.K52])-[.J5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6-07-01" calcext:value-type="date">
            <text:p>Juli 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3:.K53])-[.J5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6-08-01" calcext:value-type="date">
            <text:p>August.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4:.K54])-[.J5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6-09-01" calcext:value-type="date">
            <text:p>September 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5:.K55])-[.J5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6-10-01" calcext:value-type="date">
            <text:p>Oktober.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6:.K56])-[.J5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6-11-01" calcext:value-type="date">
            <text:p>November 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7:.K57])-[.J5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6-12-01" calcext:value-type="date">
            <text:p>Dezember.2006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8:.K58])-[.J5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7-01-01" calcext:value-type="date">
            <text:p>Januar 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59:.K59])-[.J5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7-02-01" calcext:value-type="date">
            <text:p>Februar.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0:.K60])-[.J6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7-03-01" calcext:value-type="date">
            <text:p>März 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1:.K61])-[.J6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7-04-01" calcext:value-type="date">
            <text:p>April.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2:.K62])-[.J6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7-05-01" calcext:value-type="date">
            <text:p>Mai 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3:.K63])-[.J6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7-06-01" calcext:value-type="date">
            <text:p>Juni.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4:.K64])-[.J6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7-07-01" calcext:value-type="date">
            <text:p>Juli 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5:.K65])-[.J6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7-08-01" calcext:value-type="date">
            <text:p>August.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6:.K66])-[.J6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7-09-01" calcext:value-type="date">
            <text:p>September 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7:.K67])-[.J6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7-10-01" calcext:value-type="date">
            <text:p>Oktober.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8:.K68])-[.J6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7-11-01" calcext:value-type="date">
            <text:p>November 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69:.K69])-[.J6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7-12-01" calcext:value-type="date">
            <text:p>Dezember.2007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0:.K70])-[.J7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8-01-01" calcext:value-type="date">
            <text:p>Januar 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1:.K71])-[.J7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8-02-01" calcext:value-type="date">
            <text:p>Februar.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2:.K72])-[.J7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8-03-01" calcext:value-type="date">
            <text:p>März 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3:.K73])-[.J7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8-04-01" calcext:value-type="date">
            <text:p>April.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4:.K74])-[.J7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8-05-01" calcext:value-type="date">
            <text:p>Mai 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5:.K75])-[.J7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8-06-01" calcext:value-type="date">
            <text:p>Juni.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6:.K76])-[.J7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8-07-01" calcext:value-type="date">
            <text:p>Juli 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7:.K77])-[.J7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8-08-01" calcext:value-type="date">
            <text:p>August.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8:.K78])-[.J7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8-09-01" calcext:value-type="date">
            <text:p>September 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79:.K79])-[.J7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8-10-01" calcext:value-type="date">
            <text:p>Oktober.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0:.K80])-[.J8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8-11-01" calcext:value-type="date">
            <text:p>November 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1:.K81])-[.J8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8-12-01" calcext:value-type="date">
            <text:p>Dezember.2008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2:.K82])-[.J8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9-01-01" calcext:value-type="date">
            <text:p>Januar 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3:.K83])-[.J8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9-02-01" calcext:value-type="date">
            <text:p>Februar.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4:.K84])-[.J8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9-03-01" calcext:value-type="date">
            <text:p>März 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5:.K85])-[.J8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9-04-01" calcext:value-type="date">
            <text:p>April.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6:.K86])-[.J8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9-05-01" calcext:value-type="date">
            <text:p>Mai 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7:.K87])-[.J8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9-06-01" calcext:value-type="date">
            <text:p>Juni.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8:.K88])-[.J8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9-07-01" calcext:value-type="date">
            <text:p>Juli 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89:.K89])-[.J8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9-08-01" calcext:value-type="date">
            <text:p>August.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0:.K90])-[.J9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9-09-01" calcext:value-type="date">
            <text:p>September 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1:.K91])-[.J9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9-10-01" calcext:value-type="date">
            <text:p>Oktober.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2:.K92])-[.J9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09-11-01" calcext:value-type="date">
            <text:p>November 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3:.K93])-[.J9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09-12-01" calcext:value-type="date">
            <text:p>Dezember.2009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4:.K94])-[.J9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0-01-01" calcext:value-type="date">
            <text:p>Januar 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5:.K95])-[.J9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0-02-01" calcext:value-type="date">
            <text:p>Februar.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6:.K96])-[.J9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0-03-01" calcext:value-type="date">
            <text:p>März 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7:.K97])-[.J9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0-04-01" calcext:value-type="date">
            <text:p>April.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8:.K98])-[.J9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0-05-01" calcext:value-type="date">
            <text:p>Mai 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99:.K99])-[.J9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0-06-01" calcext:value-type="date">
            <text:p>Juni.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0:.K100])-[.J10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0-07-01" calcext:value-type="date">
            <text:p>Juli 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1:.K101])-[.J10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0-08-01" calcext:value-type="date">
            <text:p>August.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2:.K102])-[.J10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0-09-01" calcext:value-type="date">
            <text:p>September 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3:.K103])-[.J10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0-10-01" calcext:value-type="date">
            <text:p>Oktober.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4:.K104])-[.J10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0-11-01" calcext:value-type="date">
            <text:p>November 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5:.K105])-[.J10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0-12-01" calcext:value-type="date">
            <text:p>Dezember.2010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6:.K106])-[.J10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1-01-01" calcext:value-type="date">
            <text:p>Januar 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7:.K107])-[.J10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1-02-01" calcext:value-type="date">
            <text:p>Februar.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8:.K108])-[.J10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1-03-01" calcext:value-type="date">
            <text:p>März 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09:.K109])-[.J10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1-04-01" calcext:value-type="date">
            <text:p>April.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0:.K110])-[.J11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1-05-01" calcext:value-type="date">
            <text:p>Mai 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1:.K111])-[.J11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1-06-01" calcext:value-type="date">
            <text:p>Juni.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2:.K112])-[.J11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1-07-01" calcext:value-type="date">
            <text:p>Juli 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3:.K113])-[.J11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1-08-01" calcext:value-type="date">
            <text:p>August.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4:.K114])-[.J11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1-09-01" calcext:value-type="date">
            <text:p>September 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5:.K115])-[.J11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1-10-01" calcext:value-type="date">
            <text:p>Oktober.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6:.K116])-[.J11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1-11-01" calcext:value-type="date">
            <text:p>November 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7:.K117])-[.J11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1-12-01" calcext:value-type="date">
            <text:p>Dezember.2011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8:.K118])-[.J11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2-01-01" calcext:value-type="date">
            <text:p>Januar 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19:.K119])-[.J11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2-02-01" calcext:value-type="date">
            <text:p>Februar.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0:.K120])-[.J12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2-03-01" calcext:value-type="date">
            <text:p>März 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1:.K121])-[.J121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2-04-01" calcext:value-type="date">
            <text:p>April.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2:.K122])-[.J122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2-05-01" calcext:value-type="date">
            <text:p>Mai 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3:.K123])-[.J123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2-06-01" calcext:value-type="date">
            <text:p>Juni.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4:.K124])-[.J124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2-07-01" calcext:value-type="date">
            <text:p>Juli 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5:.K125])-[.J125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2-08-01" calcext:value-type="date">
            <text:p>August.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6:.K126])-[.J126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2-09-01" calcext:value-type="date">
            <text:p>September 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7:.K127])-[.J127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2-10-01" calcext:value-type="date">
            <text:p>Oktober.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8:.K128])-[.J128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2-11-01" calcext:value-type="date">
            <text:p>November 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29:.K129])-[.J129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2-12-01" calcext:value-type="date">
            <text:p>Dezember.2012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[#REF!]" office:value-type="string" office:string-value="#REF!" calcext:value-type="error">
            <text:p>#REF!</text:p>
          </table:table-cell>
          <table:table-cell table:style-name="ce11" table:formula="of:=SUM([.B130:.K130])-[.J130]" office:value-type="string" office:string-value="#REF!" calcext:value-type="error">
            <text:p>#REF!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3-01-01" calcext:value-type="date">
            <text:p>Januar 2013</text:p>
          </table:table-cell>
          <table:table-cell table:style-name="ce11" table:formula="of:=[Jan13.$K$36]" office:value-type="currency" office:currency="EUR" office:value="0" calcext:value-type="currency">
            <text:p>0,00 €</text:p>
          </table:table-cell>
          <table:table-cell table:style-name="ce11" table:formula="of:=[Jan13.$K$37]" office:value-type="currency" office:currency="EUR" office:value="0" calcext:value-type="currency">
            <text:p>0,00 €</text:p>
          </table:table-cell>
          <table:table-cell table:style-name="ce11" table:formula="of:=[Jan13.$K$38]" office:value-type="currency" office:currency="EUR" office:value="0" calcext:value-type="currency">
            <text:p>0,00 €</text:p>
          </table:table-cell>
          <table:table-cell table:style-name="ce11" table:formula="of:=[Jan13.$K$39]" office:value-type="currency" office:currency="EUR" office:value="0" calcext:value-type="currency">
            <text:p>0,00 €</text:p>
          </table:table-cell>
          <table:table-cell table:style-name="ce11" table:formula="of:=[Jan13.$K$40]" office:value-type="currency" office:currency="EUR" office:value="0" calcext:value-type="currency">
            <text:p>0,00 €</text:p>
          </table:table-cell>
          <table:table-cell table:style-name="ce11" table:formula="of:=[Jan13.$K$41]" office:value-type="currency" office:currency="EUR" office:value="0" calcext:value-type="currency">
            <text:p>0,00 €</text:p>
          </table:table-cell>
          <table:table-cell table:style-name="ce11" table:formula="of:=[Jan13.$K$42]" office:value-type="currency" office:currency="EUR" office:value="0" calcext:value-type="currency">
            <text:p>0,00 €</text:p>
          </table:table-cell>
          <table:table-cell table:style-name="ce11" table:formula="of:=[Jan13.$K$43]" office:value-type="currency" office:currency="EUR" office:value="0" calcext:value-type="currency">
            <text:p>0,00 €</text:p>
          </table:table-cell>
          <table:table-cell table:style-name="ce11" table:formula="of:=[Jan13.$K$44]" office:value-type="currency" office:currency="EUR" office:value="0" calcext:value-type="currency">
            <text:p>0,00 €</text:p>
          </table:table-cell>
          <table:table-cell table:style-name="ce11" table:formula="of:=[Jan13.$K$45]" office:value-type="currency" office:currency="EUR" office:value="0" calcext:value-type="currency">
            <text:p>0,00 €</text:p>
          </table:table-cell>
          <table:table-cell table:style-name="ce11" table:formula="of:=SUM([.B131:.K131])-[.J131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3-02-01" calcext:value-type="date">
            <text:p>Februar.2013</text:p>
          </table:table-cell>
          <table:table-cell table:style-name="ce11" table:formula="of:=[Feb13.$K$36]" office:value-type="currency" office:currency="EUR" office:value="0" calcext:value-type="currency">
            <text:p>0,00 €</text:p>
          </table:table-cell>
          <table:table-cell table:style-name="ce11" table:formula="of:=[Feb13.$K$37]" office:value-type="currency" office:currency="EUR" office:value="0" calcext:value-type="currency">
            <text:p>0,00 €</text:p>
          </table:table-cell>
          <table:table-cell table:style-name="ce11" table:formula="of:=[Feb13.$K$38]" office:value-type="currency" office:currency="EUR" office:value="0" calcext:value-type="currency">
            <text:p>0,00 €</text:p>
          </table:table-cell>
          <table:table-cell table:style-name="ce11" table:formula="of:=[Feb13.$K$39]" office:value-type="currency" office:currency="EUR" office:value="0" calcext:value-type="currency">
            <text:p>0,00 €</text:p>
          </table:table-cell>
          <table:table-cell table:style-name="ce11" table:formula="of:=[Feb13.$K$40]" office:value-type="currency" office:currency="EUR" office:value="0" calcext:value-type="currency">
            <text:p>0,00 €</text:p>
          </table:table-cell>
          <table:table-cell table:style-name="ce11" table:formula="of:=[Feb13.$K$41]" office:value-type="currency" office:currency="EUR" office:value="0" calcext:value-type="currency">
            <text:p>0,00 €</text:p>
          </table:table-cell>
          <table:table-cell table:style-name="ce11" table:formula="of:=[Feb13.$K$42]" office:value-type="currency" office:currency="EUR" office:value="0" calcext:value-type="currency">
            <text:p>0,00 €</text:p>
          </table:table-cell>
          <table:table-cell table:style-name="ce11" table:formula="of:=[Feb13.$K$43]" office:value-type="currency" office:currency="EUR" office:value="0" calcext:value-type="currency">
            <text:p>0,00 €</text:p>
          </table:table-cell>
          <table:table-cell table:style-name="ce11" table:formula="of:=[Feb13.$K$44]" office:value-type="currency" office:currency="EUR" office:value="0" calcext:value-type="currency">
            <text:p>0,00 €</text:p>
          </table:table-cell>
          <table:table-cell table:style-name="ce11" table:formula="of:=[Feb13.$K$45]" office:value-type="currency" office:currency="EUR" office:value="0" calcext:value-type="currency">
            <text:p>0,00 €</text:p>
          </table:table-cell>
          <table:table-cell table:style-name="ce11" table:formula="of:=SUM([.B132:.K132])-[.J132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3-03-01" calcext:value-type="date">
            <text:p>März 2013</text:p>
          </table:table-cell>
          <table:table-cell table:style-name="ce11" table:formula="of:=[Mrz13.$K$36]" office:value-type="currency" office:currency="EUR" office:value="0" calcext:value-type="currency">
            <text:p>0,00 €</text:p>
          </table:table-cell>
          <table:table-cell table:style-name="ce11" table:formula="of:=[Mrz13.$K$37]" office:value-type="currency" office:currency="EUR" office:value="0" calcext:value-type="currency">
            <text:p>0,00 €</text:p>
          </table:table-cell>
          <table:table-cell table:style-name="ce11" table:formula="of:=[Mrz13.$K$38]" office:value-type="currency" office:currency="EUR" office:value="0" calcext:value-type="currency">
            <text:p>0,00 €</text:p>
          </table:table-cell>
          <table:table-cell table:style-name="ce11" table:formula="of:=[Mrz13.$K$39]" office:value-type="currency" office:currency="EUR" office:value="0" calcext:value-type="currency">
            <text:p>0,00 €</text:p>
          </table:table-cell>
          <table:table-cell table:style-name="ce11" table:formula="of:=[Mrz13.$K$40]" office:value-type="currency" office:currency="EUR" office:value="0" calcext:value-type="currency">
            <text:p>0,00 €</text:p>
          </table:table-cell>
          <table:table-cell table:style-name="ce11" table:formula="of:=[Mrz13.$K$41]" office:value-type="currency" office:currency="EUR" office:value="0" calcext:value-type="currency">
            <text:p>0,00 €</text:p>
          </table:table-cell>
          <table:table-cell table:style-name="ce11" table:formula="of:=[Mrz13.$K$42]" office:value-type="currency" office:currency="EUR" office:value="0" calcext:value-type="currency">
            <text:p>0,00 €</text:p>
          </table:table-cell>
          <table:table-cell table:style-name="ce11" table:formula="of:=[Mrz13.$K$43]" office:value-type="currency" office:currency="EUR" office:value="0" calcext:value-type="currency">
            <text:p>0,00 €</text:p>
          </table:table-cell>
          <table:table-cell table:style-name="ce11" table:formula="of:=[Mrz13.$K$44]" office:value-type="currency" office:currency="EUR" office:value="0" calcext:value-type="currency">
            <text:p>0,00 €</text:p>
          </table:table-cell>
          <table:table-cell table:style-name="ce11" table:formula="of:=[Mrz13.$K$45]" office:value-type="currency" office:currency="EUR" office:value="0" calcext:value-type="currency">
            <text:p>0,00 €</text:p>
          </table:table-cell>
          <table:table-cell table:style-name="ce11" table:formula="of:=SUM([.B133:.K133])-[.J133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3-04-01" calcext:value-type="date">
            <text:p>April.2013</text:p>
          </table:table-cell>
          <table:table-cell table:style-name="ce11" table:formula="of:=[Apr13.$K$36]" office:value-type="currency" office:currency="EUR" office:value="0" calcext:value-type="currency">
            <text:p>0,00 €</text:p>
          </table:table-cell>
          <table:table-cell table:style-name="ce11" table:formula="of:=[Apr13.$K$37]" office:value-type="currency" office:currency="EUR" office:value="0" calcext:value-type="currency">
            <text:p>0,00 €</text:p>
          </table:table-cell>
          <table:table-cell table:style-name="ce11" table:formula="of:=[Apr13.$K$38]" office:value-type="currency" office:currency="EUR" office:value="0" calcext:value-type="currency">
            <text:p>0,00 €</text:p>
          </table:table-cell>
          <table:table-cell table:style-name="ce11" table:formula="of:=[Apr13.$K$39]" office:value-type="currency" office:currency="EUR" office:value="0" calcext:value-type="currency">
            <text:p>0,00 €</text:p>
          </table:table-cell>
          <table:table-cell table:style-name="ce11" table:formula="of:=[Apr13.$K$40]" office:value-type="currency" office:currency="EUR" office:value="0" calcext:value-type="currency">
            <text:p>0,00 €</text:p>
          </table:table-cell>
          <table:table-cell table:style-name="ce11" table:formula="of:=[Apr13.$K$41]" office:value-type="currency" office:currency="EUR" office:value="0" calcext:value-type="currency">
            <text:p>0,00 €</text:p>
          </table:table-cell>
          <table:table-cell table:style-name="ce11" table:formula="of:=[Apr13.$K$42]" office:value-type="currency" office:currency="EUR" office:value="0" calcext:value-type="currency">
            <text:p>0,00 €</text:p>
          </table:table-cell>
          <table:table-cell table:style-name="ce11" table:formula="of:=[Apr13.$K$43]" office:value-type="currency" office:currency="EUR" office:value="0" calcext:value-type="currency">
            <text:p>0,00 €</text:p>
          </table:table-cell>
          <table:table-cell table:style-name="ce11" table:formula="of:=[Apr13.$K$44]" office:value-type="currency" office:currency="EUR" office:value="0" calcext:value-type="currency">
            <text:p>0,00 €</text:p>
          </table:table-cell>
          <table:table-cell table:style-name="ce11" table:formula="of:=[Apr13.$K$45]" office:value-type="currency" office:currency="EUR" office:value="0" calcext:value-type="currency">
            <text:p>0,00 €</text:p>
          </table:table-cell>
          <table:table-cell table:style-name="ce11" table:formula="of:=SUM([.B134:.K134])-[.J134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3-05-01" calcext:value-type="date">
            <text:p>Mai 2013</text:p>
          </table:table-cell>
          <table:table-cell table:style-name="ce11" table:formula="of:=[Mai13.$K$36]" office:value-type="currency" office:currency="EUR" office:value="0" calcext:value-type="currency">
            <text:p>0,00 €</text:p>
          </table:table-cell>
          <table:table-cell table:style-name="ce11" table:formula="of:=[Mai13.$K$37]" office:value-type="currency" office:currency="EUR" office:value="0" calcext:value-type="currency">
            <text:p>0,00 €</text:p>
          </table:table-cell>
          <table:table-cell table:style-name="ce11" table:formula="of:=[Mai13.$K$38]" office:value-type="currency" office:currency="EUR" office:value="0" calcext:value-type="currency">
            <text:p>0,00 €</text:p>
          </table:table-cell>
          <table:table-cell table:style-name="ce11" table:formula="of:=[Mai13.$K$39]" office:value-type="currency" office:currency="EUR" office:value="0" calcext:value-type="currency">
            <text:p>0,00 €</text:p>
          </table:table-cell>
          <table:table-cell table:style-name="ce11" table:formula="of:=[Mai13.$K$40]" office:value-type="currency" office:currency="EUR" office:value="0" calcext:value-type="currency">
            <text:p>0,00 €</text:p>
          </table:table-cell>
          <table:table-cell table:style-name="ce11" table:formula="of:=[Mai13.$K$41]" office:value-type="currency" office:currency="EUR" office:value="0" calcext:value-type="currency">
            <text:p>0,00 €</text:p>
          </table:table-cell>
          <table:table-cell table:style-name="ce11" table:formula="of:=[Mai13.$K$42]" office:value-type="currency" office:currency="EUR" office:value="0" calcext:value-type="currency">
            <text:p>0,00 €</text:p>
          </table:table-cell>
          <table:table-cell table:style-name="ce11" table:formula="of:=[Mai13.$K$43]" office:value-type="currency" office:currency="EUR" office:value="0" calcext:value-type="currency">
            <text:p>0,00 €</text:p>
          </table:table-cell>
          <table:table-cell table:style-name="ce11" table:formula="of:=[Mai13.$K$44]" office:value-type="currency" office:currency="EUR" office:value="0" calcext:value-type="currency">
            <text:p>0,00 €</text:p>
          </table:table-cell>
          <table:table-cell table:style-name="ce11" table:formula="of:=[Mai13.$K$45]" office:value-type="currency" office:currency="EUR" office:value="0" calcext:value-type="currency">
            <text:p>0,00 €</text:p>
          </table:table-cell>
          <table:table-cell table:style-name="ce11" table:formula="of:=SUM([.B135:.K135])-[.J135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3-06-01" calcext:value-type="date">
            <text:p>Juni.2013</text:p>
          </table:table-cell>
          <table:table-cell table:style-name="ce11" table:formula="of:=[Jun13.$K$36]" office:value-type="currency" office:currency="EUR" office:value="0" calcext:value-type="currency">
            <text:p>0,00 €</text:p>
          </table:table-cell>
          <table:table-cell table:style-name="ce11" table:formula="of:=[Jun13.$K$37]" office:value-type="currency" office:currency="EUR" office:value="0" calcext:value-type="currency">
            <text:p>0,00 €</text:p>
          </table:table-cell>
          <table:table-cell table:style-name="ce11" table:formula="of:=[Jun13.$K$38]" office:value-type="currency" office:currency="EUR" office:value="0" calcext:value-type="currency">
            <text:p>0,00 €</text:p>
          </table:table-cell>
          <table:table-cell table:style-name="ce11" table:formula="of:=[Jun13.$K$39]" office:value-type="currency" office:currency="EUR" office:value="0" calcext:value-type="currency">
            <text:p>0,00 €</text:p>
          </table:table-cell>
          <table:table-cell table:style-name="ce11" table:formula="of:=[Jun13.$K$40]" office:value-type="currency" office:currency="EUR" office:value="0" calcext:value-type="currency">
            <text:p>0,00 €</text:p>
          </table:table-cell>
          <table:table-cell table:style-name="ce11" table:formula="of:=[Jun13.$K$41]" office:value-type="currency" office:currency="EUR" office:value="0" calcext:value-type="currency">
            <text:p>0,00 €</text:p>
          </table:table-cell>
          <table:table-cell table:style-name="ce11" table:formula="of:=[Jun13.$K$42]" office:value-type="currency" office:currency="EUR" office:value="0" calcext:value-type="currency">
            <text:p>0,00 €</text:p>
          </table:table-cell>
          <table:table-cell table:style-name="ce11" table:formula="of:=[Jun13.$K$43]" office:value-type="currency" office:currency="EUR" office:value="0" calcext:value-type="currency">
            <text:p>0,00 €</text:p>
          </table:table-cell>
          <table:table-cell table:style-name="ce11" table:formula="of:=[Jun13.$K$44]" office:value-type="currency" office:currency="EUR" office:value="0" calcext:value-type="currency">
            <text:p>0,00 €</text:p>
          </table:table-cell>
          <table:table-cell table:style-name="ce11" table:formula="of:=[Jun13.$K$45]" office:value-type="currency" office:currency="EUR" office:value="0" calcext:value-type="currency">
            <text:p>0,00 €</text:p>
          </table:table-cell>
          <table:table-cell table:style-name="ce11" table:formula="of:=SUM([.B136:.K136])-[.J136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3-07-01" calcext:value-type="date">
            <text:p>Juli 2013</text:p>
          </table:table-cell>
          <table:table-cell table:style-name="ce11" table:formula="of:=[Jul13.$K$36]" office:value-type="currency" office:currency="EUR" office:value="0" calcext:value-type="currency">
            <text:p>0,00 €</text:p>
          </table:table-cell>
          <table:table-cell table:style-name="ce11" table:formula="of:=[Jul13.$K$37]" office:value-type="currency" office:currency="EUR" office:value="0" calcext:value-type="currency">
            <text:p>0,00 €</text:p>
          </table:table-cell>
          <table:table-cell table:style-name="ce11" table:formula="of:=[Jul13.$K$38]" office:value-type="currency" office:currency="EUR" office:value="0" calcext:value-type="currency">
            <text:p>0,00 €</text:p>
          </table:table-cell>
          <table:table-cell table:style-name="ce11" table:formula="of:=[Jul13.$K$39]" office:value-type="currency" office:currency="EUR" office:value="0" calcext:value-type="currency">
            <text:p>0,00 €</text:p>
          </table:table-cell>
          <table:table-cell table:style-name="ce11" table:formula="of:=[Jul13.$K$40]" office:value-type="currency" office:currency="EUR" office:value="0" calcext:value-type="currency">
            <text:p>0,00 €</text:p>
          </table:table-cell>
          <table:table-cell table:style-name="ce11" table:formula="of:=[Jul13.$K$41]" office:value-type="currency" office:currency="EUR" office:value="0" calcext:value-type="currency">
            <text:p>0,00 €</text:p>
          </table:table-cell>
          <table:table-cell table:style-name="ce11" table:formula="of:=[Jul13.$K$42]" office:value-type="currency" office:currency="EUR" office:value="0" calcext:value-type="currency">
            <text:p>0,00 €</text:p>
          </table:table-cell>
          <table:table-cell table:style-name="ce11" table:formula="of:=[Jul13.$K$43]" office:value-type="currency" office:currency="EUR" office:value="0" calcext:value-type="currency">
            <text:p>0,00 €</text:p>
          </table:table-cell>
          <table:table-cell table:style-name="ce11" table:formula="of:=[Jul13.$K$44]" office:value-type="currency" office:currency="EUR" office:value="0" calcext:value-type="currency">
            <text:p>0,00 €</text:p>
          </table:table-cell>
          <table:table-cell table:style-name="ce11" table:formula="of:=[Jul13.$K$45]" office:value-type="currency" office:currency="EUR" office:value="0" calcext:value-type="currency">
            <text:p>0,00 €</text:p>
          </table:table-cell>
          <table:table-cell table:style-name="ce11" table:formula="of:=SUM([.B137:.K137])-[.J137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9" office:value-type="date" office:date-value="2013-08-01" calcext:value-type="date">
            <text:p>August.2013</text:p>
          </table:table-cell>
          <table:table-cell table:style-name="ce11" table:formula="of:=[Aug13.$K$36]" office:value-type="currency" office:currency="EUR" office:value="0" calcext:value-type="currency">
            <text:p>0,00 €</text:p>
          </table:table-cell>
          <table:table-cell table:style-name="ce11" table:formula="of:=[Aug13.$K$37]" office:value-type="currency" office:currency="EUR" office:value="0" calcext:value-type="currency">
            <text:p>0,00 €</text:p>
          </table:table-cell>
          <table:table-cell table:style-name="ce11" table:formula="of:=[Aug13.$K$38]" office:value-type="currency" office:currency="EUR" office:value="0" calcext:value-type="currency">
            <text:p>0,00 €</text:p>
          </table:table-cell>
          <table:table-cell table:style-name="ce11" table:formula="of:=[Aug13.$K$39]" office:value-type="currency" office:currency="EUR" office:value="0" calcext:value-type="currency">
            <text:p>0,00 €</text:p>
          </table:table-cell>
          <table:table-cell table:style-name="ce11" table:formula="of:=[Aug13.$K$40]" office:value-type="currency" office:currency="EUR" office:value="0" calcext:value-type="currency">
            <text:p>0,00 €</text:p>
          </table:table-cell>
          <table:table-cell table:style-name="ce11" table:formula="of:=[Aug13.$K$41]" office:value-type="currency" office:currency="EUR" office:value="0" calcext:value-type="currency">
            <text:p>0,00 €</text:p>
          </table:table-cell>
          <table:table-cell table:style-name="ce11" table:formula="of:=[Aug13.$K$42]" office:value-type="currency" office:currency="EUR" office:value="0" calcext:value-type="currency">
            <text:p>0,00 €</text:p>
          </table:table-cell>
          <table:table-cell table:style-name="ce11" table:formula="of:=[Aug13.$K$43]" office:value-type="currency" office:currency="EUR" office:value="0" calcext:value-type="currency">
            <text:p>0,00 €</text:p>
          </table:table-cell>
          <table:table-cell table:style-name="ce11" table:formula="of:=[Aug13.$K$44]" office:value-type="currency" office:currency="EUR" office:value="0" calcext:value-type="currency">
            <text:p>0,00 €</text:p>
          </table:table-cell>
          <table:table-cell table:style-name="ce11" table:formula="of:=[Aug13.$K$45]" office:value-type="currency" office:currency="EUR" office:value="0" calcext:value-type="currency">
            <text:p>0,00 €</text:p>
          </table:table-cell>
          <table:table-cell table:style-name="ce11" table:formula="of:=SUM([.B138:.K138])-[.J138]" office:value-type="currency" office:currency="EUR" office:value="0" calcext:value-type="currency">
            <text:p>0,00 €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63" office:value-type="date" office:date-value="2013-09-01" calcext:value-type="date">
            <text:p>September 201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13-10-01" calcext:value-type="date">
            <text:p>Oktober.201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3" office:value-type="date" office:date-value="2013-11-01" calcext:value-type="date">
            <text:p>November 201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>
          <table:table-cell table:style-name="ce169" office:value-type="date" office:date-value="2013-12-01" calcext:value-type="date">
            <text:p>Dezember.2013</text:p>
          </table:table-cell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 table:number-rows-repeated="45">
          <table:table-cell/>
          <table:table-cell table:style-name="ce11" table:number-columns-repeated="10"/>
          <table:table-cell table:style-name="ce28" table:number-columns-repeated="2"/>
          <table:table-cell table:number-columns-repeated="1011"/>
        </table:table-row>
        <table:table-row table:style-name="ro2" table:number-rows-repeated="65349">
          <table:table-cell/>
          <table:table-cell table:style-name="ce2" table:number-columns-repeated="10"/>
          <table:table-cell table:number-columns-repeated="101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W_Aufteilung" table:style-name="ta1" table:print="false">
        <office:forms form:automatic-focus="false" form:apply-design-mode="false"/>
        <table:table-column table:style-name="co91" table:default-cell-style-name="Default"/>
        <table:table-column table:style-name="co92" table:default-cell-style-name="Default"/>
        <table:table-column table:style-name="co93" table:number-columns-repeated="7" table:default-cell-style-name="Default"/>
        <table:table-column table:style-name="co94" table:default-cell-style-name="Default"/>
        <table:table-column table:style-name="co93" table:number-columns-repeated="2" table:default-cell-style-name="Default"/>
        <table:table-column table:style-name="co3" table:default-cell-style-name="Default"/>
        <table:table-row table:style-name="ro10">
          <table:table-cell table:style-name="ce164" office:value-type="string" calcext:value-type="string">
            <text:p>Mittlung der Übersicht der Kostenaufteilung über jeweils 12 Monate:</text:p>
          </table:table-cell>
          <table:table-cell table:style-name="ce2" table:number-columns-repeated="11"/>
          <table:table-cell/>
        </table:table-row>
        <table:table-row table:style-name="ro2" table:visibility="collapse" table:number-rows-repeated="5">
          <table:table-cell/>
          <table:table-cell table:style-name="ce2" table:number-columns-repeated="11"/>
          <table:table-cell/>
        </table:table-row>
        <table:table-row table:style-name="ro2">
          <table:table-cell/>
          <table:table-cell table:style-name="ce2" table:number-columns-repeated="11"/>
          <table:table-cell/>
        </table:table-row>
        <table:table-row table:style-name="ro7">
          <table:table-cell table:style-name="ce165"/>
          <table:table-cell table:style-name="ce170" office:value-type="string" calcext:value-type="string">
            <text:p>Lebensmittel</text:p>
          </table:table-cell>
          <table:table-cell table:style-name="ce170" office:value-type="string" calcext:value-type="string">
            <text:p>Haushalt</text:p>
          </table:table-cell>
          <table:table-cell table:style-name="ce170" office:value-type="string" calcext:value-type="string">
            <text:p>Kleidung</text:p>
          </table:table-cell>
          <table:table-cell table:style-name="ce170" office:value-type="string" calcext:value-type="string">
            <text:p>Konsum</text:p>
          </table:table-cell>
          <table:table-cell table:style-name="ce170" office:value-type="string" calcext:value-type="string">
            <text:p>Ausgehen</text:p>
          </table:table-cell>
          <table:table-cell table:style-name="ce170" office:value-type="string" calcext:value-type="string">
            <text:p>Tanken</text:p>
          </table:table-cell>
          <table:table-cell table:style-name="ce170" office:value-type="string" calcext:value-type="string">
            <text:p>Gesundheit</text:p>
          </table:table-cell>
          <table:table-cell table:style-name="ce170" office:value-type="string" calcext:value-type="string">
            <text:p>Geschenke</text:p>
          </table:table-cell>
          <table:table-cell table:style-name="ce170" office:value-type="string" calcext:value-type="string">
            <text:p>Geldautomat</text:p>
          </table:table-cell>
          <table:table-cell table:style-name="ce170" office:value-type="string" calcext:value-type="string">
            <text:p>Sonstiges</text:p>
          </table:table-cell>
          <table:table-cell table:style-name="ce170" office:value-type="string" calcext:value-type="string">
            <office:annotation draw:style-name="gr2" draw:text-style-name="P1" svg:width="2.846cm" svg:height="1.386cm" svg:x="33.802cm" svg:y="17.446cm" draw:caption-point-x="-0.486cm" draw:caption-point-y="-16.244cm">
              <dc:creator>RZ</dc:creator>
              <dc:date>2009-01-24T00:00:00</dc:date>
              <text:p text:style-name="P1"><text:span text:style-name="T1">Betrag Geldautomat abgezogen!</text:span></text:p>
            </office:annotation>
            <text:p>Summen</text:p>
          </table:table-cell>
          <table:table-cell/>
        </table:table-row>
        <table:table-row table:style-name="ro7">
          <table:table-cell table:style-name="ce163" office:value-type="date" office:date-value="2002-11-01" calcext:value-type="date">
            <text:p>November 2002</text:p>
          </table:table-cell>
          <table:table-cell table:style-name="ce170" table:number-columns-repeated="12"/>
        </table:table-row>
        <table:table-row table:style-name="ro2">
          <table:table-cell table:style-name="ce169" office:value-type="date" office:date-value="2002-12-01" calcext:value-type="date">
            <text:p>Dezember.2002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3" office:value-type="date" office:date-value="2003-01-01" calcext:value-type="date">
            <text:p>Januar 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9" office:value-type="date" office:date-value="2003-02-01" calcext:value-type="date">
            <text:p>Februar.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3" office:value-type="date" office:date-value="2003-03-01" calcext:value-type="date">
            <text:p>März 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9" office:value-type="date" office:date-value="2003-04-01" calcext:value-type="date">
            <text:p>April.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3" office:value-type="date" office:date-value="2003-05-01" calcext:value-type="date">
            <text:p>Mai 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9" office:value-type="date" office:date-value="2003-06-01" calcext:value-type="date">
            <text:p>Juni.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3" office:value-type="date" office:date-value="2003-07-01" calcext:value-type="date">
            <text:p>Juli 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9" office:value-type="date" office:date-value="2003-08-01" calcext:value-type="date">
            <text:p>August.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3" office:value-type="date" office:date-value="2003-09-01" calcext:value-type="date">
            <text:p>September 2003</text:p>
          </table:table-cell>
          <table:table-cell table:style-name="ce2" table:number-columns-repeated="11"/>
          <table:table-cell/>
        </table:table-row>
        <table:table-row table:style-name="ro2">
          <table:table-cell table:style-name="ce169" office:value-type="date" office:date-value="2003-10-01" calcext:value-type="date">
            <text:p>Oktober.2003</text:p>
          </table:table-cell>
          <table:table-cell table:style-name="ce175" table:formula="of:=AVERAGE([Aufteilung.B9:.B20])" office:value-type="string" office:string-value="#DIV/0!" calcext:value-type="error">
            <text:p>#DIV/0!</text:p>
          </table:table-cell>
          <table:table-cell table:style-name="ce175" table:formula="of:=AVERAGE([Aufteilung.C9:.C20])" office:value-type="string" office:string-value="#DIV/0!" calcext:value-type="error">
            <text:p>#DIV/0!</text:p>
          </table:table-cell>
          <table:table-cell table:style-name="ce175" table:formula="of:=AVERAGE([Aufteilung.D9:.D20])" office:value-type="string" office:string-value="#DIV/0!" calcext:value-type="error">
            <text:p>#DIV/0!</text:p>
          </table:table-cell>
          <table:table-cell table:style-name="ce175" table:formula="of:=AVERAGE([Aufteilung.E9:.E20])" office:value-type="string" office:string-value="#DIV/0!" calcext:value-type="error">
            <text:p>#DIV/0!</text:p>
          </table:table-cell>
          <table:table-cell table:style-name="ce175" table:formula="of:=AVERAGE([Aufteilung.F9:.F20])" office:value-type="string" office:string-value="#DIV/0!" calcext:value-type="error">
            <text:p>#DIV/0!</text:p>
          </table:table-cell>
          <table:table-cell table:style-name="ce175" table:formula="of:=AVERAGE([Aufteilung.G9:.G20])" office:value-type="string" office:string-value="#DIV/0!" calcext:value-type="error">
            <text:p>#DIV/0!</text:p>
          </table:table-cell>
          <table:table-cell table:style-name="ce175" table:formula="of:=AVERAGE([Aufteilung.H9:.H20])" office:value-type="string" office:string-value="#DIV/0!" calcext:value-type="error">
            <text:p>#DIV/0!</text:p>
          </table:table-cell>
          <table:table-cell table:style-name="ce175" table:formula="of:=AVERAGE([Aufteilung.I9:.I20])" office:value-type="string" office:string-value="#DIV/0!" calcext:value-type="error">
            <text:p>#DIV/0!</text:p>
          </table:table-cell>
          <table:table-cell table:style-name="ce175" table:formula="of:=AVERAGE([Aufteilung.J9:.J20])" office:value-type="string" office:string-value="#DIV/0!" calcext:value-type="error">
            <text:p>#DIV/0!</text:p>
          </table:table-cell>
          <table:table-cell table:style-name="ce175" table:formula="of:=AVERAGE([Aufteilung.K9:.K20])" office:value-type="string" office:string-value="#DIV/0!" calcext:value-type="error">
            <text:p>#DIV/0!</text:p>
          </table:table-cell>
          <table:table-cell table:style-name="ce175" table:formula="of:=SUM([.K20];[.B20:.K20])-[.J20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3-11-01" calcext:value-type="date">
            <text:p>November 2003</text:p>
          </table:table-cell>
          <table:table-cell table:style-name="ce175" table:formula="of:=AVERAGE([Aufteilung.B10:.B21])" office:value-type="string" office:string-value="#DIV/0!" calcext:value-type="error">
            <text:p>#DIV/0!</text:p>
          </table:table-cell>
          <table:table-cell table:style-name="ce175" table:formula="of:=AVERAGE([Aufteilung.C10:.C21])" office:value-type="string" office:string-value="#DIV/0!" calcext:value-type="error">
            <text:p>#DIV/0!</text:p>
          </table:table-cell>
          <table:table-cell table:style-name="ce175" table:formula="of:=AVERAGE([Aufteilung.D10:.D21])" office:value-type="string" office:string-value="#DIV/0!" calcext:value-type="error">
            <text:p>#DIV/0!</text:p>
          </table:table-cell>
          <table:table-cell table:style-name="ce175" table:formula="of:=AVERAGE([Aufteilung.E10:.E21])" office:value-type="string" office:string-value="#DIV/0!" calcext:value-type="error">
            <text:p>#DIV/0!</text:p>
          </table:table-cell>
          <table:table-cell table:style-name="ce175" table:formula="of:=AVERAGE([Aufteilung.F10:.F21])" office:value-type="string" office:string-value="#DIV/0!" calcext:value-type="error">
            <text:p>#DIV/0!</text:p>
          </table:table-cell>
          <table:table-cell table:style-name="ce175" table:formula="of:=AVERAGE([Aufteilung.G10:.G21])" office:value-type="string" office:string-value="#DIV/0!" calcext:value-type="error">
            <text:p>#DIV/0!</text:p>
          </table:table-cell>
          <table:table-cell table:style-name="ce175" table:formula="of:=AVERAGE([Aufteilung.H10:.H21])" office:value-type="string" office:string-value="#DIV/0!" calcext:value-type="error">
            <text:p>#DIV/0!</text:p>
          </table:table-cell>
          <table:table-cell table:style-name="ce175" table:formula="of:=AVERAGE([Aufteilung.I10:.I21])" office:value-type="string" office:string-value="#DIV/0!" calcext:value-type="error">
            <text:p>#DIV/0!</text:p>
          </table:table-cell>
          <table:table-cell table:style-name="ce175" table:formula="of:=AVERAGE([Aufteilung.J10:.J21])" office:value-type="string" office:string-value="#DIV/0!" calcext:value-type="error">
            <text:p>#DIV/0!</text:p>
          </table:table-cell>
          <table:table-cell table:style-name="ce175" table:formula="of:=AVERAGE([Aufteilung.K10:.K21])" office:value-type="string" office:string-value="#DIV/0!" calcext:value-type="error">
            <text:p>#DIV/0!</text:p>
          </table:table-cell>
          <table:table-cell table:style-name="ce175" table:formula="of:=SUM([.K21];[.B21:.K21])-[.J21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3-12-01" calcext:value-type="date">
            <text:p>Dezember.2003</text:p>
          </table:table-cell>
          <table:table-cell table:style-name="ce175" table:formula="of:=AVERAGE([Aufteilung.B11:.B22])" office:value-type="string" office:string-value="#DIV/0!" calcext:value-type="error">
            <text:p>#DIV/0!</text:p>
          </table:table-cell>
          <table:table-cell table:style-name="ce175" table:formula="of:=AVERAGE([Aufteilung.C11:.C22])" office:value-type="string" office:string-value="#DIV/0!" calcext:value-type="error">
            <text:p>#DIV/0!</text:p>
          </table:table-cell>
          <table:table-cell table:style-name="ce175" table:formula="of:=AVERAGE([Aufteilung.D11:.D22])" office:value-type="string" office:string-value="#DIV/0!" calcext:value-type="error">
            <text:p>#DIV/0!</text:p>
          </table:table-cell>
          <table:table-cell table:style-name="ce175" table:formula="of:=AVERAGE([Aufteilung.E11:.E22])" office:value-type="string" office:string-value="#DIV/0!" calcext:value-type="error">
            <text:p>#DIV/0!</text:p>
          </table:table-cell>
          <table:table-cell table:style-name="ce175" table:formula="of:=AVERAGE([Aufteilung.F11:.F22])" office:value-type="string" office:string-value="#DIV/0!" calcext:value-type="error">
            <text:p>#DIV/0!</text:p>
          </table:table-cell>
          <table:table-cell table:style-name="ce175" table:formula="of:=AVERAGE([Aufteilung.G11:.G22])" office:value-type="string" office:string-value="#DIV/0!" calcext:value-type="error">
            <text:p>#DIV/0!</text:p>
          </table:table-cell>
          <table:table-cell table:style-name="ce175" table:formula="of:=AVERAGE([Aufteilung.H11:.H22])" office:value-type="string" office:string-value="#DIV/0!" calcext:value-type="error">
            <text:p>#DIV/0!</text:p>
          </table:table-cell>
          <table:table-cell table:style-name="ce175" table:formula="of:=AVERAGE([Aufteilung.I11:.I22])" office:value-type="string" office:string-value="#DIV/0!" calcext:value-type="error">
            <text:p>#DIV/0!</text:p>
          </table:table-cell>
          <table:table-cell table:style-name="ce175" table:formula="of:=AVERAGE([Aufteilung.J11:.J22])" office:value-type="string" office:string-value="#DIV/0!" calcext:value-type="error">
            <text:p>#DIV/0!</text:p>
          </table:table-cell>
          <table:table-cell table:style-name="ce175" table:formula="of:=AVERAGE([Aufteilung.K11:.K22])" office:value-type="string" office:string-value="#DIV/0!" calcext:value-type="error">
            <text:p>#DIV/0!</text:p>
          </table:table-cell>
          <table:table-cell table:style-name="ce175" table:formula="of:=SUM([.K22];[.B22:.K22])-[.J22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4-01-01" calcext:value-type="date">
            <text:p>Januar 2004</text:p>
          </table:table-cell>
          <table:table-cell table:style-name="ce175" table:formula="of:=AVERAGE([Aufteilung.B12:.B23])" office:value-type="string" office:string-value="#DIV/0!" calcext:value-type="error">
            <text:p>#DIV/0!</text:p>
          </table:table-cell>
          <table:table-cell table:style-name="ce175" table:formula="of:=AVERAGE([Aufteilung.C12:.C23])" office:value-type="string" office:string-value="#DIV/0!" calcext:value-type="error">
            <text:p>#DIV/0!</text:p>
          </table:table-cell>
          <table:table-cell table:style-name="ce175" table:formula="of:=AVERAGE([Aufteilung.D12:.D23])" office:value-type="string" office:string-value="#DIV/0!" calcext:value-type="error">
            <text:p>#DIV/0!</text:p>
          </table:table-cell>
          <table:table-cell table:style-name="ce175" table:formula="of:=AVERAGE([Aufteilung.E12:.E23])" office:value-type="string" office:string-value="#DIV/0!" calcext:value-type="error">
            <text:p>#DIV/0!</text:p>
          </table:table-cell>
          <table:table-cell table:style-name="ce175" table:formula="of:=AVERAGE([Aufteilung.F12:.F23])" office:value-type="string" office:string-value="#DIV/0!" calcext:value-type="error">
            <text:p>#DIV/0!</text:p>
          </table:table-cell>
          <table:table-cell table:style-name="ce175" table:formula="of:=AVERAGE([Aufteilung.G12:.G23])" office:value-type="string" office:string-value="#DIV/0!" calcext:value-type="error">
            <text:p>#DIV/0!</text:p>
          </table:table-cell>
          <table:table-cell table:style-name="ce175" table:formula="of:=AVERAGE([Aufteilung.H12:.H23])" office:value-type="string" office:string-value="#DIV/0!" calcext:value-type="error">
            <text:p>#DIV/0!</text:p>
          </table:table-cell>
          <table:table-cell table:style-name="ce175" table:formula="of:=AVERAGE([Aufteilung.I12:.I23])" office:value-type="string" office:string-value="#DIV/0!" calcext:value-type="error">
            <text:p>#DIV/0!</text:p>
          </table:table-cell>
          <table:table-cell table:style-name="ce175" table:formula="of:=AVERAGE([Aufteilung.J12:.J23])" office:value-type="string" office:string-value="#DIV/0!" calcext:value-type="error">
            <text:p>#DIV/0!</text:p>
          </table:table-cell>
          <table:table-cell table:style-name="ce175" table:formula="of:=AVERAGE([Aufteilung.K12:.K23])" office:value-type="string" office:string-value="#DIV/0!" calcext:value-type="error">
            <text:p>#DIV/0!</text:p>
          </table:table-cell>
          <table:table-cell table:style-name="ce175" table:formula="of:=SUM([.K23];[.B23:.K23])-[.J23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4-02-01" calcext:value-type="date">
            <text:p>Februar.2004</text:p>
          </table:table-cell>
          <table:table-cell table:style-name="ce175" table:formula="of:=AVERAGE([Aufteilung.B13:.B24])" office:value-type="string" office:string-value="#DIV/0!" calcext:value-type="error">
            <text:p>#DIV/0!</text:p>
          </table:table-cell>
          <table:table-cell table:style-name="ce175" table:formula="of:=AVERAGE([Aufteilung.C13:.C24])" office:value-type="string" office:string-value="#DIV/0!" calcext:value-type="error">
            <text:p>#DIV/0!</text:p>
          </table:table-cell>
          <table:table-cell table:style-name="ce175" table:formula="of:=AVERAGE([Aufteilung.D13:.D24])" office:value-type="string" office:string-value="#DIV/0!" calcext:value-type="error">
            <text:p>#DIV/0!</text:p>
          </table:table-cell>
          <table:table-cell table:style-name="ce175" table:formula="of:=AVERAGE([Aufteilung.E13:.E24])" office:value-type="string" office:string-value="#DIV/0!" calcext:value-type="error">
            <text:p>#DIV/0!</text:p>
          </table:table-cell>
          <table:table-cell table:style-name="ce175" table:formula="of:=AVERAGE([Aufteilung.F13:.F24])" office:value-type="string" office:string-value="#DIV/0!" calcext:value-type="error">
            <text:p>#DIV/0!</text:p>
          </table:table-cell>
          <table:table-cell table:style-name="ce175" table:formula="of:=AVERAGE([Aufteilung.G13:.G24])" office:value-type="string" office:string-value="#DIV/0!" calcext:value-type="error">
            <text:p>#DIV/0!</text:p>
          </table:table-cell>
          <table:table-cell table:style-name="ce175" table:formula="of:=AVERAGE([Aufteilung.H13:.H24])" office:value-type="string" office:string-value="#DIV/0!" calcext:value-type="error">
            <text:p>#DIV/0!</text:p>
          </table:table-cell>
          <table:table-cell table:style-name="ce175" table:formula="of:=AVERAGE([Aufteilung.I13:.I24])" office:value-type="string" office:string-value="#DIV/0!" calcext:value-type="error">
            <text:p>#DIV/0!</text:p>
          </table:table-cell>
          <table:table-cell table:style-name="ce175" table:formula="of:=AVERAGE([Aufteilung.J13:.J24])" office:value-type="string" office:string-value="#DIV/0!" calcext:value-type="error">
            <text:p>#DIV/0!</text:p>
          </table:table-cell>
          <table:table-cell table:style-name="ce175" table:formula="of:=AVERAGE([Aufteilung.K13:.K24])" office:value-type="string" office:string-value="#DIV/0!" calcext:value-type="error">
            <text:p>#DIV/0!</text:p>
          </table:table-cell>
          <table:table-cell table:style-name="ce175" table:formula="of:=SUM([.K24];[.B24:.K24])-[.J24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4-03-01" calcext:value-type="date">
            <text:p>März 2004</text:p>
          </table:table-cell>
          <table:table-cell table:style-name="ce175" table:formula="of:=AVERAGE([Aufteilung.B14:.B25])" office:value-type="string" office:string-value="#DIV/0!" calcext:value-type="error">
            <text:p>#DIV/0!</text:p>
          </table:table-cell>
          <table:table-cell table:style-name="ce175" table:formula="of:=AVERAGE([Aufteilung.C14:.C25])" office:value-type="string" office:string-value="#DIV/0!" calcext:value-type="error">
            <text:p>#DIV/0!</text:p>
          </table:table-cell>
          <table:table-cell table:style-name="ce175" table:formula="of:=AVERAGE([Aufteilung.D14:.D25])" office:value-type="string" office:string-value="#DIV/0!" calcext:value-type="error">
            <text:p>#DIV/0!</text:p>
          </table:table-cell>
          <table:table-cell table:style-name="ce175" table:formula="of:=AVERAGE([Aufteilung.E14:.E25])" office:value-type="string" office:string-value="#DIV/0!" calcext:value-type="error">
            <text:p>#DIV/0!</text:p>
          </table:table-cell>
          <table:table-cell table:style-name="ce175" table:formula="of:=AVERAGE([Aufteilung.F14:.F25])" office:value-type="string" office:string-value="#DIV/0!" calcext:value-type="error">
            <text:p>#DIV/0!</text:p>
          </table:table-cell>
          <table:table-cell table:style-name="ce175" table:formula="of:=AVERAGE([Aufteilung.G14:.G25])" office:value-type="string" office:string-value="#DIV/0!" calcext:value-type="error">
            <text:p>#DIV/0!</text:p>
          </table:table-cell>
          <table:table-cell table:style-name="ce175" table:formula="of:=AVERAGE([Aufteilung.H14:.H25])" office:value-type="string" office:string-value="#DIV/0!" calcext:value-type="error">
            <text:p>#DIV/0!</text:p>
          </table:table-cell>
          <table:table-cell table:style-name="ce175" table:formula="of:=AVERAGE([Aufteilung.I14:.I25])" office:value-type="string" office:string-value="#DIV/0!" calcext:value-type="error">
            <text:p>#DIV/0!</text:p>
          </table:table-cell>
          <table:table-cell table:style-name="ce175" table:formula="of:=AVERAGE([Aufteilung.J14:.J25])" office:value-type="string" office:string-value="#DIV/0!" calcext:value-type="error">
            <text:p>#DIV/0!</text:p>
          </table:table-cell>
          <table:table-cell table:style-name="ce175" table:formula="of:=AVERAGE([Aufteilung.K14:.K25])" office:value-type="string" office:string-value="#DIV/0!" calcext:value-type="error">
            <text:p>#DIV/0!</text:p>
          </table:table-cell>
          <table:table-cell table:style-name="ce175" table:formula="of:=SUM([.K25];[.B25:.K25])-[.J25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4-04-01" calcext:value-type="date">
            <text:p>April.2004</text:p>
          </table:table-cell>
          <table:table-cell table:style-name="ce175" table:formula="of:=AVERAGE([Aufteilung.B15:.B26])" office:value-type="string" office:string-value="#DIV/0!" calcext:value-type="error">
            <text:p>#DIV/0!</text:p>
          </table:table-cell>
          <table:table-cell table:style-name="ce175" table:formula="of:=AVERAGE([Aufteilung.C15:.C26])" office:value-type="string" office:string-value="#DIV/0!" calcext:value-type="error">
            <text:p>#DIV/0!</text:p>
          </table:table-cell>
          <table:table-cell table:style-name="ce175" table:formula="of:=AVERAGE([Aufteilung.D15:.D26])" office:value-type="string" office:string-value="#DIV/0!" calcext:value-type="error">
            <text:p>#DIV/0!</text:p>
          </table:table-cell>
          <table:table-cell table:style-name="ce175" table:formula="of:=AVERAGE([Aufteilung.E15:.E26])" office:value-type="string" office:string-value="#DIV/0!" calcext:value-type="error">
            <text:p>#DIV/0!</text:p>
          </table:table-cell>
          <table:table-cell table:style-name="ce175" table:formula="of:=AVERAGE([Aufteilung.F15:.F26])" office:value-type="string" office:string-value="#DIV/0!" calcext:value-type="error">
            <text:p>#DIV/0!</text:p>
          </table:table-cell>
          <table:table-cell table:style-name="ce175" table:formula="of:=AVERAGE([Aufteilung.G15:.G26])" office:value-type="string" office:string-value="#DIV/0!" calcext:value-type="error">
            <text:p>#DIV/0!</text:p>
          </table:table-cell>
          <table:table-cell table:style-name="ce175" table:formula="of:=AVERAGE([Aufteilung.H15:.H26])" office:value-type="string" office:string-value="#DIV/0!" calcext:value-type="error">
            <text:p>#DIV/0!</text:p>
          </table:table-cell>
          <table:table-cell table:style-name="ce175" table:formula="of:=AVERAGE([Aufteilung.I15:.I26])" office:value-type="string" office:string-value="#DIV/0!" calcext:value-type="error">
            <text:p>#DIV/0!</text:p>
          </table:table-cell>
          <table:table-cell table:style-name="ce175" table:formula="of:=AVERAGE([Aufteilung.J15:.J26])" office:value-type="string" office:string-value="#DIV/0!" calcext:value-type="error">
            <text:p>#DIV/0!</text:p>
          </table:table-cell>
          <table:table-cell table:style-name="ce175" table:formula="of:=AVERAGE([Aufteilung.K15:.K26])" office:value-type="string" office:string-value="#DIV/0!" calcext:value-type="error">
            <text:p>#DIV/0!</text:p>
          </table:table-cell>
          <table:table-cell table:style-name="ce175" table:formula="of:=SUM([.K26];[.B26:.K26])-[.J26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4-05-01" calcext:value-type="date">
            <text:p>Mai 2004</text:p>
          </table:table-cell>
          <table:table-cell table:style-name="ce175" table:formula="of:=AVERAGE([Aufteilung.B16:.B27])" office:value-type="string" office:string-value="#DIV/0!" calcext:value-type="error">
            <text:p>#DIV/0!</text:p>
          </table:table-cell>
          <table:table-cell table:style-name="ce175" table:formula="of:=AVERAGE([Aufteilung.C16:.C27])" office:value-type="string" office:string-value="#DIV/0!" calcext:value-type="error">
            <text:p>#DIV/0!</text:p>
          </table:table-cell>
          <table:table-cell table:style-name="ce175" table:formula="of:=AVERAGE([Aufteilung.D16:.D27])" office:value-type="string" office:string-value="#DIV/0!" calcext:value-type="error">
            <text:p>#DIV/0!</text:p>
          </table:table-cell>
          <table:table-cell table:style-name="ce175" table:formula="of:=AVERAGE([Aufteilung.E16:.E27])" office:value-type="string" office:string-value="#DIV/0!" calcext:value-type="error">
            <text:p>#DIV/0!</text:p>
          </table:table-cell>
          <table:table-cell table:style-name="ce175" table:formula="of:=AVERAGE([Aufteilung.F16:.F27])" office:value-type="string" office:string-value="#DIV/0!" calcext:value-type="error">
            <text:p>#DIV/0!</text:p>
          </table:table-cell>
          <table:table-cell table:style-name="ce175" table:formula="of:=AVERAGE([Aufteilung.G16:.G27])" office:value-type="string" office:string-value="#DIV/0!" calcext:value-type="error">
            <text:p>#DIV/0!</text:p>
          </table:table-cell>
          <table:table-cell table:style-name="ce175" table:formula="of:=AVERAGE([Aufteilung.H16:.H27])" office:value-type="string" office:string-value="#DIV/0!" calcext:value-type="error">
            <text:p>#DIV/0!</text:p>
          </table:table-cell>
          <table:table-cell table:style-name="ce175" table:formula="of:=AVERAGE([Aufteilung.I16:.I27])" office:value-type="string" office:string-value="#DIV/0!" calcext:value-type="error">
            <text:p>#DIV/0!</text:p>
          </table:table-cell>
          <table:table-cell table:style-name="ce175" table:formula="of:=AVERAGE([Aufteilung.J16:.J27])" office:value-type="string" office:string-value="#DIV/0!" calcext:value-type="error">
            <text:p>#DIV/0!</text:p>
          </table:table-cell>
          <table:table-cell table:style-name="ce175" table:formula="of:=AVERAGE([Aufteilung.K16:.K27])" office:value-type="string" office:string-value="#DIV/0!" calcext:value-type="error">
            <text:p>#DIV/0!</text:p>
          </table:table-cell>
          <table:table-cell table:style-name="ce175" table:formula="of:=SUM([.K27];[.B27:.K27])-[.J27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4-06-01" calcext:value-type="date">
            <text:p>Juni.2004</text:p>
          </table:table-cell>
          <table:table-cell table:style-name="ce175" table:formula="of:=AVERAGE([Aufteilung.B17:.B28])" office:value-type="string" office:string-value="#DIV/0!" calcext:value-type="error">
            <text:p>#DIV/0!</text:p>
          </table:table-cell>
          <table:table-cell table:style-name="ce175" table:formula="of:=AVERAGE([Aufteilung.C17:.C28])" office:value-type="string" office:string-value="#DIV/0!" calcext:value-type="error">
            <text:p>#DIV/0!</text:p>
          </table:table-cell>
          <table:table-cell table:style-name="ce175" table:formula="of:=AVERAGE([Aufteilung.D17:.D28])" office:value-type="string" office:string-value="#DIV/0!" calcext:value-type="error">
            <text:p>#DIV/0!</text:p>
          </table:table-cell>
          <table:table-cell table:style-name="ce175" table:formula="of:=AVERAGE([Aufteilung.E17:.E28])" office:value-type="string" office:string-value="#DIV/0!" calcext:value-type="error">
            <text:p>#DIV/0!</text:p>
          </table:table-cell>
          <table:table-cell table:style-name="ce175" table:formula="of:=AVERAGE([Aufteilung.F17:.F28])" office:value-type="string" office:string-value="#DIV/0!" calcext:value-type="error">
            <text:p>#DIV/0!</text:p>
          </table:table-cell>
          <table:table-cell table:style-name="ce175" table:formula="of:=AVERAGE([Aufteilung.G17:.G28])" office:value-type="string" office:string-value="#DIV/0!" calcext:value-type="error">
            <text:p>#DIV/0!</text:p>
          </table:table-cell>
          <table:table-cell table:style-name="ce175" table:formula="of:=AVERAGE([Aufteilung.H17:.H28])" office:value-type="string" office:string-value="#DIV/0!" calcext:value-type="error">
            <text:p>#DIV/0!</text:p>
          </table:table-cell>
          <table:table-cell table:style-name="ce175" table:formula="of:=AVERAGE([Aufteilung.I17:.I28])" office:value-type="string" office:string-value="#DIV/0!" calcext:value-type="error">
            <text:p>#DIV/0!</text:p>
          </table:table-cell>
          <table:table-cell table:style-name="ce175" table:formula="of:=AVERAGE([Aufteilung.J17:.J28])" office:value-type="string" office:string-value="#DIV/0!" calcext:value-type="error">
            <text:p>#DIV/0!</text:p>
          </table:table-cell>
          <table:table-cell table:style-name="ce175" table:formula="of:=AVERAGE([Aufteilung.K17:.K28])" office:value-type="string" office:string-value="#DIV/0!" calcext:value-type="error">
            <text:p>#DIV/0!</text:p>
          </table:table-cell>
          <table:table-cell table:style-name="ce175" table:formula="of:=SUM([.K28];[.B28:.K28])-[.J28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4-07-01" calcext:value-type="date">
            <text:p>Juli 2004</text:p>
          </table:table-cell>
          <table:table-cell table:style-name="ce175" table:formula="of:=AVERAGE([Aufteilung.B18:.B29])" office:value-type="string" office:string-value="#DIV/0!" calcext:value-type="error">
            <text:p>#DIV/0!</text:p>
          </table:table-cell>
          <table:table-cell table:style-name="ce175" table:formula="of:=AVERAGE([Aufteilung.C18:.C29])" office:value-type="string" office:string-value="#DIV/0!" calcext:value-type="error">
            <text:p>#DIV/0!</text:p>
          </table:table-cell>
          <table:table-cell table:style-name="ce175" table:formula="of:=AVERAGE([Aufteilung.D18:.D29])" office:value-type="string" office:string-value="#DIV/0!" calcext:value-type="error">
            <text:p>#DIV/0!</text:p>
          </table:table-cell>
          <table:table-cell table:style-name="ce175" table:formula="of:=AVERAGE([Aufteilung.E18:.E29])" office:value-type="string" office:string-value="#DIV/0!" calcext:value-type="error">
            <text:p>#DIV/0!</text:p>
          </table:table-cell>
          <table:table-cell table:style-name="ce175" table:formula="of:=AVERAGE([Aufteilung.F18:.F29])" office:value-type="string" office:string-value="#DIV/0!" calcext:value-type="error">
            <text:p>#DIV/0!</text:p>
          </table:table-cell>
          <table:table-cell table:style-name="ce175" table:formula="of:=AVERAGE([Aufteilung.G18:.G29])" office:value-type="string" office:string-value="#DIV/0!" calcext:value-type="error">
            <text:p>#DIV/0!</text:p>
          </table:table-cell>
          <table:table-cell table:style-name="ce175" table:formula="of:=AVERAGE([Aufteilung.H18:.H29])" office:value-type="string" office:string-value="#DIV/0!" calcext:value-type="error">
            <text:p>#DIV/0!</text:p>
          </table:table-cell>
          <table:table-cell table:style-name="ce175" table:formula="of:=AVERAGE([Aufteilung.I18:.I29])" office:value-type="string" office:string-value="#DIV/0!" calcext:value-type="error">
            <text:p>#DIV/0!</text:p>
          </table:table-cell>
          <table:table-cell table:style-name="ce175" table:formula="of:=AVERAGE([Aufteilung.J18:.J29])" office:value-type="string" office:string-value="#DIV/0!" calcext:value-type="error">
            <text:p>#DIV/0!</text:p>
          </table:table-cell>
          <table:table-cell table:style-name="ce175" table:formula="of:=AVERAGE([Aufteilung.K18:.K29])" office:value-type="string" office:string-value="#DIV/0!" calcext:value-type="error">
            <text:p>#DIV/0!</text:p>
          </table:table-cell>
          <table:table-cell table:style-name="ce175" table:formula="of:=SUM([.K29];[.B29:.K29])-[.J29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4-08-01" calcext:value-type="date">
            <text:p>August.2004</text:p>
          </table:table-cell>
          <table:table-cell table:style-name="ce175" table:formula="of:=AVERAGE([Aufteilung.B19:.B30])" office:value-type="string" office:string-value="#DIV/0!" calcext:value-type="error">
            <text:p>#DIV/0!</text:p>
          </table:table-cell>
          <table:table-cell table:style-name="ce175" table:formula="of:=AVERAGE([Aufteilung.C19:.C30])" office:value-type="string" office:string-value="#DIV/0!" calcext:value-type="error">
            <text:p>#DIV/0!</text:p>
          </table:table-cell>
          <table:table-cell table:style-name="ce175" table:formula="of:=AVERAGE([Aufteilung.D19:.D30])" office:value-type="string" office:string-value="#DIV/0!" calcext:value-type="error">
            <text:p>#DIV/0!</text:p>
          </table:table-cell>
          <table:table-cell table:style-name="ce175" table:formula="of:=AVERAGE([Aufteilung.E19:.E30])" office:value-type="string" office:string-value="#DIV/0!" calcext:value-type="error">
            <text:p>#DIV/0!</text:p>
          </table:table-cell>
          <table:table-cell table:style-name="ce175" table:formula="of:=AVERAGE([Aufteilung.F19:.F30])" office:value-type="string" office:string-value="#DIV/0!" calcext:value-type="error">
            <text:p>#DIV/0!</text:p>
          </table:table-cell>
          <table:table-cell table:style-name="ce175" table:formula="of:=AVERAGE([Aufteilung.G19:.G30])" office:value-type="string" office:string-value="#DIV/0!" calcext:value-type="error">
            <text:p>#DIV/0!</text:p>
          </table:table-cell>
          <table:table-cell table:style-name="ce175" table:formula="of:=AVERAGE([Aufteilung.H19:.H30])" office:value-type="string" office:string-value="#DIV/0!" calcext:value-type="error">
            <text:p>#DIV/0!</text:p>
          </table:table-cell>
          <table:table-cell table:style-name="ce175" table:formula="of:=AVERAGE([Aufteilung.I19:.I30])" office:value-type="string" office:string-value="#DIV/0!" calcext:value-type="error">
            <text:p>#DIV/0!</text:p>
          </table:table-cell>
          <table:table-cell table:style-name="ce175" table:formula="of:=AVERAGE([Aufteilung.J19:.J30])" office:value-type="string" office:string-value="#DIV/0!" calcext:value-type="error">
            <text:p>#DIV/0!</text:p>
          </table:table-cell>
          <table:table-cell table:style-name="ce175" table:formula="of:=AVERAGE([Aufteilung.K19:.K30])" office:value-type="string" office:string-value="#DIV/0!" calcext:value-type="error">
            <text:p>#DIV/0!</text:p>
          </table:table-cell>
          <table:table-cell table:style-name="ce175" table:formula="of:=SUM([.K30];[.B30:.K30])-[.J30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4-09-01" calcext:value-type="date">
            <text:p>September 2004</text:p>
          </table:table-cell>
          <table:table-cell table:style-name="ce175" table:formula="of:=AVERAGE([Aufteilung.B20:.B31])" office:value-type="string" office:string-value="#DIV/0!" calcext:value-type="error">
            <text:p>#DIV/0!</text:p>
          </table:table-cell>
          <table:table-cell table:style-name="ce175" table:formula="of:=AVERAGE([Aufteilung.C20:.C31])" office:value-type="string" office:string-value="#DIV/0!" calcext:value-type="error">
            <text:p>#DIV/0!</text:p>
          </table:table-cell>
          <table:table-cell table:style-name="ce175" table:formula="of:=AVERAGE([Aufteilung.D20:.D31])" office:value-type="string" office:string-value="#DIV/0!" calcext:value-type="error">
            <text:p>#DIV/0!</text:p>
          </table:table-cell>
          <table:table-cell table:style-name="ce175" table:formula="of:=AVERAGE([Aufteilung.E20:.E31])" office:value-type="string" office:string-value="#DIV/0!" calcext:value-type="error">
            <text:p>#DIV/0!</text:p>
          </table:table-cell>
          <table:table-cell table:style-name="ce175" table:formula="of:=AVERAGE([Aufteilung.F20:.F31])" office:value-type="string" office:string-value="#DIV/0!" calcext:value-type="error">
            <text:p>#DIV/0!</text:p>
          </table:table-cell>
          <table:table-cell table:style-name="ce175" table:formula="of:=AVERAGE([Aufteilung.G20:.G31])" office:value-type="string" office:string-value="#DIV/0!" calcext:value-type="error">
            <text:p>#DIV/0!</text:p>
          </table:table-cell>
          <table:table-cell table:style-name="ce175" table:formula="of:=AVERAGE([Aufteilung.H20:.H31])" office:value-type="string" office:string-value="#DIV/0!" calcext:value-type="error">
            <text:p>#DIV/0!</text:p>
          </table:table-cell>
          <table:table-cell table:style-name="ce175" table:formula="of:=AVERAGE([Aufteilung.I20:.I31])" office:value-type="string" office:string-value="#DIV/0!" calcext:value-type="error">
            <text:p>#DIV/0!</text:p>
          </table:table-cell>
          <table:table-cell table:style-name="ce175" table:formula="of:=AVERAGE([Aufteilung.J20:.J31])" office:value-type="string" office:string-value="#DIV/0!" calcext:value-type="error">
            <text:p>#DIV/0!</text:p>
          </table:table-cell>
          <table:table-cell table:style-name="ce175" table:formula="of:=AVERAGE([Aufteilung.K20:.K31])" office:value-type="string" office:string-value="#DIV/0!" calcext:value-type="error">
            <text:p>#DIV/0!</text:p>
          </table:table-cell>
          <table:table-cell table:style-name="ce175" table:formula="of:=SUM([.K31];[.B31:.K31])-[.J31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4-10-01" calcext:value-type="date">
            <text:p>Oktober.2004</text:p>
          </table:table-cell>
          <table:table-cell table:style-name="ce175" table:formula="of:=AVERAGE([Aufteilung.B21:.B32])" office:value-type="string" office:string-value="#DIV/0!" calcext:value-type="error">
            <text:p>#DIV/0!</text:p>
          </table:table-cell>
          <table:table-cell table:style-name="ce175" table:formula="of:=AVERAGE([Aufteilung.C21:.C32])" office:value-type="string" office:string-value="#DIV/0!" calcext:value-type="error">
            <text:p>#DIV/0!</text:p>
          </table:table-cell>
          <table:table-cell table:style-name="ce175" table:formula="of:=AVERAGE([Aufteilung.D21:.D32])" office:value-type="string" office:string-value="#DIV/0!" calcext:value-type="error">
            <text:p>#DIV/0!</text:p>
          </table:table-cell>
          <table:table-cell table:style-name="ce175" table:formula="of:=AVERAGE([Aufteilung.E21:.E32])" office:value-type="string" office:string-value="#DIV/0!" calcext:value-type="error">
            <text:p>#DIV/0!</text:p>
          </table:table-cell>
          <table:table-cell table:style-name="ce175" table:formula="of:=AVERAGE([Aufteilung.F21:.F32])" office:value-type="string" office:string-value="#DIV/0!" calcext:value-type="error">
            <text:p>#DIV/0!</text:p>
          </table:table-cell>
          <table:table-cell table:style-name="ce175" table:formula="of:=AVERAGE([Aufteilung.G21:.G32])" office:value-type="string" office:string-value="#DIV/0!" calcext:value-type="error">
            <text:p>#DIV/0!</text:p>
          </table:table-cell>
          <table:table-cell table:style-name="ce175" table:formula="of:=AVERAGE([Aufteilung.H21:.H32])" office:value-type="string" office:string-value="#DIV/0!" calcext:value-type="error">
            <text:p>#DIV/0!</text:p>
          </table:table-cell>
          <table:table-cell table:style-name="ce175" table:formula="of:=AVERAGE([Aufteilung.I21:.I32])" office:value-type="string" office:string-value="#DIV/0!" calcext:value-type="error">
            <text:p>#DIV/0!</text:p>
          </table:table-cell>
          <table:table-cell table:style-name="ce175" table:formula="of:=AVERAGE([Aufteilung.J21:.J32])" office:value-type="string" office:string-value="#DIV/0!" calcext:value-type="error">
            <text:p>#DIV/0!</text:p>
          </table:table-cell>
          <table:table-cell table:style-name="ce175" table:formula="of:=AVERAGE([Aufteilung.K21:.K32])" office:value-type="string" office:string-value="#DIV/0!" calcext:value-type="error">
            <text:p>#DIV/0!</text:p>
          </table:table-cell>
          <table:table-cell table:style-name="ce175" table:formula="of:=SUM([.K32];[.B32:.K32])-[.J32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4-11-01" calcext:value-type="date">
            <text:p>November 2004</text:p>
          </table:table-cell>
          <table:table-cell table:style-name="ce175" table:formula="of:=AVERAGE([Aufteilung.B22:.B33])" office:value-type="string" office:string-value="#DIV/0!" calcext:value-type="error">
            <text:p>#DIV/0!</text:p>
          </table:table-cell>
          <table:table-cell table:style-name="ce175" table:formula="of:=AVERAGE([Aufteilung.C22:.C33])" office:value-type="string" office:string-value="#DIV/0!" calcext:value-type="error">
            <text:p>#DIV/0!</text:p>
          </table:table-cell>
          <table:table-cell table:style-name="ce175" table:formula="of:=AVERAGE([Aufteilung.D22:.D33])" office:value-type="string" office:string-value="#DIV/0!" calcext:value-type="error">
            <text:p>#DIV/0!</text:p>
          </table:table-cell>
          <table:table-cell table:style-name="ce175" table:formula="of:=AVERAGE([Aufteilung.E22:.E33])" office:value-type="string" office:string-value="#DIV/0!" calcext:value-type="error">
            <text:p>#DIV/0!</text:p>
          </table:table-cell>
          <table:table-cell table:style-name="ce175" table:formula="of:=AVERAGE([Aufteilung.F22:.F33])" office:value-type="string" office:string-value="#DIV/0!" calcext:value-type="error">
            <text:p>#DIV/0!</text:p>
          </table:table-cell>
          <table:table-cell table:style-name="ce175" table:formula="of:=AVERAGE([Aufteilung.G22:.G33])" office:value-type="string" office:string-value="#DIV/0!" calcext:value-type="error">
            <text:p>#DIV/0!</text:p>
          </table:table-cell>
          <table:table-cell table:style-name="ce175" table:formula="of:=AVERAGE([Aufteilung.H22:.H33])" office:value-type="string" office:string-value="#DIV/0!" calcext:value-type="error">
            <text:p>#DIV/0!</text:p>
          </table:table-cell>
          <table:table-cell table:style-name="ce175" table:formula="of:=AVERAGE([Aufteilung.I22:.I33])" office:value-type="string" office:string-value="#DIV/0!" calcext:value-type="error">
            <text:p>#DIV/0!</text:p>
          </table:table-cell>
          <table:table-cell table:style-name="ce175" table:formula="of:=AVERAGE([Aufteilung.J22:.J33])" office:value-type="string" office:string-value="#DIV/0!" calcext:value-type="error">
            <text:p>#DIV/0!</text:p>
          </table:table-cell>
          <table:table-cell table:style-name="ce175" table:formula="of:=AVERAGE([Aufteilung.K22:.K33])" office:value-type="string" office:string-value="#DIV/0!" calcext:value-type="error">
            <text:p>#DIV/0!</text:p>
          </table:table-cell>
          <table:table-cell table:style-name="ce175" table:formula="of:=SUM([.K33];[.B33:.K33])-[.J33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4-12-01" calcext:value-type="date">
            <text:p>Dezember.2004</text:p>
          </table:table-cell>
          <table:table-cell table:style-name="ce175" table:formula="of:=AVERAGE([Aufteilung.B23:.B34])" office:value-type="string" office:string-value="#DIV/0!" calcext:value-type="error">
            <text:p>#DIV/0!</text:p>
          </table:table-cell>
          <table:table-cell table:style-name="ce175" table:formula="of:=AVERAGE([Aufteilung.C23:.C34])" office:value-type="string" office:string-value="#DIV/0!" calcext:value-type="error">
            <text:p>#DIV/0!</text:p>
          </table:table-cell>
          <table:table-cell table:style-name="ce175" table:formula="of:=AVERAGE([Aufteilung.D23:.D34])" office:value-type="string" office:string-value="#DIV/0!" calcext:value-type="error">
            <text:p>#DIV/0!</text:p>
          </table:table-cell>
          <table:table-cell table:style-name="ce175" table:formula="of:=AVERAGE([Aufteilung.E23:.E34])" office:value-type="string" office:string-value="#DIV/0!" calcext:value-type="error">
            <text:p>#DIV/0!</text:p>
          </table:table-cell>
          <table:table-cell table:style-name="ce175" table:formula="of:=AVERAGE([Aufteilung.F23:.F34])" office:value-type="string" office:string-value="#DIV/0!" calcext:value-type="error">
            <text:p>#DIV/0!</text:p>
          </table:table-cell>
          <table:table-cell table:style-name="ce175" table:formula="of:=AVERAGE([Aufteilung.G23:.G34])" office:value-type="string" office:string-value="#DIV/0!" calcext:value-type="error">
            <text:p>#DIV/0!</text:p>
          </table:table-cell>
          <table:table-cell table:style-name="ce175" table:formula="of:=AVERAGE([Aufteilung.H23:.H34])" office:value-type="string" office:string-value="#DIV/0!" calcext:value-type="error">
            <text:p>#DIV/0!</text:p>
          </table:table-cell>
          <table:table-cell table:style-name="ce175" table:formula="of:=AVERAGE([Aufteilung.I23:.I34])" office:value-type="string" office:string-value="#DIV/0!" calcext:value-type="error">
            <text:p>#DIV/0!</text:p>
          </table:table-cell>
          <table:table-cell table:style-name="ce175" table:formula="of:=AVERAGE([Aufteilung.J23:.J34])" office:value-type="string" office:string-value="#DIV/0!" calcext:value-type="error">
            <text:p>#DIV/0!</text:p>
          </table:table-cell>
          <table:table-cell table:style-name="ce175" table:formula="of:=AVERAGE([Aufteilung.K23:.K34])" office:value-type="string" office:string-value="#DIV/0!" calcext:value-type="error">
            <text:p>#DIV/0!</text:p>
          </table:table-cell>
          <table:table-cell table:style-name="ce175" table:formula="of:=SUM([.K34];[.B34:.K34])-[.J34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5-01-01" calcext:value-type="date">
            <text:p>Januar 2005</text:p>
          </table:table-cell>
          <table:table-cell table:style-name="ce175" table:formula="of:=AVERAGE([Aufteilung.B24:.B35])" office:value-type="string" office:string-value="#DIV/0!" calcext:value-type="error">
            <text:p>#DIV/0!</text:p>
          </table:table-cell>
          <table:table-cell table:style-name="ce175" table:formula="of:=AVERAGE([Aufteilung.C24:.C35])" office:value-type="string" office:string-value="#DIV/0!" calcext:value-type="error">
            <text:p>#DIV/0!</text:p>
          </table:table-cell>
          <table:table-cell table:style-name="ce175" table:formula="of:=AVERAGE([Aufteilung.D24:.D35])" office:value-type="string" office:string-value="#DIV/0!" calcext:value-type="error">
            <text:p>#DIV/0!</text:p>
          </table:table-cell>
          <table:table-cell table:style-name="ce175" table:formula="of:=AVERAGE([Aufteilung.E24:.E35])" office:value-type="string" office:string-value="#DIV/0!" calcext:value-type="error">
            <text:p>#DIV/0!</text:p>
          </table:table-cell>
          <table:table-cell table:style-name="ce175" table:formula="of:=AVERAGE([Aufteilung.F24:.F35])" office:value-type="string" office:string-value="#DIV/0!" calcext:value-type="error">
            <text:p>#DIV/0!</text:p>
          </table:table-cell>
          <table:table-cell table:style-name="ce175" table:formula="of:=AVERAGE([Aufteilung.G24:.G35])" office:value-type="string" office:string-value="#DIV/0!" calcext:value-type="error">
            <text:p>#DIV/0!</text:p>
          </table:table-cell>
          <table:table-cell table:style-name="ce175" table:formula="of:=AVERAGE([Aufteilung.H24:.H35])" office:value-type="string" office:string-value="#DIV/0!" calcext:value-type="error">
            <text:p>#DIV/0!</text:p>
          </table:table-cell>
          <table:table-cell table:style-name="ce175" table:formula="of:=AVERAGE([Aufteilung.I24:.I35])" office:value-type="string" office:string-value="#DIV/0!" calcext:value-type="error">
            <text:p>#DIV/0!</text:p>
          </table:table-cell>
          <table:table-cell table:style-name="ce175" table:formula="of:=AVERAGE([Aufteilung.J24:.J35])" office:value-type="string" office:string-value="#DIV/0!" calcext:value-type="error">
            <text:p>#DIV/0!</text:p>
          </table:table-cell>
          <table:table-cell table:style-name="ce175" table:formula="of:=AVERAGE([Aufteilung.K24:.K35])" office:value-type="string" office:string-value="#DIV/0!" calcext:value-type="error">
            <text:p>#DIV/0!</text:p>
          </table:table-cell>
          <table:table-cell table:style-name="ce175" table:formula="of:=SUM([.K35];[.B35:.K35])-[.J35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5-02-01" calcext:value-type="date">
            <text:p>Februar.2005</text:p>
          </table:table-cell>
          <table:table-cell table:style-name="ce175" table:formula="of:=AVERAGE([Aufteilung.B25:.B36])" office:value-type="string" office:string-value="#DIV/0!" calcext:value-type="error">
            <text:p>#DIV/0!</text:p>
          </table:table-cell>
          <table:table-cell table:style-name="ce175" table:formula="of:=AVERAGE([Aufteilung.C25:.C36])" office:value-type="string" office:string-value="#DIV/0!" calcext:value-type="error">
            <text:p>#DIV/0!</text:p>
          </table:table-cell>
          <table:table-cell table:style-name="ce175" table:formula="of:=AVERAGE([Aufteilung.D25:.D36])" office:value-type="string" office:string-value="#DIV/0!" calcext:value-type="error">
            <text:p>#DIV/0!</text:p>
          </table:table-cell>
          <table:table-cell table:style-name="ce175" table:formula="of:=AVERAGE([Aufteilung.E25:.E36])" office:value-type="string" office:string-value="#DIV/0!" calcext:value-type="error">
            <text:p>#DIV/0!</text:p>
          </table:table-cell>
          <table:table-cell table:style-name="ce175" table:formula="of:=AVERAGE([Aufteilung.F25:.F36])" office:value-type="string" office:string-value="#DIV/0!" calcext:value-type="error">
            <text:p>#DIV/0!</text:p>
          </table:table-cell>
          <table:table-cell table:style-name="ce175" table:formula="of:=AVERAGE([Aufteilung.G25:.G36])" office:value-type="string" office:string-value="#DIV/0!" calcext:value-type="error">
            <text:p>#DIV/0!</text:p>
          </table:table-cell>
          <table:table-cell table:style-name="ce175" table:formula="of:=AVERAGE([Aufteilung.H25:.H36])" office:value-type="string" office:string-value="#DIV/0!" calcext:value-type="error">
            <text:p>#DIV/0!</text:p>
          </table:table-cell>
          <table:table-cell table:style-name="ce175" table:formula="of:=AVERAGE([Aufteilung.I25:.I36])" office:value-type="string" office:string-value="#DIV/0!" calcext:value-type="error">
            <text:p>#DIV/0!</text:p>
          </table:table-cell>
          <table:table-cell table:style-name="ce175" table:formula="of:=AVERAGE([Aufteilung.J25:.J36])" office:value-type="string" office:string-value="#DIV/0!" calcext:value-type="error">
            <text:p>#DIV/0!</text:p>
          </table:table-cell>
          <table:table-cell table:style-name="ce175" table:formula="of:=AVERAGE([Aufteilung.K25:.K36])" office:value-type="string" office:string-value="#DIV/0!" calcext:value-type="error">
            <text:p>#DIV/0!</text:p>
          </table:table-cell>
          <table:table-cell table:style-name="ce175" table:formula="of:=SUM([.K36];[.B36:.K36])-[.J36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5-03-01" calcext:value-type="date">
            <text:p>März 2005</text:p>
          </table:table-cell>
          <table:table-cell table:style-name="ce175" table:formula="of:=AVERAGE([Aufteilung.B26:.B37])" office:value-type="string" office:string-value="#DIV/0!" calcext:value-type="error">
            <text:p>#DIV/0!</text:p>
          </table:table-cell>
          <table:table-cell table:style-name="ce175" table:formula="of:=AVERAGE([Aufteilung.C26:.C37])" office:value-type="string" office:string-value="#DIV/0!" calcext:value-type="error">
            <text:p>#DIV/0!</text:p>
          </table:table-cell>
          <table:table-cell table:style-name="ce175" table:formula="of:=AVERAGE([Aufteilung.D26:.D37])" office:value-type="string" office:string-value="#DIV/0!" calcext:value-type="error">
            <text:p>#DIV/0!</text:p>
          </table:table-cell>
          <table:table-cell table:style-name="ce175" table:formula="of:=AVERAGE([Aufteilung.E26:.E37])" office:value-type="string" office:string-value="#DIV/0!" calcext:value-type="error">
            <text:p>#DIV/0!</text:p>
          </table:table-cell>
          <table:table-cell table:style-name="ce175" table:formula="of:=AVERAGE([Aufteilung.F26:.F37])" office:value-type="string" office:string-value="#DIV/0!" calcext:value-type="error">
            <text:p>#DIV/0!</text:p>
          </table:table-cell>
          <table:table-cell table:style-name="ce175" table:formula="of:=AVERAGE([Aufteilung.G26:.G37])" office:value-type="string" office:string-value="#DIV/0!" calcext:value-type="error">
            <text:p>#DIV/0!</text:p>
          </table:table-cell>
          <table:table-cell table:style-name="ce175" table:formula="of:=AVERAGE([Aufteilung.H26:.H37])" office:value-type="string" office:string-value="#DIV/0!" calcext:value-type="error">
            <text:p>#DIV/0!</text:p>
          </table:table-cell>
          <table:table-cell table:style-name="ce175" table:formula="of:=AVERAGE([Aufteilung.I26:.I37])" office:value-type="string" office:string-value="#DIV/0!" calcext:value-type="error">
            <text:p>#DIV/0!</text:p>
          </table:table-cell>
          <table:table-cell table:style-name="ce175" table:formula="of:=AVERAGE([Aufteilung.J26:.J37])" office:value-type="string" office:string-value="#DIV/0!" calcext:value-type="error">
            <text:p>#DIV/0!</text:p>
          </table:table-cell>
          <table:table-cell table:style-name="ce175" table:formula="of:=AVERAGE([Aufteilung.K26:.K37])" office:value-type="string" office:string-value="#DIV/0!" calcext:value-type="error">
            <text:p>#DIV/0!</text:p>
          </table:table-cell>
          <table:table-cell table:style-name="ce175" table:formula="of:=SUM([.K37];[.B37:.K37])-[.J37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5-04-01" calcext:value-type="date">
            <text:p>April.2005</text:p>
          </table:table-cell>
          <table:table-cell table:style-name="ce175" table:formula="of:=AVERAGE([Aufteilung.B27:.B38])" office:value-type="string" office:string-value="#DIV/0!" calcext:value-type="error">
            <text:p>#DIV/0!</text:p>
          </table:table-cell>
          <table:table-cell table:style-name="ce175" table:formula="of:=AVERAGE([Aufteilung.C27:.C38])" office:value-type="string" office:string-value="#DIV/0!" calcext:value-type="error">
            <text:p>#DIV/0!</text:p>
          </table:table-cell>
          <table:table-cell table:style-name="ce175" table:formula="of:=AVERAGE([Aufteilung.D27:.D38])" office:value-type="string" office:string-value="#DIV/0!" calcext:value-type="error">
            <text:p>#DIV/0!</text:p>
          </table:table-cell>
          <table:table-cell table:style-name="ce175" table:formula="of:=AVERAGE([Aufteilung.E27:.E38])" office:value-type="string" office:string-value="#DIV/0!" calcext:value-type="error">
            <text:p>#DIV/0!</text:p>
          </table:table-cell>
          <table:table-cell table:style-name="ce175" table:formula="of:=AVERAGE([Aufteilung.F27:.F38])" office:value-type="string" office:string-value="#DIV/0!" calcext:value-type="error">
            <text:p>#DIV/0!</text:p>
          </table:table-cell>
          <table:table-cell table:style-name="ce175" table:formula="of:=AVERAGE([Aufteilung.G27:.G38])" office:value-type="string" office:string-value="#DIV/0!" calcext:value-type="error">
            <text:p>#DIV/0!</text:p>
          </table:table-cell>
          <table:table-cell table:style-name="ce175" table:formula="of:=AVERAGE([Aufteilung.H27:.H38])" office:value-type="string" office:string-value="#DIV/0!" calcext:value-type="error">
            <text:p>#DIV/0!</text:p>
          </table:table-cell>
          <table:table-cell table:style-name="ce175" table:formula="of:=AVERAGE([Aufteilung.I27:.I38])" office:value-type="string" office:string-value="#DIV/0!" calcext:value-type="error">
            <text:p>#DIV/0!</text:p>
          </table:table-cell>
          <table:table-cell table:style-name="ce175" table:formula="of:=AVERAGE([Aufteilung.J27:.J38])" office:value-type="string" office:string-value="#DIV/0!" calcext:value-type="error">
            <text:p>#DIV/0!</text:p>
          </table:table-cell>
          <table:table-cell table:style-name="ce175" table:formula="of:=AVERAGE([Aufteilung.K27:.K38])" office:value-type="string" office:string-value="#DIV/0!" calcext:value-type="error">
            <text:p>#DIV/0!</text:p>
          </table:table-cell>
          <table:table-cell table:style-name="ce175" table:formula="of:=SUM([.K38];[.B38:.K38])-[.J38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5-05-01" calcext:value-type="date">
            <text:p>Mai 2005</text:p>
          </table:table-cell>
          <table:table-cell table:style-name="ce175" table:formula="of:=AVERAGE([Aufteilung.B28:.B39])" office:value-type="string" office:string-value="#DIV/0!" calcext:value-type="error">
            <text:p>#DIV/0!</text:p>
          </table:table-cell>
          <table:table-cell table:style-name="ce175" table:formula="of:=AVERAGE([Aufteilung.C28:.C39])" office:value-type="string" office:string-value="#DIV/0!" calcext:value-type="error">
            <text:p>#DIV/0!</text:p>
          </table:table-cell>
          <table:table-cell table:style-name="ce175" table:formula="of:=AVERAGE([Aufteilung.D28:.D39])" office:value-type="string" office:string-value="#DIV/0!" calcext:value-type="error">
            <text:p>#DIV/0!</text:p>
          </table:table-cell>
          <table:table-cell table:style-name="ce175" table:formula="of:=AVERAGE([Aufteilung.E28:.E39])" office:value-type="string" office:string-value="#DIV/0!" calcext:value-type="error">
            <text:p>#DIV/0!</text:p>
          </table:table-cell>
          <table:table-cell table:style-name="ce175" table:formula="of:=AVERAGE([Aufteilung.F28:.F39])" office:value-type="string" office:string-value="#DIV/0!" calcext:value-type="error">
            <text:p>#DIV/0!</text:p>
          </table:table-cell>
          <table:table-cell table:style-name="ce175" table:formula="of:=AVERAGE([Aufteilung.G28:.G39])" office:value-type="string" office:string-value="#DIV/0!" calcext:value-type="error">
            <text:p>#DIV/0!</text:p>
          </table:table-cell>
          <table:table-cell table:style-name="ce175" table:formula="of:=AVERAGE([Aufteilung.H28:.H39])" office:value-type="string" office:string-value="#DIV/0!" calcext:value-type="error">
            <text:p>#DIV/0!</text:p>
          </table:table-cell>
          <table:table-cell table:style-name="ce175" table:formula="of:=AVERAGE([Aufteilung.I28:.I39])" office:value-type="string" office:string-value="#DIV/0!" calcext:value-type="error">
            <text:p>#DIV/0!</text:p>
          </table:table-cell>
          <table:table-cell table:style-name="ce175" table:formula="of:=AVERAGE([Aufteilung.J28:.J39])" office:value-type="string" office:string-value="#DIV/0!" calcext:value-type="error">
            <text:p>#DIV/0!</text:p>
          </table:table-cell>
          <table:table-cell table:style-name="ce175" table:formula="of:=AVERAGE([Aufteilung.K28:.K39])" office:value-type="string" office:string-value="#DIV/0!" calcext:value-type="error">
            <text:p>#DIV/0!</text:p>
          </table:table-cell>
          <table:table-cell table:style-name="ce175" table:formula="of:=SUM([.K39];[.B39:.K39])-[.J39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5-06-01" calcext:value-type="date">
            <text:p>Juni.2005</text:p>
          </table:table-cell>
          <table:table-cell table:style-name="ce175" table:formula="of:=AVERAGE([Aufteilung.B29:.B40])" office:value-type="string" office:string-value="#DIV/0!" calcext:value-type="error">
            <text:p>#DIV/0!</text:p>
          </table:table-cell>
          <table:table-cell table:style-name="ce175" table:formula="of:=AVERAGE([Aufteilung.C29:.C40])" office:value-type="string" office:string-value="#DIV/0!" calcext:value-type="error">
            <text:p>#DIV/0!</text:p>
          </table:table-cell>
          <table:table-cell table:style-name="ce175" table:formula="of:=AVERAGE([Aufteilung.D29:.D40])" office:value-type="string" office:string-value="#DIV/0!" calcext:value-type="error">
            <text:p>#DIV/0!</text:p>
          </table:table-cell>
          <table:table-cell table:style-name="ce175" table:formula="of:=AVERAGE([Aufteilung.E29:.E40])" office:value-type="string" office:string-value="#DIV/0!" calcext:value-type="error">
            <text:p>#DIV/0!</text:p>
          </table:table-cell>
          <table:table-cell table:style-name="ce175" table:formula="of:=AVERAGE([Aufteilung.F29:.F40])" office:value-type="string" office:string-value="#DIV/0!" calcext:value-type="error">
            <text:p>#DIV/0!</text:p>
          </table:table-cell>
          <table:table-cell table:style-name="ce175" table:formula="of:=AVERAGE([Aufteilung.G29:.G40])" office:value-type="string" office:string-value="#DIV/0!" calcext:value-type="error">
            <text:p>#DIV/0!</text:p>
          </table:table-cell>
          <table:table-cell table:style-name="ce175" table:formula="of:=AVERAGE([Aufteilung.H29:.H40])" office:value-type="string" office:string-value="#DIV/0!" calcext:value-type="error">
            <text:p>#DIV/0!</text:p>
          </table:table-cell>
          <table:table-cell table:style-name="ce175" table:formula="of:=AVERAGE([Aufteilung.I29:.I40])" office:value-type="string" office:string-value="#DIV/0!" calcext:value-type="error">
            <text:p>#DIV/0!</text:p>
          </table:table-cell>
          <table:table-cell table:style-name="ce175" table:formula="of:=AVERAGE([Aufteilung.J29:.J40])" office:value-type="string" office:string-value="#DIV/0!" calcext:value-type="error">
            <text:p>#DIV/0!</text:p>
          </table:table-cell>
          <table:table-cell table:style-name="ce175" table:formula="of:=AVERAGE([Aufteilung.K29:.K40])" office:value-type="string" office:string-value="#DIV/0!" calcext:value-type="error">
            <text:p>#DIV/0!</text:p>
          </table:table-cell>
          <table:table-cell table:style-name="ce175" table:formula="of:=SUM([.K40];[.B40:.K40])-[.J40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5-07-01" calcext:value-type="date">
            <text:p>Juli 2005</text:p>
          </table:table-cell>
          <table:table-cell table:style-name="ce175" table:formula="of:=AVERAGE([Aufteilung.B30:.B41])" office:value-type="string" office:string-value="#DIV/0!" calcext:value-type="error">
            <text:p>#DIV/0!</text:p>
          </table:table-cell>
          <table:table-cell table:style-name="ce175" table:formula="of:=AVERAGE([Aufteilung.C30:.C41])" office:value-type="string" office:string-value="#DIV/0!" calcext:value-type="error">
            <text:p>#DIV/0!</text:p>
          </table:table-cell>
          <table:table-cell table:style-name="ce175" table:formula="of:=AVERAGE([Aufteilung.D30:.D41])" office:value-type="string" office:string-value="#DIV/0!" calcext:value-type="error">
            <text:p>#DIV/0!</text:p>
          </table:table-cell>
          <table:table-cell table:style-name="ce175" table:formula="of:=AVERAGE([Aufteilung.E30:.E41])" office:value-type="string" office:string-value="#DIV/0!" calcext:value-type="error">
            <text:p>#DIV/0!</text:p>
          </table:table-cell>
          <table:table-cell table:style-name="ce175" table:formula="of:=AVERAGE([Aufteilung.F30:.F41])" office:value-type="string" office:string-value="#DIV/0!" calcext:value-type="error">
            <text:p>#DIV/0!</text:p>
          </table:table-cell>
          <table:table-cell table:style-name="ce175" table:formula="of:=AVERAGE([Aufteilung.G30:.G41])" office:value-type="string" office:string-value="#DIV/0!" calcext:value-type="error">
            <text:p>#DIV/0!</text:p>
          </table:table-cell>
          <table:table-cell table:style-name="ce175" table:formula="of:=AVERAGE([Aufteilung.H30:.H41])" office:value-type="string" office:string-value="#DIV/0!" calcext:value-type="error">
            <text:p>#DIV/0!</text:p>
          </table:table-cell>
          <table:table-cell table:style-name="ce175" table:formula="of:=AVERAGE([Aufteilung.I30:.I41])" office:value-type="string" office:string-value="#DIV/0!" calcext:value-type="error">
            <text:p>#DIV/0!</text:p>
          </table:table-cell>
          <table:table-cell table:style-name="ce175" table:formula="of:=AVERAGE([Aufteilung.J30:.J41])" office:value-type="string" office:string-value="#DIV/0!" calcext:value-type="error">
            <text:p>#DIV/0!</text:p>
          </table:table-cell>
          <table:table-cell table:style-name="ce175" table:formula="of:=AVERAGE([Aufteilung.K30:.K41])" office:value-type="string" office:string-value="#DIV/0!" calcext:value-type="error">
            <text:p>#DIV/0!</text:p>
          </table:table-cell>
          <table:table-cell table:style-name="ce175" table:formula="of:=SUM([.K41];[.B41:.K41])-[.J41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5-08-01" calcext:value-type="date">
            <text:p>August.2005</text:p>
          </table:table-cell>
          <table:table-cell table:style-name="ce175" table:formula="of:=AVERAGE([Aufteilung.B31:.B42])" office:value-type="string" office:string-value="#DIV/0!" calcext:value-type="error">
            <text:p>#DIV/0!</text:p>
          </table:table-cell>
          <table:table-cell table:style-name="ce175" table:formula="of:=AVERAGE([Aufteilung.C31:.C42])" office:value-type="string" office:string-value="#DIV/0!" calcext:value-type="error">
            <text:p>#DIV/0!</text:p>
          </table:table-cell>
          <table:table-cell table:style-name="ce175" table:formula="of:=AVERAGE([Aufteilung.D31:.D42])" office:value-type="string" office:string-value="#DIV/0!" calcext:value-type="error">
            <text:p>#DIV/0!</text:p>
          </table:table-cell>
          <table:table-cell table:style-name="ce175" table:formula="of:=AVERAGE([Aufteilung.E31:.E42])" office:value-type="string" office:string-value="#DIV/0!" calcext:value-type="error">
            <text:p>#DIV/0!</text:p>
          </table:table-cell>
          <table:table-cell table:style-name="ce175" table:formula="of:=AVERAGE([Aufteilung.F31:.F42])" office:value-type="string" office:string-value="#DIV/0!" calcext:value-type="error">
            <text:p>#DIV/0!</text:p>
          </table:table-cell>
          <table:table-cell table:style-name="ce175" table:formula="of:=AVERAGE([Aufteilung.G31:.G42])" office:value-type="string" office:string-value="#DIV/0!" calcext:value-type="error">
            <text:p>#DIV/0!</text:p>
          </table:table-cell>
          <table:table-cell table:style-name="ce175" table:formula="of:=AVERAGE([Aufteilung.H31:.H42])" office:value-type="string" office:string-value="#DIV/0!" calcext:value-type="error">
            <text:p>#DIV/0!</text:p>
          </table:table-cell>
          <table:table-cell table:style-name="ce175" table:formula="of:=AVERAGE([Aufteilung.I31:.I42])" office:value-type="string" office:string-value="#DIV/0!" calcext:value-type="error">
            <text:p>#DIV/0!</text:p>
          </table:table-cell>
          <table:table-cell table:style-name="ce175" table:formula="of:=AVERAGE([Aufteilung.J31:.J42])" office:value-type="string" office:string-value="#DIV/0!" calcext:value-type="error">
            <text:p>#DIV/0!</text:p>
          </table:table-cell>
          <table:table-cell table:style-name="ce175" table:formula="of:=AVERAGE([Aufteilung.K31:.K42])" office:value-type="string" office:string-value="#DIV/0!" calcext:value-type="error">
            <text:p>#DIV/0!</text:p>
          </table:table-cell>
          <table:table-cell table:style-name="ce175" table:formula="of:=SUM([.K42];[.B42:.K42])-[.J42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5-09-01" calcext:value-type="date">
            <text:p>September 2005</text:p>
          </table:table-cell>
          <table:table-cell table:style-name="ce175" table:formula="of:=AVERAGE([Aufteilung.B32:.B43])" office:value-type="string" office:string-value="#DIV/0!" calcext:value-type="error">
            <text:p>#DIV/0!</text:p>
          </table:table-cell>
          <table:table-cell table:style-name="ce175" table:formula="of:=AVERAGE([Aufteilung.C32:.C43])" office:value-type="string" office:string-value="#DIV/0!" calcext:value-type="error">
            <text:p>#DIV/0!</text:p>
          </table:table-cell>
          <table:table-cell table:style-name="ce175" table:formula="of:=AVERAGE([Aufteilung.D32:.D43])" office:value-type="string" office:string-value="#DIV/0!" calcext:value-type="error">
            <text:p>#DIV/0!</text:p>
          </table:table-cell>
          <table:table-cell table:style-name="ce175" table:formula="of:=AVERAGE([Aufteilung.E32:.E43])" office:value-type="string" office:string-value="#DIV/0!" calcext:value-type="error">
            <text:p>#DIV/0!</text:p>
          </table:table-cell>
          <table:table-cell table:style-name="ce175" table:formula="of:=AVERAGE([Aufteilung.F32:.F43])" office:value-type="string" office:string-value="#DIV/0!" calcext:value-type="error">
            <text:p>#DIV/0!</text:p>
          </table:table-cell>
          <table:table-cell table:style-name="ce175" table:formula="of:=AVERAGE([Aufteilung.G32:.G43])" office:value-type="string" office:string-value="#DIV/0!" calcext:value-type="error">
            <text:p>#DIV/0!</text:p>
          </table:table-cell>
          <table:table-cell table:style-name="ce175" table:formula="of:=AVERAGE([Aufteilung.H32:.H43])" office:value-type="string" office:string-value="#DIV/0!" calcext:value-type="error">
            <text:p>#DIV/0!</text:p>
          </table:table-cell>
          <table:table-cell table:style-name="ce175" table:formula="of:=AVERAGE([Aufteilung.I32:.I43])" office:value-type="string" office:string-value="#DIV/0!" calcext:value-type="error">
            <text:p>#DIV/0!</text:p>
          </table:table-cell>
          <table:table-cell table:style-name="ce175" table:formula="of:=AVERAGE([Aufteilung.J32:.J43])" office:value-type="string" office:string-value="#DIV/0!" calcext:value-type="error">
            <text:p>#DIV/0!</text:p>
          </table:table-cell>
          <table:table-cell table:style-name="ce175" table:formula="of:=AVERAGE([Aufteilung.K32:.K43])" office:value-type="string" office:string-value="#DIV/0!" calcext:value-type="error">
            <text:p>#DIV/0!</text:p>
          </table:table-cell>
          <table:table-cell table:style-name="ce175" table:formula="of:=SUM([.K43];[.B43:.K43])-[.J43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5-10-01" calcext:value-type="date">
            <text:p>Oktober.2005</text:p>
          </table:table-cell>
          <table:table-cell table:style-name="ce175" table:formula="of:=AVERAGE([Aufteilung.B33:.B44])" office:value-type="string" office:string-value="#DIV/0!" calcext:value-type="error">
            <text:p>#DIV/0!</text:p>
          </table:table-cell>
          <table:table-cell table:style-name="ce175" table:formula="of:=AVERAGE([Aufteilung.C33:.C44])" office:value-type="string" office:string-value="#DIV/0!" calcext:value-type="error">
            <text:p>#DIV/0!</text:p>
          </table:table-cell>
          <table:table-cell table:style-name="ce175" table:formula="of:=AVERAGE([Aufteilung.D33:.D44])" office:value-type="string" office:string-value="#DIV/0!" calcext:value-type="error">
            <text:p>#DIV/0!</text:p>
          </table:table-cell>
          <table:table-cell table:style-name="ce175" table:formula="of:=AVERAGE([Aufteilung.E33:.E44])" office:value-type="string" office:string-value="#DIV/0!" calcext:value-type="error">
            <text:p>#DIV/0!</text:p>
          </table:table-cell>
          <table:table-cell table:style-name="ce175" table:formula="of:=AVERAGE([Aufteilung.F33:.F44])" office:value-type="string" office:string-value="#DIV/0!" calcext:value-type="error">
            <text:p>#DIV/0!</text:p>
          </table:table-cell>
          <table:table-cell table:style-name="ce175" table:formula="of:=AVERAGE([Aufteilung.G33:.G44])" office:value-type="string" office:string-value="#DIV/0!" calcext:value-type="error">
            <text:p>#DIV/0!</text:p>
          </table:table-cell>
          <table:table-cell table:style-name="ce175" table:formula="of:=AVERAGE([Aufteilung.H33:.H44])" office:value-type="string" office:string-value="#DIV/0!" calcext:value-type="error">
            <text:p>#DIV/0!</text:p>
          </table:table-cell>
          <table:table-cell table:style-name="ce175" table:formula="of:=AVERAGE([Aufteilung.I33:.I44])" office:value-type="string" office:string-value="#DIV/0!" calcext:value-type="error">
            <text:p>#DIV/0!</text:p>
          </table:table-cell>
          <table:table-cell table:style-name="ce175" table:formula="of:=AVERAGE([Aufteilung.J33:.J44])" office:value-type="string" office:string-value="#DIV/0!" calcext:value-type="error">
            <text:p>#DIV/0!</text:p>
          </table:table-cell>
          <table:table-cell table:style-name="ce175" table:formula="of:=AVERAGE([Aufteilung.K33:.K44])" office:value-type="string" office:string-value="#DIV/0!" calcext:value-type="error">
            <text:p>#DIV/0!</text:p>
          </table:table-cell>
          <table:table-cell table:style-name="ce175" table:formula="of:=SUM([.K44];[.B44:.K44])-[.J44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5-11-01" calcext:value-type="date">
            <text:p>November 2005</text:p>
          </table:table-cell>
          <table:table-cell table:style-name="ce175" table:formula="of:=AVERAGE([Aufteilung.B34:.B45])" office:value-type="string" office:string-value="#DIV/0!" calcext:value-type="error">
            <text:p>#DIV/0!</text:p>
          </table:table-cell>
          <table:table-cell table:style-name="ce175" table:formula="of:=AVERAGE([Aufteilung.C34:.C45])" office:value-type="string" office:string-value="#DIV/0!" calcext:value-type="error">
            <text:p>#DIV/0!</text:p>
          </table:table-cell>
          <table:table-cell table:style-name="ce175" table:formula="of:=AVERAGE([Aufteilung.D34:.D45])" office:value-type="string" office:string-value="#DIV/0!" calcext:value-type="error">
            <text:p>#DIV/0!</text:p>
          </table:table-cell>
          <table:table-cell table:style-name="ce175" table:formula="of:=AVERAGE([Aufteilung.E34:.E45])" office:value-type="string" office:string-value="#DIV/0!" calcext:value-type="error">
            <text:p>#DIV/0!</text:p>
          </table:table-cell>
          <table:table-cell table:style-name="ce175" table:formula="of:=AVERAGE([Aufteilung.F34:.F45])" office:value-type="string" office:string-value="#DIV/0!" calcext:value-type="error">
            <text:p>#DIV/0!</text:p>
          </table:table-cell>
          <table:table-cell table:style-name="ce175" table:formula="of:=AVERAGE([Aufteilung.G34:.G45])" office:value-type="string" office:string-value="#DIV/0!" calcext:value-type="error">
            <text:p>#DIV/0!</text:p>
          </table:table-cell>
          <table:table-cell table:style-name="ce175" table:formula="of:=AVERAGE([Aufteilung.H34:.H45])" office:value-type="string" office:string-value="#DIV/0!" calcext:value-type="error">
            <text:p>#DIV/0!</text:p>
          </table:table-cell>
          <table:table-cell table:style-name="ce175" table:formula="of:=AVERAGE([Aufteilung.I34:.I45])" office:value-type="string" office:string-value="#DIV/0!" calcext:value-type="error">
            <text:p>#DIV/0!</text:p>
          </table:table-cell>
          <table:table-cell table:style-name="ce175" table:formula="of:=AVERAGE([Aufteilung.J34:.J45])" office:value-type="string" office:string-value="#DIV/0!" calcext:value-type="error">
            <text:p>#DIV/0!</text:p>
          </table:table-cell>
          <table:table-cell table:style-name="ce175" table:formula="of:=AVERAGE([Aufteilung.K34:.K45])" office:value-type="string" office:string-value="#DIV/0!" calcext:value-type="error">
            <text:p>#DIV/0!</text:p>
          </table:table-cell>
          <table:table-cell table:style-name="ce175" table:formula="of:=SUM([.K45];[.B45:.K45])-[.J45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05-12-01" calcext:value-type="date">
            <text:p>Dezember.2005</text:p>
          </table:table-cell>
          <table:table-cell table:style-name="ce175" table:formula="of:=AVERAGE([Aufteilung.B35:.B46])" office:value-type="string" office:string-value="#DIV/0!" calcext:value-type="error">
            <text:p>#DIV/0!</text:p>
          </table:table-cell>
          <table:table-cell table:style-name="ce175" table:formula="of:=AVERAGE([Aufteilung.C35:.C46])" office:value-type="string" office:string-value="#DIV/0!" calcext:value-type="error">
            <text:p>#DIV/0!</text:p>
          </table:table-cell>
          <table:table-cell table:style-name="ce175" table:formula="of:=AVERAGE([Aufteilung.D35:.D46])" office:value-type="string" office:string-value="#DIV/0!" calcext:value-type="error">
            <text:p>#DIV/0!</text:p>
          </table:table-cell>
          <table:table-cell table:style-name="ce175" table:formula="of:=AVERAGE([Aufteilung.E35:.E46])" office:value-type="string" office:string-value="#DIV/0!" calcext:value-type="error">
            <text:p>#DIV/0!</text:p>
          </table:table-cell>
          <table:table-cell table:style-name="ce175" table:formula="of:=AVERAGE([Aufteilung.F35:.F46])" office:value-type="string" office:string-value="#DIV/0!" calcext:value-type="error">
            <text:p>#DIV/0!</text:p>
          </table:table-cell>
          <table:table-cell table:style-name="ce175" table:formula="of:=AVERAGE([Aufteilung.G35:.G46])" office:value-type="string" office:string-value="#DIV/0!" calcext:value-type="error">
            <text:p>#DIV/0!</text:p>
          </table:table-cell>
          <table:table-cell table:style-name="ce175" table:formula="of:=AVERAGE([Aufteilung.H35:.H46])" office:value-type="string" office:string-value="#DIV/0!" calcext:value-type="error">
            <text:p>#DIV/0!</text:p>
          </table:table-cell>
          <table:table-cell table:style-name="ce175" table:formula="of:=AVERAGE([Aufteilung.I35:.I46])" office:value-type="string" office:string-value="#DIV/0!" calcext:value-type="error">
            <text:p>#DIV/0!</text:p>
          </table:table-cell>
          <table:table-cell table:style-name="ce175" table:formula="of:=AVERAGE([Aufteilung.J35:.J46])" office:value-type="string" office:string-value="#DIV/0!" calcext:value-type="error">
            <text:p>#DIV/0!</text:p>
          </table:table-cell>
          <table:table-cell table:style-name="ce175" table:formula="of:=AVERAGE([Aufteilung.K35:.K46])" office:value-type="string" office:string-value="#DIV/0!" calcext:value-type="error">
            <text:p>#DIV/0!</text:p>
          </table:table-cell>
          <table:table-cell table:style-name="ce175" table:formula="of:=SUM([.K46];[.B46:.K46])-[.J46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06-01-01" calcext:value-type="date">
            <text:p>Januar 2006</text:p>
          </table:table-cell>
          <table:table-cell table:style-name="ce175" table:formula="of:=AVERAGE([Aufteilung.B36:.B47])" office:value-type="string" office:string-value="#REF!" calcext:value-type="error">
            <text:p>#REF!</text:p>
          </table:table-cell>
          <table:table-cell table:style-name="ce175" table:formula="of:=AVERAGE([Aufteilung.C36:.C47])" office:value-type="string" office:string-value="#REF!" calcext:value-type="error">
            <text:p>#REF!</text:p>
          </table:table-cell>
          <table:table-cell table:style-name="ce175" table:formula="of:=AVERAGE([Aufteilung.D36:.D47])" office:value-type="string" office:string-value="#REF!" calcext:value-type="error">
            <text:p>#REF!</text:p>
          </table:table-cell>
          <table:table-cell table:style-name="ce175" table:formula="of:=AVERAGE([Aufteilung.E36:.E47])" office:value-type="string" office:string-value="#REF!" calcext:value-type="error">
            <text:p>#REF!</text:p>
          </table:table-cell>
          <table:table-cell table:style-name="ce175" table:formula="of:=AVERAGE([Aufteilung.F36:.F47])" office:value-type="string" office:string-value="#REF!" calcext:value-type="error">
            <text:p>#REF!</text:p>
          </table:table-cell>
          <table:table-cell table:style-name="ce175" table:formula="of:=AVERAGE([Aufteilung.G36:.G47])" office:value-type="string" office:string-value="#REF!" calcext:value-type="error">
            <text:p>#REF!</text:p>
          </table:table-cell>
          <table:table-cell table:style-name="ce175" table:formula="of:=AVERAGE([Aufteilung.H36:.H47])" office:value-type="string" office:string-value="#REF!" calcext:value-type="error">
            <text:p>#REF!</text:p>
          </table:table-cell>
          <table:table-cell table:style-name="ce175" table:formula="of:=AVERAGE([Aufteilung.I36:.I47])" office:value-type="string" office:string-value="#REF!" calcext:value-type="error">
            <text:p>#REF!</text:p>
          </table:table-cell>
          <table:table-cell table:style-name="ce175" table:formula="of:=AVERAGE([Aufteilung.J36:.J47])" office:value-type="string" office:string-value="#REF!" calcext:value-type="error">
            <text:p>#REF!</text:p>
          </table:table-cell>
          <table:table-cell table:style-name="ce175" table:formula="of:=AVERAGE([Aufteilung.K36:.K47])" office:value-type="string" office:string-value="#REF!" calcext:value-type="error">
            <text:p>#REF!</text:p>
          </table:table-cell>
          <table:table-cell table:style-name="ce175" table:formula="of:=SUM([.K47];[.B47:.K47])-[.J4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6-02-01" calcext:value-type="date">
            <text:p>Februar.2006</text:p>
          </table:table-cell>
          <table:table-cell table:style-name="ce175" table:formula="of:=AVERAGE([Aufteilung.B37:.B48])" office:value-type="string" office:string-value="#REF!" calcext:value-type="error">
            <text:p>#REF!</text:p>
          </table:table-cell>
          <table:table-cell table:style-name="ce175" table:formula="of:=AVERAGE([Aufteilung.C37:.C48])" office:value-type="string" office:string-value="#REF!" calcext:value-type="error">
            <text:p>#REF!</text:p>
          </table:table-cell>
          <table:table-cell table:style-name="ce175" table:formula="of:=AVERAGE([Aufteilung.D37:.D48])" office:value-type="string" office:string-value="#REF!" calcext:value-type="error">
            <text:p>#REF!</text:p>
          </table:table-cell>
          <table:table-cell table:style-name="ce175" table:formula="of:=AVERAGE([Aufteilung.E37:.E48])" office:value-type="string" office:string-value="#REF!" calcext:value-type="error">
            <text:p>#REF!</text:p>
          </table:table-cell>
          <table:table-cell table:style-name="ce175" table:formula="of:=AVERAGE([Aufteilung.F37:.F48])" office:value-type="string" office:string-value="#REF!" calcext:value-type="error">
            <text:p>#REF!</text:p>
          </table:table-cell>
          <table:table-cell table:style-name="ce175" table:formula="of:=AVERAGE([Aufteilung.G37:.G48])" office:value-type="string" office:string-value="#REF!" calcext:value-type="error">
            <text:p>#REF!</text:p>
          </table:table-cell>
          <table:table-cell table:style-name="ce175" table:formula="of:=AVERAGE([Aufteilung.H37:.H48])" office:value-type="string" office:string-value="#REF!" calcext:value-type="error">
            <text:p>#REF!</text:p>
          </table:table-cell>
          <table:table-cell table:style-name="ce175" table:formula="of:=AVERAGE([Aufteilung.I37:.I48])" office:value-type="string" office:string-value="#REF!" calcext:value-type="error">
            <text:p>#REF!</text:p>
          </table:table-cell>
          <table:table-cell table:style-name="ce175" table:formula="of:=AVERAGE([Aufteilung.J37:.J48])" office:value-type="string" office:string-value="#REF!" calcext:value-type="error">
            <text:p>#REF!</text:p>
          </table:table-cell>
          <table:table-cell table:style-name="ce175" table:formula="of:=AVERAGE([Aufteilung.K37:.K48])" office:value-type="string" office:string-value="#REF!" calcext:value-type="error">
            <text:p>#REF!</text:p>
          </table:table-cell>
          <table:table-cell table:style-name="ce175" table:formula="of:=SUM([.K48];[.B48:.K48])-[.J4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6-03-01" calcext:value-type="date">
            <text:p>März 2006</text:p>
          </table:table-cell>
          <table:table-cell table:style-name="ce175" table:formula="of:=AVERAGE([Aufteilung.B38:.B49])" office:value-type="string" office:string-value="#REF!" calcext:value-type="error">
            <text:p>#REF!</text:p>
          </table:table-cell>
          <table:table-cell table:style-name="ce175" table:formula="of:=AVERAGE([Aufteilung.C38:.C49])" office:value-type="string" office:string-value="#REF!" calcext:value-type="error">
            <text:p>#REF!</text:p>
          </table:table-cell>
          <table:table-cell table:style-name="ce175" table:formula="of:=AVERAGE([Aufteilung.D38:.D49])" office:value-type="string" office:string-value="#REF!" calcext:value-type="error">
            <text:p>#REF!</text:p>
          </table:table-cell>
          <table:table-cell table:style-name="ce175" table:formula="of:=AVERAGE([Aufteilung.E38:.E49])" office:value-type="string" office:string-value="#REF!" calcext:value-type="error">
            <text:p>#REF!</text:p>
          </table:table-cell>
          <table:table-cell table:style-name="ce175" table:formula="of:=AVERAGE([Aufteilung.F38:.F49])" office:value-type="string" office:string-value="#REF!" calcext:value-type="error">
            <text:p>#REF!</text:p>
          </table:table-cell>
          <table:table-cell table:style-name="ce175" table:formula="of:=AVERAGE([Aufteilung.G38:.G49])" office:value-type="string" office:string-value="#REF!" calcext:value-type="error">
            <text:p>#REF!</text:p>
          </table:table-cell>
          <table:table-cell table:style-name="ce175" table:formula="of:=AVERAGE([Aufteilung.H38:.H49])" office:value-type="string" office:string-value="#REF!" calcext:value-type="error">
            <text:p>#REF!</text:p>
          </table:table-cell>
          <table:table-cell table:style-name="ce175" table:formula="of:=AVERAGE([Aufteilung.I38:.I49])" office:value-type="string" office:string-value="#REF!" calcext:value-type="error">
            <text:p>#REF!</text:p>
          </table:table-cell>
          <table:table-cell table:style-name="ce175" table:formula="of:=AVERAGE([Aufteilung.J38:.J49])" office:value-type="string" office:string-value="#REF!" calcext:value-type="error">
            <text:p>#REF!</text:p>
          </table:table-cell>
          <table:table-cell table:style-name="ce175" table:formula="of:=AVERAGE([Aufteilung.K38:.K49])" office:value-type="string" office:string-value="#REF!" calcext:value-type="error">
            <text:p>#REF!</text:p>
          </table:table-cell>
          <table:table-cell table:style-name="ce175" table:formula="of:=SUM([.K49];[.B49:.K49])-[.J4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6-04-01" calcext:value-type="date">
            <text:p>April.2006</text:p>
          </table:table-cell>
          <table:table-cell table:style-name="ce175" table:formula="of:=AVERAGE([Aufteilung.B39:.B50])" office:value-type="string" office:string-value="#REF!" calcext:value-type="error">
            <text:p>#REF!</text:p>
          </table:table-cell>
          <table:table-cell table:style-name="ce175" table:formula="of:=AVERAGE([Aufteilung.C39:.C50])" office:value-type="string" office:string-value="#REF!" calcext:value-type="error">
            <text:p>#REF!</text:p>
          </table:table-cell>
          <table:table-cell table:style-name="ce175" table:formula="of:=AVERAGE([Aufteilung.D39:.D50])" office:value-type="string" office:string-value="#REF!" calcext:value-type="error">
            <text:p>#REF!</text:p>
          </table:table-cell>
          <table:table-cell table:style-name="ce175" table:formula="of:=AVERAGE([Aufteilung.E39:.E50])" office:value-type="string" office:string-value="#REF!" calcext:value-type="error">
            <text:p>#REF!</text:p>
          </table:table-cell>
          <table:table-cell table:style-name="ce175" table:formula="of:=AVERAGE([Aufteilung.F39:.F50])" office:value-type="string" office:string-value="#REF!" calcext:value-type="error">
            <text:p>#REF!</text:p>
          </table:table-cell>
          <table:table-cell table:style-name="ce175" table:formula="of:=AVERAGE([Aufteilung.G39:.G50])" office:value-type="string" office:string-value="#REF!" calcext:value-type="error">
            <text:p>#REF!</text:p>
          </table:table-cell>
          <table:table-cell table:style-name="ce175" table:formula="of:=AVERAGE([Aufteilung.H39:.H50])" office:value-type="string" office:string-value="#REF!" calcext:value-type="error">
            <text:p>#REF!</text:p>
          </table:table-cell>
          <table:table-cell table:style-name="ce175" table:formula="of:=AVERAGE([Aufteilung.I39:.I50])" office:value-type="string" office:string-value="#REF!" calcext:value-type="error">
            <text:p>#REF!</text:p>
          </table:table-cell>
          <table:table-cell table:style-name="ce175" table:formula="of:=AVERAGE([Aufteilung.J39:.J50])" office:value-type="string" office:string-value="#REF!" calcext:value-type="error">
            <text:p>#REF!</text:p>
          </table:table-cell>
          <table:table-cell table:style-name="ce175" table:formula="of:=AVERAGE([Aufteilung.K39:.K50])" office:value-type="string" office:string-value="#REF!" calcext:value-type="error">
            <text:p>#REF!</text:p>
          </table:table-cell>
          <table:table-cell table:style-name="ce175" table:formula="of:=SUM([.K50];[.B50:.K50])-[.J5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6-05-01" calcext:value-type="date">
            <text:p>Mai 2006</text:p>
          </table:table-cell>
          <table:table-cell table:style-name="ce175" table:formula="of:=AVERAGE([Aufteilung.B40:.B51])" office:value-type="string" office:string-value="#REF!" calcext:value-type="error">
            <text:p>#REF!</text:p>
          </table:table-cell>
          <table:table-cell table:style-name="ce175" table:formula="of:=AVERAGE([Aufteilung.C40:.C51])" office:value-type="string" office:string-value="#REF!" calcext:value-type="error">
            <text:p>#REF!</text:p>
          </table:table-cell>
          <table:table-cell table:style-name="ce175" table:formula="of:=AVERAGE([Aufteilung.D40:.D51])" office:value-type="string" office:string-value="#REF!" calcext:value-type="error">
            <text:p>#REF!</text:p>
          </table:table-cell>
          <table:table-cell table:style-name="ce175" table:formula="of:=AVERAGE([Aufteilung.E40:.E51])" office:value-type="string" office:string-value="#REF!" calcext:value-type="error">
            <text:p>#REF!</text:p>
          </table:table-cell>
          <table:table-cell table:style-name="ce175" table:formula="of:=AVERAGE([Aufteilung.F40:.F51])" office:value-type="string" office:string-value="#REF!" calcext:value-type="error">
            <text:p>#REF!</text:p>
          </table:table-cell>
          <table:table-cell table:style-name="ce175" table:formula="of:=AVERAGE([Aufteilung.G40:.G51])" office:value-type="string" office:string-value="#REF!" calcext:value-type="error">
            <text:p>#REF!</text:p>
          </table:table-cell>
          <table:table-cell table:style-name="ce175" table:formula="of:=AVERAGE([Aufteilung.H40:.H51])" office:value-type="string" office:string-value="#REF!" calcext:value-type="error">
            <text:p>#REF!</text:p>
          </table:table-cell>
          <table:table-cell table:style-name="ce175" table:formula="of:=AVERAGE([Aufteilung.I40:.I51])" office:value-type="string" office:string-value="#REF!" calcext:value-type="error">
            <text:p>#REF!</text:p>
          </table:table-cell>
          <table:table-cell table:style-name="ce175" table:formula="of:=AVERAGE([Aufteilung.J40:.J51])" office:value-type="string" office:string-value="#REF!" calcext:value-type="error">
            <text:p>#REF!</text:p>
          </table:table-cell>
          <table:table-cell table:style-name="ce175" table:formula="of:=AVERAGE([Aufteilung.K40:.K51])" office:value-type="string" office:string-value="#REF!" calcext:value-type="error">
            <text:p>#REF!</text:p>
          </table:table-cell>
          <table:table-cell table:style-name="ce175" table:formula="of:=SUM([.K51];[.B51:.K51])-[.J5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6-06-01" calcext:value-type="date">
            <text:p>Juni.2006</text:p>
          </table:table-cell>
          <table:table-cell table:style-name="ce175" table:formula="of:=AVERAGE([Aufteilung.B41:.B52])" office:value-type="string" office:string-value="#REF!" calcext:value-type="error">
            <text:p>#REF!</text:p>
          </table:table-cell>
          <table:table-cell table:style-name="ce175" table:formula="of:=AVERAGE([Aufteilung.C41:.C52])" office:value-type="string" office:string-value="#REF!" calcext:value-type="error">
            <text:p>#REF!</text:p>
          </table:table-cell>
          <table:table-cell table:style-name="ce175" table:formula="of:=AVERAGE([Aufteilung.D41:.D52])" office:value-type="string" office:string-value="#REF!" calcext:value-type="error">
            <text:p>#REF!</text:p>
          </table:table-cell>
          <table:table-cell table:style-name="ce175" table:formula="of:=AVERAGE([Aufteilung.E41:.E52])" office:value-type="string" office:string-value="#REF!" calcext:value-type="error">
            <text:p>#REF!</text:p>
          </table:table-cell>
          <table:table-cell table:style-name="ce175" table:formula="of:=AVERAGE([Aufteilung.F41:.F52])" office:value-type="string" office:string-value="#REF!" calcext:value-type="error">
            <text:p>#REF!</text:p>
          </table:table-cell>
          <table:table-cell table:style-name="ce175" table:formula="of:=AVERAGE([Aufteilung.G41:.G52])" office:value-type="string" office:string-value="#REF!" calcext:value-type="error">
            <text:p>#REF!</text:p>
          </table:table-cell>
          <table:table-cell table:style-name="ce175" table:formula="of:=AVERAGE([Aufteilung.H41:.H52])" office:value-type="string" office:string-value="#REF!" calcext:value-type="error">
            <text:p>#REF!</text:p>
          </table:table-cell>
          <table:table-cell table:style-name="ce175" table:formula="of:=AVERAGE([Aufteilung.I41:.I52])" office:value-type="string" office:string-value="#REF!" calcext:value-type="error">
            <text:p>#REF!</text:p>
          </table:table-cell>
          <table:table-cell table:style-name="ce175" table:formula="of:=AVERAGE([Aufteilung.J41:.J52])" office:value-type="string" office:string-value="#REF!" calcext:value-type="error">
            <text:p>#REF!</text:p>
          </table:table-cell>
          <table:table-cell table:style-name="ce175" table:formula="of:=AVERAGE([Aufteilung.K41:.K52])" office:value-type="string" office:string-value="#REF!" calcext:value-type="error">
            <text:p>#REF!</text:p>
          </table:table-cell>
          <table:table-cell table:style-name="ce175" table:formula="of:=SUM([.K52];[.B52:.K52])-[.J5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6-07-01" calcext:value-type="date">
            <text:p>Juli 2006</text:p>
          </table:table-cell>
          <table:table-cell table:style-name="ce175" table:formula="of:=AVERAGE([Aufteilung.B42:.B53])" office:value-type="string" office:string-value="#REF!" calcext:value-type="error">
            <text:p>#REF!</text:p>
          </table:table-cell>
          <table:table-cell table:style-name="ce175" table:formula="of:=AVERAGE([Aufteilung.C42:.C53])" office:value-type="string" office:string-value="#REF!" calcext:value-type="error">
            <text:p>#REF!</text:p>
          </table:table-cell>
          <table:table-cell table:style-name="ce175" table:formula="of:=AVERAGE([Aufteilung.D42:.D53])" office:value-type="string" office:string-value="#REF!" calcext:value-type="error">
            <text:p>#REF!</text:p>
          </table:table-cell>
          <table:table-cell table:style-name="ce175" table:formula="of:=AVERAGE([Aufteilung.E42:.E53])" office:value-type="string" office:string-value="#REF!" calcext:value-type="error">
            <text:p>#REF!</text:p>
          </table:table-cell>
          <table:table-cell table:style-name="ce175" table:formula="of:=AVERAGE([Aufteilung.F42:.F53])" office:value-type="string" office:string-value="#REF!" calcext:value-type="error">
            <text:p>#REF!</text:p>
          </table:table-cell>
          <table:table-cell table:style-name="ce175" table:formula="of:=AVERAGE([Aufteilung.G42:.G53])" office:value-type="string" office:string-value="#REF!" calcext:value-type="error">
            <text:p>#REF!</text:p>
          </table:table-cell>
          <table:table-cell table:style-name="ce175" table:formula="of:=AVERAGE([Aufteilung.H42:.H53])" office:value-type="string" office:string-value="#REF!" calcext:value-type="error">
            <text:p>#REF!</text:p>
          </table:table-cell>
          <table:table-cell table:style-name="ce175" table:formula="of:=AVERAGE([Aufteilung.I42:.I53])" office:value-type="string" office:string-value="#REF!" calcext:value-type="error">
            <text:p>#REF!</text:p>
          </table:table-cell>
          <table:table-cell table:style-name="ce175" table:formula="of:=AVERAGE([Aufteilung.J42:.J53])" office:value-type="string" office:string-value="#REF!" calcext:value-type="error">
            <text:p>#REF!</text:p>
          </table:table-cell>
          <table:table-cell table:style-name="ce175" table:formula="of:=AVERAGE([Aufteilung.K42:.K53])" office:value-type="string" office:string-value="#REF!" calcext:value-type="error">
            <text:p>#REF!</text:p>
          </table:table-cell>
          <table:table-cell table:style-name="ce175" table:formula="of:=SUM([.K53];[.B53:.K53])-[.J5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6-08-01" calcext:value-type="date">
            <text:p>August.2006</text:p>
          </table:table-cell>
          <table:table-cell table:style-name="ce175" table:formula="of:=AVERAGE([Aufteilung.B43:.B54])" office:value-type="string" office:string-value="#REF!" calcext:value-type="error">
            <text:p>#REF!</text:p>
          </table:table-cell>
          <table:table-cell table:style-name="ce175" table:formula="of:=AVERAGE([Aufteilung.C43:.C54])" office:value-type="string" office:string-value="#REF!" calcext:value-type="error">
            <text:p>#REF!</text:p>
          </table:table-cell>
          <table:table-cell table:style-name="ce175" table:formula="of:=AVERAGE([Aufteilung.D43:.D54])" office:value-type="string" office:string-value="#REF!" calcext:value-type="error">
            <text:p>#REF!</text:p>
          </table:table-cell>
          <table:table-cell table:style-name="ce175" table:formula="of:=AVERAGE([Aufteilung.E43:.E54])" office:value-type="string" office:string-value="#REF!" calcext:value-type="error">
            <text:p>#REF!</text:p>
          </table:table-cell>
          <table:table-cell table:style-name="ce175" table:formula="of:=AVERAGE([Aufteilung.F43:.F54])" office:value-type="string" office:string-value="#REF!" calcext:value-type="error">
            <text:p>#REF!</text:p>
          </table:table-cell>
          <table:table-cell table:style-name="ce175" table:formula="of:=AVERAGE([Aufteilung.G43:.G54])" office:value-type="string" office:string-value="#REF!" calcext:value-type="error">
            <text:p>#REF!</text:p>
          </table:table-cell>
          <table:table-cell table:style-name="ce175" table:formula="of:=AVERAGE([Aufteilung.H43:.H54])" office:value-type="string" office:string-value="#REF!" calcext:value-type="error">
            <text:p>#REF!</text:p>
          </table:table-cell>
          <table:table-cell table:style-name="ce175" table:formula="of:=AVERAGE([Aufteilung.I43:.I54])" office:value-type="string" office:string-value="#REF!" calcext:value-type="error">
            <text:p>#REF!</text:p>
          </table:table-cell>
          <table:table-cell table:style-name="ce175" table:formula="of:=AVERAGE([Aufteilung.J43:.J54])" office:value-type="string" office:string-value="#REF!" calcext:value-type="error">
            <text:p>#REF!</text:p>
          </table:table-cell>
          <table:table-cell table:style-name="ce175" table:formula="of:=AVERAGE([Aufteilung.K43:.K54])" office:value-type="string" office:string-value="#REF!" calcext:value-type="error">
            <text:p>#REF!</text:p>
          </table:table-cell>
          <table:table-cell table:style-name="ce175" table:formula="of:=SUM([.K54];[.B54:.K54])-[.J5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6-09-01" calcext:value-type="date">
            <text:p>September 2006</text:p>
          </table:table-cell>
          <table:table-cell table:style-name="ce175" table:formula="of:=AVERAGE([Aufteilung.B44:.B55])" office:value-type="string" office:string-value="#REF!" calcext:value-type="error">
            <text:p>#REF!</text:p>
          </table:table-cell>
          <table:table-cell table:style-name="ce175" table:formula="of:=AVERAGE([Aufteilung.C44:.C55])" office:value-type="string" office:string-value="#REF!" calcext:value-type="error">
            <text:p>#REF!</text:p>
          </table:table-cell>
          <table:table-cell table:style-name="ce175" table:formula="of:=AVERAGE([Aufteilung.D44:.D55])" office:value-type="string" office:string-value="#REF!" calcext:value-type="error">
            <text:p>#REF!</text:p>
          </table:table-cell>
          <table:table-cell table:style-name="ce175" table:formula="of:=AVERAGE([Aufteilung.E44:.E55])" office:value-type="string" office:string-value="#REF!" calcext:value-type="error">
            <text:p>#REF!</text:p>
          </table:table-cell>
          <table:table-cell table:style-name="ce175" table:formula="of:=AVERAGE([Aufteilung.F44:.F55])" office:value-type="string" office:string-value="#REF!" calcext:value-type="error">
            <text:p>#REF!</text:p>
          </table:table-cell>
          <table:table-cell table:style-name="ce175" table:formula="of:=AVERAGE([Aufteilung.G44:.G55])" office:value-type="string" office:string-value="#REF!" calcext:value-type="error">
            <text:p>#REF!</text:p>
          </table:table-cell>
          <table:table-cell table:style-name="ce175" table:formula="of:=AVERAGE([Aufteilung.H44:.H55])" office:value-type="string" office:string-value="#REF!" calcext:value-type="error">
            <text:p>#REF!</text:p>
          </table:table-cell>
          <table:table-cell table:style-name="ce175" table:formula="of:=AVERAGE([Aufteilung.I44:.I55])" office:value-type="string" office:string-value="#REF!" calcext:value-type="error">
            <text:p>#REF!</text:p>
          </table:table-cell>
          <table:table-cell table:style-name="ce175" table:formula="of:=AVERAGE([Aufteilung.J44:.J55])" office:value-type="string" office:string-value="#REF!" calcext:value-type="error">
            <text:p>#REF!</text:p>
          </table:table-cell>
          <table:table-cell table:style-name="ce175" table:formula="of:=AVERAGE([Aufteilung.K44:.K55])" office:value-type="string" office:string-value="#REF!" calcext:value-type="error">
            <text:p>#REF!</text:p>
          </table:table-cell>
          <table:table-cell table:style-name="ce175" table:formula="of:=SUM([.K55];[.B55:.K55])-[.J5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6-10-01" calcext:value-type="date">
            <text:p>Oktober.2006</text:p>
          </table:table-cell>
          <table:table-cell table:style-name="ce175" table:formula="of:=AVERAGE([Aufteilung.B45:.B56])" office:value-type="string" office:string-value="#REF!" calcext:value-type="error">
            <text:p>#REF!</text:p>
          </table:table-cell>
          <table:table-cell table:style-name="ce175" table:formula="of:=AVERAGE([Aufteilung.C45:.C56])" office:value-type="string" office:string-value="#REF!" calcext:value-type="error">
            <text:p>#REF!</text:p>
          </table:table-cell>
          <table:table-cell table:style-name="ce175" table:formula="of:=AVERAGE([Aufteilung.D45:.D56])" office:value-type="string" office:string-value="#REF!" calcext:value-type="error">
            <text:p>#REF!</text:p>
          </table:table-cell>
          <table:table-cell table:style-name="ce175" table:formula="of:=AVERAGE([Aufteilung.E45:.E56])" office:value-type="string" office:string-value="#REF!" calcext:value-type="error">
            <text:p>#REF!</text:p>
          </table:table-cell>
          <table:table-cell table:style-name="ce175" table:formula="of:=AVERAGE([Aufteilung.F45:.F56])" office:value-type="string" office:string-value="#REF!" calcext:value-type="error">
            <text:p>#REF!</text:p>
          </table:table-cell>
          <table:table-cell table:style-name="ce175" table:formula="of:=AVERAGE([Aufteilung.G45:.G56])" office:value-type="string" office:string-value="#REF!" calcext:value-type="error">
            <text:p>#REF!</text:p>
          </table:table-cell>
          <table:table-cell table:style-name="ce175" table:formula="of:=AVERAGE([Aufteilung.H45:.H56])" office:value-type="string" office:string-value="#REF!" calcext:value-type="error">
            <text:p>#REF!</text:p>
          </table:table-cell>
          <table:table-cell table:style-name="ce175" table:formula="of:=AVERAGE([Aufteilung.I45:.I56])" office:value-type="string" office:string-value="#REF!" calcext:value-type="error">
            <text:p>#REF!</text:p>
          </table:table-cell>
          <table:table-cell table:style-name="ce175" table:formula="of:=AVERAGE([Aufteilung.J45:.J56])" office:value-type="string" office:string-value="#REF!" calcext:value-type="error">
            <text:p>#REF!</text:p>
          </table:table-cell>
          <table:table-cell table:style-name="ce175" table:formula="of:=AVERAGE([Aufteilung.K45:.K56])" office:value-type="string" office:string-value="#REF!" calcext:value-type="error">
            <text:p>#REF!</text:p>
          </table:table-cell>
          <table:table-cell table:style-name="ce175" table:formula="of:=SUM([.K56];[.B56:.K56])-[.J5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6-11-01" calcext:value-type="date">
            <text:p>November 2006</text:p>
          </table:table-cell>
          <table:table-cell table:style-name="ce175" table:formula="of:=AVERAGE([Aufteilung.B46:.B57])" office:value-type="string" office:string-value="#REF!" calcext:value-type="error">
            <text:p>#REF!</text:p>
          </table:table-cell>
          <table:table-cell table:style-name="ce175" table:formula="of:=AVERAGE([Aufteilung.C46:.C57])" office:value-type="string" office:string-value="#REF!" calcext:value-type="error">
            <text:p>#REF!</text:p>
          </table:table-cell>
          <table:table-cell table:style-name="ce175" table:formula="of:=AVERAGE([Aufteilung.D46:.D57])" office:value-type="string" office:string-value="#REF!" calcext:value-type="error">
            <text:p>#REF!</text:p>
          </table:table-cell>
          <table:table-cell table:style-name="ce175" table:formula="of:=AVERAGE([Aufteilung.E46:.E57])" office:value-type="string" office:string-value="#REF!" calcext:value-type="error">
            <text:p>#REF!</text:p>
          </table:table-cell>
          <table:table-cell table:style-name="ce175" table:formula="of:=AVERAGE([Aufteilung.F46:.F57])" office:value-type="string" office:string-value="#REF!" calcext:value-type="error">
            <text:p>#REF!</text:p>
          </table:table-cell>
          <table:table-cell table:style-name="ce175" table:formula="of:=AVERAGE([Aufteilung.G46:.G57])" office:value-type="string" office:string-value="#REF!" calcext:value-type="error">
            <text:p>#REF!</text:p>
          </table:table-cell>
          <table:table-cell table:style-name="ce175" table:formula="of:=AVERAGE([Aufteilung.H46:.H57])" office:value-type="string" office:string-value="#REF!" calcext:value-type="error">
            <text:p>#REF!</text:p>
          </table:table-cell>
          <table:table-cell table:style-name="ce175" table:formula="of:=AVERAGE([Aufteilung.I46:.I57])" office:value-type="string" office:string-value="#REF!" calcext:value-type="error">
            <text:p>#REF!</text:p>
          </table:table-cell>
          <table:table-cell table:style-name="ce175" table:formula="of:=AVERAGE([Aufteilung.J46:.J57])" office:value-type="string" office:string-value="#REF!" calcext:value-type="error">
            <text:p>#REF!</text:p>
          </table:table-cell>
          <table:table-cell table:style-name="ce175" table:formula="of:=AVERAGE([Aufteilung.K46:.K57])" office:value-type="string" office:string-value="#REF!" calcext:value-type="error">
            <text:p>#REF!</text:p>
          </table:table-cell>
          <table:table-cell table:style-name="ce175" table:formula="of:=SUM([.K57];[.B57:.K57])-[.J5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6-12-01" calcext:value-type="date">
            <text:p>Dezember.2006</text:p>
          </table:table-cell>
          <table:table-cell table:style-name="ce175" table:formula="of:=AVERAGE([Aufteilung.B47:.B58])" office:value-type="string" office:string-value="#REF!" calcext:value-type="error">
            <text:p>#REF!</text:p>
          </table:table-cell>
          <table:table-cell table:style-name="ce175" table:formula="of:=AVERAGE([Aufteilung.C47:.C58])" office:value-type="string" office:string-value="#REF!" calcext:value-type="error">
            <text:p>#REF!</text:p>
          </table:table-cell>
          <table:table-cell table:style-name="ce175" table:formula="of:=AVERAGE([Aufteilung.D47:.D58])" office:value-type="string" office:string-value="#REF!" calcext:value-type="error">
            <text:p>#REF!</text:p>
          </table:table-cell>
          <table:table-cell table:style-name="ce175" table:formula="of:=AVERAGE([Aufteilung.E47:.E58])" office:value-type="string" office:string-value="#REF!" calcext:value-type="error">
            <text:p>#REF!</text:p>
          </table:table-cell>
          <table:table-cell table:style-name="ce175" table:formula="of:=AVERAGE([Aufteilung.F47:.F58])" office:value-type="string" office:string-value="#REF!" calcext:value-type="error">
            <text:p>#REF!</text:p>
          </table:table-cell>
          <table:table-cell table:style-name="ce175" table:formula="of:=AVERAGE([Aufteilung.G47:.G58])" office:value-type="string" office:string-value="#REF!" calcext:value-type="error">
            <text:p>#REF!</text:p>
          </table:table-cell>
          <table:table-cell table:style-name="ce175" table:formula="of:=AVERAGE([Aufteilung.H47:.H58])" office:value-type="string" office:string-value="#REF!" calcext:value-type="error">
            <text:p>#REF!</text:p>
          </table:table-cell>
          <table:table-cell table:style-name="ce175" table:formula="of:=AVERAGE([Aufteilung.I47:.I58])" office:value-type="string" office:string-value="#REF!" calcext:value-type="error">
            <text:p>#REF!</text:p>
          </table:table-cell>
          <table:table-cell table:style-name="ce175" table:formula="of:=AVERAGE([Aufteilung.J47:.J58])" office:value-type="string" office:string-value="#REF!" calcext:value-type="error">
            <text:p>#REF!</text:p>
          </table:table-cell>
          <table:table-cell table:style-name="ce175" table:formula="of:=AVERAGE([Aufteilung.K47:.K58])" office:value-type="string" office:string-value="#REF!" calcext:value-type="error">
            <text:p>#REF!</text:p>
          </table:table-cell>
          <table:table-cell table:style-name="ce175" table:formula="of:=SUM([.K58];[.B58:.K58])-[.J5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7-01-01" calcext:value-type="date">
            <text:p>Januar 2007</text:p>
          </table:table-cell>
          <table:table-cell table:style-name="ce175" table:formula="of:=AVERAGE([Aufteilung.B48:.B59])" office:value-type="string" office:string-value="#REF!" calcext:value-type="error">
            <text:p>#REF!</text:p>
          </table:table-cell>
          <table:table-cell table:style-name="ce175" table:formula="of:=AVERAGE([Aufteilung.C48:.C59])" office:value-type="string" office:string-value="#REF!" calcext:value-type="error">
            <text:p>#REF!</text:p>
          </table:table-cell>
          <table:table-cell table:style-name="ce175" table:formula="of:=AVERAGE([Aufteilung.D48:.D59])" office:value-type="string" office:string-value="#REF!" calcext:value-type="error">
            <text:p>#REF!</text:p>
          </table:table-cell>
          <table:table-cell table:style-name="ce175" table:formula="of:=AVERAGE([Aufteilung.E48:.E59])" office:value-type="string" office:string-value="#REF!" calcext:value-type="error">
            <text:p>#REF!</text:p>
          </table:table-cell>
          <table:table-cell table:style-name="ce175" table:formula="of:=AVERAGE([Aufteilung.F48:.F59])" office:value-type="string" office:string-value="#REF!" calcext:value-type="error">
            <text:p>#REF!</text:p>
          </table:table-cell>
          <table:table-cell table:style-name="ce175" table:formula="of:=AVERAGE([Aufteilung.G48:.G59])" office:value-type="string" office:string-value="#REF!" calcext:value-type="error">
            <text:p>#REF!</text:p>
          </table:table-cell>
          <table:table-cell table:style-name="ce175" table:formula="of:=AVERAGE([Aufteilung.H48:.H59])" office:value-type="string" office:string-value="#REF!" calcext:value-type="error">
            <text:p>#REF!</text:p>
          </table:table-cell>
          <table:table-cell table:style-name="ce175" table:formula="of:=AVERAGE([Aufteilung.I48:.I59])" office:value-type="string" office:string-value="#REF!" calcext:value-type="error">
            <text:p>#REF!</text:p>
          </table:table-cell>
          <table:table-cell table:style-name="ce175" table:formula="of:=AVERAGE([Aufteilung.J48:.J59])" office:value-type="string" office:string-value="#REF!" calcext:value-type="error">
            <text:p>#REF!</text:p>
          </table:table-cell>
          <table:table-cell table:style-name="ce175" table:formula="of:=AVERAGE([Aufteilung.K48:.K59])" office:value-type="string" office:string-value="#REF!" calcext:value-type="error">
            <text:p>#REF!</text:p>
          </table:table-cell>
          <table:table-cell table:style-name="ce175" table:formula="of:=SUM([.K59];[.B59:.K59])-[.J5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7-02-01" calcext:value-type="date">
            <text:p>Februar.2007</text:p>
          </table:table-cell>
          <table:table-cell table:style-name="ce175" table:formula="of:=AVERAGE([Aufteilung.B49:.B60])" office:value-type="string" office:string-value="#REF!" calcext:value-type="error">
            <text:p>#REF!</text:p>
          </table:table-cell>
          <table:table-cell table:style-name="ce175" table:formula="of:=AVERAGE([Aufteilung.C49:.C60])" office:value-type="string" office:string-value="#REF!" calcext:value-type="error">
            <text:p>#REF!</text:p>
          </table:table-cell>
          <table:table-cell table:style-name="ce175" table:formula="of:=AVERAGE([Aufteilung.D49:.D60])" office:value-type="string" office:string-value="#REF!" calcext:value-type="error">
            <text:p>#REF!</text:p>
          </table:table-cell>
          <table:table-cell table:style-name="ce175" table:formula="of:=AVERAGE([Aufteilung.E49:.E60])" office:value-type="string" office:string-value="#REF!" calcext:value-type="error">
            <text:p>#REF!</text:p>
          </table:table-cell>
          <table:table-cell table:style-name="ce175" table:formula="of:=AVERAGE([Aufteilung.F49:.F60])" office:value-type="string" office:string-value="#REF!" calcext:value-type="error">
            <text:p>#REF!</text:p>
          </table:table-cell>
          <table:table-cell table:style-name="ce175" table:formula="of:=AVERAGE([Aufteilung.G49:.G60])" office:value-type="string" office:string-value="#REF!" calcext:value-type="error">
            <text:p>#REF!</text:p>
          </table:table-cell>
          <table:table-cell table:style-name="ce175" table:formula="of:=AVERAGE([Aufteilung.H49:.H60])" office:value-type="string" office:string-value="#REF!" calcext:value-type="error">
            <text:p>#REF!</text:p>
          </table:table-cell>
          <table:table-cell table:style-name="ce175" table:formula="of:=AVERAGE([Aufteilung.I49:.I60])" office:value-type="string" office:string-value="#REF!" calcext:value-type="error">
            <text:p>#REF!</text:p>
          </table:table-cell>
          <table:table-cell table:style-name="ce175" table:formula="of:=AVERAGE([Aufteilung.J49:.J60])" office:value-type="string" office:string-value="#REF!" calcext:value-type="error">
            <text:p>#REF!</text:p>
          </table:table-cell>
          <table:table-cell table:style-name="ce175" table:formula="of:=AVERAGE([Aufteilung.K49:.K60])" office:value-type="string" office:string-value="#REF!" calcext:value-type="error">
            <text:p>#REF!</text:p>
          </table:table-cell>
          <table:table-cell table:style-name="ce175" table:formula="of:=SUM([.K60];[.B60:.K60])-[.J6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7-03-01" calcext:value-type="date">
            <text:p>März 2007</text:p>
          </table:table-cell>
          <table:table-cell table:style-name="ce175" table:formula="of:=AVERAGE([Aufteilung.B50:.B61])" office:value-type="string" office:string-value="#REF!" calcext:value-type="error">
            <text:p>#REF!</text:p>
          </table:table-cell>
          <table:table-cell table:style-name="ce175" table:formula="of:=AVERAGE([Aufteilung.C50:.C61])" office:value-type="string" office:string-value="#REF!" calcext:value-type="error">
            <text:p>#REF!</text:p>
          </table:table-cell>
          <table:table-cell table:style-name="ce175" table:formula="of:=AVERAGE([Aufteilung.D50:.D61])" office:value-type="string" office:string-value="#REF!" calcext:value-type="error">
            <text:p>#REF!</text:p>
          </table:table-cell>
          <table:table-cell table:style-name="ce175" table:formula="of:=AVERAGE([Aufteilung.E50:.E61])" office:value-type="string" office:string-value="#REF!" calcext:value-type="error">
            <text:p>#REF!</text:p>
          </table:table-cell>
          <table:table-cell table:style-name="ce175" table:formula="of:=AVERAGE([Aufteilung.F50:.F61])" office:value-type="string" office:string-value="#REF!" calcext:value-type="error">
            <text:p>#REF!</text:p>
          </table:table-cell>
          <table:table-cell table:style-name="ce175" table:formula="of:=AVERAGE([Aufteilung.G50:.G61])" office:value-type="string" office:string-value="#REF!" calcext:value-type="error">
            <text:p>#REF!</text:p>
          </table:table-cell>
          <table:table-cell table:style-name="ce175" table:formula="of:=AVERAGE([Aufteilung.H50:.H61])" office:value-type="string" office:string-value="#REF!" calcext:value-type="error">
            <text:p>#REF!</text:p>
          </table:table-cell>
          <table:table-cell table:style-name="ce175" table:formula="of:=AVERAGE([Aufteilung.I50:.I61])" office:value-type="string" office:string-value="#REF!" calcext:value-type="error">
            <text:p>#REF!</text:p>
          </table:table-cell>
          <table:table-cell table:style-name="ce175" table:formula="of:=AVERAGE([Aufteilung.J50:.J61])" office:value-type="string" office:string-value="#REF!" calcext:value-type="error">
            <text:p>#REF!</text:p>
          </table:table-cell>
          <table:table-cell table:style-name="ce175" table:formula="of:=AVERAGE([Aufteilung.K50:.K61])" office:value-type="string" office:string-value="#REF!" calcext:value-type="error">
            <text:p>#REF!</text:p>
          </table:table-cell>
          <table:table-cell table:style-name="ce175" table:formula="of:=SUM([.K61];[.B61:.K61])-[.J6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7-04-01" calcext:value-type="date">
            <text:p>April.2007</text:p>
          </table:table-cell>
          <table:table-cell table:style-name="ce175" table:formula="of:=AVERAGE([Aufteilung.B51:.B62])" office:value-type="string" office:string-value="#REF!" calcext:value-type="error">
            <text:p>#REF!</text:p>
          </table:table-cell>
          <table:table-cell table:style-name="ce175" table:formula="of:=AVERAGE([Aufteilung.C51:.C62])" office:value-type="string" office:string-value="#REF!" calcext:value-type="error">
            <text:p>#REF!</text:p>
          </table:table-cell>
          <table:table-cell table:style-name="ce175" table:formula="of:=AVERAGE([Aufteilung.D51:.D62])" office:value-type="string" office:string-value="#REF!" calcext:value-type="error">
            <text:p>#REF!</text:p>
          </table:table-cell>
          <table:table-cell table:style-name="ce175" table:formula="of:=AVERAGE([Aufteilung.E51:.E62])" office:value-type="string" office:string-value="#REF!" calcext:value-type="error">
            <text:p>#REF!</text:p>
          </table:table-cell>
          <table:table-cell table:style-name="ce175" table:formula="of:=AVERAGE([Aufteilung.F51:.F62])" office:value-type="string" office:string-value="#REF!" calcext:value-type="error">
            <text:p>#REF!</text:p>
          </table:table-cell>
          <table:table-cell table:style-name="ce175" table:formula="of:=AVERAGE([Aufteilung.G51:.G62])" office:value-type="string" office:string-value="#REF!" calcext:value-type="error">
            <text:p>#REF!</text:p>
          </table:table-cell>
          <table:table-cell table:style-name="ce175" table:formula="of:=AVERAGE([Aufteilung.H51:.H62])" office:value-type="string" office:string-value="#REF!" calcext:value-type="error">
            <text:p>#REF!</text:p>
          </table:table-cell>
          <table:table-cell table:style-name="ce175" table:formula="of:=AVERAGE([Aufteilung.I51:.I62])" office:value-type="string" office:string-value="#REF!" calcext:value-type="error">
            <text:p>#REF!</text:p>
          </table:table-cell>
          <table:table-cell table:style-name="ce175" table:formula="of:=AVERAGE([Aufteilung.J51:.J62])" office:value-type="string" office:string-value="#REF!" calcext:value-type="error">
            <text:p>#REF!</text:p>
          </table:table-cell>
          <table:table-cell table:style-name="ce175" table:formula="of:=AVERAGE([Aufteilung.K51:.K62])" office:value-type="string" office:string-value="#REF!" calcext:value-type="error">
            <text:p>#REF!</text:p>
          </table:table-cell>
          <table:table-cell table:style-name="ce175" table:formula="of:=SUM([.K62];[.B62:.K62])-[.J6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7-05-01" calcext:value-type="date">
            <text:p>Mai 2007</text:p>
          </table:table-cell>
          <table:table-cell table:style-name="ce175" table:formula="of:=AVERAGE([Aufteilung.B52:.B63])" office:value-type="string" office:string-value="#REF!" calcext:value-type="error">
            <text:p>#REF!</text:p>
          </table:table-cell>
          <table:table-cell table:style-name="ce175" table:formula="of:=AVERAGE([Aufteilung.C52:.C63])" office:value-type="string" office:string-value="#REF!" calcext:value-type="error">
            <text:p>#REF!</text:p>
          </table:table-cell>
          <table:table-cell table:style-name="ce175" table:formula="of:=AVERAGE([Aufteilung.D52:.D63])" office:value-type="string" office:string-value="#REF!" calcext:value-type="error">
            <text:p>#REF!</text:p>
          </table:table-cell>
          <table:table-cell table:style-name="ce175" table:formula="of:=AVERAGE([Aufteilung.E52:.E63])" office:value-type="string" office:string-value="#REF!" calcext:value-type="error">
            <text:p>#REF!</text:p>
          </table:table-cell>
          <table:table-cell table:style-name="ce175" table:formula="of:=AVERAGE([Aufteilung.F52:.F63])" office:value-type="string" office:string-value="#REF!" calcext:value-type="error">
            <text:p>#REF!</text:p>
          </table:table-cell>
          <table:table-cell table:style-name="ce175" table:formula="of:=AVERAGE([Aufteilung.G52:.G63])" office:value-type="string" office:string-value="#REF!" calcext:value-type="error">
            <text:p>#REF!</text:p>
          </table:table-cell>
          <table:table-cell table:style-name="ce175" table:formula="of:=AVERAGE([Aufteilung.H52:.H63])" office:value-type="string" office:string-value="#REF!" calcext:value-type="error">
            <text:p>#REF!</text:p>
          </table:table-cell>
          <table:table-cell table:style-name="ce175" table:formula="of:=AVERAGE([Aufteilung.I52:.I63])" office:value-type="string" office:string-value="#REF!" calcext:value-type="error">
            <text:p>#REF!</text:p>
          </table:table-cell>
          <table:table-cell table:style-name="ce175" table:formula="of:=AVERAGE([Aufteilung.J52:.J63])" office:value-type="string" office:string-value="#REF!" calcext:value-type="error">
            <text:p>#REF!</text:p>
          </table:table-cell>
          <table:table-cell table:style-name="ce175" table:formula="of:=AVERAGE([Aufteilung.K52:.K63])" office:value-type="string" office:string-value="#REF!" calcext:value-type="error">
            <text:p>#REF!</text:p>
          </table:table-cell>
          <table:table-cell table:style-name="ce175" table:formula="of:=SUM([.K63];[.B63:.K63])-[.J6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7-06-01" calcext:value-type="date">
            <text:p>Juni.2007</text:p>
          </table:table-cell>
          <table:table-cell table:style-name="ce175" table:formula="of:=AVERAGE([Aufteilung.B53:.B64])" office:value-type="string" office:string-value="#REF!" calcext:value-type="error">
            <text:p>#REF!</text:p>
          </table:table-cell>
          <table:table-cell table:style-name="ce175" table:formula="of:=AVERAGE([Aufteilung.C53:.C64])" office:value-type="string" office:string-value="#REF!" calcext:value-type="error">
            <text:p>#REF!</text:p>
          </table:table-cell>
          <table:table-cell table:style-name="ce175" table:formula="of:=AVERAGE([Aufteilung.D53:.D64])" office:value-type="string" office:string-value="#REF!" calcext:value-type="error">
            <text:p>#REF!</text:p>
          </table:table-cell>
          <table:table-cell table:style-name="ce175" table:formula="of:=AVERAGE([Aufteilung.E53:.E64])" office:value-type="string" office:string-value="#REF!" calcext:value-type="error">
            <text:p>#REF!</text:p>
          </table:table-cell>
          <table:table-cell table:style-name="ce175" table:formula="of:=AVERAGE([Aufteilung.F53:.F64])" office:value-type="string" office:string-value="#REF!" calcext:value-type="error">
            <text:p>#REF!</text:p>
          </table:table-cell>
          <table:table-cell table:style-name="ce175" table:formula="of:=AVERAGE([Aufteilung.G53:.G64])" office:value-type="string" office:string-value="#REF!" calcext:value-type="error">
            <text:p>#REF!</text:p>
          </table:table-cell>
          <table:table-cell table:style-name="ce175" table:formula="of:=AVERAGE([Aufteilung.H53:.H64])" office:value-type="string" office:string-value="#REF!" calcext:value-type="error">
            <text:p>#REF!</text:p>
          </table:table-cell>
          <table:table-cell table:style-name="ce175" table:formula="of:=AVERAGE([Aufteilung.I53:.I64])" office:value-type="string" office:string-value="#REF!" calcext:value-type="error">
            <text:p>#REF!</text:p>
          </table:table-cell>
          <table:table-cell table:style-name="ce175" table:formula="of:=AVERAGE([Aufteilung.J53:.J64])" office:value-type="string" office:string-value="#REF!" calcext:value-type="error">
            <text:p>#REF!</text:p>
          </table:table-cell>
          <table:table-cell table:style-name="ce175" table:formula="of:=AVERAGE([Aufteilung.K53:.K64])" office:value-type="string" office:string-value="#REF!" calcext:value-type="error">
            <text:p>#REF!</text:p>
          </table:table-cell>
          <table:table-cell table:style-name="ce175" table:formula="of:=SUM([.K64];[.B64:.K64])-[.J6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7-07-01" calcext:value-type="date">
            <text:p>Juli 2007</text:p>
          </table:table-cell>
          <table:table-cell table:style-name="ce175" table:formula="of:=AVERAGE([Aufteilung.B54:.B65])" office:value-type="string" office:string-value="#REF!" calcext:value-type="error">
            <text:p>#REF!</text:p>
          </table:table-cell>
          <table:table-cell table:style-name="ce175" table:formula="of:=AVERAGE([Aufteilung.C54:.C65])" office:value-type="string" office:string-value="#REF!" calcext:value-type="error">
            <text:p>#REF!</text:p>
          </table:table-cell>
          <table:table-cell table:style-name="ce175" table:formula="of:=AVERAGE([Aufteilung.D54:.D65])" office:value-type="string" office:string-value="#REF!" calcext:value-type="error">
            <text:p>#REF!</text:p>
          </table:table-cell>
          <table:table-cell table:style-name="ce175" table:formula="of:=AVERAGE([Aufteilung.E54:.E65])" office:value-type="string" office:string-value="#REF!" calcext:value-type="error">
            <text:p>#REF!</text:p>
          </table:table-cell>
          <table:table-cell table:style-name="ce175" table:formula="of:=AVERAGE([Aufteilung.F54:.F65])" office:value-type="string" office:string-value="#REF!" calcext:value-type="error">
            <text:p>#REF!</text:p>
          </table:table-cell>
          <table:table-cell table:style-name="ce175" table:formula="of:=AVERAGE([Aufteilung.G54:.G65])" office:value-type="string" office:string-value="#REF!" calcext:value-type="error">
            <text:p>#REF!</text:p>
          </table:table-cell>
          <table:table-cell table:style-name="ce175" table:formula="of:=AVERAGE([Aufteilung.H54:.H65])" office:value-type="string" office:string-value="#REF!" calcext:value-type="error">
            <text:p>#REF!</text:p>
          </table:table-cell>
          <table:table-cell table:style-name="ce175" table:formula="of:=AVERAGE([Aufteilung.I54:.I65])" office:value-type="string" office:string-value="#REF!" calcext:value-type="error">
            <text:p>#REF!</text:p>
          </table:table-cell>
          <table:table-cell table:style-name="ce175" table:formula="of:=AVERAGE([Aufteilung.J54:.J65])" office:value-type="string" office:string-value="#REF!" calcext:value-type="error">
            <text:p>#REF!</text:p>
          </table:table-cell>
          <table:table-cell table:style-name="ce175" table:formula="of:=AVERAGE([Aufteilung.K54:.K65])" office:value-type="string" office:string-value="#REF!" calcext:value-type="error">
            <text:p>#REF!</text:p>
          </table:table-cell>
          <table:table-cell table:style-name="ce175" table:formula="of:=SUM([.K65];[.B65:.K65])-[.J6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7-08-01" calcext:value-type="date">
            <text:p>August.2007</text:p>
          </table:table-cell>
          <table:table-cell table:style-name="ce175" table:formula="of:=AVERAGE([Aufteilung.B55:.B66])" office:value-type="string" office:string-value="#REF!" calcext:value-type="error">
            <text:p>#REF!</text:p>
          </table:table-cell>
          <table:table-cell table:style-name="ce175" table:formula="of:=AVERAGE([Aufteilung.C55:.C66])" office:value-type="string" office:string-value="#REF!" calcext:value-type="error">
            <text:p>#REF!</text:p>
          </table:table-cell>
          <table:table-cell table:style-name="ce175" table:formula="of:=AVERAGE([Aufteilung.D55:.D66])" office:value-type="string" office:string-value="#REF!" calcext:value-type="error">
            <text:p>#REF!</text:p>
          </table:table-cell>
          <table:table-cell table:style-name="ce175" table:formula="of:=AVERAGE([Aufteilung.E55:.E66])" office:value-type="string" office:string-value="#REF!" calcext:value-type="error">
            <text:p>#REF!</text:p>
          </table:table-cell>
          <table:table-cell table:style-name="ce175" table:formula="of:=AVERAGE([Aufteilung.F55:.F66])" office:value-type="string" office:string-value="#REF!" calcext:value-type="error">
            <text:p>#REF!</text:p>
          </table:table-cell>
          <table:table-cell table:style-name="ce175" table:formula="of:=AVERAGE([Aufteilung.G55:.G66])" office:value-type="string" office:string-value="#REF!" calcext:value-type="error">
            <text:p>#REF!</text:p>
          </table:table-cell>
          <table:table-cell table:style-name="ce175" table:formula="of:=AVERAGE([Aufteilung.H55:.H66])" office:value-type="string" office:string-value="#REF!" calcext:value-type="error">
            <text:p>#REF!</text:p>
          </table:table-cell>
          <table:table-cell table:style-name="ce175" table:formula="of:=AVERAGE([Aufteilung.I55:.I66])" office:value-type="string" office:string-value="#REF!" calcext:value-type="error">
            <text:p>#REF!</text:p>
          </table:table-cell>
          <table:table-cell table:style-name="ce175" table:formula="of:=AVERAGE([Aufteilung.J55:.J66])" office:value-type="string" office:string-value="#REF!" calcext:value-type="error">
            <text:p>#REF!</text:p>
          </table:table-cell>
          <table:table-cell table:style-name="ce175" table:formula="of:=AVERAGE([Aufteilung.K55:.K66])" office:value-type="string" office:string-value="#REF!" calcext:value-type="error">
            <text:p>#REF!</text:p>
          </table:table-cell>
          <table:table-cell table:style-name="ce175" table:formula="of:=SUM([.K66];[.B66:.K66])-[.J6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7-09-01" calcext:value-type="date">
            <text:p>September 2007</text:p>
          </table:table-cell>
          <table:table-cell table:style-name="ce175" table:formula="of:=AVERAGE([Aufteilung.B56:.B67])" office:value-type="string" office:string-value="#REF!" calcext:value-type="error">
            <text:p>#REF!</text:p>
          </table:table-cell>
          <table:table-cell table:style-name="ce175" table:formula="of:=AVERAGE([Aufteilung.C56:.C67])" office:value-type="string" office:string-value="#REF!" calcext:value-type="error">
            <text:p>#REF!</text:p>
          </table:table-cell>
          <table:table-cell table:style-name="ce175" table:formula="of:=AVERAGE([Aufteilung.D56:.D67])" office:value-type="string" office:string-value="#REF!" calcext:value-type="error">
            <text:p>#REF!</text:p>
          </table:table-cell>
          <table:table-cell table:style-name="ce175" table:formula="of:=AVERAGE([Aufteilung.E56:.E67])" office:value-type="string" office:string-value="#REF!" calcext:value-type="error">
            <text:p>#REF!</text:p>
          </table:table-cell>
          <table:table-cell table:style-name="ce175" table:formula="of:=AVERAGE([Aufteilung.F56:.F67])" office:value-type="string" office:string-value="#REF!" calcext:value-type="error">
            <text:p>#REF!</text:p>
          </table:table-cell>
          <table:table-cell table:style-name="ce175" table:formula="of:=AVERAGE([Aufteilung.G56:.G67])" office:value-type="string" office:string-value="#REF!" calcext:value-type="error">
            <text:p>#REF!</text:p>
          </table:table-cell>
          <table:table-cell table:style-name="ce175" table:formula="of:=AVERAGE([Aufteilung.H56:.H67])" office:value-type="string" office:string-value="#REF!" calcext:value-type="error">
            <text:p>#REF!</text:p>
          </table:table-cell>
          <table:table-cell table:style-name="ce175" table:formula="of:=AVERAGE([Aufteilung.I56:.I67])" office:value-type="string" office:string-value="#REF!" calcext:value-type="error">
            <text:p>#REF!</text:p>
          </table:table-cell>
          <table:table-cell table:style-name="ce175" table:formula="of:=AVERAGE([Aufteilung.J56:.J67])" office:value-type="string" office:string-value="#REF!" calcext:value-type="error">
            <text:p>#REF!</text:p>
          </table:table-cell>
          <table:table-cell table:style-name="ce175" table:formula="of:=AVERAGE([Aufteilung.K56:.K67])" office:value-type="string" office:string-value="#REF!" calcext:value-type="error">
            <text:p>#REF!</text:p>
          </table:table-cell>
          <table:table-cell table:style-name="ce175" table:formula="of:=SUM([.K67];[.B67:.K67])-[.J6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7-10-01" calcext:value-type="date">
            <text:p>Oktober.2007</text:p>
          </table:table-cell>
          <table:table-cell table:style-name="ce175" table:formula="of:=AVERAGE([Aufteilung.B57:.B68])" office:value-type="string" office:string-value="#REF!" calcext:value-type="error">
            <text:p>#REF!</text:p>
          </table:table-cell>
          <table:table-cell table:style-name="ce175" table:formula="of:=AVERAGE([Aufteilung.C57:.C68])" office:value-type="string" office:string-value="#REF!" calcext:value-type="error">
            <text:p>#REF!</text:p>
          </table:table-cell>
          <table:table-cell table:style-name="ce175" table:formula="of:=AVERAGE([Aufteilung.D57:.D68])" office:value-type="string" office:string-value="#REF!" calcext:value-type="error">
            <text:p>#REF!</text:p>
          </table:table-cell>
          <table:table-cell table:style-name="ce175" table:formula="of:=AVERAGE([Aufteilung.E57:.E68])" office:value-type="string" office:string-value="#REF!" calcext:value-type="error">
            <text:p>#REF!</text:p>
          </table:table-cell>
          <table:table-cell table:style-name="ce175" table:formula="of:=AVERAGE([Aufteilung.F57:.F68])" office:value-type="string" office:string-value="#REF!" calcext:value-type="error">
            <text:p>#REF!</text:p>
          </table:table-cell>
          <table:table-cell table:style-name="ce175" table:formula="of:=AVERAGE([Aufteilung.G57:.G68])" office:value-type="string" office:string-value="#REF!" calcext:value-type="error">
            <text:p>#REF!</text:p>
          </table:table-cell>
          <table:table-cell table:style-name="ce175" table:formula="of:=AVERAGE([Aufteilung.H57:.H68])" office:value-type="string" office:string-value="#REF!" calcext:value-type="error">
            <text:p>#REF!</text:p>
          </table:table-cell>
          <table:table-cell table:style-name="ce175" table:formula="of:=AVERAGE([Aufteilung.I57:.I68])" office:value-type="string" office:string-value="#REF!" calcext:value-type="error">
            <text:p>#REF!</text:p>
          </table:table-cell>
          <table:table-cell table:style-name="ce175" table:formula="of:=AVERAGE([Aufteilung.J57:.J68])" office:value-type="string" office:string-value="#REF!" calcext:value-type="error">
            <text:p>#REF!</text:p>
          </table:table-cell>
          <table:table-cell table:style-name="ce175" table:formula="of:=AVERAGE([Aufteilung.K57:.K68])" office:value-type="string" office:string-value="#REF!" calcext:value-type="error">
            <text:p>#REF!</text:p>
          </table:table-cell>
          <table:table-cell table:style-name="ce175" table:formula="of:=SUM([.K68];[.B68:.K68])-[.J6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7-11-01" calcext:value-type="date">
            <text:p>November 2007</text:p>
          </table:table-cell>
          <table:table-cell table:style-name="ce175" table:formula="of:=AVERAGE([Aufteilung.B58:.B69])" office:value-type="string" office:string-value="#REF!" calcext:value-type="error">
            <text:p>#REF!</text:p>
          </table:table-cell>
          <table:table-cell table:style-name="ce175" table:formula="of:=AVERAGE([Aufteilung.C58:.C69])" office:value-type="string" office:string-value="#REF!" calcext:value-type="error">
            <text:p>#REF!</text:p>
          </table:table-cell>
          <table:table-cell table:style-name="ce175" table:formula="of:=AVERAGE([Aufteilung.D58:.D69])" office:value-type="string" office:string-value="#REF!" calcext:value-type="error">
            <text:p>#REF!</text:p>
          </table:table-cell>
          <table:table-cell table:style-name="ce175" table:formula="of:=AVERAGE([Aufteilung.E58:.E69])" office:value-type="string" office:string-value="#REF!" calcext:value-type="error">
            <text:p>#REF!</text:p>
          </table:table-cell>
          <table:table-cell table:style-name="ce175" table:formula="of:=AVERAGE([Aufteilung.F58:.F69])" office:value-type="string" office:string-value="#REF!" calcext:value-type="error">
            <text:p>#REF!</text:p>
          </table:table-cell>
          <table:table-cell table:style-name="ce175" table:formula="of:=AVERAGE([Aufteilung.G58:.G69])" office:value-type="string" office:string-value="#REF!" calcext:value-type="error">
            <text:p>#REF!</text:p>
          </table:table-cell>
          <table:table-cell table:style-name="ce175" table:formula="of:=AVERAGE([Aufteilung.H58:.H69])" office:value-type="string" office:string-value="#REF!" calcext:value-type="error">
            <text:p>#REF!</text:p>
          </table:table-cell>
          <table:table-cell table:style-name="ce175" table:formula="of:=AVERAGE([Aufteilung.I58:.I69])" office:value-type="string" office:string-value="#REF!" calcext:value-type="error">
            <text:p>#REF!</text:p>
          </table:table-cell>
          <table:table-cell table:style-name="ce175" table:formula="of:=AVERAGE([Aufteilung.J58:.J69])" office:value-type="string" office:string-value="#REF!" calcext:value-type="error">
            <text:p>#REF!</text:p>
          </table:table-cell>
          <table:table-cell table:style-name="ce175" table:formula="of:=AVERAGE([Aufteilung.K58:.K69])" office:value-type="string" office:string-value="#REF!" calcext:value-type="error">
            <text:p>#REF!</text:p>
          </table:table-cell>
          <table:table-cell table:style-name="ce175" table:formula="of:=SUM([.K69];[.B69:.K69])-[.J6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7-12-01" calcext:value-type="date">
            <text:p>Dezember.2007</text:p>
          </table:table-cell>
          <table:table-cell table:style-name="ce175" table:formula="of:=AVERAGE([Aufteilung.B59:.B70])" office:value-type="string" office:string-value="#REF!" calcext:value-type="error">
            <text:p>#REF!</text:p>
          </table:table-cell>
          <table:table-cell table:style-name="ce175" table:formula="of:=AVERAGE([Aufteilung.C59:.C70])" office:value-type="string" office:string-value="#REF!" calcext:value-type="error">
            <text:p>#REF!</text:p>
          </table:table-cell>
          <table:table-cell table:style-name="ce175" table:formula="of:=AVERAGE([Aufteilung.D59:.D70])" office:value-type="string" office:string-value="#REF!" calcext:value-type="error">
            <text:p>#REF!</text:p>
          </table:table-cell>
          <table:table-cell table:style-name="ce175" table:formula="of:=AVERAGE([Aufteilung.E59:.E70])" office:value-type="string" office:string-value="#REF!" calcext:value-type="error">
            <text:p>#REF!</text:p>
          </table:table-cell>
          <table:table-cell table:style-name="ce175" table:formula="of:=AVERAGE([Aufteilung.F59:.F70])" office:value-type="string" office:string-value="#REF!" calcext:value-type="error">
            <text:p>#REF!</text:p>
          </table:table-cell>
          <table:table-cell table:style-name="ce175" table:formula="of:=AVERAGE([Aufteilung.G59:.G70])" office:value-type="string" office:string-value="#REF!" calcext:value-type="error">
            <text:p>#REF!</text:p>
          </table:table-cell>
          <table:table-cell table:style-name="ce175" table:formula="of:=AVERAGE([Aufteilung.H59:.H70])" office:value-type="string" office:string-value="#REF!" calcext:value-type="error">
            <text:p>#REF!</text:p>
          </table:table-cell>
          <table:table-cell table:style-name="ce175" table:formula="of:=AVERAGE([Aufteilung.I59:.I70])" office:value-type="string" office:string-value="#REF!" calcext:value-type="error">
            <text:p>#REF!</text:p>
          </table:table-cell>
          <table:table-cell table:style-name="ce175" table:formula="of:=AVERAGE([Aufteilung.J59:.J70])" office:value-type="string" office:string-value="#REF!" calcext:value-type="error">
            <text:p>#REF!</text:p>
          </table:table-cell>
          <table:table-cell table:style-name="ce175" table:formula="of:=AVERAGE([Aufteilung.K59:.K70])" office:value-type="string" office:string-value="#REF!" calcext:value-type="error">
            <text:p>#REF!</text:p>
          </table:table-cell>
          <table:table-cell table:style-name="ce175" table:formula="of:=SUM([.K70];[.B70:.K70])-[.J7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8-01-01" calcext:value-type="date">
            <text:p>Januar 2008</text:p>
          </table:table-cell>
          <table:table-cell table:style-name="ce175" table:formula="of:=AVERAGE([Aufteilung.B60:.B71])" office:value-type="string" office:string-value="#REF!" calcext:value-type="error">
            <text:p>#REF!</text:p>
          </table:table-cell>
          <table:table-cell table:style-name="ce175" table:formula="of:=AVERAGE([Aufteilung.C60:.C71])" office:value-type="string" office:string-value="#REF!" calcext:value-type="error">
            <text:p>#REF!</text:p>
          </table:table-cell>
          <table:table-cell table:style-name="ce175" table:formula="of:=AVERAGE([Aufteilung.D60:.D71])" office:value-type="string" office:string-value="#REF!" calcext:value-type="error">
            <text:p>#REF!</text:p>
          </table:table-cell>
          <table:table-cell table:style-name="ce175" table:formula="of:=AVERAGE([Aufteilung.E60:.E71])" office:value-type="string" office:string-value="#REF!" calcext:value-type="error">
            <text:p>#REF!</text:p>
          </table:table-cell>
          <table:table-cell table:style-name="ce175" table:formula="of:=AVERAGE([Aufteilung.F60:.F71])" office:value-type="string" office:string-value="#REF!" calcext:value-type="error">
            <text:p>#REF!</text:p>
          </table:table-cell>
          <table:table-cell table:style-name="ce175" table:formula="of:=AVERAGE([Aufteilung.G60:.G71])" office:value-type="string" office:string-value="#REF!" calcext:value-type="error">
            <text:p>#REF!</text:p>
          </table:table-cell>
          <table:table-cell table:style-name="ce175" table:formula="of:=AVERAGE([Aufteilung.H60:.H71])" office:value-type="string" office:string-value="#REF!" calcext:value-type="error">
            <text:p>#REF!</text:p>
          </table:table-cell>
          <table:table-cell table:style-name="ce175" table:formula="of:=AVERAGE([Aufteilung.I60:.I71])" office:value-type="string" office:string-value="#REF!" calcext:value-type="error">
            <text:p>#REF!</text:p>
          </table:table-cell>
          <table:table-cell table:style-name="ce175" table:formula="of:=AVERAGE([Aufteilung.J60:.J71])" office:value-type="string" office:string-value="#REF!" calcext:value-type="error">
            <text:p>#REF!</text:p>
          </table:table-cell>
          <table:table-cell table:style-name="ce175" table:formula="of:=AVERAGE([Aufteilung.K60:.K71])" office:value-type="string" office:string-value="#REF!" calcext:value-type="error">
            <text:p>#REF!</text:p>
          </table:table-cell>
          <table:table-cell table:style-name="ce175" table:formula="of:=SUM([.K71];[.B71:.K71])-[.J7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8-02-01" calcext:value-type="date">
            <text:p>Februar.2008</text:p>
          </table:table-cell>
          <table:table-cell table:style-name="ce175" table:formula="of:=AVERAGE([Aufteilung.B61:.B72])" office:value-type="string" office:string-value="#REF!" calcext:value-type="error">
            <text:p>#REF!</text:p>
          </table:table-cell>
          <table:table-cell table:style-name="ce175" table:formula="of:=AVERAGE([Aufteilung.C61:.C72])" office:value-type="string" office:string-value="#REF!" calcext:value-type="error">
            <text:p>#REF!</text:p>
          </table:table-cell>
          <table:table-cell table:style-name="ce175" table:formula="of:=AVERAGE([Aufteilung.D61:.D72])" office:value-type="string" office:string-value="#REF!" calcext:value-type="error">
            <text:p>#REF!</text:p>
          </table:table-cell>
          <table:table-cell table:style-name="ce175" table:formula="of:=AVERAGE([Aufteilung.E61:.E72])" office:value-type="string" office:string-value="#REF!" calcext:value-type="error">
            <text:p>#REF!</text:p>
          </table:table-cell>
          <table:table-cell table:style-name="ce175" table:formula="of:=AVERAGE([Aufteilung.F61:.F72])" office:value-type="string" office:string-value="#REF!" calcext:value-type="error">
            <text:p>#REF!</text:p>
          </table:table-cell>
          <table:table-cell table:style-name="ce175" table:formula="of:=AVERAGE([Aufteilung.G61:.G72])" office:value-type="string" office:string-value="#REF!" calcext:value-type="error">
            <text:p>#REF!</text:p>
          </table:table-cell>
          <table:table-cell table:style-name="ce175" table:formula="of:=AVERAGE([Aufteilung.H61:.H72])" office:value-type="string" office:string-value="#REF!" calcext:value-type="error">
            <text:p>#REF!</text:p>
          </table:table-cell>
          <table:table-cell table:style-name="ce175" table:formula="of:=AVERAGE([Aufteilung.I61:.I72])" office:value-type="string" office:string-value="#REF!" calcext:value-type="error">
            <text:p>#REF!</text:p>
          </table:table-cell>
          <table:table-cell table:style-name="ce175" table:formula="of:=AVERAGE([Aufteilung.J61:.J72])" office:value-type="string" office:string-value="#REF!" calcext:value-type="error">
            <text:p>#REF!</text:p>
          </table:table-cell>
          <table:table-cell table:style-name="ce175" table:formula="of:=AVERAGE([Aufteilung.K61:.K72])" office:value-type="string" office:string-value="#REF!" calcext:value-type="error">
            <text:p>#REF!</text:p>
          </table:table-cell>
          <table:table-cell table:style-name="ce175" table:formula="of:=SUM([.K72];[.B72:.K72])-[.J7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8-03-01" calcext:value-type="date">
            <text:p>März 2008</text:p>
          </table:table-cell>
          <table:table-cell table:style-name="ce175" table:formula="of:=AVERAGE([Aufteilung.B62:.B73])" office:value-type="string" office:string-value="#REF!" calcext:value-type="error">
            <text:p>#REF!</text:p>
          </table:table-cell>
          <table:table-cell table:style-name="ce175" table:formula="of:=AVERAGE([Aufteilung.C62:.C73])" office:value-type="string" office:string-value="#REF!" calcext:value-type="error">
            <text:p>#REF!</text:p>
          </table:table-cell>
          <table:table-cell table:style-name="ce175" table:formula="of:=AVERAGE([Aufteilung.D62:.D73])" office:value-type="string" office:string-value="#REF!" calcext:value-type="error">
            <text:p>#REF!</text:p>
          </table:table-cell>
          <table:table-cell table:style-name="ce175" table:formula="of:=AVERAGE([Aufteilung.E62:.E73])" office:value-type="string" office:string-value="#REF!" calcext:value-type="error">
            <text:p>#REF!</text:p>
          </table:table-cell>
          <table:table-cell table:style-name="ce175" table:formula="of:=AVERAGE([Aufteilung.F62:.F73])" office:value-type="string" office:string-value="#REF!" calcext:value-type="error">
            <text:p>#REF!</text:p>
          </table:table-cell>
          <table:table-cell table:style-name="ce175" table:formula="of:=AVERAGE([Aufteilung.G62:.G73])" office:value-type="string" office:string-value="#REF!" calcext:value-type="error">
            <text:p>#REF!</text:p>
          </table:table-cell>
          <table:table-cell table:style-name="ce175" table:formula="of:=AVERAGE([Aufteilung.H62:.H73])" office:value-type="string" office:string-value="#REF!" calcext:value-type="error">
            <text:p>#REF!</text:p>
          </table:table-cell>
          <table:table-cell table:style-name="ce175" table:formula="of:=AVERAGE([Aufteilung.I62:.I73])" office:value-type="string" office:string-value="#REF!" calcext:value-type="error">
            <text:p>#REF!</text:p>
          </table:table-cell>
          <table:table-cell table:style-name="ce175" table:formula="of:=AVERAGE([Aufteilung.J62:.J73])" office:value-type="string" office:string-value="#REF!" calcext:value-type="error">
            <text:p>#REF!</text:p>
          </table:table-cell>
          <table:table-cell table:style-name="ce175" table:formula="of:=AVERAGE([Aufteilung.K62:.K73])" office:value-type="string" office:string-value="#REF!" calcext:value-type="error">
            <text:p>#REF!</text:p>
          </table:table-cell>
          <table:table-cell table:style-name="ce175" table:formula="of:=SUM([.K73];[.B73:.K73])-[.J7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8-04-01" calcext:value-type="date">
            <text:p>April.2008</text:p>
          </table:table-cell>
          <table:table-cell table:style-name="ce175" table:formula="of:=AVERAGE([Aufteilung.B63:.B74])" office:value-type="string" office:string-value="#REF!" calcext:value-type="error">
            <text:p>#REF!</text:p>
          </table:table-cell>
          <table:table-cell table:style-name="ce175" table:formula="of:=AVERAGE([Aufteilung.C63:.C74])" office:value-type="string" office:string-value="#REF!" calcext:value-type="error">
            <text:p>#REF!</text:p>
          </table:table-cell>
          <table:table-cell table:style-name="ce175" table:formula="of:=AVERAGE([Aufteilung.D63:.D74])" office:value-type="string" office:string-value="#REF!" calcext:value-type="error">
            <text:p>#REF!</text:p>
          </table:table-cell>
          <table:table-cell table:style-name="ce175" table:formula="of:=AVERAGE([Aufteilung.E63:.E74])" office:value-type="string" office:string-value="#REF!" calcext:value-type="error">
            <text:p>#REF!</text:p>
          </table:table-cell>
          <table:table-cell table:style-name="ce175" table:formula="of:=AVERAGE([Aufteilung.F63:.F74])" office:value-type="string" office:string-value="#REF!" calcext:value-type="error">
            <text:p>#REF!</text:p>
          </table:table-cell>
          <table:table-cell table:style-name="ce175" table:formula="of:=AVERAGE([Aufteilung.G63:.G74])" office:value-type="string" office:string-value="#REF!" calcext:value-type="error">
            <text:p>#REF!</text:p>
          </table:table-cell>
          <table:table-cell table:style-name="ce175" table:formula="of:=AVERAGE([Aufteilung.H63:.H74])" office:value-type="string" office:string-value="#REF!" calcext:value-type="error">
            <text:p>#REF!</text:p>
          </table:table-cell>
          <table:table-cell table:style-name="ce175" table:formula="of:=AVERAGE([Aufteilung.I63:.I74])" office:value-type="string" office:string-value="#REF!" calcext:value-type="error">
            <text:p>#REF!</text:p>
          </table:table-cell>
          <table:table-cell table:style-name="ce175" table:formula="of:=AVERAGE([Aufteilung.J63:.J74])" office:value-type="string" office:string-value="#REF!" calcext:value-type="error">
            <text:p>#REF!</text:p>
          </table:table-cell>
          <table:table-cell table:style-name="ce175" table:formula="of:=AVERAGE([Aufteilung.K63:.K74])" office:value-type="string" office:string-value="#REF!" calcext:value-type="error">
            <text:p>#REF!</text:p>
          </table:table-cell>
          <table:table-cell table:style-name="ce175" table:formula="of:=SUM([.K74];[.B74:.K74])-[.J7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8-05-01" calcext:value-type="date">
            <text:p>Mai 2008</text:p>
          </table:table-cell>
          <table:table-cell table:style-name="ce175" table:formula="of:=AVERAGE([Aufteilung.B64:.B75])" office:value-type="string" office:string-value="#REF!" calcext:value-type="error">
            <text:p>#REF!</text:p>
          </table:table-cell>
          <table:table-cell table:style-name="ce175" table:formula="of:=AVERAGE([Aufteilung.C64:.C75])" office:value-type="string" office:string-value="#REF!" calcext:value-type="error">
            <text:p>#REF!</text:p>
          </table:table-cell>
          <table:table-cell table:style-name="ce175" table:formula="of:=AVERAGE([Aufteilung.D64:.D75])" office:value-type="string" office:string-value="#REF!" calcext:value-type="error">
            <text:p>#REF!</text:p>
          </table:table-cell>
          <table:table-cell table:style-name="ce175" table:formula="of:=AVERAGE([Aufteilung.E64:.E75])" office:value-type="string" office:string-value="#REF!" calcext:value-type="error">
            <text:p>#REF!</text:p>
          </table:table-cell>
          <table:table-cell table:style-name="ce175" table:formula="of:=AVERAGE([Aufteilung.F64:.F75])" office:value-type="string" office:string-value="#REF!" calcext:value-type="error">
            <text:p>#REF!</text:p>
          </table:table-cell>
          <table:table-cell table:style-name="ce175" table:formula="of:=AVERAGE([Aufteilung.G64:.G75])" office:value-type="string" office:string-value="#REF!" calcext:value-type="error">
            <text:p>#REF!</text:p>
          </table:table-cell>
          <table:table-cell table:style-name="ce175" table:formula="of:=AVERAGE([Aufteilung.H64:.H75])" office:value-type="string" office:string-value="#REF!" calcext:value-type="error">
            <text:p>#REF!</text:p>
          </table:table-cell>
          <table:table-cell table:style-name="ce175" table:formula="of:=AVERAGE([Aufteilung.I64:.I75])" office:value-type="string" office:string-value="#REF!" calcext:value-type="error">
            <text:p>#REF!</text:p>
          </table:table-cell>
          <table:table-cell table:style-name="ce175" table:formula="of:=AVERAGE([Aufteilung.J64:.J75])" office:value-type="string" office:string-value="#REF!" calcext:value-type="error">
            <text:p>#REF!</text:p>
          </table:table-cell>
          <table:table-cell table:style-name="ce175" table:formula="of:=AVERAGE([Aufteilung.K64:.K75])" office:value-type="string" office:string-value="#REF!" calcext:value-type="error">
            <text:p>#REF!</text:p>
          </table:table-cell>
          <table:table-cell table:style-name="ce175" table:formula="of:=SUM([.K75];[.B75:.K75])-[.J7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8-06-01" calcext:value-type="date">
            <text:p>Juni.2008</text:p>
          </table:table-cell>
          <table:table-cell table:style-name="ce175" table:formula="of:=AVERAGE([Aufteilung.B65:.B76])" office:value-type="string" office:string-value="#REF!" calcext:value-type="error">
            <text:p>#REF!</text:p>
          </table:table-cell>
          <table:table-cell table:style-name="ce175" table:formula="of:=AVERAGE([Aufteilung.C65:.C76])" office:value-type="string" office:string-value="#REF!" calcext:value-type="error">
            <text:p>#REF!</text:p>
          </table:table-cell>
          <table:table-cell table:style-name="ce175" table:formula="of:=AVERAGE([Aufteilung.D65:.D76])" office:value-type="string" office:string-value="#REF!" calcext:value-type="error">
            <text:p>#REF!</text:p>
          </table:table-cell>
          <table:table-cell table:style-name="ce175" table:formula="of:=AVERAGE([Aufteilung.E65:.E76])" office:value-type="string" office:string-value="#REF!" calcext:value-type="error">
            <text:p>#REF!</text:p>
          </table:table-cell>
          <table:table-cell table:style-name="ce175" table:formula="of:=AVERAGE([Aufteilung.F65:.F76])" office:value-type="string" office:string-value="#REF!" calcext:value-type="error">
            <text:p>#REF!</text:p>
          </table:table-cell>
          <table:table-cell table:style-name="ce175" table:formula="of:=AVERAGE([Aufteilung.G65:.G76])" office:value-type="string" office:string-value="#REF!" calcext:value-type="error">
            <text:p>#REF!</text:p>
          </table:table-cell>
          <table:table-cell table:style-name="ce175" table:formula="of:=AVERAGE([Aufteilung.H65:.H76])" office:value-type="string" office:string-value="#REF!" calcext:value-type="error">
            <text:p>#REF!</text:p>
          </table:table-cell>
          <table:table-cell table:style-name="ce175" table:formula="of:=AVERAGE([Aufteilung.I65:.I76])" office:value-type="string" office:string-value="#REF!" calcext:value-type="error">
            <text:p>#REF!</text:p>
          </table:table-cell>
          <table:table-cell table:style-name="ce175" table:formula="of:=AVERAGE([Aufteilung.J65:.J76])" office:value-type="string" office:string-value="#REF!" calcext:value-type="error">
            <text:p>#REF!</text:p>
          </table:table-cell>
          <table:table-cell table:style-name="ce175" table:formula="of:=AVERAGE([Aufteilung.K65:.K76])" office:value-type="string" office:string-value="#REF!" calcext:value-type="error">
            <text:p>#REF!</text:p>
          </table:table-cell>
          <table:table-cell table:style-name="ce175" table:formula="of:=SUM([.K76];[.B76:.K76])-[.J7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8-07-01" calcext:value-type="date">
            <text:p>Juli 2008</text:p>
          </table:table-cell>
          <table:table-cell table:style-name="ce175" table:formula="of:=AVERAGE([Aufteilung.B66:.B77])" office:value-type="string" office:string-value="#REF!" calcext:value-type="error">
            <text:p>#REF!</text:p>
          </table:table-cell>
          <table:table-cell table:style-name="ce175" table:formula="of:=AVERAGE([Aufteilung.C66:.C77])" office:value-type="string" office:string-value="#REF!" calcext:value-type="error">
            <text:p>#REF!</text:p>
          </table:table-cell>
          <table:table-cell table:style-name="ce175" table:formula="of:=AVERAGE([Aufteilung.D66:.D77])" office:value-type="string" office:string-value="#REF!" calcext:value-type="error">
            <text:p>#REF!</text:p>
          </table:table-cell>
          <table:table-cell table:style-name="ce175" table:formula="of:=AVERAGE([Aufteilung.E66:.E77])" office:value-type="string" office:string-value="#REF!" calcext:value-type="error">
            <text:p>#REF!</text:p>
          </table:table-cell>
          <table:table-cell table:style-name="ce175" table:formula="of:=AVERAGE([Aufteilung.F66:.F77])" office:value-type="string" office:string-value="#REF!" calcext:value-type="error">
            <text:p>#REF!</text:p>
          </table:table-cell>
          <table:table-cell table:style-name="ce175" table:formula="of:=AVERAGE([Aufteilung.G66:.G77])" office:value-type="string" office:string-value="#REF!" calcext:value-type="error">
            <text:p>#REF!</text:p>
          </table:table-cell>
          <table:table-cell table:style-name="ce175" table:formula="of:=AVERAGE([Aufteilung.H66:.H77])" office:value-type="string" office:string-value="#REF!" calcext:value-type="error">
            <text:p>#REF!</text:p>
          </table:table-cell>
          <table:table-cell table:style-name="ce175" table:formula="of:=AVERAGE([Aufteilung.I66:.I77])" office:value-type="string" office:string-value="#REF!" calcext:value-type="error">
            <text:p>#REF!</text:p>
          </table:table-cell>
          <table:table-cell table:style-name="ce175" table:formula="of:=AVERAGE([Aufteilung.J66:.J77])" office:value-type="string" office:string-value="#REF!" calcext:value-type="error">
            <text:p>#REF!</text:p>
          </table:table-cell>
          <table:table-cell table:style-name="ce175" table:formula="of:=AVERAGE([Aufteilung.K66:.K77])" office:value-type="string" office:string-value="#REF!" calcext:value-type="error">
            <text:p>#REF!</text:p>
          </table:table-cell>
          <table:table-cell table:style-name="ce175" table:formula="of:=SUM([.K77];[.B77:.K77])-[.J7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8-08-01" calcext:value-type="date">
            <text:p>August.2008</text:p>
          </table:table-cell>
          <table:table-cell table:style-name="ce175" table:formula="of:=AVERAGE([Aufteilung.B67:.B78])" office:value-type="string" office:string-value="#REF!" calcext:value-type="error">
            <text:p>#REF!</text:p>
          </table:table-cell>
          <table:table-cell table:style-name="ce175" table:formula="of:=AVERAGE([Aufteilung.C67:.C78])" office:value-type="string" office:string-value="#REF!" calcext:value-type="error">
            <text:p>#REF!</text:p>
          </table:table-cell>
          <table:table-cell table:style-name="ce175" table:formula="of:=AVERAGE([Aufteilung.D67:.D78])" office:value-type="string" office:string-value="#REF!" calcext:value-type="error">
            <text:p>#REF!</text:p>
          </table:table-cell>
          <table:table-cell table:style-name="ce175" table:formula="of:=AVERAGE([Aufteilung.E67:.E78])" office:value-type="string" office:string-value="#REF!" calcext:value-type="error">
            <text:p>#REF!</text:p>
          </table:table-cell>
          <table:table-cell table:style-name="ce175" table:formula="of:=AVERAGE([Aufteilung.F67:.F78])" office:value-type="string" office:string-value="#REF!" calcext:value-type="error">
            <text:p>#REF!</text:p>
          </table:table-cell>
          <table:table-cell table:style-name="ce175" table:formula="of:=AVERAGE([Aufteilung.G67:.G78])" office:value-type="string" office:string-value="#REF!" calcext:value-type="error">
            <text:p>#REF!</text:p>
          </table:table-cell>
          <table:table-cell table:style-name="ce175" table:formula="of:=AVERAGE([Aufteilung.H67:.H78])" office:value-type="string" office:string-value="#REF!" calcext:value-type="error">
            <text:p>#REF!</text:p>
          </table:table-cell>
          <table:table-cell table:style-name="ce175" table:formula="of:=AVERAGE([Aufteilung.I67:.I78])" office:value-type="string" office:string-value="#REF!" calcext:value-type="error">
            <text:p>#REF!</text:p>
          </table:table-cell>
          <table:table-cell table:style-name="ce175" table:formula="of:=AVERAGE([Aufteilung.J67:.J78])" office:value-type="string" office:string-value="#REF!" calcext:value-type="error">
            <text:p>#REF!</text:p>
          </table:table-cell>
          <table:table-cell table:style-name="ce175" table:formula="of:=AVERAGE([Aufteilung.K67:.K78])" office:value-type="string" office:string-value="#REF!" calcext:value-type="error">
            <text:p>#REF!</text:p>
          </table:table-cell>
          <table:table-cell table:style-name="ce175" table:formula="of:=SUM([.K78];[.B78:.K78])-[.J7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8-09-01" calcext:value-type="date">
            <text:p>September 2008</text:p>
          </table:table-cell>
          <table:table-cell table:style-name="ce175" table:formula="of:=AVERAGE([Aufteilung.B68:.B79])" office:value-type="string" office:string-value="#REF!" calcext:value-type="error">
            <text:p>#REF!</text:p>
          </table:table-cell>
          <table:table-cell table:style-name="ce175" table:formula="of:=AVERAGE([Aufteilung.C68:.C79])" office:value-type="string" office:string-value="#REF!" calcext:value-type="error">
            <text:p>#REF!</text:p>
          </table:table-cell>
          <table:table-cell table:style-name="ce175" table:formula="of:=AVERAGE([Aufteilung.D68:.D79])" office:value-type="string" office:string-value="#REF!" calcext:value-type="error">
            <text:p>#REF!</text:p>
          </table:table-cell>
          <table:table-cell table:style-name="ce175" table:formula="of:=AVERAGE([Aufteilung.E68:.E79])" office:value-type="string" office:string-value="#REF!" calcext:value-type="error">
            <text:p>#REF!</text:p>
          </table:table-cell>
          <table:table-cell table:style-name="ce175" table:formula="of:=AVERAGE([Aufteilung.F68:.F79])" office:value-type="string" office:string-value="#REF!" calcext:value-type="error">
            <text:p>#REF!</text:p>
          </table:table-cell>
          <table:table-cell table:style-name="ce175" table:formula="of:=AVERAGE([Aufteilung.G68:.G79])" office:value-type="string" office:string-value="#REF!" calcext:value-type="error">
            <text:p>#REF!</text:p>
          </table:table-cell>
          <table:table-cell table:style-name="ce175" table:formula="of:=AVERAGE([Aufteilung.H68:.H79])" office:value-type="string" office:string-value="#REF!" calcext:value-type="error">
            <text:p>#REF!</text:p>
          </table:table-cell>
          <table:table-cell table:style-name="ce175" table:formula="of:=AVERAGE([Aufteilung.I68:.I79])" office:value-type="string" office:string-value="#REF!" calcext:value-type="error">
            <text:p>#REF!</text:p>
          </table:table-cell>
          <table:table-cell table:style-name="ce175" table:formula="of:=AVERAGE([Aufteilung.J68:.J79])" office:value-type="string" office:string-value="#REF!" calcext:value-type="error">
            <text:p>#REF!</text:p>
          </table:table-cell>
          <table:table-cell table:style-name="ce175" table:formula="of:=AVERAGE([Aufteilung.K68:.K79])" office:value-type="string" office:string-value="#REF!" calcext:value-type="error">
            <text:p>#REF!</text:p>
          </table:table-cell>
          <table:table-cell table:style-name="ce175" table:formula="of:=SUM([.K79];[.B79:.K79])-[.J7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8-10-01" calcext:value-type="date">
            <text:p>Oktober.2008</text:p>
          </table:table-cell>
          <table:table-cell table:style-name="ce175" table:formula="of:=AVERAGE([Aufteilung.B69:.B80])" office:value-type="string" office:string-value="#REF!" calcext:value-type="error">
            <text:p>#REF!</text:p>
          </table:table-cell>
          <table:table-cell table:style-name="ce175" table:formula="of:=AVERAGE([Aufteilung.C69:.C80])" office:value-type="string" office:string-value="#REF!" calcext:value-type="error">
            <text:p>#REF!</text:p>
          </table:table-cell>
          <table:table-cell table:style-name="ce175" table:formula="of:=AVERAGE([Aufteilung.D69:.D80])" office:value-type="string" office:string-value="#REF!" calcext:value-type="error">
            <text:p>#REF!</text:p>
          </table:table-cell>
          <table:table-cell table:style-name="ce175" table:formula="of:=AVERAGE([Aufteilung.E69:.E80])" office:value-type="string" office:string-value="#REF!" calcext:value-type="error">
            <text:p>#REF!</text:p>
          </table:table-cell>
          <table:table-cell table:style-name="ce175" table:formula="of:=AVERAGE([Aufteilung.F69:.F80])" office:value-type="string" office:string-value="#REF!" calcext:value-type="error">
            <text:p>#REF!</text:p>
          </table:table-cell>
          <table:table-cell table:style-name="ce175" table:formula="of:=AVERAGE([Aufteilung.G69:.G80])" office:value-type="string" office:string-value="#REF!" calcext:value-type="error">
            <text:p>#REF!</text:p>
          </table:table-cell>
          <table:table-cell table:style-name="ce175" table:formula="of:=AVERAGE([Aufteilung.H69:.H80])" office:value-type="string" office:string-value="#REF!" calcext:value-type="error">
            <text:p>#REF!</text:p>
          </table:table-cell>
          <table:table-cell table:style-name="ce175" table:formula="of:=AVERAGE([Aufteilung.I69:.I80])" office:value-type="string" office:string-value="#REF!" calcext:value-type="error">
            <text:p>#REF!</text:p>
          </table:table-cell>
          <table:table-cell table:style-name="ce175" table:formula="of:=AVERAGE([Aufteilung.J69:.J80])" office:value-type="string" office:string-value="#REF!" calcext:value-type="error">
            <text:p>#REF!</text:p>
          </table:table-cell>
          <table:table-cell table:style-name="ce175" table:formula="of:=AVERAGE([Aufteilung.K69:.K80])" office:value-type="string" office:string-value="#REF!" calcext:value-type="error">
            <text:p>#REF!</text:p>
          </table:table-cell>
          <table:table-cell table:style-name="ce175" table:formula="of:=SUM([.K80];[.B80:.K80])-[.J8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8-11-01" calcext:value-type="date">
            <text:p>November 2008</text:p>
          </table:table-cell>
          <table:table-cell table:style-name="ce175" table:formula="of:=AVERAGE([Aufteilung.B70:.B81])" office:value-type="string" office:string-value="#REF!" calcext:value-type="error">
            <text:p>#REF!</text:p>
          </table:table-cell>
          <table:table-cell table:style-name="ce175" table:formula="of:=AVERAGE([Aufteilung.C70:.C81])" office:value-type="string" office:string-value="#REF!" calcext:value-type="error">
            <text:p>#REF!</text:p>
          </table:table-cell>
          <table:table-cell table:style-name="ce175" table:formula="of:=AVERAGE([Aufteilung.D70:.D81])" office:value-type="string" office:string-value="#REF!" calcext:value-type="error">
            <text:p>#REF!</text:p>
          </table:table-cell>
          <table:table-cell table:style-name="ce175" table:formula="of:=AVERAGE([Aufteilung.E70:.E81])" office:value-type="string" office:string-value="#REF!" calcext:value-type="error">
            <text:p>#REF!</text:p>
          </table:table-cell>
          <table:table-cell table:style-name="ce175" table:formula="of:=AVERAGE([Aufteilung.F70:.F81])" office:value-type="string" office:string-value="#REF!" calcext:value-type="error">
            <text:p>#REF!</text:p>
          </table:table-cell>
          <table:table-cell table:style-name="ce175" table:formula="of:=AVERAGE([Aufteilung.G70:.G81])" office:value-type="string" office:string-value="#REF!" calcext:value-type="error">
            <text:p>#REF!</text:p>
          </table:table-cell>
          <table:table-cell table:style-name="ce175" table:formula="of:=AVERAGE([Aufteilung.H70:.H81])" office:value-type="string" office:string-value="#REF!" calcext:value-type="error">
            <text:p>#REF!</text:p>
          </table:table-cell>
          <table:table-cell table:style-name="ce175" table:formula="of:=AVERAGE([Aufteilung.I70:.I81])" office:value-type="string" office:string-value="#REF!" calcext:value-type="error">
            <text:p>#REF!</text:p>
          </table:table-cell>
          <table:table-cell table:style-name="ce175" table:formula="of:=AVERAGE([Aufteilung.J70:.J81])" office:value-type="string" office:string-value="#REF!" calcext:value-type="error">
            <text:p>#REF!</text:p>
          </table:table-cell>
          <table:table-cell table:style-name="ce175" table:formula="of:=AVERAGE([Aufteilung.K70:.K81])" office:value-type="string" office:string-value="#REF!" calcext:value-type="error">
            <text:p>#REF!</text:p>
          </table:table-cell>
          <table:table-cell table:style-name="ce175" table:formula="of:=SUM([.K81];[.B81:.K81])-[.J8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8-12-01" calcext:value-type="date">
            <text:p>Dezember.2008</text:p>
          </table:table-cell>
          <table:table-cell table:style-name="ce175" table:formula="of:=AVERAGE([Aufteilung.B71:.B82])" office:value-type="string" office:string-value="#REF!" calcext:value-type="error">
            <text:p>#REF!</text:p>
          </table:table-cell>
          <table:table-cell table:style-name="ce175" table:formula="of:=AVERAGE([Aufteilung.C71:.C82])" office:value-type="string" office:string-value="#REF!" calcext:value-type="error">
            <text:p>#REF!</text:p>
          </table:table-cell>
          <table:table-cell table:style-name="ce175" table:formula="of:=AVERAGE([Aufteilung.D71:.D82])" office:value-type="string" office:string-value="#REF!" calcext:value-type="error">
            <text:p>#REF!</text:p>
          </table:table-cell>
          <table:table-cell table:style-name="ce175" table:formula="of:=AVERAGE([Aufteilung.E71:.E82])" office:value-type="string" office:string-value="#REF!" calcext:value-type="error">
            <text:p>#REF!</text:p>
          </table:table-cell>
          <table:table-cell table:style-name="ce175" table:formula="of:=AVERAGE([Aufteilung.F71:.F82])" office:value-type="string" office:string-value="#REF!" calcext:value-type="error">
            <text:p>#REF!</text:p>
          </table:table-cell>
          <table:table-cell table:style-name="ce175" table:formula="of:=AVERAGE([Aufteilung.G71:.G82])" office:value-type="string" office:string-value="#REF!" calcext:value-type="error">
            <text:p>#REF!</text:p>
          </table:table-cell>
          <table:table-cell table:style-name="ce175" table:formula="of:=AVERAGE([Aufteilung.H71:.H82])" office:value-type="string" office:string-value="#REF!" calcext:value-type="error">
            <text:p>#REF!</text:p>
          </table:table-cell>
          <table:table-cell table:style-name="ce175" table:formula="of:=AVERAGE([Aufteilung.I71:.I82])" office:value-type="string" office:string-value="#REF!" calcext:value-type="error">
            <text:p>#REF!</text:p>
          </table:table-cell>
          <table:table-cell table:style-name="ce175" table:formula="of:=AVERAGE([Aufteilung.J71:.J82])" office:value-type="string" office:string-value="#REF!" calcext:value-type="error">
            <text:p>#REF!</text:p>
          </table:table-cell>
          <table:table-cell table:style-name="ce175" table:formula="of:=AVERAGE([Aufteilung.K71:.K82])" office:value-type="string" office:string-value="#REF!" calcext:value-type="error">
            <text:p>#REF!</text:p>
          </table:table-cell>
          <table:table-cell table:style-name="ce175" table:formula="of:=SUM([.K82];[.B82:.K82])-[.J8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9-01-01" calcext:value-type="date">
            <text:p>Januar 2009</text:p>
          </table:table-cell>
          <table:table-cell table:style-name="ce175" table:formula="of:=AVERAGE([Aufteilung.B72:.B83])" office:value-type="string" office:string-value="#REF!" calcext:value-type="error">
            <text:p>#REF!</text:p>
          </table:table-cell>
          <table:table-cell table:style-name="ce175" table:formula="of:=AVERAGE([Aufteilung.C72:.C83])" office:value-type="string" office:string-value="#REF!" calcext:value-type="error">
            <text:p>#REF!</text:p>
          </table:table-cell>
          <table:table-cell table:style-name="ce175" table:formula="of:=AVERAGE([Aufteilung.D72:.D83])" office:value-type="string" office:string-value="#REF!" calcext:value-type="error">
            <text:p>#REF!</text:p>
          </table:table-cell>
          <table:table-cell table:style-name="ce175" table:formula="of:=AVERAGE([Aufteilung.E72:.E83])" office:value-type="string" office:string-value="#REF!" calcext:value-type="error">
            <text:p>#REF!</text:p>
          </table:table-cell>
          <table:table-cell table:style-name="ce175" table:formula="of:=AVERAGE([Aufteilung.F72:.F83])" office:value-type="string" office:string-value="#REF!" calcext:value-type="error">
            <text:p>#REF!</text:p>
          </table:table-cell>
          <table:table-cell table:style-name="ce175" table:formula="of:=AVERAGE([Aufteilung.G72:.G83])" office:value-type="string" office:string-value="#REF!" calcext:value-type="error">
            <text:p>#REF!</text:p>
          </table:table-cell>
          <table:table-cell table:style-name="ce175" table:formula="of:=AVERAGE([Aufteilung.H72:.H83])" office:value-type="string" office:string-value="#REF!" calcext:value-type="error">
            <text:p>#REF!</text:p>
          </table:table-cell>
          <table:table-cell table:style-name="ce175" table:formula="of:=AVERAGE([Aufteilung.I72:.I83])" office:value-type="string" office:string-value="#REF!" calcext:value-type="error">
            <text:p>#REF!</text:p>
          </table:table-cell>
          <table:table-cell table:style-name="ce175" table:formula="of:=AVERAGE([Aufteilung.J72:.J83])" office:value-type="string" office:string-value="#REF!" calcext:value-type="error">
            <text:p>#REF!</text:p>
          </table:table-cell>
          <table:table-cell table:style-name="ce175" table:formula="of:=AVERAGE([Aufteilung.K72:.K83])" office:value-type="string" office:string-value="#REF!" calcext:value-type="error">
            <text:p>#REF!</text:p>
          </table:table-cell>
          <table:table-cell table:style-name="ce175" table:formula="of:=SUM([.K83];[.B83:.K83])-[.J8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9-02-01" calcext:value-type="date">
            <text:p>Februar.2009</text:p>
          </table:table-cell>
          <table:table-cell table:style-name="ce175" table:formula="of:=AVERAGE([Aufteilung.B73:.B84])" office:value-type="string" office:string-value="#REF!" calcext:value-type="error">
            <text:p>#REF!</text:p>
          </table:table-cell>
          <table:table-cell table:style-name="ce175" table:formula="of:=AVERAGE([Aufteilung.C73:.C84])" office:value-type="string" office:string-value="#REF!" calcext:value-type="error">
            <text:p>#REF!</text:p>
          </table:table-cell>
          <table:table-cell table:style-name="ce175" table:formula="of:=AVERAGE([Aufteilung.D73:.D84])" office:value-type="string" office:string-value="#REF!" calcext:value-type="error">
            <text:p>#REF!</text:p>
          </table:table-cell>
          <table:table-cell table:style-name="ce175" table:formula="of:=AVERAGE([Aufteilung.E73:.E84])" office:value-type="string" office:string-value="#REF!" calcext:value-type="error">
            <text:p>#REF!</text:p>
          </table:table-cell>
          <table:table-cell table:style-name="ce175" table:formula="of:=AVERAGE([Aufteilung.F73:.F84])" office:value-type="string" office:string-value="#REF!" calcext:value-type="error">
            <text:p>#REF!</text:p>
          </table:table-cell>
          <table:table-cell table:style-name="ce175" table:formula="of:=AVERAGE([Aufteilung.G73:.G84])" office:value-type="string" office:string-value="#REF!" calcext:value-type="error">
            <text:p>#REF!</text:p>
          </table:table-cell>
          <table:table-cell table:style-name="ce175" table:formula="of:=AVERAGE([Aufteilung.H73:.H84])" office:value-type="string" office:string-value="#REF!" calcext:value-type="error">
            <text:p>#REF!</text:p>
          </table:table-cell>
          <table:table-cell table:style-name="ce175" table:formula="of:=AVERAGE([Aufteilung.I73:.I84])" office:value-type="string" office:string-value="#REF!" calcext:value-type="error">
            <text:p>#REF!</text:p>
          </table:table-cell>
          <table:table-cell table:style-name="ce175" table:formula="of:=AVERAGE([Aufteilung.J73:.J84])" office:value-type="string" office:string-value="#REF!" calcext:value-type="error">
            <text:p>#REF!</text:p>
          </table:table-cell>
          <table:table-cell table:style-name="ce175" table:formula="of:=AVERAGE([Aufteilung.K73:.K84])" office:value-type="string" office:string-value="#REF!" calcext:value-type="error">
            <text:p>#REF!</text:p>
          </table:table-cell>
          <table:table-cell table:style-name="ce175" table:formula="of:=SUM([.K84];[.B84:.K84])-[.J8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9-03-01" calcext:value-type="date">
            <text:p>März 2009</text:p>
          </table:table-cell>
          <table:table-cell table:style-name="ce175" table:formula="of:=AVERAGE([Aufteilung.B74:.B85])" office:value-type="string" office:string-value="#REF!" calcext:value-type="error">
            <text:p>#REF!</text:p>
          </table:table-cell>
          <table:table-cell table:style-name="ce175" table:formula="of:=AVERAGE([Aufteilung.C74:.C85])" office:value-type="string" office:string-value="#REF!" calcext:value-type="error">
            <text:p>#REF!</text:p>
          </table:table-cell>
          <table:table-cell table:style-name="ce175" table:formula="of:=AVERAGE([Aufteilung.D74:.D85])" office:value-type="string" office:string-value="#REF!" calcext:value-type="error">
            <text:p>#REF!</text:p>
          </table:table-cell>
          <table:table-cell table:style-name="ce175" table:formula="of:=AVERAGE([Aufteilung.E74:.E85])" office:value-type="string" office:string-value="#REF!" calcext:value-type="error">
            <text:p>#REF!</text:p>
          </table:table-cell>
          <table:table-cell table:style-name="ce175" table:formula="of:=AVERAGE([Aufteilung.F74:.F85])" office:value-type="string" office:string-value="#REF!" calcext:value-type="error">
            <text:p>#REF!</text:p>
          </table:table-cell>
          <table:table-cell table:style-name="ce175" table:formula="of:=AVERAGE([Aufteilung.G74:.G85])" office:value-type="string" office:string-value="#REF!" calcext:value-type="error">
            <text:p>#REF!</text:p>
          </table:table-cell>
          <table:table-cell table:style-name="ce175" table:formula="of:=AVERAGE([Aufteilung.H74:.H85])" office:value-type="string" office:string-value="#REF!" calcext:value-type="error">
            <text:p>#REF!</text:p>
          </table:table-cell>
          <table:table-cell table:style-name="ce175" table:formula="of:=AVERAGE([Aufteilung.I74:.I85])" office:value-type="string" office:string-value="#REF!" calcext:value-type="error">
            <text:p>#REF!</text:p>
          </table:table-cell>
          <table:table-cell table:style-name="ce175" table:formula="of:=AVERAGE([Aufteilung.J74:.J85])" office:value-type="string" office:string-value="#REF!" calcext:value-type="error">
            <text:p>#REF!</text:p>
          </table:table-cell>
          <table:table-cell table:style-name="ce175" table:formula="of:=AVERAGE([Aufteilung.K74:.K85])" office:value-type="string" office:string-value="#REF!" calcext:value-type="error">
            <text:p>#REF!</text:p>
          </table:table-cell>
          <table:table-cell table:style-name="ce175" table:formula="of:=SUM([.K85];[.B85:.K85])-[.J8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9-04-01" calcext:value-type="date">
            <text:p>April.2009</text:p>
          </table:table-cell>
          <table:table-cell table:style-name="ce175" table:formula="of:=AVERAGE([Aufteilung.B75:.B86])" office:value-type="string" office:string-value="#REF!" calcext:value-type="error">
            <text:p>#REF!</text:p>
          </table:table-cell>
          <table:table-cell table:style-name="ce175" table:formula="of:=AVERAGE([Aufteilung.C75:.C86])" office:value-type="string" office:string-value="#REF!" calcext:value-type="error">
            <text:p>#REF!</text:p>
          </table:table-cell>
          <table:table-cell table:style-name="ce175" table:formula="of:=AVERAGE([Aufteilung.D75:.D86])" office:value-type="string" office:string-value="#REF!" calcext:value-type="error">
            <text:p>#REF!</text:p>
          </table:table-cell>
          <table:table-cell table:style-name="ce175" table:formula="of:=AVERAGE([Aufteilung.E75:.E86])" office:value-type="string" office:string-value="#REF!" calcext:value-type="error">
            <text:p>#REF!</text:p>
          </table:table-cell>
          <table:table-cell table:style-name="ce175" table:formula="of:=AVERAGE([Aufteilung.F75:.F86])" office:value-type="string" office:string-value="#REF!" calcext:value-type="error">
            <text:p>#REF!</text:p>
          </table:table-cell>
          <table:table-cell table:style-name="ce175" table:formula="of:=AVERAGE([Aufteilung.G75:.G86])" office:value-type="string" office:string-value="#REF!" calcext:value-type="error">
            <text:p>#REF!</text:p>
          </table:table-cell>
          <table:table-cell table:style-name="ce175" table:formula="of:=AVERAGE([Aufteilung.H75:.H86])" office:value-type="string" office:string-value="#REF!" calcext:value-type="error">
            <text:p>#REF!</text:p>
          </table:table-cell>
          <table:table-cell table:style-name="ce175" table:formula="of:=AVERAGE([Aufteilung.I75:.I86])" office:value-type="string" office:string-value="#REF!" calcext:value-type="error">
            <text:p>#REF!</text:p>
          </table:table-cell>
          <table:table-cell table:style-name="ce175" table:formula="of:=AVERAGE([Aufteilung.J75:.J86])" office:value-type="string" office:string-value="#REF!" calcext:value-type="error">
            <text:p>#REF!</text:p>
          </table:table-cell>
          <table:table-cell table:style-name="ce175" table:formula="of:=AVERAGE([Aufteilung.K75:.K86])" office:value-type="string" office:string-value="#REF!" calcext:value-type="error">
            <text:p>#REF!</text:p>
          </table:table-cell>
          <table:table-cell table:style-name="ce175" table:formula="of:=SUM([.K86];[.B86:.K86])-[.J8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9-05-01" calcext:value-type="date">
            <text:p>Mai 2009</text:p>
          </table:table-cell>
          <table:table-cell table:style-name="ce175" table:formula="of:=AVERAGE([Aufteilung.B76:.B87])" office:value-type="string" office:string-value="#REF!" calcext:value-type="error">
            <text:p>#REF!</text:p>
          </table:table-cell>
          <table:table-cell table:style-name="ce175" table:formula="of:=AVERAGE([Aufteilung.C76:.C87])" office:value-type="string" office:string-value="#REF!" calcext:value-type="error">
            <text:p>#REF!</text:p>
          </table:table-cell>
          <table:table-cell table:style-name="ce175" table:formula="of:=AVERAGE([Aufteilung.D76:.D87])" office:value-type="string" office:string-value="#REF!" calcext:value-type="error">
            <text:p>#REF!</text:p>
          </table:table-cell>
          <table:table-cell table:style-name="ce175" table:formula="of:=AVERAGE([Aufteilung.E76:.E87])" office:value-type="string" office:string-value="#REF!" calcext:value-type="error">
            <text:p>#REF!</text:p>
          </table:table-cell>
          <table:table-cell table:style-name="ce175" table:formula="of:=AVERAGE([Aufteilung.F76:.F87])" office:value-type="string" office:string-value="#REF!" calcext:value-type="error">
            <text:p>#REF!</text:p>
          </table:table-cell>
          <table:table-cell table:style-name="ce175" table:formula="of:=AVERAGE([Aufteilung.G76:.G87])" office:value-type="string" office:string-value="#REF!" calcext:value-type="error">
            <text:p>#REF!</text:p>
          </table:table-cell>
          <table:table-cell table:style-name="ce175" table:formula="of:=AVERAGE([Aufteilung.H76:.H87])" office:value-type="string" office:string-value="#REF!" calcext:value-type="error">
            <text:p>#REF!</text:p>
          </table:table-cell>
          <table:table-cell table:style-name="ce175" table:formula="of:=AVERAGE([Aufteilung.I76:.I87])" office:value-type="string" office:string-value="#REF!" calcext:value-type="error">
            <text:p>#REF!</text:p>
          </table:table-cell>
          <table:table-cell table:style-name="ce175" table:formula="of:=AVERAGE([Aufteilung.J76:.J87])" office:value-type="string" office:string-value="#REF!" calcext:value-type="error">
            <text:p>#REF!</text:p>
          </table:table-cell>
          <table:table-cell table:style-name="ce175" table:formula="of:=AVERAGE([Aufteilung.K76:.K87])" office:value-type="string" office:string-value="#REF!" calcext:value-type="error">
            <text:p>#REF!</text:p>
          </table:table-cell>
          <table:table-cell table:style-name="ce175" table:formula="of:=SUM([.K87];[.B87:.K87])-[.J8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9-06-01" calcext:value-type="date">
            <text:p>Juni.2009</text:p>
          </table:table-cell>
          <table:table-cell table:style-name="ce175" table:formula="of:=AVERAGE([Aufteilung.B77:.B88])" office:value-type="string" office:string-value="#REF!" calcext:value-type="error">
            <text:p>#REF!</text:p>
          </table:table-cell>
          <table:table-cell table:style-name="ce175" table:formula="of:=AVERAGE([Aufteilung.C77:.C88])" office:value-type="string" office:string-value="#REF!" calcext:value-type="error">
            <text:p>#REF!</text:p>
          </table:table-cell>
          <table:table-cell table:style-name="ce175" table:formula="of:=AVERAGE([Aufteilung.D77:.D88])" office:value-type="string" office:string-value="#REF!" calcext:value-type="error">
            <text:p>#REF!</text:p>
          </table:table-cell>
          <table:table-cell table:style-name="ce175" table:formula="of:=AVERAGE([Aufteilung.E77:.E88])" office:value-type="string" office:string-value="#REF!" calcext:value-type="error">
            <text:p>#REF!</text:p>
          </table:table-cell>
          <table:table-cell table:style-name="ce175" table:formula="of:=AVERAGE([Aufteilung.F77:.F88])" office:value-type="string" office:string-value="#REF!" calcext:value-type="error">
            <text:p>#REF!</text:p>
          </table:table-cell>
          <table:table-cell table:style-name="ce175" table:formula="of:=AVERAGE([Aufteilung.G77:.G88])" office:value-type="string" office:string-value="#REF!" calcext:value-type="error">
            <text:p>#REF!</text:p>
          </table:table-cell>
          <table:table-cell table:style-name="ce175" table:formula="of:=AVERAGE([Aufteilung.H77:.H88])" office:value-type="string" office:string-value="#REF!" calcext:value-type="error">
            <text:p>#REF!</text:p>
          </table:table-cell>
          <table:table-cell table:style-name="ce175" table:formula="of:=AVERAGE([Aufteilung.I77:.I88])" office:value-type="string" office:string-value="#REF!" calcext:value-type="error">
            <text:p>#REF!</text:p>
          </table:table-cell>
          <table:table-cell table:style-name="ce175" table:formula="of:=AVERAGE([Aufteilung.J77:.J88])" office:value-type="string" office:string-value="#REF!" calcext:value-type="error">
            <text:p>#REF!</text:p>
          </table:table-cell>
          <table:table-cell table:style-name="ce175" table:formula="of:=AVERAGE([Aufteilung.K77:.K88])" office:value-type="string" office:string-value="#REF!" calcext:value-type="error">
            <text:p>#REF!</text:p>
          </table:table-cell>
          <table:table-cell table:style-name="ce175" table:formula="of:=SUM([.K88];[.B88:.K88])-[.J8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9-07-01" calcext:value-type="date">
            <text:p>Juli 2009</text:p>
          </table:table-cell>
          <table:table-cell table:style-name="ce175" table:formula="of:=AVERAGE([Aufteilung.B78:.B89])" office:value-type="string" office:string-value="#REF!" calcext:value-type="error">
            <text:p>#REF!</text:p>
          </table:table-cell>
          <table:table-cell table:style-name="ce175" table:formula="of:=AVERAGE([Aufteilung.C78:.C89])" office:value-type="string" office:string-value="#REF!" calcext:value-type="error">
            <text:p>#REF!</text:p>
          </table:table-cell>
          <table:table-cell table:style-name="ce175" table:formula="of:=AVERAGE([Aufteilung.D78:.D89])" office:value-type="string" office:string-value="#REF!" calcext:value-type="error">
            <text:p>#REF!</text:p>
          </table:table-cell>
          <table:table-cell table:style-name="ce175" table:formula="of:=AVERAGE([Aufteilung.E78:.E89])" office:value-type="string" office:string-value="#REF!" calcext:value-type="error">
            <text:p>#REF!</text:p>
          </table:table-cell>
          <table:table-cell table:style-name="ce175" table:formula="of:=AVERAGE([Aufteilung.F78:.F89])" office:value-type="string" office:string-value="#REF!" calcext:value-type="error">
            <text:p>#REF!</text:p>
          </table:table-cell>
          <table:table-cell table:style-name="ce175" table:formula="of:=AVERAGE([Aufteilung.G78:.G89])" office:value-type="string" office:string-value="#REF!" calcext:value-type="error">
            <text:p>#REF!</text:p>
          </table:table-cell>
          <table:table-cell table:style-name="ce175" table:formula="of:=AVERAGE([Aufteilung.H78:.H89])" office:value-type="string" office:string-value="#REF!" calcext:value-type="error">
            <text:p>#REF!</text:p>
          </table:table-cell>
          <table:table-cell table:style-name="ce175" table:formula="of:=AVERAGE([Aufteilung.I78:.I89])" office:value-type="string" office:string-value="#REF!" calcext:value-type="error">
            <text:p>#REF!</text:p>
          </table:table-cell>
          <table:table-cell table:style-name="ce175" table:formula="of:=AVERAGE([Aufteilung.J78:.J89])" office:value-type="string" office:string-value="#REF!" calcext:value-type="error">
            <text:p>#REF!</text:p>
          </table:table-cell>
          <table:table-cell table:style-name="ce175" table:formula="of:=AVERAGE([Aufteilung.K78:.K89])" office:value-type="string" office:string-value="#REF!" calcext:value-type="error">
            <text:p>#REF!</text:p>
          </table:table-cell>
          <table:table-cell table:style-name="ce175" table:formula="of:=SUM([.K89];[.B89:.K89])-[.J8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9-08-01" calcext:value-type="date">
            <text:p>August.2009</text:p>
          </table:table-cell>
          <table:table-cell table:style-name="ce175" table:formula="of:=AVERAGE([Aufteilung.B79:.B90])" office:value-type="string" office:string-value="#REF!" calcext:value-type="error">
            <text:p>#REF!</text:p>
          </table:table-cell>
          <table:table-cell table:style-name="ce175" table:formula="of:=AVERAGE([Aufteilung.C79:.C90])" office:value-type="string" office:string-value="#REF!" calcext:value-type="error">
            <text:p>#REF!</text:p>
          </table:table-cell>
          <table:table-cell table:style-name="ce175" table:formula="of:=AVERAGE([Aufteilung.D79:.D90])" office:value-type="string" office:string-value="#REF!" calcext:value-type="error">
            <text:p>#REF!</text:p>
          </table:table-cell>
          <table:table-cell table:style-name="ce175" table:formula="of:=AVERAGE([Aufteilung.E79:.E90])" office:value-type="string" office:string-value="#REF!" calcext:value-type="error">
            <text:p>#REF!</text:p>
          </table:table-cell>
          <table:table-cell table:style-name="ce175" table:formula="of:=AVERAGE([Aufteilung.F79:.F90])" office:value-type="string" office:string-value="#REF!" calcext:value-type="error">
            <text:p>#REF!</text:p>
          </table:table-cell>
          <table:table-cell table:style-name="ce175" table:formula="of:=AVERAGE([Aufteilung.G79:.G90])" office:value-type="string" office:string-value="#REF!" calcext:value-type="error">
            <text:p>#REF!</text:p>
          </table:table-cell>
          <table:table-cell table:style-name="ce175" table:formula="of:=AVERAGE([Aufteilung.H79:.H90])" office:value-type="string" office:string-value="#REF!" calcext:value-type="error">
            <text:p>#REF!</text:p>
          </table:table-cell>
          <table:table-cell table:style-name="ce175" table:formula="of:=AVERAGE([Aufteilung.I79:.I90])" office:value-type="string" office:string-value="#REF!" calcext:value-type="error">
            <text:p>#REF!</text:p>
          </table:table-cell>
          <table:table-cell table:style-name="ce175" table:formula="of:=AVERAGE([Aufteilung.J79:.J90])" office:value-type="string" office:string-value="#REF!" calcext:value-type="error">
            <text:p>#REF!</text:p>
          </table:table-cell>
          <table:table-cell table:style-name="ce175" table:formula="of:=AVERAGE([Aufteilung.K79:.K90])" office:value-type="string" office:string-value="#REF!" calcext:value-type="error">
            <text:p>#REF!</text:p>
          </table:table-cell>
          <table:table-cell table:style-name="ce175" table:formula="of:=SUM([.K90];[.B90:.K90])-[.J9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9-09-01" calcext:value-type="date">
            <text:p>September 2009</text:p>
          </table:table-cell>
          <table:table-cell table:style-name="ce175" table:formula="of:=AVERAGE([Aufteilung.B80:.B91])" office:value-type="string" office:string-value="#REF!" calcext:value-type="error">
            <text:p>#REF!</text:p>
          </table:table-cell>
          <table:table-cell table:style-name="ce175" table:formula="of:=AVERAGE([Aufteilung.C80:.C91])" office:value-type="string" office:string-value="#REF!" calcext:value-type="error">
            <text:p>#REF!</text:p>
          </table:table-cell>
          <table:table-cell table:style-name="ce175" table:formula="of:=AVERAGE([Aufteilung.D80:.D91])" office:value-type="string" office:string-value="#REF!" calcext:value-type="error">
            <text:p>#REF!</text:p>
          </table:table-cell>
          <table:table-cell table:style-name="ce175" table:formula="of:=AVERAGE([Aufteilung.E80:.E91])" office:value-type="string" office:string-value="#REF!" calcext:value-type="error">
            <text:p>#REF!</text:p>
          </table:table-cell>
          <table:table-cell table:style-name="ce175" table:formula="of:=AVERAGE([Aufteilung.F80:.F91])" office:value-type="string" office:string-value="#REF!" calcext:value-type="error">
            <text:p>#REF!</text:p>
          </table:table-cell>
          <table:table-cell table:style-name="ce175" table:formula="of:=AVERAGE([Aufteilung.G80:.G91])" office:value-type="string" office:string-value="#REF!" calcext:value-type="error">
            <text:p>#REF!</text:p>
          </table:table-cell>
          <table:table-cell table:style-name="ce175" table:formula="of:=AVERAGE([Aufteilung.H80:.H91])" office:value-type="string" office:string-value="#REF!" calcext:value-type="error">
            <text:p>#REF!</text:p>
          </table:table-cell>
          <table:table-cell table:style-name="ce175" table:formula="of:=AVERAGE([Aufteilung.I80:.I91])" office:value-type="string" office:string-value="#REF!" calcext:value-type="error">
            <text:p>#REF!</text:p>
          </table:table-cell>
          <table:table-cell table:style-name="ce175" table:formula="of:=AVERAGE([Aufteilung.J80:.J91])" office:value-type="string" office:string-value="#REF!" calcext:value-type="error">
            <text:p>#REF!</text:p>
          </table:table-cell>
          <table:table-cell table:style-name="ce175" table:formula="of:=AVERAGE([Aufteilung.K80:.K91])" office:value-type="string" office:string-value="#REF!" calcext:value-type="error">
            <text:p>#REF!</text:p>
          </table:table-cell>
          <table:table-cell table:style-name="ce175" table:formula="of:=SUM([.K91];[.B91:.K91])-[.J9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9-10-01" calcext:value-type="date">
            <text:p>Oktober.2009</text:p>
          </table:table-cell>
          <table:table-cell table:style-name="ce175" table:formula="of:=AVERAGE([Aufteilung.B81:.B92])" office:value-type="string" office:string-value="#REF!" calcext:value-type="error">
            <text:p>#REF!</text:p>
          </table:table-cell>
          <table:table-cell table:style-name="ce175" table:formula="of:=AVERAGE([Aufteilung.C81:.C92])" office:value-type="string" office:string-value="#REF!" calcext:value-type="error">
            <text:p>#REF!</text:p>
          </table:table-cell>
          <table:table-cell table:style-name="ce175" table:formula="of:=AVERAGE([Aufteilung.D81:.D92])" office:value-type="string" office:string-value="#REF!" calcext:value-type="error">
            <text:p>#REF!</text:p>
          </table:table-cell>
          <table:table-cell table:style-name="ce175" table:formula="of:=AVERAGE([Aufteilung.E81:.E92])" office:value-type="string" office:string-value="#REF!" calcext:value-type="error">
            <text:p>#REF!</text:p>
          </table:table-cell>
          <table:table-cell table:style-name="ce175" table:formula="of:=AVERAGE([Aufteilung.F81:.F92])" office:value-type="string" office:string-value="#REF!" calcext:value-type="error">
            <text:p>#REF!</text:p>
          </table:table-cell>
          <table:table-cell table:style-name="ce175" table:formula="of:=AVERAGE([Aufteilung.G81:.G92])" office:value-type="string" office:string-value="#REF!" calcext:value-type="error">
            <text:p>#REF!</text:p>
          </table:table-cell>
          <table:table-cell table:style-name="ce175" table:formula="of:=AVERAGE([Aufteilung.H81:.H92])" office:value-type="string" office:string-value="#REF!" calcext:value-type="error">
            <text:p>#REF!</text:p>
          </table:table-cell>
          <table:table-cell table:style-name="ce175" table:formula="of:=AVERAGE([Aufteilung.I81:.I92])" office:value-type="string" office:string-value="#REF!" calcext:value-type="error">
            <text:p>#REF!</text:p>
          </table:table-cell>
          <table:table-cell table:style-name="ce175" table:formula="of:=AVERAGE([Aufteilung.J81:.J92])" office:value-type="string" office:string-value="#REF!" calcext:value-type="error">
            <text:p>#REF!</text:p>
          </table:table-cell>
          <table:table-cell table:style-name="ce175" table:formula="of:=AVERAGE([Aufteilung.K81:.K92])" office:value-type="string" office:string-value="#REF!" calcext:value-type="error">
            <text:p>#REF!</text:p>
          </table:table-cell>
          <table:table-cell table:style-name="ce175" table:formula="of:=SUM([.K92];[.B92:.K92])-[.J9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09-11-01" calcext:value-type="date">
            <text:p>November 2009</text:p>
          </table:table-cell>
          <table:table-cell table:style-name="ce175" table:formula="of:=AVERAGE([Aufteilung.B82:.B93])" office:value-type="string" office:string-value="#REF!" calcext:value-type="error">
            <text:p>#REF!</text:p>
          </table:table-cell>
          <table:table-cell table:style-name="ce175" table:formula="of:=AVERAGE([Aufteilung.C82:.C93])" office:value-type="string" office:string-value="#REF!" calcext:value-type="error">
            <text:p>#REF!</text:p>
          </table:table-cell>
          <table:table-cell table:style-name="ce175" table:formula="of:=AVERAGE([Aufteilung.D82:.D93])" office:value-type="string" office:string-value="#REF!" calcext:value-type="error">
            <text:p>#REF!</text:p>
          </table:table-cell>
          <table:table-cell table:style-name="ce175" table:formula="of:=AVERAGE([Aufteilung.E82:.E93])" office:value-type="string" office:string-value="#REF!" calcext:value-type="error">
            <text:p>#REF!</text:p>
          </table:table-cell>
          <table:table-cell table:style-name="ce175" table:formula="of:=AVERAGE([Aufteilung.F82:.F93])" office:value-type="string" office:string-value="#REF!" calcext:value-type="error">
            <text:p>#REF!</text:p>
          </table:table-cell>
          <table:table-cell table:style-name="ce175" table:formula="of:=AVERAGE([Aufteilung.G82:.G93])" office:value-type="string" office:string-value="#REF!" calcext:value-type="error">
            <text:p>#REF!</text:p>
          </table:table-cell>
          <table:table-cell table:style-name="ce175" table:formula="of:=AVERAGE([Aufteilung.H82:.H93])" office:value-type="string" office:string-value="#REF!" calcext:value-type="error">
            <text:p>#REF!</text:p>
          </table:table-cell>
          <table:table-cell table:style-name="ce175" table:formula="of:=AVERAGE([Aufteilung.I82:.I93])" office:value-type="string" office:string-value="#REF!" calcext:value-type="error">
            <text:p>#REF!</text:p>
          </table:table-cell>
          <table:table-cell table:style-name="ce175" table:formula="of:=AVERAGE([Aufteilung.J82:.J93])" office:value-type="string" office:string-value="#REF!" calcext:value-type="error">
            <text:p>#REF!</text:p>
          </table:table-cell>
          <table:table-cell table:style-name="ce175" table:formula="of:=AVERAGE([Aufteilung.K82:.K93])" office:value-type="string" office:string-value="#REF!" calcext:value-type="error">
            <text:p>#REF!</text:p>
          </table:table-cell>
          <table:table-cell table:style-name="ce175" table:formula="of:=SUM([.K93];[.B93:.K93])-[.J9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09-12-01" calcext:value-type="date">
            <text:p>Dezember.2009</text:p>
          </table:table-cell>
          <table:table-cell table:style-name="ce175" table:formula="of:=AVERAGE([Aufteilung.B83:.B94])" office:value-type="string" office:string-value="#REF!" calcext:value-type="error">
            <text:p>#REF!</text:p>
          </table:table-cell>
          <table:table-cell table:style-name="ce175" table:formula="of:=AVERAGE([Aufteilung.C83:.C94])" office:value-type="string" office:string-value="#REF!" calcext:value-type="error">
            <text:p>#REF!</text:p>
          </table:table-cell>
          <table:table-cell table:style-name="ce175" table:formula="of:=AVERAGE([Aufteilung.D83:.D94])" office:value-type="string" office:string-value="#REF!" calcext:value-type="error">
            <text:p>#REF!</text:p>
          </table:table-cell>
          <table:table-cell table:style-name="ce175" table:formula="of:=AVERAGE([Aufteilung.E83:.E94])" office:value-type="string" office:string-value="#REF!" calcext:value-type="error">
            <text:p>#REF!</text:p>
          </table:table-cell>
          <table:table-cell table:style-name="ce175" table:formula="of:=AVERAGE([Aufteilung.F83:.F94])" office:value-type="string" office:string-value="#REF!" calcext:value-type="error">
            <text:p>#REF!</text:p>
          </table:table-cell>
          <table:table-cell table:style-name="ce175" table:formula="of:=AVERAGE([Aufteilung.G83:.G94])" office:value-type="string" office:string-value="#REF!" calcext:value-type="error">
            <text:p>#REF!</text:p>
          </table:table-cell>
          <table:table-cell table:style-name="ce175" table:formula="of:=AVERAGE([Aufteilung.H83:.H94])" office:value-type="string" office:string-value="#REF!" calcext:value-type="error">
            <text:p>#REF!</text:p>
          </table:table-cell>
          <table:table-cell table:style-name="ce175" table:formula="of:=AVERAGE([Aufteilung.I83:.I94])" office:value-type="string" office:string-value="#REF!" calcext:value-type="error">
            <text:p>#REF!</text:p>
          </table:table-cell>
          <table:table-cell table:style-name="ce175" table:formula="of:=AVERAGE([Aufteilung.J83:.J94])" office:value-type="string" office:string-value="#REF!" calcext:value-type="error">
            <text:p>#REF!</text:p>
          </table:table-cell>
          <table:table-cell table:style-name="ce175" table:formula="of:=AVERAGE([Aufteilung.K83:.K94])" office:value-type="string" office:string-value="#REF!" calcext:value-type="error">
            <text:p>#REF!</text:p>
          </table:table-cell>
          <table:table-cell table:style-name="ce175" table:formula="of:=SUM([.K94];[.B94:.K94])-[.J9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0-01-01" calcext:value-type="date">
            <text:p>Januar 2010</text:p>
          </table:table-cell>
          <table:table-cell table:style-name="ce175" table:formula="of:=AVERAGE([Aufteilung.B84:.B95])" office:value-type="string" office:string-value="#REF!" calcext:value-type="error">
            <text:p>#REF!</text:p>
          </table:table-cell>
          <table:table-cell table:style-name="ce175" table:formula="of:=AVERAGE([Aufteilung.C84:.C95])" office:value-type="string" office:string-value="#REF!" calcext:value-type="error">
            <text:p>#REF!</text:p>
          </table:table-cell>
          <table:table-cell table:style-name="ce175" table:formula="of:=AVERAGE([Aufteilung.D84:.D95])" office:value-type="string" office:string-value="#REF!" calcext:value-type="error">
            <text:p>#REF!</text:p>
          </table:table-cell>
          <table:table-cell table:style-name="ce175" table:formula="of:=AVERAGE([Aufteilung.E84:.E95])" office:value-type="string" office:string-value="#REF!" calcext:value-type="error">
            <text:p>#REF!</text:p>
          </table:table-cell>
          <table:table-cell table:style-name="ce175" table:formula="of:=AVERAGE([Aufteilung.F84:.F95])" office:value-type="string" office:string-value="#REF!" calcext:value-type="error">
            <text:p>#REF!</text:p>
          </table:table-cell>
          <table:table-cell table:style-name="ce175" table:formula="of:=AVERAGE([Aufteilung.G84:.G95])" office:value-type="string" office:string-value="#REF!" calcext:value-type="error">
            <text:p>#REF!</text:p>
          </table:table-cell>
          <table:table-cell table:style-name="ce175" table:formula="of:=AVERAGE([Aufteilung.H84:.H95])" office:value-type="string" office:string-value="#REF!" calcext:value-type="error">
            <text:p>#REF!</text:p>
          </table:table-cell>
          <table:table-cell table:style-name="ce175" table:formula="of:=AVERAGE([Aufteilung.I84:.I95])" office:value-type="string" office:string-value="#REF!" calcext:value-type="error">
            <text:p>#REF!</text:p>
          </table:table-cell>
          <table:table-cell table:style-name="ce175" table:formula="of:=AVERAGE([Aufteilung.J84:.J95])" office:value-type="string" office:string-value="#REF!" calcext:value-type="error">
            <text:p>#REF!</text:p>
          </table:table-cell>
          <table:table-cell table:style-name="ce175" table:formula="of:=AVERAGE([Aufteilung.K84:.K95])" office:value-type="string" office:string-value="#REF!" calcext:value-type="error">
            <text:p>#REF!</text:p>
          </table:table-cell>
          <table:table-cell table:style-name="ce175" table:formula="of:=SUM([.K95];[.B95:.K95])-[.J9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0-02-01" calcext:value-type="date">
            <text:p>Februar.2010</text:p>
          </table:table-cell>
          <table:table-cell table:style-name="ce175" table:formula="of:=AVERAGE([Aufteilung.B85:.B96])" office:value-type="string" office:string-value="#REF!" calcext:value-type="error">
            <text:p>#REF!</text:p>
          </table:table-cell>
          <table:table-cell table:style-name="ce175" table:formula="of:=AVERAGE([Aufteilung.C85:.C96])" office:value-type="string" office:string-value="#REF!" calcext:value-type="error">
            <text:p>#REF!</text:p>
          </table:table-cell>
          <table:table-cell table:style-name="ce175" table:formula="of:=AVERAGE([Aufteilung.D85:.D96])" office:value-type="string" office:string-value="#REF!" calcext:value-type="error">
            <text:p>#REF!</text:p>
          </table:table-cell>
          <table:table-cell table:style-name="ce175" table:formula="of:=AVERAGE([Aufteilung.E85:.E96])" office:value-type="string" office:string-value="#REF!" calcext:value-type="error">
            <text:p>#REF!</text:p>
          </table:table-cell>
          <table:table-cell table:style-name="ce175" table:formula="of:=AVERAGE([Aufteilung.F85:.F96])" office:value-type="string" office:string-value="#REF!" calcext:value-type="error">
            <text:p>#REF!</text:p>
          </table:table-cell>
          <table:table-cell table:style-name="ce175" table:formula="of:=AVERAGE([Aufteilung.G85:.G96])" office:value-type="string" office:string-value="#REF!" calcext:value-type="error">
            <text:p>#REF!</text:p>
          </table:table-cell>
          <table:table-cell table:style-name="ce175" table:formula="of:=AVERAGE([Aufteilung.H85:.H96])" office:value-type="string" office:string-value="#REF!" calcext:value-type="error">
            <text:p>#REF!</text:p>
          </table:table-cell>
          <table:table-cell table:style-name="ce175" table:formula="of:=AVERAGE([Aufteilung.I85:.I96])" office:value-type="string" office:string-value="#REF!" calcext:value-type="error">
            <text:p>#REF!</text:p>
          </table:table-cell>
          <table:table-cell table:style-name="ce175" table:formula="of:=AVERAGE([Aufteilung.J85:.J96])" office:value-type="string" office:string-value="#REF!" calcext:value-type="error">
            <text:p>#REF!</text:p>
          </table:table-cell>
          <table:table-cell table:style-name="ce175" table:formula="of:=AVERAGE([Aufteilung.K85:.K96])" office:value-type="string" office:string-value="#REF!" calcext:value-type="error">
            <text:p>#REF!</text:p>
          </table:table-cell>
          <table:table-cell table:style-name="ce175" table:formula="of:=SUM([.K96];[.B96:.K96])-[.J9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0-03-01" calcext:value-type="date">
            <text:p>März 2010</text:p>
          </table:table-cell>
          <table:table-cell table:style-name="ce175" table:formula="of:=AVERAGE([Aufteilung.B86:.B97])" office:value-type="string" office:string-value="#REF!" calcext:value-type="error">
            <text:p>#REF!</text:p>
          </table:table-cell>
          <table:table-cell table:style-name="ce175" table:formula="of:=AVERAGE([Aufteilung.C86:.C97])" office:value-type="string" office:string-value="#REF!" calcext:value-type="error">
            <text:p>#REF!</text:p>
          </table:table-cell>
          <table:table-cell table:style-name="ce175" table:formula="of:=AVERAGE([Aufteilung.D86:.D97])" office:value-type="string" office:string-value="#REF!" calcext:value-type="error">
            <text:p>#REF!</text:p>
          </table:table-cell>
          <table:table-cell table:style-name="ce175" table:formula="of:=AVERAGE([Aufteilung.E86:.E97])" office:value-type="string" office:string-value="#REF!" calcext:value-type="error">
            <text:p>#REF!</text:p>
          </table:table-cell>
          <table:table-cell table:style-name="ce175" table:formula="of:=AVERAGE([Aufteilung.F86:.F97])" office:value-type="string" office:string-value="#REF!" calcext:value-type="error">
            <text:p>#REF!</text:p>
          </table:table-cell>
          <table:table-cell table:style-name="ce175" table:formula="of:=AVERAGE([Aufteilung.G86:.G97])" office:value-type="string" office:string-value="#REF!" calcext:value-type="error">
            <text:p>#REF!</text:p>
          </table:table-cell>
          <table:table-cell table:style-name="ce175" table:formula="of:=AVERAGE([Aufteilung.H86:.H97])" office:value-type="string" office:string-value="#REF!" calcext:value-type="error">
            <text:p>#REF!</text:p>
          </table:table-cell>
          <table:table-cell table:style-name="ce175" table:formula="of:=AVERAGE([Aufteilung.I86:.I97])" office:value-type="string" office:string-value="#REF!" calcext:value-type="error">
            <text:p>#REF!</text:p>
          </table:table-cell>
          <table:table-cell table:style-name="ce175" table:formula="of:=AVERAGE([Aufteilung.J86:.J97])" office:value-type="string" office:string-value="#REF!" calcext:value-type="error">
            <text:p>#REF!</text:p>
          </table:table-cell>
          <table:table-cell table:style-name="ce175" table:formula="of:=AVERAGE([Aufteilung.K86:.K97])" office:value-type="string" office:string-value="#REF!" calcext:value-type="error">
            <text:p>#REF!</text:p>
          </table:table-cell>
          <table:table-cell table:style-name="ce175" table:formula="of:=SUM([.K97];[.B97:.K97])-[.J9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0-04-01" calcext:value-type="date">
            <text:p>April.2010</text:p>
          </table:table-cell>
          <table:table-cell table:style-name="ce175" table:formula="of:=AVERAGE([Aufteilung.B87:.B98])" office:value-type="string" office:string-value="#REF!" calcext:value-type="error">
            <text:p>#REF!</text:p>
          </table:table-cell>
          <table:table-cell table:style-name="ce175" table:formula="of:=AVERAGE([Aufteilung.C87:.C98])" office:value-type="string" office:string-value="#REF!" calcext:value-type="error">
            <text:p>#REF!</text:p>
          </table:table-cell>
          <table:table-cell table:style-name="ce175" table:formula="of:=AVERAGE([Aufteilung.D87:.D98])" office:value-type="string" office:string-value="#REF!" calcext:value-type="error">
            <text:p>#REF!</text:p>
          </table:table-cell>
          <table:table-cell table:style-name="ce175" table:formula="of:=AVERAGE([Aufteilung.E87:.E98])" office:value-type="string" office:string-value="#REF!" calcext:value-type="error">
            <text:p>#REF!</text:p>
          </table:table-cell>
          <table:table-cell table:style-name="ce175" table:formula="of:=AVERAGE([Aufteilung.F87:.F98])" office:value-type="string" office:string-value="#REF!" calcext:value-type="error">
            <text:p>#REF!</text:p>
          </table:table-cell>
          <table:table-cell table:style-name="ce175" table:formula="of:=AVERAGE([Aufteilung.G87:.G98])" office:value-type="string" office:string-value="#REF!" calcext:value-type="error">
            <text:p>#REF!</text:p>
          </table:table-cell>
          <table:table-cell table:style-name="ce175" table:formula="of:=AVERAGE([Aufteilung.H87:.H98])" office:value-type="string" office:string-value="#REF!" calcext:value-type="error">
            <text:p>#REF!</text:p>
          </table:table-cell>
          <table:table-cell table:style-name="ce175" table:formula="of:=AVERAGE([Aufteilung.I87:.I98])" office:value-type="string" office:string-value="#REF!" calcext:value-type="error">
            <text:p>#REF!</text:p>
          </table:table-cell>
          <table:table-cell table:style-name="ce175" table:formula="of:=AVERAGE([Aufteilung.J87:.J98])" office:value-type="string" office:string-value="#REF!" calcext:value-type="error">
            <text:p>#REF!</text:p>
          </table:table-cell>
          <table:table-cell table:style-name="ce175" table:formula="of:=AVERAGE([Aufteilung.K87:.K98])" office:value-type="string" office:string-value="#REF!" calcext:value-type="error">
            <text:p>#REF!</text:p>
          </table:table-cell>
          <table:table-cell table:style-name="ce175" table:formula="of:=SUM([.K98];[.B98:.K98])-[.J9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0-05-01" calcext:value-type="date">
            <text:p>Mai 2010</text:p>
          </table:table-cell>
          <table:table-cell table:style-name="ce175" table:formula="of:=AVERAGE([Aufteilung.B88:.B99])" office:value-type="string" office:string-value="#REF!" calcext:value-type="error">
            <text:p>#REF!</text:p>
          </table:table-cell>
          <table:table-cell table:style-name="ce175" table:formula="of:=AVERAGE([Aufteilung.C88:.C99])" office:value-type="string" office:string-value="#REF!" calcext:value-type="error">
            <text:p>#REF!</text:p>
          </table:table-cell>
          <table:table-cell table:style-name="ce175" table:formula="of:=AVERAGE([Aufteilung.D88:.D99])" office:value-type="string" office:string-value="#REF!" calcext:value-type="error">
            <text:p>#REF!</text:p>
          </table:table-cell>
          <table:table-cell table:style-name="ce175" table:formula="of:=AVERAGE([Aufteilung.E88:.E99])" office:value-type="string" office:string-value="#REF!" calcext:value-type="error">
            <text:p>#REF!</text:p>
          </table:table-cell>
          <table:table-cell table:style-name="ce175" table:formula="of:=AVERAGE([Aufteilung.F88:.F99])" office:value-type="string" office:string-value="#REF!" calcext:value-type="error">
            <text:p>#REF!</text:p>
          </table:table-cell>
          <table:table-cell table:style-name="ce175" table:formula="of:=AVERAGE([Aufteilung.G88:.G99])" office:value-type="string" office:string-value="#REF!" calcext:value-type="error">
            <text:p>#REF!</text:p>
          </table:table-cell>
          <table:table-cell table:style-name="ce175" table:formula="of:=AVERAGE([Aufteilung.H88:.H99])" office:value-type="string" office:string-value="#REF!" calcext:value-type="error">
            <text:p>#REF!</text:p>
          </table:table-cell>
          <table:table-cell table:style-name="ce175" table:formula="of:=AVERAGE([Aufteilung.I88:.I99])" office:value-type="string" office:string-value="#REF!" calcext:value-type="error">
            <text:p>#REF!</text:p>
          </table:table-cell>
          <table:table-cell table:style-name="ce175" table:formula="of:=AVERAGE([Aufteilung.J88:.J99])" office:value-type="string" office:string-value="#REF!" calcext:value-type="error">
            <text:p>#REF!</text:p>
          </table:table-cell>
          <table:table-cell table:style-name="ce175" table:formula="of:=AVERAGE([Aufteilung.K88:.K99])" office:value-type="string" office:string-value="#REF!" calcext:value-type="error">
            <text:p>#REF!</text:p>
          </table:table-cell>
          <table:table-cell table:style-name="ce175" table:formula="of:=SUM([.K99];[.B99:.K99])-[.J9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0-06-01" calcext:value-type="date">
            <text:p>Juni.2010</text:p>
          </table:table-cell>
          <table:table-cell table:style-name="ce175" table:formula="of:=AVERAGE([Aufteilung.B89:.B100])" office:value-type="string" office:string-value="#REF!" calcext:value-type="error">
            <text:p>#REF!</text:p>
          </table:table-cell>
          <table:table-cell table:style-name="ce175" table:formula="of:=AVERAGE([Aufteilung.C89:.C100])" office:value-type="string" office:string-value="#REF!" calcext:value-type="error">
            <text:p>#REF!</text:p>
          </table:table-cell>
          <table:table-cell table:style-name="ce175" table:formula="of:=AVERAGE([Aufteilung.D89:.D100])" office:value-type="string" office:string-value="#REF!" calcext:value-type="error">
            <text:p>#REF!</text:p>
          </table:table-cell>
          <table:table-cell table:style-name="ce175" table:formula="of:=AVERAGE([Aufteilung.E89:.E100])" office:value-type="string" office:string-value="#REF!" calcext:value-type="error">
            <text:p>#REF!</text:p>
          </table:table-cell>
          <table:table-cell table:style-name="ce175" table:formula="of:=AVERAGE([Aufteilung.F89:.F100])" office:value-type="string" office:string-value="#REF!" calcext:value-type="error">
            <text:p>#REF!</text:p>
          </table:table-cell>
          <table:table-cell table:style-name="ce175" table:formula="of:=AVERAGE([Aufteilung.G89:.G100])" office:value-type="string" office:string-value="#REF!" calcext:value-type="error">
            <text:p>#REF!</text:p>
          </table:table-cell>
          <table:table-cell table:style-name="ce175" table:formula="of:=AVERAGE([Aufteilung.H89:.H100])" office:value-type="string" office:string-value="#REF!" calcext:value-type="error">
            <text:p>#REF!</text:p>
          </table:table-cell>
          <table:table-cell table:style-name="ce175" table:formula="of:=AVERAGE([Aufteilung.I89:.I100])" office:value-type="string" office:string-value="#REF!" calcext:value-type="error">
            <text:p>#REF!</text:p>
          </table:table-cell>
          <table:table-cell table:style-name="ce175" table:formula="of:=AVERAGE([Aufteilung.J89:.J100])" office:value-type="string" office:string-value="#REF!" calcext:value-type="error">
            <text:p>#REF!</text:p>
          </table:table-cell>
          <table:table-cell table:style-name="ce175" table:formula="of:=AVERAGE([Aufteilung.K89:.K100])" office:value-type="string" office:string-value="#REF!" calcext:value-type="error">
            <text:p>#REF!</text:p>
          </table:table-cell>
          <table:table-cell table:style-name="ce175" table:formula="of:=SUM([.K100];[.B100:.K100])-[.J10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0-07-01" calcext:value-type="date">
            <text:p>Juli 2010</text:p>
          </table:table-cell>
          <table:table-cell table:style-name="ce175" table:formula="of:=AVERAGE([Aufteilung.B90:.B101])" office:value-type="string" office:string-value="#REF!" calcext:value-type="error">
            <text:p>#REF!</text:p>
          </table:table-cell>
          <table:table-cell table:style-name="ce175" table:formula="of:=AVERAGE([Aufteilung.C90:.C101])" office:value-type="string" office:string-value="#REF!" calcext:value-type="error">
            <text:p>#REF!</text:p>
          </table:table-cell>
          <table:table-cell table:style-name="ce175" table:formula="of:=AVERAGE([Aufteilung.D90:.D101])" office:value-type="string" office:string-value="#REF!" calcext:value-type="error">
            <text:p>#REF!</text:p>
          </table:table-cell>
          <table:table-cell table:style-name="ce175" table:formula="of:=AVERAGE([Aufteilung.E90:.E101])" office:value-type="string" office:string-value="#REF!" calcext:value-type="error">
            <text:p>#REF!</text:p>
          </table:table-cell>
          <table:table-cell table:style-name="ce175" table:formula="of:=AVERAGE([Aufteilung.F90:.F101])" office:value-type="string" office:string-value="#REF!" calcext:value-type="error">
            <text:p>#REF!</text:p>
          </table:table-cell>
          <table:table-cell table:style-name="ce175" table:formula="of:=AVERAGE([Aufteilung.G90:.G101])" office:value-type="string" office:string-value="#REF!" calcext:value-type="error">
            <text:p>#REF!</text:p>
          </table:table-cell>
          <table:table-cell table:style-name="ce175" table:formula="of:=AVERAGE([Aufteilung.H90:.H101])" office:value-type="string" office:string-value="#REF!" calcext:value-type="error">
            <text:p>#REF!</text:p>
          </table:table-cell>
          <table:table-cell table:style-name="ce175" table:formula="of:=AVERAGE([Aufteilung.I90:.I101])" office:value-type="string" office:string-value="#REF!" calcext:value-type="error">
            <text:p>#REF!</text:p>
          </table:table-cell>
          <table:table-cell table:style-name="ce175" table:formula="of:=AVERAGE([Aufteilung.J90:.J101])" office:value-type="string" office:string-value="#REF!" calcext:value-type="error">
            <text:p>#REF!</text:p>
          </table:table-cell>
          <table:table-cell table:style-name="ce175" table:formula="of:=AVERAGE([Aufteilung.K90:.K101])" office:value-type="string" office:string-value="#REF!" calcext:value-type="error">
            <text:p>#REF!</text:p>
          </table:table-cell>
          <table:table-cell table:style-name="ce175" table:formula="of:=SUM([.K101];[.B101:.K101])-[.J10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0-08-01" calcext:value-type="date">
            <text:p>August.2010</text:p>
          </table:table-cell>
          <table:table-cell table:style-name="ce175" table:formula="of:=AVERAGE([Aufteilung.B91:.B102])" office:value-type="string" office:string-value="#REF!" calcext:value-type="error">
            <text:p>#REF!</text:p>
          </table:table-cell>
          <table:table-cell table:style-name="ce175" table:formula="of:=AVERAGE([Aufteilung.C91:.C102])" office:value-type="string" office:string-value="#REF!" calcext:value-type="error">
            <text:p>#REF!</text:p>
          </table:table-cell>
          <table:table-cell table:style-name="ce175" table:formula="of:=AVERAGE([Aufteilung.D91:.D102])" office:value-type="string" office:string-value="#REF!" calcext:value-type="error">
            <text:p>#REF!</text:p>
          </table:table-cell>
          <table:table-cell table:style-name="ce175" table:formula="of:=AVERAGE([Aufteilung.E91:.E102])" office:value-type="string" office:string-value="#REF!" calcext:value-type="error">
            <text:p>#REF!</text:p>
          </table:table-cell>
          <table:table-cell table:style-name="ce175" table:formula="of:=AVERAGE([Aufteilung.F91:.F102])" office:value-type="string" office:string-value="#REF!" calcext:value-type="error">
            <text:p>#REF!</text:p>
          </table:table-cell>
          <table:table-cell table:style-name="ce175" table:formula="of:=AVERAGE([Aufteilung.G91:.G102])" office:value-type="string" office:string-value="#REF!" calcext:value-type="error">
            <text:p>#REF!</text:p>
          </table:table-cell>
          <table:table-cell table:style-name="ce175" table:formula="of:=AVERAGE([Aufteilung.H91:.H102])" office:value-type="string" office:string-value="#REF!" calcext:value-type="error">
            <text:p>#REF!</text:p>
          </table:table-cell>
          <table:table-cell table:style-name="ce175" table:formula="of:=AVERAGE([Aufteilung.I91:.I102])" office:value-type="string" office:string-value="#REF!" calcext:value-type="error">
            <text:p>#REF!</text:p>
          </table:table-cell>
          <table:table-cell table:style-name="ce175" table:formula="of:=AVERAGE([Aufteilung.J91:.J102])" office:value-type="string" office:string-value="#REF!" calcext:value-type="error">
            <text:p>#REF!</text:p>
          </table:table-cell>
          <table:table-cell table:style-name="ce175" table:formula="of:=AVERAGE([Aufteilung.K91:.K102])" office:value-type="string" office:string-value="#REF!" calcext:value-type="error">
            <text:p>#REF!</text:p>
          </table:table-cell>
          <table:table-cell table:style-name="ce175" table:formula="of:=SUM([.K102];[.B102:.K102])-[.J10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0-09-01" calcext:value-type="date">
            <text:p>September 2010</text:p>
          </table:table-cell>
          <table:table-cell table:style-name="ce175" table:formula="of:=AVERAGE([Aufteilung.B92:.B103])" office:value-type="string" office:string-value="#REF!" calcext:value-type="error">
            <text:p>#REF!</text:p>
          </table:table-cell>
          <table:table-cell table:style-name="ce175" table:formula="of:=AVERAGE([Aufteilung.C92:.C103])" office:value-type="string" office:string-value="#REF!" calcext:value-type="error">
            <text:p>#REF!</text:p>
          </table:table-cell>
          <table:table-cell table:style-name="ce175" table:formula="of:=AVERAGE([Aufteilung.D92:.D103])" office:value-type="string" office:string-value="#REF!" calcext:value-type="error">
            <text:p>#REF!</text:p>
          </table:table-cell>
          <table:table-cell table:style-name="ce175" table:formula="of:=AVERAGE([Aufteilung.E92:.E103])" office:value-type="string" office:string-value="#REF!" calcext:value-type="error">
            <text:p>#REF!</text:p>
          </table:table-cell>
          <table:table-cell table:style-name="ce175" table:formula="of:=AVERAGE([Aufteilung.F92:.F103])" office:value-type="string" office:string-value="#REF!" calcext:value-type="error">
            <text:p>#REF!</text:p>
          </table:table-cell>
          <table:table-cell table:style-name="ce175" table:formula="of:=AVERAGE([Aufteilung.G92:.G103])" office:value-type="string" office:string-value="#REF!" calcext:value-type="error">
            <text:p>#REF!</text:p>
          </table:table-cell>
          <table:table-cell table:style-name="ce175" table:formula="of:=AVERAGE([Aufteilung.H92:.H103])" office:value-type="string" office:string-value="#REF!" calcext:value-type="error">
            <text:p>#REF!</text:p>
          </table:table-cell>
          <table:table-cell table:style-name="ce175" table:formula="of:=AVERAGE([Aufteilung.I92:.I103])" office:value-type="string" office:string-value="#REF!" calcext:value-type="error">
            <text:p>#REF!</text:p>
          </table:table-cell>
          <table:table-cell table:style-name="ce175" table:formula="of:=AVERAGE([Aufteilung.J92:.J103])" office:value-type="string" office:string-value="#REF!" calcext:value-type="error">
            <text:p>#REF!</text:p>
          </table:table-cell>
          <table:table-cell table:style-name="ce175" table:formula="of:=AVERAGE([Aufteilung.K92:.K103])" office:value-type="string" office:string-value="#REF!" calcext:value-type="error">
            <text:p>#REF!</text:p>
          </table:table-cell>
          <table:table-cell table:style-name="ce175" table:formula="of:=SUM([.K103];[.B103:.K103])-[.J10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0-10-01" calcext:value-type="date">
            <text:p>Oktober.2010</text:p>
          </table:table-cell>
          <table:table-cell table:style-name="ce175" table:formula="of:=AVERAGE([Aufteilung.B93:.B104])" office:value-type="string" office:string-value="#REF!" calcext:value-type="error">
            <text:p>#REF!</text:p>
          </table:table-cell>
          <table:table-cell table:style-name="ce175" table:formula="of:=AVERAGE([Aufteilung.C93:.C104])" office:value-type="string" office:string-value="#REF!" calcext:value-type="error">
            <text:p>#REF!</text:p>
          </table:table-cell>
          <table:table-cell table:style-name="ce175" table:formula="of:=AVERAGE([Aufteilung.D93:.D104])" office:value-type="string" office:string-value="#REF!" calcext:value-type="error">
            <text:p>#REF!</text:p>
          </table:table-cell>
          <table:table-cell table:style-name="ce175" table:formula="of:=AVERAGE([Aufteilung.E93:.E104])" office:value-type="string" office:string-value="#REF!" calcext:value-type="error">
            <text:p>#REF!</text:p>
          </table:table-cell>
          <table:table-cell table:style-name="ce175" table:formula="of:=AVERAGE([Aufteilung.F93:.F104])" office:value-type="string" office:string-value="#REF!" calcext:value-type="error">
            <text:p>#REF!</text:p>
          </table:table-cell>
          <table:table-cell table:style-name="ce175" table:formula="of:=AVERAGE([Aufteilung.G93:.G104])" office:value-type="string" office:string-value="#REF!" calcext:value-type="error">
            <text:p>#REF!</text:p>
          </table:table-cell>
          <table:table-cell table:style-name="ce175" table:formula="of:=AVERAGE([Aufteilung.H93:.H104])" office:value-type="string" office:string-value="#REF!" calcext:value-type="error">
            <text:p>#REF!</text:p>
          </table:table-cell>
          <table:table-cell table:style-name="ce175" table:formula="of:=AVERAGE([Aufteilung.I93:.I104])" office:value-type="string" office:string-value="#REF!" calcext:value-type="error">
            <text:p>#REF!</text:p>
          </table:table-cell>
          <table:table-cell table:style-name="ce175" table:formula="of:=AVERAGE([Aufteilung.J93:.J104])" office:value-type="string" office:string-value="#REF!" calcext:value-type="error">
            <text:p>#REF!</text:p>
          </table:table-cell>
          <table:table-cell table:style-name="ce175" table:formula="of:=AVERAGE([Aufteilung.K93:.K104])" office:value-type="string" office:string-value="#REF!" calcext:value-type="error">
            <text:p>#REF!</text:p>
          </table:table-cell>
          <table:table-cell table:style-name="ce175" table:formula="of:=SUM([.K104];[.B104:.K104])-[.J10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0-11-01" calcext:value-type="date">
            <text:p>November 2010</text:p>
          </table:table-cell>
          <table:table-cell table:style-name="ce175" table:formula="of:=AVERAGE([Aufteilung.B94:.B105])" office:value-type="string" office:string-value="#REF!" calcext:value-type="error">
            <text:p>#REF!</text:p>
          </table:table-cell>
          <table:table-cell table:style-name="ce175" table:formula="of:=AVERAGE([Aufteilung.C94:.C105])" office:value-type="string" office:string-value="#REF!" calcext:value-type="error">
            <text:p>#REF!</text:p>
          </table:table-cell>
          <table:table-cell table:style-name="ce175" table:formula="of:=AVERAGE([Aufteilung.D94:.D105])" office:value-type="string" office:string-value="#REF!" calcext:value-type="error">
            <text:p>#REF!</text:p>
          </table:table-cell>
          <table:table-cell table:style-name="ce175" table:formula="of:=AVERAGE([Aufteilung.E94:.E105])" office:value-type="string" office:string-value="#REF!" calcext:value-type="error">
            <text:p>#REF!</text:p>
          </table:table-cell>
          <table:table-cell table:style-name="ce175" table:formula="of:=AVERAGE([Aufteilung.F94:.F105])" office:value-type="string" office:string-value="#REF!" calcext:value-type="error">
            <text:p>#REF!</text:p>
          </table:table-cell>
          <table:table-cell table:style-name="ce175" table:formula="of:=AVERAGE([Aufteilung.G94:.G105])" office:value-type="string" office:string-value="#REF!" calcext:value-type="error">
            <text:p>#REF!</text:p>
          </table:table-cell>
          <table:table-cell table:style-name="ce175" table:formula="of:=AVERAGE([Aufteilung.H94:.H105])" office:value-type="string" office:string-value="#REF!" calcext:value-type="error">
            <text:p>#REF!</text:p>
          </table:table-cell>
          <table:table-cell table:style-name="ce175" table:formula="of:=AVERAGE([Aufteilung.I94:.I105])" office:value-type="string" office:string-value="#REF!" calcext:value-type="error">
            <text:p>#REF!</text:p>
          </table:table-cell>
          <table:table-cell table:style-name="ce175" table:formula="of:=AVERAGE([Aufteilung.J94:.J105])" office:value-type="string" office:string-value="#REF!" calcext:value-type="error">
            <text:p>#REF!</text:p>
          </table:table-cell>
          <table:table-cell table:style-name="ce175" table:formula="of:=AVERAGE([Aufteilung.K94:.K105])" office:value-type="string" office:string-value="#REF!" calcext:value-type="error">
            <text:p>#REF!</text:p>
          </table:table-cell>
          <table:table-cell table:style-name="ce175" table:formula="of:=SUM([.K105];[.B105:.K105])-[.J10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0-12-01" calcext:value-type="date">
            <text:p>Dezember.2010</text:p>
          </table:table-cell>
          <table:table-cell table:style-name="ce175" table:formula="of:=AVERAGE([Aufteilung.B95:.B106])" office:value-type="string" office:string-value="#REF!" calcext:value-type="error">
            <text:p>#REF!</text:p>
          </table:table-cell>
          <table:table-cell table:style-name="ce175" table:formula="of:=AVERAGE([Aufteilung.C95:.C106])" office:value-type="string" office:string-value="#REF!" calcext:value-type="error">
            <text:p>#REF!</text:p>
          </table:table-cell>
          <table:table-cell table:style-name="ce175" table:formula="of:=AVERAGE([Aufteilung.D95:.D106])" office:value-type="string" office:string-value="#REF!" calcext:value-type="error">
            <text:p>#REF!</text:p>
          </table:table-cell>
          <table:table-cell table:style-name="ce175" table:formula="of:=AVERAGE([Aufteilung.E95:.E106])" office:value-type="string" office:string-value="#REF!" calcext:value-type="error">
            <text:p>#REF!</text:p>
          </table:table-cell>
          <table:table-cell table:style-name="ce175" table:formula="of:=AVERAGE([Aufteilung.F95:.F106])" office:value-type="string" office:string-value="#REF!" calcext:value-type="error">
            <text:p>#REF!</text:p>
          </table:table-cell>
          <table:table-cell table:style-name="ce175" table:formula="of:=AVERAGE([Aufteilung.G95:.G106])" office:value-type="string" office:string-value="#REF!" calcext:value-type="error">
            <text:p>#REF!</text:p>
          </table:table-cell>
          <table:table-cell table:style-name="ce175" table:formula="of:=AVERAGE([Aufteilung.H95:.H106])" office:value-type="string" office:string-value="#REF!" calcext:value-type="error">
            <text:p>#REF!</text:p>
          </table:table-cell>
          <table:table-cell table:style-name="ce175" table:formula="of:=AVERAGE([Aufteilung.I95:.I106])" office:value-type="string" office:string-value="#REF!" calcext:value-type="error">
            <text:p>#REF!</text:p>
          </table:table-cell>
          <table:table-cell table:style-name="ce175" table:formula="of:=AVERAGE([Aufteilung.J95:.J106])" office:value-type="string" office:string-value="#REF!" calcext:value-type="error">
            <text:p>#REF!</text:p>
          </table:table-cell>
          <table:table-cell table:style-name="ce175" table:formula="of:=AVERAGE([Aufteilung.K95:.K106])" office:value-type="string" office:string-value="#REF!" calcext:value-type="error">
            <text:p>#REF!</text:p>
          </table:table-cell>
          <table:table-cell table:style-name="ce175" table:formula="of:=SUM([.K106];[.B106:.K106])-[.J10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1-01-01" calcext:value-type="date">
            <text:p>Januar 2011</text:p>
          </table:table-cell>
          <table:table-cell table:style-name="ce175" table:formula="of:=AVERAGE([Aufteilung.B96:.B107])" office:value-type="string" office:string-value="#REF!" calcext:value-type="error">
            <text:p>#REF!</text:p>
          </table:table-cell>
          <table:table-cell table:style-name="ce175" table:formula="of:=AVERAGE([Aufteilung.C96:.C107])" office:value-type="string" office:string-value="#REF!" calcext:value-type="error">
            <text:p>#REF!</text:p>
          </table:table-cell>
          <table:table-cell table:style-name="ce175" table:formula="of:=AVERAGE([Aufteilung.D96:.D107])" office:value-type="string" office:string-value="#REF!" calcext:value-type="error">
            <text:p>#REF!</text:p>
          </table:table-cell>
          <table:table-cell table:style-name="ce175" table:formula="of:=AVERAGE([Aufteilung.E96:.E107])" office:value-type="string" office:string-value="#REF!" calcext:value-type="error">
            <text:p>#REF!</text:p>
          </table:table-cell>
          <table:table-cell table:style-name="ce175" table:formula="of:=AVERAGE([Aufteilung.F96:.F107])" office:value-type="string" office:string-value="#REF!" calcext:value-type="error">
            <text:p>#REF!</text:p>
          </table:table-cell>
          <table:table-cell table:style-name="ce175" table:formula="of:=AVERAGE([Aufteilung.G96:.G107])" office:value-type="string" office:string-value="#REF!" calcext:value-type="error">
            <text:p>#REF!</text:p>
          </table:table-cell>
          <table:table-cell table:style-name="ce175" table:formula="of:=AVERAGE([Aufteilung.H96:.H107])" office:value-type="string" office:string-value="#REF!" calcext:value-type="error">
            <text:p>#REF!</text:p>
          </table:table-cell>
          <table:table-cell table:style-name="ce175" table:formula="of:=AVERAGE([Aufteilung.I96:.I107])" office:value-type="string" office:string-value="#REF!" calcext:value-type="error">
            <text:p>#REF!</text:p>
          </table:table-cell>
          <table:table-cell table:style-name="ce175" table:formula="of:=AVERAGE([Aufteilung.J96:.J107])" office:value-type="string" office:string-value="#REF!" calcext:value-type="error">
            <text:p>#REF!</text:p>
          </table:table-cell>
          <table:table-cell table:style-name="ce175" table:formula="of:=AVERAGE([Aufteilung.K96:.K107])" office:value-type="string" office:string-value="#REF!" calcext:value-type="error">
            <text:p>#REF!</text:p>
          </table:table-cell>
          <table:table-cell table:style-name="ce175" table:formula="of:=SUM([.K107];[.B107:.K107])-[.J10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1-02-01" calcext:value-type="date">
            <text:p>Februar.2011</text:p>
          </table:table-cell>
          <table:table-cell table:style-name="ce175" table:formula="of:=AVERAGE([Aufteilung.B97:.B108])" office:value-type="string" office:string-value="#REF!" calcext:value-type="error">
            <text:p>#REF!</text:p>
          </table:table-cell>
          <table:table-cell table:style-name="ce175" table:formula="of:=AVERAGE([Aufteilung.C97:.C108])" office:value-type="string" office:string-value="#REF!" calcext:value-type="error">
            <text:p>#REF!</text:p>
          </table:table-cell>
          <table:table-cell table:style-name="ce175" table:formula="of:=AVERAGE([Aufteilung.D97:.D108])" office:value-type="string" office:string-value="#REF!" calcext:value-type="error">
            <text:p>#REF!</text:p>
          </table:table-cell>
          <table:table-cell table:style-name="ce175" table:formula="of:=AVERAGE([Aufteilung.E97:.E108])" office:value-type="string" office:string-value="#REF!" calcext:value-type="error">
            <text:p>#REF!</text:p>
          </table:table-cell>
          <table:table-cell table:style-name="ce175" table:formula="of:=AVERAGE([Aufteilung.F97:.F108])" office:value-type="string" office:string-value="#REF!" calcext:value-type="error">
            <text:p>#REF!</text:p>
          </table:table-cell>
          <table:table-cell table:style-name="ce175" table:formula="of:=AVERAGE([Aufteilung.G97:.G108])" office:value-type="string" office:string-value="#REF!" calcext:value-type="error">
            <text:p>#REF!</text:p>
          </table:table-cell>
          <table:table-cell table:style-name="ce175" table:formula="of:=AVERAGE([Aufteilung.H97:.H108])" office:value-type="string" office:string-value="#REF!" calcext:value-type="error">
            <text:p>#REF!</text:p>
          </table:table-cell>
          <table:table-cell table:style-name="ce175" table:formula="of:=AVERAGE([Aufteilung.I97:.I108])" office:value-type="string" office:string-value="#REF!" calcext:value-type="error">
            <text:p>#REF!</text:p>
          </table:table-cell>
          <table:table-cell table:style-name="ce175" table:formula="of:=AVERAGE([Aufteilung.J97:.J108])" office:value-type="string" office:string-value="#REF!" calcext:value-type="error">
            <text:p>#REF!</text:p>
          </table:table-cell>
          <table:table-cell table:style-name="ce175" table:formula="of:=AVERAGE([Aufteilung.K97:.K108])" office:value-type="string" office:string-value="#REF!" calcext:value-type="error">
            <text:p>#REF!</text:p>
          </table:table-cell>
          <table:table-cell table:style-name="ce175" table:formula="of:=SUM([.K108];[.B108:.K108])-[.J10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1-03-01" calcext:value-type="date">
            <text:p>März 2011</text:p>
          </table:table-cell>
          <table:table-cell table:style-name="ce175" table:formula="of:=AVERAGE([Aufteilung.B98:.B109])" office:value-type="string" office:string-value="#REF!" calcext:value-type="error">
            <text:p>#REF!</text:p>
          </table:table-cell>
          <table:table-cell table:style-name="ce175" table:formula="of:=AVERAGE([Aufteilung.C98:.C109])" office:value-type="string" office:string-value="#REF!" calcext:value-type="error">
            <text:p>#REF!</text:p>
          </table:table-cell>
          <table:table-cell table:style-name="ce175" table:formula="of:=AVERAGE([Aufteilung.D98:.D109])" office:value-type="string" office:string-value="#REF!" calcext:value-type="error">
            <text:p>#REF!</text:p>
          </table:table-cell>
          <table:table-cell table:style-name="ce175" table:formula="of:=AVERAGE([Aufteilung.E98:.E109])" office:value-type="string" office:string-value="#REF!" calcext:value-type="error">
            <text:p>#REF!</text:p>
          </table:table-cell>
          <table:table-cell table:style-name="ce175" table:formula="of:=AVERAGE([Aufteilung.F98:.F109])" office:value-type="string" office:string-value="#REF!" calcext:value-type="error">
            <text:p>#REF!</text:p>
          </table:table-cell>
          <table:table-cell table:style-name="ce175" table:formula="of:=AVERAGE([Aufteilung.G98:.G109])" office:value-type="string" office:string-value="#REF!" calcext:value-type="error">
            <text:p>#REF!</text:p>
          </table:table-cell>
          <table:table-cell table:style-name="ce175" table:formula="of:=AVERAGE([Aufteilung.H98:.H109])" office:value-type="string" office:string-value="#REF!" calcext:value-type="error">
            <text:p>#REF!</text:p>
          </table:table-cell>
          <table:table-cell table:style-name="ce175" table:formula="of:=AVERAGE([Aufteilung.I98:.I109])" office:value-type="string" office:string-value="#REF!" calcext:value-type="error">
            <text:p>#REF!</text:p>
          </table:table-cell>
          <table:table-cell table:style-name="ce175" table:formula="of:=AVERAGE([Aufteilung.J98:.J109])" office:value-type="string" office:string-value="#REF!" calcext:value-type="error">
            <text:p>#REF!</text:p>
          </table:table-cell>
          <table:table-cell table:style-name="ce175" table:formula="of:=AVERAGE([Aufteilung.K98:.K109])" office:value-type="string" office:string-value="#REF!" calcext:value-type="error">
            <text:p>#REF!</text:p>
          </table:table-cell>
          <table:table-cell table:style-name="ce175" table:formula="of:=SUM([.K109];[.B109:.K109])-[.J10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1-04-01" calcext:value-type="date">
            <text:p>April.2011</text:p>
          </table:table-cell>
          <table:table-cell table:style-name="ce175" table:formula="of:=AVERAGE([Aufteilung.B99:.B110])" office:value-type="string" office:string-value="#REF!" calcext:value-type="error">
            <text:p>#REF!</text:p>
          </table:table-cell>
          <table:table-cell table:style-name="ce175" table:formula="of:=AVERAGE([Aufteilung.C99:.C110])" office:value-type="string" office:string-value="#REF!" calcext:value-type="error">
            <text:p>#REF!</text:p>
          </table:table-cell>
          <table:table-cell table:style-name="ce175" table:formula="of:=AVERAGE([Aufteilung.D99:.D110])" office:value-type="string" office:string-value="#REF!" calcext:value-type="error">
            <text:p>#REF!</text:p>
          </table:table-cell>
          <table:table-cell table:style-name="ce175" table:formula="of:=AVERAGE([Aufteilung.E99:.E110])" office:value-type="string" office:string-value="#REF!" calcext:value-type="error">
            <text:p>#REF!</text:p>
          </table:table-cell>
          <table:table-cell table:style-name="ce175" table:formula="of:=AVERAGE([Aufteilung.F99:.F110])" office:value-type="string" office:string-value="#REF!" calcext:value-type="error">
            <text:p>#REF!</text:p>
          </table:table-cell>
          <table:table-cell table:style-name="ce175" table:formula="of:=AVERAGE([Aufteilung.G99:.G110])" office:value-type="string" office:string-value="#REF!" calcext:value-type="error">
            <text:p>#REF!</text:p>
          </table:table-cell>
          <table:table-cell table:style-name="ce175" table:formula="of:=AVERAGE([Aufteilung.H99:.H110])" office:value-type="string" office:string-value="#REF!" calcext:value-type="error">
            <text:p>#REF!</text:p>
          </table:table-cell>
          <table:table-cell table:style-name="ce175" table:formula="of:=AVERAGE([Aufteilung.I99:.I110])" office:value-type="string" office:string-value="#REF!" calcext:value-type="error">
            <text:p>#REF!</text:p>
          </table:table-cell>
          <table:table-cell table:style-name="ce175" table:formula="of:=AVERAGE([Aufteilung.J99:.J110])" office:value-type="string" office:string-value="#REF!" calcext:value-type="error">
            <text:p>#REF!</text:p>
          </table:table-cell>
          <table:table-cell table:style-name="ce175" table:formula="of:=AVERAGE([Aufteilung.K99:.K110])" office:value-type="string" office:string-value="#REF!" calcext:value-type="error">
            <text:p>#REF!</text:p>
          </table:table-cell>
          <table:table-cell table:style-name="ce175" table:formula="of:=SUM([.K110];[.B110:.K110])-[.J11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1-05-01" calcext:value-type="date">
            <text:p>Mai 2011</text:p>
          </table:table-cell>
          <table:table-cell table:style-name="ce175" table:formula="of:=AVERAGE([Aufteilung.B100:.B111])" office:value-type="string" office:string-value="#REF!" calcext:value-type="error">
            <text:p>#REF!</text:p>
          </table:table-cell>
          <table:table-cell table:style-name="ce175" table:formula="of:=AVERAGE([Aufteilung.C100:.C111])" office:value-type="string" office:string-value="#REF!" calcext:value-type="error">
            <text:p>#REF!</text:p>
          </table:table-cell>
          <table:table-cell table:style-name="ce175" table:formula="of:=AVERAGE([Aufteilung.D100:.D111])" office:value-type="string" office:string-value="#REF!" calcext:value-type="error">
            <text:p>#REF!</text:p>
          </table:table-cell>
          <table:table-cell table:style-name="ce175" table:formula="of:=AVERAGE([Aufteilung.E100:.E111])" office:value-type="string" office:string-value="#REF!" calcext:value-type="error">
            <text:p>#REF!</text:p>
          </table:table-cell>
          <table:table-cell table:style-name="ce175" table:formula="of:=AVERAGE([Aufteilung.F100:.F111])" office:value-type="string" office:string-value="#REF!" calcext:value-type="error">
            <text:p>#REF!</text:p>
          </table:table-cell>
          <table:table-cell table:style-name="ce175" table:formula="of:=AVERAGE([Aufteilung.G100:.G111])" office:value-type="string" office:string-value="#REF!" calcext:value-type="error">
            <text:p>#REF!</text:p>
          </table:table-cell>
          <table:table-cell table:style-name="ce175" table:formula="of:=AVERAGE([Aufteilung.H100:.H111])" office:value-type="string" office:string-value="#REF!" calcext:value-type="error">
            <text:p>#REF!</text:p>
          </table:table-cell>
          <table:table-cell table:style-name="ce175" table:formula="of:=AVERAGE([Aufteilung.I100:.I111])" office:value-type="string" office:string-value="#REF!" calcext:value-type="error">
            <text:p>#REF!</text:p>
          </table:table-cell>
          <table:table-cell table:style-name="ce175" table:formula="of:=AVERAGE([Aufteilung.J100:.J111])" office:value-type="string" office:string-value="#REF!" calcext:value-type="error">
            <text:p>#REF!</text:p>
          </table:table-cell>
          <table:table-cell table:style-name="ce175" table:formula="of:=AVERAGE([Aufteilung.K100:.K111])" office:value-type="string" office:string-value="#REF!" calcext:value-type="error">
            <text:p>#REF!</text:p>
          </table:table-cell>
          <table:table-cell table:style-name="ce175" table:formula="of:=SUM([.K111];[.B111:.K111])-[.J11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1-06-01" calcext:value-type="date">
            <text:p>Juni.2011</text:p>
          </table:table-cell>
          <table:table-cell table:style-name="ce175" table:formula="of:=AVERAGE([Aufteilung.B101:.B112])" office:value-type="string" office:string-value="#REF!" calcext:value-type="error">
            <text:p>#REF!</text:p>
          </table:table-cell>
          <table:table-cell table:style-name="ce175" table:formula="of:=AVERAGE([Aufteilung.C101:.C112])" office:value-type="string" office:string-value="#REF!" calcext:value-type="error">
            <text:p>#REF!</text:p>
          </table:table-cell>
          <table:table-cell table:style-name="ce175" table:formula="of:=AVERAGE([Aufteilung.D101:.D112])" office:value-type="string" office:string-value="#REF!" calcext:value-type="error">
            <text:p>#REF!</text:p>
          </table:table-cell>
          <table:table-cell table:style-name="ce175" table:formula="of:=AVERAGE([Aufteilung.E101:.E112])" office:value-type="string" office:string-value="#REF!" calcext:value-type="error">
            <text:p>#REF!</text:p>
          </table:table-cell>
          <table:table-cell table:style-name="ce175" table:formula="of:=AVERAGE([Aufteilung.F101:.F112])" office:value-type="string" office:string-value="#REF!" calcext:value-type="error">
            <text:p>#REF!</text:p>
          </table:table-cell>
          <table:table-cell table:style-name="ce175" table:formula="of:=AVERAGE([Aufteilung.G101:.G112])" office:value-type="string" office:string-value="#REF!" calcext:value-type="error">
            <text:p>#REF!</text:p>
          </table:table-cell>
          <table:table-cell table:style-name="ce175" table:formula="of:=AVERAGE([Aufteilung.H101:.H112])" office:value-type="string" office:string-value="#REF!" calcext:value-type="error">
            <text:p>#REF!</text:p>
          </table:table-cell>
          <table:table-cell table:style-name="ce175" table:formula="of:=AVERAGE([Aufteilung.I101:.I112])" office:value-type="string" office:string-value="#REF!" calcext:value-type="error">
            <text:p>#REF!</text:p>
          </table:table-cell>
          <table:table-cell table:style-name="ce175" table:formula="of:=AVERAGE([Aufteilung.J101:.J112])" office:value-type="string" office:string-value="#REF!" calcext:value-type="error">
            <text:p>#REF!</text:p>
          </table:table-cell>
          <table:table-cell table:style-name="ce175" table:formula="of:=AVERAGE([Aufteilung.K101:.K112])" office:value-type="string" office:string-value="#REF!" calcext:value-type="error">
            <text:p>#REF!</text:p>
          </table:table-cell>
          <table:table-cell table:style-name="ce175" table:formula="of:=SUM([.K112];[.B112:.K112])-[.J11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1-07-01" calcext:value-type="date">
            <text:p>Juli 2011</text:p>
          </table:table-cell>
          <table:table-cell table:style-name="ce175" table:formula="of:=AVERAGE([Aufteilung.B102:.B113])" office:value-type="string" office:string-value="#REF!" calcext:value-type="error">
            <text:p>#REF!</text:p>
          </table:table-cell>
          <table:table-cell table:style-name="ce175" table:formula="of:=AVERAGE([Aufteilung.C102:.C113])" office:value-type="string" office:string-value="#REF!" calcext:value-type="error">
            <text:p>#REF!</text:p>
          </table:table-cell>
          <table:table-cell table:style-name="ce175" table:formula="of:=AVERAGE([Aufteilung.D102:.D113])" office:value-type="string" office:string-value="#REF!" calcext:value-type="error">
            <text:p>#REF!</text:p>
          </table:table-cell>
          <table:table-cell table:style-name="ce175" table:formula="of:=AVERAGE([Aufteilung.E102:.E113])" office:value-type="string" office:string-value="#REF!" calcext:value-type="error">
            <text:p>#REF!</text:p>
          </table:table-cell>
          <table:table-cell table:style-name="ce175" table:formula="of:=AVERAGE([Aufteilung.F102:.F113])" office:value-type="string" office:string-value="#REF!" calcext:value-type="error">
            <text:p>#REF!</text:p>
          </table:table-cell>
          <table:table-cell table:style-name="ce175" table:formula="of:=AVERAGE([Aufteilung.G102:.G113])" office:value-type="string" office:string-value="#REF!" calcext:value-type="error">
            <text:p>#REF!</text:p>
          </table:table-cell>
          <table:table-cell table:style-name="ce175" table:formula="of:=AVERAGE([Aufteilung.H102:.H113])" office:value-type="string" office:string-value="#REF!" calcext:value-type="error">
            <text:p>#REF!</text:p>
          </table:table-cell>
          <table:table-cell table:style-name="ce175" table:formula="of:=AVERAGE([Aufteilung.I102:.I113])" office:value-type="string" office:string-value="#REF!" calcext:value-type="error">
            <text:p>#REF!</text:p>
          </table:table-cell>
          <table:table-cell table:style-name="ce175" table:formula="of:=AVERAGE([Aufteilung.J102:.J113])" office:value-type="string" office:string-value="#REF!" calcext:value-type="error">
            <text:p>#REF!</text:p>
          </table:table-cell>
          <table:table-cell table:style-name="ce175" table:formula="of:=AVERAGE([Aufteilung.K102:.K113])" office:value-type="string" office:string-value="#REF!" calcext:value-type="error">
            <text:p>#REF!</text:p>
          </table:table-cell>
          <table:table-cell table:style-name="ce175" table:formula="of:=SUM([.K113];[.B113:.K113])-[.J11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1-08-01" calcext:value-type="date">
            <text:p>August.2011</text:p>
          </table:table-cell>
          <table:table-cell table:style-name="ce175" table:formula="of:=AVERAGE([Aufteilung.B103:.B114])" office:value-type="string" office:string-value="#REF!" calcext:value-type="error">
            <text:p>#REF!</text:p>
          </table:table-cell>
          <table:table-cell table:style-name="ce175" table:formula="of:=AVERAGE([Aufteilung.C103:.C114])" office:value-type="string" office:string-value="#REF!" calcext:value-type="error">
            <text:p>#REF!</text:p>
          </table:table-cell>
          <table:table-cell table:style-name="ce175" table:formula="of:=AVERAGE([Aufteilung.D103:.D114])" office:value-type="string" office:string-value="#REF!" calcext:value-type="error">
            <text:p>#REF!</text:p>
          </table:table-cell>
          <table:table-cell table:style-name="ce175" table:formula="of:=AVERAGE([Aufteilung.E103:.E114])" office:value-type="string" office:string-value="#REF!" calcext:value-type="error">
            <text:p>#REF!</text:p>
          </table:table-cell>
          <table:table-cell table:style-name="ce175" table:formula="of:=AVERAGE([Aufteilung.F103:.F114])" office:value-type="string" office:string-value="#REF!" calcext:value-type="error">
            <text:p>#REF!</text:p>
          </table:table-cell>
          <table:table-cell table:style-name="ce175" table:formula="of:=AVERAGE([Aufteilung.G103:.G114])" office:value-type="string" office:string-value="#REF!" calcext:value-type="error">
            <text:p>#REF!</text:p>
          </table:table-cell>
          <table:table-cell table:style-name="ce175" table:formula="of:=AVERAGE([Aufteilung.H103:.H114])" office:value-type="string" office:string-value="#REF!" calcext:value-type="error">
            <text:p>#REF!</text:p>
          </table:table-cell>
          <table:table-cell table:style-name="ce175" table:formula="of:=AVERAGE([Aufteilung.I103:.I114])" office:value-type="string" office:string-value="#REF!" calcext:value-type="error">
            <text:p>#REF!</text:p>
          </table:table-cell>
          <table:table-cell table:style-name="ce175" table:formula="of:=AVERAGE([Aufteilung.J103:.J114])" office:value-type="string" office:string-value="#REF!" calcext:value-type="error">
            <text:p>#REF!</text:p>
          </table:table-cell>
          <table:table-cell table:style-name="ce175" table:formula="of:=AVERAGE([Aufteilung.K103:.K114])" office:value-type="string" office:string-value="#REF!" calcext:value-type="error">
            <text:p>#REF!</text:p>
          </table:table-cell>
          <table:table-cell table:style-name="ce175" table:formula="of:=SUM([.K114];[.B114:.K114])-[.J11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1-09-01" calcext:value-type="date">
            <text:p>September 2011</text:p>
          </table:table-cell>
          <table:table-cell table:style-name="ce175" table:formula="of:=AVERAGE([Aufteilung.B104:.B115])" office:value-type="string" office:string-value="#REF!" calcext:value-type="error">
            <text:p>#REF!</text:p>
          </table:table-cell>
          <table:table-cell table:style-name="ce175" table:formula="of:=AVERAGE([Aufteilung.C104:.C115])" office:value-type="string" office:string-value="#REF!" calcext:value-type="error">
            <text:p>#REF!</text:p>
          </table:table-cell>
          <table:table-cell table:style-name="ce175" table:formula="of:=AVERAGE([Aufteilung.D104:.D115])" office:value-type="string" office:string-value="#REF!" calcext:value-type="error">
            <text:p>#REF!</text:p>
          </table:table-cell>
          <table:table-cell table:style-name="ce175" table:formula="of:=AVERAGE([Aufteilung.E104:.E115])" office:value-type="string" office:string-value="#REF!" calcext:value-type="error">
            <text:p>#REF!</text:p>
          </table:table-cell>
          <table:table-cell table:style-name="ce175" table:formula="of:=AVERAGE([Aufteilung.F104:.F115])" office:value-type="string" office:string-value="#REF!" calcext:value-type="error">
            <text:p>#REF!</text:p>
          </table:table-cell>
          <table:table-cell table:style-name="ce175" table:formula="of:=AVERAGE([Aufteilung.G104:.G115])" office:value-type="string" office:string-value="#REF!" calcext:value-type="error">
            <text:p>#REF!</text:p>
          </table:table-cell>
          <table:table-cell table:style-name="ce175" table:formula="of:=AVERAGE([Aufteilung.H104:.H115])" office:value-type="string" office:string-value="#REF!" calcext:value-type="error">
            <text:p>#REF!</text:p>
          </table:table-cell>
          <table:table-cell table:style-name="ce175" table:formula="of:=AVERAGE([Aufteilung.I104:.I115])" office:value-type="string" office:string-value="#REF!" calcext:value-type="error">
            <text:p>#REF!</text:p>
          </table:table-cell>
          <table:table-cell table:style-name="ce175" table:formula="of:=AVERAGE([Aufteilung.J104:.J115])" office:value-type="string" office:string-value="#REF!" calcext:value-type="error">
            <text:p>#REF!</text:p>
          </table:table-cell>
          <table:table-cell table:style-name="ce175" table:formula="of:=AVERAGE([Aufteilung.K104:.K115])" office:value-type="string" office:string-value="#REF!" calcext:value-type="error">
            <text:p>#REF!</text:p>
          </table:table-cell>
          <table:table-cell table:style-name="ce175" table:formula="of:=SUM([.K115];[.B115:.K115])-[.J11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1-10-01" calcext:value-type="date">
            <text:p>Oktober.2011</text:p>
          </table:table-cell>
          <table:table-cell table:style-name="ce175" table:formula="of:=AVERAGE([Aufteilung.B105:.B116])" office:value-type="string" office:string-value="#REF!" calcext:value-type="error">
            <text:p>#REF!</text:p>
          </table:table-cell>
          <table:table-cell table:style-name="ce175" table:formula="of:=AVERAGE([Aufteilung.C105:.C116])" office:value-type="string" office:string-value="#REF!" calcext:value-type="error">
            <text:p>#REF!</text:p>
          </table:table-cell>
          <table:table-cell table:style-name="ce175" table:formula="of:=AVERAGE([Aufteilung.D105:.D116])" office:value-type="string" office:string-value="#REF!" calcext:value-type="error">
            <text:p>#REF!</text:p>
          </table:table-cell>
          <table:table-cell table:style-name="ce175" table:formula="of:=AVERAGE([Aufteilung.E105:.E116])" office:value-type="string" office:string-value="#REF!" calcext:value-type="error">
            <text:p>#REF!</text:p>
          </table:table-cell>
          <table:table-cell table:style-name="ce175" table:formula="of:=AVERAGE([Aufteilung.F105:.F116])" office:value-type="string" office:string-value="#REF!" calcext:value-type="error">
            <text:p>#REF!</text:p>
          </table:table-cell>
          <table:table-cell table:style-name="ce175" table:formula="of:=AVERAGE([Aufteilung.G105:.G116])" office:value-type="string" office:string-value="#REF!" calcext:value-type="error">
            <text:p>#REF!</text:p>
          </table:table-cell>
          <table:table-cell table:style-name="ce175" table:formula="of:=AVERAGE([Aufteilung.H105:.H116])" office:value-type="string" office:string-value="#REF!" calcext:value-type="error">
            <text:p>#REF!</text:p>
          </table:table-cell>
          <table:table-cell table:style-name="ce175" table:formula="of:=AVERAGE([Aufteilung.I105:.I116])" office:value-type="string" office:string-value="#REF!" calcext:value-type="error">
            <text:p>#REF!</text:p>
          </table:table-cell>
          <table:table-cell table:style-name="ce175" table:formula="of:=AVERAGE([Aufteilung.J105:.J116])" office:value-type="string" office:string-value="#REF!" calcext:value-type="error">
            <text:p>#REF!</text:p>
          </table:table-cell>
          <table:table-cell table:style-name="ce175" table:formula="of:=AVERAGE([Aufteilung.K105:.K116])" office:value-type="string" office:string-value="#REF!" calcext:value-type="error">
            <text:p>#REF!</text:p>
          </table:table-cell>
          <table:table-cell table:style-name="ce175" table:formula="of:=SUM([.K116];[.B116:.K116])-[.J11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1-11-01" calcext:value-type="date">
            <text:p>November 2011</text:p>
          </table:table-cell>
          <table:table-cell table:style-name="ce175" table:formula="of:=AVERAGE([Aufteilung.B106:.B117])" office:value-type="string" office:string-value="#REF!" calcext:value-type="error">
            <text:p>#REF!</text:p>
          </table:table-cell>
          <table:table-cell table:style-name="ce175" table:formula="of:=AVERAGE([Aufteilung.C106:.C117])" office:value-type="string" office:string-value="#REF!" calcext:value-type="error">
            <text:p>#REF!</text:p>
          </table:table-cell>
          <table:table-cell table:style-name="ce175" table:formula="of:=AVERAGE([Aufteilung.D106:.D117])" office:value-type="string" office:string-value="#REF!" calcext:value-type="error">
            <text:p>#REF!</text:p>
          </table:table-cell>
          <table:table-cell table:style-name="ce175" table:formula="of:=AVERAGE([Aufteilung.E106:.E117])" office:value-type="string" office:string-value="#REF!" calcext:value-type="error">
            <text:p>#REF!</text:p>
          </table:table-cell>
          <table:table-cell table:style-name="ce175" table:formula="of:=AVERAGE([Aufteilung.F106:.F117])" office:value-type="string" office:string-value="#REF!" calcext:value-type="error">
            <text:p>#REF!</text:p>
          </table:table-cell>
          <table:table-cell table:style-name="ce175" table:formula="of:=AVERAGE([Aufteilung.G106:.G117])" office:value-type="string" office:string-value="#REF!" calcext:value-type="error">
            <text:p>#REF!</text:p>
          </table:table-cell>
          <table:table-cell table:style-name="ce175" table:formula="of:=AVERAGE([Aufteilung.H106:.H117])" office:value-type="string" office:string-value="#REF!" calcext:value-type="error">
            <text:p>#REF!</text:p>
          </table:table-cell>
          <table:table-cell table:style-name="ce175" table:formula="of:=AVERAGE([Aufteilung.I106:.I117])" office:value-type="string" office:string-value="#REF!" calcext:value-type="error">
            <text:p>#REF!</text:p>
          </table:table-cell>
          <table:table-cell table:style-name="ce175" table:formula="of:=AVERAGE([Aufteilung.J106:.J117])" office:value-type="string" office:string-value="#REF!" calcext:value-type="error">
            <text:p>#REF!</text:p>
          </table:table-cell>
          <table:table-cell table:style-name="ce175" table:formula="of:=AVERAGE([Aufteilung.K106:.K117])" office:value-type="string" office:string-value="#REF!" calcext:value-type="error">
            <text:p>#REF!</text:p>
          </table:table-cell>
          <table:table-cell table:style-name="ce175" table:formula="of:=SUM([.K117];[.B117:.K117])-[.J11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1-12-01" calcext:value-type="date">
            <text:p>Dezember.2011</text:p>
          </table:table-cell>
          <table:table-cell table:style-name="ce175" table:formula="of:=AVERAGE([Aufteilung.B107:.B118])" office:value-type="string" office:string-value="#REF!" calcext:value-type="error">
            <text:p>#REF!</text:p>
          </table:table-cell>
          <table:table-cell table:style-name="ce175" table:formula="of:=AVERAGE([Aufteilung.C107:.C118])" office:value-type="string" office:string-value="#REF!" calcext:value-type="error">
            <text:p>#REF!</text:p>
          </table:table-cell>
          <table:table-cell table:style-name="ce175" table:formula="of:=AVERAGE([Aufteilung.D107:.D118])" office:value-type="string" office:string-value="#REF!" calcext:value-type="error">
            <text:p>#REF!</text:p>
          </table:table-cell>
          <table:table-cell table:style-name="ce175" table:formula="of:=AVERAGE([Aufteilung.E107:.E118])" office:value-type="string" office:string-value="#REF!" calcext:value-type="error">
            <text:p>#REF!</text:p>
          </table:table-cell>
          <table:table-cell table:style-name="ce175" table:formula="of:=AVERAGE([Aufteilung.F107:.F118])" office:value-type="string" office:string-value="#REF!" calcext:value-type="error">
            <text:p>#REF!</text:p>
          </table:table-cell>
          <table:table-cell table:style-name="ce175" table:formula="of:=AVERAGE([Aufteilung.G107:.G118])" office:value-type="string" office:string-value="#REF!" calcext:value-type="error">
            <text:p>#REF!</text:p>
          </table:table-cell>
          <table:table-cell table:style-name="ce175" table:formula="of:=AVERAGE([Aufteilung.H107:.H118])" office:value-type="string" office:string-value="#REF!" calcext:value-type="error">
            <text:p>#REF!</text:p>
          </table:table-cell>
          <table:table-cell table:style-name="ce175" table:formula="of:=AVERAGE([Aufteilung.I107:.I118])" office:value-type="string" office:string-value="#REF!" calcext:value-type="error">
            <text:p>#REF!</text:p>
          </table:table-cell>
          <table:table-cell table:style-name="ce175" table:formula="of:=AVERAGE([Aufteilung.J107:.J118])" office:value-type="string" office:string-value="#REF!" calcext:value-type="error">
            <text:p>#REF!</text:p>
          </table:table-cell>
          <table:table-cell table:style-name="ce175" table:formula="of:=AVERAGE([Aufteilung.K107:.K118])" office:value-type="string" office:string-value="#REF!" calcext:value-type="error">
            <text:p>#REF!</text:p>
          </table:table-cell>
          <table:table-cell table:style-name="ce175" table:formula="of:=SUM([.K118];[.B118:.K118])-[.J11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2-01-01" calcext:value-type="date">
            <text:p>Januar 2012</text:p>
          </table:table-cell>
          <table:table-cell table:style-name="ce175" table:formula="of:=AVERAGE([Aufteilung.B108:.B119])" office:value-type="string" office:string-value="#REF!" calcext:value-type="error">
            <text:p>#REF!</text:p>
          </table:table-cell>
          <table:table-cell table:style-name="ce175" table:formula="of:=AVERAGE([Aufteilung.C108:.C119])" office:value-type="string" office:string-value="#REF!" calcext:value-type="error">
            <text:p>#REF!</text:p>
          </table:table-cell>
          <table:table-cell table:style-name="ce175" table:formula="of:=AVERAGE([Aufteilung.D108:.D119])" office:value-type="string" office:string-value="#REF!" calcext:value-type="error">
            <text:p>#REF!</text:p>
          </table:table-cell>
          <table:table-cell table:style-name="ce175" table:formula="of:=AVERAGE([Aufteilung.E108:.E119])" office:value-type="string" office:string-value="#REF!" calcext:value-type="error">
            <text:p>#REF!</text:p>
          </table:table-cell>
          <table:table-cell table:style-name="ce175" table:formula="of:=AVERAGE([Aufteilung.F108:.F119])" office:value-type="string" office:string-value="#REF!" calcext:value-type="error">
            <text:p>#REF!</text:p>
          </table:table-cell>
          <table:table-cell table:style-name="ce175" table:formula="of:=AVERAGE([Aufteilung.G108:.G119])" office:value-type="string" office:string-value="#REF!" calcext:value-type="error">
            <text:p>#REF!</text:p>
          </table:table-cell>
          <table:table-cell table:style-name="ce175" table:formula="of:=AVERAGE([Aufteilung.H108:.H119])" office:value-type="string" office:string-value="#REF!" calcext:value-type="error">
            <text:p>#REF!</text:p>
          </table:table-cell>
          <table:table-cell table:style-name="ce175" table:formula="of:=AVERAGE([Aufteilung.I108:.I119])" office:value-type="string" office:string-value="#REF!" calcext:value-type="error">
            <text:p>#REF!</text:p>
          </table:table-cell>
          <table:table-cell table:style-name="ce175" table:formula="of:=AVERAGE([Aufteilung.J108:.J119])" office:value-type="string" office:string-value="#REF!" calcext:value-type="error">
            <text:p>#REF!</text:p>
          </table:table-cell>
          <table:table-cell table:style-name="ce175" table:formula="of:=AVERAGE([Aufteilung.K108:.K119])" office:value-type="string" office:string-value="#REF!" calcext:value-type="error">
            <text:p>#REF!</text:p>
          </table:table-cell>
          <table:table-cell table:style-name="ce175" table:formula="of:=SUM([.K119];[.B119:.K119])-[.J11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2-02-01" calcext:value-type="date">
            <text:p>Februar.2012</text:p>
          </table:table-cell>
          <table:table-cell table:style-name="ce175" table:formula="of:=AVERAGE([Aufteilung.B109:.B120])" office:value-type="string" office:string-value="#REF!" calcext:value-type="error">
            <text:p>#REF!</text:p>
          </table:table-cell>
          <table:table-cell table:style-name="ce175" table:formula="of:=AVERAGE([Aufteilung.C109:.C120])" office:value-type="string" office:string-value="#REF!" calcext:value-type="error">
            <text:p>#REF!</text:p>
          </table:table-cell>
          <table:table-cell table:style-name="ce175" table:formula="of:=AVERAGE([Aufteilung.D109:.D120])" office:value-type="string" office:string-value="#REF!" calcext:value-type="error">
            <text:p>#REF!</text:p>
          </table:table-cell>
          <table:table-cell table:style-name="ce175" table:formula="of:=AVERAGE([Aufteilung.E109:.E120])" office:value-type="string" office:string-value="#REF!" calcext:value-type="error">
            <text:p>#REF!</text:p>
          </table:table-cell>
          <table:table-cell table:style-name="ce175" table:formula="of:=AVERAGE([Aufteilung.F109:.F120])" office:value-type="string" office:string-value="#REF!" calcext:value-type="error">
            <text:p>#REF!</text:p>
          </table:table-cell>
          <table:table-cell table:style-name="ce175" table:formula="of:=AVERAGE([Aufteilung.G109:.G120])" office:value-type="string" office:string-value="#REF!" calcext:value-type="error">
            <text:p>#REF!</text:p>
          </table:table-cell>
          <table:table-cell table:style-name="ce175" table:formula="of:=AVERAGE([Aufteilung.H109:.H120])" office:value-type="string" office:string-value="#REF!" calcext:value-type="error">
            <text:p>#REF!</text:p>
          </table:table-cell>
          <table:table-cell table:style-name="ce175" table:formula="of:=AVERAGE([Aufteilung.I109:.I120])" office:value-type="string" office:string-value="#REF!" calcext:value-type="error">
            <text:p>#REF!</text:p>
          </table:table-cell>
          <table:table-cell table:style-name="ce175" table:formula="of:=AVERAGE([Aufteilung.J109:.J120])" office:value-type="string" office:string-value="#REF!" calcext:value-type="error">
            <text:p>#REF!</text:p>
          </table:table-cell>
          <table:table-cell table:style-name="ce175" table:formula="of:=AVERAGE([Aufteilung.K109:.K120])" office:value-type="string" office:string-value="#REF!" calcext:value-type="error">
            <text:p>#REF!</text:p>
          </table:table-cell>
          <table:table-cell table:style-name="ce175" table:formula="of:=SUM([.K120];[.B120:.K120])-[.J12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2-03-01" calcext:value-type="date">
            <text:p>März 2012</text:p>
          </table:table-cell>
          <table:table-cell table:style-name="ce175" table:formula="of:=AVERAGE([Aufteilung.B110:.B121])" office:value-type="string" office:string-value="#REF!" calcext:value-type="error">
            <text:p>#REF!</text:p>
          </table:table-cell>
          <table:table-cell table:style-name="ce175" table:formula="of:=AVERAGE([Aufteilung.C110:.C121])" office:value-type="string" office:string-value="#REF!" calcext:value-type="error">
            <text:p>#REF!</text:p>
          </table:table-cell>
          <table:table-cell table:style-name="ce175" table:formula="of:=AVERAGE([Aufteilung.D110:.D121])" office:value-type="string" office:string-value="#REF!" calcext:value-type="error">
            <text:p>#REF!</text:p>
          </table:table-cell>
          <table:table-cell table:style-name="ce175" table:formula="of:=AVERAGE([Aufteilung.E110:.E121])" office:value-type="string" office:string-value="#REF!" calcext:value-type="error">
            <text:p>#REF!</text:p>
          </table:table-cell>
          <table:table-cell table:style-name="ce175" table:formula="of:=AVERAGE([Aufteilung.F110:.F121])" office:value-type="string" office:string-value="#REF!" calcext:value-type="error">
            <text:p>#REF!</text:p>
          </table:table-cell>
          <table:table-cell table:style-name="ce175" table:formula="of:=AVERAGE([Aufteilung.G110:.G121])" office:value-type="string" office:string-value="#REF!" calcext:value-type="error">
            <text:p>#REF!</text:p>
          </table:table-cell>
          <table:table-cell table:style-name="ce175" table:formula="of:=AVERAGE([Aufteilung.H110:.H121])" office:value-type="string" office:string-value="#REF!" calcext:value-type="error">
            <text:p>#REF!</text:p>
          </table:table-cell>
          <table:table-cell table:style-name="ce175" table:formula="of:=AVERAGE([Aufteilung.I110:.I121])" office:value-type="string" office:string-value="#REF!" calcext:value-type="error">
            <text:p>#REF!</text:p>
          </table:table-cell>
          <table:table-cell table:style-name="ce175" table:formula="of:=AVERAGE([Aufteilung.J110:.J121])" office:value-type="string" office:string-value="#REF!" calcext:value-type="error">
            <text:p>#REF!</text:p>
          </table:table-cell>
          <table:table-cell table:style-name="ce175" table:formula="of:=AVERAGE([Aufteilung.K110:.K121])" office:value-type="string" office:string-value="#REF!" calcext:value-type="error">
            <text:p>#REF!</text:p>
          </table:table-cell>
          <table:table-cell table:style-name="ce175" table:formula="of:=SUM([.K121];[.B121:.K121])-[.J12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2-04-01" calcext:value-type="date">
            <text:p>April.2012</text:p>
          </table:table-cell>
          <table:table-cell table:style-name="ce175" table:formula="of:=AVERAGE([Aufteilung.B111:.B122])" office:value-type="string" office:string-value="#REF!" calcext:value-type="error">
            <text:p>#REF!</text:p>
          </table:table-cell>
          <table:table-cell table:style-name="ce175" table:formula="of:=AVERAGE([Aufteilung.C111:.C122])" office:value-type="string" office:string-value="#REF!" calcext:value-type="error">
            <text:p>#REF!</text:p>
          </table:table-cell>
          <table:table-cell table:style-name="ce175" table:formula="of:=AVERAGE([Aufteilung.D111:.D122])" office:value-type="string" office:string-value="#REF!" calcext:value-type="error">
            <text:p>#REF!</text:p>
          </table:table-cell>
          <table:table-cell table:style-name="ce175" table:formula="of:=AVERAGE([Aufteilung.E111:.E122])" office:value-type="string" office:string-value="#REF!" calcext:value-type="error">
            <text:p>#REF!</text:p>
          </table:table-cell>
          <table:table-cell table:style-name="ce175" table:formula="of:=AVERAGE([Aufteilung.F111:.F122])" office:value-type="string" office:string-value="#REF!" calcext:value-type="error">
            <text:p>#REF!</text:p>
          </table:table-cell>
          <table:table-cell table:style-name="ce175" table:formula="of:=AVERAGE([Aufteilung.G111:.G122])" office:value-type="string" office:string-value="#REF!" calcext:value-type="error">
            <text:p>#REF!</text:p>
          </table:table-cell>
          <table:table-cell table:style-name="ce175" table:formula="of:=AVERAGE([Aufteilung.H111:.H122])" office:value-type="string" office:string-value="#REF!" calcext:value-type="error">
            <text:p>#REF!</text:p>
          </table:table-cell>
          <table:table-cell table:style-name="ce175" table:formula="of:=AVERAGE([Aufteilung.I111:.I122])" office:value-type="string" office:string-value="#REF!" calcext:value-type="error">
            <text:p>#REF!</text:p>
          </table:table-cell>
          <table:table-cell table:style-name="ce175" table:formula="of:=AVERAGE([Aufteilung.J111:.J122])" office:value-type="string" office:string-value="#REF!" calcext:value-type="error">
            <text:p>#REF!</text:p>
          </table:table-cell>
          <table:table-cell table:style-name="ce175" table:formula="of:=AVERAGE([Aufteilung.K111:.K122])" office:value-type="string" office:string-value="#REF!" calcext:value-type="error">
            <text:p>#REF!</text:p>
          </table:table-cell>
          <table:table-cell table:style-name="ce175" table:formula="of:=SUM([.K122];[.B122:.K122])-[.J12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2-05-01" calcext:value-type="date">
            <text:p>Mai 2012</text:p>
          </table:table-cell>
          <table:table-cell table:style-name="ce175" table:formula="of:=AVERAGE([Aufteilung.B112:.B123])" office:value-type="string" office:string-value="#REF!" calcext:value-type="error">
            <text:p>#REF!</text:p>
          </table:table-cell>
          <table:table-cell table:style-name="ce175" table:formula="of:=AVERAGE([Aufteilung.C112:.C123])" office:value-type="string" office:string-value="#REF!" calcext:value-type="error">
            <text:p>#REF!</text:p>
          </table:table-cell>
          <table:table-cell table:style-name="ce175" table:formula="of:=AVERAGE([Aufteilung.D112:.D123])" office:value-type="string" office:string-value="#REF!" calcext:value-type="error">
            <text:p>#REF!</text:p>
          </table:table-cell>
          <table:table-cell table:style-name="ce175" table:formula="of:=AVERAGE([Aufteilung.E112:.E123])" office:value-type="string" office:string-value="#REF!" calcext:value-type="error">
            <text:p>#REF!</text:p>
          </table:table-cell>
          <table:table-cell table:style-name="ce175" table:formula="of:=AVERAGE([Aufteilung.F112:.F123])" office:value-type="string" office:string-value="#REF!" calcext:value-type="error">
            <text:p>#REF!</text:p>
          </table:table-cell>
          <table:table-cell table:style-name="ce175" table:formula="of:=AVERAGE([Aufteilung.G112:.G123])" office:value-type="string" office:string-value="#REF!" calcext:value-type="error">
            <text:p>#REF!</text:p>
          </table:table-cell>
          <table:table-cell table:style-name="ce175" table:formula="of:=AVERAGE([Aufteilung.H112:.H123])" office:value-type="string" office:string-value="#REF!" calcext:value-type="error">
            <text:p>#REF!</text:p>
          </table:table-cell>
          <table:table-cell table:style-name="ce175" table:formula="of:=AVERAGE([Aufteilung.I112:.I123])" office:value-type="string" office:string-value="#REF!" calcext:value-type="error">
            <text:p>#REF!</text:p>
          </table:table-cell>
          <table:table-cell table:style-name="ce175" table:formula="of:=AVERAGE([Aufteilung.J112:.J123])" office:value-type="string" office:string-value="#REF!" calcext:value-type="error">
            <text:p>#REF!</text:p>
          </table:table-cell>
          <table:table-cell table:style-name="ce175" table:formula="of:=AVERAGE([Aufteilung.K112:.K123])" office:value-type="string" office:string-value="#REF!" calcext:value-type="error">
            <text:p>#REF!</text:p>
          </table:table-cell>
          <table:table-cell table:style-name="ce175" table:formula="of:=SUM([.K123];[.B123:.K123])-[.J12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2-06-01" calcext:value-type="date">
            <text:p>Juni.2012</text:p>
          </table:table-cell>
          <table:table-cell table:style-name="ce175" table:formula="of:=AVERAGE([Aufteilung.B113:.B124])" office:value-type="string" office:string-value="#REF!" calcext:value-type="error">
            <text:p>#REF!</text:p>
          </table:table-cell>
          <table:table-cell table:style-name="ce175" table:formula="of:=AVERAGE([Aufteilung.C113:.C124])" office:value-type="string" office:string-value="#REF!" calcext:value-type="error">
            <text:p>#REF!</text:p>
          </table:table-cell>
          <table:table-cell table:style-name="ce175" table:formula="of:=AVERAGE([Aufteilung.D113:.D124])" office:value-type="string" office:string-value="#REF!" calcext:value-type="error">
            <text:p>#REF!</text:p>
          </table:table-cell>
          <table:table-cell table:style-name="ce175" table:formula="of:=AVERAGE([Aufteilung.E113:.E124])" office:value-type="string" office:string-value="#REF!" calcext:value-type="error">
            <text:p>#REF!</text:p>
          </table:table-cell>
          <table:table-cell table:style-name="ce175" table:formula="of:=AVERAGE([Aufteilung.F113:.F124])" office:value-type="string" office:string-value="#REF!" calcext:value-type="error">
            <text:p>#REF!</text:p>
          </table:table-cell>
          <table:table-cell table:style-name="ce175" table:formula="of:=AVERAGE([Aufteilung.G113:.G124])" office:value-type="string" office:string-value="#REF!" calcext:value-type="error">
            <text:p>#REF!</text:p>
          </table:table-cell>
          <table:table-cell table:style-name="ce175" table:formula="of:=AVERAGE([Aufteilung.H113:.H124])" office:value-type="string" office:string-value="#REF!" calcext:value-type="error">
            <text:p>#REF!</text:p>
          </table:table-cell>
          <table:table-cell table:style-name="ce175" table:formula="of:=AVERAGE([Aufteilung.I113:.I124])" office:value-type="string" office:string-value="#REF!" calcext:value-type="error">
            <text:p>#REF!</text:p>
          </table:table-cell>
          <table:table-cell table:style-name="ce175" table:formula="of:=AVERAGE([Aufteilung.J113:.J124])" office:value-type="string" office:string-value="#REF!" calcext:value-type="error">
            <text:p>#REF!</text:p>
          </table:table-cell>
          <table:table-cell table:style-name="ce175" table:formula="of:=AVERAGE([Aufteilung.K113:.K124])" office:value-type="string" office:string-value="#REF!" calcext:value-type="error">
            <text:p>#REF!</text:p>
          </table:table-cell>
          <table:table-cell table:style-name="ce175" table:formula="of:=SUM([.K124];[.B124:.K124])-[.J12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2-07-01" calcext:value-type="date">
            <text:p>Juli 2012</text:p>
          </table:table-cell>
          <table:table-cell table:style-name="ce175" table:formula="of:=AVERAGE([Aufteilung.B114:.B125])" office:value-type="string" office:string-value="#REF!" calcext:value-type="error">
            <text:p>#REF!</text:p>
          </table:table-cell>
          <table:table-cell table:style-name="ce175" table:formula="of:=AVERAGE([Aufteilung.C114:.C125])" office:value-type="string" office:string-value="#REF!" calcext:value-type="error">
            <text:p>#REF!</text:p>
          </table:table-cell>
          <table:table-cell table:style-name="ce175" table:formula="of:=AVERAGE([Aufteilung.D114:.D125])" office:value-type="string" office:string-value="#REF!" calcext:value-type="error">
            <text:p>#REF!</text:p>
          </table:table-cell>
          <table:table-cell table:style-name="ce175" table:formula="of:=AVERAGE([Aufteilung.E114:.E125])" office:value-type="string" office:string-value="#REF!" calcext:value-type="error">
            <text:p>#REF!</text:p>
          </table:table-cell>
          <table:table-cell table:style-name="ce175" table:formula="of:=AVERAGE([Aufteilung.F114:.F125])" office:value-type="string" office:string-value="#REF!" calcext:value-type="error">
            <text:p>#REF!</text:p>
          </table:table-cell>
          <table:table-cell table:style-name="ce175" table:formula="of:=AVERAGE([Aufteilung.G114:.G125])" office:value-type="string" office:string-value="#REF!" calcext:value-type="error">
            <text:p>#REF!</text:p>
          </table:table-cell>
          <table:table-cell table:style-name="ce175" table:formula="of:=AVERAGE([Aufteilung.H114:.H125])" office:value-type="string" office:string-value="#REF!" calcext:value-type="error">
            <text:p>#REF!</text:p>
          </table:table-cell>
          <table:table-cell table:style-name="ce175" table:formula="of:=AVERAGE([Aufteilung.I114:.I125])" office:value-type="string" office:string-value="#REF!" calcext:value-type="error">
            <text:p>#REF!</text:p>
          </table:table-cell>
          <table:table-cell table:style-name="ce175" table:formula="of:=AVERAGE([Aufteilung.J114:.J125])" office:value-type="string" office:string-value="#REF!" calcext:value-type="error">
            <text:p>#REF!</text:p>
          </table:table-cell>
          <table:table-cell table:style-name="ce175" table:formula="of:=AVERAGE([Aufteilung.K114:.K125])" office:value-type="string" office:string-value="#REF!" calcext:value-type="error">
            <text:p>#REF!</text:p>
          </table:table-cell>
          <table:table-cell table:style-name="ce175" table:formula="of:=SUM([.K125];[.B125:.K125])-[.J12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2-08-01" calcext:value-type="date">
            <text:p>August.2012</text:p>
          </table:table-cell>
          <table:table-cell table:style-name="ce175" table:formula="of:=AVERAGE([Aufteilung.B115:.B126])" office:value-type="string" office:string-value="#REF!" calcext:value-type="error">
            <text:p>#REF!</text:p>
          </table:table-cell>
          <table:table-cell table:style-name="ce175" table:formula="of:=AVERAGE([Aufteilung.C115:.C126])" office:value-type="string" office:string-value="#REF!" calcext:value-type="error">
            <text:p>#REF!</text:p>
          </table:table-cell>
          <table:table-cell table:style-name="ce175" table:formula="of:=AVERAGE([Aufteilung.D115:.D126])" office:value-type="string" office:string-value="#REF!" calcext:value-type="error">
            <text:p>#REF!</text:p>
          </table:table-cell>
          <table:table-cell table:style-name="ce175" table:formula="of:=AVERAGE([Aufteilung.E115:.E126])" office:value-type="string" office:string-value="#REF!" calcext:value-type="error">
            <text:p>#REF!</text:p>
          </table:table-cell>
          <table:table-cell table:style-name="ce175" table:formula="of:=AVERAGE([Aufteilung.F115:.F126])" office:value-type="string" office:string-value="#REF!" calcext:value-type="error">
            <text:p>#REF!</text:p>
          </table:table-cell>
          <table:table-cell table:style-name="ce175" table:formula="of:=AVERAGE([Aufteilung.G115:.G126])" office:value-type="string" office:string-value="#REF!" calcext:value-type="error">
            <text:p>#REF!</text:p>
          </table:table-cell>
          <table:table-cell table:style-name="ce175" table:formula="of:=AVERAGE([Aufteilung.H115:.H126])" office:value-type="string" office:string-value="#REF!" calcext:value-type="error">
            <text:p>#REF!</text:p>
          </table:table-cell>
          <table:table-cell table:style-name="ce175" table:formula="of:=AVERAGE([Aufteilung.I115:.I126])" office:value-type="string" office:string-value="#REF!" calcext:value-type="error">
            <text:p>#REF!</text:p>
          </table:table-cell>
          <table:table-cell table:style-name="ce175" table:formula="of:=AVERAGE([Aufteilung.J115:.J126])" office:value-type="string" office:string-value="#REF!" calcext:value-type="error">
            <text:p>#REF!</text:p>
          </table:table-cell>
          <table:table-cell table:style-name="ce175" table:formula="of:=AVERAGE([Aufteilung.K115:.K126])" office:value-type="string" office:string-value="#REF!" calcext:value-type="error">
            <text:p>#REF!</text:p>
          </table:table-cell>
          <table:table-cell table:style-name="ce175" table:formula="of:=SUM([.K126];[.B126:.K126])-[.J12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2-09-01" calcext:value-type="date">
            <text:p>September 2012</text:p>
          </table:table-cell>
          <table:table-cell table:style-name="ce175" table:formula="of:=AVERAGE([Aufteilung.B116:.B127])" office:value-type="string" office:string-value="#REF!" calcext:value-type="error">
            <text:p>#REF!</text:p>
          </table:table-cell>
          <table:table-cell table:style-name="ce175" table:formula="of:=AVERAGE([Aufteilung.C116:.C127])" office:value-type="string" office:string-value="#REF!" calcext:value-type="error">
            <text:p>#REF!</text:p>
          </table:table-cell>
          <table:table-cell table:style-name="ce175" table:formula="of:=AVERAGE([Aufteilung.D116:.D127])" office:value-type="string" office:string-value="#REF!" calcext:value-type="error">
            <text:p>#REF!</text:p>
          </table:table-cell>
          <table:table-cell table:style-name="ce175" table:formula="of:=AVERAGE([Aufteilung.E116:.E127])" office:value-type="string" office:string-value="#REF!" calcext:value-type="error">
            <text:p>#REF!</text:p>
          </table:table-cell>
          <table:table-cell table:style-name="ce175" table:formula="of:=AVERAGE([Aufteilung.F116:.F127])" office:value-type="string" office:string-value="#REF!" calcext:value-type="error">
            <text:p>#REF!</text:p>
          </table:table-cell>
          <table:table-cell table:style-name="ce175" table:formula="of:=AVERAGE([Aufteilung.G116:.G127])" office:value-type="string" office:string-value="#REF!" calcext:value-type="error">
            <text:p>#REF!</text:p>
          </table:table-cell>
          <table:table-cell table:style-name="ce175" table:formula="of:=AVERAGE([Aufteilung.H116:.H127])" office:value-type="string" office:string-value="#REF!" calcext:value-type="error">
            <text:p>#REF!</text:p>
          </table:table-cell>
          <table:table-cell table:style-name="ce175" table:formula="of:=AVERAGE([Aufteilung.I116:.I127])" office:value-type="string" office:string-value="#REF!" calcext:value-type="error">
            <text:p>#REF!</text:p>
          </table:table-cell>
          <table:table-cell table:style-name="ce175" table:formula="of:=AVERAGE([Aufteilung.J116:.J127])" office:value-type="string" office:string-value="#REF!" calcext:value-type="error">
            <text:p>#REF!</text:p>
          </table:table-cell>
          <table:table-cell table:style-name="ce175" table:formula="of:=AVERAGE([Aufteilung.K116:.K127])" office:value-type="string" office:string-value="#REF!" calcext:value-type="error">
            <text:p>#REF!</text:p>
          </table:table-cell>
          <table:table-cell table:style-name="ce175" table:formula="of:=SUM([.K127];[.B127:.K127])-[.J12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2-10-01" calcext:value-type="date">
            <text:p>Oktober.2012</text:p>
          </table:table-cell>
          <table:table-cell table:style-name="ce175" table:formula="of:=AVERAGE([Aufteilung.B117:.B128])" office:value-type="string" office:string-value="#REF!" calcext:value-type="error">
            <text:p>#REF!</text:p>
          </table:table-cell>
          <table:table-cell table:style-name="ce175" table:formula="of:=AVERAGE([Aufteilung.C117:.C128])" office:value-type="string" office:string-value="#REF!" calcext:value-type="error">
            <text:p>#REF!</text:p>
          </table:table-cell>
          <table:table-cell table:style-name="ce175" table:formula="of:=AVERAGE([Aufteilung.D117:.D128])" office:value-type="string" office:string-value="#REF!" calcext:value-type="error">
            <text:p>#REF!</text:p>
          </table:table-cell>
          <table:table-cell table:style-name="ce175" table:formula="of:=AVERAGE([Aufteilung.E117:.E128])" office:value-type="string" office:string-value="#REF!" calcext:value-type="error">
            <text:p>#REF!</text:p>
          </table:table-cell>
          <table:table-cell table:style-name="ce175" table:formula="of:=AVERAGE([Aufteilung.F117:.F128])" office:value-type="string" office:string-value="#REF!" calcext:value-type="error">
            <text:p>#REF!</text:p>
          </table:table-cell>
          <table:table-cell table:style-name="ce175" table:formula="of:=AVERAGE([Aufteilung.G117:.G128])" office:value-type="string" office:string-value="#REF!" calcext:value-type="error">
            <text:p>#REF!</text:p>
          </table:table-cell>
          <table:table-cell table:style-name="ce175" table:formula="of:=AVERAGE([Aufteilung.H117:.H128])" office:value-type="string" office:string-value="#REF!" calcext:value-type="error">
            <text:p>#REF!</text:p>
          </table:table-cell>
          <table:table-cell table:style-name="ce175" table:formula="of:=AVERAGE([Aufteilung.I117:.I128])" office:value-type="string" office:string-value="#REF!" calcext:value-type="error">
            <text:p>#REF!</text:p>
          </table:table-cell>
          <table:table-cell table:style-name="ce175" table:formula="of:=AVERAGE([Aufteilung.J117:.J128])" office:value-type="string" office:string-value="#REF!" calcext:value-type="error">
            <text:p>#REF!</text:p>
          </table:table-cell>
          <table:table-cell table:style-name="ce175" table:formula="of:=AVERAGE([Aufteilung.K117:.K128])" office:value-type="string" office:string-value="#REF!" calcext:value-type="error">
            <text:p>#REF!</text:p>
          </table:table-cell>
          <table:table-cell table:style-name="ce175" table:formula="of:=SUM([.K128];[.B128:.K128])-[.J12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2-11-01" calcext:value-type="date">
            <text:p>November 2012</text:p>
          </table:table-cell>
          <table:table-cell table:style-name="ce175" table:formula="of:=AVERAGE([Aufteilung.B118:.B129])" office:value-type="string" office:string-value="#REF!" calcext:value-type="error">
            <text:p>#REF!</text:p>
          </table:table-cell>
          <table:table-cell table:style-name="ce175" table:formula="of:=AVERAGE([Aufteilung.C118:.C129])" office:value-type="string" office:string-value="#REF!" calcext:value-type="error">
            <text:p>#REF!</text:p>
          </table:table-cell>
          <table:table-cell table:style-name="ce175" table:formula="of:=AVERAGE([Aufteilung.D118:.D129])" office:value-type="string" office:string-value="#REF!" calcext:value-type="error">
            <text:p>#REF!</text:p>
          </table:table-cell>
          <table:table-cell table:style-name="ce175" table:formula="of:=AVERAGE([Aufteilung.E118:.E129])" office:value-type="string" office:string-value="#REF!" calcext:value-type="error">
            <text:p>#REF!</text:p>
          </table:table-cell>
          <table:table-cell table:style-name="ce175" table:formula="of:=AVERAGE([Aufteilung.F118:.F129])" office:value-type="string" office:string-value="#REF!" calcext:value-type="error">
            <text:p>#REF!</text:p>
          </table:table-cell>
          <table:table-cell table:style-name="ce175" table:formula="of:=AVERAGE([Aufteilung.G118:.G129])" office:value-type="string" office:string-value="#REF!" calcext:value-type="error">
            <text:p>#REF!</text:p>
          </table:table-cell>
          <table:table-cell table:style-name="ce175" table:formula="of:=AVERAGE([Aufteilung.H118:.H129])" office:value-type="string" office:string-value="#REF!" calcext:value-type="error">
            <text:p>#REF!</text:p>
          </table:table-cell>
          <table:table-cell table:style-name="ce175" table:formula="of:=AVERAGE([Aufteilung.I118:.I129])" office:value-type="string" office:string-value="#REF!" calcext:value-type="error">
            <text:p>#REF!</text:p>
          </table:table-cell>
          <table:table-cell table:style-name="ce175" table:formula="of:=AVERAGE([Aufteilung.J118:.J129])" office:value-type="string" office:string-value="#REF!" calcext:value-type="error">
            <text:p>#REF!</text:p>
          </table:table-cell>
          <table:table-cell table:style-name="ce175" table:formula="of:=AVERAGE([Aufteilung.K118:.K129])" office:value-type="string" office:string-value="#REF!" calcext:value-type="error">
            <text:p>#REF!</text:p>
          </table:table-cell>
          <table:table-cell table:style-name="ce175" table:formula="of:=SUM([.K129];[.B129:.K129])-[.J12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2-12-01" calcext:value-type="date">
            <text:p>Dezember.2012</text:p>
          </table:table-cell>
          <table:table-cell table:style-name="ce175" table:formula="of:=AVERAGE([Aufteilung.B119:.B130])" office:value-type="string" office:string-value="#REF!" calcext:value-type="error">
            <text:p>#REF!</text:p>
          </table:table-cell>
          <table:table-cell table:style-name="ce175" table:formula="of:=AVERAGE([Aufteilung.C119:.C130])" office:value-type="string" office:string-value="#REF!" calcext:value-type="error">
            <text:p>#REF!</text:p>
          </table:table-cell>
          <table:table-cell table:style-name="ce175" table:formula="of:=AVERAGE([Aufteilung.D119:.D130])" office:value-type="string" office:string-value="#REF!" calcext:value-type="error">
            <text:p>#REF!</text:p>
          </table:table-cell>
          <table:table-cell table:style-name="ce175" table:formula="of:=AVERAGE([Aufteilung.E119:.E130])" office:value-type="string" office:string-value="#REF!" calcext:value-type="error">
            <text:p>#REF!</text:p>
          </table:table-cell>
          <table:table-cell table:style-name="ce175" table:formula="of:=AVERAGE([Aufteilung.F119:.F130])" office:value-type="string" office:string-value="#REF!" calcext:value-type="error">
            <text:p>#REF!</text:p>
          </table:table-cell>
          <table:table-cell table:style-name="ce175" table:formula="of:=AVERAGE([Aufteilung.G119:.G130])" office:value-type="string" office:string-value="#REF!" calcext:value-type="error">
            <text:p>#REF!</text:p>
          </table:table-cell>
          <table:table-cell table:style-name="ce175" table:formula="of:=AVERAGE([Aufteilung.H119:.H130])" office:value-type="string" office:string-value="#REF!" calcext:value-type="error">
            <text:p>#REF!</text:p>
          </table:table-cell>
          <table:table-cell table:style-name="ce175" table:formula="of:=AVERAGE([Aufteilung.I119:.I130])" office:value-type="string" office:string-value="#REF!" calcext:value-type="error">
            <text:p>#REF!</text:p>
          </table:table-cell>
          <table:table-cell table:style-name="ce175" table:formula="of:=AVERAGE([Aufteilung.J119:.J130])" office:value-type="string" office:string-value="#REF!" calcext:value-type="error">
            <text:p>#REF!</text:p>
          </table:table-cell>
          <table:table-cell table:style-name="ce175" table:formula="of:=AVERAGE([Aufteilung.K119:.K130])" office:value-type="string" office:string-value="#REF!" calcext:value-type="error">
            <text:p>#REF!</text:p>
          </table:table-cell>
          <table:table-cell table:style-name="ce175" table:formula="of:=SUM([.K130];[.B130:.K130])-[.J13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3-01-01" calcext:value-type="date">
            <text:p>Januar 2013</text:p>
          </table:table-cell>
          <table:table-cell table:style-name="ce175" table:formula="of:=AVERAGE([Aufteilung.B120:.B131])" office:value-type="string" office:string-value="#REF!" calcext:value-type="error">
            <text:p>#REF!</text:p>
          </table:table-cell>
          <table:table-cell table:style-name="ce175" table:formula="of:=AVERAGE([Aufteilung.C120:.C131])" office:value-type="string" office:string-value="#REF!" calcext:value-type="error">
            <text:p>#REF!</text:p>
          </table:table-cell>
          <table:table-cell table:style-name="ce175" table:formula="of:=AVERAGE([Aufteilung.D120:.D131])" office:value-type="string" office:string-value="#REF!" calcext:value-type="error">
            <text:p>#REF!</text:p>
          </table:table-cell>
          <table:table-cell table:style-name="ce175" table:formula="of:=AVERAGE([Aufteilung.E120:.E131])" office:value-type="string" office:string-value="#REF!" calcext:value-type="error">
            <text:p>#REF!</text:p>
          </table:table-cell>
          <table:table-cell table:style-name="ce175" table:formula="of:=AVERAGE([Aufteilung.F120:.F131])" office:value-type="string" office:string-value="#REF!" calcext:value-type="error">
            <text:p>#REF!</text:p>
          </table:table-cell>
          <table:table-cell table:style-name="ce175" table:formula="of:=AVERAGE([Aufteilung.G120:.G131])" office:value-type="string" office:string-value="#REF!" calcext:value-type="error">
            <text:p>#REF!</text:p>
          </table:table-cell>
          <table:table-cell table:style-name="ce175" table:formula="of:=AVERAGE([Aufteilung.H120:.H131])" office:value-type="string" office:string-value="#REF!" calcext:value-type="error">
            <text:p>#REF!</text:p>
          </table:table-cell>
          <table:table-cell table:style-name="ce175" table:formula="of:=AVERAGE([Aufteilung.I120:.I131])" office:value-type="string" office:string-value="#REF!" calcext:value-type="error">
            <text:p>#REF!</text:p>
          </table:table-cell>
          <table:table-cell table:style-name="ce175" table:formula="of:=AVERAGE([Aufteilung.J120:.J131])" office:value-type="string" office:string-value="#REF!" calcext:value-type="error">
            <text:p>#REF!</text:p>
          </table:table-cell>
          <table:table-cell table:style-name="ce175" table:formula="of:=AVERAGE([Aufteilung.K120:.K131])" office:value-type="string" office:string-value="#REF!" calcext:value-type="error">
            <text:p>#REF!</text:p>
          </table:table-cell>
          <table:table-cell table:style-name="ce175" table:formula="of:=SUM([.K131];[.B131:.K131])-[.J13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3-02-01" calcext:value-type="date">
            <text:p>Februar.2013</text:p>
          </table:table-cell>
          <table:table-cell table:style-name="ce175" table:formula="of:=AVERAGE([Aufteilung.B121:.B132])" office:value-type="string" office:string-value="#REF!" calcext:value-type="error">
            <text:p>#REF!</text:p>
          </table:table-cell>
          <table:table-cell table:style-name="ce175" table:formula="of:=AVERAGE([Aufteilung.C121:.C132])" office:value-type="string" office:string-value="#REF!" calcext:value-type="error">
            <text:p>#REF!</text:p>
          </table:table-cell>
          <table:table-cell table:style-name="ce175" table:formula="of:=AVERAGE([Aufteilung.D121:.D132])" office:value-type="string" office:string-value="#REF!" calcext:value-type="error">
            <text:p>#REF!</text:p>
          </table:table-cell>
          <table:table-cell table:style-name="ce175" table:formula="of:=AVERAGE([Aufteilung.E121:.E132])" office:value-type="string" office:string-value="#REF!" calcext:value-type="error">
            <text:p>#REF!</text:p>
          </table:table-cell>
          <table:table-cell table:style-name="ce175" table:formula="of:=AVERAGE([Aufteilung.F121:.F132])" office:value-type="string" office:string-value="#REF!" calcext:value-type="error">
            <text:p>#REF!</text:p>
          </table:table-cell>
          <table:table-cell table:style-name="ce175" table:formula="of:=AVERAGE([Aufteilung.G121:.G132])" office:value-type="string" office:string-value="#REF!" calcext:value-type="error">
            <text:p>#REF!</text:p>
          </table:table-cell>
          <table:table-cell table:style-name="ce175" table:formula="of:=AVERAGE([Aufteilung.H121:.H132])" office:value-type="string" office:string-value="#REF!" calcext:value-type="error">
            <text:p>#REF!</text:p>
          </table:table-cell>
          <table:table-cell table:style-name="ce175" table:formula="of:=AVERAGE([Aufteilung.I121:.I132])" office:value-type="string" office:string-value="#REF!" calcext:value-type="error">
            <text:p>#REF!</text:p>
          </table:table-cell>
          <table:table-cell table:style-name="ce175" table:formula="of:=AVERAGE([Aufteilung.J121:.J132])" office:value-type="string" office:string-value="#REF!" calcext:value-type="error">
            <text:p>#REF!</text:p>
          </table:table-cell>
          <table:table-cell table:style-name="ce175" table:formula="of:=AVERAGE([Aufteilung.K121:.K132])" office:value-type="string" office:string-value="#REF!" calcext:value-type="error">
            <text:p>#REF!</text:p>
          </table:table-cell>
          <table:table-cell table:style-name="ce175" table:formula="of:=SUM([.K132];[.B132:.K132])-[.J132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3-03-01" calcext:value-type="date">
            <text:p>März 2013</text:p>
          </table:table-cell>
          <table:table-cell table:style-name="ce175" table:formula="of:=AVERAGE([Aufteilung.B122:.B133])" office:value-type="string" office:string-value="#REF!" calcext:value-type="error">
            <text:p>#REF!</text:p>
          </table:table-cell>
          <table:table-cell table:style-name="ce175" table:formula="of:=AVERAGE([Aufteilung.C122:.C133])" office:value-type="string" office:string-value="#REF!" calcext:value-type="error">
            <text:p>#REF!</text:p>
          </table:table-cell>
          <table:table-cell table:style-name="ce175" table:formula="of:=AVERAGE([Aufteilung.D122:.D133])" office:value-type="string" office:string-value="#REF!" calcext:value-type="error">
            <text:p>#REF!</text:p>
          </table:table-cell>
          <table:table-cell table:style-name="ce175" table:formula="of:=AVERAGE([Aufteilung.E122:.E133])" office:value-type="string" office:string-value="#REF!" calcext:value-type="error">
            <text:p>#REF!</text:p>
          </table:table-cell>
          <table:table-cell table:style-name="ce175" table:formula="of:=AVERAGE([Aufteilung.F122:.F133])" office:value-type="string" office:string-value="#REF!" calcext:value-type="error">
            <text:p>#REF!</text:p>
          </table:table-cell>
          <table:table-cell table:style-name="ce175" table:formula="of:=AVERAGE([Aufteilung.G122:.G133])" office:value-type="string" office:string-value="#REF!" calcext:value-type="error">
            <text:p>#REF!</text:p>
          </table:table-cell>
          <table:table-cell table:style-name="ce175" table:formula="of:=AVERAGE([Aufteilung.H122:.H133])" office:value-type="string" office:string-value="#REF!" calcext:value-type="error">
            <text:p>#REF!</text:p>
          </table:table-cell>
          <table:table-cell table:style-name="ce175" table:formula="of:=AVERAGE([Aufteilung.I122:.I133])" office:value-type="string" office:string-value="#REF!" calcext:value-type="error">
            <text:p>#REF!</text:p>
          </table:table-cell>
          <table:table-cell table:style-name="ce175" table:formula="of:=AVERAGE([Aufteilung.J122:.J133])" office:value-type="string" office:string-value="#REF!" calcext:value-type="error">
            <text:p>#REF!</text:p>
          </table:table-cell>
          <table:table-cell table:style-name="ce175" table:formula="of:=AVERAGE([Aufteilung.K122:.K133])" office:value-type="string" office:string-value="#REF!" calcext:value-type="error">
            <text:p>#REF!</text:p>
          </table:table-cell>
          <table:table-cell table:style-name="ce175" table:formula="of:=SUM([.K133];[.B133:.K133])-[.J133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3-04-01" calcext:value-type="date">
            <text:p>April.2013</text:p>
          </table:table-cell>
          <table:table-cell table:style-name="ce175" table:formula="of:=AVERAGE([Aufteilung.B123:.B134])" office:value-type="string" office:string-value="#REF!" calcext:value-type="error">
            <text:p>#REF!</text:p>
          </table:table-cell>
          <table:table-cell table:style-name="ce175" table:formula="of:=AVERAGE([Aufteilung.C123:.C134])" office:value-type="string" office:string-value="#REF!" calcext:value-type="error">
            <text:p>#REF!</text:p>
          </table:table-cell>
          <table:table-cell table:style-name="ce175" table:formula="of:=AVERAGE([Aufteilung.D123:.D134])" office:value-type="string" office:string-value="#REF!" calcext:value-type="error">
            <text:p>#REF!</text:p>
          </table:table-cell>
          <table:table-cell table:style-name="ce175" table:formula="of:=AVERAGE([Aufteilung.E123:.E134])" office:value-type="string" office:string-value="#REF!" calcext:value-type="error">
            <text:p>#REF!</text:p>
          </table:table-cell>
          <table:table-cell table:style-name="ce175" table:formula="of:=AVERAGE([Aufteilung.F123:.F134])" office:value-type="string" office:string-value="#REF!" calcext:value-type="error">
            <text:p>#REF!</text:p>
          </table:table-cell>
          <table:table-cell table:style-name="ce175" table:formula="of:=AVERAGE([Aufteilung.G123:.G134])" office:value-type="string" office:string-value="#REF!" calcext:value-type="error">
            <text:p>#REF!</text:p>
          </table:table-cell>
          <table:table-cell table:style-name="ce175" table:formula="of:=AVERAGE([Aufteilung.H123:.H134])" office:value-type="string" office:string-value="#REF!" calcext:value-type="error">
            <text:p>#REF!</text:p>
          </table:table-cell>
          <table:table-cell table:style-name="ce175" table:formula="of:=AVERAGE([Aufteilung.I123:.I134])" office:value-type="string" office:string-value="#REF!" calcext:value-type="error">
            <text:p>#REF!</text:p>
          </table:table-cell>
          <table:table-cell table:style-name="ce175" table:formula="of:=AVERAGE([Aufteilung.J123:.J134])" office:value-type="string" office:string-value="#REF!" calcext:value-type="error">
            <text:p>#REF!</text:p>
          </table:table-cell>
          <table:table-cell table:style-name="ce175" table:formula="of:=AVERAGE([Aufteilung.K123:.K134])" office:value-type="string" office:string-value="#REF!" calcext:value-type="error">
            <text:p>#REF!</text:p>
          </table:table-cell>
          <table:table-cell table:style-name="ce175" table:formula="of:=SUM([.K134];[.B134:.K134])-[.J134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3-05-01" calcext:value-type="date">
            <text:p>Mai 2013</text:p>
          </table:table-cell>
          <table:table-cell table:style-name="ce175" table:formula="of:=AVERAGE([Aufteilung.B124:.B135])" office:value-type="string" office:string-value="#REF!" calcext:value-type="error">
            <text:p>#REF!</text:p>
          </table:table-cell>
          <table:table-cell table:style-name="ce175" table:formula="of:=AVERAGE([Aufteilung.C124:.C135])" office:value-type="string" office:string-value="#REF!" calcext:value-type="error">
            <text:p>#REF!</text:p>
          </table:table-cell>
          <table:table-cell table:style-name="ce175" table:formula="of:=AVERAGE([Aufteilung.D124:.D135])" office:value-type="string" office:string-value="#REF!" calcext:value-type="error">
            <text:p>#REF!</text:p>
          </table:table-cell>
          <table:table-cell table:style-name="ce175" table:formula="of:=AVERAGE([Aufteilung.E124:.E135])" office:value-type="string" office:string-value="#REF!" calcext:value-type="error">
            <text:p>#REF!</text:p>
          </table:table-cell>
          <table:table-cell table:style-name="ce175" table:formula="of:=AVERAGE([Aufteilung.F124:.F135])" office:value-type="string" office:string-value="#REF!" calcext:value-type="error">
            <text:p>#REF!</text:p>
          </table:table-cell>
          <table:table-cell table:style-name="ce175" table:formula="of:=AVERAGE([Aufteilung.G124:.G135])" office:value-type="string" office:string-value="#REF!" calcext:value-type="error">
            <text:p>#REF!</text:p>
          </table:table-cell>
          <table:table-cell table:style-name="ce175" table:formula="of:=AVERAGE([Aufteilung.H124:.H135])" office:value-type="string" office:string-value="#REF!" calcext:value-type="error">
            <text:p>#REF!</text:p>
          </table:table-cell>
          <table:table-cell table:style-name="ce175" table:formula="of:=AVERAGE([Aufteilung.I124:.I135])" office:value-type="string" office:string-value="#REF!" calcext:value-type="error">
            <text:p>#REF!</text:p>
          </table:table-cell>
          <table:table-cell table:style-name="ce175" table:formula="of:=AVERAGE([Aufteilung.J124:.J135])" office:value-type="string" office:string-value="#REF!" calcext:value-type="error">
            <text:p>#REF!</text:p>
          </table:table-cell>
          <table:table-cell table:style-name="ce175" table:formula="of:=AVERAGE([Aufteilung.K124:.K135])" office:value-type="string" office:string-value="#REF!" calcext:value-type="error">
            <text:p>#REF!</text:p>
          </table:table-cell>
          <table:table-cell table:style-name="ce175" table:formula="of:=SUM([.K135];[.B135:.K135])-[.J135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3-06-01" calcext:value-type="date">
            <text:p>Juni.2013</text:p>
          </table:table-cell>
          <table:table-cell table:style-name="ce175" table:formula="of:=AVERAGE([Aufteilung.B125:.B136])" office:value-type="string" office:string-value="#REF!" calcext:value-type="error">
            <text:p>#REF!</text:p>
          </table:table-cell>
          <table:table-cell table:style-name="ce175" table:formula="of:=AVERAGE([Aufteilung.C125:.C136])" office:value-type="string" office:string-value="#REF!" calcext:value-type="error">
            <text:p>#REF!</text:p>
          </table:table-cell>
          <table:table-cell table:style-name="ce175" table:formula="of:=AVERAGE([Aufteilung.D125:.D136])" office:value-type="string" office:string-value="#REF!" calcext:value-type="error">
            <text:p>#REF!</text:p>
          </table:table-cell>
          <table:table-cell table:style-name="ce175" table:formula="of:=AVERAGE([Aufteilung.E125:.E136])" office:value-type="string" office:string-value="#REF!" calcext:value-type="error">
            <text:p>#REF!</text:p>
          </table:table-cell>
          <table:table-cell table:style-name="ce175" table:formula="of:=AVERAGE([Aufteilung.F125:.F136])" office:value-type="string" office:string-value="#REF!" calcext:value-type="error">
            <text:p>#REF!</text:p>
          </table:table-cell>
          <table:table-cell table:style-name="ce175" table:formula="of:=AVERAGE([Aufteilung.G125:.G136])" office:value-type="string" office:string-value="#REF!" calcext:value-type="error">
            <text:p>#REF!</text:p>
          </table:table-cell>
          <table:table-cell table:style-name="ce175" table:formula="of:=AVERAGE([Aufteilung.H125:.H136])" office:value-type="string" office:string-value="#REF!" calcext:value-type="error">
            <text:p>#REF!</text:p>
          </table:table-cell>
          <table:table-cell table:style-name="ce175" table:formula="of:=AVERAGE([Aufteilung.I125:.I136])" office:value-type="string" office:string-value="#REF!" calcext:value-type="error">
            <text:p>#REF!</text:p>
          </table:table-cell>
          <table:table-cell table:style-name="ce175" table:formula="of:=AVERAGE([Aufteilung.J125:.J136])" office:value-type="string" office:string-value="#REF!" calcext:value-type="error">
            <text:p>#REF!</text:p>
          </table:table-cell>
          <table:table-cell table:style-name="ce175" table:formula="of:=AVERAGE([Aufteilung.K125:.K136])" office:value-type="string" office:string-value="#REF!" calcext:value-type="error">
            <text:p>#REF!</text:p>
          </table:table-cell>
          <table:table-cell table:style-name="ce175" table:formula="of:=SUM([.K136];[.B136:.K136])-[.J136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3-07-01" calcext:value-type="date">
            <text:p>Juli 2013</text:p>
          </table:table-cell>
          <table:table-cell table:style-name="ce175" table:formula="of:=AVERAGE([Aufteilung.B126:.B137])" office:value-type="string" office:string-value="#REF!" calcext:value-type="error">
            <text:p>#REF!</text:p>
          </table:table-cell>
          <table:table-cell table:style-name="ce175" table:formula="of:=AVERAGE([Aufteilung.C126:.C137])" office:value-type="string" office:string-value="#REF!" calcext:value-type="error">
            <text:p>#REF!</text:p>
          </table:table-cell>
          <table:table-cell table:style-name="ce175" table:formula="of:=AVERAGE([Aufteilung.D126:.D137])" office:value-type="string" office:string-value="#REF!" calcext:value-type="error">
            <text:p>#REF!</text:p>
          </table:table-cell>
          <table:table-cell table:style-name="ce175" table:formula="of:=AVERAGE([Aufteilung.E126:.E137])" office:value-type="string" office:string-value="#REF!" calcext:value-type="error">
            <text:p>#REF!</text:p>
          </table:table-cell>
          <table:table-cell table:style-name="ce175" table:formula="of:=AVERAGE([Aufteilung.F126:.F137])" office:value-type="string" office:string-value="#REF!" calcext:value-type="error">
            <text:p>#REF!</text:p>
          </table:table-cell>
          <table:table-cell table:style-name="ce175" table:formula="of:=AVERAGE([Aufteilung.G126:.G137])" office:value-type="string" office:string-value="#REF!" calcext:value-type="error">
            <text:p>#REF!</text:p>
          </table:table-cell>
          <table:table-cell table:style-name="ce175" table:formula="of:=AVERAGE([Aufteilung.H126:.H137])" office:value-type="string" office:string-value="#REF!" calcext:value-type="error">
            <text:p>#REF!</text:p>
          </table:table-cell>
          <table:table-cell table:style-name="ce175" table:formula="of:=AVERAGE([Aufteilung.I126:.I137])" office:value-type="string" office:string-value="#REF!" calcext:value-type="error">
            <text:p>#REF!</text:p>
          </table:table-cell>
          <table:table-cell table:style-name="ce175" table:formula="of:=AVERAGE([Aufteilung.J126:.J137])" office:value-type="string" office:string-value="#REF!" calcext:value-type="error">
            <text:p>#REF!</text:p>
          </table:table-cell>
          <table:table-cell table:style-name="ce175" table:formula="of:=AVERAGE([Aufteilung.K126:.K137])" office:value-type="string" office:string-value="#REF!" calcext:value-type="error">
            <text:p>#REF!</text:p>
          </table:table-cell>
          <table:table-cell table:style-name="ce175" table:formula="of:=SUM([.K137];[.B137:.K137])-[.J137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3-08-01" calcext:value-type="date">
            <text:p>August.2013</text:p>
          </table:table-cell>
          <table:table-cell table:style-name="ce175" table:formula="of:=AVERAGE([Aufteilung.B127:.B138])" office:value-type="string" office:string-value="#REF!" calcext:value-type="error">
            <text:p>#REF!</text:p>
          </table:table-cell>
          <table:table-cell table:style-name="ce175" table:formula="of:=AVERAGE([Aufteilung.C127:.C138])" office:value-type="string" office:string-value="#REF!" calcext:value-type="error">
            <text:p>#REF!</text:p>
          </table:table-cell>
          <table:table-cell table:style-name="ce175" table:formula="of:=AVERAGE([Aufteilung.D127:.D138])" office:value-type="string" office:string-value="#REF!" calcext:value-type="error">
            <text:p>#REF!</text:p>
          </table:table-cell>
          <table:table-cell table:style-name="ce175" table:formula="of:=AVERAGE([Aufteilung.E127:.E138])" office:value-type="string" office:string-value="#REF!" calcext:value-type="error">
            <text:p>#REF!</text:p>
          </table:table-cell>
          <table:table-cell table:style-name="ce175" table:formula="of:=AVERAGE([Aufteilung.F127:.F138])" office:value-type="string" office:string-value="#REF!" calcext:value-type="error">
            <text:p>#REF!</text:p>
          </table:table-cell>
          <table:table-cell table:style-name="ce175" table:formula="of:=AVERAGE([Aufteilung.G127:.G138])" office:value-type="string" office:string-value="#REF!" calcext:value-type="error">
            <text:p>#REF!</text:p>
          </table:table-cell>
          <table:table-cell table:style-name="ce175" table:formula="of:=AVERAGE([Aufteilung.H127:.H138])" office:value-type="string" office:string-value="#REF!" calcext:value-type="error">
            <text:p>#REF!</text:p>
          </table:table-cell>
          <table:table-cell table:style-name="ce175" table:formula="of:=AVERAGE([Aufteilung.I127:.I138])" office:value-type="string" office:string-value="#REF!" calcext:value-type="error">
            <text:p>#REF!</text:p>
          </table:table-cell>
          <table:table-cell table:style-name="ce175" table:formula="of:=AVERAGE([Aufteilung.J127:.J138])" office:value-type="string" office:string-value="#REF!" calcext:value-type="error">
            <text:p>#REF!</text:p>
          </table:table-cell>
          <table:table-cell table:style-name="ce175" table:formula="of:=AVERAGE([Aufteilung.K127:.K138])" office:value-type="string" office:string-value="#REF!" calcext:value-type="error">
            <text:p>#REF!</text:p>
          </table:table-cell>
          <table:table-cell table:style-name="ce175" table:formula="of:=SUM([.K138];[.B138:.K138])-[.J138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3-09-01" calcext:value-type="date">
            <text:p>September 2013</text:p>
          </table:table-cell>
          <table:table-cell table:style-name="ce175" table:formula="of:=AVERAGE([Aufteilung.B128:.B139])" office:value-type="string" office:string-value="#REF!" calcext:value-type="error">
            <text:p>#REF!</text:p>
          </table:table-cell>
          <table:table-cell table:style-name="ce175" table:formula="of:=AVERAGE([Aufteilung.C128:.C139])" office:value-type="string" office:string-value="#REF!" calcext:value-type="error">
            <text:p>#REF!</text:p>
          </table:table-cell>
          <table:table-cell table:style-name="ce175" table:formula="of:=AVERAGE([Aufteilung.D128:.D139])" office:value-type="string" office:string-value="#REF!" calcext:value-type="error">
            <text:p>#REF!</text:p>
          </table:table-cell>
          <table:table-cell table:style-name="ce175" table:formula="of:=AVERAGE([Aufteilung.E128:.E139])" office:value-type="string" office:string-value="#REF!" calcext:value-type="error">
            <text:p>#REF!</text:p>
          </table:table-cell>
          <table:table-cell table:style-name="ce175" table:formula="of:=AVERAGE([Aufteilung.F128:.F139])" office:value-type="string" office:string-value="#REF!" calcext:value-type="error">
            <text:p>#REF!</text:p>
          </table:table-cell>
          <table:table-cell table:style-name="ce175" table:formula="of:=AVERAGE([Aufteilung.G128:.G139])" office:value-type="string" office:string-value="#REF!" calcext:value-type="error">
            <text:p>#REF!</text:p>
          </table:table-cell>
          <table:table-cell table:style-name="ce175" table:formula="of:=AVERAGE([Aufteilung.H128:.H139])" office:value-type="string" office:string-value="#REF!" calcext:value-type="error">
            <text:p>#REF!</text:p>
          </table:table-cell>
          <table:table-cell table:style-name="ce175" table:formula="of:=AVERAGE([Aufteilung.I128:.I139])" office:value-type="string" office:string-value="#REF!" calcext:value-type="error">
            <text:p>#REF!</text:p>
          </table:table-cell>
          <table:table-cell table:style-name="ce175" table:formula="of:=AVERAGE([Aufteilung.J128:.J139])" office:value-type="string" office:string-value="#REF!" calcext:value-type="error">
            <text:p>#REF!</text:p>
          </table:table-cell>
          <table:table-cell table:style-name="ce175" table:formula="of:=AVERAGE([Aufteilung.K128:.K139])" office:value-type="string" office:string-value="#REF!" calcext:value-type="error">
            <text:p>#REF!</text:p>
          </table:table-cell>
          <table:table-cell table:style-name="ce175" table:formula="of:=SUM([.K139];[.B139:.K139])-[.J139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3-10-01" calcext:value-type="date">
            <text:p>Oktober.2013</text:p>
          </table:table-cell>
          <table:table-cell table:style-name="ce175" table:formula="of:=AVERAGE([Aufteilung.B129:.B140])" office:value-type="string" office:string-value="#REF!" calcext:value-type="error">
            <text:p>#REF!</text:p>
          </table:table-cell>
          <table:table-cell table:style-name="ce175" table:formula="of:=AVERAGE([Aufteilung.C129:.C140])" office:value-type="string" office:string-value="#REF!" calcext:value-type="error">
            <text:p>#REF!</text:p>
          </table:table-cell>
          <table:table-cell table:style-name="ce175" table:formula="of:=AVERAGE([Aufteilung.D129:.D140])" office:value-type="string" office:string-value="#REF!" calcext:value-type="error">
            <text:p>#REF!</text:p>
          </table:table-cell>
          <table:table-cell table:style-name="ce175" table:formula="of:=AVERAGE([Aufteilung.E129:.E140])" office:value-type="string" office:string-value="#REF!" calcext:value-type="error">
            <text:p>#REF!</text:p>
          </table:table-cell>
          <table:table-cell table:style-name="ce175" table:formula="of:=AVERAGE([Aufteilung.F129:.F140])" office:value-type="string" office:string-value="#REF!" calcext:value-type="error">
            <text:p>#REF!</text:p>
          </table:table-cell>
          <table:table-cell table:style-name="ce175" table:formula="of:=AVERAGE([Aufteilung.G129:.G140])" office:value-type="string" office:string-value="#REF!" calcext:value-type="error">
            <text:p>#REF!</text:p>
          </table:table-cell>
          <table:table-cell table:style-name="ce175" table:formula="of:=AVERAGE([Aufteilung.H129:.H140])" office:value-type="string" office:string-value="#REF!" calcext:value-type="error">
            <text:p>#REF!</text:p>
          </table:table-cell>
          <table:table-cell table:style-name="ce175" table:formula="of:=AVERAGE([Aufteilung.I129:.I140])" office:value-type="string" office:string-value="#REF!" calcext:value-type="error">
            <text:p>#REF!</text:p>
          </table:table-cell>
          <table:table-cell table:style-name="ce175" table:formula="of:=AVERAGE([Aufteilung.J129:.J140])" office:value-type="string" office:string-value="#REF!" calcext:value-type="error">
            <text:p>#REF!</text:p>
          </table:table-cell>
          <table:table-cell table:style-name="ce175" table:formula="of:=AVERAGE([Aufteilung.K129:.K140])" office:value-type="string" office:string-value="#REF!" calcext:value-type="error">
            <text:p>#REF!</text:p>
          </table:table-cell>
          <table:table-cell table:style-name="ce175" table:formula="of:=SUM([.K140];[.B140:.K140])-[.J140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3" office:value-type="date" office:date-value="2013-11-01" calcext:value-type="date">
            <text:p>November 2013</text:p>
          </table:table-cell>
          <table:table-cell table:style-name="ce175" table:formula="of:=AVERAGE([Aufteilung.B130:.B141])" office:value-type="string" office:string-value="#REF!" calcext:value-type="error">
            <text:p>#REF!</text:p>
          </table:table-cell>
          <table:table-cell table:style-name="ce175" table:formula="of:=AVERAGE([Aufteilung.C130:.C141])" office:value-type="string" office:string-value="#REF!" calcext:value-type="error">
            <text:p>#REF!</text:p>
          </table:table-cell>
          <table:table-cell table:style-name="ce175" table:formula="of:=AVERAGE([Aufteilung.D130:.D141])" office:value-type="string" office:string-value="#REF!" calcext:value-type="error">
            <text:p>#REF!</text:p>
          </table:table-cell>
          <table:table-cell table:style-name="ce175" table:formula="of:=AVERAGE([Aufteilung.E130:.E141])" office:value-type="string" office:string-value="#REF!" calcext:value-type="error">
            <text:p>#REF!</text:p>
          </table:table-cell>
          <table:table-cell table:style-name="ce175" table:formula="of:=AVERAGE([Aufteilung.F130:.F141])" office:value-type="string" office:string-value="#REF!" calcext:value-type="error">
            <text:p>#REF!</text:p>
          </table:table-cell>
          <table:table-cell table:style-name="ce175" table:formula="of:=AVERAGE([Aufteilung.G130:.G141])" office:value-type="string" office:string-value="#REF!" calcext:value-type="error">
            <text:p>#REF!</text:p>
          </table:table-cell>
          <table:table-cell table:style-name="ce175" table:formula="of:=AVERAGE([Aufteilung.H130:.H141])" office:value-type="string" office:string-value="#REF!" calcext:value-type="error">
            <text:p>#REF!</text:p>
          </table:table-cell>
          <table:table-cell table:style-name="ce175" table:formula="of:=AVERAGE([Aufteilung.I130:.I141])" office:value-type="string" office:string-value="#REF!" calcext:value-type="error">
            <text:p>#REF!</text:p>
          </table:table-cell>
          <table:table-cell table:style-name="ce175" table:formula="of:=AVERAGE([Aufteilung.J130:.J141])" office:value-type="string" office:string-value="#REF!" calcext:value-type="error">
            <text:p>#REF!</text:p>
          </table:table-cell>
          <table:table-cell table:style-name="ce175" table:formula="of:=AVERAGE([Aufteilung.K130:.K141])" office:value-type="string" office:string-value="#REF!" calcext:value-type="error">
            <text:p>#REF!</text:p>
          </table:table-cell>
          <table:table-cell table:style-name="ce175" table:formula="of:=SUM([.K141];[.B141:.K141])-[.J141]" office:value-type="string" office:string-value="#REF!" calcext:value-type="error">
            <text:p>#REF!</text:p>
          </table:table-cell>
          <table:table-cell/>
        </table:table-row>
        <table:table-row table:style-name="ro2">
          <table:table-cell table:style-name="ce169" office:value-type="date" office:date-value="2013-12-01" calcext:value-type="date">
            <text:p>Dezember.2013</text:p>
          </table:table-cell>
          <table:table-cell table:style-name="ce175" table:formula="of:=AVERAGE([Aufteilung.B131:.B142])" office:value-type="currency" office:currency="EUR" office:value="0" calcext:value-type="currency">
            <text:p>0,00 €</text:p>
          </table:table-cell>
          <table:table-cell table:style-name="ce175" table:formula="of:=AVERAGE([Aufteilung.C131:.C142])" office:value-type="currency" office:currency="EUR" office:value="0" calcext:value-type="currency">
            <text:p>0,00 €</text:p>
          </table:table-cell>
          <table:table-cell table:style-name="ce175" table:formula="of:=AVERAGE([Aufteilung.D131:.D142])" office:value-type="currency" office:currency="EUR" office:value="0" calcext:value-type="currency">
            <text:p>0,00 €</text:p>
          </table:table-cell>
          <table:table-cell table:style-name="ce175" table:formula="of:=AVERAGE([Aufteilung.E131:.E142])" office:value-type="currency" office:currency="EUR" office:value="0" calcext:value-type="currency">
            <text:p>0,00 €</text:p>
          </table:table-cell>
          <table:table-cell table:style-name="ce175" table:formula="of:=AVERAGE([Aufteilung.F131:.F142])" office:value-type="currency" office:currency="EUR" office:value="0" calcext:value-type="currency">
            <text:p>0,00 €</text:p>
          </table:table-cell>
          <table:table-cell table:style-name="ce175" table:formula="of:=AVERAGE([Aufteilung.G131:.G142])" office:value-type="currency" office:currency="EUR" office:value="0" calcext:value-type="currency">
            <text:p>0,00 €</text:p>
          </table:table-cell>
          <table:table-cell table:style-name="ce175" table:formula="of:=AVERAGE([Aufteilung.H131:.H142])" office:value-type="currency" office:currency="EUR" office:value="0" calcext:value-type="currency">
            <text:p>0,00 €</text:p>
          </table:table-cell>
          <table:table-cell table:style-name="ce175" table:formula="of:=AVERAGE([Aufteilung.I131:.I142])" office:value-type="currency" office:currency="EUR" office:value="0" calcext:value-type="currency">
            <text:p>0,00 €</text:p>
          </table:table-cell>
          <table:table-cell table:style-name="ce175" table:formula="of:=AVERAGE([Aufteilung.J131:.J142])" office:value-type="currency" office:currency="EUR" office:value="0" calcext:value-type="currency">
            <text:p>0,00 €</text:p>
          </table:table-cell>
          <table:table-cell table:style-name="ce175" table:formula="of:=AVERAGE([Aufteilung.K131:.K142])" office:value-type="currency" office:currency="EUR" office:value="0" calcext:value-type="currency">
            <text:p>0,00 €</text:p>
          </table:table-cell>
          <table:table-cell table:style-name="ce175" table:formula="of:=SUM([.K142];[.B142:.K142])-[.J142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3" office:value-type="date" office:date-value="2014-01-01" calcext:value-type="date">
            <text:p>Januar 2014</text:p>
          </table:table-cell>
          <table:table-cell table:style-name="ce175" table:formula="of:=AVERAGE([Aufteilung.B132:.B143])" office:value-type="currency" office:currency="EUR" office:value="0" calcext:value-type="currency">
            <text:p>0,00 €</text:p>
          </table:table-cell>
          <table:table-cell table:style-name="ce175" table:formula="of:=AVERAGE([Aufteilung.C132:.C143])" office:value-type="currency" office:currency="EUR" office:value="0" calcext:value-type="currency">
            <text:p>0,00 €</text:p>
          </table:table-cell>
          <table:table-cell table:style-name="ce175" table:formula="of:=AVERAGE([Aufteilung.D132:.D143])" office:value-type="currency" office:currency="EUR" office:value="0" calcext:value-type="currency">
            <text:p>0,00 €</text:p>
          </table:table-cell>
          <table:table-cell table:style-name="ce175" table:formula="of:=AVERAGE([Aufteilung.E132:.E143])" office:value-type="currency" office:currency="EUR" office:value="0" calcext:value-type="currency">
            <text:p>0,00 €</text:p>
          </table:table-cell>
          <table:table-cell table:style-name="ce175" table:formula="of:=AVERAGE([Aufteilung.F132:.F143])" office:value-type="currency" office:currency="EUR" office:value="0" calcext:value-type="currency">
            <text:p>0,00 €</text:p>
          </table:table-cell>
          <table:table-cell table:style-name="ce175" table:formula="of:=AVERAGE([Aufteilung.G132:.G143])" office:value-type="currency" office:currency="EUR" office:value="0" calcext:value-type="currency">
            <text:p>0,00 €</text:p>
          </table:table-cell>
          <table:table-cell table:style-name="ce175" table:formula="of:=AVERAGE([Aufteilung.H132:.H143])" office:value-type="currency" office:currency="EUR" office:value="0" calcext:value-type="currency">
            <text:p>0,00 €</text:p>
          </table:table-cell>
          <table:table-cell table:style-name="ce175" table:formula="of:=AVERAGE([Aufteilung.I132:.I143])" office:value-type="currency" office:currency="EUR" office:value="0" calcext:value-type="currency">
            <text:p>0,00 €</text:p>
          </table:table-cell>
          <table:table-cell table:style-name="ce175" table:formula="of:=AVERAGE([Aufteilung.J132:.J143])" office:value-type="currency" office:currency="EUR" office:value="0" calcext:value-type="currency">
            <text:p>0,00 €</text:p>
          </table:table-cell>
          <table:table-cell table:style-name="ce175" table:formula="of:=AVERAGE([Aufteilung.K132:.K143])" office:value-type="currency" office:currency="EUR" office:value="0" calcext:value-type="currency">
            <text:p>0,00 €</text:p>
          </table:table-cell>
          <table:table-cell table:style-name="ce175" table:formula="of:=SUM([.K143];[.B143:.K143])-[.J143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9" office:value-type="date" office:date-value="2014-02-01" calcext:value-type="date">
            <text:p>Februar.2014</text:p>
          </table:table-cell>
          <table:table-cell table:style-name="ce175" table:formula="of:=AVERAGE([Aufteilung.B133:.B144])" office:value-type="currency" office:currency="EUR" office:value="0" calcext:value-type="currency">
            <text:p>0,00 €</text:p>
          </table:table-cell>
          <table:table-cell table:style-name="ce175" table:formula="of:=AVERAGE([Aufteilung.C133:.C144])" office:value-type="currency" office:currency="EUR" office:value="0" calcext:value-type="currency">
            <text:p>0,00 €</text:p>
          </table:table-cell>
          <table:table-cell table:style-name="ce175" table:formula="of:=AVERAGE([Aufteilung.D133:.D144])" office:value-type="currency" office:currency="EUR" office:value="0" calcext:value-type="currency">
            <text:p>0,00 €</text:p>
          </table:table-cell>
          <table:table-cell table:style-name="ce175" table:formula="of:=AVERAGE([Aufteilung.E133:.E144])" office:value-type="currency" office:currency="EUR" office:value="0" calcext:value-type="currency">
            <text:p>0,00 €</text:p>
          </table:table-cell>
          <table:table-cell table:style-name="ce175" table:formula="of:=AVERAGE([Aufteilung.F133:.F144])" office:value-type="currency" office:currency="EUR" office:value="0" calcext:value-type="currency">
            <text:p>0,00 €</text:p>
          </table:table-cell>
          <table:table-cell table:style-name="ce175" table:formula="of:=AVERAGE([Aufteilung.G133:.G144])" office:value-type="currency" office:currency="EUR" office:value="0" calcext:value-type="currency">
            <text:p>0,00 €</text:p>
          </table:table-cell>
          <table:table-cell table:style-name="ce175" table:formula="of:=AVERAGE([Aufteilung.H133:.H144])" office:value-type="currency" office:currency="EUR" office:value="0" calcext:value-type="currency">
            <text:p>0,00 €</text:p>
          </table:table-cell>
          <table:table-cell table:style-name="ce175" table:formula="of:=AVERAGE([Aufteilung.I133:.I144])" office:value-type="currency" office:currency="EUR" office:value="0" calcext:value-type="currency">
            <text:p>0,00 €</text:p>
          </table:table-cell>
          <table:table-cell table:style-name="ce175" table:formula="of:=AVERAGE([Aufteilung.J133:.J144])" office:value-type="currency" office:currency="EUR" office:value="0" calcext:value-type="currency">
            <text:p>0,00 €</text:p>
          </table:table-cell>
          <table:table-cell table:style-name="ce175" table:formula="of:=AVERAGE([Aufteilung.K133:.K144])" office:value-type="currency" office:currency="EUR" office:value="0" calcext:value-type="currency">
            <text:p>0,00 €</text:p>
          </table:table-cell>
          <table:table-cell table:style-name="ce175" table:formula="of:=SUM([.K144];[.B144:.K144])-[.J144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3" office:value-type="date" office:date-value="2014-03-01" calcext:value-type="date">
            <text:p>März 2014</text:p>
          </table:table-cell>
          <table:table-cell table:style-name="ce175" table:formula="of:=AVERAGE([Aufteilung.B134:.B145])" office:value-type="currency" office:currency="EUR" office:value="0" calcext:value-type="currency">
            <text:p>0,00 €</text:p>
          </table:table-cell>
          <table:table-cell table:style-name="ce175" table:formula="of:=AVERAGE([Aufteilung.C134:.C145])" office:value-type="currency" office:currency="EUR" office:value="0" calcext:value-type="currency">
            <text:p>0,00 €</text:p>
          </table:table-cell>
          <table:table-cell table:style-name="ce175" table:formula="of:=AVERAGE([Aufteilung.D134:.D145])" office:value-type="currency" office:currency="EUR" office:value="0" calcext:value-type="currency">
            <text:p>0,00 €</text:p>
          </table:table-cell>
          <table:table-cell table:style-name="ce175" table:formula="of:=AVERAGE([Aufteilung.E134:.E145])" office:value-type="currency" office:currency="EUR" office:value="0" calcext:value-type="currency">
            <text:p>0,00 €</text:p>
          </table:table-cell>
          <table:table-cell table:style-name="ce175" table:formula="of:=AVERAGE([Aufteilung.F134:.F145])" office:value-type="currency" office:currency="EUR" office:value="0" calcext:value-type="currency">
            <text:p>0,00 €</text:p>
          </table:table-cell>
          <table:table-cell table:style-name="ce175" table:formula="of:=AVERAGE([Aufteilung.G134:.G145])" office:value-type="currency" office:currency="EUR" office:value="0" calcext:value-type="currency">
            <text:p>0,00 €</text:p>
          </table:table-cell>
          <table:table-cell table:style-name="ce175" table:formula="of:=AVERAGE([Aufteilung.H134:.H145])" office:value-type="currency" office:currency="EUR" office:value="0" calcext:value-type="currency">
            <text:p>0,00 €</text:p>
          </table:table-cell>
          <table:table-cell table:style-name="ce175" table:formula="of:=AVERAGE([Aufteilung.I134:.I145])" office:value-type="currency" office:currency="EUR" office:value="0" calcext:value-type="currency">
            <text:p>0,00 €</text:p>
          </table:table-cell>
          <table:table-cell table:style-name="ce175" table:formula="of:=AVERAGE([Aufteilung.J134:.J145])" office:value-type="currency" office:currency="EUR" office:value="0" calcext:value-type="currency">
            <text:p>0,00 €</text:p>
          </table:table-cell>
          <table:table-cell table:style-name="ce175" table:formula="of:=AVERAGE([Aufteilung.K134:.K145])" office:value-type="currency" office:currency="EUR" office:value="0" calcext:value-type="currency">
            <text:p>0,00 €</text:p>
          </table:table-cell>
          <table:table-cell table:style-name="ce175" table:formula="of:=SUM([.K145];[.B145:.K145])-[.J14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9" office:value-type="date" office:date-value="2014-04-01" calcext:value-type="date">
            <text:p>April.2014</text:p>
          </table:table-cell>
          <table:table-cell table:style-name="ce175" table:formula="of:=AVERAGE([Aufteilung.B135:.B146])" office:value-type="currency" office:currency="EUR" office:value="0" calcext:value-type="currency">
            <text:p>0,00 €</text:p>
          </table:table-cell>
          <table:table-cell table:style-name="ce175" table:formula="of:=AVERAGE([Aufteilung.C135:.C146])" office:value-type="currency" office:currency="EUR" office:value="0" calcext:value-type="currency">
            <text:p>0,00 €</text:p>
          </table:table-cell>
          <table:table-cell table:style-name="ce175" table:formula="of:=AVERAGE([Aufteilung.D135:.D146])" office:value-type="currency" office:currency="EUR" office:value="0" calcext:value-type="currency">
            <text:p>0,00 €</text:p>
          </table:table-cell>
          <table:table-cell table:style-name="ce175" table:formula="of:=AVERAGE([Aufteilung.E135:.E146])" office:value-type="currency" office:currency="EUR" office:value="0" calcext:value-type="currency">
            <text:p>0,00 €</text:p>
          </table:table-cell>
          <table:table-cell table:style-name="ce175" table:formula="of:=AVERAGE([Aufteilung.F135:.F146])" office:value-type="currency" office:currency="EUR" office:value="0" calcext:value-type="currency">
            <text:p>0,00 €</text:p>
          </table:table-cell>
          <table:table-cell table:style-name="ce175" table:formula="of:=AVERAGE([Aufteilung.G135:.G146])" office:value-type="currency" office:currency="EUR" office:value="0" calcext:value-type="currency">
            <text:p>0,00 €</text:p>
          </table:table-cell>
          <table:table-cell table:style-name="ce175" table:formula="of:=AVERAGE([Aufteilung.H135:.H146])" office:value-type="currency" office:currency="EUR" office:value="0" calcext:value-type="currency">
            <text:p>0,00 €</text:p>
          </table:table-cell>
          <table:table-cell table:style-name="ce175" table:formula="of:=AVERAGE([Aufteilung.I135:.I146])" office:value-type="currency" office:currency="EUR" office:value="0" calcext:value-type="currency">
            <text:p>0,00 €</text:p>
          </table:table-cell>
          <table:table-cell table:style-name="ce175" table:formula="of:=AVERAGE([Aufteilung.J135:.J146])" office:value-type="currency" office:currency="EUR" office:value="0" calcext:value-type="currency">
            <text:p>0,00 €</text:p>
          </table:table-cell>
          <table:table-cell table:style-name="ce175" table:formula="of:=AVERAGE([Aufteilung.K135:.K146])" office:value-type="currency" office:currency="EUR" office:value="0" calcext:value-type="currency">
            <text:p>0,00 €</text:p>
          </table:table-cell>
          <table:table-cell table:style-name="ce175" table:formula="of:=SUM([.K146];[.B146:.K146])-[.J146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3" office:value-type="date" office:date-value="2014-05-01" calcext:value-type="date">
            <text:p>Mai 2014</text:p>
          </table:table-cell>
          <table:table-cell table:style-name="ce175" table:formula="of:=AVERAGE([Aufteilung.B136:.B147])" office:value-type="currency" office:currency="EUR" office:value="0" calcext:value-type="currency">
            <text:p>0,00 €</text:p>
          </table:table-cell>
          <table:table-cell table:style-name="ce175" table:formula="of:=AVERAGE([Aufteilung.C136:.C147])" office:value-type="currency" office:currency="EUR" office:value="0" calcext:value-type="currency">
            <text:p>0,00 €</text:p>
          </table:table-cell>
          <table:table-cell table:style-name="ce175" table:formula="of:=AVERAGE([Aufteilung.D136:.D147])" office:value-type="currency" office:currency="EUR" office:value="0" calcext:value-type="currency">
            <text:p>0,00 €</text:p>
          </table:table-cell>
          <table:table-cell table:style-name="ce175" table:formula="of:=AVERAGE([Aufteilung.E136:.E147])" office:value-type="currency" office:currency="EUR" office:value="0" calcext:value-type="currency">
            <text:p>0,00 €</text:p>
          </table:table-cell>
          <table:table-cell table:style-name="ce175" table:formula="of:=AVERAGE([Aufteilung.F136:.F147])" office:value-type="currency" office:currency="EUR" office:value="0" calcext:value-type="currency">
            <text:p>0,00 €</text:p>
          </table:table-cell>
          <table:table-cell table:style-name="ce175" table:formula="of:=AVERAGE([Aufteilung.G136:.G147])" office:value-type="currency" office:currency="EUR" office:value="0" calcext:value-type="currency">
            <text:p>0,00 €</text:p>
          </table:table-cell>
          <table:table-cell table:style-name="ce175" table:formula="of:=AVERAGE([Aufteilung.H136:.H147])" office:value-type="currency" office:currency="EUR" office:value="0" calcext:value-type="currency">
            <text:p>0,00 €</text:p>
          </table:table-cell>
          <table:table-cell table:style-name="ce175" table:formula="of:=AVERAGE([Aufteilung.I136:.I147])" office:value-type="currency" office:currency="EUR" office:value="0" calcext:value-type="currency">
            <text:p>0,00 €</text:p>
          </table:table-cell>
          <table:table-cell table:style-name="ce175" table:formula="of:=AVERAGE([Aufteilung.J136:.J147])" office:value-type="currency" office:currency="EUR" office:value="0" calcext:value-type="currency">
            <text:p>0,00 €</text:p>
          </table:table-cell>
          <table:table-cell table:style-name="ce175" table:formula="of:=AVERAGE([Aufteilung.K136:.K147])" office:value-type="currency" office:currency="EUR" office:value="0" calcext:value-type="currency">
            <text:p>0,00 €</text:p>
          </table:table-cell>
          <table:table-cell table:style-name="ce175" table:formula="of:=SUM([.K147];[.B147:.K147])-[.J147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9" office:value-type="date" office:date-value="2014-06-01" calcext:value-type="date">
            <text:p>Juni.2014</text:p>
          </table:table-cell>
          <table:table-cell table:style-name="ce175" table:formula="of:=AVERAGE([Aufteilung.B137:.B148])" office:value-type="currency" office:currency="EUR" office:value="0" calcext:value-type="currency">
            <text:p>0,00 €</text:p>
          </table:table-cell>
          <table:table-cell table:style-name="ce175" table:formula="of:=AVERAGE([Aufteilung.C137:.C148])" office:value-type="currency" office:currency="EUR" office:value="0" calcext:value-type="currency">
            <text:p>0,00 €</text:p>
          </table:table-cell>
          <table:table-cell table:style-name="ce175" table:formula="of:=AVERAGE([Aufteilung.D137:.D148])" office:value-type="currency" office:currency="EUR" office:value="0" calcext:value-type="currency">
            <text:p>0,00 €</text:p>
          </table:table-cell>
          <table:table-cell table:style-name="ce175" table:formula="of:=AVERAGE([Aufteilung.E137:.E148])" office:value-type="currency" office:currency="EUR" office:value="0" calcext:value-type="currency">
            <text:p>0,00 €</text:p>
          </table:table-cell>
          <table:table-cell table:style-name="ce175" table:formula="of:=AVERAGE([Aufteilung.F137:.F148])" office:value-type="currency" office:currency="EUR" office:value="0" calcext:value-type="currency">
            <text:p>0,00 €</text:p>
          </table:table-cell>
          <table:table-cell table:style-name="ce175" table:formula="of:=AVERAGE([Aufteilung.G137:.G148])" office:value-type="currency" office:currency="EUR" office:value="0" calcext:value-type="currency">
            <text:p>0,00 €</text:p>
          </table:table-cell>
          <table:table-cell table:style-name="ce175" table:formula="of:=AVERAGE([Aufteilung.H137:.H148])" office:value-type="currency" office:currency="EUR" office:value="0" calcext:value-type="currency">
            <text:p>0,00 €</text:p>
          </table:table-cell>
          <table:table-cell table:style-name="ce175" table:formula="of:=AVERAGE([Aufteilung.I137:.I148])" office:value-type="currency" office:currency="EUR" office:value="0" calcext:value-type="currency">
            <text:p>0,00 €</text:p>
          </table:table-cell>
          <table:table-cell table:style-name="ce175" table:formula="of:=AVERAGE([Aufteilung.J137:.J148])" office:value-type="currency" office:currency="EUR" office:value="0" calcext:value-type="currency">
            <text:p>0,00 €</text:p>
          </table:table-cell>
          <table:table-cell table:style-name="ce175" table:formula="of:=AVERAGE([Aufteilung.K137:.K148])" office:value-type="currency" office:currency="EUR" office:value="0" calcext:value-type="currency">
            <text:p>0,00 €</text:p>
          </table:table-cell>
          <table:table-cell table:style-name="ce175" table:formula="of:=SUM([.K148];[.B148:.K148])-[.J148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3" office:value-type="date" office:date-value="2014-07-01" calcext:value-type="date">
            <text:p>Juli 2014</text:p>
          </table:table-cell>
          <table:table-cell table:style-name="ce175" table:formula="of:=AVERAGE([Aufteilung.B138:.B149])" office:value-type="currency" office:currency="EUR" office:value="0" calcext:value-type="currency">
            <text:p>0,00 €</text:p>
          </table:table-cell>
          <table:table-cell table:style-name="ce175" table:formula="of:=AVERAGE([Aufteilung.C138:.C149])" office:value-type="currency" office:currency="EUR" office:value="0" calcext:value-type="currency">
            <text:p>0,00 €</text:p>
          </table:table-cell>
          <table:table-cell table:style-name="ce175" table:formula="of:=AVERAGE([Aufteilung.D138:.D149])" office:value-type="currency" office:currency="EUR" office:value="0" calcext:value-type="currency">
            <text:p>0,00 €</text:p>
          </table:table-cell>
          <table:table-cell table:style-name="ce175" table:formula="of:=AVERAGE([Aufteilung.E138:.E149])" office:value-type="currency" office:currency="EUR" office:value="0" calcext:value-type="currency">
            <text:p>0,00 €</text:p>
          </table:table-cell>
          <table:table-cell table:style-name="ce175" table:formula="of:=AVERAGE([Aufteilung.F138:.F149])" office:value-type="currency" office:currency="EUR" office:value="0" calcext:value-type="currency">
            <text:p>0,00 €</text:p>
          </table:table-cell>
          <table:table-cell table:style-name="ce175" table:formula="of:=AVERAGE([Aufteilung.G138:.G149])" office:value-type="currency" office:currency="EUR" office:value="0" calcext:value-type="currency">
            <text:p>0,00 €</text:p>
          </table:table-cell>
          <table:table-cell table:style-name="ce175" table:formula="of:=AVERAGE([Aufteilung.H138:.H149])" office:value-type="currency" office:currency="EUR" office:value="0" calcext:value-type="currency">
            <text:p>0,00 €</text:p>
          </table:table-cell>
          <table:table-cell table:style-name="ce175" table:formula="of:=AVERAGE([Aufteilung.I138:.I149])" office:value-type="currency" office:currency="EUR" office:value="0" calcext:value-type="currency">
            <text:p>0,00 €</text:p>
          </table:table-cell>
          <table:table-cell table:style-name="ce175" table:formula="of:=AVERAGE([Aufteilung.J138:.J149])" office:value-type="currency" office:currency="EUR" office:value="0" calcext:value-type="currency">
            <text:p>0,00 €</text:p>
          </table:table-cell>
          <table:table-cell table:style-name="ce175" table:formula="of:=AVERAGE([Aufteilung.K138:.K149])" office:value-type="currency" office:currency="EUR" office:value="0" calcext:value-type="currency">
            <text:p>0,00 €</text:p>
          </table:table-cell>
          <table:table-cell table:style-name="ce175" table:formula="of:=SUM([.K149];[.B149:.K149])-[.J149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style-name="ce169" office:value-type="date" office:date-value="2014-08-01" calcext:value-type="date">
            <text:p>August.2014</text:p>
          </table:table-cell>
          <table:table-cell table:style-name="ce175" table:formula="of:=AVERAGE([Aufteilung.B139:.B150])" office:value-type="string" office:string-value="#DIV/0!" calcext:value-type="error">
            <text:p>#DIV/0!</text:p>
          </table:table-cell>
          <table:table-cell table:style-name="ce175" table:formula="of:=AVERAGE([Aufteilung.C139:.C150])" office:value-type="string" office:string-value="#DIV/0!" calcext:value-type="error">
            <text:p>#DIV/0!</text:p>
          </table:table-cell>
          <table:table-cell table:style-name="ce175" table:formula="of:=AVERAGE([Aufteilung.D139:.D150])" office:value-type="string" office:string-value="#DIV/0!" calcext:value-type="error">
            <text:p>#DIV/0!</text:p>
          </table:table-cell>
          <table:table-cell table:style-name="ce175" table:formula="of:=AVERAGE([Aufteilung.E139:.E150])" office:value-type="string" office:string-value="#DIV/0!" calcext:value-type="error">
            <text:p>#DIV/0!</text:p>
          </table:table-cell>
          <table:table-cell table:style-name="ce175" table:formula="of:=AVERAGE([Aufteilung.F139:.F150])" office:value-type="string" office:string-value="#DIV/0!" calcext:value-type="error">
            <text:p>#DIV/0!</text:p>
          </table:table-cell>
          <table:table-cell table:style-name="ce175" table:formula="of:=AVERAGE([Aufteilung.G139:.G150])" office:value-type="string" office:string-value="#DIV/0!" calcext:value-type="error">
            <text:p>#DIV/0!</text:p>
          </table:table-cell>
          <table:table-cell table:style-name="ce175" table:formula="of:=AVERAGE([Aufteilung.H139:.H150])" office:value-type="string" office:string-value="#DIV/0!" calcext:value-type="error">
            <text:p>#DIV/0!</text:p>
          </table:table-cell>
          <table:table-cell table:style-name="ce175" table:formula="of:=AVERAGE([Aufteilung.I139:.I150])" office:value-type="string" office:string-value="#DIV/0!" calcext:value-type="error">
            <text:p>#DIV/0!</text:p>
          </table:table-cell>
          <table:table-cell table:style-name="ce175" table:formula="of:=AVERAGE([Aufteilung.J139:.J150])" office:value-type="string" office:string-value="#DIV/0!" calcext:value-type="error">
            <text:p>#DIV/0!</text:p>
          </table:table-cell>
          <table:table-cell table:style-name="ce175" table:formula="of:=AVERAGE([Aufteilung.K139:.K150])" office:value-type="string" office:string-value="#DIV/0!" calcext:value-type="error">
            <text:p>#DIV/0!</text:p>
          </table:table-cell>
          <table:table-cell table:style-name="ce175" table:formula="of:=SUM([.K150];[.B150:.K150])-[.J150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4-09-01" calcext:value-type="date">
            <text:p>September 2014</text:p>
          </table:table-cell>
          <table:table-cell table:style-name="ce175" table:formula="of:=AVERAGE([Aufteilung.B140:.B151])" office:value-type="string" office:string-value="#DIV/0!" calcext:value-type="error">
            <text:p>#DIV/0!</text:p>
          </table:table-cell>
          <table:table-cell table:style-name="ce175" table:formula="of:=AVERAGE([Aufteilung.C140:.C151])" office:value-type="string" office:string-value="#DIV/0!" calcext:value-type="error">
            <text:p>#DIV/0!</text:p>
          </table:table-cell>
          <table:table-cell table:style-name="ce175" table:formula="of:=AVERAGE([Aufteilung.D140:.D151])" office:value-type="string" office:string-value="#DIV/0!" calcext:value-type="error">
            <text:p>#DIV/0!</text:p>
          </table:table-cell>
          <table:table-cell table:style-name="ce175" table:formula="of:=AVERAGE([Aufteilung.E140:.E151])" office:value-type="string" office:string-value="#DIV/0!" calcext:value-type="error">
            <text:p>#DIV/0!</text:p>
          </table:table-cell>
          <table:table-cell table:style-name="ce175" table:formula="of:=AVERAGE([Aufteilung.F140:.F151])" office:value-type="string" office:string-value="#DIV/0!" calcext:value-type="error">
            <text:p>#DIV/0!</text:p>
          </table:table-cell>
          <table:table-cell table:style-name="ce175" table:formula="of:=AVERAGE([Aufteilung.G140:.G151])" office:value-type="string" office:string-value="#DIV/0!" calcext:value-type="error">
            <text:p>#DIV/0!</text:p>
          </table:table-cell>
          <table:table-cell table:style-name="ce175" table:formula="of:=AVERAGE([Aufteilung.H140:.H151])" office:value-type="string" office:string-value="#DIV/0!" calcext:value-type="error">
            <text:p>#DIV/0!</text:p>
          </table:table-cell>
          <table:table-cell table:style-name="ce175" table:formula="of:=AVERAGE([Aufteilung.I140:.I151])" office:value-type="string" office:string-value="#DIV/0!" calcext:value-type="error">
            <text:p>#DIV/0!</text:p>
          </table:table-cell>
          <table:table-cell table:style-name="ce175" table:formula="of:=AVERAGE([Aufteilung.J140:.J151])" office:value-type="string" office:string-value="#DIV/0!" calcext:value-type="error">
            <text:p>#DIV/0!</text:p>
          </table:table-cell>
          <table:table-cell table:style-name="ce175" table:formula="of:=AVERAGE([Aufteilung.K140:.K151])" office:value-type="string" office:string-value="#DIV/0!" calcext:value-type="error">
            <text:p>#DIV/0!</text:p>
          </table:table-cell>
          <table:table-cell table:style-name="ce175" table:formula="of:=SUM([.K151];[.B151:.K151])-[.J151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4-10-01" calcext:value-type="date">
            <text:p>Oktober.2014</text:p>
          </table:table-cell>
          <table:table-cell table:style-name="ce175" table:formula="of:=AVERAGE([Aufteilung.B141:.B152])" office:value-type="string" office:string-value="#DIV/0!" calcext:value-type="error">
            <text:p>#DIV/0!</text:p>
          </table:table-cell>
          <table:table-cell table:style-name="ce175" table:formula="of:=AVERAGE([Aufteilung.C141:.C152])" office:value-type="string" office:string-value="#DIV/0!" calcext:value-type="error">
            <text:p>#DIV/0!</text:p>
          </table:table-cell>
          <table:table-cell table:style-name="ce175" table:formula="of:=AVERAGE([Aufteilung.D141:.D152])" office:value-type="string" office:string-value="#DIV/0!" calcext:value-type="error">
            <text:p>#DIV/0!</text:p>
          </table:table-cell>
          <table:table-cell table:style-name="ce175" table:formula="of:=AVERAGE([Aufteilung.E141:.E152])" office:value-type="string" office:string-value="#DIV/0!" calcext:value-type="error">
            <text:p>#DIV/0!</text:p>
          </table:table-cell>
          <table:table-cell table:style-name="ce175" table:formula="of:=AVERAGE([Aufteilung.F141:.F152])" office:value-type="string" office:string-value="#DIV/0!" calcext:value-type="error">
            <text:p>#DIV/0!</text:p>
          </table:table-cell>
          <table:table-cell table:style-name="ce175" table:formula="of:=AVERAGE([Aufteilung.G141:.G152])" office:value-type="string" office:string-value="#DIV/0!" calcext:value-type="error">
            <text:p>#DIV/0!</text:p>
          </table:table-cell>
          <table:table-cell table:style-name="ce175" table:formula="of:=AVERAGE([Aufteilung.H141:.H152])" office:value-type="string" office:string-value="#DIV/0!" calcext:value-type="error">
            <text:p>#DIV/0!</text:p>
          </table:table-cell>
          <table:table-cell table:style-name="ce175" table:formula="of:=AVERAGE([Aufteilung.I141:.I152])" office:value-type="string" office:string-value="#DIV/0!" calcext:value-type="error">
            <text:p>#DIV/0!</text:p>
          </table:table-cell>
          <table:table-cell table:style-name="ce175" table:formula="of:=AVERAGE([Aufteilung.J141:.J152])" office:value-type="string" office:string-value="#DIV/0!" calcext:value-type="error">
            <text:p>#DIV/0!</text:p>
          </table:table-cell>
          <table:table-cell table:style-name="ce175" table:formula="of:=AVERAGE([Aufteilung.K141:.K152])" office:value-type="string" office:string-value="#DIV/0!" calcext:value-type="error">
            <text:p>#DIV/0!</text:p>
          </table:table-cell>
          <table:table-cell table:style-name="ce175" table:formula="of:=SUM([.K152];[.B152:.K152])-[.J152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4-11-01" calcext:value-type="date">
            <text:p>November 2014</text:p>
          </table:table-cell>
          <table:table-cell table:style-name="ce175" table:formula="of:=AVERAGE([Aufteilung.B142:.B153])" office:value-type="string" office:string-value="#DIV/0!" calcext:value-type="error">
            <text:p>#DIV/0!</text:p>
          </table:table-cell>
          <table:table-cell table:style-name="ce175" table:formula="of:=AVERAGE([Aufteilung.C142:.C153])" office:value-type="string" office:string-value="#DIV/0!" calcext:value-type="error">
            <text:p>#DIV/0!</text:p>
          </table:table-cell>
          <table:table-cell table:style-name="ce175" table:formula="of:=AVERAGE([Aufteilung.D142:.D153])" office:value-type="string" office:string-value="#DIV/0!" calcext:value-type="error">
            <text:p>#DIV/0!</text:p>
          </table:table-cell>
          <table:table-cell table:style-name="ce175" table:formula="of:=AVERAGE([Aufteilung.E142:.E153])" office:value-type="string" office:string-value="#DIV/0!" calcext:value-type="error">
            <text:p>#DIV/0!</text:p>
          </table:table-cell>
          <table:table-cell table:style-name="ce175" table:formula="of:=AVERAGE([Aufteilung.F142:.F153])" office:value-type="string" office:string-value="#DIV/0!" calcext:value-type="error">
            <text:p>#DIV/0!</text:p>
          </table:table-cell>
          <table:table-cell table:style-name="ce175" table:formula="of:=AVERAGE([Aufteilung.G142:.G153])" office:value-type="string" office:string-value="#DIV/0!" calcext:value-type="error">
            <text:p>#DIV/0!</text:p>
          </table:table-cell>
          <table:table-cell table:style-name="ce175" table:formula="of:=AVERAGE([Aufteilung.H142:.H153])" office:value-type="string" office:string-value="#DIV/0!" calcext:value-type="error">
            <text:p>#DIV/0!</text:p>
          </table:table-cell>
          <table:table-cell table:style-name="ce175" table:formula="of:=AVERAGE([Aufteilung.I142:.I153])" office:value-type="string" office:string-value="#DIV/0!" calcext:value-type="error">
            <text:p>#DIV/0!</text:p>
          </table:table-cell>
          <table:table-cell table:style-name="ce175" table:formula="of:=AVERAGE([Aufteilung.J142:.J153])" office:value-type="string" office:string-value="#DIV/0!" calcext:value-type="error">
            <text:p>#DIV/0!</text:p>
          </table:table-cell>
          <table:table-cell table:style-name="ce175" table:formula="of:=AVERAGE([Aufteilung.K142:.K153])" office:value-type="string" office:string-value="#DIV/0!" calcext:value-type="error">
            <text:p>#DIV/0!</text:p>
          </table:table-cell>
          <table:table-cell table:style-name="ce175" table:formula="of:=SUM([.K153];[.B153:.K153])-[.J153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4-12-01" calcext:value-type="date">
            <text:p>Dezember.2014</text:p>
          </table:table-cell>
          <table:table-cell table:style-name="ce175" table:formula="of:=AVERAGE([Aufteilung.B143:.B154])" office:value-type="string" office:string-value="#DIV/0!" calcext:value-type="error">
            <text:p>#DIV/0!</text:p>
          </table:table-cell>
          <table:table-cell table:style-name="ce175" table:formula="of:=AVERAGE([Aufteilung.C143:.C154])" office:value-type="string" office:string-value="#DIV/0!" calcext:value-type="error">
            <text:p>#DIV/0!</text:p>
          </table:table-cell>
          <table:table-cell table:style-name="ce175" table:formula="of:=AVERAGE([Aufteilung.D143:.D154])" office:value-type="string" office:string-value="#DIV/0!" calcext:value-type="error">
            <text:p>#DIV/0!</text:p>
          </table:table-cell>
          <table:table-cell table:style-name="ce175" table:formula="of:=AVERAGE([Aufteilung.E143:.E154])" office:value-type="string" office:string-value="#DIV/0!" calcext:value-type="error">
            <text:p>#DIV/0!</text:p>
          </table:table-cell>
          <table:table-cell table:style-name="ce175" table:formula="of:=AVERAGE([Aufteilung.F143:.F154])" office:value-type="string" office:string-value="#DIV/0!" calcext:value-type="error">
            <text:p>#DIV/0!</text:p>
          </table:table-cell>
          <table:table-cell table:style-name="ce175" table:formula="of:=AVERAGE([Aufteilung.G143:.G154])" office:value-type="string" office:string-value="#DIV/0!" calcext:value-type="error">
            <text:p>#DIV/0!</text:p>
          </table:table-cell>
          <table:table-cell table:style-name="ce175" table:formula="of:=AVERAGE([Aufteilung.H143:.H154])" office:value-type="string" office:string-value="#DIV/0!" calcext:value-type="error">
            <text:p>#DIV/0!</text:p>
          </table:table-cell>
          <table:table-cell table:style-name="ce175" table:formula="of:=AVERAGE([Aufteilung.I143:.I154])" office:value-type="string" office:string-value="#DIV/0!" calcext:value-type="error">
            <text:p>#DIV/0!</text:p>
          </table:table-cell>
          <table:table-cell table:style-name="ce175" table:formula="of:=AVERAGE([Aufteilung.J143:.J154])" office:value-type="string" office:string-value="#DIV/0!" calcext:value-type="error">
            <text:p>#DIV/0!</text:p>
          </table:table-cell>
          <table:table-cell table:style-name="ce175" table:formula="of:=AVERAGE([Aufteilung.K143:.K154])" office:value-type="string" office:string-value="#DIV/0!" calcext:value-type="error">
            <text:p>#DIV/0!</text:p>
          </table:table-cell>
          <table:table-cell table:style-name="ce175" table:formula="of:=SUM([.K154];[.B154:.K154])-[.J154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5-01-01" calcext:value-type="date">
            <text:p>Januar 2015</text:p>
          </table:table-cell>
          <table:table-cell table:style-name="ce175" table:formula="of:=AVERAGE([Aufteilung.B144:.B155])" office:value-type="string" office:string-value="#DIV/0!" calcext:value-type="error">
            <text:p>#DIV/0!</text:p>
          </table:table-cell>
          <table:table-cell table:style-name="ce175" table:formula="of:=AVERAGE([Aufteilung.C144:.C155])" office:value-type="string" office:string-value="#DIV/0!" calcext:value-type="error">
            <text:p>#DIV/0!</text:p>
          </table:table-cell>
          <table:table-cell table:style-name="ce175" table:formula="of:=AVERAGE([Aufteilung.D144:.D155])" office:value-type="string" office:string-value="#DIV/0!" calcext:value-type="error">
            <text:p>#DIV/0!</text:p>
          </table:table-cell>
          <table:table-cell table:style-name="ce175" table:formula="of:=AVERAGE([Aufteilung.E144:.E155])" office:value-type="string" office:string-value="#DIV/0!" calcext:value-type="error">
            <text:p>#DIV/0!</text:p>
          </table:table-cell>
          <table:table-cell table:style-name="ce175" table:formula="of:=AVERAGE([Aufteilung.F144:.F155])" office:value-type="string" office:string-value="#DIV/0!" calcext:value-type="error">
            <text:p>#DIV/0!</text:p>
          </table:table-cell>
          <table:table-cell table:style-name="ce175" table:formula="of:=AVERAGE([Aufteilung.G144:.G155])" office:value-type="string" office:string-value="#DIV/0!" calcext:value-type="error">
            <text:p>#DIV/0!</text:p>
          </table:table-cell>
          <table:table-cell table:style-name="ce175" table:formula="of:=AVERAGE([Aufteilung.H144:.H155])" office:value-type="string" office:string-value="#DIV/0!" calcext:value-type="error">
            <text:p>#DIV/0!</text:p>
          </table:table-cell>
          <table:table-cell table:style-name="ce175" table:formula="of:=AVERAGE([Aufteilung.I144:.I155])" office:value-type="string" office:string-value="#DIV/0!" calcext:value-type="error">
            <text:p>#DIV/0!</text:p>
          </table:table-cell>
          <table:table-cell table:style-name="ce175" table:formula="of:=AVERAGE([Aufteilung.J144:.J155])" office:value-type="string" office:string-value="#DIV/0!" calcext:value-type="error">
            <text:p>#DIV/0!</text:p>
          </table:table-cell>
          <table:table-cell table:style-name="ce175" table:formula="of:=AVERAGE([Aufteilung.K144:.K155])" office:value-type="string" office:string-value="#DIV/0!" calcext:value-type="error">
            <text:p>#DIV/0!</text:p>
          </table:table-cell>
          <table:table-cell table:style-name="ce175" table:formula="of:=SUM([.K155];[.B155:.K155])-[.J155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5-02-01" calcext:value-type="date">
            <text:p>Februar.2015</text:p>
          </table:table-cell>
          <table:table-cell table:style-name="ce175" table:formula="of:=AVERAGE([Aufteilung.B145:.B156])" office:value-type="string" office:string-value="#DIV/0!" calcext:value-type="error">
            <text:p>#DIV/0!</text:p>
          </table:table-cell>
          <table:table-cell table:style-name="ce175" table:formula="of:=AVERAGE([Aufteilung.C145:.C156])" office:value-type="string" office:string-value="#DIV/0!" calcext:value-type="error">
            <text:p>#DIV/0!</text:p>
          </table:table-cell>
          <table:table-cell table:style-name="ce175" table:formula="of:=AVERAGE([Aufteilung.D145:.D156])" office:value-type="string" office:string-value="#DIV/0!" calcext:value-type="error">
            <text:p>#DIV/0!</text:p>
          </table:table-cell>
          <table:table-cell table:style-name="ce175" table:formula="of:=AVERAGE([Aufteilung.E145:.E156])" office:value-type="string" office:string-value="#DIV/0!" calcext:value-type="error">
            <text:p>#DIV/0!</text:p>
          </table:table-cell>
          <table:table-cell table:style-name="ce175" table:formula="of:=AVERAGE([Aufteilung.F145:.F156])" office:value-type="string" office:string-value="#DIV/0!" calcext:value-type="error">
            <text:p>#DIV/0!</text:p>
          </table:table-cell>
          <table:table-cell table:style-name="ce175" table:formula="of:=AVERAGE([Aufteilung.G145:.G156])" office:value-type="string" office:string-value="#DIV/0!" calcext:value-type="error">
            <text:p>#DIV/0!</text:p>
          </table:table-cell>
          <table:table-cell table:style-name="ce175" table:formula="of:=AVERAGE([Aufteilung.H145:.H156])" office:value-type="string" office:string-value="#DIV/0!" calcext:value-type="error">
            <text:p>#DIV/0!</text:p>
          </table:table-cell>
          <table:table-cell table:style-name="ce175" table:formula="of:=AVERAGE([Aufteilung.I145:.I156])" office:value-type="string" office:string-value="#DIV/0!" calcext:value-type="error">
            <text:p>#DIV/0!</text:p>
          </table:table-cell>
          <table:table-cell table:style-name="ce175" table:formula="of:=AVERAGE([Aufteilung.J145:.J156])" office:value-type="string" office:string-value="#DIV/0!" calcext:value-type="error">
            <text:p>#DIV/0!</text:p>
          </table:table-cell>
          <table:table-cell table:style-name="ce175" table:formula="of:=AVERAGE([Aufteilung.K145:.K156])" office:value-type="string" office:string-value="#DIV/0!" calcext:value-type="error">
            <text:p>#DIV/0!</text:p>
          </table:table-cell>
          <table:table-cell table:style-name="ce175" table:formula="of:=SUM([.K156];[.B156:.K156])-[.J156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5-03-01" calcext:value-type="date">
            <text:p>März 2015</text:p>
          </table:table-cell>
          <table:table-cell table:style-name="ce175" table:formula="of:=AVERAGE([Aufteilung.B146:.B157])" office:value-type="string" office:string-value="#DIV/0!" calcext:value-type="error">
            <text:p>#DIV/0!</text:p>
          </table:table-cell>
          <table:table-cell table:style-name="ce175" table:formula="of:=AVERAGE([Aufteilung.C146:.C157])" office:value-type="string" office:string-value="#DIV/0!" calcext:value-type="error">
            <text:p>#DIV/0!</text:p>
          </table:table-cell>
          <table:table-cell table:style-name="ce175" table:formula="of:=AVERAGE([Aufteilung.D146:.D157])" office:value-type="string" office:string-value="#DIV/0!" calcext:value-type="error">
            <text:p>#DIV/0!</text:p>
          </table:table-cell>
          <table:table-cell table:style-name="ce175" table:formula="of:=AVERAGE([Aufteilung.E146:.E157])" office:value-type="string" office:string-value="#DIV/0!" calcext:value-type="error">
            <text:p>#DIV/0!</text:p>
          </table:table-cell>
          <table:table-cell table:style-name="ce175" table:formula="of:=AVERAGE([Aufteilung.F146:.F157])" office:value-type="string" office:string-value="#DIV/0!" calcext:value-type="error">
            <text:p>#DIV/0!</text:p>
          </table:table-cell>
          <table:table-cell table:style-name="ce175" table:formula="of:=AVERAGE([Aufteilung.G146:.G157])" office:value-type="string" office:string-value="#DIV/0!" calcext:value-type="error">
            <text:p>#DIV/0!</text:p>
          </table:table-cell>
          <table:table-cell table:style-name="ce175" table:formula="of:=AVERAGE([Aufteilung.H146:.H157])" office:value-type="string" office:string-value="#DIV/0!" calcext:value-type="error">
            <text:p>#DIV/0!</text:p>
          </table:table-cell>
          <table:table-cell table:style-name="ce175" table:formula="of:=AVERAGE([Aufteilung.I146:.I157])" office:value-type="string" office:string-value="#DIV/0!" calcext:value-type="error">
            <text:p>#DIV/0!</text:p>
          </table:table-cell>
          <table:table-cell table:style-name="ce175" table:formula="of:=AVERAGE([Aufteilung.J146:.J157])" office:value-type="string" office:string-value="#DIV/0!" calcext:value-type="error">
            <text:p>#DIV/0!</text:p>
          </table:table-cell>
          <table:table-cell table:style-name="ce175" table:formula="of:=AVERAGE([Aufteilung.K146:.K157])" office:value-type="string" office:string-value="#DIV/0!" calcext:value-type="error">
            <text:p>#DIV/0!</text:p>
          </table:table-cell>
          <table:table-cell table:style-name="ce175" table:formula="of:=SUM([.K157];[.B157:.K157])-[.J157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5-04-01" calcext:value-type="date">
            <text:p>April.2015</text:p>
          </table:table-cell>
          <table:table-cell table:style-name="ce175" table:formula="of:=AVERAGE([Aufteilung.B147:.B158])" office:value-type="string" office:string-value="#DIV/0!" calcext:value-type="error">
            <text:p>#DIV/0!</text:p>
          </table:table-cell>
          <table:table-cell table:style-name="ce175" table:formula="of:=AVERAGE([Aufteilung.C147:.C158])" office:value-type="string" office:string-value="#DIV/0!" calcext:value-type="error">
            <text:p>#DIV/0!</text:p>
          </table:table-cell>
          <table:table-cell table:style-name="ce175" table:formula="of:=AVERAGE([Aufteilung.D147:.D158])" office:value-type="string" office:string-value="#DIV/0!" calcext:value-type="error">
            <text:p>#DIV/0!</text:p>
          </table:table-cell>
          <table:table-cell table:style-name="ce175" table:formula="of:=AVERAGE([Aufteilung.E147:.E158])" office:value-type="string" office:string-value="#DIV/0!" calcext:value-type="error">
            <text:p>#DIV/0!</text:p>
          </table:table-cell>
          <table:table-cell table:style-name="ce175" table:formula="of:=AVERAGE([Aufteilung.F147:.F158])" office:value-type="string" office:string-value="#DIV/0!" calcext:value-type="error">
            <text:p>#DIV/0!</text:p>
          </table:table-cell>
          <table:table-cell table:style-name="ce175" table:formula="of:=AVERAGE([Aufteilung.G147:.G158])" office:value-type="string" office:string-value="#DIV/0!" calcext:value-type="error">
            <text:p>#DIV/0!</text:p>
          </table:table-cell>
          <table:table-cell table:style-name="ce175" table:formula="of:=AVERAGE([Aufteilung.H147:.H158])" office:value-type="string" office:string-value="#DIV/0!" calcext:value-type="error">
            <text:p>#DIV/0!</text:p>
          </table:table-cell>
          <table:table-cell table:style-name="ce175" table:formula="of:=AVERAGE([Aufteilung.I147:.I158])" office:value-type="string" office:string-value="#DIV/0!" calcext:value-type="error">
            <text:p>#DIV/0!</text:p>
          </table:table-cell>
          <table:table-cell table:style-name="ce175" table:formula="of:=AVERAGE([Aufteilung.J147:.J158])" office:value-type="string" office:string-value="#DIV/0!" calcext:value-type="error">
            <text:p>#DIV/0!</text:p>
          </table:table-cell>
          <table:table-cell table:style-name="ce175" table:formula="of:=AVERAGE([Aufteilung.K147:.K158])" office:value-type="string" office:string-value="#DIV/0!" calcext:value-type="error">
            <text:p>#DIV/0!</text:p>
          </table:table-cell>
          <table:table-cell table:style-name="ce175" table:formula="of:=SUM([.K158];[.B158:.K158])-[.J158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5-05-01" calcext:value-type="date">
            <text:p>Mai 2015</text:p>
          </table:table-cell>
          <table:table-cell table:style-name="ce175" table:formula="of:=AVERAGE([Aufteilung.B148:.B159])" office:value-type="string" office:string-value="#DIV/0!" calcext:value-type="error">
            <text:p>#DIV/0!</text:p>
          </table:table-cell>
          <table:table-cell table:style-name="ce175" table:formula="of:=AVERAGE([Aufteilung.C148:.C159])" office:value-type="string" office:string-value="#DIV/0!" calcext:value-type="error">
            <text:p>#DIV/0!</text:p>
          </table:table-cell>
          <table:table-cell table:style-name="ce175" table:formula="of:=AVERAGE([Aufteilung.D148:.D159])" office:value-type="string" office:string-value="#DIV/0!" calcext:value-type="error">
            <text:p>#DIV/0!</text:p>
          </table:table-cell>
          <table:table-cell table:style-name="ce175" table:formula="of:=AVERAGE([Aufteilung.E148:.E159])" office:value-type="string" office:string-value="#DIV/0!" calcext:value-type="error">
            <text:p>#DIV/0!</text:p>
          </table:table-cell>
          <table:table-cell table:style-name="ce175" table:formula="of:=AVERAGE([Aufteilung.F148:.F159])" office:value-type="string" office:string-value="#DIV/0!" calcext:value-type="error">
            <text:p>#DIV/0!</text:p>
          </table:table-cell>
          <table:table-cell table:style-name="ce175" table:formula="of:=AVERAGE([Aufteilung.G148:.G159])" office:value-type="string" office:string-value="#DIV/0!" calcext:value-type="error">
            <text:p>#DIV/0!</text:p>
          </table:table-cell>
          <table:table-cell table:style-name="ce175" table:formula="of:=AVERAGE([Aufteilung.H148:.H159])" office:value-type="string" office:string-value="#DIV/0!" calcext:value-type="error">
            <text:p>#DIV/0!</text:p>
          </table:table-cell>
          <table:table-cell table:style-name="ce175" table:formula="of:=AVERAGE([Aufteilung.I148:.I159])" office:value-type="string" office:string-value="#DIV/0!" calcext:value-type="error">
            <text:p>#DIV/0!</text:p>
          </table:table-cell>
          <table:table-cell table:style-name="ce175" table:formula="of:=AVERAGE([Aufteilung.J148:.J159])" office:value-type="string" office:string-value="#DIV/0!" calcext:value-type="error">
            <text:p>#DIV/0!</text:p>
          </table:table-cell>
          <table:table-cell table:style-name="ce175" table:formula="of:=AVERAGE([Aufteilung.K148:.K159])" office:value-type="string" office:string-value="#DIV/0!" calcext:value-type="error">
            <text:p>#DIV/0!</text:p>
          </table:table-cell>
          <table:table-cell table:style-name="ce175" table:formula="of:=SUM([.K159];[.B159:.K159])-[.J159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5-06-01" calcext:value-type="date">
            <text:p>Juni.2015</text:p>
          </table:table-cell>
          <table:table-cell table:style-name="ce175" table:formula="of:=AVERAGE([Aufteilung.B149:.B160])" office:value-type="string" office:string-value="#DIV/0!" calcext:value-type="error">
            <text:p>#DIV/0!</text:p>
          </table:table-cell>
          <table:table-cell table:style-name="ce175" table:formula="of:=AVERAGE([Aufteilung.C149:.C160])" office:value-type="string" office:string-value="#DIV/0!" calcext:value-type="error">
            <text:p>#DIV/0!</text:p>
          </table:table-cell>
          <table:table-cell table:style-name="ce175" table:formula="of:=AVERAGE([Aufteilung.D149:.D160])" office:value-type="string" office:string-value="#DIV/0!" calcext:value-type="error">
            <text:p>#DIV/0!</text:p>
          </table:table-cell>
          <table:table-cell table:style-name="ce175" table:formula="of:=AVERAGE([Aufteilung.E149:.E160])" office:value-type="string" office:string-value="#DIV/0!" calcext:value-type="error">
            <text:p>#DIV/0!</text:p>
          </table:table-cell>
          <table:table-cell table:style-name="ce175" table:formula="of:=AVERAGE([Aufteilung.F149:.F160])" office:value-type="string" office:string-value="#DIV/0!" calcext:value-type="error">
            <text:p>#DIV/0!</text:p>
          </table:table-cell>
          <table:table-cell table:style-name="ce175" table:formula="of:=AVERAGE([Aufteilung.G149:.G160])" office:value-type="string" office:string-value="#DIV/0!" calcext:value-type="error">
            <text:p>#DIV/0!</text:p>
          </table:table-cell>
          <table:table-cell table:style-name="ce175" table:formula="of:=AVERAGE([Aufteilung.H149:.H160])" office:value-type="string" office:string-value="#DIV/0!" calcext:value-type="error">
            <text:p>#DIV/0!</text:p>
          </table:table-cell>
          <table:table-cell table:style-name="ce175" table:formula="of:=AVERAGE([Aufteilung.I149:.I160])" office:value-type="string" office:string-value="#DIV/0!" calcext:value-type="error">
            <text:p>#DIV/0!</text:p>
          </table:table-cell>
          <table:table-cell table:style-name="ce175" table:formula="of:=AVERAGE([Aufteilung.J149:.J160])" office:value-type="string" office:string-value="#DIV/0!" calcext:value-type="error">
            <text:p>#DIV/0!</text:p>
          </table:table-cell>
          <table:table-cell table:style-name="ce175" table:formula="of:=AVERAGE([Aufteilung.K149:.K160])" office:value-type="string" office:string-value="#DIV/0!" calcext:value-type="error">
            <text:p>#DIV/0!</text:p>
          </table:table-cell>
          <table:table-cell table:style-name="ce175" table:formula="of:=SUM([.K160];[.B160:.K160])-[.J160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5-07-01" calcext:value-type="date">
            <text:p>Juli 2015</text:p>
          </table:table-cell>
          <table:table-cell table:style-name="ce175" table:formula="of:=AVERAGE([Aufteilung.B150:.B161])" office:value-type="string" office:string-value="#DIV/0!" calcext:value-type="error">
            <text:p>#DIV/0!</text:p>
          </table:table-cell>
          <table:table-cell table:style-name="ce175" table:formula="of:=AVERAGE([Aufteilung.C150:.C161])" office:value-type="string" office:string-value="#DIV/0!" calcext:value-type="error">
            <text:p>#DIV/0!</text:p>
          </table:table-cell>
          <table:table-cell table:style-name="ce175" table:formula="of:=AVERAGE([Aufteilung.D150:.D161])" office:value-type="string" office:string-value="#DIV/0!" calcext:value-type="error">
            <text:p>#DIV/0!</text:p>
          </table:table-cell>
          <table:table-cell table:style-name="ce175" table:formula="of:=AVERAGE([Aufteilung.E150:.E161])" office:value-type="string" office:string-value="#DIV/0!" calcext:value-type="error">
            <text:p>#DIV/0!</text:p>
          </table:table-cell>
          <table:table-cell table:style-name="ce175" table:formula="of:=AVERAGE([Aufteilung.F150:.F161])" office:value-type="string" office:string-value="#DIV/0!" calcext:value-type="error">
            <text:p>#DIV/0!</text:p>
          </table:table-cell>
          <table:table-cell table:style-name="ce175" table:formula="of:=AVERAGE([Aufteilung.G150:.G161])" office:value-type="string" office:string-value="#DIV/0!" calcext:value-type="error">
            <text:p>#DIV/0!</text:p>
          </table:table-cell>
          <table:table-cell table:style-name="ce175" table:formula="of:=AVERAGE([Aufteilung.H150:.H161])" office:value-type="string" office:string-value="#DIV/0!" calcext:value-type="error">
            <text:p>#DIV/0!</text:p>
          </table:table-cell>
          <table:table-cell table:style-name="ce175" table:formula="of:=AVERAGE([Aufteilung.I150:.I161])" office:value-type="string" office:string-value="#DIV/0!" calcext:value-type="error">
            <text:p>#DIV/0!</text:p>
          </table:table-cell>
          <table:table-cell table:style-name="ce175" table:formula="of:=AVERAGE([Aufteilung.J150:.J161])" office:value-type="string" office:string-value="#DIV/0!" calcext:value-type="error">
            <text:p>#DIV/0!</text:p>
          </table:table-cell>
          <table:table-cell table:style-name="ce175" table:formula="of:=AVERAGE([Aufteilung.K150:.K161])" office:value-type="string" office:string-value="#DIV/0!" calcext:value-type="error">
            <text:p>#DIV/0!</text:p>
          </table:table-cell>
          <table:table-cell table:style-name="ce175" table:formula="of:=SUM([.K161];[.B161:.K161])-[.J161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5-08-01" calcext:value-type="date">
            <text:p>August.2015</text:p>
          </table:table-cell>
          <table:table-cell table:style-name="ce175" table:formula="of:=AVERAGE([Aufteilung.B151:.B162])" office:value-type="string" office:string-value="#DIV/0!" calcext:value-type="error">
            <text:p>#DIV/0!</text:p>
          </table:table-cell>
          <table:table-cell table:style-name="ce175" table:formula="of:=AVERAGE([Aufteilung.C151:.C162])" office:value-type="string" office:string-value="#DIV/0!" calcext:value-type="error">
            <text:p>#DIV/0!</text:p>
          </table:table-cell>
          <table:table-cell table:style-name="ce175" table:formula="of:=AVERAGE([Aufteilung.D151:.D162])" office:value-type="string" office:string-value="#DIV/0!" calcext:value-type="error">
            <text:p>#DIV/0!</text:p>
          </table:table-cell>
          <table:table-cell table:style-name="ce175" table:formula="of:=AVERAGE([Aufteilung.E151:.E162])" office:value-type="string" office:string-value="#DIV/0!" calcext:value-type="error">
            <text:p>#DIV/0!</text:p>
          </table:table-cell>
          <table:table-cell table:style-name="ce175" table:formula="of:=AVERAGE([Aufteilung.F151:.F162])" office:value-type="string" office:string-value="#DIV/0!" calcext:value-type="error">
            <text:p>#DIV/0!</text:p>
          </table:table-cell>
          <table:table-cell table:style-name="ce175" table:formula="of:=AVERAGE([Aufteilung.G151:.G162])" office:value-type="string" office:string-value="#DIV/0!" calcext:value-type="error">
            <text:p>#DIV/0!</text:p>
          </table:table-cell>
          <table:table-cell table:style-name="ce175" table:formula="of:=AVERAGE([Aufteilung.H151:.H162])" office:value-type="string" office:string-value="#DIV/0!" calcext:value-type="error">
            <text:p>#DIV/0!</text:p>
          </table:table-cell>
          <table:table-cell table:style-name="ce175" table:formula="of:=AVERAGE([Aufteilung.I151:.I162])" office:value-type="string" office:string-value="#DIV/0!" calcext:value-type="error">
            <text:p>#DIV/0!</text:p>
          </table:table-cell>
          <table:table-cell table:style-name="ce175" table:formula="of:=AVERAGE([Aufteilung.J151:.J162])" office:value-type="string" office:string-value="#DIV/0!" calcext:value-type="error">
            <text:p>#DIV/0!</text:p>
          </table:table-cell>
          <table:table-cell table:style-name="ce175" table:formula="of:=AVERAGE([Aufteilung.K151:.K162])" office:value-type="string" office:string-value="#DIV/0!" calcext:value-type="error">
            <text:p>#DIV/0!</text:p>
          </table:table-cell>
          <table:table-cell table:style-name="ce175" table:formula="of:=SUM([.K162];[.B162:.K162])-[.J162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5-09-01" calcext:value-type="date">
            <text:p>September 2015</text:p>
          </table:table-cell>
          <table:table-cell table:style-name="ce175" table:formula="of:=AVERAGE([Aufteilung.B152:.B163])" office:value-type="string" office:string-value="#DIV/0!" calcext:value-type="error">
            <text:p>#DIV/0!</text:p>
          </table:table-cell>
          <table:table-cell table:style-name="ce175" table:formula="of:=AVERAGE([Aufteilung.C152:.C163])" office:value-type="string" office:string-value="#DIV/0!" calcext:value-type="error">
            <text:p>#DIV/0!</text:p>
          </table:table-cell>
          <table:table-cell table:style-name="ce175" table:formula="of:=AVERAGE([Aufteilung.D152:.D163])" office:value-type="string" office:string-value="#DIV/0!" calcext:value-type="error">
            <text:p>#DIV/0!</text:p>
          </table:table-cell>
          <table:table-cell table:style-name="ce175" table:formula="of:=AVERAGE([Aufteilung.E152:.E163])" office:value-type="string" office:string-value="#DIV/0!" calcext:value-type="error">
            <text:p>#DIV/0!</text:p>
          </table:table-cell>
          <table:table-cell table:style-name="ce175" table:formula="of:=AVERAGE([Aufteilung.F152:.F163])" office:value-type="string" office:string-value="#DIV/0!" calcext:value-type="error">
            <text:p>#DIV/0!</text:p>
          </table:table-cell>
          <table:table-cell table:style-name="ce175" table:formula="of:=AVERAGE([Aufteilung.G152:.G163])" office:value-type="string" office:string-value="#DIV/0!" calcext:value-type="error">
            <text:p>#DIV/0!</text:p>
          </table:table-cell>
          <table:table-cell table:style-name="ce175" table:formula="of:=AVERAGE([Aufteilung.H152:.H163])" office:value-type="string" office:string-value="#DIV/0!" calcext:value-type="error">
            <text:p>#DIV/0!</text:p>
          </table:table-cell>
          <table:table-cell table:style-name="ce175" table:formula="of:=AVERAGE([Aufteilung.I152:.I163])" office:value-type="string" office:string-value="#DIV/0!" calcext:value-type="error">
            <text:p>#DIV/0!</text:p>
          </table:table-cell>
          <table:table-cell table:style-name="ce175" table:formula="of:=AVERAGE([Aufteilung.J152:.J163])" office:value-type="string" office:string-value="#DIV/0!" calcext:value-type="error">
            <text:p>#DIV/0!</text:p>
          </table:table-cell>
          <table:table-cell table:style-name="ce175" table:formula="of:=AVERAGE([Aufteilung.K152:.K163])" office:value-type="string" office:string-value="#DIV/0!" calcext:value-type="error">
            <text:p>#DIV/0!</text:p>
          </table:table-cell>
          <table:table-cell table:style-name="ce175" table:formula="of:=SUM([.K163];[.B163:.K163])-[.J163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5-10-01" calcext:value-type="date">
            <text:p>Oktober.2015</text:p>
          </table:table-cell>
          <table:table-cell table:style-name="ce175" table:formula="of:=AVERAGE([Aufteilung.B153:.B164])" office:value-type="string" office:string-value="#DIV/0!" calcext:value-type="error">
            <text:p>#DIV/0!</text:p>
          </table:table-cell>
          <table:table-cell table:style-name="ce175" table:formula="of:=AVERAGE([Aufteilung.C153:.C164])" office:value-type="string" office:string-value="#DIV/0!" calcext:value-type="error">
            <text:p>#DIV/0!</text:p>
          </table:table-cell>
          <table:table-cell table:style-name="ce175" table:formula="of:=AVERAGE([Aufteilung.D153:.D164])" office:value-type="string" office:string-value="#DIV/0!" calcext:value-type="error">
            <text:p>#DIV/0!</text:p>
          </table:table-cell>
          <table:table-cell table:style-name="ce175" table:formula="of:=AVERAGE([Aufteilung.E153:.E164])" office:value-type="string" office:string-value="#DIV/0!" calcext:value-type="error">
            <text:p>#DIV/0!</text:p>
          </table:table-cell>
          <table:table-cell table:style-name="ce175" table:formula="of:=AVERAGE([Aufteilung.F153:.F164])" office:value-type="string" office:string-value="#DIV/0!" calcext:value-type="error">
            <text:p>#DIV/0!</text:p>
          </table:table-cell>
          <table:table-cell table:style-name="ce175" table:formula="of:=AVERAGE([Aufteilung.G153:.G164])" office:value-type="string" office:string-value="#DIV/0!" calcext:value-type="error">
            <text:p>#DIV/0!</text:p>
          </table:table-cell>
          <table:table-cell table:style-name="ce175" table:formula="of:=AVERAGE([Aufteilung.H153:.H164])" office:value-type="string" office:string-value="#DIV/0!" calcext:value-type="error">
            <text:p>#DIV/0!</text:p>
          </table:table-cell>
          <table:table-cell table:style-name="ce175" table:formula="of:=AVERAGE([Aufteilung.I153:.I164])" office:value-type="string" office:string-value="#DIV/0!" calcext:value-type="error">
            <text:p>#DIV/0!</text:p>
          </table:table-cell>
          <table:table-cell table:style-name="ce175" table:formula="of:=AVERAGE([Aufteilung.J153:.J164])" office:value-type="string" office:string-value="#DIV/0!" calcext:value-type="error">
            <text:p>#DIV/0!</text:p>
          </table:table-cell>
          <table:table-cell table:style-name="ce175" table:formula="of:=AVERAGE([Aufteilung.K153:.K164])" office:value-type="string" office:string-value="#DIV/0!" calcext:value-type="error">
            <text:p>#DIV/0!</text:p>
          </table:table-cell>
          <table:table-cell table:style-name="ce175" table:formula="of:=SUM([.K164];[.B164:.K164])-[.J164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5-11-01" calcext:value-type="date">
            <text:p>November 2015</text:p>
          </table:table-cell>
          <table:table-cell table:style-name="ce175" table:formula="of:=AVERAGE([Aufteilung.B154:.B165])" office:value-type="string" office:string-value="#DIV/0!" calcext:value-type="error">
            <text:p>#DIV/0!</text:p>
          </table:table-cell>
          <table:table-cell table:style-name="ce175" table:formula="of:=AVERAGE([Aufteilung.C154:.C165])" office:value-type="string" office:string-value="#DIV/0!" calcext:value-type="error">
            <text:p>#DIV/0!</text:p>
          </table:table-cell>
          <table:table-cell table:style-name="ce175" table:formula="of:=AVERAGE([Aufteilung.D154:.D165])" office:value-type="string" office:string-value="#DIV/0!" calcext:value-type="error">
            <text:p>#DIV/0!</text:p>
          </table:table-cell>
          <table:table-cell table:style-name="ce175" table:formula="of:=AVERAGE([Aufteilung.E154:.E165])" office:value-type="string" office:string-value="#DIV/0!" calcext:value-type="error">
            <text:p>#DIV/0!</text:p>
          </table:table-cell>
          <table:table-cell table:style-name="ce175" table:formula="of:=AVERAGE([Aufteilung.F154:.F165])" office:value-type="string" office:string-value="#DIV/0!" calcext:value-type="error">
            <text:p>#DIV/0!</text:p>
          </table:table-cell>
          <table:table-cell table:style-name="ce175" table:formula="of:=AVERAGE([Aufteilung.G154:.G165])" office:value-type="string" office:string-value="#DIV/0!" calcext:value-type="error">
            <text:p>#DIV/0!</text:p>
          </table:table-cell>
          <table:table-cell table:style-name="ce175" table:formula="of:=AVERAGE([Aufteilung.H154:.H165])" office:value-type="string" office:string-value="#DIV/0!" calcext:value-type="error">
            <text:p>#DIV/0!</text:p>
          </table:table-cell>
          <table:table-cell table:style-name="ce175" table:formula="of:=AVERAGE([Aufteilung.I154:.I165])" office:value-type="string" office:string-value="#DIV/0!" calcext:value-type="error">
            <text:p>#DIV/0!</text:p>
          </table:table-cell>
          <table:table-cell table:style-name="ce175" table:formula="of:=AVERAGE([Aufteilung.J154:.J165])" office:value-type="string" office:string-value="#DIV/0!" calcext:value-type="error">
            <text:p>#DIV/0!</text:p>
          </table:table-cell>
          <table:table-cell table:style-name="ce175" table:formula="of:=AVERAGE([Aufteilung.K154:.K165])" office:value-type="string" office:string-value="#DIV/0!" calcext:value-type="error">
            <text:p>#DIV/0!</text:p>
          </table:table-cell>
          <table:table-cell table:style-name="ce175" table:formula="of:=SUM([.K165];[.B165:.K165])-[.J165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5-12-01" calcext:value-type="date">
            <text:p>Dezember.2015</text:p>
          </table:table-cell>
          <table:table-cell table:style-name="ce175" table:formula="of:=AVERAGE([Aufteilung.B155:.B166])" office:value-type="string" office:string-value="#DIV/0!" calcext:value-type="error">
            <text:p>#DIV/0!</text:p>
          </table:table-cell>
          <table:table-cell table:style-name="ce175" table:formula="of:=AVERAGE([Aufteilung.C155:.C166])" office:value-type="string" office:string-value="#DIV/0!" calcext:value-type="error">
            <text:p>#DIV/0!</text:p>
          </table:table-cell>
          <table:table-cell table:style-name="ce175" table:formula="of:=AVERAGE([Aufteilung.D155:.D166])" office:value-type="string" office:string-value="#DIV/0!" calcext:value-type="error">
            <text:p>#DIV/0!</text:p>
          </table:table-cell>
          <table:table-cell table:style-name="ce175" table:formula="of:=AVERAGE([Aufteilung.E155:.E166])" office:value-type="string" office:string-value="#DIV/0!" calcext:value-type="error">
            <text:p>#DIV/0!</text:p>
          </table:table-cell>
          <table:table-cell table:style-name="ce175" table:formula="of:=AVERAGE([Aufteilung.F155:.F166])" office:value-type="string" office:string-value="#DIV/0!" calcext:value-type="error">
            <text:p>#DIV/0!</text:p>
          </table:table-cell>
          <table:table-cell table:style-name="ce175" table:formula="of:=AVERAGE([Aufteilung.G155:.G166])" office:value-type="string" office:string-value="#DIV/0!" calcext:value-type="error">
            <text:p>#DIV/0!</text:p>
          </table:table-cell>
          <table:table-cell table:style-name="ce175" table:formula="of:=AVERAGE([Aufteilung.H155:.H166])" office:value-type="string" office:string-value="#DIV/0!" calcext:value-type="error">
            <text:p>#DIV/0!</text:p>
          </table:table-cell>
          <table:table-cell table:style-name="ce175" table:formula="of:=AVERAGE([Aufteilung.I155:.I166])" office:value-type="string" office:string-value="#DIV/0!" calcext:value-type="error">
            <text:p>#DIV/0!</text:p>
          </table:table-cell>
          <table:table-cell table:style-name="ce175" table:formula="of:=AVERAGE([Aufteilung.J155:.J166])" office:value-type="string" office:string-value="#DIV/0!" calcext:value-type="error">
            <text:p>#DIV/0!</text:p>
          </table:table-cell>
          <table:table-cell table:style-name="ce175" table:formula="of:=AVERAGE([Aufteilung.K155:.K166])" office:value-type="string" office:string-value="#DIV/0!" calcext:value-type="error">
            <text:p>#DIV/0!</text:p>
          </table:table-cell>
          <table:table-cell table:style-name="ce175" table:formula="of:=SUM([.K166];[.B166:.K166])-[.J166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6-01-01" calcext:value-type="date">
            <text:p>Januar 2016</text:p>
          </table:table-cell>
          <table:table-cell table:style-name="ce175" table:formula="of:=AVERAGE([Aufteilung.B156:.B167])" office:value-type="string" office:string-value="#DIV/0!" calcext:value-type="error">
            <text:p>#DIV/0!</text:p>
          </table:table-cell>
          <table:table-cell table:style-name="ce175" table:formula="of:=AVERAGE([Aufteilung.C156:.C167])" office:value-type="string" office:string-value="#DIV/0!" calcext:value-type="error">
            <text:p>#DIV/0!</text:p>
          </table:table-cell>
          <table:table-cell table:style-name="ce175" table:formula="of:=AVERAGE([Aufteilung.D156:.D167])" office:value-type="string" office:string-value="#DIV/0!" calcext:value-type="error">
            <text:p>#DIV/0!</text:p>
          </table:table-cell>
          <table:table-cell table:style-name="ce175" table:formula="of:=AVERAGE([Aufteilung.E156:.E167])" office:value-type="string" office:string-value="#DIV/0!" calcext:value-type="error">
            <text:p>#DIV/0!</text:p>
          </table:table-cell>
          <table:table-cell table:style-name="ce175" table:formula="of:=AVERAGE([Aufteilung.F156:.F167])" office:value-type="string" office:string-value="#DIV/0!" calcext:value-type="error">
            <text:p>#DIV/0!</text:p>
          </table:table-cell>
          <table:table-cell table:style-name="ce175" table:formula="of:=AVERAGE([Aufteilung.G156:.G167])" office:value-type="string" office:string-value="#DIV/0!" calcext:value-type="error">
            <text:p>#DIV/0!</text:p>
          </table:table-cell>
          <table:table-cell table:style-name="ce175" table:formula="of:=AVERAGE([Aufteilung.H156:.H167])" office:value-type="string" office:string-value="#DIV/0!" calcext:value-type="error">
            <text:p>#DIV/0!</text:p>
          </table:table-cell>
          <table:table-cell table:style-name="ce175" table:formula="of:=AVERAGE([Aufteilung.I156:.I167])" office:value-type="string" office:string-value="#DIV/0!" calcext:value-type="error">
            <text:p>#DIV/0!</text:p>
          </table:table-cell>
          <table:table-cell table:style-name="ce175" table:formula="of:=AVERAGE([Aufteilung.J156:.J167])" office:value-type="string" office:string-value="#DIV/0!" calcext:value-type="error">
            <text:p>#DIV/0!</text:p>
          </table:table-cell>
          <table:table-cell table:style-name="ce175" table:formula="of:=AVERAGE([Aufteilung.K156:.K167])" office:value-type="string" office:string-value="#DIV/0!" calcext:value-type="error">
            <text:p>#DIV/0!</text:p>
          </table:table-cell>
          <table:table-cell table:style-name="ce175" table:formula="of:=SUM([.K167];[.B167:.K167])-[.J167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6-02-01" calcext:value-type="date">
            <text:p>Februar.2016</text:p>
          </table:table-cell>
          <table:table-cell table:style-name="ce175" table:formula="of:=AVERAGE([Aufteilung.B157:.B168])" office:value-type="string" office:string-value="#DIV/0!" calcext:value-type="error">
            <text:p>#DIV/0!</text:p>
          </table:table-cell>
          <table:table-cell table:style-name="ce175" table:formula="of:=AVERAGE([Aufteilung.C157:.C168])" office:value-type="string" office:string-value="#DIV/0!" calcext:value-type="error">
            <text:p>#DIV/0!</text:p>
          </table:table-cell>
          <table:table-cell table:style-name="ce175" table:formula="of:=AVERAGE([Aufteilung.D157:.D168])" office:value-type="string" office:string-value="#DIV/0!" calcext:value-type="error">
            <text:p>#DIV/0!</text:p>
          </table:table-cell>
          <table:table-cell table:style-name="ce175" table:formula="of:=AVERAGE([Aufteilung.E157:.E168])" office:value-type="string" office:string-value="#DIV/0!" calcext:value-type="error">
            <text:p>#DIV/0!</text:p>
          </table:table-cell>
          <table:table-cell table:style-name="ce175" table:formula="of:=AVERAGE([Aufteilung.F157:.F168])" office:value-type="string" office:string-value="#DIV/0!" calcext:value-type="error">
            <text:p>#DIV/0!</text:p>
          </table:table-cell>
          <table:table-cell table:style-name="ce175" table:formula="of:=AVERAGE([Aufteilung.G157:.G168])" office:value-type="string" office:string-value="#DIV/0!" calcext:value-type="error">
            <text:p>#DIV/0!</text:p>
          </table:table-cell>
          <table:table-cell table:style-name="ce175" table:formula="of:=AVERAGE([Aufteilung.H157:.H168])" office:value-type="string" office:string-value="#DIV/0!" calcext:value-type="error">
            <text:p>#DIV/0!</text:p>
          </table:table-cell>
          <table:table-cell table:style-name="ce175" table:formula="of:=AVERAGE([Aufteilung.I157:.I168])" office:value-type="string" office:string-value="#DIV/0!" calcext:value-type="error">
            <text:p>#DIV/0!</text:p>
          </table:table-cell>
          <table:table-cell table:style-name="ce175" table:formula="of:=AVERAGE([Aufteilung.J157:.J168])" office:value-type="string" office:string-value="#DIV/0!" calcext:value-type="error">
            <text:p>#DIV/0!</text:p>
          </table:table-cell>
          <table:table-cell table:style-name="ce175" table:formula="of:=AVERAGE([Aufteilung.K157:.K168])" office:value-type="string" office:string-value="#DIV/0!" calcext:value-type="error">
            <text:p>#DIV/0!</text:p>
          </table:table-cell>
          <table:table-cell table:style-name="ce175" table:formula="of:=SUM([.K168];[.B168:.K168])-[.J168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6-03-01" calcext:value-type="date">
            <text:p>März 2016</text:p>
          </table:table-cell>
          <table:table-cell table:style-name="ce175" table:formula="of:=AVERAGE([Aufteilung.B158:.B169])" office:value-type="string" office:string-value="#DIV/0!" calcext:value-type="error">
            <text:p>#DIV/0!</text:p>
          </table:table-cell>
          <table:table-cell table:style-name="ce175" table:formula="of:=AVERAGE([Aufteilung.C158:.C169])" office:value-type="string" office:string-value="#DIV/0!" calcext:value-type="error">
            <text:p>#DIV/0!</text:p>
          </table:table-cell>
          <table:table-cell table:style-name="ce175" table:formula="of:=AVERAGE([Aufteilung.D158:.D169])" office:value-type="string" office:string-value="#DIV/0!" calcext:value-type="error">
            <text:p>#DIV/0!</text:p>
          </table:table-cell>
          <table:table-cell table:style-name="ce175" table:formula="of:=AVERAGE([Aufteilung.E158:.E169])" office:value-type="string" office:string-value="#DIV/0!" calcext:value-type="error">
            <text:p>#DIV/0!</text:p>
          </table:table-cell>
          <table:table-cell table:style-name="ce175" table:formula="of:=AVERAGE([Aufteilung.F158:.F169])" office:value-type="string" office:string-value="#DIV/0!" calcext:value-type="error">
            <text:p>#DIV/0!</text:p>
          </table:table-cell>
          <table:table-cell table:style-name="ce175" table:formula="of:=AVERAGE([Aufteilung.G158:.G169])" office:value-type="string" office:string-value="#DIV/0!" calcext:value-type="error">
            <text:p>#DIV/0!</text:p>
          </table:table-cell>
          <table:table-cell table:style-name="ce175" table:formula="of:=AVERAGE([Aufteilung.H158:.H169])" office:value-type="string" office:string-value="#DIV/0!" calcext:value-type="error">
            <text:p>#DIV/0!</text:p>
          </table:table-cell>
          <table:table-cell table:style-name="ce175" table:formula="of:=AVERAGE([Aufteilung.I158:.I169])" office:value-type="string" office:string-value="#DIV/0!" calcext:value-type="error">
            <text:p>#DIV/0!</text:p>
          </table:table-cell>
          <table:table-cell table:style-name="ce175" table:formula="of:=AVERAGE([Aufteilung.J158:.J169])" office:value-type="string" office:string-value="#DIV/0!" calcext:value-type="error">
            <text:p>#DIV/0!</text:p>
          </table:table-cell>
          <table:table-cell table:style-name="ce175" table:formula="of:=AVERAGE([Aufteilung.K158:.K169])" office:value-type="string" office:string-value="#DIV/0!" calcext:value-type="error">
            <text:p>#DIV/0!</text:p>
          </table:table-cell>
          <table:table-cell table:style-name="ce175" table:formula="of:=SUM([.K169];[.B169:.K169])-[.J169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6-04-01" calcext:value-type="date">
            <text:p>April.2016</text:p>
          </table:table-cell>
          <table:table-cell table:style-name="ce175" table:formula="of:=AVERAGE([Aufteilung.B159:.B170])" office:value-type="string" office:string-value="#DIV/0!" calcext:value-type="error">
            <text:p>#DIV/0!</text:p>
          </table:table-cell>
          <table:table-cell table:style-name="ce175" table:formula="of:=AVERAGE([Aufteilung.C159:.C170])" office:value-type="string" office:string-value="#DIV/0!" calcext:value-type="error">
            <text:p>#DIV/0!</text:p>
          </table:table-cell>
          <table:table-cell table:style-name="ce175" table:formula="of:=AVERAGE([Aufteilung.D159:.D170])" office:value-type="string" office:string-value="#DIV/0!" calcext:value-type="error">
            <text:p>#DIV/0!</text:p>
          </table:table-cell>
          <table:table-cell table:style-name="ce175" table:formula="of:=AVERAGE([Aufteilung.E159:.E170])" office:value-type="string" office:string-value="#DIV/0!" calcext:value-type="error">
            <text:p>#DIV/0!</text:p>
          </table:table-cell>
          <table:table-cell table:style-name="ce175" table:formula="of:=AVERAGE([Aufteilung.F159:.F170])" office:value-type="string" office:string-value="#DIV/0!" calcext:value-type="error">
            <text:p>#DIV/0!</text:p>
          </table:table-cell>
          <table:table-cell table:style-name="ce175" table:formula="of:=AVERAGE([Aufteilung.G159:.G170])" office:value-type="string" office:string-value="#DIV/0!" calcext:value-type="error">
            <text:p>#DIV/0!</text:p>
          </table:table-cell>
          <table:table-cell table:style-name="ce175" table:formula="of:=AVERAGE([Aufteilung.H159:.H170])" office:value-type="string" office:string-value="#DIV/0!" calcext:value-type="error">
            <text:p>#DIV/0!</text:p>
          </table:table-cell>
          <table:table-cell table:style-name="ce175" table:formula="of:=AVERAGE([Aufteilung.I159:.I170])" office:value-type="string" office:string-value="#DIV/0!" calcext:value-type="error">
            <text:p>#DIV/0!</text:p>
          </table:table-cell>
          <table:table-cell table:style-name="ce175" table:formula="of:=AVERAGE([Aufteilung.J159:.J170])" office:value-type="string" office:string-value="#DIV/0!" calcext:value-type="error">
            <text:p>#DIV/0!</text:p>
          </table:table-cell>
          <table:table-cell table:style-name="ce175" table:formula="of:=AVERAGE([Aufteilung.K159:.K170])" office:value-type="string" office:string-value="#DIV/0!" calcext:value-type="error">
            <text:p>#DIV/0!</text:p>
          </table:table-cell>
          <table:table-cell table:style-name="ce175" table:formula="of:=SUM([.K170];[.B170:.K170])-[.J170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6-05-01" calcext:value-type="date">
            <text:p>Mai 2016</text:p>
          </table:table-cell>
          <table:table-cell table:style-name="ce175" table:formula="of:=AVERAGE([Aufteilung.B160:.B171])" office:value-type="string" office:string-value="#DIV/0!" calcext:value-type="error">
            <text:p>#DIV/0!</text:p>
          </table:table-cell>
          <table:table-cell table:style-name="ce175" table:formula="of:=AVERAGE([Aufteilung.C160:.C171])" office:value-type="string" office:string-value="#DIV/0!" calcext:value-type="error">
            <text:p>#DIV/0!</text:p>
          </table:table-cell>
          <table:table-cell table:style-name="ce175" table:formula="of:=AVERAGE([Aufteilung.D160:.D171])" office:value-type="string" office:string-value="#DIV/0!" calcext:value-type="error">
            <text:p>#DIV/0!</text:p>
          </table:table-cell>
          <table:table-cell table:style-name="ce175" table:formula="of:=AVERAGE([Aufteilung.E160:.E171])" office:value-type="string" office:string-value="#DIV/0!" calcext:value-type="error">
            <text:p>#DIV/0!</text:p>
          </table:table-cell>
          <table:table-cell table:style-name="ce175" table:formula="of:=AVERAGE([Aufteilung.F160:.F171])" office:value-type="string" office:string-value="#DIV/0!" calcext:value-type="error">
            <text:p>#DIV/0!</text:p>
          </table:table-cell>
          <table:table-cell table:style-name="ce175" table:formula="of:=AVERAGE([Aufteilung.G160:.G171])" office:value-type="string" office:string-value="#DIV/0!" calcext:value-type="error">
            <text:p>#DIV/0!</text:p>
          </table:table-cell>
          <table:table-cell table:style-name="ce175" table:formula="of:=AVERAGE([Aufteilung.H160:.H171])" office:value-type="string" office:string-value="#DIV/0!" calcext:value-type="error">
            <text:p>#DIV/0!</text:p>
          </table:table-cell>
          <table:table-cell table:style-name="ce175" table:formula="of:=AVERAGE([Aufteilung.I160:.I171])" office:value-type="string" office:string-value="#DIV/0!" calcext:value-type="error">
            <text:p>#DIV/0!</text:p>
          </table:table-cell>
          <table:table-cell table:style-name="ce175" table:formula="of:=AVERAGE([Aufteilung.J160:.J171])" office:value-type="string" office:string-value="#DIV/0!" calcext:value-type="error">
            <text:p>#DIV/0!</text:p>
          </table:table-cell>
          <table:table-cell table:style-name="ce175" table:formula="of:=AVERAGE([Aufteilung.K160:.K171])" office:value-type="string" office:string-value="#DIV/0!" calcext:value-type="error">
            <text:p>#DIV/0!</text:p>
          </table:table-cell>
          <table:table-cell table:style-name="ce175" table:formula="of:=SUM([.K171];[.B171:.K171])-[.J171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6-06-01" calcext:value-type="date">
            <text:p>Juni.2016</text:p>
          </table:table-cell>
          <table:table-cell table:style-name="ce175" table:formula="of:=AVERAGE([Aufteilung.B161:.B172])" office:value-type="string" office:string-value="#DIV/0!" calcext:value-type="error">
            <text:p>#DIV/0!</text:p>
          </table:table-cell>
          <table:table-cell table:style-name="ce175" table:formula="of:=AVERAGE([Aufteilung.C161:.C172])" office:value-type="string" office:string-value="#DIV/0!" calcext:value-type="error">
            <text:p>#DIV/0!</text:p>
          </table:table-cell>
          <table:table-cell table:style-name="ce175" table:formula="of:=AVERAGE([Aufteilung.D161:.D172])" office:value-type="string" office:string-value="#DIV/0!" calcext:value-type="error">
            <text:p>#DIV/0!</text:p>
          </table:table-cell>
          <table:table-cell table:style-name="ce175" table:formula="of:=AVERAGE([Aufteilung.E161:.E172])" office:value-type="string" office:string-value="#DIV/0!" calcext:value-type="error">
            <text:p>#DIV/0!</text:p>
          </table:table-cell>
          <table:table-cell table:style-name="ce175" table:formula="of:=AVERAGE([Aufteilung.F161:.F172])" office:value-type="string" office:string-value="#DIV/0!" calcext:value-type="error">
            <text:p>#DIV/0!</text:p>
          </table:table-cell>
          <table:table-cell table:style-name="ce175" table:formula="of:=AVERAGE([Aufteilung.G161:.G172])" office:value-type="string" office:string-value="#DIV/0!" calcext:value-type="error">
            <text:p>#DIV/0!</text:p>
          </table:table-cell>
          <table:table-cell table:style-name="ce175" table:formula="of:=AVERAGE([Aufteilung.H161:.H172])" office:value-type="string" office:string-value="#DIV/0!" calcext:value-type="error">
            <text:p>#DIV/0!</text:p>
          </table:table-cell>
          <table:table-cell table:style-name="ce175" table:formula="of:=AVERAGE([Aufteilung.I161:.I172])" office:value-type="string" office:string-value="#DIV/0!" calcext:value-type="error">
            <text:p>#DIV/0!</text:p>
          </table:table-cell>
          <table:table-cell table:style-name="ce175" table:formula="of:=AVERAGE([Aufteilung.J161:.J172])" office:value-type="string" office:string-value="#DIV/0!" calcext:value-type="error">
            <text:p>#DIV/0!</text:p>
          </table:table-cell>
          <table:table-cell table:style-name="ce175" table:formula="of:=AVERAGE([Aufteilung.K161:.K172])" office:value-type="string" office:string-value="#DIV/0!" calcext:value-type="error">
            <text:p>#DIV/0!</text:p>
          </table:table-cell>
          <table:table-cell table:style-name="ce175" table:formula="of:=SUM([.K172];[.B172:.K172])-[.J172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6-07-01" calcext:value-type="date">
            <text:p>Juli 2016</text:p>
          </table:table-cell>
          <table:table-cell table:style-name="ce175" table:formula="of:=AVERAGE([Aufteilung.B162:.B173])" office:value-type="string" office:string-value="#DIV/0!" calcext:value-type="error">
            <text:p>#DIV/0!</text:p>
          </table:table-cell>
          <table:table-cell table:style-name="ce175" table:formula="of:=AVERAGE([Aufteilung.C162:.C173])" office:value-type="string" office:string-value="#DIV/0!" calcext:value-type="error">
            <text:p>#DIV/0!</text:p>
          </table:table-cell>
          <table:table-cell table:style-name="ce175" table:formula="of:=AVERAGE([Aufteilung.D162:.D173])" office:value-type="string" office:string-value="#DIV/0!" calcext:value-type="error">
            <text:p>#DIV/0!</text:p>
          </table:table-cell>
          <table:table-cell table:style-name="ce175" table:formula="of:=AVERAGE([Aufteilung.E162:.E173])" office:value-type="string" office:string-value="#DIV/0!" calcext:value-type="error">
            <text:p>#DIV/0!</text:p>
          </table:table-cell>
          <table:table-cell table:style-name="ce175" table:formula="of:=AVERAGE([Aufteilung.F162:.F173])" office:value-type="string" office:string-value="#DIV/0!" calcext:value-type="error">
            <text:p>#DIV/0!</text:p>
          </table:table-cell>
          <table:table-cell table:style-name="ce175" table:formula="of:=AVERAGE([Aufteilung.G162:.G173])" office:value-type="string" office:string-value="#DIV/0!" calcext:value-type="error">
            <text:p>#DIV/0!</text:p>
          </table:table-cell>
          <table:table-cell table:style-name="ce175" table:formula="of:=AVERAGE([Aufteilung.H162:.H173])" office:value-type="string" office:string-value="#DIV/0!" calcext:value-type="error">
            <text:p>#DIV/0!</text:p>
          </table:table-cell>
          <table:table-cell table:style-name="ce175" table:formula="of:=AVERAGE([Aufteilung.I162:.I173])" office:value-type="string" office:string-value="#DIV/0!" calcext:value-type="error">
            <text:p>#DIV/0!</text:p>
          </table:table-cell>
          <table:table-cell table:style-name="ce175" table:formula="of:=AVERAGE([Aufteilung.J162:.J173])" office:value-type="string" office:string-value="#DIV/0!" calcext:value-type="error">
            <text:p>#DIV/0!</text:p>
          </table:table-cell>
          <table:table-cell table:style-name="ce175" table:formula="of:=AVERAGE([Aufteilung.K162:.K173])" office:value-type="string" office:string-value="#DIV/0!" calcext:value-type="error">
            <text:p>#DIV/0!</text:p>
          </table:table-cell>
          <table:table-cell table:style-name="ce175" table:formula="of:=SUM([.K173];[.B173:.K173])-[.J173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9" office:value-type="date" office:date-value="2016-08-01" calcext:value-type="date">
            <text:p>August.2016</text:p>
          </table:table-cell>
          <table:table-cell table:style-name="ce175" table:formula="of:=AVERAGE([Aufteilung.B163:.B174])" office:value-type="string" office:string-value="#DIV/0!" calcext:value-type="error">
            <text:p>#DIV/0!</text:p>
          </table:table-cell>
          <table:table-cell table:style-name="ce175" table:formula="of:=AVERAGE([Aufteilung.C163:.C174])" office:value-type="string" office:string-value="#DIV/0!" calcext:value-type="error">
            <text:p>#DIV/0!</text:p>
          </table:table-cell>
          <table:table-cell table:style-name="ce175" table:formula="of:=AVERAGE([Aufteilung.D163:.D174])" office:value-type="string" office:string-value="#DIV/0!" calcext:value-type="error">
            <text:p>#DIV/0!</text:p>
          </table:table-cell>
          <table:table-cell table:style-name="ce175" table:formula="of:=AVERAGE([Aufteilung.E163:.E174])" office:value-type="string" office:string-value="#DIV/0!" calcext:value-type="error">
            <text:p>#DIV/0!</text:p>
          </table:table-cell>
          <table:table-cell table:style-name="ce175" table:formula="of:=AVERAGE([Aufteilung.F163:.F174])" office:value-type="string" office:string-value="#DIV/0!" calcext:value-type="error">
            <text:p>#DIV/0!</text:p>
          </table:table-cell>
          <table:table-cell table:style-name="ce175" table:formula="of:=AVERAGE([Aufteilung.G163:.G174])" office:value-type="string" office:string-value="#DIV/0!" calcext:value-type="error">
            <text:p>#DIV/0!</text:p>
          </table:table-cell>
          <table:table-cell table:style-name="ce175" table:formula="of:=AVERAGE([Aufteilung.H163:.H174])" office:value-type="string" office:string-value="#DIV/0!" calcext:value-type="error">
            <text:p>#DIV/0!</text:p>
          </table:table-cell>
          <table:table-cell table:style-name="ce175" table:formula="of:=AVERAGE([Aufteilung.I163:.I174])" office:value-type="string" office:string-value="#DIV/0!" calcext:value-type="error">
            <text:p>#DIV/0!</text:p>
          </table:table-cell>
          <table:table-cell table:style-name="ce175" table:formula="of:=AVERAGE([Aufteilung.J163:.J174])" office:value-type="string" office:string-value="#DIV/0!" calcext:value-type="error">
            <text:p>#DIV/0!</text:p>
          </table:table-cell>
          <table:table-cell table:style-name="ce175" table:formula="of:=AVERAGE([Aufteilung.K163:.K174])" office:value-type="string" office:string-value="#DIV/0!" calcext:value-type="error">
            <text:p>#DIV/0!</text:p>
          </table:table-cell>
          <table:table-cell table:style-name="ce175" table:formula="of:=SUM([.K174];[.B174:.K174])-[.J174]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table:style-name="ce163" office:value-type="date" office:date-value="2016-09-01" calcext:value-type="date">
            <text:p>September 2016</text:p>
          </table:table-cell>
          <table:table-cell table:style-name="ce175" table:formula="of:=AVERAGE([Aufteilung.B164:.B175])" office:value-type="string" office:string-value="#DIV/0!" calcext:value-type="error">
            <text:p>#DIV/0!</text:p>
          </table:table-cell>
          <table:table-cell table:style-name="ce175" table:formula="of:=AVERAGE([Aufteilung.C164:.C175])" office:value-type="string" office:string-value="#DIV/0!" calcext:value-type="error">
            <text:p>#DIV/0!</text:p>
          </table:table-cell>
          <table:table-cell table:style-name="ce175" table:formula="of:=AVERAGE([Aufteilung.D164:.D175])" office:value-type="string" office:string-value="#DIV/0!" calcext:value-type="error">
            <text:p>#DIV/0!</text:p>
          </table:table-cell>
          <table:table-cell table:style-name="ce175" table:formula="of:=AVERAGE([Aufteilung.E164:.E175])" office:value-type="string" office:string-value="#DIV/0!" calcext:value-type="error">
            <text:p>#DIV/0!</text:p>
          </table:table-cell>
          <table:table-cell table:style-name="ce175" table:formula="of:=AVERAGE([Aufteilung.F164:.F175])" office:value-type="string" office:string-value="#DIV/0!" calcext:value-type="error">
            <text:p>#DIV/0!</text:p>
          </table:table-cell>
          <table:table-cell table:style-name="ce175" table:formula="of:=AVERAGE([Aufteilung.G164:.G175])" office:value-type="string" office:string-value="#DIV/0!" calcext:value-type="error">
            <text:p>#DIV/0!</text:p>
          </table:table-cell>
          <table:table-cell table:style-name="ce175" table:formula="of:=AVERAGE([Aufteilung.H164:.H175])" office:value-type="string" office:string-value="#DIV/0!" calcext:value-type="error">
            <text:p>#DIV/0!</text:p>
          </table:table-cell>
          <table:table-cell table:style-name="ce175" table:formula="of:=AVERAGE([Aufteilung.I164:.I175])" office:value-type="string" office:string-value="#DIV/0!" calcext:value-type="error">
            <text:p>#DIV/0!</text:p>
          </table:table-cell>
          <table:table-cell table:style-name="ce175" table:formula="of:=AVERAGE([Aufteilung.J164:.J175])" office:value-type="string" office:string-value="#DIV/0!" calcext:value-type="error">
            <text:p>#DIV/0!</text:p>
          </table:table-cell>
          <table:table-cell table:style-name="ce175" table:formula="of:=AVERAGE([Aufteilung.K164:.K175])" office:value-type="string" office:string-value="#DIV/0!" calcext:value-type="error">
            <text:p>#DIV/0!</text:p>
          </table:table-cell>
          <table:table-cell table:style-name="ce175" table:formula="of:=SUM([.K175];[.B175:.K175])-[.J175]" office:value-type="string" office:string-value="#DIV/0!" calcext:value-type="error">
            <text:p>#DIV/0!</text:p>
          </table:table-cell>
          <table:table-cell/>
        </table:table-row>
        <table:table-row table:style-name="ro2" table:number-rows-repeated="65361">
          <table:table-cell/>
          <table:table-cell table:style-name="ce2" table:number-columns-repeated="11"/>
          <table:table-cell/>
        </table:table-row>
        <table:table-row table:style-name="ro2" table:number-rows-repeated="98303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style:font-pitch="variable" fo:font-size="10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 number:style="long" number:textual="true"/>
      <number:text>.</number:text>
      <number:year number:style="long"/>
    </number:date-style>
    <number:date-style style:name="N111">
      <number:month number:style="long" number:textual="true"/>
      <number:text> </number:text>
      <number:year number:style="long"/>
    </number:date-style>
    <number:number-style style:name="N112">
      <style:text-properties fo:color="#000000"/>
      <number:number number:min-integer-digits="1"/>
      <number:text/>
    </number:number-style>
    <number:currency-style style:name="N114P0" style:volatile="true">
      <style:text-properties fo:color="#000000"/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style:text-properties fo:color="#000000"/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9P0" style:volatile="true">
      <number:number number:decimal-places="2" number:min-integer-digits="1" number:grouping="true"/>
    </number:number-style>
    <number:number-style style:name="N119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19P2" style:volatile="true">
      <number:text/>
    </number:number-style>
    <number:text-style style:name="N119"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07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Nullwert" style:family="table-cell" style:parent-style-name="Default">
      <style:text-properties fo:color="#ffffff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fo:margin-top="0.499cm" fo:margin-bottom="0.499cm" fo:margin-left="0.499cm" fo:margin-right="1.161cm" style:shadow="none" fo:background-color="transparent" style:scale-to-X="1" style:scale-to-Y="1" style:table-centering="both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.00.0000</text:date>, <text:time style:data-style-name="N2" text:time-value="0000-00-00T00:00:04.2150796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initial-creator>Ralf Zeier</meta:initial-creator>
    <meta:creation-date>2002-10-25T14:46:59</meta:creation-date>
    <dc:date>2013-08-09T21:29:13.853374619</dc:date>
    <meta:print-date>2009-10-27T18:07:59</meta:print-date>
    <meta:editing-cycles>3852</meta:editing-cycles>
    <meta:editing-duration>P23DT15M48S</meta:editing-duration>
    <meta:document-statistic meta:table-count="31" meta:cell-count="9839" meta:object-count="4"/>
    <meta:user-defined meta:name="Info 0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graphic-properties draw:fill-color="#004586"/>
      <style:text-properties fo:font-size="10pt" style:font-size-asian="10pt" style:font-size-complex="10pt"/>
    </style:style>
    <style:style style:name="ch8" style:family="chart" style:data-style-name="N107">
      <style:graphic-properties draw:fill-color="#ff420e"/>
      <style:text-properties fo:font-size="10pt" style:font-size-asian="10pt" style:font-size-complex="10pt"/>
    </style:style>
    <style:style style:name="ch9" style:family="chart" style:data-style-name="N107">
      <style:graphic-properties draw:fill-color="#ffd320"/>
      <style:text-properties fo:font-size="10pt" style:font-size-asian="10pt" style:font-size-complex="10pt"/>
    </style:style>
    <style:style style:name="ch10" style:family="chart" style:data-style-name="N107">
      <style:graphic-properties draw:fill-color="#579d1c"/>
      <style:text-properties fo:font-size="10pt" style:font-size-asian="10pt" style:font-size-complex="10pt"/>
    </style:style>
    <style:style style:name="ch11" style:family="chart" style:data-style-name="N107">
      <style:graphic-properties draw:fill-color="#7e0021"/>
      <style:text-properties fo:font-size="10pt" style:font-size-asian="10pt" style:font-size-complex="10pt"/>
    </style:style>
    <style:style style:name="ch12" style:family="chart" style:data-style-name="N107">
      <style:graphic-properties draw:fill-color="#83caff"/>
      <style:text-properties fo:font-size="10pt" style:font-size-asian="10pt" style:font-size-complex="10pt"/>
    </style:style>
    <style:style style:name="ch13" style:family="chart" style:data-style-name="N107">
      <style:graphic-properties draw:fill-color="#314004"/>
      <style:text-properties fo:font-size="10pt" style:font-size-asian="10pt" style:font-size-complex="10pt"/>
    </style:style>
    <style:style style:name="ch14" style:family="chart" style:data-style-name="N107">
      <style:graphic-properties draw:fill-color="#aecf00"/>
      <style:text-properties fo:font-size="10pt" style:font-size-asian="10pt" style:font-size-complex="10pt"/>
    </style:style>
    <style:style style:name="ch15" style:family="chart" style:data-style-name="N107">
      <style:graphic-properties draw:fill-color="#4b1f6f"/>
      <style:text-properties fo:font-size="10pt" style:font-size-asian="10pt" style:font-size-complex="10pt"/>
    </style:style>
    <style:style style:name="ch16" style:family="chart" style:data-style-name="N107">
      <style:graphic-properties draw:fill-color="#ff950e"/>
      <style:text-properties fo:font-size="10pt" style:font-size-asian="10pt" style:font-size-complex="10pt"/>
    </style:style>
    <style:style style:name="ch17" style:family="chart" style:data-style-name="N107">
      <style:graphic-properties draw:fill-color="#c5000b"/>
      <style:text-properties fo:font-size="10pt" style:font-size-asian="10pt" style:font-size-complex="10pt"/>
    </style:style>
    <style:style style:name="ch18" style:family="chart" style:data-style-name="N107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202cm" svg:height="13.854cm" xlink:href=".." xlink:type="simple" chart:class="chart:bar" chart:style-name="ch1">
        <chart:legend chart:legend-position="end" svg:x="26.859cm" svg:y="3.889cm" style:legend-expansion="high" chart:style-name="ch2"/>
        <chart:plot-area chart:style-name="ch3" table:cell-range-address="Graf.B3:Graf.N15 Graf.A4:Graf.A15" chart:data-source-has-labels="both" svg:x="1.034cm" svg:y="1.243cm" svg:width="24.657cm" svg:height="11.914cm">
          <chartooo:coordinate-region svg:x="2.899cm" svg:y="1.442cm" svg:width="22.792cm" svg:height="11.068cm"/>
          <chart:axis chart:dimension="x" chart:name="primary-x" chart:style-name="ch4" chartooo:axis-type="auto">
            <chartooo:date-scale/>
            <chart:categories table:cell-range-address="Graf.B3:Graf.N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.B4:Graf.N4" chart:label-cell-address="Graf.A4:Graf.A4" chart:class="chart:bar">
            <chart:data-point chart:repeated="13"/>
          </chart:series>
          <chart:series chart:style-name="ch8" chart:values-cell-range-address="Graf.B5:Graf.N5" chart:label-cell-address="Graf.A5:Graf.A5" chart:class="chart:bar">
            <chart:data-point chart:repeated="13"/>
          </chart:series>
          <chart:series chart:style-name="ch9" chart:values-cell-range-address="Graf.B6:Graf.N6" chart:label-cell-address="Graf.A6:Graf.A6" chart:class="chart:bar">
            <chart:data-point chart:repeated="13"/>
          </chart:series>
          <chart:series chart:style-name="ch10" chart:values-cell-range-address="Graf.B7:Graf.N7" chart:label-cell-address="Graf.A7:Graf.A7" chart:class="chart:bar">
            <chart:data-point chart:repeated="13"/>
          </chart:series>
          <chart:series chart:style-name="ch11" chart:values-cell-range-address="Graf.B8:Graf.N8" chart:label-cell-address="Graf.A8:Graf.A8" chart:class="chart:bar">
            <chart:data-point chart:repeated="13"/>
          </chart:series>
          <chart:series chart:style-name="ch12" chart:values-cell-range-address="Graf.B9:Graf.N9" chart:label-cell-address="Graf.A9:Graf.A9" chart:class="chart:bar">
            <chart:data-point chart:repeated="13"/>
          </chart:series>
          <chart:series chart:style-name="ch13" chart:values-cell-range-address="Graf.B10:Graf.N10" chart:label-cell-address="Graf.A10:Graf.A10" chart:class="chart:bar">
            <chart:data-point chart:repeated="13"/>
          </chart:series>
          <chart:series chart:style-name="ch14" chart:values-cell-range-address="Graf.B11:Graf.N11" chart:label-cell-address="Graf.A11:Graf.A11" chart:class="chart:bar">
            <chart:data-point chart:repeated="13"/>
          </chart:series>
          <chart:series chart:style-name="ch15" chart:values-cell-range-address="Graf.B12:Graf.N12" chart:label-cell-address="Graf.A12:Graf.A12" chart:class="chart:bar">
            <chart:data-point chart:repeated="13"/>
          </chart:series>
          <chart:series chart:style-name="ch16" chart:values-cell-range-address="Graf.B13:Graf.N13" chart:label-cell-address="Graf.A13:Graf.A13" chart:class="chart:bar">
            <chart:data-point chart:repeated="13"/>
          </chart:series>
          <chart:series chart:style-name="ch17" chart:values-cell-range-address="Graf.B14:Graf.N14" chart:label-cell-address="Graf.A14:Graf.A14" chart:class="chart:bar">
            <chart:data-point chart:repeated="13"/>
          </chart:series>
          <chart:series chart:style-name="ch18" chart:values-cell-range-address="Graf.B15:Graf.N15" chart:label-cell-address="Graf.A15:Graf.A15" chart:class="chart:ba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ember</text:p>
                <draw:g>
                  <svg:desc>Graf.B3:Graf.N3</svg:desc>
                </draw:g>
              </table:table-cell>
              <table:table-cell office:value-type="string">
                <text:p>Dezember</text:p>
              </table:table-cell>
              <table:table-cell office:value-type="string">
                <text:p>Januar</text:p>
              </table:table-cell>
              <table:table-cell office:value-type="string">
                <text:p>Februar</text:p>
              </table:table-cell>
              <table:table-cell office:value-type="string">
                <text:p>März</text:p>
              </table:table-cell>
              <table:table-cell office:value-type="string">
                <text:p>April</text:p>
              </table:table-cell>
              <table:table-cell office:value-type="string">
                <text:p>Mai</text:p>
              </table:table-cell>
              <table:table-cell office:value-type="string">
                <text:p>Juni</text:p>
              </table:table-cell>
              <table:table-cell office:value-type="string">
                <text:p>Juli</text:p>
              </table:table-cell>
              <table:table-cell office:value-type="string">
                <text:p>August</text:p>
              </table:table-cell>
              <table:table-cell office:value-type="string">
                <text:p>September</text:p>
              </table:table-cell>
              <table:table-cell office:value-type="string">
                <text:p>Oktober</text:p>
              </table:table-cell>
              <table:table-cell office:value-type="string">
                <text:p>Mittelwerte</text:p>
              </table:table-cell>
            </table:table-row>
          </table:table-header-rows>
          <table:table-rows>
            <table:table-row>
              <table:table-cell office:value-type="string">
                <text:p>2001/2002</text:p>
                <draw:g>
                  <svg:desc>Graf.A4:Graf.A4</svg:desc>
                </draw:g>
              </table:table-cell>
              <table:table-cell office:value-type="float" office:value="686.307092129684">
                <text:p>686.307092129684</text:p>
                <draw:g>
                  <svg:desc>Graf.B4:Graf.N4</svg:desc>
                </draw:g>
              </table:table-cell>
              <table:table-cell office:value-type="float" office:value="731.057530562473">
                <text:p>731.057530562473</text:p>
              </table:table-cell>
              <table:table-cell office:value-type="float" office:value="553.68">
                <text:p>553.68</text:p>
              </table:table-cell>
              <table:table-cell office:value-type="float" office:value="654.47">
                <text:p>654.47</text:p>
              </table:table-cell>
              <table:table-cell office:value-type="float" office:value="890.38">
                <text:p>890.38</text:p>
              </table:table-cell>
              <table:table-cell office:value-type="float" office:value="1201.78">
                <text:p>1201.78</text:p>
              </table:table-cell>
              <table:table-cell office:value-type="float" office:value="670.34">
                <text:p>670.34</text:p>
              </table:table-cell>
              <table:table-cell office:value-type="float" office:value="867.39">
                <text:p>867.39</text:p>
              </table:table-cell>
              <table:table-cell office:value-type="float" office:value="638.24">
                <text:p>638.24</text:p>
              </table:table-cell>
              <table:table-cell office:value-type="float" office:value="827.74">
                <text:p>827.74</text:p>
              </table:table-cell>
              <table:table-cell office:value-type="float" office:value="913.35">
                <text:p>913.35</text:p>
              </table:table-cell>
              <table:table-cell office:value-type="float" office:value="889.21">
                <text:p>889.21</text:p>
              </table:table-cell>
              <table:table-cell office:value-type="float" office:value="793.662051891013">
                <text:p>793.662051891013</text:p>
              </table:table-cell>
            </table:table-row>
            <table:table-row>
              <table:table-cell office:value-type="string">
                <text:p>2002/2003</text:p>
                <draw:g>
                  <svg:desc>Graf.A5:Graf.A5</svg:desc>
                </draw:g>
              </table:table-cell>
              <table:table-cell office:value-type="float" office:value="NaN">
                <text:p>NaN</text:p>
                <draw:g>
                  <svg:desc>Graf.B5:Graf.N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/2004</text:p>
                <draw:g>
                  <svg:desc>Graf.A6:Graf.A6</svg:desc>
                </draw:g>
              </table:table-cell>
              <table:table-cell office:value-type="float" office:value="NaN">
                <text:p>NaN</text:p>
                <draw:g>
                  <svg:desc>Graf.B6:Graf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/2005</text:p>
                <draw:g>
                  <svg:desc>Graf.A7:Graf.A7</svg:desc>
                </draw:g>
              </table:table-cell>
              <table:table-cell office:value-type="float" office:value="NaN">
                <text:p>NaN</text:p>
                <draw:g>
                  <svg:desc>Graf.B7:Graf.N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/2006</text:p>
                <draw:g>
                  <svg:desc>Graf.A8:Graf.A8</svg:desc>
                </draw:g>
              </table:table-cell>
              <table:table-cell office:value-type="float" office:value="NaN">
                <text:p>NaN</text:p>
                <draw:g>
                  <svg:desc>Graf.B8:Graf.N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/2007</text:p>
                <draw:g>
                  <svg:desc>Graf.A9:Graf.A9</svg:desc>
                </draw:g>
              </table:table-cell>
              <table:table-cell office:value-type="float" office:value="NaN">
                <text:p>NaN</text:p>
                <draw:g>
                  <svg:desc>Graf.B9:Graf.N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/2008</text:p>
                <draw:g>
                  <svg:desc>Graf.A10:Graf.A10</svg:desc>
                </draw:g>
              </table:table-cell>
              <table:table-cell office:value-type="float" office:value="NaN">
                <text:p>NaN</text:p>
                <draw:g>
                  <svg:desc>Graf.B10:Graf.N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/2009</text:p>
                <draw:g>
                  <svg:desc>Graf.A11:Graf.A11</svg:desc>
                </draw:g>
              </table:table-cell>
              <table:table-cell office:value-type="float" office:value="NaN">
                <text:p>NaN</text:p>
                <draw:g>
                  <svg:desc>Graf.B11:Graf.N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/2010</text:p>
                <draw:g>
                  <svg:desc>Graf.A12:Graf.A12</svg:desc>
                </draw:g>
              </table:table-cell>
              <table:table-cell office:value-type="float" office:value="NaN">
                <text:p>NaN</text:p>
                <draw:g>
                  <svg:desc>Graf.B12:Graf.N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/2011</text:p>
                <draw:g>
                  <svg:desc>Graf.A13:Graf.A13</svg:desc>
                </draw:g>
              </table:table-cell>
              <table:table-cell office:value-type="float" office:value="NaN">
                <text:p>NaN</text:p>
                <draw:g>
                  <svg:desc>Graf.B13:Graf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/2012</text:p>
                <draw:g>
                  <svg:desc>Graf.A14:Graf.A14</svg:desc>
                </draw:g>
              </table:table-cell>
              <table:table-cell office:value-type="float" office:value="NaN">
                <text:p>NaN</text:p>
                <draw:g>
                  <svg:desc>Graf.B14:Graf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/2013</text:p>
                <draw:g>
                  <svg:desc>Graf.A15:Graf.A15</svg:desc>
                </draw:g>
              </table:table-cell>
              <table:table-cell office:value-type="float" office:value="NaN">
                <text:p>NaN</text:p>
                <draw:g>
                  <svg:desc>Graf.B15:Graf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1"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tick-marks-minor-inner="false" chart:tick-marks-minor-outer="true" chart:logarithmic="false" chart:text-overlap="true" chart:reverse-direction="false" text:line-break="true" chart:label-arrangement="side-by-side" chart:link-data-style-to-source="false" chart:axis-position="start" style:rotation-angle="90"/>
      <style:graphic-properties svg:stroke-color="#b3b3b3"/>
      <style:text-properties fo:font-size="9pt" fo:language="de" fo:country="DE" style:font-size-asian="10pt" style:font-size-complex="10pt"/>
    </style:style>
    <style:style style:name="ch5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117cm" svg:height="19.524cm" xlink:href=".." xlink:type="simple" chart:class="chart:line" chart:style-name="ch1">
        <chart:legend chart:legend-position="end" svg:x="35.498cm" svg:y="9.214cm" style:legend-expansion="high" chart:style-name="ch2"/>
        <chart:plot-area chart:style-name="ch3" table:cell-range-address="'Ausgaben für Benzin'.A49:'Ausgaben für Benzin'.C144 'Ausgaben für Benzin'.B48:'Ausgaben für Benzin'.C48" chart:data-source-has-labels="both" svg:x="1.232cm" svg:y="1.695cm" svg:width="32.702cm" svg:height="17.019cm">
          <chartooo:coordinate-region svg:x="2.437cm" svg:y="1.894cm" svg:width="31.497cm" svg:height="14.136cm"/>
          <chart:axis chart:dimension="x" chart:name="primary-x" chart:style-name="ch4" chartooo:axis-type="auto">
            <chartooo:date-scale chart:base-time-unit="months" chart:major-interval-value="1" chart:major-interval-unit="months" chart:minor-interval-value="1" chart:minor-interval-unit="months"/>
            <chart:categories table:cell-range-address="'Ausgaben für Benzin'.A49:'Ausgaben für Benzin'.A1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usgaben für Benzin'.B49:'Ausgaben für Benzin'.B144" chart:label-cell-address="'Ausgaben für Benzin'.B48:'Ausgaben für Benzin'.B48" chart:class="chart:line">
            <chart:data-point chart:repeated="96"/>
          </chart:series>
          <chart:series chart:style-name="ch8" chart:values-cell-range-address="'Ausgaben für Benzin'.C49:'Ausgaben für Benzin'.C144" chart:label-cell-address="'Ausgaben für Benzin'.C48:'Ausgaben für Benzin'.C48" chart:class="chart:line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tkosten</text:p>
                <draw:g>
                  <svg:desc>'Ausgaben für Benzin'.B48:'Ausgaben für Benzin'.B48</svg:desc>
                </draw:g>
              </table:table-cell>
              <table:table-cell office:value-type="string">
                <text:p>6-Monatsmittel</text:p>
                <draw:g>
                  <svg:desc>'Ausgaben für Benzin'.C48:'Ausgaben für Benzin'.C48</svg:desc>
                </draw:g>
              </table:table-cell>
            </table:table-row>
          </table:table-header-rows>
          <table:table-rows>
            <table:table-row>
              <table:table-cell office:value-type="float" office:value="38718">
                <text:p>38720</text:p>
                <draw:g>
                  <svg:desc>'Ausgaben für Benzin'.A49:'Ausgaben für Benzin'.A144</svg:desc>
                </draw:g>
              </table:table-cell>
              <table:table-cell office:value-type="float" office:value="NaN">
                <text:p>NaN</text:p>
                <draw:g>
                  <svg:desc>'Ausgaben für Benzin'.B49:'Ausgaben für Benzin'.B144</svg:desc>
                </draw:g>
              </table:table-cell>
              <table:table-cell office:value-type="float" office:value="NaN">
                <text:p>NaN</text:p>
                <draw:g>
                  <svg:desc>'Ausgaben für Benzin'.C49:'Ausgaben für Benzin'.C144</svg:desc>
                </draw:g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graphic-properties draw:fill-color="#004586"/>
      <style:text-properties fo:font-size="10pt" style:font-size-asian="10pt" style:font-size-complex="10pt"/>
    </style:style>
    <style:style style:name="ch8" style:family="chart" style:data-style-name="N107">
      <style:graphic-properties draw:fill-color="#ff420e"/>
      <style:text-properties fo:font-size="10pt" style:font-size-asian="10pt" style:font-size-complex="10pt"/>
    </style:style>
    <style:style style:name="ch9" style:family="chart" style:data-style-name="N107">
      <style:graphic-properties draw:fill-color="#ffd320"/>
      <style:text-properties fo:font-size="10pt" style:font-size-asian="10pt" style:font-size-complex="10pt"/>
    </style:style>
    <style:style style:name="ch10" style:family="chart" style:data-style-name="N107">
      <style:graphic-properties draw:fill-color="#579d1c"/>
      <style:text-properties fo:font-size="10pt" style:font-size-asian="10pt" style:font-size-complex="10pt"/>
    </style:style>
    <style:style style:name="ch11" style:family="chart" style:data-style-name="N107">
      <style:graphic-properties draw:fill-color="#7e0021"/>
      <style:text-properties fo:font-size="10pt" style:font-size-asian="10pt" style:font-size-complex="10pt"/>
    </style:style>
    <style:style style:name="ch12" style:family="chart" style:data-style-name="N107">
      <style:graphic-properties draw:fill-color="#83caff"/>
      <style:text-properties fo:font-size="10pt" style:font-size-asian="10pt" style:font-size-complex="10pt"/>
    </style:style>
    <style:style style:name="ch13" style:family="chart" style:data-style-name="N107">
      <style:graphic-properties draw:fill-color="#314004"/>
      <style:text-properties fo:font-size="10pt" style:font-size-asian="10pt" style:font-size-complex="10pt"/>
    </style:style>
    <style:style style:name="ch14" style:family="chart" style:data-style-name="N107">
      <style:graphic-properties draw:fill-color="#aecf00"/>
      <style:text-properties fo:font-size="10pt" style:font-size-asian="10pt" style:font-size-complex="10pt"/>
    </style:style>
    <style:style style:name="ch15" style:family="chart" style:data-style-name="N107">
      <style:graphic-properties draw:fill-color="#4b1f6f"/>
      <style:text-properties fo:font-size="10pt" style:font-size-asian="10pt" style:font-size-complex="10pt"/>
    </style:style>
    <style:style style:name="ch16" style:family="chart" style:data-style-name="N107">
      <style:graphic-properties draw:fill-color="#ff950e"/>
      <style:text-properties fo:font-size="10pt" style:font-size-asian="10pt" style:font-size-complex="10pt"/>
    </style:style>
    <style:style style:name="ch17" style:family="chart" style:data-style-name="N107">
      <style:graphic-properties draw:fill-color="#c5000b"/>
      <style:text-properties fo:font-size="10pt" style:font-size-asian="10pt" style:font-size-complex="10pt"/>
    </style:style>
    <style:style style:name="ch18" style:family="chart" style:data-style-name="N107">
      <style:graphic-properties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541cm" svg:height="15.806cm" xlink:href=".." xlink:type="simple" chart:class="chart:bar" chart:style-name="ch1">
        <chart:legend chart:legend-position="end" svg:x="29.119cm" svg:y="4.865cm" style:legend-expansion="high" chart:style-name="ch2"/>
        <chart:plot-area chart:style-name="ch3" table:cell-range-address="Graf2.A2:Graf2.M13 Graf2.B1:Graf2.M1" chart:data-source-has-labels="both" svg:x="1.08cm" svg:y="1.399cm" svg:width="26.779cm" svg:height="13.671cm">
          <chartooo:coordinate-region svg:x="3.13cm" svg:y="1.598cm" svg:width="24.729cm" svg:height="12.825cm"/>
          <chart:axis chart:dimension="x" chart:name="primary-x" chart:style-name="ch4" chartooo:axis-type="auto">
            <chartooo:date-scale/>
            <chart:categories table:cell-range-address="Graf2.A2:Graf2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2.B2:Graf2.B13" chart:label-cell-address="Graf2.B1:Graf2.B1" chart:class="chart:bar">
            <chart:data-point chart:repeated="12"/>
          </chart:series>
          <chart:series chart:style-name="ch8" chart:values-cell-range-address="Graf2.C2:Graf2.C13" chart:label-cell-address="Graf2.C1:Graf2.C1" chart:class="chart:bar">
            <chart:data-point chart:repeated="12"/>
          </chart:series>
          <chart:series chart:style-name="ch9" chart:values-cell-range-address="Graf2.D2:Graf2.D13" chart:label-cell-address="Graf2.D1:Graf2.D1" chart:class="chart:bar">
            <chart:data-point chart:repeated="12"/>
          </chart:series>
          <chart:series chart:style-name="ch10" chart:values-cell-range-address="Graf2.E2:Graf2.E13" chart:label-cell-address="Graf2.E1:Graf2.E1" chart:class="chart:bar">
            <chart:data-point chart:repeated="12"/>
          </chart:series>
          <chart:series chart:style-name="ch11" chart:values-cell-range-address="Graf2.F2:Graf2.F13" chart:label-cell-address="Graf2.F1:Graf2.F1" chart:class="chart:bar">
            <chart:data-point chart:repeated="12"/>
          </chart:series>
          <chart:series chart:style-name="ch12" chart:values-cell-range-address="Graf2.G2:Graf2.G13" chart:label-cell-address="Graf2.G1:Graf2.G1" chart:class="chart:bar">
            <chart:data-point chart:repeated="12"/>
          </chart:series>
          <chart:series chart:style-name="ch13" chart:values-cell-range-address="Graf2.H2:Graf2.H13" chart:label-cell-address="Graf2.H1:Graf2.H1" chart:class="chart:bar">
            <chart:data-point chart:repeated="12"/>
          </chart:series>
          <chart:series chart:style-name="ch14" chart:values-cell-range-address="Graf2.I2:Graf2.I13" chart:label-cell-address="Graf2.I1:Graf2.I1" chart:class="chart:bar">
            <chart:data-point chart:repeated="12"/>
          </chart:series>
          <chart:series chart:style-name="ch15" chart:values-cell-range-address="Graf2.J2:Graf2.J13" chart:label-cell-address="Graf2.J1:Graf2.J1" chart:class="chart:bar">
            <chart:data-point chart:repeated="12"/>
          </chart:series>
          <chart:series chart:style-name="ch16" chart:values-cell-range-address="Graf2.K2:Graf2.K13" chart:label-cell-address="Graf2.K1:Graf2.K1" chart:class="chart:bar">
            <chart:data-point chart:repeated="12"/>
          </chart:series>
          <chart:series chart:style-name="ch17" chart:values-cell-range-address="Graf2.L2:Graf2.L13" chart:label-cell-address="Graf2.L1:Graf2.L1" chart:class="chart:bar">
            <chart:data-point chart:repeated="12"/>
          </chart:series>
          <chart:series chart:style-name="ch18" chart:values-cell-range-address="Graf2.M2:Graf2.M13" chart:label-cell-address="Graf2.M1:Graf2.M1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ember</text:p>
                <draw:g>
                  <svg:desc>Graf2.B1:Graf2.B1</svg:desc>
                </draw:g>
              </table:table-cell>
              <table:table-cell office:value-type="string">
                <text:p>Dezember</text:p>
                <draw:g>
                  <svg:desc>Graf2.C1:Graf2.C1</svg:desc>
                </draw:g>
              </table:table-cell>
              <table:table-cell office:value-type="string">
                <text:p>Januar</text:p>
                <draw:g>
                  <svg:desc>Graf2.D1:Graf2.D1</svg:desc>
                </draw:g>
              </table:table-cell>
              <table:table-cell office:value-type="string">
                <text:p>Februar</text:p>
                <draw:g>
                  <svg:desc>Graf2.E1:Graf2.E1</svg:desc>
                </draw:g>
              </table:table-cell>
              <table:table-cell office:value-type="string">
                <text:p>März</text:p>
                <draw:g>
                  <svg:desc>Graf2.F1:Graf2.F1</svg:desc>
                </draw:g>
              </table:table-cell>
              <table:table-cell office:value-type="string">
                <text:p>April</text:p>
                <draw:g>
                  <svg:desc>Graf2.G1:Graf2.G1</svg:desc>
                </draw:g>
              </table:table-cell>
              <table:table-cell office:value-type="string">
                <text:p>Mai</text:p>
                <draw:g>
                  <svg:desc>Graf2.H1:Graf2.H1</svg:desc>
                </draw:g>
              </table:table-cell>
              <table:table-cell office:value-type="string">
                <text:p>Juni</text:p>
                <draw:g>
                  <svg:desc>Graf2.I1:Graf2.I1</svg:desc>
                </draw:g>
              </table:table-cell>
              <table:table-cell office:value-type="string">
                <text:p>Juli</text:p>
                <draw:g>
                  <svg:desc>Graf2.J1:Graf2.J1</svg:desc>
                </draw:g>
              </table:table-cell>
              <table:table-cell office:value-type="string">
                <text:p>August</text:p>
                <draw:g>
                  <svg:desc>Graf2.K1:Graf2.K1</svg:desc>
                </draw:g>
              </table:table-cell>
              <table:table-cell office:value-type="string">
                <text:p>September</text:p>
                <draw:g>
                  <svg:desc>Graf2.L1:Graf2.L1</svg:desc>
                </draw:g>
              </table:table-cell>
              <table:table-cell office:value-type="string">
                <text:p>Oktober</text:p>
                <draw:g>
                  <svg:desc>Graf2.M1:Graf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1/2002</text:p>
                <draw:g>
                  <svg:desc>Graf2.A2:Graf2.A13</svg:desc>
                </draw:g>
              </table:table-cell>
              <table:table-cell office:value-type="float" office:value="-108.099999999999">
                <text:p>-108.099999999999</text:p>
                <draw:g>
                  <svg:desc>Graf2.B2:Graf2.B13</svg:desc>
                </draw:g>
              </table:table-cell>
              <table:table-cell office:value-type="float" office:value="28.6857500000008">
                <text:p>28.6857500000008</text:p>
                <draw:g>
                  <svg:desc>Graf2.C2:Graf2.C13</svg:desc>
                </draw:g>
              </table:table-cell>
              <table:table-cell office:value-type="float" office:value="267.789709454128">
                <text:p>267.789709454128</text:p>
                <draw:g>
                  <svg:desc>Graf2.D2:Graf2.D13</svg:desc>
                </draw:g>
              </table:table-cell>
              <table:table-cell office:value-type="float" office:value="420.122627827231">
                <text:p>420.122627827231</text:p>
                <draw:g>
                  <svg:desc>Graf2.E2:Graf2.E13</svg:desc>
                </draw:g>
              </table:table-cell>
              <table:table-cell office:value-type="float" office:value="336.545546200335">
                <text:p>336.545546200335</text:p>
                <draw:g>
                  <svg:desc>Graf2.F2:Graf2.F13</svg:desc>
                </draw:g>
              </table:table-cell>
              <table:table-cell office:value-type="float" office:value="-58.4315354265619">
                <text:p>-58.4315354265619</text:p>
                <draw:g>
                  <svg:desc>Graf2.G2:Graf2.G13</svg:desc>
                </draw:g>
              </table:table-cell>
              <table:table-cell office:value-type="float" office:value="78.0313829465413">
                <text:p>78.0313829465413</text:p>
                <draw:g>
                  <svg:desc>Graf2.H2:Graf2.H13</svg:desc>
                </draw:g>
              </table:table-cell>
              <table:table-cell office:value-type="float" office:value="-259.130698680356">
                <text:p>-259.130698680356</text:p>
                <draw:g>
                  <svg:desc>Graf2.I2:Graf2.I13</svg:desc>
                </draw:g>
              </table:table-cell>
              <table:table-cell office:value-type="float" office:value="-643.717780307252">
                <text:p>-643.717780307252</text:p>
                <draw:g>
                  <svg:desc>Graf2.J2:Graf2.J13</svg:desc>
                </draw:g>
              </table:table-cell>
              <table:table-cell office:value-type="float" office:value="-1217.80486193415">
                <text:p>-1217.80486193415</text:p>
                <draw:g>
                  <svg:desc>Graf2.K2:Graf2.K13</svg:desc>
                </draw:g>
              </table:table-cell>
              <table:table-cell office:value-type="float" office:value="-1892.50194356105">
                <text:p>-1892.50194356105</text:p>
                <draw:g>
                  <svg:desc>Graf2.L2:Graf2.L13</svg:desc>
                </draw:g>
              </table:table-cell>
              <table:table-cell office:value-type="float" office:value="-2225.93902518794">
                <text:p>-2225.93902518794</text:p>
                <draw:g>
                  <svg:desc>Graf2.M2:Graf2.M13</svg:desc>
                </draw:g>
              </table:table-cell>
            </table:table-row>
            <table:table-row>
              <table:table-cell office:value-type="string">
                <text:p>2002/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/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/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/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/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/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/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/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/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/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/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68.055">
                <text:p>1468.055</text:p>
              </table:table-cell>
              <table:table-cell office:value-type="float" office:value="2835.7">
                <text:p>2835.7</text:p>
              </table:table-cell>
              <table:table-cell office:value-type="float" office:value="3774.505">
                <text:p>3774.505</text:p>
              </table:table-cell>
              <table:table-cell office:value-type="float" office:value="4715.42">
                <text:p>4715.42</text:p>
              </table:table-cell>
              <table:table-cell office:value-type="float" office:value="5763.555">
                <text:p>5763.555</text:p>
              </table:table-cell>
              <table:table-cell office:value-type="float" office:value="6704.47">
                <text:p>6704.47</text:p>
              </table:table-cell>
              <table:table-cell office:value-type="float" office:value="7645.385">
                <text:p>7645.385</text:p>
              </table:table-cell>
              <table:table-cell office:value-type="float" office:value="8586.3">
                <text:p>8586.3</text:p>
              </table:table-cell>
              <table:table-cell office:value-type="float" office:value="9527.215">
                <text:p>9527.2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graphic-properties draw:fill-color="#004586"/>
      <style:text-properties fo:font-size="10pt" style:font-size-asian="10pt" style:font-size-complex="10pt"/>
    </style:style>
    <style:style style:name="ch8" style:family="chart" style:data-style-name="N107">
      <style:graphic-properties draw:fill-color="#ff420e"/>
      <style:text-properties fo:font-size="10pt" style:font-size-asian="10pt" style:font-size-complex="10pt"/>
    </style:style>
    <style:style style:name="ch9" style:family="chart" style:data-style-name="N107">
      <style:graphic-properties draw:fill-color="#ffd320"/>
      <style:text-properties fo:font-size="10pt" style:font-size-asian="10pt" style:font-size-complex="10pt"/>
    </style:style>
    <style:style style:name="ch10" style:family="chart" style:data-style-name="N107">
      <style:graphic-properties draw:fill-color="#579d1c"/>
      <style:text-properties fo:font-size="10pt" style:font-size-asian="10pt" style:font-size-complex="10pt"/>
    </style:style>
    <style:style style:name="ch11" style:family="chart" style:data-style-name="N107">
      <style:graphic-properties draw:fill-color="#7e0021"/>
      <style:text-properties fo:font-size="10pt" style:font-size-asian="10pt" style:font-size-complex="10pt"/>
    </style:style>
    <style:style style:name="ch12" style:family="chart" style:data-style-name="N107">
      <style:graphic-properties draw:fill-color="#83caff"/>
      <style:text-properties fo:font-size="10pt" style:font-size-asian="10pt" style:font-size-complex="10pt"/>
    </style:style>
    <style:style style:name="ch13" style:family="chart" style:data-style-name="N107">
      <style:graphic-properties draw:fill-color="#314004"/>
      <style:text-properties fo:font-size="10pt" style:font-size-asian="10pt" style:font-size-complex="10pt"/>
    </style:style>
    <style:style style:name="ch14" style:family="chart" style:data-style-name="N107">
      <style:graphic-properties draw:fill-color="#aecf00"/>
      <style:text-properties fo:font-size="10pt" style:font-size-asian="10pt" style:font-size-complex="10pt"/>
    </style:style>
    <style:style style:name="ch15" style:family="chart" style:data-style-name="N107">
      <style:graphic-properties draw:fill-color="#4b1f6f"/>
      <style:text-properties fo:font-size="10pt" style:font-size-asian="10pt" style:font-size-complex="10pt"/>
    </style:style>
    <style:style style:name="ch16" style:family="chart" style:data-style-name="N107">
      <style:graphic-properties draw:fill-color="#ff950e"/>
      <style:text-properties fo:font-size="10pt" style:font-size-asian="10pt" style:font-size-complex="10pt"/>
    </style:style>
    <style:style style:name="ch17" style:family="chart" style:data-style-name="N107">
      <style:graphic-properties draw:fill-color="#c5000b"/>
      <style:text-properties fo:font-size="10pt" style:font-size-asian="10pt" style:font-size-complex="10pt"/>
    </style:style>
    <style:style style:name="ch18" style:family="chart" style:data-style-name="N107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3cm" svg:height="17.943cm" xlink:href=".." xlink:type="simple" chart:class="chart:bar" chart:style-name="ch1">
        <chart:legend chart:legend-position="end" svg:x="31.39cm" svg:y="5.933cm" style:legend-expansion="high" chart:style-name="ch2"/>
        <chart:plot-area chart:style-name="ch3" table:cell-range-address="Finanzbedarf.B37:Finanzbedarf.N49 Finanzbedarf.A38:Finanzbedarf.A49" chart:data-source-has-labels="both" svg:x="1.124cm" svg:y="1.567cm" svg:width="28.918cm" svg:height="15.598cm">
          <chartooo:coordinate-region svg:x="2.989cm" svg:y="1.766cm" svg:width="27.053cm" svg:height="14.752cm"/>
          <chart:axis chart:dimension="x" chart:name="primary-x" chart:style-name="ch4" chartooo:axis-type="auto">
            <chartooo:date-scale/>
            <chart:categories table:cell-range-address="Finanzbedarf.B37:Finanzbedarf.N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nanzbedarf.B38:Finanzbedarf.N38" chart:label-cell-address="Finanzbedarf.A38:Finanzbedarf.A38" chart:class="chart:bar">
            <chart:data-point chart:repeated="13"/>
          </chart:series>
          <chart:series chart:style-name="ch8" chart:values-cell-range-address="Finanzbedarf.B39:Finanzbedarf.N39" chart:label-cell-address="Finanzbedarf.A39:Finanzbedarf.A39" chart:class="chart:bar">
            <chart:data-point chart:repeated="13"/>
          </chart:series>
          <chart:series chart:style-name="ch9" chart:values-cell-range-address="Finanzbedarf.B40:Finanzbedarf.N40" chart:label-cell-address="Finanzbedarf.A40:Finanzbedarf.A40" chart:class="chart:bar">
            <chart:data-point chart:repeated="13"/>
          </chart:series>
          <chart:series chart:style-name="ch10" chart:values-cell-range-address="Finanzbedarf.B41:Finanzbedarf.N41" chart:label-cell-address="Finanzbedarf.A41:Finanzbedarf.A41" chart:class="chart:bar">
            <chart:data-point chart:repeated="13"/>
          </chart:series>
          <chart:series chart:style-name="ch11" chart:values-cell-range-address="Finanzbedarf.B42:Finanzbedarf.N42" chart:label-cell-address="Finanzbedarf.A42:Finanzbedarf.A42" chart:class="chart:bar">
            <chart:data-point chart:repeated="13"/>
          </chart:series>
          <chart:series chart:style-name="ch12" chart:values-cell-range-address="Finanzbedarf.B43:Finanzbedarf.N43" chart:label-cell-address="Finanzbedarf.A43:Finanzbedarf.A43" chart:class="chart:bar">
            <chart:data-point chart:repeated="13"/>
          </chart:series>
          <chart:series chart:style-name="ch13" chart:values-cell-range-address="Finanzbedarf.B44:Finanzbedarf.N44" chart:label-cell-address="Finanzbedarf.A44:Finanzbedarf.A44" chart:class="chart:bar">
            <chart:data-point chart:repeated="13"/>
          </chart:series>
          <chart:series chart:style-name="ch14" chart:values-cell-range-address="Finanzbedarf.B45:Finanzbedarf.N45" chart:label-cell-address="Finanzbedarf.A45:Finanzbedarf.A45" chart:class="chart:bar">
            <chart:data-point chart:repeated="13"/>
          </chart:series>
          <chart:series chart:style-name="ch15" chart:values-cell-range-address="Finanzbedarf.B46:Finanzbedarf.N46" chart:label-cell-address="Finanzbedarf.A46:Finanzbedarf.A46" chart:class="chart:bar">
            <chart:data-point chart:repeated="13"/>
          </chart:series>
          <chart:series chart:style-name="ch16" chart:values-cell-range-address="Finanzbedarf.B47:Finanzbedarf.N47" chart:label-cell-address="Finanzbedarf.A47:Finanzbedarf.A47" chart:class="chart:bar">
            <chart:data-point chart:repeated="13"/>
          </chart:series>
          <chart:series chart:style-name="ch17" chart:values-cell-range-address="Finanzbedarf.B48:Finanzbedarf.N48" chart:label-cell-address="Finanzbedarf.A48:Finanzbedarf.A48" chart:class="chart:bar">
            <chart:data-point chart:repeated="13"/>
          </chart:series>
          <chart:series chart:style-name="ch18" chart:values-cell-range-address="Finanzbedarf.B49:Finanzbedarf.N49" chart:label-cell-address="Finanzbedarf.A49:Finanzbedarf.A49" chart:class="chart:ba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ember</text:p>
                <draw:g>
                  <svg:desc>Finanzbedarf.B37:Finanzbedarf.N37</svg:desc>
                </draw:g>
              </table:table-cell>
              <table:table-cell office:value-type="string">
                <text:p>Dezember</text:p>
              </table:table-cell>
              <table:table-cell office:value-type="string">
                <text:p>Januar</text:p>
              </table:table-cell>
              <table:table-cell office:value-type="string">
                <text:p>Februar</text:p>
              </table:table-cell>
              <table:table-cell office:value-type="string">
                <text:p>März</text:p>
              </table:table-cell>
              <table:table-cell office:value-type="string">
                <text:p>April</text:p>
              </table:table-cell>
              <table:table-cell office:value-type="string">
                <text:p>Mai</text:p>
              </table:table-cell>
              <table:table-cell office:value-type="string">
                <text:p>Juni</text:p>
              </table:table-cell>
              <table:table-cell office:value-type="string">
                <text:p>Juli</text:p>
              </table:table-cell>
              <table:table-cell office:value-type="string">
                <text:p>August</text:p>
              </table:table-cell>
              <table:table-cell office:value-type="string">
                <text:p>September</text:p>
              </table:table-cell>
              <table:table-cell office:value-type="string">
                <text:p>Oktober</text:p>
              </table:table-cell>
              <table:table-cell office:value-type="string">
                <text:p>Mittelwerte</text:p>
              </table:table-cell>
            </table:table-row>
          </table:table-header-rows>
          <table:table-rows>
            <table:table-row>
              <table:table-cell office:value-type="string">
                <text:p>2001/2002</text:p>
                <draw:g>
                  <svg:desc>Finanzbedarf.A38:Finanzbedarf.A38</svg:desc>
                </draw:g>
              </table:table-cell>
              <table:table-cell office:value-type="float" office:value="714.307092129684">
                <text:p>714.307092129684</text:p>
                <draw:g>
                  <svg:desc>Finanzbedarf.B38:Finanzbedarf.N38</svg:desc>
                </draw:g>
              </table:table-cell>
              <table:table-cell office:value-type="float" office:value="759.057530562473">
                <text:p>759.057530562473</text:p>
              </table:table-cell>
              <table:table-cell office:value-type="float" office:value="581.68">
                <text:p>581.68</text:p>
              </table:table-cell>
              <table:table-cell office:value-type="float" office:value="682.47">
                <text:p>682.47</text:p>
              </table:table-cell>
              <table:table-cell office:value-type="float" office:value="918.38">
                <text:p>918.38</text:p>
              </table:table-cell>
              <table:table-cell office:value-type="float" office:value="1229.78">
                <text:p>1229.78</text:p>
              </table:table-cell>
              <table:table-cell office:value-type="float" office:value="698.34">
                <text:p>698.34</text:p>
              </table:table-cell>
              <table:table-cell office:value-type="float" office:value="895.39">
                <text:p>895.39</text:p>
              </table:table-cell>
              <table:table-cell office:value-type="float" office:value="666.24">
                <text:p>666.24</text:p>
              </table:table-cell>
              <table:table-cell office:value-type="float" office:value="855.74">
                <text:p>855.74</text:p>
              </table:table-cell>
              <table:table-cell office:value-type="float" office:value="941.35">
                <text:p>941.35</text:p>
              </table:table-cell>
              <table:table-cell office:value-type="float" office:value="917.21">
                <text:p>917.21</text:p>
              </table:table-cell>
              <table:table-cell office:value-type="float" office:value="821.662051891013">
                <text:p>821.662051891013</text:p>
              </table:table-cell>
            </table:table-row>
            <table:table-row>
              <table:table-cell office:value-type="string">
                <text:p>2002/2003</text:p>
                <draw:g>
                  <svg:desc>Finanzbedarf.A39:Finanzbedarf.A39</svg:desc>
                </draw:g>
              </table:table-cell>
              <table:table-cell office:value-type="float" office:value="NaN">
                <text:p>NaN</text:p>
                <draw:g>
                  <svg:desc>Finanzbedarf.B39:Finanzbedarf.N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/2004</text:p>
                <draw:g>
                  <svg:desc>Finanzbedarf.A40:Finanzbedarf.A40</svg:desc>
                </draw:g>
              </table:table-cell>
              <table:table-cell office:value-type="float" office:value="NaN">
                <text:p>NaN</text:p>
                <draw:g>
                  <svg:desc>Finanzbedarf.B40:Finanzbedarf.N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/2005</text:p>
                <draw:g>
                  <svg:desc>Finanzbedarf.A41:Finanzbedarf.A41</svg:desc>
                </draw:g>
              </table:table-cell>
              <table:table-cell office:value-type="float" office:value="NaN">
                <text:p>NaN</text:p>
                <draw:g>
                  <svg:desc>Finanzbedarf.B41:Finanzbedarf.N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/2006</text:p>
                <draw:g>
                  <svg:desc>Finanzbedarf.A42:Finanzbedarf.A42</svg:desc>
                </draw:g>
              </table:table-cell>
              <table:table-cell office:value-type="float" office:value="NaN">
                <text:p>NaN</text:p>
                <draw:g>
                  <svg:desc>Finanzbedarf.B42:Finanzbedarf.N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/2007</text:p>
                <draw:g>
                  <svg:desc>Finanzbedarf.A43:Finanzbedarf.A43</svg:desc>
                </draw:g>
              </table:table-cell>
              <table:table-cell office:value-type="float" office:value="NaN">
                <text:p>NaN</text:p>
                <draw:g>
                  <svg:desc>Finanzbedarf.B43:Finanzbedarf.N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/2008</text:p>
                <draw:g>
                  <svg:desc>Finanzbedarf.A44:Finanzbedarf.A44</svg:desc>
                </draw:g>
              </table:table-cell>
              <table:table-cell office:value-type="float" office:value="NaN">
                <text:p>NaN</text:p>
                <draw:g>
                  <svg:desc>Finanzbedarf.B44:Finanzbedarf.N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/2009</text:p>
                <draw:g>
                  <svg:desc>Finanzbedarf.A45:Finanzbedarf.A45</svg:desc>
                </draw:g>
              </table:table-cell>
              <table:table-cell office:value-type="float" office:value="NaN">
                <text:p>NaN</text:p>
                <draw:g>
                  <svg:desc>Finanzbedarf.B45:Finanzbedarf.N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/2010</text:p>
                <draw:g>
                  <svg:desc>Finanzbedarf.A46:Finanzbedarf.A46</svg:desc>
                </draw:g>
              </table:table-cell>
              <table:table-cell office:value-type="float" office:value="NaN">
                <text:p>NaN</text:p>
                <draw:g>
                  <svg:desc>Finanzbedarf.B46:Finanzbedarf.N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/2011</text:p>
                <draw:g>
                  <svg:desc>Finanzbedarf.A47:Finanzbedarf.A47</svg:desc>
                </draw:g>
              </table:table-cell>
              <table:table-cell office:value-type="float" office:value="NaN">
                <text:p>NaN</text:p>
                <draw:g>
                  <svg:desc>Finanzbedarf.B47:Finanzbedarf.N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/2012</text:p>
                <draw:g>
                  <svg:desc>Finanzbedarf.A48:Finanzbedarf.A48</svg:desc>
                </draw:g>
              </table:table-cell>
              <table:table-cell office:value-type="float" office:value="NaN">
                <text:p>NaN</text:p>
                <draw:g>
                  <svg:desc>Finanzbedarf.B48:Finanzbedarf.N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/2013</text:p>
                <draw:g>
                  <svg:desc>Finanzbedarf.A49:Finanzbedarf.A49</svg:desc>
                </draw:g>
              </table:table-cell>
              <table:table-cell office:value-type="float" office:value="NaN">
                <text:p>NaN</text:p>
                <draw:g>
                  <svg:desc>Finanzbedarf.B49:Finanzbedarf.N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